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evicedata" table:style-name="ta1">
        <table:table-column table:style-name="co1" table:number-columns-repeated="15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0276" calcext:value-type="float">
            <text:p>60276</text:p>
          </table:table-cell>
          <table:table-cell office:value-type="float" office:value="1218" calcext:value-type="float">
            <text:p>1218</text:p>
          </table:table-cell>
          <table:table-cell office:value-type="float" office:value="1187868" calcext:value-type="float">
            <text:p>11878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905112" calcext:value-type="float">
            <text:p>8905112</text:p>
          </table:table-cell>
          <table:table-cell office:value-type="float" office:value="0" calcext:value-type="float">
            <text:p>0</text:p>
          </table:table-cell>
          <table:table-cell office:value-type="float" office:value="8905112" calcext:value-type="float">
            <text:p>89051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052" calcext:value-type="float">
            <text:p>17052</text:p>
          </table:table-cell>
          <table:table-cell office:value-type="float" office:value="352" calcext:value-type="float">
            <text:p>35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39321" calcext:value-type="float">
            <text:p>16110383393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288" calcext:value-type="float">
            <text:p>82288</text:p>
          </table:table-cell>
          <table:table-cell office:value-type="float" office:value="1228" calcext:value-type="float">
            <text:p>1228</text:p>
          </table:table-cell>
          <table:table-cell office:value-type="float" office:value="1176428" calcext:value-type="float">
            <text:p>11764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43082" calcext:value-type="float">
            <text:p>11543082</text:p>
          </table:table-cell>
          <table:table-cell office:value-type="float" office:value="4477402" calcext:value-type="float">
            <text:p>4477402</text:p>
          </table:table-cell>
          <table:table-cell office:value-type="float" office:value="7065680" calcext:value-type="float">
            <text:p>70656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074" calcext:value-type="float">
            <text:p>17074</text:p>
          </table:table-cell>
          <table:table-cell office:value-type="float" office:value="344" calcext:value-type="float">
            <text:p>34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39467" calcext:value-type="float">
            <text:p>16110383394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7836" calcext:value-type="float">
            <text:p>77836</text:p>
          </table:table-cell>
          <table:table-cell office:value-type="float" office:value="1224" calcext:value-type="float">
            <text:p>1224</text:p>
          </table:table-cell>
          <table:table-cell office:value-type="float" office:value="1176460" calcext:value-type="float">
            <text:p>11764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676576" calcext:value-type="float">
            <text:p>11676576</text:p>
          </table:table-cell>
          <table:table-cell office:value-type="float" office:value="0" calcext:value-type="float">
            <text:p>0</text:p>
          </table:table-cell>
          <table:table-cell office:value-type="float" office:value="11676576" calcext:value-type="float">
            <text:p>116765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090" calcext:value-type="float">
            <text:p>17090</text:p>
          </table:table-cell>
          <table:table-cell office:value-type="float" office:value="297" calcext:value-type="float">
            <text:p>29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39581" calcext:value-type="float">
            <text:p>161103833958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764" calcext:value-type="float">
            <text:p>82764</text:p>
          </table:table-cell>
          <table:table-cell office:value-type="float" office:value="1229" calcext:value-type="float">
            <text:p>1229</text:p>
          </table:table-cell>
          <table:table-cell office:value-type="float" office:value="1176460" calcext:value-type="float">
            <text:p>11764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43082" calcext:value-type="float">
            <text:p>11543082</text:p>
          </table:table-cell>
          <table:table-cell office:value-type="float" office:value="4572690" calcext:value-type="float">
            <text:p>4572690</text:p>
          </table:table-cell>
          <table:table-cell office:value-type="float" office:value="6970392" calcext:value-type="float">
            <text:p>69703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107" calcext:value-type="float">
            <text:p>17107</text:p>
          </table:table-cell>
          <table:table-cell office:value-type="float" office:value="302" calcext:value-type="float">
            <text:p>30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39697" calcext:value-type="float">
            <text:p>16110383396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7648" calcext:value-type="float">
            <text:p>77648</text:p>
          </table:table-cell>
          <table:table-cell office:value-type="float" office:value="1224" calcext:value-type="float">
            <text:p>1224</text:p>
          </table:table-cell>
          <table:table-cell office:value-type="float" office:value="1176492" calcext:value-type="float">
            <text:p>11764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611992" calcext:value-type="float">
            <text:p>11611992</text:p>
          </table:table-cell>
          <table:table-cell office:value-type="float" office:value="0" calcext:value-type="float">
            <text:p>0</text:p>
          </table:table-cell>
          <table:table-cell office:value-type="float" office:value="11611992" calcext:value-type="float">
            <text:p>116119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127" calcext:value-type="float">
            <text:p>17127</text:p>
          </table:table-cell>
          <table:table-cell office:value-type="float" office:value="333" calcext:value-type="float">
            <text:p>333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39814" calcext:value-type="float">
            <text:p>16110383398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1956" calcext:value-type="float">
            <text:p>81956</text:p>
          </table:table-cell>
          <table:table-cell office:value-type="float" office:value="1228" calcext:value-type="float">
            <text:p>1228</text:p>
          </table:table-cell>
          <table:table-cell office:value-type="float" office:value="1176524" calcext:value-type="float">
            <text:p>11765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43082" calcext:value-type="float">
            <text:p>11543082</text:p>
          </table:table-cell>
          <table:table-cell office:value-type="float" office:value="3699066" calcext:value-type="float">
            <text:p>3699066</text:p>
          </table:table-cell>
          <table:table-cell office:value-type="float" office:value="7844016" calcext:value-type="float">
            <text:p>78440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143" calcext:value-type="float">
            <text:p>17143</text:p>
          </table:table-cell>
          <table:table-cell office:value-type="float" office:value="351" calcext:value-type="float">
            <text:p>35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39934" calcext:value-type="float">
            <text:p>16110383399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032" calcext:value-type="float">
            <text:p>80032</text:p>
          </table:table-cell>
          <table:table-cell office:value-type="float" office:value="1226" calcext:value-type="float">
            <text:p>1226</text:p>
          </table:table-cell>
          <table:table-cell office:value-type="float" office:value="1176524" calcext:value-type="float">
            <text:p>11765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43082" calcext:value-type="float">
            <text:p>11543082</text:p>
          </table:table-cell>
          <table:table-cell office:value-type="float" office:value="1993034" calcext:value-type="float">
            <text:p>1993034</text:p>
          </table:table-cell>
          <table:table-cell office:value-type="float" office:value="9550048" calcext:value-type="float">
            <text:p>95500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158" calcext:value-type="float">
            <text:p>17158</text:p>
          </table:table-cell>
          <table:table-cell office:value-type="float" office:value="332" calcext:value-type="float">
            <text:p>33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0050" calcext:value-type="float">
            <text:p>16110383400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220" calcext:value-type="float">
            <text:p>82220</text:p>
          </table:table-cell>
          <table:table-cell office:value-type="float" office:value="1229" calcext:value-type="float">
            <text:p>1229</text:p>
          </table:table-cell>
          <table:table-cell office:value-type="float" office:value="1176644" calcext:value-type="float">
            <text:p>11766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963797" calcext:value-type="float">
            <text:p>8963797</text:p>
          </table:table-cell>
          <table:table-cell office:value-type="float" office:value="1995189" calcext:value-type="float">
            <text:p>1995189</text:p>
          </table:table-cell>
          <table:table-cell office:value-type="float" office:value="6968608" calcext:value-type="float">
            <text:p>69686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184" calcext:value-type="float">
            <text:p>17184</text:p>
          </table:table-cell>
          <table:table-cell office:value-type="float" office:value="323" calcext:value-type="float">
            <text:p>323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0198" calcext:value-type="float">
            <text:p>16110383401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3192" calcext:value-type="float">
            <text:p>83192</text:p>
          </table:table-cell>
          <table:table-cell office:value-type="float" office:value="1230" calcext:value-type="float">
            <text:p>1230</text:p>
          </table:table-cell>
          <table:table-cell office:value-type="float" office:value="1176676" calcext:value-type="float">
            <text:p>11766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159210" calcext:value-type="float">
            <text:p>9159210</text:p>
          </table:table-cell>
          <table:table-cell office:value-type="float" office:value="3106482" calcext:value-type="float">
            <text:p>3106482</text:p>
          </table:table-cell>
          <table:table-cell office:value-type="float" office:value="6052728" calcext:value-type="float">
            <text:p>60527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206" calcext:value-type="float">
            <text:p>17206</text:p>
          </table:table-cell>
          <table:table-cell office:value-type="float" office:value="338" calcext:value-type="float">
            <text:p>33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0329" calcext:value-type="float">
            <text:p>16110383403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6432" calcext:value-type="float">
            <text:p>76432</text:p>
          </table:table-cell>
          <table:table-cell office:value-type="float" office:value="1223" calcext:value-type="float">
            <text:p>1223</text:p>
          </table:table-cell>
          <table:table-cell office:value-type="float" office:value="1176708" calcext:value-type="float">
            <text:p>11767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925632" calcext:value-type="float">
            <text:p>12925632</text:p>
          </table:table-cell>
          <table:table-cell office:value-type="float" office:value="0" calcext:value-type="float">
            <text:p>0</text:p>
          </table:table-cell>
          <table:table-cell office:value-type="float" office:value="12925632" calcext:value-type="float">
            <text:p>129256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233" calcext:value-type="float">
            <text:p>17233</text:p>
          </table:table-cell>
          <table:table-cell office:value-type="float" office:value="395" calcext:value-type="float">
            <text:p>395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0476" calcext:value-type="float">
            <text:p>161103834047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3920" calcext:value-type="float">
            <text:p>83920</text:p>
          </table:table-cell>
          <table:table-cell office:value-type="float" office:value="1231" calcext:value-type="float">
            <text:p>1231</text:p>
          </table:table-cell>
          <table:table-cell office:value-type="float" office:value="1176812" calcext:value-type="float">
            <text:p>11768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428053" calcext:value-type="float">
            <text:p>8428053</text:p>
          </table:table-cell>
          <table:table-cell office:value-type="float" office:value="3687885" calcext:value-type="float">
            <text:p>3687885</text:p>
          </table:table-cell>
          <table:table-cell office:value-type="float" office:value="4740168" calcext:value-type="float">
            <text:p>47401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255" calcext:value-type="float">
            <text:p>17255</text:p>
          </table:table-cell>
          <table:table-cell office:value-type="float" office:value="333" calcext:value-type="float">
            <text:p>333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0616" calcext:value-type="float">
            <text:p>16110383406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7204" calcext:value-type="float">
            <text:p>77204</text:p>
          </table:table-cell>
          <table:table-cell office:value-type="float" office:value="1224" calcext:value-type="float">
            <text:p>1224</text:p>
          </table:table-cell>
          <table:table-cell office:value-type="float" office:value="1176844" calcext:value-type="float">
            <text:p>11768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006368" calcext:value-type="float">
            <text:p>12006368</text:p>
          </table:table-cell>
          <table:table-cell office:value-type="float" office:value="0" calcext:value-type="float">
            <text:p>0</text:p>
          </table:table-cell>
          <table:table-cell office:value-type="float" office:value="12006368" calcext:value-type="float">
            <text:p>120063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278" calcext:value-type="float">
            <text:p>17278</text:p>
          </table:table-cell>
          <table:table-cell office:value-type="float" office:value="324" calcext:value-type="float">
            <text:p>32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0751" calcext:value-type="float">
            <text:p>16110383407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5096" calcext:value-type="float">
            <text:p>75096</text:p>
          </table:table-cell>
          <table:table-cell office:value-type="float" office:value="1222" calcext:value-type="float">
            <text:p>1222</text:p>
          </table:table-cell>
          <table:table-cell office:value-type="float" office:value="1176876" calcext:value-type="float">
            <text:p>11768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633216" calcext:value-type="float">
            <text:p>13633216</text:p>
          </table:table-cell>
          <table:table-cell office:value-type="float" office:value="0" calcext:value-type="float">
            <text:p>0</text:p>
          </table:table-cell>
          <table:table-cell office:value-type="float" office:value="13633216" calcext:value-type="float">
            <text:p>136332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298" calcext:value-type="float">
            <text:p>17298</text:p>
          </table:table-cell>
          <table:table-cell office:value-type="float" office:value="325" calcext:value-type="float">
            <text:p>325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0865" calcext:value-type="float">
            <text:p>16110383408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984" calcext:value-type="float">
            <text:p>80984</text:p>
          </table:table-cell>
          <table:table-cell office:value-type="float" office:value="1227" calcext:value-type="float">
            <text:p>1227</text:p>
          </table:table-cell>
          <table:table-cell office:value-type="float" office:value="1176908" calcext:value-type="float">
            <text:p>11769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163786" calcext:value-type="float">
            <text:p>9163786</text:p>
          </table:table-cell>
          <table:table-cell office:value-type="float" office:value="304386" calcext:value-type="float">
            <text:p>304386</text:p>
          </table:table-cell>
          <table:table-cell office:value-type="float" office:value="8859400" calcext:value-type="float">
            <text:p>88594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318" calcext:value-type="float">
            <text:p>17318</text:p>
          </table:table-cell>
          <table:table-cell office:value-type="float" office:value="325" calcext:value-type="float">
            <text:p>325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0983" calcext:value-type="float">
            <text:p>16110383409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3816" calcext:value-type="float">
            <text:p>83816</text:p>
          </table:table-cell>
          <table:table-cell office:value-type="float" office:value="1231" calcext:value-type="float">
            <text:p>1231</text:p>
          </table:table-cell>
          <table:table-cell office:value-type="float" office:value="1176940" calcext:value-type="float">
            <text:p>11769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602815" calcext:value-type="float">
            <text:p>8602815</text:p>
          </table:table-cell>
          <table:table-cell office:value-type="float" office:value="3624791" calcext:value-type="float">
            <text:p>3624791</text:p>
          </table:table-cell>
          <table:table-cell office:value-type="float" office:value="4978024" calcext:value-type="float">
            <text:p>49780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339" calcext:value-type="float">
            <text:p>17339</text:p>
          </table:table-cell>
          <table:table-cell office:value-type="float" office:value="328" calcext:value-type="float">
            <text:p>32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1104" calcext:value-type="float">
            <text:p>161103834110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9836" calcext:value-type="float">
            <text:p>79836</text:p>
          </table:table-cell>
          <table:table-cell office:value-type="float" office:value="1226" calcext:value-type="float">
            <text:p>1226</text:p>
          </table:table-cell>
          <table:table-cell office:value-type="float" office:value="1176940" calcext:value-type="float">
            <text:p>11769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799840" calcext:value-type="float">
            <text:p>9799840</text:p>
          </table:table-cell>
          <table:table-cell office:value-type="float" office:value="0" calcext:value-type="float">
            <text:p>0</text:p>
          </table:table-cell>
          <table:table-cell office:value-type="float" office:value="9799840" calcext:value-type="float">
            <text:p>97998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360" calcext:value-type="float">
            <text:p>17360</text:p>
          </table:table-cell>
          <table:table-cell office:value-type="float" office:value="322" calcext:value-type="float">
            <text:p>32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1224" calcext:value-type="float">
            <text:p>16110383412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6364" calcext:value-type="float">
            <text:p>76364</text:p>
          </table:table-cell>
          <table:table-cell office:value-type="float" office:value="1223" calcext:value-type="float">
            <text:p>1223</text:p>
          </table:table-cell>
          <table:table-cell office:value-type="float" office:value="1176940" calcext:value-type="float">
            <text:p>11769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336512" calcext:value-type="float">
            <text:p>12336512</text:p>
          </table:table-cell>
          <table:table-cell office:value-type="float" office:value="0" calcext:value-type="float">
            <text:p>0</text:p>
          </table:table-cell>
          <table:table-cell office:value-type="float" office:value="12336512" calcext:value-type="float">
            <text:p>123365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382" calcext:value-type="float">
            <text:p>17382</text:p>
          </table:table-cell>
          <table:table-cell office:value-type="float" office:value="342" calcext:value-type="float">
            <text:p>34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1348" calcext:value-type="float">
            <text:p>16110383413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284" calcext:value-type="float">
            <text:p>82284</text:p>
          </table:table-cell>
          <table:table-cell office:value-type="float" office:value="1229" calcext:value-type="float">
            <text:p>1229</text:p>
          </table:table-cell>
          <table:table-cell office:value-type="float" office:value="1176940" calcext:value-type="float">
            <text:p>11769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31551" calcext:value-type="float">
            <text:p>8131551</text:p>
          </table:table-cell>
          <table:table-cell office:value-type="float" office:value="2026895" calcext:value-type="float">
            <text:p>2026895</text:p>
          </table:table-cell>
          <table:table-cell office:value-type="float" office:value="6104656" calcext:value-type="float">
            <text:p>61046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406" calcext:value-type="float">
            <text:p>17406</text:p>
          </table:table-cell>
          <table:table-cell office:value-type="float" office:value="451" calcext:value-type="float">
            <text:p>45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1498" calcext:value-type="float">
            <text:p>16110383414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4588" calcext:value-type="float">
            <text:p>74588</text:p>
          </table:table-cell>
          <table:table-cell office:value-type="float" office:value="1223" calcext:value-type="float">
            <text:p>1223</text:p>
          </table:table-cell>
          <table:table-cell office:value-type="float" office:value="1176976" calcext:value-type="float">
            <text:p>11769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943800" calcext:value-type="float">
            <text:p>11943800</text:p>
          </table:table-cell>
          <table:table-cell office:value-type="float" office:value="0" calcext:value-type="float">
            <text:p>0</text:p>
          </table:table-cell>
          <table:table-cell office:value-type="float" office:value="11943800" calcext:value-type="float">
            <text:p>11943800</text:p>
          </table:table-cell>
          <table:table-cell office:value-type="float" office:value="8" calcext:value-type="float">
            <text:p>8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17431" calcext:value-type="float">
            <text:p>17431</text:p>
          </table:table-cell>
          <table:table-cell office:value-type="float" office:value="534" calcext:value-type="float">
            <text:p>53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1642" calcext:value-type="float">
            <text:p>16110383416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260" calcext:value-type="float">
            <text:p>82260</text:p>
          </table:table-cell>
          <table:table-cell office:value-type="float" office:value="1229" calcext:value-type="float">
            <text:p>1229</text:p>
          </table:table-cell>
          <table:table-cell office:value-type="float" office:value="1177040" calcext:value-type="float">
            <text:p>1177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47317" calcext:value-type="float">
            <text:p>7747317</text:p>
          </table:table-cell>
          <table:table-cell office:value-type="float" office:value="2336517" calcext:value-type="float">
            <text:p>2336517</text:p>
          </table:table-cell>
          <table:table-cell office:value-type="float" office:value="5410800" calcext:value-type="float">
            <text:p>54108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454" calcext:value-type="float">
            <text:p>17454</text:p>
          </table:table-cell>
          <table:table-cell office:value-type="float" office:value="506" calcext:value-type="float">
            <text:p>506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1788" calcext:value-type="float">
            <text:p>16110383417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6328" calcext:value-type="float">
            <text:p>76328</text:p>
          </table:table-cell>
          <table:table-cell office:value-type="float" office:value="1223" calcext:value-type="float">
            <text:p>1223</text:p>
          </table:table-cell>
          <table:table-cell office:value-type="float" office:value="1177072" calcext:value-type="float">
            <text:p>11770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94296" calcext:value-type="float">
            <text:p>11594296</text:p>
          </table:table-cell>
          <table:table-cell office:value-type="float" office:value="0" calcext:value-type="float">
            <text:p>0</text:p>
          </table:table-cell>
          <table:table-cell office:value-type="float" office:value="11594296" calcext:value-type="float">
            <text:p>115942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479" calcext:value-type="float">
            <text:p>17479</text:p>
          </table:table-cell>
          <table:table-cell office:value-type="float" office:value="468" calcext:value-type="float">
            <text:p>46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1937" calcext:value-type="float">
            <text:p>16110383419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7948" calcext:value-type="float">
            <text:p>77948</text:p>
          </table:table-cell>
          <table:table-cell office:value-type="float" office:value="1229" calcext:value-type="float">
            <text:p>1229</text:p>
          </table:table-cell>
          <table:table-cell office:value-type="float" office:value="1177072" calcext:value-type="float">
            <text:p>11770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498696" calcext:value-type="float">
            <text:p>13498696</text:p>
          </table:table-cell>
          <table:table-cell office:value-type="float" office:value="0" calcext:value-type="float">
            <text:p>0</text:p>
          </table:table-cell>
          <table:table-cell office:value-type="float" office:value="13498696" calcext:value-type="float">
            <text:p>134986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498" calcext:value-type="float">
            <text:p>17498</text:p>
          </table:table-cell>
          <table:table-cell office:value-type="float" office:value="417" calcext:value-type="float">
            <text:p>41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2052" calcext:value-type="float">
            <text:p>16110383420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6104" calcext:value-type="float">
            <text:p>76104</text:p>
          </table:table-cell>
          <table:table-cell office:value-type="float" office:value="1222" calcext:value-type="float">
            <text:p>1222</text:p>
          </table:table-cell>
          <table:table-cell office:value-type="float" office:value="1177364" calcext:value-type="float">
            <text:p>11773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88991" calcext:value-type="float">
            <text:p>8588991</text:p>
          </table:table-cell>
          <table:table-cell office:value-type="float" office:value="95151" calcext:value-type="float">
            <text:p>95151</text:p>
          </table:table-cell>
          <table:table-cell office:value-type="float" office:value="8493840" calcext:value-type="float">
            <text:p>84938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518" calcext:value-type="float">
            <text:p>17518</text:p>
          </table:table-cell>
          <table:table-cell office:value-type="float" office:value="491" calcext:value-type="float">
            <text:p>49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2170" calcext:value-type="float">
            <text:p>16110383421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1744" calcext:value-type="float">
            <text:p>71744</text:p>
          </table:table-cell>
          <table:table-cell office:value-type="float" office:value="1219" calcext:value-type="float">
            <text:p>1219</text:p>
          </table:table-cell>
          <table:table-cell office:value-type="float" office:value="1177772" calcext:value-type="float">
            <text:p>11777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44008" calcext:value-type="float">
            <text:p>10744008</text:p>
          </table:table-cell>
          <table:table-cell office:value-type="float" office:value="0" calcext:value-type="float">
            <text:p>0</text:p>
          </table:table-cell>
          <table:table-cell office:value-type="float" office:value="10744008" calcext:value-type="float">
            <text:p>107440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538" calcext:value-type="float">
            <text:p>17538</text:p>
          </table:table-cell>
          <table:table-cell office:value-type="float" office:value="392" calcext:value-type="float">
            <text:p>39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2298" calcext:value-type="float">
            <text:p>16110383422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284" calcext:value-type="float">
            <text:p>62284</text:p>
          </table:table-cell>
          <table:table-cell office:value-type="float" office:value="1210" calcext:value-type="float">
            <text:p>1210</text:p>
          </table:table-cell>
          <table:table-cell office:value-type="float" office:value="1177836" calcext:value-type="float">
            <text:p>11778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757418" calcext:value-type="float">
            <text:p>9757418</text:p>
          </table:table-cell>
          <table:table-cell office:value-type="float" office:value="1419450" calcext:value-type="float">
            <text:p>1419450</text:p>
          </table:table-cell>
          <table:table-cell office:value-type="float" office:value="8337968" calcext:value-type="float">
            <text:p>83379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553" calcext:value-type="float">
            <text:p>17553</text:p>
          </table:table-cell>
          <table:table-cell office:value-type="float" office:value="521" calcext:value-type="float">
            <text:p>52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2414" calcext:value-type="float">
            <text:p>16110383424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816" calcext:value-type="float">
            <text:p>82816</text:p>
          </table:table-cell>
          <table:table-cell office:value-type="float" office:value="1217" calcext:value-type="float">
            <text:p>1217</text:p>
          </table:table-cell>
          <table:table-cell office:value-type="float" office:value="1163452" calcext:value-type="float">
            <text:p>11634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68650" calcext:value-type="float">
            <text:p>7768650</text:p>
          </table:table-cell>
          <table:table-cell office:value-type="float" office:value="561810" calcext:value-type="float">
            <text:p>561810</text:p>
          </table:table-cell>
          <table:table-cell office:value-type="float" office:value="7206840" calcext:value-type="float">
            <text:p>72068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7573" calcext:value-type="float">
            <text:p>17573</text:p>
          </table:table-cell>
          <table:table-cell office:value-type="float" office:value="557" calcext:value-type="float">
            <text:p>55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2547" calcext:value-type="float">
            <text:p>16110383425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5928" calcext:value-type="float">
            <text:p>75928</text:p>
          </table:table-cell>
          <table:table-cell office:value-type="float" office:value="1213" calcext:value-type="float">
            <text:p>1213</text:p>
          </table:table-cell>
          <table:table-cell office:value-type="float" office:value="1167156" calcext:value-type="float">
            <text:p>11671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277226" calcext:value-type="float">
            <text:p>8277226</text:p>
          </table:table-cell>
          <table:table-cell office:value-type="float" office:value="262914" calcext:value-type="float">
            <text:p>262914</text:p>
          </table:table-cell>
          <table:table-cell office:value-type="float" office:value="8014312" calcext:value-type="float">
            <text:p>80143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596" calcext:value-type="float">
            <text:p>17596</text:p>
          </table:table-cell>
          <table:table-cell office:value-type="float" office:value="475" calcext:value-type="float">
            <text:p>475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2695" calcext:value-type="float">
            <text:p>16110383426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3536" calcext:value-type="float">
            <text:p>63536</text:p>
          </table:table-cell>
          <table:table-cell office:value-type="float" office:value="1201" calcext:value-type="float">
            <text:p>1201</text:p>
          </table:table-cell>
          <table:table-cell office:value-type="float" office:value="1165976" calcext:value-type="float">
            <text:p>11659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033168" calcext:value-type="float">
            <text:p>10033168</text:p>
          </table:table-cell>
          <table:table-cell office:value-type="float" office:value="0" calcext:value-type="float">
            <text:p>0</text:p>
          </table:table-cell>
          <table:table-cell office:value-type="float" office:value="10033168" calcext:value-type="float">
            <text:p>100331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614" calcext:value-type="float">
            <text:p>17614</text:p>
          </table:table-cell>
          <table:table-cell office:value-type="float" office:value="491" calcext:value-type="float">
            <text:p>49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2822" calcext:value-type="float">
            <text:p>16110383428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512" calcext:value-type="float">
            <text:p>69512</text:p>
          </table:table-cell>
          <table:table-cell office:value-type="float" office:value="1213" calcext:value-type="float">
            <text:p>1213</text:p>
          </table:table-cell>
          <table:table-cell office:value-type="float" office:value="1173232" calcext:value-type="float">
            <text:p>11732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23871" calcext:value-type="float">
            <text:p>7823871</text:p>
          </table:table-cell>
          <table:table-cell office:value-type="float" office:value="1116287" calcext:value-type="float">
            <text:p>1116287</text:p>
          </table:table-cell>
          <table:table-cell office:value-type="float" office:value="6707584" calcext:value-type="float">
            <text:p>67075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637" calcext:value-type="float">
            <text:p>17637</text:p>
          </table:table-cell>
          <table:table-cell office:value-type="float" office:value="581" calcext:value-type="float">
            <text:p>58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2962" calcext:value-type="float">
            <text:p>161103834296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2432" calcext:value-type="float">
            <text:p>72432</text:p>
          </table:table-cell>
          <table:table-cell office:value-type="float" office:value="1214" calcext:value-type="float">
            <text:p>1214</text:p>
          </table:table-cell>
          <table:table-cell office:value-type="float" office:value="1171432" calcext:value-type="float">
            <text:p>11714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973552" calcext:value-type="float">
            <text:p>8973552</text:p>
          </table:table-cell>
          <table:table-cell office:value-type="float" office:value="0" calcext:value-type="float">
            <text:p>0</text:p>
          </table:table-cell>
          <table:table-cell office:value-type="float" office:value="8973552" calcext:value-type="float">
            <text:p>89735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661" calcext:value-type="float">
            <text:p>17661</text:p>
          </table:table-cell>
          <table:table-cell office:value-type="float" office:value="397" calcext:value-type="float">
            <text:p>39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3111" calcext:value-type="float">
            <text:p>16110383431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836" calcext:value-type="float">
            <text:p>64836</text:p>
          </table:table-cell>
          <table:table-cell office:value-type="float" office:value="1215" calcext:value-type="float">
            <text:p>1215</text:p>
          </table:table-cell>
          <table:table-cell office:value-type="float" office:value="1180888" calcext:value-type="float">
            <text:p>11808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15466" calcext:value-type="float">
            <text:p>8115466</text:p>
          </table:table-cell>
          <table:table-cell office:value-type="float" office:value="140610" calcext:value-type="float">
            <text:p>140610</text:p>
          </table:table-cell>
          <table:table-cell office:value-type="float" office:value="7974856" calcext:value-type="float">
            <text:p>79748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686" calcext:value-type="float">
            <text:p>17686</text:p>
          </table:table-cell>
          <table:table-cell office:value-type="float" office:value="578" calcext:value-type="float">
            <text:p>57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3262" calcext:value-type="float">
            <text:p>161103834326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1860" calcext:value-type="float">
            <text:p>71860</text:p>
          </table:table-cell>
          <table:table-cell office:value-type="float" office:value="1222" calcext:value-type="float">
            <text:p>1222</text:p>
          </table:table-cell>
          <table:table-cell office:value-type="float" office:value="1181184" calcext:value-type="float">
            <text:p>11811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562954" calcext:value-type="float">
            <text:p>9562954</text:p>
          </table:table-cell>
          <table:table-cell office:value-type="float" office:value="2411210" calcext:value-type="float">
            <text:p>2411210</text:p>
          </table:table-cell>
          <table:table-cell office:value-type="float" office:value="7151744" calcext:value-type="float">
            <text:p>715174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7708" calcext:value-type="float">
            <text:p>17708</text:p>
          </table:table-cell>
          <table:table-cell office:value-type="float" office:value="902" calcext:value-type="float">
            <text:p>90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3417" calcext:value-type="float">
            <text:p>16110383434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064" calcext:value-type="float">
            <text:p>91064</text:p>
          </table:table-cell>
          <table:table-cell office:value-type="float" office:value="1227" calcext:value-type="float">
            <text:p>1227</text:p>
          </table:table-cell>
          <table:table-cell office:value-type="float" office:value="1165844" calcext:value-type="float">
            <text:p>11658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604522" calcext:value-type="float">
            <text:p>12604522</text:p>
          </table:table-cell>
          <table:table-cell office:value-type="float" office:value="1262874" calcext:value-type="float">
            <text:p>1262874</text:p>
          </table:table-cell>
          <table:table-cell office:value-type="float" office:value="11341648" calcext:value-type="float">
            <text:p>113416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726" calcext:value-type="float">
            <text:p>17726</text:p>
          </table:table-cell>
          <table:table-cell office:value-type="float" office:value="707" calcext:value-type="float">
            <text:p>70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3565" calcext:value-type="float">
            <text:p>16110383435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1352" calcext:value-type="float">
            <text:p>81352</text:p>
          </table:table-cell>
          <table:table-cell office:value-type="float" office:value="1219" calcext:value-type="float">
            <text:p>1219</text:p>
          </table:table-cell>
          <table:table-cell office:value-type="float" office:value="1167696" calcext:value-type="float">
            <text:p>11676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840464" calcext:value-type="float">
            <text:p>14840464</text:p>
          </table:table-cell>
          <table:table-cell office:value-type="float" office:value="0" calcext:value-type="float">
            <text:p>0</text:p>
          </table:table-cell>
          <table:table-cell office:value-type="float" office:value="14840464" calcext:value-type="float">
            <text:p>148404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739" calcext:value-type="float">
            <text:p>17739</text:p>
          </table:table-cell>
          <table:table-cell office:value-type="float" office:value="593" calcext:value-type="float">
            <text:p>593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3712" calcext:value-type="float">
            <text:p>16110383437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2920" calcext:value-type="float">
            <text:p>72920</text:p>
          </table:table-cell>
          <table:table-cell office:value-type="float" office:value="1216" calcext:value-type="float">
            <text:p>1216</text:p>
          </table:table-cell>
          <table:table-cell office:value-type="float" office:value="1173484" calcext:value-type="float">
            <text:p>11734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843248" calcext:value-type="float">
            <text:p>12843248</text:p>
          </table:table-cell>
          <table:table-cell office:value-type="float" office:value="0" calcext:value-type="float">
            <text:p>0</text:p>
          </table:table-cell>
          <table:table-cell office:value-type="float" office:value="12843248" calcext:value-type="float">
            <text:p>128432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755" calcext:value-type="float">
            <text:p>17755</text:p>
          </table:table-cell>
          <table:table-cell office:value-type="float" office:value="602" calcext:value-type="float">
            <text:p>60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3865" calcext:value-type="float">
            <text:p>16110383438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0276" calcext:value-type="float">
            <text:p>60276</text:p>
          </table:table-cell>
          <table:table-cell office:value-type="float" office:value="1209" calcext:value-type="float">
            <text:p>1209</text:p>
          </table:table-cell>
          <table:table-cell office:value-type="float" office:value="1178356" calcext:value-type="float">
            <text:p>11783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578664" calcext:value-type="float">
            <text:p>14578664</text:p>
          </table:table-cell>
          <table:table-cell office:value-type="float" office:value="0" calcext:value-type="float">
            <text:p>0</text:p>
          </table:table-cell>
          <table:table-cell office:value-type="float" office:value="14578664" calcext:value-type="float">
            <text:p>145786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762" calcext:value-type="float">
            <text:p>17762</text:p>
          </table:table-cell>
          <table:table-cell office:value-type="float" office:value="567" calcext:value-type="float">
            <text:p>56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4016" calcext:value-type="float">
            <text:p>16110383440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276" calcext:value-type="float">
            <text:p>93276</text:p>
          </table:table-cell>
          <table:table-cell office:value-type="float" office:value="1220" calcext:value-type="float">
            <text:p>1220</text:p>
          </table:table-cell>
          <table:table-cell office:value-type="float" office:value="1156560" calcext:value-type="float">
            <text:p>1156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796064" calcext:value-type="float">
            <text:p>9796064</text:p>
          </table:table-cell>
          <table:table-cell office:value-type="float" office:value="0" calcext:value-type="float">
            <text:p>0</text:p>
          </table:table-cell>
          <table:table-cell office:value-type="float" office:value="9796064" calcext:value-type="float">
            <text:p>9796064</text:p>
          </table:table-cell>
          <table:table-cell office:value-type="float" office:value="8" calcext:value-type="float">
            <text:p>8</text:p>
          </table:table-cell>
          <table:table-cell office:value-type="float" office:value="1900800" calcext:value-type="float">
            <text:p>1900800</text:p>
          </table:table-cell>
          <table:table-cell office:value-type="float" office:value="17780" calcext:value-type="float">
            <text:p>17780</text:p>
          </table:table-cell>
          <table:table-cell office:value-type="float" office:value="559" calcext:value-type="float">
            <text:p>559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4156" calcext:value-type="float">
            <text:p>16110383441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7040" calcext:value-type="float">
            <text:p>77040</text:p>
          </table:table-cell>
          <table:table-cell office:value-type="float" office:value="1211" calcext:value-type="float">
            <text:p>1211</text:p>
          </table:table-cell>
          <table:table-cell office:value-type="float" office:value="1163148" calcext:value-type="float">
            <text:p>11631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074952" calcext:value-type="float">
            <text:p>17074952</text:p>
          </table:table-cell>
          <table:table-cell office:value-type="float" office:value="0" calcext:value-type="float">
            <text:p>0</text:p>
          </table:table-cell>
          <table:table-cell office:value-type="float" office:value="17074952" calcext:value-type="float">
            <text:p>170749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796" calcext:value-type="float">
            <text:p>17796</text:p>
          </table:table-cell>
          <table:table-cell office:value-type="float" office:value="567" calcext:value-type="float">
            <text:p>56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4305" calcext:value-type="float">
            <text:p>161103834430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900" calcext:value-type="float">
            <text:p>82900</text:p>
          </table:table-cell>
          <table:table-cell office:value-type="float" office:value="1221" calcext:value-type="float">
            <text:p>1221</text:p>
          </table:table-cell>
          <table:table-cell office:value-type="float" office:value="1168212" calcext:value-type="float">
            <text:p>1168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586058" calcext:value-type="float">
            <text:p>12586058</text:p>
          </table:table-cell>
          <table:table-cell office:value-type="float" office:value="5638138" calcext:value-type="float">
            <text:p>5638138</text:p>
          </table:table-cell>
          <table:table-cell office:value-type="float" office:value="6947920" calcext:value-type="float">
            <text:p>69479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807" calcext:value-type="float">
            <text:p>17807</text:p>
          </table:table-cell>
          <table:table-cell office:value-type="float" office:value="561" calcext:value-type="float">
            <text:p>56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4446" calcext:value-type="float">
            <text:p>16110383444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412" calcext:value-type="float">
            <text:p>69412</text:p>
          </table:table-cell>
          <table:table-cell office:value-type="float" office:value="1209" calcext:value-type="float">
            <text:p>1209</text:p>
          </table:table-cell>
          <table:table-cell office:value-type="float" office:value="1169048" calcext:value-type="float">
            <text:p>11690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967344" calcext:value-type="float">
            <text:p>15967344</text:p>
          </table:table-cell>
          <table:table-cell office:value-type="float" office:value="0" calcext:value-type="float">
            <text:p>0</text:p>
          </table:table-cell>
          <table:table-cell office:value-type="float" office:value="15967344" calcext:value-type="float">
            <text:p>159673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820" calcext:value-type="float">
            <text:p>17820</text:p>
          </table:table-cell>
          <table:table-cell office:value-type="float" office:value="471" calcext:value-type="float">
            <text:p>47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4586" calcext:value-type="float">
            <text:p>16110383445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904" calcext:value-type="float">
            <text:p>67904</text:p>
          </table:table-cell>
          <table:table-cell office:value-type="float" office:value="1177" calcext:value-type="float">
            <text:p>1177</text:p>
          </table:table-cell>
          <table:table-cell office:value-type="float" office:value="1143976" calcext:value-type="float">
            <text:p>11439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641909" calcext:value-type="float">
            <text:p>9641909</text:p>
          </table:table-cell>
          <table:table-cell office:value-type="float" office:value="2329357" calcext:value-type="float">
            <text:p>2329357</text:p>
          </table:table-cell>
          <table:table-cell office:value-type="float" office:value="7312552" calcext:value-type="float">
            <text:p>73125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7832" calcext:value-type="float">
            <text:p>17832</text:p>
          </table:table-cell>
          <table:table-cell office:value-type="float" office:value="932" calcext:value-type="float">
            <text:p>93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4735" calcext:value-type="float">
            <text:p>16110383447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084" calcext:value-type="float">
            <text:p>67084</text:p>
          </table:table-cell>
          <table:table-cell office:value-type="float" office:value="1161" calcext:value-type="float">
            <text:p>1161</text:p>
          </table:table-cell>
          <table:table-cell office:value-type="float" office:value="1122056" calcext:value-type="float">
            <text:p>11220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44552" calcext:value-type="float">
            <text:p>14644552</text:p>
          </table:table-cell>
          <table:table-cell office:value-type="float" office:value="0" calcext:value-type="float">
            <text:p>0</text:p>
          </table:table-cell>
          <table:table-cell office:value-type="float" office:value="14644552" calcext:value-type="float">
            <text:p>146445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7849" calcext:value-type="float">
            <text:p>17849</text:p>
          </table:table-cell>
          <table:table-cell office:value-type="float" office:value="859" calcext:value-type="float">
            <text:p>859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4911" calcext:value-type="float">
            <text:p>16110383449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2016" calcext:value-type="float">
            <text:p>122016</text:p>
          </table:table-cell>
          <table:table-cell office:value-type="float" office:value="1214" calcext:value-type="float">
            <text:p>1214</text:p>
          </table:table-cell>
          <table:table-cell office:value-type="float" office:value="1121800" calcext:value-type="float">
            <text:p>11218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012010" calcext:value-type="float">
            <text:p>9012010</text:p>
          </table:table-cell>
          <table:table-cell office:value-type="float" office:value="20682" calcext:value-type="float">
            <text:p>20682</text:p>
          </table:table-cell>
          <table:table-cell office:value-type="float" office:value="8991328" calcext:value-type="float">
            <text:p>89913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857" calcext:value-type="float">
            <text:p>17857</text:p>
          </table:table-cell>
          <table:table-cell office:value-type="float" office:value="660" calcext:value-type="float">
            <text:p>660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5117" calcext:value-type="float">
            <text:p>16110383451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0128" calcext:value-type="float">
            <text:p>120128</text:p>
          </table:table-cell>
          <table:table-cell office:value-type="float" office:value="1216" calcext:value-type="float">
            <text:p>1216</text:p>
          </table:table-cell>
          <table:table-cell office:value-type="float" office:value="1125324" calcext:value-type="float">
            <text:p>11253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305576" calcext:value-type="float">
            <text:p>9305576</text:p>
          </table:table-cell>
          <table:table-cell office:value-type="float" office:value="0" calcext:value-type="float">
            <text:p>0</text:p>
          </table:table-cell>
          <table:table-cell office:value-type="float" office:value="9305576" calcext:value-type="float">
            <text:p>93055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864" calcext:value-type="float">
            <text:p>17864</text:p>
          </table:table-cell>
          <table:table-cell office:value-type="float" office:value="711" calcext:value-type="float">
            <text:p>71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5258" calcext:value-type="float">
            <text:p>161103834525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592" calcext:value-type="float">
            <text:p>92592</text:p>
          </table:table-cell>
          <table:table-cell office:value-type="float" office:value="1189" calcext:value-type="float">
            <text:p>1189</text:p>
          </table:table-cell>
          <table:table-cell office:value-type="float" office:value="1126212" calcext:value-type="float">
            <text:p>1126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226088" calcext:value-type="float">
            <text:p>19226088</text:p>
          </table:table-cell>
          <table:table-cell office:value-type="float" office:value="0" calcext:value-type="float">
            <text:p>0</text:p>
          </table:table-cell>
          <table:table-cell office:value-type="float" office:value="19226088" calcext:value-type="float">
            <text:p>19226088</text:p>
          </table:table-cell>
          <table:table-cell office:value-type="float" office:value="8" calcext:value-type="float">
            <text:p>8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17876" calcext:value-type="float">
            <text:p>17876</text:p>
          </table:table-cell>
          <table:table-cell office:value-type="float" office:value="751" calcext:value-type="float">
            <text:p>75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5406" calcext:value-type="float">
            <text:p>1611038345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9140" calcext:value-type="float">
            <text:p>109140</text:p>
          </table:table-cell>
          <table:table-cell office:value-type="float" office:value="1208" calcext:value-type="float">
            <text:p>1208</text:p>
          </table:table-cell>
          <table:table-cell office:value-type="float" office:value="1128844" calcext:value-type="float">
            <text:p>11288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044312" calcext:value-type="float">
            <text:p>14044312</text:p>
          </table:table-cell>
          <table:table-cell office:value-type="float" office:value="0" calcext:value-type="float">
            <text:p>0</text:p>
          </table:table-cell>
          <table:table-cell office:value-type="float" office:value="14044312" calcext:value-type="float">
            <text:p>140443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890" calcext:value-type="float">
            <text:p>17890</text:p>
          </table:table-cell>
          <table:table-cell office:value-type="float" office:value="368" calcext:value-type="float">
            <text:p>36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5547" calcext:value-type="float">
            <text:p>16110383455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2592" calcext:value-type="float">
            <text:p>122592</text:p>
          </table:table-cell>
          <table:table-cell office:value-type="float" office:value="1222" calcext:value-type="float">
            <text:p>1222</text:p>
          </table:table-cell>
          <table:table-cell office:value-type="float" office:value="1129564" calcext:value-type="float">
            <text:p>11295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608208" calcext:value-type="float">
            <text:p>15608208</text:p>
          </table:table-cell>
          <table:table-cell office:value-type="float" office:value="0" calcext:value-type="float">
            <text:p>0</text:p>
          </table:table-cell>
          <table:table-cell office:value-type="float" office:value="15608208" calcext:value-type="float">
            <text:p>156082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905" calcext:value-type="float">
            <text:p>17905</text:p>
          </table:table-cell>
          <table:table-cell office:value-type="float" office:value="396" calcext:value-type="float">
            <text:p>396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5696" calcext:value-type="float">
            <text:p>16110383456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6560" calcext:value-type="float">
            <text:p>126560</text:p>
          </table:table-cell>
          <table:table-cell office:value-type="float" office:value="1226" calcext:value-type="float">
            <text:p>1226</text:p>
          </table:table-cell>
          <table:table-cell office:value-type="float" office:value="1129624" calcext:value-type="float">
            <text:p>11296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042544" calcext:value-type="float">
            <text:p>13042544</text:p>
          </table:table-cell>
          <table:table-cell office:value-type="float" office:value="3256320" calcext:value-type="float">
            <text:p>3256320</text:p>
          </table:table-cell>
          <table:table-cell office:value-type="float" office:value="9786224" calcext:value-type="float">
            <text:p>97862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921" calcext:value-type="float">
            <text:p>17921</text:p>
          </table:table-cell>
          <table:table-cell office:value-type="float" office:value="411" calcext:value-type="float">
            <text:p>41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5841" calcext:value-type="float">
            <text:p>16110383458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9096" calcext:value-type="float">
            <text:p>129096</text:p>
          </table:table-cell>
          <table:table-cell office:value-type="float" office:value="1229" calcext:value-type="float">
            <text:p>1229</text:p>
          </table:table-cell>
          <table:table-cell office:value-type="float" office:value="1129688" calcext:value-type="float">
            <text:p>11296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042544" calcext:value-type="float">
            <text:p>13042544</text:p>
          </table:table-cell>
          <table:table-cell office:value-type="float" office:value="6646400" calcext:value-type="float">
            <text:p>6646400</text:p>
          </table:table-cell>
          <table:table-cell office:value-type="float" office:value="6396144" calcext:value-type="float">
            <text:p>63961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938" calcext:value-type="float">
            <text:p>17938</text:p>
          </table:table-cell>
          <table:table-cell office:value-type="float" office:value="333" calcext:value-type="float">
            <text:p>333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5965" calcext:value-type="float">
            <text:p>16110383459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9284" calcext:value-type="float">
            <text:p>129284</text:p>
          </table:table-cell>
          <table:table-cell office:value-type="float" office:value="1229" calcext:value-type="float">
            <text:p>1229</text:p>
          </table:table-cell>
          <table:table-cell office:value-type="float" office:value="1129752" calcext:value-type="float">
            <text:p>11297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042544" calcext:value-type="float">
            <text:p>13042544</text:p>
          </table:table-cell>
          <table:table-cell office:value-type="float" office:value="7509872" calcext:value-type="float">
            <text:p>7509872</text:p>
          </table:table-cell>
          <table:table-cell office:value-type="float" office:value="5532672" calcext:value-type="float">
            <text:p>55326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957" calcext:value-type="float">
            <text:p>17957</text:p>
          </table:table-cell>
          <table:table-cell office:value-type="float" office:value="414" calcext:value-type="float">
            <text:p>41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6098" calcext:value-type="float">
            <text:p>16110383460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8408" calcext:value-type="float">
            <text:p>128408</text:p>
          </table:table-cell>
          <table:table-cell office:value-type="float" office:value="1227" calcext:value-type="float">
            <text:p>1227</text:p>
          </table:table-cell>
          <table:table-cell office:value-type="float" office:value="1129860" calcext:value-type="float">
            <text:p>11298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042544" calcext:value-type="float">
            <text:p>13042544</text:p>
          </table:table-cell>
          <table:table-cell office:value-type="float" office:value="4915216" calcext:value-type="float">
            <text:p>4915216</text:p>
          </table:table-cell>
          <table:table-cell office:value-type="float" office:value="8127328" calcext:value-type="float">
            <text:p>81273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978" calcext:value-type="float">
            <text:p>17978</text:p>
          </table:table-cell>
          <table:table-cell office:value-type="float" office:value="326" calcext:value-type="float">
            <text:p>326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6247" calcext:value-type="float">
            <text:p>16110383462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1712" calcext:value-type="float">
            <text:p>121712</text:p>
          </table:table-cell>
          <table:table-cell office:value-type="float" office:value="1222" calcext:value-type="float">
            <text:p>1222</text:p>
          </table:table-cell>
          <table:table-cell office:value-type="float" office:value="1130084" calcext:value-type="float">
            <text:p>113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042544" calcext:value-type="float">
            <text:p>13042544</text:p>
          </table:table-cell>
          <table:table-cell office:value-type="float" office:value="1313000" calcext:value-type="float">
            <text:p>1313000</text:p>
          </table:table-cell>
          <table:table-cell office:value-type="float" office:value="11729544" calcext:value-type="float">
            <text:p>117295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7992" calcext:value-type="float">
            <text:p>17992</text:p>
          </table:table-cell>
          <table:table-cell office:value-type="float" office:value="358" calcext:value-type="float">
            <text:p>35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6371" calcext:value-type="float">
            <text:p>161103834637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7180" calcext:value-type="float">
            <text:p>117180</text:p>
          </table:table-cell>
          <table:table-cell office:value-type="float" office:value="1217" calcext:value-type="float">
            <text:p>1217</text:p>
          </table:table-cell>
          <table:table-cell office:value-type="float" office:value="1130192" calcext:value-type="float">
            <text:p>11301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042544" calcext:value-type="float">
            <text:p>13042544</text:p>
          </table:table-cell>
          <table:table-cell office:value-type="float" office:value="1582120" calcext:value-type="float">
            <text:p>1582120</text:p>
          </table:table-cell>
          <table:table-cell office:value-type="float" office:value="11460424" calcext:value-type="float">
            <text:p>114604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8010" calcext:value-type="float">
            <text:p>18010</text:p>
          </table:table-cell>
          <table:table-cell office:value-type="float" office:value="412" calcext:value-type="float">
            <text:p>41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6517" calcext:value-type="float">
            <text:p>16110383465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6740" calcext:value-type="float">
            <text:p>116740</text:p>
          </table:table-cell>
          <table:table-cell office:value-type="float" office:value="1219" calcext:value-type="float">
            <text:p>1219</text:p>
          </table:table-cell>
          <table:table-cell office:value-type="float" office:value="1132384" calcext:value-type="float">
            <text:p>11323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042544" calcext:value-type="float">
            <text:p>13042544</text:p>
          </table:table-cell>
          <table:table-cell office:value-type="float" office:value="4928904" calcext:value-type="float">
            <text:p>4928904</text:p>
          </table:table-cell>
          <table:table-cell office:value-type="float" office:value="8113640" calcext:value-type="float">
            <text:p>81136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8028" calcext:value-type="float">
            <text:p>18028</text:p>
          </table:table-cell>
          <table:table-cell office:value-type="float" office:value="410" calcext:value-type="float">
            <text:p>410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6647" calcext:value-type="float">
            <text:p>16110383466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5392" calcext:value-type="float">
            <text:p>115392</text:p>
          </table:table-cell>
          <table:table-cell office:value-type="float" office:value="1219" calcext:value-type="float">
            <text:p>1219</text:p>
          </table:table-cell>
          <table:table-cell office:value-type="float" office:value="1133372" calcext:value-type="float">
            <text:p>11333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042544" calcext:value-type="float">
            <text:p>13042544</text:p>
          </table:table-cell>
          <table:table-cell office:value-type="float" office:value="5454584" calcext:value-type="float">
            <text:p>5454584</text:p>
          </table:table-cell>
          <table:table-cell office:value-type="float" office:value="7587960" calcext:value-type="float">
            <text:p>75879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8046" calcext:value-type="float">
            <text:p>18046</text:p>
          </table:table-cell>
          <table:table-cell office:value-type="float" office:value="468" calcext:value-type="float">
            <text:p>46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6788" calcext:value-type="float">
            <text:p>16110383467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2568" calcext:value-type="float">
            <text:p>112568</text:p>
          </table:table-cell>
          <table:table-cell office:value-type="float" office:value="1217" calcext:value-type="float">
            <text:p>1217</text:p>
          </table:table-cell>
          <table:table-cell office:value-type="float" office:value="1134096" calcext:value-type="float">
            <text:p>11340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042544" calcext:value-type="float">
            <text:p>13042544</text:p>
          </table:table-cell>
          <table:table-cell office:value-type="float" office:value="4356056" calcext:value-type="float">
            <text:p>4356056</text:p>
          </table:table-cell>
          <table:table-cell office:value-type="float" office:value="8686488" calcext:value-type="float">
            <text:p>86864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8066" calcext:value-type="float">
            <text:p>18066</text:p>
          </table:table-cell>
          <table:table-cell office:value-type="float" office:value="404" calcext:value-type="float">
            <text:p>40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6936" calcext:value-type="float">
            <text:p>16110383469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0416" calcext:value-type="float">
            <text:p>110416</text:p>
          </table:table-cell>
          <table:table-cell office:value-type="float" office:value="1215" calcext:value-type="float">
            <text:p>1215</text:p>
          </table:table-cell>
          <table:table-cell office:value-type="float" office:value="1134624" calcext:value-type="float">
            <text:p>11346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042544" calcext:value-type="float">
            <text:p>13042544</text:p>
          </table:table-cell>
          <table:table-cell office:value-type="float" office:value="4172296" calcext:value-type="float">
            <text:p>4172296</text:p>
          </table:table-cell>
          <table:table-cell office:value-type="float" office:value="8870248" calcext:value-type="float">
            <text:p>88702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8085" calcext:value-type="float">
            <text:p>18085</text:p>
          </table:table-cell>
          <table:table-cell office:value-type="float" office:value="741" calcext:value-type="float">
            <text:p>74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7085" calcext:value-type="float">
            <text:p>16110383470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7380" calcext:value-type="float">
            <text:p>107380</text:p>
          </table:table-cell>
          <table:table-cell office:value-type="float" office:value="1212" calcext:value-type="float">
            <text:p>1212</text:p>
          </table:table-cell>
          <table:table-cell office:value-type="float" office:value="1134808" calcext:value-type="float">
            <text:p>11348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298232" calcext:value-type="float">
            <text:p>9298232</text:p>
          </table:table-cell>
          <table:table-cell office:value-type="float" office:value="0" calcext:value-type="float">
            <text:p>0</text:p>
          </table:table-cell>
          <table:table-cell office:value-type="float" office:value="9298232" calcext:value-type="float">
            <text:p>92982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8110" calcext:value-type="float">
            <text:p>18110</text:p>
          </table:table-cell>
          <table:table-cell office:value-type="float" office:value="354" calcext:value-type="float">
            <text:p>35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7237" calcext:value-type="float">
            <text:p>16110383472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1072" calcext:value-type="float">
            <text:p>111072</text:p>
          </table:table-cell>
          <table:table-cell office:value-type="float" office:value="1216" calcext:value-type="float">
            <text:p>1216</text:p>
          </table:table-cell>
          <table:table-cell office:value-type="float" office:value="1134848" calcext:value-type="float">
            <text:p>11348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25631" calcext:value-type="float">
            <text:p>7325631</text:p>
          </table:table-cell>
          <table:table-cell office:value-type="float" office:value="827887" calcext:value-type="float">
            <text:p>827887</text:p>
          </table:table-cell>
          <table:table-cell office:value-type="float" office:value="6497744" calcext:value-type="float">
            <text:p>64977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8136" calcext:value-type="float">
            <text:p>18136</text:p>
          </table:table-cell>
          <table:table-cell office:value-type="float" office:value="378" calcext:value-type="float">
            <text:p>37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7380" calcext:value-type="float">
            <text:p>16110383473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2708" calcext:value-type="float">
            <text:p>112708</text:p>
          </table:table-cell>
          <table:table-cell office:value-type="float" office:value="1218" calcext:value-type="float">
            <text:p>1218</text:p>
          </table:table-cell>
          <table:table-cell office:value-type="float" office:value="1134848" calcext:value-type="float">
            <text:p>11348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50207" calcext:value-type="float">
            <text:p>7350207</text:p>
          </table:table-cell>
          <table:table-cell office:value-type="float" office:value="1749719" calcext:value-type="float">
            <text:p>1749719</text:p>
          </table:table-cell>
          <table:table-cell office:value-type="float" office:value="5600488" calcext:value-type="float">
            <text:p>56004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8157" calcext:value-type="float">
            <text:p>18157</text:p>
          </table:table-cell>
          <table:table-cell office:value-type="float" office:value="343" calcext:value-type="float">
            <text:p>343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7508" calcext:value-type="float">
            <text:p>16110383475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4940" calcext:value-type="float">
            <text:p>104940</text:p>
          </table:table-cell>
          <table:table-cell office:value-type="float" office:value="1213" calcext:value-type="float">
            <text:p>1213</text:p>
          </table:table-cell>
          <table:table-cell office:value-type="float" office:value="1137400" calcext:value-type="float">
            <text:p>11374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997120" calcext:value-type="float">
            <text:p>8997120</text:p>
          </table:table-cell>
          <table:table-cell office:value-type="float" office:value="0" calcext:value-type="float">
            <text:p>0</text:p>
          </table:table-cell>
          <table:table-cell office:value-type="float" office:value="8997120" calcext:value-type="float">
            <text:p>89971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180" calcext:value-type="float">
            <text:p>18180</text:p>
          </table:table-cell>
          <table:table-cell office:value-type="float" office:value="490" calcext:value-type="float">
            <text:p>490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7656" calcext:value-type="float">
            <text:p>16110383476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1372" calcext:value-type="float">
            <text:p>81372</text:p>
          </table:table-cell>
          <table:table-cell office:value-type="float" office:value="1193" calcext:value-type="float">
            <text:p>1193</text:p>
          </table:table-cell>
          <table:table-cell office:value-type="float" office:value="1141108" calcext:value-type="float">
            <text:p>11411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474408" calcext:value-type="float">
            <text:p>12474408</text:p>
          </table:table-cell>
          <table:table-cell office:value-type="float" office:value="0" calcext:value-type="float">
            <text:p>0</text:p>
          </table:table-cell>
          <table:table-cell office:value-type="float" office:value="12474408" calcext:value-type="float">
            <text:p>124744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198" calcext:value-type="float">
            <text:p>18198</text:p>
          </table:table-cell>
          <table:table-cell office:value-type="float" office:value="852" calcext:value-type="float">
            <text:p>85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7810" calcext:value-type="float">
            <text:p>16110383478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772" calcext:value-type="float">
            <text:p>62772</text:p>
          </table:table-cell>
          <table:table-cell office:value-type="float" office:value="1201" calcext:value-type="float">
            <text:p>1201</text:p>
          </table:table-cell>
          <table:table-cell office:value-type="float" office:value="1167520" calcext:value-type="float">
            <text:p>11675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22527" calcext:value-type="float">
            <text:p>7122527</text:p>
          </table:table-cell>
          <table:table-cell office:value-type="float" office:value="88951" calcext:value-type="float">
            <text:p>88951</text:p>
          </table:table-cell>
          <table:table-cell office:value-type="float" office:value="7033576" calcext:value-type="float">
            <text:p>70335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218" calcext:value-type="float">
            <text:p>18218</text:p>
          </table:table-cell>
          <table:table-cell office:value-type="float" office:value="825" calcext:value-type="float">
            <text:p>825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7956" calcext:value-type="float">
            <text:p>16110383479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920" calcext:value-type="float">
            <text:p>65920</text:p>
          </table:table-cell>
          <table:table-cell office:value-type="float" office:value="1201" calcext:value-type="float">
            <text:p>1201</text:p>
          </table:table-cell>
          <table:table-cell office:value-type="float" office:value="1163768" calcext:value-type="float">
            <text:p>11637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39711" calcext:value-type="float">
            <text:p>7539711</text:p>
          </table:table-cell>
          <table:table-cell office:value-type="float" office:value="2252535" calcext:value-type="float">
            <text:p>2252535</text:p>
          </table:table-cell>
          <table:table-cell office:value-type="float" office:value="5287176" calcext:value-type="float">
            <text:p>52871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237" calcext:value-type="float">
            <text:p>18237</text:p>
          </table:table-cell>
          <table:table-cell office:value-type="float" office:value="912" calcext:value-type="float">
            <text:p>91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8078" calcext:value-type="float">
            <text:p>16110383480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6692" calcext:value-type="float">
            <text:p>76692</text:p>
          </table:table-cell>
          <table:table-cell office:value-type="float" office:value="1196" calcext:value-type="float">
            <text:p>1196</text:p>
          </table:table-cell>
          <table:table-cell office:value-type="float" office:value="1148480" calcext:value-type="float">
            <text:p>11484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304480" calcext:value-type="float">
            <text:p>8304480</text:p>
          </table:table-cell>
          <table:table-cell office:value-type="float" office:value="0" calcext:value-type="float">
            <text:p>0</text:p>
          </table:table-cell>
          <table:table-cell office:value-type="float" office:value="8304480" calcext:value-type="float">
            <text:p>830448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256" calcext:value-type="float">
            <text:p>18256</text:p>
          </table:table-cell>
          <table:table-cell office:value-type="float" office:value="725" calcext:value-type="float">
            <text:p>725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8231" calcext:value-type="float">
            <text:p>16110383482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2340" calcext:value-type="float">
            <text:p>72340</text:p>
          </table:table-cell>
          <table:table-cell office:value-type="float" office:value="1186" calcext:value-type="float">
            <text:p>1186</text:p>
          </table:table-cell>
          <table:table-cell office:value-type="float" office:value="1141880" calcext:value-type="float">
            <text:p>11418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553416" calcext:value-type="float">
            <text:p>9553416</text:p>
          </table:table-cell>
          <table:table-cell office:value-type="float" office:value="0" calcext:value-type="float">
            <text:p>0</text:p>
          </table:table-cell>
          <table:table-cell office:value-type="float" office:value="9553416" calcext:value-type="float">
            <text:p>95534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278" calcext:value-type="float">
            <text:p>18278</text:p>
          </table:table-cell>
          <table:table-cell office:value-type="float" office:value="752" calcext:value-type="float">
            <text:p>75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8395" calcext:value-type="float">
            <text:p>16110383483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6836" calcext:value-type="float">
            <text:p>56836</text:p>
          </table:table-cell>
          <table:table-cell office:value-type="float" office:value="1177" calcext:value-type="float">
            <text:p>1177</text:p>
          </table:table-cell>
          <table:table-cell office:value-type="float" office:value="1148912" calcext:value-type="float">
            <text:p>11489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37120" calcext:value-type="float">
            <text:p>10637120</text:p>
          </table:table-cell>
          <table:table-cell office:value-type="float" office:value="0" calcext:value-type="float">
            <text:p>0</text:p>
          </table:table-cell>
          <table:table-cell office:value-type="float" office:value="10637120" calcext:value-type="float">
            <text:p>106371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297" calcext:value-type="float">
            <text:p>18297</text:p>
          </table:table-cell>
          <table:table-cell office:value-type="float" office:value="813" calcext:value-type="float">
            <text:p>813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8536" calcext:value-type="float">
            <text:p>16110383485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1640" calcext:value-type="float">
            <text:p>81640</text:p>
          </table:table-cell>
          <table:table-cell office:value-type="float" office:value="1181" calcext:value-type="float">
            <text:p>1181</text:p>
          </table:table-cell>
          <table:table-cell office:value-type="float" office:value="1128112" calcext:value-type="float">
            <text:p>11281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700912" calcext:value-type="float">
            <text:p>11700912</text:p>
          </table:table-cell>
          <table:table-cell office:value-type="float" office:value="0" calcext:value-type="float">
            <text:p>0</text:p>
          </table:table-cell>
          <table:table-cell office:value-type="float" office:value="11700912" calcext:value-type="float">
            <text:p>1170091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313" calcext:value-type="float">
            <text:p>18313</text:p>
          </table:table-cell>
          <table:table-cell office:value-type="float" office:value="898" calcext:value-type="float">
            <text:p>89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8677" calcext:value-type="float">
            <text:p>16110383486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8180" calcext:value-type="float">
            <text:p>58180</text:p>
          </table:table-cell>
          <table:table-cell office:value-type="float" office:value="1163" calcext:value-type="float">
            <text:p>1163</text:p>
          </table:table-cell>
          <table:table-cell office:value-type="float" office:value="1133472" calcext:value-type="float">
            <text:p>11334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170824" calcext:value-type="float">
            <text:p>15170824</text:p>
          </table:table-cell>
          <table:table-cell office:value-type="float" office:value="0" calcext:value-type="float">
            <text:p>0</text:p>
          </table:table-cell>
          <table:table-cell office:value-type="float" office:value="15170824" calcext:value-type="float">
            <text:p>1517082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330" calcext:value-type="float">
            <text:p>18330</text:p>
          </table:table-cell>
          <table:table-cell office:value-type="float" office:value="854" calcext:value-type="float">
            <text:p>85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8826" calcext:value-type="float">
            <text:p>16110383488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3904" calcext:value-type="float">
            <text:p>53904</text:p>
          </table:table-cell>
          <table:table-cell office:value-type="float" office:value="1164" calcext:value-type="float">
            <text:p>1164</text:p>
          </table:table-cell>
          <table:table-cell office:value-type="float" office:value="1137640" calcext:value-type="float">
            <text:p>11376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05312" calcext:value-type="float">
            <text:p>10105312</text:p>
          </table:table-cell>
          <table:table-cell office:value-type="float" office:value="0" calcext:value-type="float">
            <text:p>0</text:p>
          </table:table-cell>
          <table:table-cell office:value-type="float" office:value="10105312" calcext:value-type="float">
            <text:p>1010531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345" calcext:value-type="float">
            <text:p>18345</text:p>
          </table:table-cell>
          <table:table-cell office:value-type="float" office:value="1031" calcext:value-type="float">
            <text:p>103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8991" calcext:value-type="float">
            <text:p>161103834899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31856" calcext:value-type="float">
            <text:p>31856</text:p>
          </table:table-cell>
          <table:table-cell office:value-type="float" office:value="1146" calcext:value-type="float">
            <text:p>1146</text:p>
          </table:table-cell>
          <table:table-cell office:value-type="float" office:value="1142300" calcext:value-type="float">
            <text:p>11423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653720" calcext:value-type="float">
            <text:p>8653720</text:p>
          </table:table-cell>
          <table:table-cell office:value-type="float" office:value="0" calcext:value-type="float">
            <text:p>0</text:p>
          </table:table-cell>
          <table:table-cell office:value-type="float" office:value="8653720" calcext:value-type="float">
            <text:p>86537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360" calcext:value-type="float">
            <text:p>18360</text:p>
          </table:table-cell>
          <table:table-cell office:value-type="float" office:value="1012" calcext:value-type="float">
            <text:p>101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9139" calcext:value-type="float">
            <text:p>16110383491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7524" calcext:value-type="float">
            <text:p>57524</text:p>
          </table:table-cell>
          <table:table-cell office:value-type="float" office:value="1147" calcext:value-type="float">
            <text:p>1147</text:p>
          </table:table-cell>
          <table:table-cell office:value-type="float" office:value="1115032" calcext:value-type="float">
            <text:p>11150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474496" calcext:value-type="float">
            <text:p>8474496</text:p>
          </table:table-cell>
          <table:table-cell office:value-type="float" office:value="0" calcext:value-type="float">
            <text:p>0</text:p>
          </table:table-cell>
          <table:table-cell office:value-type="float" office:value="8474496" calcext:value-type="float">
            <text:p>847449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371" calcext:value-type="float">
            <text:p>18371</text:p>
          </table:table-cell>
          <table:table-cell office:value-type="float" office:value="1022" calcext:value-type="float">
            <text:p>102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9308" calcext:value-type="float">
            <text:p>16110383493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35400" calcext:value-type="float">
            <text:p>35400</text:p>
          </table:table-cell>
          <table:table-cell office:value-type="float" office:value="1135" calcext:value-type="float">
            <text:p>1135</text:p>
          </table:table-cell>
          <table:table-cell office:value-type="float" office:value="1128544" calcext:value-type="float">
            <text:p>11285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398464" calcext:value-type="float">
            <text:p>12398464</text:p>
          </table:table-cell>
          <table:table-cell office:value-type="float" office:value="0" calcext:value-type="float">
            <text:p>0</text:p>
          </table:table-cell>
          <table:table-cell office:value-type="float" office:value="12398464" calcext:value-type="float">
            <text:p>1239846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383" calcext:value-type="float">
            <text:p>18383</text:p>
          </table:table-cell>
          <table:table-cell office:value-type="float" office:value="1124" calcext:value-type="float">
            <text:p>112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9495" calcext:value-type="float">
            <text:p>16110383494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33288" calcext:value-type="float">
            <text:p>33288</text:p>
          </table:table-cell>
          <table:table-cell office:value-type="float" office:value="1142" calcext:value-type="float">
            <text:p>1142</text:p>
          </table:table-cell>
          <table:table-cell office:value-type="float" office:value="1135904" calcext:value-type="float">
            <text:p>11359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25864" calcext:value-type="float">
            <text:p>10125864</text:p>
          </table:table-cell>
          <table:table-cell office:value-type="float" office:value="0" calcext:value-type="float">
            <text:p>0</text:p>
          </table:table-cell>
          <table:table-cell office:value-type="float" office:value="10125864" calcext:value-type="float">
            <text:p>1012586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390" calcext:value-type="float">
            <text:p>18390</text:p>
          </table:table-cell>
          <table:table-cell office:value-type="float" office:value="1132" calcext:value-type="float">
            <text:p>113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9707" calcext:value-type="float">
            <text:p>16110383497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26904" calcext:value-type="float">
            <text:p>26904</text:p>
          </table:table-cell>
          <table:table-cell office:value-type="float" office:value="1149" calcext:value-type="float">
            <text:p>1149</text:p>
          </table:table-cell>
          <table:table-cell office:value-type="float" office:value="1150180" calcext:value-type="float">
            <text:p>11501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39968" calcext:value-type="float">
            <text:p>11139968</text:p>
          </table:table-cell>
          <table:table-cell office:value-type="float" office:value="0" calcext:value-type="float">
            <text:p>0</text:p>
          </table:table-cell>
          <table:table-cell office:value-type="float" office:value="11139968" calcext:value-type="float">
            <text:p>1113996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398" calcext:value-type="float">
            <text:p>18398</text:p>
          </table:table-cell>
          <table:table-cell office:value-type="float" office:value="1142" calcext:value-type="float">
            <text:p>114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49868" calcext:value-type="float">
            <text:p>16110383498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33760" calcext:value-type="float">
            <text:p>33760</text:p>
          </table:table-cell>
          <table:table-cell office:value-type="float" office:value="1155" calcext:value-type="float">
            <text:p>1155</text:p>
          </table:table-cell>
          <table:table-cell office:value-type="float" office:value="1150480" calcext:value-type="float">
            <text:p>11504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748010" calcext:value-type="float">
            <text:p>8748010</text:p>
          </table:table-cell>
          <table:table-cell office:value-type="float" office:value="2084602" calcext:value-type="float">
            <text:p>2084602</text:p>
          </table:table-cell>
          <table:table-cell office:value-type="float" office:value="6663408" calcext:value-type="float">
            <text:p>66634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411" calcext:value-type="float">
            <text:p>18411</text:p>
          </table:table-cell>
          <table:table-cell office:value-type="float" office:value="1034" calcext:value-type="float">
            <text:p>103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0006" calcext:value-type="float">
            <text:p>16110383500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9144" calcext:value-type="float">
            <text:p>119144</text:p>
          </table:table-cell>
          <table:table-cell office:value-type="float" office:value="1195" calcext:value-type="float">
            <text:p>1195</text:p>
          </table:table-cell>
          <table:table-cell office:value-type="float" office:value="1103116" calcext:value-type="float">
            <text:p>11031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748010" calcext:value-type="float">
            <text:p>8748010</text:p>
          </table:table-cell>
          <table:table-cell office:value-type="float" office:value="1529570" calcext:value-type="float">
            <text:p>1529570</text:p>
          </table:table-cell>
          <table:table-cell office:value-type="float" office:value="7218440" calcext:value-type="float">
            <text:p>72184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420" calcext:value-type="float">
            <text:p>18420</text:p>
          </table:table-cell>
          <table:table-cell office:value-type="float" office:value="1021" calcext:value-type="float">
            <text:p>102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0157" calcext:value-type="float">
            <text:p>16110383501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7736" calcext:value-type="float">
            <text:p>127736</text:p>
          </table:table-cell>
          <table:table-cell office:value-type="float" office:value="1226" calcext:value-type="float">
            <text:p>1226</text:p>
          </table:table-cell>
          <table:table-cell office:value-type="float" office:value="1128444" calcext:value-type="float">
            <text:p>11284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39016" calcext:value-type="float">
            <text:p>11339016</text:p>
          </table:table-cell>
          <table:table-cell office:value-type="float" office:value="0" calcext:value-type="float">
            <text:p>0</text:p>
          </table:table-cell>
          <table:table-cell office:value-type="float" office:value="11339016" calcext:value-type="float">
            <text:p>113390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427" calcext:value-type="float">
            <text:p>18427</text:p>
          </table:table-cell>
          <table:table-cell office:value-type="float" office:value="988" calcext:value-type="float">
            <text:p>98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0306" calcext:value-type="float">
            <text:p>16110383503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060" calcext:value-type="float">
            <text:p>91060</text:p>
          </table:table-cell>
          <table:table-cell office:value-type="float" office:value="1213" calcext:value-type="float">
            <text:p>1213</text:p>
          </table:table-cell>
          <table:table-cell office:value-type="float" office:value="1150848" calcext:value-type="float">
            <text:p>11508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131336" calcext:value-type="float">
            <text:p>16131336</text:p>
          </table:table-cell>
          <table:table-cell office:value-type="float" office:value="0" calcext:value-type="float">
            <text:p>0</text:p>
          </table:table-cell>
          <table:table-cell office:value-type="float" office:value="16131336" calcext:value-type="float">
            <text:p>1613133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439" calcext:value-type="float">
            <text:p>18439</text:p>
          </table:table-cell>
          <table:table-cell office:value-type="float" office:value="1038" calcext:value-type="float">
            <text:p>103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0457" calcext:value-type="float">
            <text:p>16110383504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8020" calcext:value-type="float">
            <text:p>58020</text:p>
          </table:table-cell>
          <table:table-cell office:value-type="float" office:value="1202" calcext:value-type="float">
            <text:p>1202</text:p>
          </table:table-cell>
          <table:table-cell office:value-type="float" office:value="1173888" calcext:value-type="float">
            <text:p>11738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030632" calcext:value-type="float">
            <text:p>14030632</text:p>
          </table:table-cell>
          <table:table-cell office:value-type="float" office:value="0" calcext:value-type="float">
            <text:p>0</text:p>
          </table:table-cell>
          <table:table-cell office:value-type="float" office:value="14030632" calcext:value-type="float">
            <text:p>1403063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451" calcext:value-type="float">
            <text:p>18451</text:p>
          </table:table-cell>
          <table:table-cell office:value-type="float" office:value="1120" calcext:value-type="float">
            <text:p>1120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0614" calcext:value-type="float">
            <text:p>16110383506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164" calcext:value-type="float">
            <text:p>62164</text:p>
          </table:table-cell>
          <table:table-cell office:value-type="float" office:value="1208" calcext:value-type="float">
            <text:p>1208</text:p>
          </table:table-cell>
          <table:table-cell office:value-type="float" office:value="1171808" calcext:value-type="float">
            <text:p>11718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153333" calcext:value-type="float">
            <text:p>13153333</text:p>
          </table:table-cell>
          <table:table-cell office:value-type="float" office:value="908869" calcext:value-type="float">
            <text:p>908869</text:p>
          </table:table-cell>
          <table:table-cell office:value-type="float" office:value="12244464" calcext:value-type="float">
            <text:p>1224446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460" calcext:value-type="float">
            <text:p>18460</text:p>
          </table:table-cell>
          <table:table-cell office:value-type="float" office:value="1070" calcext:value-type="float">
            <text:p>1070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0768" calcext:value-type="float">
            <text:p>16110383507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184" calcext:value-type="float">
            <text:p>64184</text:p>
          </table:table-cell>
          <table:table-cell office:value-type="float" office:value="1213" calcext:value-type="float">
            <text:p>1213</text:p>
          </table:table-cell>
          <table:table-cell office:value-type="float" office:value="1177728" calcext:value-type="float">
            <text:p>11777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298623" calcext:value-type="float">
            <text:p>8298623</text:p>
          </table:table-cell>
          <table:table-cell office:value-type="float" office:value="3958055" calcext:value-type="float">
            <text:p>3958055</text:p>
          </table:table-cell>
          <table:table-cell office:value-type="float" office:value="4340568" calcext:value-type="float">
            <text:p>434056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478" calcext:value-type="float">
            <text:p>18478</text:p>
          </table:table-cell>
          <table:table-cell office:value-type="float" office:value="899" calcext:value-type="float">
            <text:p>899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0927" calcext:value-type="float">
            <text:p>16110383509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2184" calcext:value-type="float">
            <text:p>52184</text:p>
          </table:table-cell>
          <table:table-cell office:value-type="float" office:value="1204" calcext:value-type="float">
            <text:p>1204</text:p>
          </table:table-cell>
          <table:table-cell office:value-type="float" office:value="1181188" calcext:value-type="float">
            <text:p>11811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487320" calcext:value-type="float">
            <text:p>8487320</text:p>
          </table:table-cell>
          <table:table-cell office:value-type="float" office:value="0" calcext:value-type="float">
            <text:p>0</text:p>
          </table:table-cell>
          <table:table-cell office:value-type="float" office:value="8487320" calcext:value-type="float">
            <text:p>84873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494" calcext:value-type="float">
            <text:p>18494</text:p>
          </table:table-cell>
          <table:table-cell office:value-type="float" office:value="1058" calcext:value-type="float">
            <text:p>105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1076" calcext:value-type="float">
            <text:p>161103835107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8572" calcext:value-type="float">
            <text:p>78572</text:p>
          </table:table-cell>
          <table:table-cell office:value-type="float" office:value="1209" calcext:value-type="float">
            <text:p>1209</text:p>
          </table:table-cell>
          <table:table-cell office:value-type="float" office:value="1161076" calcext:value-type="float">
            <text:p>11610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81008" calcext:value-type="float">
            <text:p>11081008</text:p>
          </table:table-cell>
          <table:table-cell office:value-type="float" office:value="0" calcext:value-type="float">
            <text:p>0</text:p>
          </table:table-cell>
          <table:table-cell office:value-type="float" office:value="11081008" calcext:value-type="float">
            <text:p>110810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507" calcext:value-type="float">
            <text:p>18507</text:p>
          </table:table-cell>
          <table:table-cell office:value-type="float" office:value="947" calcext:value-type="float">
            <text:p>94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1216" calcext:value-type="float">
            <text:p>16110383512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3472" calcext:value-type="float">
            <text:p>53472</text:p>
          </table:table-cell>
          <table:table-cell office:value-type="float" office:value="1197" calcext:value-type="float">
            <text:p>1197</text:p>
          </table:table-cell>
          <table:table-cell office:value-type="float" office:value="1172340" calcext:value-type="float">
            <text:p>11723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209224" calcext:value-type="float">
            <text:p>9209224</text:p>
          </table:table-cell>
          <table:table-cell office:value-type="float" office:value="0" calcext:value-type="float">
            <text:p>0</text:p>
          </table:table-cell>
          <table:table-cell office:value-type="float" office:value="9209224" calcext:value-type="float">
            <text:p>920922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524" calcext:value-type="float">
            <text:p>18524</text:p>
          </table:table-cell>
          <table:table-cell office:value-type="float" office:value="1065" calcext:value-type="float">
            <text:p>1065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1365" calcext:value-type="float">
            <text:p>16110383513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42924" calcext:value-type="float">
            <text:p>42924</text:p>
          </table:table-cell>
          <table:table-cell office:value-type="float" office:value="1196" calcext:value-type="float">
            <text:p>1196</text:p>
          </table:table-cell>
          <table:table-cell office:value-type="float" office:value="1183408" calcext:value-type="float">
            <text:p>11834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245552" calcext:value-type="float">
            <text:p>8245552</text:p>
          </table:table-cell>
          <table:table-cell office:value-type="float" office:value="0" calcext:value-type="float">
            <text:p>0</text:p>
          </table:table-cell>
          <table:table-cell office:value-type="float" office:value="8245552" calcext:value-type="float">
            <text:p>82455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538" calcext:value-type="float">
            <text:p>18538</text:p>
          </table:table-cell>
          <table:table-cell office:value-type="float" office:value="1121" calcext:value-type="float">
            <text:p>112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1517" calcext:value-type="float">
            <text:p>16110383515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44760" calcext:value-type="float">
            <text:p>44760</text:p>
          </table:table-cell>
          <table:table-cell office:value-type="float" office:value="1214" calcext:value-type="float">
            <text:p>1214</text:p>
          </table:table-cell>
          <table:table-cell office:value-type="float" office:value="1199120" calcext:value-type="float">
            <text:p>11991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287583" calcext:value-type="float">
            <text:p>9287583</text:p>
          </table:table-cell>
          <table:table-cell office:value-type="float" office:value="466407" calcext:value-type="float">
            <text:p>466407</text:p>
          </table:table-cell>
          <table:table-cell office:value-type="float" office:value="8821176" calcext:value-type="float">
            <text:p>88211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557" calcext:value-type="float">
            <text:p>18557</text:p>
          </table:table-cell>
          <table:table-cell office:value-type="float" office:value="1027" calcext:value-type="float">
            <text:p>102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1668" calcext:value-type="float">
            <text:p>16110383516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3908" calcext:value-type="float">
            <text:p>53908</text:p>
          </table:table-cell>
          <table:table-cell office:value-type="float" office:value="1219" calcext:value-type="float">
            <text:p>1219</text:p>
          </table:table-cell>
          <table:table-cell office:value-type="float" office:value="1194296" calcext:value-type="float">
            <text:p>11942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41226" calcext:value-type="float">
            <text:p>6341226</text:p>
          </table:table-cell>
          <table:table-cell office:value-type="float" office:value="467098" calcext:value-type="float">
            <text:p>467098</text:p>
          </table:table-cell>
          <table:table-cell office:value-type="float" office:value="5874128" calcext:value-type="float">
            <text:p>58741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576" calcext:value-type="float">
            <text:p>18576</text:p>
          </table:table-cell>
          <table:table-cell office:value-type="float" office:value="1008" calcext:value-type="float">
            <text:p>100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1806" calcext:value-type="float">
            <text:p>16110383518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5036" calcext:value-type="float">
            <text:p>75036</text:p>
          </table:table-cell>
          <table:table-cell office:value-type="float" office:value="1229" calcext:value-type="float">
            <text:p>1229</text:p>
          </table:table-cell>
          <table:table-cell office:value-type="float" office:value="1183732" calcext:value-type="float">
            <text:p>11837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265240" calcext:value-type="float">
            <text:p>7265240</text:p>
          </table:table-cell>
          <table:table-cell office:value-type="float" office:value="0" calcext:value-type="float">
            <text:p>0</text:p>
          </table:table-cell>
          <table:table-cell office:value-type="float" office:value="7265240" calcext:value-type="float">
            <text:p>72652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597" calcext:value-type="float">
            <text:p>18597</text:p>
          </table:table-cell>
          <table:table-cell office:value-type="float" office:value="1039" calcext:value-type="float">
            <text:p>1039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1940" calcext:value-type="float">
            <text:p>16110383519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9152" calcext:value-type="float">
            <text:p>59152</text:p>
          </table:table-cell>
          <table:table-cell office:value-type="float" office:value="1224" calcext:value-type="float">
            <text:p>1224</text:p>
          </table:table-cell>
          <table:table-cell office:value-type="float" office:value="1194688" calcext:value-type="float">
            <text:p>11946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703743" calcext:value-type="float">
            <text:p>8703743</text:p>
          </table:table-cell>
          <table:table-cell office:value-type="float" office:value="320447" calcext:value-type="float">
            <text:p>320447</text:p>
          </table:table-cell>
          <table:table-cell office:value-type="float" office:value="8383296" calcext:value-type="float">
            <text:p>838329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614" calcext:value-type="float">
            <text:p>18614</text:p>
          </table:table-cell>
          <table:table-cell office:value-type="float" office:value="1043" calcext:value-type="float">
            <text:p>1043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2089" calcext:value-type="float">
            <text:p>161103835208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480" calcext:value-type="float">
            <text:p>80480</text:p>
          </table:table-cell>
          <table:table-cell office:value-type="float" office:value="1231" calcext:value-type="float">
            <text:p>1231</text:p>
          </table:table-cell>
          <table:table-cell office:value-type="float" office:value="1179884" calcext:value-type="float">
            <text:p>11798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985183" calcext:value-type="float">
            <text:p>7985183</text:p>
          </table:table-cell>
          <table:table-cell office:value-type="float" office:value="1828359" calcext:value-type="float">
            <text:p>1828359</text:p>
          </table:table-cell>
          <table:table-cell office:value-type="float" office:value="6156824" calcext:value-type="float">
            <text:p>615682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631" calcext:value-type="float">
            <text:p>18631</text:p>
          </table:table-cell>
          <table:table-cell office:value-type="float" office:value="1017" calcext:value-type="float">
            <text:p>101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2236" calcext:value-type="float">
            <text:p>16110383522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6588" calcext:value-type="float">
            <text:p>56588</text:p>
          </table:table-cell>
          <table:table-cell office:value-type="float" office:value="1220" calcext:value-type="float">
            <text:p>1220</text:p>
          </table:table-cell>
          <table:table-cell office:value-type="float" office:value="1193804" calcext:value-type="float">
            <text:p>11938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826928" calcext:value-type="float">
            <text:p>9826928</text:p>
          </table:table-cell>
          <table:table-cell office:value-type="float" office:value="0" calcext:value-type="float">
            <text:p>0</text:p>
          </table:table-cell>
          <table:table-cell office:value-type="float" office:value="9826928" calcext:value-type="float">
            <text:p>98269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645" calcext:value-type="float">
            <text:p>18645</text:p>
          </table:table-cell>
          <table:table-cell office:value-type="float" office:value="1166" calcext:value-type="float">
            <text:p>1166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2387" calcext:value-type="float">
            <text:p>16110383523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3036" calcext:value-type="float">
            <text:p>63036</text:p>
          </table:table-cell>
          <table:table-cell office:value-type="float" office:value="1211" calcext:value-type="float">
            <text:p>1211</text:p>
          </table:table-cell>
          <table:table-cell office:value-type="float" office:value="1177876" calcext:value-type="float">
            <text:p>11778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520432" calcext:value-type="float">
            <text:p>15520432</text:p>
          </table:table-cell>
          <table:table-cell office:value-type="float" office:value="0" calcext:value-type="float">
            <text:p>0</text:p>
          </table:table-cell>
          <table:table-cell office:value-type="float" office:value="15520432" calcext:value-type="float">
            <text:p>1552043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658" calcext:value-type="float">
            <text:p>18658</text:p>
          </table:table-cell>
          <table:table-cell office:value-type="float" office:value="1001" calcext:value-type="float">
            <text:p>100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2536" calcext:value-type="float">
            <text:p>16110383525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496" calcext:value-type="float">
            <text:p>62496</text:p>
          </table:table-cell>
          <table:table-cell office:value-type="float" office:value="1211" calcext:value-type="float">
            <text:p>1211</text:p>
          </table:table-cell>
          <table:table-cell office:value-type="float" office:value="1177852" calcext:value-type="float">
            <text:p>11778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014680" calcext:value-type="float">
            <text:p>15014680</text:p>
          </table:table-cell>
          <table:table-cell office:value-type="float" office:value="0" calcext:value-type="float">
            <text:p>0</text:p>
          </table:table-cell>
          <table:table-cell office:value-type="float" office:value="15014680" calcext:value-type="float">
            <text:p>1501468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670" calcext:value-type="float">
            <text:p>18670</text:p>
          </table:table-cell>
          <table:table-cell office:value-type="float" office:value="1055" calcext:value-type="float">
            <text:p>1055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2699" calcext:value-type="float">
            <text:p>16110383526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9368" calcext:value-type="float">
            <text:p>59368</text:p>
          </table:table-cell>
          <table:table-cell office:value-type="float" office:value="1194" calcext:value-type="float">
            <text:p>1194</text:p>
          </table:table-cell>
          <table:table-cell office:value-type="float" office:value="1164000" calcext:value-type="float">
            <text:p>1164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883648" calcext:value-type="float">
            <text:p>13883648</text:p>
          </table:table-cell>
          <table:table-cell office:value-type="float" office:value="815104" calcext:value-type="float">
            <text:p>815104</text:p>
          </table:table-cell>
          <table:table-cell office:value-type="float" office:value="13068544" calcext:value-type="float">
            <text:p>1306854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681" calcext:value-type="float">
            <text:p>18681</text:p>
          </table:table-cell>
          <table:table-cell office:value-type="float" office:value="1101" calcext:value-type="float">
            <text:p>110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2864" calcext:value-type="float">
            <text:p>16110383528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160" calcext:value-type="float">
            <text:p>64160</text:p>
          </table:table-cell>
          <table:table-cell office:value-type="float" office:value="1177" calcext:value-type="float">
            <text:p>1177</text:p>
          </table:table-cell>
          <table:table-cell office:value-type="float" office:value="1141884" calcext:value-type="float">
            <text:p>11418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481408" calcext:value-type="float">
            <text:p>22481408</text:p>
          </table:table-cell>
          <table:table-cell office:value-type="float" office:value="0" calcext:value-type="float">
            <text:p>0</text:p>
          </table:table-cell>
          <table:table-cell office:value-type="float" office:value="22481408" calcext:value-type="float">
            <text:p>224814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695" calcext:value-type="float">
            <text:p>18695</text:p>
          </table:table-cell>
          <table:table-cell office:value-type="float" office:value="1035" calcext:value-type="float">
            <text:p>1035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3006" calcext:value-type="float">
            <text:p>16110383530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3820" calcext:value-type="float">
            <text:p>63820</text:p>
          </table:table-cell>
          <table:table-cell office:value-type="float" office:value="1181" calcext:value-type="float">
            <text:p>1181</text:p>
          </table:table-cell>
          <table:table-cell office:value-type="float" office:value="1146540" calcext:value-type="float">
            <text:p>11465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059925" calcext:value-type="float">
            <text:p>9059925</text:p>
          </table:table-cell>
          <table:table-cell office:value-type="float" office:value="4002109" calcext:value-type="float">
            <text:p>4002109</text:p>
          </table:table-cell>
          <table:table-cell office:value-type="float" office:value="5057816" calcext:value-type="float">
            <text:p>50578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709" calcext:value-type="float">
            <text:p>18709</text:p>
          </table:table-cell>
          <table:table-cell office:value-type="float" office:value="1137" calcext:value-type="float">
            <text:p>113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3156" calcext:value-type="float">
            <text:p>16110383531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42656" calcext:value-type="float">
            <text:p>42656</text:p>
          </table:table-cell>
          <table:table-cell office:value-type="float" office:value="1160" calcext:value-type="float">
            <text:p>1160</text:p>
          </table:table-cell>
          <table:table-cell office:value-type="float" office:value="1146012" calcext:value-type="float">
            <text:p>1146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97016" calcext:value-type="float">
            <text:p>10997016</text:p>
          </table:table-cell>
          <table:table-cell office:value-type="float" office:value="0" calcext:value-type="float">
            <text:p>0</text:p>
          </table:table-cell>
          <table:table-cell office:value-type="float" office:value="10997016" calcext:value-type="float">
            <text:p>109970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721" calcext:value-type="float">
            <text:p>18721</text:p>
          </table:table-cell>
          <table:table-cell office:value-type="float" office:value="1086" calcext:value-type="float">
            <text:p>1086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3306" calcext:value-type="float">
            <text:p>16110383533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3504" calcext:value-type="float">
            <text:p>103504</text:p>
          </table:table-cell>
          <table:table-cell office:value-type="float" office:value="1183" calcext:value-type="float">
            <text:p>1183</text:p>
          </table:table-cell>
          <table:table-cell office:value-type="float" office:value="1108392" calcext:value-type="float">
            <text:p>1108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387328" calcext:value-type="float">
            <text:p>8387328</text:p>
          </table:table-cell>
          <table:table-cell office:value-type="float" office:value="0" calcext:value-type="float">
            <text:p>0</text:p>
          </table:table-cell>
          <table:table-cell office:value-type="float" office:value="8387328" calcext:value-type="float">
            <text:p>83873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733" calcext:value-type="float">
            <text:p>18733</text:p>
          </table:table-cell>
          <table:table-cell office:value-type="float" office:value="1031" calcext:value-type="float">
            <text:p>103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3487" calcext:value-type="float">
            <text:p>16110383534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65124" calcext:value-type="float">
            <text:p>165124</text:p>
          </table:table-cell>
          <table:table-cell office:value-type="float" office:value="1284" calcext:value-type="float">
            <text:p>1284</text:p>
          </table:table-cell>
          <table:table-cell office:value-type="float" office:value="1118928" calcext:value-type="float">
            <text:p>11189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84831" calcext:value-type="float">
            <text:p>8184831</text:p>
          </table:table-cell>
          <table:table-cell office:value-type="float" office:value="1989239" calcext:value-type="float">
            <text:p>1989239</text:p>
          </table:table-cell>
          <table:table-cell office:value-type="float" office:value="6195592" calcext:value-type="float">
            <text:p>61955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740" calcext:value-type="float">
            <text:p>18740</text:p>
          </table:table-cell>
          <table:table-cell office:value-type="float" office:value="910" calcext:value-type="float">
            <text:p>910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3687" calcext:value-type="float">
            <text:p>16110383536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76928" calcext:value-type="float">
            <text:p>176928</text:p>
          </table:table-cell>
          <table:table-cell office:value-type="float" office:value="1290" calcext:value-type="float">
            <text:p>1290</text:p>
          </table:table-cell>
          <table:table-cell office:value-type="float" office:value="1144896" calcext:value-type="float">
            <text:p>11448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04863" calcext:value-type="float">
            <text:p>7504863</text:p>
          </table:table-cell>
          <table:table-cell office:value-type="float" office:value="1003767" calcext:value-type="float">
            <text:p>1003767</text:p>
          </table:table-cell>
          <table:table-cell office:value-type="float" office:value="6501096" calcext:value-type="float">
            <text:p>650109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756" calcext:value-type="float">
            <text:p>18756</text:p>
          </table:table-cell>
          <table:table-cell office:value-type="float" office:value="1084" calcext:value-type="float">
            <text:p>108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3889" calcext:value-type="float">
            <text:p>161103835388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51152" calcext:value-type="float">
            <text:p>151152</text:p>
          </table:table-cell>
          <table:table-cell office:value-type="float" office:value="1286" calcext:value-type="float">
            <text:p>1286</text:p>
          </table:table-cell>
          <table:table-cell office:value-type="float" office:value="1166476" calcext:value-type="float">
            <text:p>11664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51893" calcext:value-type="float">
            <text:p>6951893</text:p>
          </table:table-cell>
          <table:table-cell office:value-type="float" office:value="259317" calcext:value-type="float">
            <text:p>259317</text:p>
          </table:table-cell>
          <table:table-cell office:value-type="float" office:value="6692576" calcext:value-type="float">
            <text:p>66925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776" calcext:value-type="float">
            <text:p>18776</text:p>
          </table:table-cell>
          <table:table-cell office:value-type="float" office:value="1065" calcext:value-type="float">
            <text:p>1065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4043" calcext:value-type="float">
            <text:p>16110383540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2624" calcext:value-type="float">
            <text:p>122624</text:p>
          </table:table-cell>
          <table:table-cell office:value-type="float" office:value="1271" calcext:value-type="float">
            <text:p>1271</text:p>
          </table:table-cell>
          <table:table-cell office:value-type="float" office:value="1180608" calcext:value-type="float">
            <text:p>11806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80040" calcext:value-type="float">
            <text:p>10780040</text:p>
          </table:table-cell>
          <table:table-cell office:value-type="float" office:value="0" calcext:value-type="float">
            <text:p>0</text:p>
          </table:table-cell>
          <table:table-cell office:value-type="float" office:value="10780040" calcext:value-type="float">
            <text:p>107800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790" calcext:value-type="float">
            <text:p>18790</text:p>
          </table:table-cell>
          <table:table-cell office:value-type="float" office:value="896" calcext:value-type="float">
            <text:p>896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4201" calcext:value-type="float">
            <text:p>161103835420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4608" calcext:value-type="float">
            <text:p>104608</text:p>
          </table:table-cell>
          <table:table-cell office:value-type="float" office:value="1263" calcext:value-type="float">
            <text:p>1263</text:p>
          </table:table-cell>
          <table:table-cell office:value-type="float" office:value="1190072" calcext:value-type="float">
            <text:p>11900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276872" calcext:value-type="float">
            <text:p>16276872</text:p>
          </table:table-cell>
          <table:table-cell office:value-type="float" office:value="0" calcext:value-type="float">
            <text:p>0</text:p>
          </table:table-cell>
          <table:table-cell office:value-type="float" office:value="16276872" calcext:value-type="float">
            <text:p>1627687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803" calcext:value-type="float">
            <text:p>18803</text:p>
          </table:table-cell>
          <table:table-cell office:value-type="float" office:value="1044" calcext:value-type="float">
            <text:p>104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4356" calcext:value-type="float">
            <text:p>16110383543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384" calcext:value-type="float">
            <text:p>95384</text:p>
          </table:table-cell>
          <table:table-cell office:value-type="float" office:value="1273" calcext:value-type="float">
            <text:p>1273</text:p>
          </table:table-cell>
          <table:table-cell office:value-type="float" office:value="1209156" calcext:value-type="float">
            <text:p>12091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23808" calcext:value-type="float">
            <text:p>12723808</text:p>
          </table:table-cell>
          <table:table-cell office:value-type="float" office:value="0" calcext:value-type="float">
            <text:p>0</text:p>
          </table:table-cell>
          <table:table-cell office:value-type="float" office:value="12723808" calcext:value-type="float">
            <text:p>127238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817" calcext:value-type="float">
            <text:p>18817</text:p>
          </table:table-cell>
          <table:table-cell office:value-type="float" office:value="1137" calcext:value-type="float">
            <text:p>113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4510" calcext:value-type="float">
            <text:p>16110383545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7468" calcext:value-type="float">
            <text:p>77468</text:p>
          </table:table-cell>
          <table:table-cell office:value-type="float" office:value="1267" calcext:value-type="float">
            <text:p>1267</text:p>
          </table:table-cell>
          <table:table-cell office:value-type="float" office:value="1220132" calcext:value-type="float">
            <text:p>12201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548104" calcext:value-type="float">
            <text:p>13548104</text:p>
          </table:table-cell>
          <table:table-cell office:value-type="float" office:value="0" calcext:value-type="float">
            <text:p>0</text:p>
          </table:table-cell>
          <table:table-cell office:value-type="float" office:value="13548104" calcext:value-type="float">
            <text:p>135481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829" calcext:value-type="float">
            <text:p>18829</text:p>
          </table:table-cell>
          <table:table-cell office:value-type="float" office:value="983" calcext:value-type="float">
            <text:p>983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4668" calcext:value-type="float">
            <text:p>16110383546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7900" calcext:value-type="float">
            <text:p>57900</text:p>
          </table:table-cell>
          <table:table-cell office:value-type="float" office:value="1253" calcext:value-type="float">
            <text:p>1253</text:p>
          </table:table-cell>
          <table:table-cell office:value-type="float" office:value="1226576" calcext:value-type="float">
            <text:p>12265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947712" calcext:value-type="float">
            <text:p>8947712</text:p>
          </table:table-cell>
          <table:table-cell office:value-type="float" office:value="0" calcext:value-type="float">
            <text:p>0</text:p>
          </table:table-cell>
          <table:table-cell office:value-type="float" office:value="8947712" calcext:value-type="float">
            <text:p>894771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843" calcext:value-type="float">
            <text:p>18843</text:p>
          </table:table-cell>
          <table:table-cell office:value-type="float" office:value="1013" calcext:value-type="float">
            <text:p>1013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4815" calcext:value-type="float">
            <text:p>16110383548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2332" calcext:value-type="float">
            <text:p>72332</text:p>
          </table:table-cell>
          <table:table-cell office:value-type="float" office:value="1248" calcext:value-type="float">
            <text:p>1248</text:p>
          </table:table-cell>
          <table:table-cell office:value-type="float" office:value="1206164" calcext:value-type="float">
            <text:p>12061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36704" calcext:value-type="float">
            <text:p>11036704</text:p>
          </table:table-cell>
          <table:table-cell office:value-type="float" office:value="0" calcext:value-type="float">
            <text:p>0</text:p>
          </table:table-cell>
          <table:table-cell office:value-type="float" office:value="11036704" calcext:value-type="float">
            <text:p>110367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850" calcext:value-type="float">
            <text:p>18850</text:p>
          </table:table-cell>
          <table:table-cell office:value-type="float" office:value="994" calcext:value-type="float">
            <text:p>99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4956" calcext:value-type="float">
            <text:p>16110383549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1776" calcext:value-type="float">
            <text:p>71776</text:p>
          </table:table-cell>
          <table:table-cell office:value-type="float" office:value="1238" calcext:value-type="float">
            <text:p>1238</text:p>
          </table:table-cell>
          <table:table-cell office:value-type="float" office:value="1196656" calcext:value-type="float">
            <text:p>11966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909272" calcext:value-type="float">
            <text:p>14909272</text:p>
          </table:table-cell>
          <table:table-cell office:value-type="float" office:value="0" calcext:value-type="float">
            <text:p>0</text:p>
          </table:table-cell>
          <table:table-cell office:value-type="float" office:value="14909272" calcext:value-type="float">
            <text:p>1490927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8866" calcext:value-type="float">
            <text:p>18866</text:p>
          </table:table-cell>
          <table:table-cell office:value-type="float" office:value="1029" calcext:value-type="float">
            <text:p>1029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5178" calcext:value-type="float">
            <text:p>16110383551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376" calcext:value-type="float">
            <text:p>62376</text:p>
          </table:table-cell>
          <table:table-cell office:value-type="float" office:value="1231" calcext:value-type="float">
            <text:p>1231</text:p>
          </table:table-cell>
          <table:table-cell office:value-type="float" office:value="1198472" calcext:value-type="float">
            <text:p>11984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243992" calcext:value-type="float">
            <text:p>17243992</text:p>
          </table:table-cell>
          <table:table-cell office:value-type="float" office:value="0" calcext:value-type="float">
            <text:p>0</text:p>
          </table:table-cell>
          <table:table-cell office:value-type="float" office:value="17243992" calcext:value-type="float">
            <text:p>172439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8874" calcext:value-type="float">
            <text:p>18874</text:p>
          </table:table-cell>
          <table:table-cell office:value-type="float" office:value="502" calcext:value-type="float">
            <text:p>50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5326" calcext:value-type="float">
            <text:p>16110383553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9896" calcext:value-type="float">
            <text:p>59896</text:p>
          </table:table-cell>
          <table:table-cell office:value-type="float" office:value="1227" calcext:value-type="float">
            <text:p>1227</text:p>
          </table:table-cell>
          <table:table-cell office:value-type="float" office:value="1196640" calcext:value-type="float">
            <text:p>11966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953240" calcext:value-type="float">
            <text:p>23953240</text:p>
          </table:table-cell>
          <table:table-cell office:value-type="float" office:value="0" calcext:value-type="float">
            <text:p>0</text:p>
          </table:table-cell>
          <table:table-cell office:value-type="float" office:value="23953240" calcext:value-type="float">
            <text:p>239532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8887" calcext:value-type="float">
            <text:p>18887</text:p>
          </table:table-cell>
          <table:table-cell office:value-type="float" office:value="577" calcext:value-type="float">
            <text:p>57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5466" calcext:value-type="float">
            <text:p>16110383554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3184" calcext:value-type="float">
            <text:p>63184</text:p>
          </table:table-cell>
          <table:table-cell office:value-type="float" office:value="1229" calcext:value-type="float">
            <text:p>1229</text:p>
          </table:table-cell>
          <table:table-cell office:value-type="float" office:value="1195156" calcext:value-type="float">
            <text:p>11951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221525" calcext:value-type="float">
            <text:p>24221525</text:p>
          </table:table-cell>
          <table:table-cell office:value-type="float" office:value="693717" calcext:value-type="float">
            <text:p>693717</text:p>
          </table:table-cell>
          <table:table-cell office:value-type="float" office:value="23527808" calcext:value-type="float">
            <text:p>235278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8900" calcext:value-type="float">
            <text:p>18900</text:p>
          </table:table-cell>
          <table:table-cell office:value-type="float" office:value="527" calcext:value-type="float">
            <text:p>52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5606" calcext:value-type="float">
            <text:p>16110383556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780" calcext:value-type="float">
            <text:p>70780</text:p>
          </table:table-cell>
          <table:table-cell office:value-type="float" office:value="1237" calcext:value-type="float">
            <text:p>1237</text:p>
          </table:table-cell>
          <table:table-cell office:value-type="float" office:value="1196516" calcext:value-type="float">
            <text:p>11965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241912" calcext:value-type="float">
            <text:p>14241912</text:p>
          </table:table-cell>
          <table:table-cell office:value-type="float" office:value="569344" calcext:value-type="float">
            <text:p>569344</text:p>
          </table:table-cell>
          <table:table-cell office:value-type="float" office:value="13672568" calcext:value-type="float">
            <text:p>136725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8916" calcext:value-type="float">
            <text:p>18916</text:p>
          </table:table-cell>
          <table:table-cell office:value-type="float" office:value="538" calcext:value-type="float">
            <text:p>53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5746" calcext:value-type="float">
            <text:p>16110383557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908" calcext:value-type="float">
            <text:p>69908</text:p>
          </table:table-cell>
          <table:table-cell office:value-type="float" office:value="1237" calcext:value-type="float">
            <text:p>1237</text:p>
          </table:table-cell>
          <table:table-cell office:value-type="float" office:value="1197348" calcext:value-type="float">
            <text:p>11973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480768" calcext:value-type="float">
            <text:p>13480768</text:p>
          </table:table-cell>
          <table:table-cell office:value-type="float" office:value="0" calcext:value-type="float">
            <text:p>0</text:p>
          </table:table-cell>
          <table:table-cell office:value-type="float" office:value="13480768" calcext:value-type="float">
            <text:p>134807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8935" calcext:value-type="float">
            <text:p>18935</text:p>
          </table:table-cell>
          <table:table-cell office:value-type="float" office:value="463" calcext:value-type="float">
            <text:p>463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5886" calcext:value-type="float">
            <text:p>16110383558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960" calcext:value-type="float">
            <text:p>70960</text:p>
          </table:table-cell>
          <table:table-cell office:value-type="float" office:value="1238" calcext:value-type="float">
            <text:p>1238</text:p>
          </table:table-cell>
          <table:table-cell office:value-type="float" office:value="1197344" calcext:value-type="float">
            <text:p>11973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048648" calcext:value-type="float">
            <text:p>14048648</text:p>
          </table:table-cell>
          <table:table-cell office:value-type="float" office:value="0" calcext:value-type="float">
            <text:p>0</text:p>
          </table:table-cell>
          <table:table-cell office:value-type="float" office:value="14048648" calcext:value-type="float">
            <text:p>140486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8950" calcext:value-type="float">
            <text:p>18950</text:p>
          </table:table-cell>
          <table:table-cell office:value-type="float" office:value="520" calcext:value-type="float">
            <text:p>520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6036" calcext:value-type="float">
            <text:p>16110383560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212" calcext:value-type="float">
            <text:p>68212</text:p>
          </table:table-cell>
          <table:table-cell office:value-type="float" office:value="1235" calcext:value-type="float">
            <text:p>1235</text:p>
          </table:table-cell>
          <table:table-cell office:value-type="float" office:value="1197376" calcext:value-type="float">
            <text:p>11973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054480" calcext:value-type="float">
            <text:p>16054480</text:p>
          </table:table-cell>
          <table:table-cell office:value-type="float" office:value="0" calcext:value-type="float">
            <text:p>0</text:p>
          </table:table-cell>
          <table:table-cell office:value-type="float" office:value="16054480" calcext:value-type="float">
            <text:p>160544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8967" calcext:value-type="float">
            <text:p>18967</text:p>
          </table:table-cell>
          <table:table-cell office:value-type="float" office:value="490" calcext:value-type="float">
            <text:p>490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6176" calcext:value-type="float">
            <text:p>161103835617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3388" calcext:value-type="float">
            <text:p>63388</text:p>
          </table:table-cell>
          <table:table-cell office:value-type="float" office:value="1241" calcext:value-type="float">
            <text:p>1241</text:p>
          </table:table-cell>
          <table:table-cell office:value-type="float" office:value="1207908" calcext:value-type="float">
            <text:p>12079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724298" calcext:value-type="float">
            <text:p>8724298</text:p>
          </table:table-cell>
          <table:table-cell office:value-type="float" office:value="735186" calcext:value-type="float">
            <text:p>735186</text:p>
          </table:table-cell>
          <table:table-cell office:value-type="float" office:value="7989112" calcext:value-type="float">
            <text:p>79891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8979" calcext:value-type="float">
            <text:p>18979</text:p>
          </table:table-cell>
          <table:table-cell office:value-type="float" office:value="623" calcext:value-type="float">
            <text:p>623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6316" calcext:value-type="float">
            <text:p>16110383563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49168" calcext:value-type="float">
            <text:p>49168</text:p>
          </table:table-cell>
          <table:table-cell office:value-type="float" office:value="1221" calcext:value-type="float">
            <text:p>1221</text:p>
          </table:table-cell>
          <table:table-cell office:value-type="float" office:value="1200976" calcext:value-type="float">
            <text:p>12009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644584" calcext:value-type="float">
            <text:p>9644584</text:p>
          </table:table-cell>
          <table:table-cell office:value-type="float" office:value="0" calcext:value-type="float">
            <text:p>0</text:p>
          </table:table-cell>
          <table:table-cell office:value-type="float" office:value="9644584" calcext:value-type="float">
            <text:p>96445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8993" calcext:value-type="float">
            <text:p>18993</text:p>
          </table:table-cell>
          <table:table-cell office:value-type="float" office:value="486" calcext:value-type="float">
            <text:p>486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6456" calcext:value-type="float">
            <text:p>16110383564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6368" calcext:value-type="float">
            <text:p>66368</text:p>
          </table:table-cell>
          <table:table-cell office:value-type="float" office:value="1226" calcext:value-type="float">
            <text:p>1226</text:p>
          </table:table-cell>
          <table:table-cell office:value-type="float" office:value="1189280" calcext:value-type="float">
            <text:p>11892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912522" calcext:value-type="float">
            <text:p>8912522</text:p>
          </table:table-cell>
          <table:table-cell office:value-type="float" office:value="782242" calcext:value-type="float">
            <text:p>782242</text:p>
          </table:table-cell>
          <table:table-cell office:value-type="float" office:value="8130280" calcext:value-type="float">
            <text:p>81302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9008" calcext:value-type="float">
            <text:p>19008</text:p>
          </table:table-cell>
          <table:table-cell office:value-type="float" office:value="502" calcext:value-type="float">
            <text:p>50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6596" calcext:value-type="float">
            <text:p>16110383565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492" calcext:value-type="float">
            <text:p>64492</text:p>
          </table:table-cell>
          <table:table-cell office:value-type="float" office:value="1224" calcext:value-type="float">
            <text:p>1224</text:p>
          </table:table-cell>
          <table:table-cell office:value-type="float" office:value="1189592" calcext:value-type="float">
            <text:p>11895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346784" calcext:value-type="float">
            <text:p>10346784</text:p>
          </table:table-cell>
          <table:table-cell office:value-type="float" office:value="0" calcext:value-type="float">
            <text:p>0</text:p>
          </table:table-cell>
          <table:table-cell office:value-type="float" office:value="10346784" calcext:value-type="float">
            <text:p>103467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9025" calcext:value-type="float">
            <text:p>19025</text:p>
          </table:table-cell>
          <table:table-cell office:value-type="float" office:value="506" calcext:value-type="float">
            <text:p>506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6736" calcext:value-type="float">
            <text:p>16110383567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108" calcext:value-type="float">
            <text:p>64108</text:p>
          </table:table-cell>
          <table:table-cell office:value-type="float" office:value="1229" calcext:value-type="float">
            <text:p>1229</text:p>
          </table:table-cell>
          <table:table-cell office:value-type="float" office:value="1194928" calcext:value-type="float">
            <text:p>11949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27701" calcext:value-type="float">
            <text:p>7327701</text:p>
          </table:table-cell>
          <table:table-cell office:value-type="float" office:value="30621" calcext:value-type="float">
            <text:p>30621</text:p>
          </table:table-cell>
          <table:table-cell office:value-type="float" office:value="7297080" calcext:value-type="float">
            <text:p>729708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043" calcext:value-type="float">
            <text:p>19043</text:p>
          </table:table-cell>
          <table:table-cell office:value-type="float" office:value="529" calcext:value-type="float">
            <text:p>529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6876" calcext:value-type="float">
            <text:p>161103835687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9328" calcext:value-type="float">
            <text:p>59328</text:p>
          </table:table-cell>
          <table:table-cell office:value-type="float" office:value="1228" calcext:value-type="float">
            <text:p>1228</text:p>
          </table:table-cell>
          <table:table-cell office:value-type="float" office:value="1198196" calcext:value-type="float">
            <text:p>1198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89744" calcext:value-type="float">
            <text:p>7889744</text:p>
          </table:table-cell>
          <table:table-cell office:value-type="float" office:value="0" calcext:value-type="float">
            <text:p>0</text:p>
          </table:table-cell>
          <table:table-cell office:value-type="float" office:value="7889744" calcext:value-type="float">
            <text:p>78897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9060" calcext:value-type="float">
            <text:p>19060</text:p>
          </table:table-cell>
          <table:table-cell office:value-type="float" office:value="487" calcext:value-type="float">
            <text:p>48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7026" calcext:value-type="float">
            <text:p>16110383570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2808" calcext:value-type="float">
            <text:p>72808</text:p>
          </table:table-cell>
          <table:table-cell office:value-type="float" office:value="1231" calcext:value-type="float">
            <text:p>1231</text:p>
          </table:table-cell>
          <table:table-cell office:value-type="float" office:value="1187800" calcext:value-type="float">
            <text:p>11878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01322" calcext:value-type="float">
            <text:p>6501322</text:p>
          </table:table-cell>
          <table:table-cell office:value-type="float" office:value="1608946" calcext:value-type="float">
            <text:p>1608946</text:p>
          </table:table-cell>
          <table:table-cell office:value-type="float" office:value="4892376" calcext:value-type="float">
            <text:p>48923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9078" calcext:value-type="float">
            <text:p>19078</text:p>
          </table:table-cell>
          <table:table-cell office:value-type="float" office:value="714" calcext:value-type="float">
            <text:p>71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7152" calcext:value-type="float">
            <text:p>16110383571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1836" calcext:value-type="float">
            <text:p>71836</text:p>
          </table:table-cell>
          <table:table-cell office:value-type="float" office:value="1223" calcext:value-type="float">
            <text:p>1223</text:p>
          </table:table-cell>
          <table:table-cell office:value-type="float" office:value="1182028" calcext:value-type="float">
            <text:p>1182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00223" calcext:value-type="float">
            <text:p>6100223</text:p>
          </table:table-cell>
          <table:table-cell office:value-type="float" office:value="963903" calcext:value-type="float">
            <text:p>963903</text:p>
          </table:table-cell>
          <table:table-cell office:value-type="float" office:value="5136320" calcext:value-type="float">
            <text:p>51363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097" calcext:value-type="float">
            <text:p>19097</text:p>
          </table:table-cell>
          <table:table-cell office:value-type="float" office:value="818" calcext:value-type="float">
            <text:p>81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7279" calcext:value-type="float">
            <text:p>161103835727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5580" calcext:value-type="float">
            <text:p>55580</text:p>
          </table:table-cell>
          <table:table-cell office:value-type="float" office:value="1212" calcext:value-type="float">
            <text:p>1212</text:p>
          </table:table-cell>
          <table:table-cell office:value-type="float" office:value="1184952" calcext:value-type="float">
            <text:p>11849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214304" calcext:value-type="float">
            <text:p>9214304</text:p>
          </table:table-cell>
          <table:table-cell office:value-type="float" office:value="0" calcext:value-type="float">
            <text:p>0</text:p>
          </table:table-cell>
          <table:table-cell office:value-type="float" office:value="9214304" calcext:value-type="float">
            <text:p>92143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112" calcext:value-type="float">
            <text:p>19112</text:p>
          </table:table-cell>
          <table:table-cell office:value-type="float" office:value="960" calcext:value-type="float">
            <text:p>960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7426" calcext:value-type="float">
            <text:p>16110383574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400" calcext:value-type="float">
            <text:p>82400</text:p>
          </table:table-cell>
          <table:table-cell office:value-type="float" office:value="1209" calcext:value-type="float">
            <text:p>1209</text:p>
          </table:table-cell>
          <table:table-cell office:value-type="float" office:value="1156372" calcext:value-type="float">
            <text:p>11563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37994" calcext:value-type="float">
            <text:p>7337994</text:p>
          </table:table-cell>
          <table:table-cell office:value-type="float" office:value="2146602" calcext:value-type="float">
            <text:p>2146602</text:p>
          </table:table-cell>
          <table:table-cell office:value-type="float" office:value="5191392" calcext:value-type="float">
            <text:p>51913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127" calcext:value-type="float">
            <text:p>19127</text:p>
          </table:table-cell>
          <table:table-cell office:value-type="float" office:value="731" calcext:value-type="float">
            <text:p>73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7580" calcext:value-type="float">
            <text:p>16110383575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6168" calcext:value-type="float">
            <text:p>66168</text:p>
          </table:table-cell>
          <table:table-cell office:value-type="float" office:value="1205" calcext:value-type="float">
            <text:p>1205</text:p>
          </table:table-cell>
          <table:table-cell office:value-type="float" office:value="1167992" calcext:value-type="float">
            <text:p>1167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02928" calcext:value-type="float">
            <text:p>11802928</text:p>
          </table:table-cell>
          <table:table-cell office:value-type="float" office:value="0" calcext:value-type="float">
            <text:p>0</text:p>
          </table:table-cell>
          <table:table-cell office:value-type="float" office:value="11802928" calcext:value-type="float">
            <text:p>118029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9144" calcext:value-type="float">
            <text:p>19144</text:p>
          </table:table-cell>
          <table:table-cell office:value-type="float" office:value="679" calcext:value-type="float">
            <text:p>679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7737" calcext:value-type="float">
            <text:p>16110383577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0044" calcext:value-type="float">
            <text:p>60044</text:p>
          </table:table-cell>
          <table:table-cell office:value-type="float" office:value="1193" calcext:value-type="float">
            <text:p>1193</text:p>
          </table:table-cell>
          <table:table-cell office:value-type="float" office:value="1162292" calcext:value-type="float">
            <text:p>11622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62847" calcext:value-type="float">
            <text:p>8562847</text:p>
          </table:table-cell>
          <table:table-cell office:value-type="float" office:value="875935" calcext:value-type="float">
            <text:p>875935</text:p>
          </table:table-cell>
          <table:table-cell office:value-type="float" office:value="7686912" calcext:value-type="float">
            <text:p>768691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157" calcext:value-type="float">
            <text:p>19157</text:p>
          </table:table-cell>
          <table:table-cell office:value-type="float" office:value="697" calcext:value-type="float">
            <text:p>69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7886" calcext:value-type="float">
            <text:p>16110383578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8712" calcext:value-type="float">
            <text:p>78712</text:p>
          </table:table-cell>
          <table:table-cell office:value-type="float" office:value="1180" calcext:value-type="float">
            <text:p>1180</text:p>
          </table:table-cell>
          <table:table-cell office:value-type="float" office:value="1130116" calcext:value-type="float">
            <text:p>11301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725237" calcext:value-type="float">
            <text:p>6725237</text:p>
          </table:table-cell>
          <table:table-cell office:value-type="float" office:value="136621" calcext:value-type="float">
            <text:p>136621</text:p>
          </table:table-cell>
          <table:table-cell office:value-type="float" office:value="6588616" calcext:value-type="float">
            <text:p>65886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176" calcext:value-type="float">
            <text:p>19176</text:p>
          </table:table-cell>
          <table:table-cell office:value-type="float" office:value="828" calcext:value-type="float">
            <text:p>82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8046" calcext:value-type="float">
            <text:p>16110383580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344" calcext:value-type="float">
            <text:p>69344</text:p>
          </table:table-cell>
          <table:table-cell office:value-type="float" office:value="1172" calcext:value-type="float">
            <text:p>1172</text:p>
          </table:table-cell>
          <table:table-cell office:value-type="float" office:value="1131224" calcext:value-type="float">
            <text:p>11312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756816" calcext:value-type="float">
            <text:p>9756816</text:p>
          </table:table-cell>
          <table:table-cell office:value-type="float" office:value="0" calcext:value-type="float">
            <text:p>0</text:p>
          </table:table-cell>
          <table:table-cell office:value-type="float" office:value="9756816" calcext:value-type="float">
            <text:p>97568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189" calcext:value-type="float">
            <text:p>19189</text:p>
          </table:table-cell>
          <table:table-cell office:value-type="float" office:value="696" calcext:value-type="float">
            <text:p>696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8184" calcext:value-type="float">
            <text:p>161103835818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072" calcext:value-type="float">
            <text:p>68072</text:p>
          </table:table-cell>
          <table:table-cell office:value-type="float" office:value="1170" calcext:value-type="float">
            <text:p>1170</text:p>
          </table:table-cell>
          <table:table-cell office:value-type="float" office:value="1131268" calcext:value-type="float">
            <text:p>11312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13311" calcext:value-type="float">
            <text:p>6113311</text:p>
          </table:table-cell>
          <table:table-cell office:value-type="float" office:value="1114631" calcext:value-type="float">
            <text:p>1114631</text:p>
          </table:table-cell>
          <table:table-cell office:value-type="float" office:value="4998680" calcext:value-type="float">
            <text:p>499868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212" calcext:value-type="float">
            <text:p>19212</text:p>
          </table:table-cell>
          <table:table-cell office:value-type="float" office:value="633" calcext:value-type="float">
            <text:p>633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8326" calcext:value-type="float">
            <text:p>16110383583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7444" calcext:value-type="float">
            <text:p>87444</text:p>
          </table:table-cell>
          <table:table-cell office:value-type="float" office:value="1184" calcext:value-type="float">
            <text:p>1184</text:p>
          </table:table-cell>
          <table:table-cell office:value-type="float" office:value="1125040" calcext:value-type="float">
            <text:p>1125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24490" calcext:value-type="float">
            <text:p>6224490</text:p>
          </table:table-cell>
          <table:table-cell office:value-type="float" office:value="951282" calcext:value-type="float">
            <text:p>951282</text:p>
          </table:table-cell>
          <table:table-cell office:value-type="float" office:value="5273208" calcext:value-type="float">
            <text:p>52732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236" calcext:value-type="float">
            <text:p>19236</text:p>
          </table:table-cell>
          <table:table-cell office:value-type="float" office:value="671" calcext:value-type="float">
            <text:p>67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8472" calcext:value-type="float">
            <text:p>16110383584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228" calcext:value-type="float">
            <text:p>91228</text:p>
          </table:table-cell>
          <table:table-cell office:value-type="float" office:value="1189" calcext:value-type="float">
            <text:p>1189</text:p>
          </table:table-cell>
          <table:table-cell office:value-type="float" office:value="1127164" calcext:value-type="float">
            <text:p>11271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90160" calcext:value-type="float">
            <text:p>7490160</text:p>
          </table:table-cell>
          <table:table-cell office:value-type="float" office:value="0" calcext:value-type="float">
            <text:p>0</text:p>
          </table:table-cell>
          <table:table-cell office:value-type="float" office:value="7490160" calcext:value-type="float">
            <text:p>749016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259" calcext:value-type="float">
            <text:p>19259</text:p>
          </table:table-cell>
          <table:table-cell office:value-type="float" office:value="612" calcext:value-type="float">
            <text:p>61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8616" calcext:value-type="float">
            <text:p>16110383586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1440" calcext:value-type="float">
            <text:p>81440</text:p>
          </table:table-cell>
          <table:table-cell office:value-type="float" office:value="1180" calcext:value-type="float">
            <text:p>1180</text:p>
          </table:table-cell>
          <table:table-cell office:value-type="float" office:value="1127524" calcext:value-type="float">
            <text:p>11275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89375" calcext:value-type="float">
            <text:p>5989375</text:p>
          </table:table-cell>
          <table:table-cell office:value-type="float" office:value="411903" calcext:value-type="float">
            <text:p>411903</text:p>
          </table:table-cell>
          <table:table-cell office:value-type="float" office:value="5577472" calcext:value-type="float">
            <text:p>557747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279" calcext:value-type="float">
            <text:p>19279</text:p>
          </table:table-cell>
          <table:table-cell office:value-type="float" office:value="610" calcext:value-type="float">
            <text:p>610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8738" calcext:value-type="float">
            <text:p>16110383587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4108" calcext:value-type="float">
            <text:p>74108</text:p>
          </table:table-cell>
          <table:table-cell office:value-type="float" office:value="1173" calcext:value-type="float">
            <text:p>1173</text:p>
          </table:table-cell>
          <table:table-cell office:value-type="float" office:value="1127588" calcext:value-type="float">
            <text:p>11275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04543" calcext:value-type="float">
            <text:p>6104543</text:p>
          </table:table-cell>
          <table:table-cell office:value-type="float" office:value="80183" calcext:value-type="float">
            <text:p>80183</text:p>
          </table:table-cell>
          <table:table-cell office:value-type="float" office:value="6024360" calcext:value-type="float">
            <text:p>602436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301" calcext:value-type="float">
            <text:p>19301</text:p>
          </table:table-cell>
          <table:table-cell office:value-type="float" office:value="678" calcext:value-type="float">
            <text:p>67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8876" calcext:value-type="float">
            <text:p>161103835887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9360" calcext:value-type="float">
            <text:p>99360</text:p>
          </table:table-cell>
          <table:table-cell office:value-type="float" office:value="1198" calcext:value-type="float">
            <text:p>1198</text:p>
          </table:table-cell>
          <table:table-cell office:value-type="float" office:value="1128204" calcext:value-type="float">
            <text:p>11282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64520" calcext:value-type="float">
            <text:p>6364520</text:p>
          </table:table-cell>
          <table:table-cell office:value-type="float" office:value="0" calcext:value-type="float">
            <text:p>0</text:p>
          </table:table-cell>
          <table:table-cell office:value-type="float" office:value="6364520" calcext:value-type="float">
            <text:p>63645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323" calcext:value-type="float">
            <text:p>19323</text:p>
          </table:table-cell>
          <table:table-cell office:value-type="float" office:value="637" calcext:value-type="float">
            <text:p>63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9016" calcext:value-type="float">
            <text:p>16110383590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6544" calcext:value-type="float">
            <text:p>116544</text:p>
          </table:table-cell>
          <table:table-cell office:value-type="float" office:value="1218" calcext:value-type="float">
            <text:p>1218</text:p>
          </table:table-cell>
          <table:table-cell office:value-type="float" office:value="1131388" calcext:value-type="float">
            <text:p>11313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84127" calcext:value-type="float">
            <text:p>6084127</text:p>
          </table:table-cell>
          <table:table-cell office:value-type="float" office:value="910727" calcext:value-type="float">
            <text:p>910727</text:p>
          </table:table-cell>
          <table:table-cell office:value-type="float" office:value="5173400" calcext:value-type="float">
            <text:p>51734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346" calcext:value-type="float">
            <text:p>19346</text:p>
          </table:table-cell>
          <table:table-cell office:value-type="float" office:value="679" calcext:value-type="float">
            <text:p>679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9158" calcext:value-type="float">
            <text:p>161103835915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7260" calcext:value-type="float">
            <text:p>87260</text:p>
          </table:table-cell>
          <table:table-cell office:value-type="float" office:value="1193" calcext:value-type="float">
            <text:p>1193</text:p>
          </table:table-cell>
          <table:table-cell office:value-type="float" office:value="1134388" calcext:value-type="float">
            <text:p>11343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54352" calcext:value-type="float">
            <text:p>6354352</text:p>
          </table:table-cell>
          <table:table-cell office:value-type="float" office:value="0" calcext:value-type="float">
            <text:p>0</text:p>
          </table:table-cell>
          <table:table-cell office:value-type="float" office:value="6354352" calcext:value-type="float">
            <text:p>63543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367" calcext:value-type="float">
            <text:p>19367</text:p>
          </table:table-cell>
          <table:table-cell office:value-type="float" office:value="618" calcext:value-type="float">
            <text:p>61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9296" calcext:value-type="float">
            <text:p>16110383592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2140" calcext:value-type="float">
            <text:p>72140</text:p>
          </table:table-cell>
          <table:table-cell office:value-type="float" office:value="1183" calcext:value-type="float">
            <text:p>1183</text:p>
          </table:table-cell>
          <table:table-cell office:value-type="float" office:value="1140100" calcext:value-type="float">
            <text:p>11401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46408" calcext:value-type="float">
            <text:p>7046408</text:p>
          </table:table-cell>
          <table:table-cell office:value-type="float" office:value="0" calcext:value-type="float">
            <text:p>0</text:p>
          </table:table-cell>
          <table:table-cell office:value-type="float" office:value="7046408" calcext:value-type="float">
            <text:p>70464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388" calcext:value-type="float">
            <text:p>19388</text:p>
          </table:table-cell>
          <table:table-cell office:value-type="float" office:value="881" calcext:value-type="float">
            <text:p>88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9447" calcext:value-type="float">
            <text:p>16110383594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7468" calcext:value-type="float">
            <text:p>57468</text:p>
          </table:table-cell>
          <table:table-cell office:value-type="float" office:value="1170" calcext:value-type="float">
            <text:p>1170</text:p>
          </table:table-cell>
          <table:table-cell office:value-type="float" office:value="1141504" calcext:value-type="float">
            <text:p>11415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05205" calcext:value-type="float">
            <text:p>6005205</text:p>
          </table:table-cell>
          <table:table-cell office:value-type="float" office:value="768941" calcext:value-type="float">
            <text:p>768941</text:p>
          </table:table-cell>
          <table:table-cell office:value-type="float" office:value="5236264" calcext:value-type="float">
            <text:p>523626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406" calcext:value-type="float">
            <text:p>19406</text:p>
          </table:table-cell>
          <table:table-cell office:value-type="float" office:value="704" calcext:value-type="float">
            <text:p>70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9586" calcext:value-type="float">
            <text:p>16110383595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4544" calcext:value-type="float">
            <text:p>84544</text:p>
          </table:table-cell>
          <table:table-cell office:value-type="float" office:value="1174" calcext:value-type="float">
            <text:p>1174</text:p>
          </table:table-cell>
          <table:table-cell office:value-type="float" office:value="1118108" calcext:value-type="float">
            <text:p>11181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03728" calcext:value-type="float">
            <text:p>6303728</text:p>
          </table:table-cell>
          <table:table-cell office:value-type="float" office:value="0" calcext:value-type="float">
            <text:p>0</text:p>
          </table:table-cell>
          <table:table-cell office:value-type="float" office:value="6303728" calcext:value-type="float">
            <text:p>63037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430" calcext:value-type="float">
            <text:p>19430</text:p>
          </table:table-cell>
          <table:table-cell office:value-type="float" office:value="661" calcext:value-type="float">
            <text:p>66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9736" calcext:value-type="float">
            <text:p>16110383597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548" calcext:value-type="float">
            <text:p>96548</text:p>
          </table:table-cell>
          <table:table-cell office:value-type="float" office:value="1191" calcext:value-type="float">
            <text:p>1191</text:p>
          </table:table-cell>
          <table:table-cell office:value-type="float" office:value="1123424" calcext:value-type="float">
            <text:p>11234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43423" calcext:value-type="float">
            <text:p>5743423</text:p>
          </table:table-cell>
          <table:table-cell office:value-type="float" office:value="530639" calcext:value-type="float">
            <text:p>530639</text:p>
          </table:table-cell>
          <table:table-cell office:value-type="float" office:value="5212784" calcext:value-type="float">
            <text:p>521278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453" calcext:value-type="float">
            <text:p>19453</text:p>
          </table:table-cell>
          <table:table-cell office:value-type="float" office:value="634" calcext:value-type="float">
            <text:p>63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59888" calcext:value-type="float">
            <text:p>16110383598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7816" calcext:value-type="float">
            <text:p>77816</text:p>
          </table:table-cell>
          <table:table-cell office:value-type="float" office:value="1180" calcext:value-type="float">
            <text:p>1180</text:p>
          </table:table-cell>
          <table:table-cell office:value-type="float" office:value="1131056" calcext:value-type="float">
            <text:p>11310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02920" calcext:value-type="float">
            <text:p>6002920</text:p>
          </table:table-cell>
          <table:table-cell office:value-type="float" office:value="0" calcext:value-type="float">
            <text:p>0</text:p>
          </table:table-cell>
          <table:table-cell office:value-type="float" office:value="6002920" calcext:value-type="float">
            <text:p>60029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475" calcext:value-type="float">
            <text:p>19475</text:p>
          </table:table-cell>
          <table:table-cell office:value-type="float" office:value="787" calcext:value-type="float">
            <text:p>78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0036" calcext:value-type="float">
            <text:p>16110383600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4412" calcext:value-type="float">
            <text:p>74412</text:p>
          </table:table-cell>
          <table:table-cell office:value-type="float" office:value="1180" calcext:value-type="float">
            <text:p>1180</text:p>
          </table:table-cell>
          <table:table-cell office:value-type="float" office:value="1133936" calcext:value-type="float">
            <text:p>11339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47541" calcext:value-type="float">
            <text:p>5947541</text:p>
          </table:table-cell>
          <table:table-cell office:value-type="float" office:value="166525" calcext:value-type="float">
            <text:p>166525</text:p>
          </table:table-cell>
          <table:table-cell office:value-type="float" office:value="5781016" calcext:value-type="float">
            <text:p>57810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495" calcext:value-type="float">
            <text:p>19495</text:p>
          </table:table-cell>
          <table:table-cell office:value-type="float" office:value="598" calcext:value-type="float">
            <text:p>59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0186" calcext:value-type="float">
            <text:p>16110383601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068" calcext:value-type="float">
            <text:p>69068</text:p>
          </table:table-cell>
          <table:table-cell office:value-type="float" office:value="1169" calcext:value-type="float">
            <text:p>1169</text:p>
          </table:table-cell>
          <table:table-cell office:value-type="float" office:value="1127072" calcext:value-type="float">
            <text:p>11270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11024" calcext:value-type="float">
            <text:p>5911024</text:p>
          </table:table-cell>
          <table:table-cell office:value-type="float" office:value="0" calcext:value-type="float">
            <text:p>0</text:p>
          </table:table-cell>
          <table:table-cell office:value-type="float" office:value="5911024" calcext:value-type="float">
            <text:p>591102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518" calcext:value-type="float">
            <text:p>19518</text:p>
          </table:table-cell>
          <table:table-cell office:value-type="float" office:value="1036" calcext:value-type="float">
            <text:p>1036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0320" calcext:value-type="float">
            <text:p>16110383603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2044" calcext:value-type="float">
            <text:p>72044</text:p>
          </table:table-cell>
          <table:table-cell office:value-type="float" office:value="1176" calcext:value-type="float">
            <text:p>1176</text:p>
          </table:table-cell>
          <table:table-cell office:value-type="float" office:value="1133572" calcext:value-type="float">
            <text:p>11335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31562" calcext:value-type="float">
            <text:p>6831562</text:p>
          </table:table-cell>
          <table:table-cell office:value-type="float" office:value="1783658" calcext:value-type="float">
            <text:p>1783658</text:p>
          </table:table-cell>
          <table:table-cell office:value-type="float" office:value="5047904" calcext:value-type="float">
            <text:p>50479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533" calcext:value-type="float">
            <text:p>19533</text:p>
          </table:table-cell>
          <table:table-cell office:value-type="float" office:value="860" calcext:value-type="float">
            <text:p>860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0487" calcext:value-type="float">
            <text:p>16110383604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6772" calcext:value-type="float">
            <text:p>66772</text:p>
          </table:table-cell>
          <table:table-cell office:value-type="float" office:value="1171" calcext:value-type="float">
            <text:p>1171</text:p>
          </table:table-cell>
          <table:table-cell office:value-type="float" office:value="1132880" calcext:value-type="float">
            <text:p>11328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10304" calcext:value-type="float">
            <text:p>7710304</text:p>
          </table:table-cell>
          <table:table-cell office:value-type="float" office:value="0" calcext:value-type="float">
            <text:p>0</text:p>
          </table:table-cell>
          <table:table-cell office:value-type="float" office:value="7710304" calcext:value-type="float">
            <text:p>77103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541" calcext:value-type="float">
            <text:p>19541</text:p>
          </table:table-cell>
          <table:table-cell office:value-type="float" office:value="963" calcext:value-type="float">
            <text:p>963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0637" calcext:value-type="float">
            <text:p>16110383606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796" calcext:value-type="float">
            <text:p>64796</text:p>
          </table:table-cell>
          <table:table-cell office:value-type="float" office:value="1163" calcext:value-type="float">
            <text:p>1163</text:p>
          </table:table-cell>
          <table:table-cell office:value-type="float" office:value="1127016" calcext:value-type="float">
            <text:p>11270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52138" calcext:value-type="float">
            <text:p>5652138</text:p>
          </table:table-cell>
          <table:table-cell office:value-type="float" office:value="458666" calcext:value-type="float">
            <text:p>458666</text:p>
          </table:table-cell>
          <table:table-cell office:value-type="float" office:value="5193472" calcext:value-type="float">
            <text:p>519347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552" calcext:value-type="float">
            <text:p>19552</text:p>
          </table:table-cell>
          <table:table-cell office:value-type="float" office:value="852" calcext:value-type="float">
            <text:p>85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0785" calcext:value-type="float">
            <text:p>16110383607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3980" calcext:value-type="float">
            <text:p>63980</text:p>
          </table:table-cell>
          <table:table-cell office:value-type="float" office:value="1159" calcext:value-type="float">
            <text:p>1159</text:p>
          </table:table-cell>
          <table:table-cell office:value-type="float" office:value="1124012" calcext:value-type="float">
            <text:p>1124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22280" calcext:value-type="float">
            <text:p>6122280</text:p>
          </table:table-cell>
          <table:table-cell office:value-type="float" office:value="0" calcext:value-type="float">
            <text:p>0</text:p>
          </table:table-cell>
          <table:table-cell office:value-type="float" office:value="6122280" calcext:value-type="float">
            <text:p>612228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562" calcext:value-type="float">
            <text:p>19562</text:p>
          </table:table-cell>
          <table:table-cell office:value-type="float" office:value="1029" calcext:value-type="float">
            <text:p>1029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0937" calcext:value-type="float">
            <text:p>16110383609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46804" calcext:value-type="float">
            <text:p>46804</text:p>
          </table:table-cell>
          <table:table-cell office:value-type="float" office:value="1143" calcext:value-type="float">
            <text:p>1143</text:p>
          </table:table-cell>
          <table:table-cell office:value-type="float" office:value="1124548" calcext:value-type="float">
            <text:p>11245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25663" calcext:value-type="float">
            <text:p>6025663</text:p>
          </table:table-cell>
          <table:table-cell office:value-type="float" office:value="76911" calcext:value-type="float">
            <text:p>76911</text:p>
          </table:table-cell>
          <table:table-cell office:value-type="float" office:value="5948752" calcext:value-type="float">
            <text:p>59487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577" calcext:value-type="float">
            <text:p>19577</text:p>
          </table:table-cell>
          <table:table-cell office:value-type="float" office:value="1029" calcext:value-type="float">
            <text:p>1029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1098" calcext:value-type="float">
            <text:p>16110383610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852" calcext:value-type="float">
            <text:p>64852</text:p>
          </table:table-cell>
          <table:table-cell office:value-type="float" office:value="1135" calcext:value-type="float">
            <text:p>1135</text:p>
          </table:table-cell>
          <table:table-cell office:value-type="float" office:value="1097908" calcext:value-type="float">
            <text:p>10979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19928" calcext:value-type="float">
            <text:p>7419928</text:p>
          </table:table-cell>
          <table:table-cell office:value-type="float" office:value="0" calcext:value-type="float">
            <text:p>0</text:p>
          </table:table-cell>
          <table:table-cell office:value-type="float" office:value="7419928" calcext:value-type="float">
            <text:p>74199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595" calcext:value-type="float">
            <text:p>19595</text:p>
          </table:table-cell>
          <table:table-cell office:value-type="float" office:value="910" calcext:value-type="float">
            <text:p>910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1256" calcext:value-type="float">
            <text:p>16110383612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40572" calcext:value-type="float">
            <text:p>40572</text:p>
          </table:table-cell>
          <table:table-cell office:value-type="float" office:value="1109" calcext:value-type="float">
            <text:p>1109</text:p>
          </table:table-cell>
          <table:table-cell office:value-type="float" office:value="1072552" calcext:value-type="float">
            <text:p>10725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96693" calcext:value-type="float">
            <text:p>6296693</text:p>
          </table:table-cell>
          <table:table-cell office:value-type="float" office:value="276037" calcext:value-type="float">
            <text:p>276037</text:p>
          </table:table-cell>
          <table:table-cell office:value-type="float" office:value="6020656" calcext:value-type="float">
            <text:p>602065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610" calcext:value-type="float">
            <text:p>19610</text:p>
          </table:table-cell>
          <table:table-cell office:value-type="float" office:value="951" calcext:value-type="float">
            <text:p>95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1398" calcext:value-type="float">
            <text:p>16110383613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3256" calcext:value-type="float">
            <text:p>63256</text:p>
          </table:table-cell>
          <table:table-cell office:value-type="float" office:value="1110" calcext:value-type="float">
            <text:p>1110</text:p>
          </table:table-cell>
          <table:table-cell office:value-type="float" office:value="1074204" calcext:value-type="float">
            <text:p>10742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26026" calcext:value-type="float">
            <text:p>6926026</text:p>
          </table:table-cell>
          <table:table-cell office:value-type="float" office:value="727986" calcext:value-type="float">
            <text:p>727986</text:p>
          </table:table-cell>
          <table:table-cell office:value-type="float" office:value="6198040" calcext:value-type="float">
            <text:p>61980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629" calcext:value-type="float">
            <text:p>19629</text:p>
          </table:table-cell>
          <table:table-cell office:value-type="float" office:value="1019" calcext:value-type="float">
            <text:p>1019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1548" calcext:value-type="float">
            <text:p>16110383615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8044" calcext:value-type="float">
            <text:p>108044</text:p>
          </table:table-cell>
          <table:table-cell office:value-type="float" office:value="1157" calcext:value-type="float">
            <text:p>1157</text:p>
          </table:table-cell>
          <table:table-cell office:value-type="float" office:value="1075416" calcext:value-type="float">
            <text:p>10754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70496" calcext:value-type="float">
            <text:p>7070496</text:p>
          </table:table-cell>
          <table:table-cell office:value-type="float" office:value="0" calcext:value-type="float">
            <text:p>0</text:p>
          </table:table-cell>
          <table:table-cell office:value-type="float" office:value="7070496" calcext:value-type="float">
            <text:p>707049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645" calcext:value-type="float">
            <text:p>19645</text:p>
          </table:table-cell>
          <table:table-cell office:value-type="float" office:value="1004" calcext:value-type="float">
            <text:p>100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1719" calcext:value-type="float">
            <text:p>16110383617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264" calcext:value-type="float">
            <text:p>91264</text:p>
          </table:table-cell>
          <table:table-cell office:value-type="float" office:value="1144" calcext:value-type="float">
            <text:p>1144</text:p>
          </table:table-cell>
          <table:table-cell office:value-type="float" office:value="1080952" calcext:value-type="float">
            <text:p>10809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48703" calcext:value-type="float">
            <text:p>5948703</text:p>
          </table:table-cell>
          <table:table-cell office:value-type="float" office:value="1569263" calcext:value-type="float">
            <text:p>1569263</text:p>
          </table:table-cell>
          <table:table-cell office:value-type="float" office:value="4379440" calcext:value-type="float">
            <text:p>43794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660" calcext:value-type="float">
            <text:p>19660</text:p>
          </table:table-cell>
          <table:table-cell office:value-type="float" office:value="906" calcext:value-type="float">
            <text:p>906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1837" calcext:value-type="float">
            <text:p>16110383618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7484" calcext:value-type="float">
            <text:p>77484</text:p>
          </table:table-cell>
          <table:table-cell office:value-type="float" office:value="1131" calcext:value-type="float">
            <text:p>1131</text:p>
          </table:table-cell>
          <table:table-cell office:value-type="float" office:value="1081808" calcext:value-type="float">
            <text:p>10818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12010" calcext:value-type="float">
            <text:p>5812010</text:p>
          </table:table-cell>
          <table:table-cell office:value-type="float" office:value="367562" calcext:value-type="float">
            <text:p>367562</text:p>
          </table:table-cell>
          <table:table-cell office:value-type="float" office:value="5444448" calcext:value-type="float">
            <text:p>544444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678" calcext:value-type="float">
            <text:p>19678</text:p>
          </table:table-cell>
          <table:table-cell office:value-type="float" office:value="977" calcext:value-type="float">
            <text:p>97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1980" calcext:value-type="float">
            <text:p>16110383619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372" calcext:value-type="float">
            <text:p>62372</text:p>
          </table:table-cell>
          <table:table-cell office:value-type="float" office:value="1118" calcext:value-type="float">
            <text:p>1118</text:p>
          </table:table-cell>
          <table:table-cell office:value-type="float" office:value="1082860" calcext:value-type="float">
            <text:p>10828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85160" calcext:value-type="float">
            <text:p>7485160</text:p>
          </table:table-cell>
          <table:table-cell office:value-type="float" office:value="0" calcext:value-type="float">
            <text:p>0</text:p>
          </table:table-cell>
          <table:table-cell office:value-type="float" office:value="7485160" calcext:value-type="float">
            <text:p>748516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697" calcext:value-type="float">
            <text:p>19697</text:p>
          </table:table-cell>
          <table:table-cell office:value-type="float" office:value="829" calcext:value-type="float">
            <text:p>829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2127" calcext:value-type="float">
            <text:p>16110383621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7896" calcext:value-type="float">
            <text:p>57896</text:p>
          </table:table-cell>
          <table:table-cell office:value-type="float" office:value="1115" calcext:value-type="float">
            <text:p>1115</text:p>
          </table:table-cell>
          <table:table-cell office:value-type="float" office:value="1084424" calcext:value-type="float">
            <text:p>10844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91733" calcext:value-type="float">
            <text:p>6391733</text:p>
          </table:table-cell>
          <table:table-cell office:value-type="float" office:value="250333" calcext:value-type="float">
            <text:p>250333</text:p>
          </table:table-cell>
          <table:table-cell office:value-type="float" office:value="6141400" calcext:value-type="float">
            <text:p>61414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705" calcext:value-type="float">
            <text:p>19705</text:p>
          </table:table-cell>
          <table:table-cell office:value-type="float" office:value="896" calcext:value-type="float">
            <text:p>896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2286" calcext:value-type="float">
            <text:p>16110383622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236" calcext:value-type="float">
            <text:p>93236</text:p>
          </table:table-cell>
          <table:table-cell office:value-type="float" office:value="1146" calcext:value-type="float">
            <text:p>1146</text:p>
          </table:table-cell>
          <table:table-cell office:value-type="float" office:value="1080632" calcext:value-type="float">
            <text:p>10806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91733" calcext:value-type="float">
            <text:p>6391733</text:p>
          </table:table-cell>
          <table:table-cell office:value-type="float" office:value="376949" calcext:value-type="float">
            <text:p>376949</text:p>
          </table:table-cell>
          <table:table-cell office:value-type="float" office:value="6014784" calcext:value-type="float">
            <text:p>601478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713" calcext:value-type="float">
            <text:p>19713</text:p>
          </table:table-cell>
          <table:table-cell office:value-type="float" office:value="823" calcext:value-type="float">
            <text:p>823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2426" calcext:value-type="float">
            <text:p>16110383624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4288" calcext:value-type="float">
            <text:p>54288</text:p>
          </table:table-cell>
          <table:table-cell office:value-type="float" office:value="1136" calcext:value-type="float">
            <text:p>1136</text:p>
          </table:table-cell>
          <table:table-cell office:value-type="float" office:value="1110012" calcext:value-type="float">
            <text:p>111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398672" calcext:value-type="float">
            <text:p>8398672</text:p>
          </table:table-cell>
          <table:table-cell office:value-type="float" office:value="0" calcext:value-type="float">
            <text:p>0</text:p>
          </table:table-cell>
          <table:table-cell office:value-type="float" office:value="8398672" calcext:value-type="float">
            <text:p>839867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724" calcext:value-type="float">
            <text:p>19724</text:p>
          </table:table-cell>
          <table:table-cell office:value-type="float" office:value="1049" calcext:value-type="float">
            <text:p>1049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2566" calcext:value-type="float">
            <text:p>16110383625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9376" calcext:value-type="float">
            <text:p>79376</text:p>
          </table:table-cell>
          <table:table-cell office:value-type="float" office:value="1154" calcext:value-type="float">
            <text:p>1154</text:p>
          </table:table-cell>
          <table:table-cell office:value-type="float" office:value="1102872" calcext:value-type="float">
            <text:p>11028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29791" calcext:value-type="float">
            <text:p>6529791</text:p>
          </table:table-cell>
          <table:table-cell office:value-type="float" office:value="1438167" calcext:value-type="float">
            <text:p>1438167</text:p>
          </table:table-cell>
          <table:table-cell office:value-type="float" office:value="5091624" calcext:value-type="float">
            <text:p>509162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739" calcext:value-type="float">
            <text:p>19739</text:p>
          </table:table-cell>
          <table:table-cell office:value-type="float" office:value="608" calcext:value-type="float">
            <text:p>60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2685" calcext:value-type="float">
            <text:p>16110383626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7100" calcext:value-type="float">
            <text:p>137100</text:p>
          </table:table-cell>
          <table:table-cell office:value-type="float" office:value="1213" calcext:value-type="float">
            <text:p>1213</text:p>
          </table:table-cell>
          <table:table-cell office:value-type="float" office:value="1105396" calcext:value-type="float">
            <text:p>11053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13301" calcext:value-type="float">
            <text:p>5513301</text:p>
          </table:table-cell>
          <table:table-cell office:value-type="float" office:value="985613" calcext:value-type="float">
            <text:p>985613</text:p>
          </table:table-cell>
          <table:table-cell office:value-type="float" office:value="4527688" calcext:value-type="float">
            <text:p>45276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760" calcext:value-type="float">
            <text:p>19760</text:p>
          </table:table-cell>
          <table:table-cell office:value-type="float" office:value="895" calcext:value-type="float">
            <text:p>895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2826" calcext:value-type="float">
            <text:p>16110383628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9224" calcext:value-type="float">
            <text:p>129224</text:p>
          </table:table-cell>
          <table:table-cell office:value-type="float" office:value="1208" calcext:value-type="float">
            <text:p>1208</text:p>
          </table:table-cell>
          <table:table-cell office:value-type="float" office:value="1108308" calcext:value-type="float">
            <text:p>1108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14570" calcext:value-type="float">
            <text:p>5514570</text:p>
          </table:table-cell>
          <table:table-cell office:value-type="float" office:value="1493962" calcext:value-type="float">
            <text:p>1493962</text:p>
          </table:table-cell>
          <table:table-cell office:value-type="float" office:value="4020608" calcext:value-type="float">
            <text:p>40206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777" calcext:value-type="float">
            <text:p>19777</text:p>
          </table:table-cell>
          <table:table-cell office:value-type="float" office:value="706" calcext:value-type="float">
            <text:p>706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2946" calcext:value-type="float">
            <text:p>16110383629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7012" calcext:value-type="float">
            <text:p>127012</text:p>
          </table:table-cell>
          <table:table-cell office:value-type="float" office:value="1206" calcext:value-type="float">
            <text:p>1206</text:p>
          </table:table-cell>
          <table:table-cell office:value-type="float" office:value="1108596" calcext:value-type="float">
            <text:p>11085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68373" calcext:value-type="float">
            <text:p>5668373</text:p>
          </table:table-cell>
          <table:table-cell office:value-type="float" office:value="692101" calcext:value-type="float">
            <text:p>692101</text:p>
          </table:table-cell>
          <table:table-cell office:value-type="float" office:value="4976272" calcext:value-type="float">
            <text:p>497627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794" calcext:value-type="float">
            <text:p>19794</text:p>
          </table:table-cell>
          <table:table-cell office:value-type="float" office:value="787" calcext:value-type="float">
            <text:p>78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3086" calcext:value-type="float">
            <text:p>16110383630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7904" calcext:value-type="float">
            <text:p>117904</text:p>
          </table:table-cell>
          <table:table-cell office:value-type="float" office:value="1203" calcext:value-type="float">
            <text:p>1203</text:p>
          </table:table-cell>
          <table:table-cell office:value-type="float" office:value="1114916" calcext:value-type="float">
            <text:p>11149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37866" calcext:value-type="float">
            <text:p>5337866</text:p>
          </table:table-cell>
          <table:table-cell office:value-type="float" office:value="1166530" calcext:value-type="float">
            <text:p>1166530</text:p>
          </table:table-cell>
          <table:table-cell office:value-type="float" office:value="4171336" calcext:value-type="float">
            <text:p>4171336</text:p>
          </table:table-cell>
          <table:table-cell office:value-type="float" office:value="8" calcext:value-type="float">
            <text:p>8</text:p>
          </table:table-cell>
          <table:table-cell office:value-type="float" office:value="1996800" calcext:value-type="float">
            <text:p>1996800</text:p>
          </table:table-cell>
          <table:table-cell office:value-type="float" office:value="19813" calcext:value-type="float">
            <text:p>19813</text:p>
          </table:table-cell>
          <table:table-cell office:value-type="float" office:value="848" calcext:value-type="float">
            <text:p>84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3226" calcext:value-type="float">
            <text:p>16110383632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636" calcext:value-type="float">
            <text:p>91636</text:p>
          </table:table-cell>
          <table:table-cell office:value-type="float" office:value="1186" calcext:value-type="float">
            <text:p>1186</text:p>
          </table:table-cell>
          <table:table-cell office:value-type="float" office:value="1123608" calcext:value-type="float">
            <text:p>11236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91808" calcext:value-type="float">
            <text:p>5591808</text:p>
          </table:table-cell>
          <table:table-cell office:value-type="float" office:value="0" calcext:value-type="float">
            <text:p>0</text:p>
          </table:table-cell>
          <table:table-cell office:value-type="float" office:value="5591808" calcext:value-type="float">
            <text:p>55918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831" calcext:value-type="float">
            <text:p>19831</text:p>
          </table:table-cell>
          <table:table-cell office:value-type="float" office:value="1056" calcext:value-type="float">
            <text:p>1056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3375" calcext:value-type="float">
            <text:p>16110383633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5044" calcext:value-type="float">
            <text:p>75044</text:p>
          </table:table-cell>
          <table:table-cell office:value-type="float" office:value="1170" calcext:value-type="float">
            <text:p>1170</text:p>
          </table:table-cell>
          <table:table-cell office:value-type="float" office:value="1124388" calcext:value-type="float">
            <text:p>11243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39391" calcext:value-type="float">
            <text:p>5939391</text:p>
          </table:table-cell>
          <table:table-cell office:value-type="float" office:value="1558279" calcext:value-type="float">
            <text:p>1558279</text:p>
          </table:table-cell>
          <table:table-cell office:value-type="float" office:value="4381112" calcext:value-type="float">
            <text:p>438111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847" calcext:value-type="float">
            <text:p>19847</text:p>
          </table:table-cell>
          <table:table-cell office:value-type="float" office:value="842" calcext:value-type="float">
            <text:p>84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3525" calcext:value-type="float">
            <text:p>16110383635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3648" calcext:value-type="float">
            <text:p>73648</text:p>
          </table:table-cell>
          <table:table-cell office:value-type="float" office:value="1160" calcext:value-type="float">
            <text:p>1160</text:p>
          </table:table-cell>
          <table:table-cell office:value-type="float" office:value="1114672" calcext:value-type="float">
            <text:p>11146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09653" calcext:value-type="float">
            <text:p>6109653</text:p>
          </table:table-cell>
          <table:table-cell office:value-type="float" office:value="982645" calcext:value-type="float">
            <text:p>982645</text:p>
          </table:table-cell>
          <table:table-cell office:value-type="float" office:value="5127008" calcext:value-type="float">
            <text:p>51270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865" calcext:value-type="float">
            <text:p>19865</text:p>
          </table:table-cell>
          <table:table-cell office:value-type="float" office:value="973" calcext:value-type="float">
            <text:p>973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3675" calcext:value-type="float">
            <text:p>16110383636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1928" calcext:value-type="float">
            <text:p>61928</text:p>
          </table:table-cell>
          <table:table-cell office:value-type="float" office:value="1141" calcext:value-type="float">
            <text:p>1141</text:p>
          </table:table-cell>
          <table:table-cell office:value-type="float" office:value="1106520" calcext:value-type="float">
            <text:p>11065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09653" calcext:value-type="float">
            <text:p>6109653</text:p>
          </table:table-cell>
          <table:table-cell office:value-type="float" office:value="741869" calcext:value-type="float">
            <text:p>741869</text:p>
          </table:table-cell>
          <table:table-cell office:value-type="float" office:value="5367784" calcext:value-type="float">
            <text:p>536778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878" calcext:value-type="float">
            <text:p>19878</text:p>
          </table:table-cell>
          <table:table-cell office:value-type="float" office:value="902" calcext:value-type="float">
            <text:p>90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3832" calcext:value-type="float">
            <text:p>16110383638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320" calcext:value-type="float">
            <text:p>65320</text:p>
          </table:table-cell>
          <table:table-cell office:value-type="float" office:value="1137" calcext:value-type="float">
            <text:p>1137</text:p>
          </table:table-cell>
          <table:table-cell office:value-type="float" office:value="1099120" calcext:value-type="float">
            <text:p>10991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78293" calcext:value-type="float">
            <text:p>5478293</text:p>
          </table:table-cell>
          <table:table-cell office:value-type="float" office:value="726501" calcext:value-type="float">
            <text:p>726501</text:p>
          </table:table-cell>
          <table:table-cell office:value-type="float" office:value="4751792" calcext:value-type="float">
            <text:p>47517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892" calcext:value-type="float">
            <text:p>19892</text:p>
          </table:table-cell>
          <table:table-cell office:value-type="float" office:value="801" calcext:value-type="float">
            <text:p>80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3976" calcext:value-type="float">
            <text:p>161103836397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0016" calcext:value-type="float">
            <text:p>60016</text:p>
          </table:table-cell>
          <table:table-cell office:value-type="float" office:value="1132" calcext:value-type="float">
            <text:p>1132</text:p>
          </table:table-cell>
          <table:table-cell office:value-type="float" office:value="1100300" calcext:value-type="float">
            <text:p>11003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94616" calcext:value-type="float">
            <text:p>5594616</text:p>
          </table:table-cell>
          <table:table-cell office:value-type="float" office:value="0" calcext:value-type="float">
            <text:p>0</text:p>
          </table:table-cell>
          <table:table-cell office:value-type="float" office:value="5594616" calcext:value-type="float">
            <text:p>55946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907" calcext:value-type="float">
            <text:p>19907</text:p>
          </table:table-cell>
          <table:table-cell office:value-type="float" office:value="900" calcext:value-type="float">
            <text:p>900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4095" calcext:value-type="float">
            <text:p>16110383640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852" calcext:value-type="float">
            <text:p>65852</text:p>
          </table:table-cell>
          <table:table-cell office:value-type="float" office:value="1128" calcext:value-type="float">
            <text:p>1128</text:p>
          </table:table-cell>
          <table:table-cell office:value-type="float" office:value="1089996" calcext:value-type="float">
            <text:p>10899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41845" calcext:value-type="float">
            <text:p>5241845</text:p>
          </table:table-cell>
          <table:table-cell office:value-type="float" office:value="60309" calcext:value-type="float">
            <text:p>60309</text:p>
          </table:table-cell>
          <table:table-cell office:value-type="float" office:value="5181536" calcext:value-type="float">
            <text:p>518153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925" calcext:value-type="float">
            <text:p>19925</text:p>
          </table:table-cell>
          <table:table-cell office:value-type="float" office:value="1002" calcext:value-type="float">
            <text:p>100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4247" calcext:value-type="float">
            <text:p>16110383642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844" calcext:value-type="float">
            <text:p>67844</text:p>
          </table:table-cell>
          <table:table-cell office:value-type="float" office:value="1126" calcext:value-type="float">
            <text:p>1126</text:p>
          </table:table-cell>
          <table:table-cell office:value-type="float" office:value="1085772" calcext:value-type="float">
            <text:p>10857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31605" calcext:value-type="float">
            <text:p>5731605</text:p>
          </table:table-cell>
          <table:table-cell office:value-type="float" office:value="445765" calcext:value-type="float">
            <text:p>445765</text:p>
          </table:table-cell>
          <table:table-cell office:value-type="float" office:value="5285840" calcext:value-type="float">
            <text:p>52858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941" calcext:value-type="float">
            <text:p>19941</text:p>
          </table:table-cell>
          <table:table-cell office:value-type="float" office:value="1078" calcext:value-type="float">
            <text:p>107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4414" calcext:value-type="float">
            <text:p>16110383644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804" calcext:value-type="float">
            <text:p>68804</text:p>
          </table:table-cell>
          <table:table-cell office:value-type="float" office:value="1127" calcext:value-type="float">
            <text:p>1127</text:p>
          </table:table-cell>
          <table:table-cell office:value-type="float" office:value="1085908" calcext:value-type="float">
            <text:p>10859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99816" calcext:value-type="float">
            <text:p>5999816</text:p>
          </table:table-cell>
          <table:table-cell office:value-type="float" office:value="0" calcext:value-type="float">
            <text:p>0</text:p>
          </table:table-cell>
          <table:table-cell office:value-type="float" office:value="5999816" calcext:value-type="float">
            <text:p>59998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959" calcext:value-type="float">
            <text:p>19959</text:p>
          </table:table-cell>
          <table:table-cell office:value-type="float" office:value="864" calcext:value-type="float">
            <text:p>86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4561" calcext:value-type="float">
            <text:p>16110383645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464" calcext:value-type="float">
            <text:p>62464</text:p>
          </table:table-cell>
          <table:table-cell office:value-type="float" office:value="1125" calcext:value-type="float">
            <text:p>1125</text:p>
          </table:table-cell>
          <table:table-cell office:value-type="float" office:value="1089884" calcext:value-type="float">
            <text:p>10898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96127" calcext:value-type="float">
            <text:p>5696127</text:p>
          </table:table-cell>
          <table:table-cell office:value-type="float" office:value="787591" calcext:value-type="float">
            <text:p>787591</text:p>
          </table:table-cell>
          <table:table-cell office:value-type="float" office:value="4908536" calcext:value-type="float">
            <text:p>490853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975" calcext:value-type="float">
            <text:p>19975</text:p>
          </table:table-cell>
          <table:table-cell office:value-type="float" office:value="946" calcext:value-type="float">
            <text:p>946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4717" calcext:value-type="float">
            <text:p>16110383647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896" calcext:value-type="float">
            <text:p>67896</text:p>
          </table:table-cell>
          <table:table-cell office:value-type="float" office:value="1127" calcext:value-type="float">
            <text:p>1127</text:p>
          </table:table-cell>
          <table:table-cell office:value-type="float" office:value="1086256" calcext:value-type="float">
            <text:p>10862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05397" calcext:value-type="float">
            <text:p>5405397</text:p>
          </table:table-cell>
          <table:table-cell office:value-type="float" office:value="314981" calcext:value-type="float">
            <text:p>314981</text:p>
          </table:table-cell>
          <table:table-cell office:value-type="float" office:value="5090416" calcext:value-type="float">
            <text:p>50904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19997" calcext:value-type="float">
            <text:p>19997</text:p>
          </table:table-cell>
          <table:table-cell office:value-type="float" office:value="1092" calcext:value-type="float">
            <text:p>109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4865" calcext:value-type="float">
            <text:p>16110383648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764" calcext:value-type="float">
            <text:p>68764</text:p>
          </table:table-cell>
          <table:table-cell office:value-type="float" office:value="1127" calcext:value-type="float">
            <text:p>1127</text:p>
          </table:table-cell>
          <table:table-cell office:value-type="float" office:value="1086128" calcext:value-type="float">
            <text:p>10861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30666" calcext:value-type="float">
            <text:p>5230666</text:p>
          </table:table-cell>
          <table:table-cell office:value-type="float" office:value="1156114" calcext:value-type="float">
            <text:p>1156114</text:p>
          </table:table-cell>
          <table:table-cell office:value-type="float" office:value="4074552" calcext:value-type="float">
            <text:p>40745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013" calcext:value-type="float">
            <text:p>20013</text:p>
          </table:table-cell>
          <table:table-cell office:value-type="float" office:value="888" calcext:value-type="float">
            <text:p>88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4990" calcext:value-type="float">
            <text:p>16110383649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744" calcext:value-type="float">
            <text:p>67744</text:p>
          </table:table-cell>
          <table:table-cell office:value-type="float" office:value="1127" calcext:value-type="float">
            <text:p>1127</text:p>
          </table:table-cell>
          <table:table-cell office:value-type="float" office:value="1086516" calcext:value-type="float">
            <text:p>10865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30666" calcext:value-type="float">
            <text:p>5230666</text:p>
          </table:table-cell>
          <table:table-cell office:value-type="float" office:value="239514" calcext:value-type="float">
            <text:p>239514</text:p>
          </table:table-cell>
          <table:table-cell office:value-type="float" office:value="4991152" calcext:value-type="float">
            <text:p>49911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029" calcext:value-type="float">
            <text:p>20029</text:p>
          </table:table-cell>
          <table:table-cell office:value-type="float" office:value="1045" calcext:value-type="float">
            <text:p>1045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5117" calcext:value-type="float">
            <text:p>16110383651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1360" calcext:value-type="float">
            <text:p>61360</text:p>
          </table:table-cell>
          <table:table-cell office:value-type="float" office:value="1121" calcext:value-type="float">
            <text:p>1121</text:p>
          </table:table-cell>
          <table:table-cell office:value-type="float" office:value="1087744" calcext:value-type="float">
            <text:p>10877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66901" calcext:value-type="float">
            <text:p>5166901</text:p>
          </table:table-cell>
          <table:table-cell office:value-type="float" office:value="898629" calcext:value-type="float">
            <text:p>898629</text:p>
          </table:table-cell>
          <table:table-cell office:value-type="float" office:value="4268272" calcext:value-type="float">
            <text:p>426827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048" calcext:value-type="float">
            <text:p>20048</text:p>
          </table:table-cell>
          <table:table-cell office:value-type="float" office:value="823" calcext:value-type="float">
            <text:p>823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5276" calcext:value-type="float">
            <text:p>161103836527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1112" calcext:value-type="float">
            <text:p>71112</text:p>
          </table:table-cell>
          <table:table-cell office:value-type="float" office:value="1121" calcext:value-type="float">
            <text:p>1121</text:p>
          </table:table-cell>
          <table:table-cell office:value-type="float" office:value="1077548" calcext:value-type="float">
            <text:p>10775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68469" calcext:value-type="float">
            <text:p>5168469</text:p>
          </table:table-cell>
          <table:table-cell office:value-type="float" office:value="583509" calcext:value-type="float">
            <text:p>583509</text:p>
          </table:table-cell>
          <table:table-cell office:value-type="float" office:value="4584960" calcext:value-type="float">
            <text:p>458496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064" calcext:value-type="float">
            <text:p>20064</text:p>
          </table:table-cell>
          <table:table-cell office:value-type="float" office:value="889" calcext:value-type="float">
            <text:p>889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5426" calcext:value-type="float">
            <text:p>16110383654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4024" calcext:value-type="float">
            <text:p>74024</text:p>
          </table:table-cell>
          <table:table-cell office:value-type="float" office:value="1124" calcext:value-type="float">
            <text:p>1124</text:p>
          </table:table-cell>
          <table:table-cell office:value-type="float" office:value="1077600" calcext:value-type="float">
            <text:p>10776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18952" calcext:value-type="float">
            <text:p>5318952</text:p>
          </table:table-cell>
          <table:table-cell office:value-type="float" office:value="0" calcext:value-type="float">
            <text:p>0</text:p>
          </table:table-cell>
          <table:table-cell office:value-type="float" office:value="5318952" calcext:value-type="float">
            <text:p>53189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082" calcext:value-type="float">
            <text:p>20082</text:p>
          </table:table-cell>
          <table:table-cell office:value-type="float" office:value="915" calcext:value-type="float">
            <text:p>915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5567" calcext:value-type="float">
            <text:p>16110383655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2040" calcext:value-type="float">
            <text:p>72040</text:p>
          </table:table-cell>
          <table:table-cell office:value-type="float" office:value="1126" calcext:value-type="float">
            <text:p>1126</text:p>
          </table:table-cell>
          <table:table-cell office:value-type="float" office:value="1081348" calcext:value-type="float">
            <text:p>10813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63946" calcext:value-type="float">
            <text:p>5263946</text:p>
          </table:table-cell>
          <table:table-cell office:value-type="float" office:value="704154" calcext:value-type="float">
            <text:p>704154</text:p>
          </table:table-cell>
          <table:table-cell office:value-type="float" office:value="4559792" calcext:value-type="float">
            <text:p>45597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099" calcext:value-type="float">
            <text:p>20099</text:p>
          </table:table-cell>
          <table:table-cell office:value-type="float" office:value="964" calcext:value-type="float">
            <text:p>96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5706" calcext:value-type="float">
            <text:p>16110383657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312" calcext:value-type="float">
            <text:p>69312</text:p>
          </table:table-cell>
          <table:table-cell office:value-type="float" office:value="1124" calcext:value-type="float">
            <text:p>1124</text:p>
          </table:table-cell>
          <table:table-cell office:value-type="float" office:value="1082512" calcext:value-type="float">
            <text:p>10825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93866" calcext:value-type="float">
            <text:p>5193866</text:p>
          </table:table-cell>
          <table:table-cell office:value-type="float" office:value="376866" calcext:value-type="float">
            <text:p>376866</text:p>
          </table:table-cell>
          <table:table-cell office:value-type="float" office:value="4817000" calcext:value-type="float">
            <text:p>48170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118" calcext:value-type="float">
            <text:p>20118</text:p>
          </table:table-cell>
          <table:table-cell office:value-type="float" office:value="868" calcext:value-type="float">
            <text:p>86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5859" calcext:value-type="float">
            <text:p>161103836585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7968" calcext:value-type="float">
            <text:p>87968</text:p>
          </table:table-cell>
          <table:table-cell office:value-type="float" office:value="1143" calcext:value-type="float">
            <text:p>1143</text:p>
          </table:table-cell>
          <table:table-cell office:value-type="float" office:value="1083388" calcext:value-type="float">
            <text:p>10833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07925" calcext:value-type="float">
            <text:p>5107925</text:p>
          </table:table-cell>
          <table:table-cell office:value-type="float" office:value="1240117" calcext:value-type="float">
            <text:p>1240117</text:p>
          </table:table-cell>
          <table:table-cell office:value-type="float" office:value="3867808" calcext:value-type="float">
            <text:p>38678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138" calcext:value-type="float">
            <text:p>20138</text:p>
          </table:table-cell>
          <table:table-cell office:value-type="float" office:value="927" calcext:value-type="float">
            <text:p>927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6006" calcext:value-type="float">
            <text:p>16110383660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120" calcext:value-type="float">
            <text:p>92120</text:p>
          </table:table-cell>
          <table:table-cell office:value-type="float" office:value="1148" calcext:value-type="float">
            <text:p>1148</text:p>
          </table:table-cell>
          <table:table-cell office:value-type="float" office:value="1083544" calcext:value-type="float">
            <text:p>10835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07925" calcext:value-type="float">
            <text:p>5107925</text:p>
          </table:table-cell>
          <table:table-cell office:value-type="float" office:value="366429" calcext:value-type="float">
            <text:p>366429</text:p>
          </table:table-cell>
          <table:table-cell office:value-type="float" office:value="4741496" calcext:value-type="float">
            <text:p>474149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154" calcext:value-type="float">
            <text:p>20154</text:p>
          </table:table-cell>
          <table:table-cell office:value-type="float" office:value="866" calcext:value-type="float">
            <text:p>866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6160" calcext:value-type="float">
            <text:p>16110383661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816" calcext:value-type="float">
            <text:p>92816</text:p>
          </table:table-cell>
          <table:table-cell office:value-type="float" office:value="1148" calcext:value-type="float">
            <text:p>1148</text:p>
          </table:table-cell>
          <table:table-cell office:value-type="float" office:value="1083584" calcext:value-type="float">
            <text:p>10835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46549" calcext:value-type="float">
            <text:p>5046549</text:p>
          </table:table-cell>
          <table:table-cell office:value-type="float" office:value="1209773" calcext:value-type="float">
            <text:p>1209773</text:p>
          </table:table-cell>
          <table:table-cell office:value-type="float" office:value="3836776" calcext:value-type="float">
            <text:p>38367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173" calcext:value-type="float">
            <text:p>20173</text:p>
          </table:table-cell>
          <table:table-cell office:value-type="float" office:value="865" calcext:value-type="float">
            <text:p>865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6300" calcext:value-type="float">
            <text:p>16110383663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144" calcext:value-type="float">
            <text:p>93144</text:p>
          </table:table-cell>
          <table:table-cell office:value-type="float" office:value="1149" calcext:value-type="float">
            <text:p>1149</text:p>
          </table:table-cell>
          <table:table-cell office:value-type="float" office:value="1083584" calcext:value-type="float">
            <text:p>10835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46645" calcext:value-type="float">
            <text:p>5046645</text:p>
          </table:table-cell>
          <table:table-cell office:value-type="float" office:value="1175645" calcext:value-type="float">
            <text:p>1175645</text:p>
          </table:table-cell>
          <table:table-cell office:value-type="float" office:value="3871000" calcext:value-type="float">
            <text:p>3871000</text:p>
          </table:table-cell>
          <table:table-cell office:value-type="float" office:value="8" calcext:value-type="float">
            <text:p>8</text:p>
          </table:table-cell>
          <table:table-cell office:value-type="float" office:value="1996800" calcext:value-type="float">
            <text:p>1996800</text:p>
          </table:table-cell>
          <table:table-cell office:value-type="float" office:value="20190" calcext:value-type="float">
            <text:p>20190</text:p>
          </table:table-cell>
          <table:table-cell office:value-type="float" office:value="866" calcext:value-type="float">
            <text:p>866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6446" calcext:value-type="float">
            <text:p>16110383664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160" calcext:value-type="float">
            <text:p>92160</text:p>
          </table:table-cell>
          <table:table-cell office:value-type="float" office:value="1148" calcext:value-type="float">
            <text:p>1148</text:p>
          </table:table-cell>
          <table:table-cell office:value-type="float" office:value="1083712" calcext:value-type="float">
            <text:p>10837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46645" calcext:value-type="float">
            <text:p>5046645</text:p>
          </table:table-cell>
          <table:table-cell office:value-type="float" office:value="666981" calcext:value-type="float">
            <text:p>666981</text:p>
          </table:table-cell>
          <table:table-cell office:value-type="float" office:value="4379664" calcext:value-type="float">
            <text:p>4379664</text:p>
          </table:table-cell>
          <table:table-cell office:value-type="float" office:value="8" calcext:value-type="float">
            <text:p>8</text:p>
          </table:table-cell>
          <table:table-cell office:value-type="float" office:value="1996800" calcext:value-type="float">
            <text:p>1996800</text:p>
          </table:table-cell>
          <table:table-cell office:value-type="float" office:value="20205" calcext:value-type="float">
            <text:p>20205</text:p>
          </table:table-cell>
          <table:table-cell office:value-type="float" office:value="842" calcext:value-type="float">
            <text:p>84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6586" calcext:value-type="float">
            <text:p>16110383665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744" calcext:value-type="float">
            <text:p>91744</text:p>
          </table:table-cell>
          <table:table-cell office:value-type="float" office:value="1147" calcext:value-type="float">
            <text:p>1147</text:p>
          </table:table-cell>
          <table:table-cell office:value-type="float" office:value="1083788" calcext:value-type="float">
            <text:p>10837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22581" calcext:value-type="float">
            <text:p>5222581</text:p>
          </table:table-cell>
          <table:table-cell office:value-type="float" office:value="924717" calcext:value-type="float">
            <text:p>924717</text:p>
          </table:table-cell>
          <table:table-cell office:value-type="float" office:value="4297864" calcext:value-type="float">
            <text:p>4297864</text:p>
          </table:table-cell>
          <table:table-cell office:value-type="float" office:value="8" calcext:value-type="float">
            <text:p>8</text:p>
          </table:table-cell>
          <table:table-cell office:value-type="float" office:value="2112000" calcext:value-type="float">
            <text:p>2112000</text:p>
          </table:table-cell>
          <table:table-cell office:value-type="float" office:value="20223" calcext:value-type="float">
            <text:p>20223</text:p>
          </table:table-cell>
          <table:table-cell office:value-type="float" office:value="971" calcext:value-type="float">
            <text:p>971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6726" calcext:value-type="float">
            <text:p>16110383667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492" calcext:value-type="float">
            <text:p>90492</text:p>
          </table:table-cell>
          <table:table-cell office:value-type="float" office:value="1146" calcext:value-type="float">
            <text:p>1146</text:p>
          </table:table-cell>
          <table:table-cell office:value-type="float" office:value="1083852" calcext:value-type="float">
            <text:p>10838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22581" calcext:value-type="float">
            <text:p>5222581</text:p>
          </table:table-cell>
          <table:table-cell office:value-type="float" office:value="549189" calcext:value-type="float">
            <text:p>549189</text:p>
          </table:table-cell>
          <table:table-cell office:value-type="float" office:value="4673392" calcext:value-type="float">
            <text:p>4673392</text:p>
          </table:table-cell>
          <table:table-cell office:value-type="float" office:value="8" calcext:value-type="float">
            <text:p>8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20240" calcext:value-type="float">
            <text:p>20240</text:p>
          </table:table-cell>
          <table:table-cell office:value-type="float" office:value="796" calcext:value-type="float">
            <text:p>796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6872" calcext:value-type="float">
            <text:p>16110383668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9096" calcext:value-type="float">
            <text:p>89096</text:p>
          </table:table-cell>
          <table:table-cell office:value-type="float" office:value="1145" calcext:value-type="float">
            <text:p>1145</text:p>
          </table:table-cell>
          <table:table-cell office:value-type="float" office:value="1084044" calcext:value-type="float">
            <text:p>10840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62399" calcext:value-type="float">
            <text:p>4962399</text:p>
          </table:table-cell>
          <table:table-cell office:value-type="float" office:value="613911" calcext:value-type="float">
            <text:p>613911</text:p>
          </table:table-cell>
          <table:table-cell office:value-type="float" office:value="4348488" calcext:value-type="float">
            <text:p>43484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257" calcext:value-type="float">
            <text:p>20257</text:p>
          </table:table-cell>
          <table:table-cell office:value-type="float" office:value="615" calcext:value-type="float">
            <text:p>615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7001" calcext:value-type="float">
            <text:p>161103836700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9032" calcext:value-type="float">
            <text:p>79032</text:p>
          </table:table-cell>
          <table:table-cell office:value-type="float" office:value="1136" calcext:value-type="float">
            <text:p>1136</text:p>
          </table:table-cell>
          <table:table-cell office:value-type="float" office:value="1084612" calcext:value-type="float">
            <text:p>10846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62399" calcext:value-type="float">
            <text:p>4962399</text:p>
          </table:table-cell>
          <table:table-cell office:value-type="float" office:value="212671" calcext:value-type="float">
            <text:p>212671</text:p>
          </table:table-cell>
          <table:table-cell office:value-type="float" office:value="4749728" calcext:value-type="float">
            <text:p>47497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273" calcext:value-type="float">
            <text:p>20273</text:p>
          </table:table-cell>
          <table:table-cell office:value-type="float" office:value="682" calcext:value-type="float">
            <text:p>68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7147" calcext:value-type="float">
            <text:p>16110383671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616" calcext:value-type="float">
            <text:p>68616</text:p>
          </table:table-cell>
          <table:table-cell office:value-type="float" office:value="1126" calcext:value-type="float">
            <text:p>1126</text:p>
          </table:table-cell>
          <table:table-cell office:value-type="float" office:value="1084708" calcext:value-type="float">
            <text:p>10847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898783" calcext:value-type="float">
            <text:p>4898783</text:p>
          </table:table-cell>
          <table:table-cell office:value-type="float" office:value="401399" calcext:value-type="float">
            <text:p>401399</text:p>
          </table:table-cell>
          <table:table-cell office:value-type="float" office:value="4497384" calcext:value-type="float">
            <text:p>449738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291" calcext:value-type="float">
            <text:p>20291</text:p>
          </table:table-cell>
          <table:table-cell office:value-type="float" office:value="643" calcext:value-type="float">
            <text:p>643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7290" calcext:value-type="float">
            <text:p>16110383672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3720" calcext:value-type="float">
            <text:p>63720</text:p>
          </table:table-cell>
          <table:table-cell office:value-type="float" office:value="1115" calcext:value-type="float">
            <text:p>1115</text:p>
          </table:table-cell>
          <table:table-cell office:value-type="float" office:value="1078048" calcext:value-type="float">
            <text:p>10780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898783" calcext:value-type="float">
            <text:p>4898783</text:p>
          </table:table-cell>
          <table:table-cell office:value-type="float" office:value="215439" calcext:value-type="float">
            <text:p>215439</text:p>
          </table:table-cell>
          <table:table-cell office:value-type="float" office:value="4683344" calcext:value-type="float">
            <text:p>4683344</text:p>
          </table:table-cell>
          <table:table-cell office:value-type="float" office:value="8" calcext:value-type="float">
            <text:p>8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20308" calcext:value-type="float">
            <text:p>20308</text:p>
          </table:table-cell>
          <table:table-cell office:value-type="float" office:value="664" calcext:value-type="float">
            <text:p>66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7441" calcext:value-type="float">
            <text:p>16110383674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112" calcext:value-type="float">
            <text:p>91112</text:p>
          </table:table-cell>
          <table:table-cell office:value-type="float" office:value="1141" calcext:value-type="float">
            <text:p>1141</text:p>
          </table:table-cell>
          <table:table-cell office:value-type="float" office:value="1077780" calcext:value-type="float">
            <text:p>10777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879242" calcext:value-type="float">
            <text:p>4879242</text:p>
          </table:table-cell>
          <table:table-cell office:value-type="float" office:value="576738" calcext:value-type="float">
            <text:p>576738</text:p>
          </table:table-cell>
          <table:table-cell office:value-type="float" office:value="4302504" calcext:value-type="float">
            <text:p>43025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329" calcext:value-type="float">
            <text:p>20329</text:p>
          </table:table-cell>
          <table:table-cell office:value-type="float" office:value="598" calcext:value-type="float">
            <text:p>59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7600" calcext:value-type="float">
            <text:p>16110383676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452" calcext:value-type="float">
            <text:p>62452</text:p>
          </table:table-cell>
          <table:table-cell office:value-type="float" office:value="1140" calcext:value-type="float">
            <text:p>1140</text:p>
          </table:table-cell>
          <table:table-cell office:value-type="float" office:value="1105580" calcext:value-type="float">
            <text:p>11055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879242" calcext:value-type="float">
            <text:p>4879242</text:p>
          </table:table-cell>
          <table:table-cell office:value-type="float" office:value="922474" calcext:value-type="float">
            <text:p>922474</text:p>
          </table:table-cell>
          <table:table-cell office:value-type="float" office:value="3956768" calcext:value-type="float">
            <text:p>395676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344" calcext:value-type="float">
            <text:p>20344</text:p>
          </table:table-cell>
          <table:table-cell office:value-type="float" office:value="955" calcext:value-type="float">
            <text:p>955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7757" calcext:value-type="float">
            <text:p>16110383677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9912" calcext:value-type="float">
            <text:p>59912</text:p>
          </table:table-cell>
          <table:table-cell office:value-type="float" office:value="1139" calcext:value-type="float">
            <text:p>1139</text:p>
          </table:table-cell>
          <table:table-cell office:value-type="float" office:value="1106656" calcext:value-type="float">
            <text:p>11066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879242" calcext:value-type="float">
            <text:p>4879242</text:p>
          </table:table-cell>
          <table:table-cell office:value-type="float" office:value="258922" calcext:value-type="float">
            <text:p>258922</text:p>
          </table:table-cell>
          <table:table-cell office:value-type="float" office:value="4620320" calcext:value-type="float">
            <text:p>46203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359" calcext:value-type="float">
            <text:p>20359</text:p>
          </table:table-cell>
          <table:table-cell office:value-type="float" office:value="959" calcext:value-type="float">
            <text:p>959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7918" calcext:value-type="float">
            <text:p>16110383679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036" calcext:value-type="float">
            <text:p>69036</text:p>
          </table:table-cell>
          <table:table-cell office:value-type="float" office:value="1141" calcext:value-type="float">
            <text:p>1141</text:p>
          </table:table-cell>
          <table:table-cell office:value-type="float" office:value="1099928" calcext:value-type="float">
            <text:p>10999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845781" calcext:value-type="float">
            <text:p>4845781</text:p>
          </table:table-cell>
          <table:table-cell office:value-type="float" office:value="994357" calcext:value-type="float">
            <text:p>994357</text:p>
          </table:table-cell>
          <table:table-cell office:value-type="float" office:value="3851424" calcext:value-type="float">
            <text:p>385142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376" calcext:value-type="float">
            <text:p>20376</text:p>
          </table:table-cell>
          <table:table-cell office:value-type="float" office:value="949" calcext:value-type="float">
            <text:p>949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8067" calcext:value-type="float">
            <text:p>16110383680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604" calcext:value-type="float">
            <text:p>64604</text:p>
          </table:table-cell>
          <table:table-cell office:value-type="float" office:value="1138" calcext:value-type="float">
            <text:p>1138</text:p>
          </table:table-cell>
          <table:table-cell office:value-type="float" office:value="1101200" calcext:value-type="float">
            <text:p>11012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845781" calcext:value-type="float">
            <text:p>4845781</text:p>
          </table:table-cell>
          <table:table-cell office:value-type="float" office:value="478261" calcext:value-type="float">
            <text:p>478261</text:p>
          </table:table-cell>
          <table:table-cell office:value-type="float" office:value="4367520" calcext:value-type="float">
            <text:p>43675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391" calcext:value-type="float">
            <text:p>20391</text:p>
          </table:table-cell>
          <table:table-cell office:value-type="float" office:value="958" calcext:value-type="float">
            <text:p>95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8218" calcext:value-type="float">
            <text:p>16110383682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528" calcext:value-type="float">
            <text:p>64528</text:p>
          </table:table-cell>
          <table:table-cell office:value-type="float" office:value="1135" calcext:value-type="float">
            <text:p>1135</text:p>
          </table:table-cell>
          <table:table-cell office:value-type="float" office:value="1097976" calcext:value-type="float">
            <text:p>10979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845781" calcext:value-type="float">
            <text:p>4845781</text:p>
          </table:table-cell>
          <table:table-cell office:value-type="float" office:value="126005" calcext:value-type="float">
            <text:p>126005</text:p>
          </table:table-cell>
          <table:table-cell office:value-type="float" office:value="4719776" calcext:value-type="float">
            <text:p>47197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406" calcext:value-type="float">
            <text:p>20406</text:p>
          </table:table-cell>
          <table:table-cell office:value-type="float" office:value="934" calcext:value-type="float">
            <text:p>934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8366" calcext:value-type="float">
            <text:p>16110383683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332" calcext:value-type="float">
            <text:p>67332</text:p>
          </table:table-cell>
          <table:table-cell office:value-type="float" office:value="1137" calcext:value-type="float">
            <text:p>1137</text:p>
          </table:table-cell>
          <table:table-cell office:value-type="float" office:value="1097876" calcext:value-type="float">
            <text:p>10978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845781" calcext:value-type="float">
            <text:p>4845781</text:p>
          </table:table-cell>
          <table:table-cell office:value-type="float" office:value="938685" calcext:value-type="float">
            <text:p>938685</text:p>
          </table:table-cell>
          <table:table-cell office:value-type="float" office:value="3907096" calcext:value-type="float">
            <text:p>390709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421" calcext:value-type="float">
            <text:p>20421</text:p>
          </table:table-cell>
          <table:table-cell office:value-type="float" office:value="942" calcext:value-type="float">
            <text:p>942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8516" calcext:value-type="float">
            <text:p>16110383685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256" calcext:value-type="float">
            <text:p>65256</text:p>
          </table:table-cell>
          <table:table-cell office:value-type="float" office:value="1135" calcext:value-type="float">
            <text:p>1135</text:p>
          </table:table-cell>
          <table:table-cell office:value-type="float" office:value="1097908" calcext:value-type="float">
            <text:p>10979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845781" calcext:value-type="float">
            <text:p>4845781</text:p>
          </table:table-cell>
          <table:table-cell office:value-type="float" office:value="717501" calcext:value-type="float">
            <text:p>717501</text:p>
          </table:table-cell>
          <table:table-cell office:value-type="float" office:value="4128280" calcext:value-type="float">
            <text:p>412828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435" calcext:value-type="float">
            <text:p>20435</text:p>
          </table:table-cell>
          <table:table-cell office:value-type="float" office:value="948" calcext:value-type="float">
            <text:p>94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8666" calcext:value-type="float">
            <text:p>16110383686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6432" calcext:value-type="float">
            <text:p>66432</text:p>
          </table:table-cell>
          <table:table-cell office:value-type="float" office:value="1137" calcext:value-type="float">
            <text:p>1137</text:p>
          </table:table-cell>
          <table:table-cell office:value-type="float" office:value="1097908" calcext:value-type="float">
            <text:p>10979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845781" calcext:value-type="float">
            <text:p>4845781</text:p>
          </table:table-cell>
          <table:table-cell office:value-type="float" office:value="545469" calcext:value-type="float">
            <text:p>545469</text:p>
          </table:table-cell>
          <table:table-cell office:value-type="float" office:value="4300312" calcext:value-type="float">
            <text:p>430031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450" calcext:value-type="float">
            <text:p>20450</text:p>
          </table:table-cell>
          <table:table-cell office:value-type="float" office:value="935" calcext:value-type="float">
            <text:p>935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8806" calcext:value-type="float">
            <text:p>16110383688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564" calcext:value-type="float">
            <text:p>65564</text:p>
          </table:table-cell>
          <table:table-cell office:value-type="float" office:value="1136" calcext:value-type="float">
            <text:p>1136</text:p>
          </table:table-cell>
          <table:table-cell office:value-type="float" office:value="1098492" calcext:value-type="float">
            <text:p>10984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845781" calcext:value-type="float">
            <text:p>4845781</text:p>
          </table:table-cell>
          <table:table-cell office:value-type="float" office:value="373437" calcext:value-type="float">
            <text:p>373437</text:p>
          </table:table-cell>
          <table:table-cell office:value-type="float" office:value="4472344" calcext:value-type="float">
            <text:p>4472344</text:p>
          </table:table-cell>
          <table:table-cell office:value-type="float" office:value="8" calcext:value-type="float">
            <text:p>8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20465" calcext:value-type="float">
            <text:p>20465</text:p>
          </table:table-cell>
          <table:table-cell office:value-type="float" office:value="773" calcext:value-type="float">
            <text:p>773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8955" calcext:value-type="float">
            <text:p>16110383689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868" calcext:value-type="float">
            <text:p>62868</text:p>
          </table:table-cell>
          <table:table-cell office:value-type="float" office:value="1133" calcext:value-type="float">
            <text:p>1133</text:p>
          </table:table-cell>
          <table:table-cell office:value-type="float" office:value="1098324" calcext:value-type="float">
            <text:p>10983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845781" calcext:value-type="float">
            <text:p>4845781</text:p>
          </table:table-cell>
          <table:table-cell office:value-type="float" office:value="266941" calcext:value-type="float">
            <text:p>266941</text:p>
          </table:table-cell>
          <table:table-cell office:value-type="float" office:value="4578840" calcext:value-type="float">
            <text:p>45788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0480" calcext:value-type="float">
            <text:p>20480</text:p>
          </table:table-cell>
          <table:table-cell office:value-type="float" office:value="818" calcext:value-type="float">
            <text:p>818</text:p>
          </table:table-cell>
          <table:table-cell office:value-type="float" office:value="3913" calcext:value-type="float">
            <text:p>3913</text:p>
          </table:table-cell>
          <table:table-cell office:value-type="float" office:value="1611038369106" calcext:value-type="float">
            <text:p>16110383691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9452" calcext:value-type="float">
            <text:p>109452</text:p>
          </table:table-cell>
          <table:table-cell office:value-type="float" office:value="1244" calcext:value-type="float">
            <text:p>1244</text:p>
          </table:table-cell>
          <table:table-cell office:value-type="float" office:value="1164936" calcext:value-type="float">
            <text:p>11649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78730" calcext:value-type="float">
            <text:p>7378730</text:p>
          </table:table-cell>
          <table:table-cell office:value-type="float" office:value="1811914" calcext:value-type="float">
            <text:p>1811914</text:p>
          </table:table-cell>
          <table:table-cell office:value-type="float" office:value="5566816" calcext:value-type="float">
            <text:p>55668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3904" calcext:value-type="float">
            <text:p>23904</text:p>
          </table:table-cell>
          <table:table-cell office:value-type="float" office:value="355" calcext:value-type="float">
            <text:p>35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1676" calcext:value-type="float">
            <text:p>16110383916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9444" calcext:value-type="float">
            <text:p>109444</text:p>
          </table:table-cell>
          <table:table-cell office:value-type="float" office:value="1244" calcext:value-type="float">
            <text:p>1244</text:p>
          </table:table-cell>
          <table:table-cell office:value-type="float" office:value="1165000" calcext:value-type="float">
            <text:p>1165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834293" calcext:value-type="float">
            <text:p>10834293</text:p>
          </table:table-cell>
          <table:table-cell office:value-type="float" office:value="3714469" calcext:value-type="float">
            <text:p>3714469</text:p>
          </table:table-cell>
          <table:table-cell office:value-type="float" office:value="7119824" calcext:value-type="float">
            <text:p>71198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3927" calcext:value-type="float">
            <text:p>23927</text:p>
          </table:table-cell>
          <table:table-cell office:value-type="float" office:value="351" calcext:value-type="float">
            <text:p>351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1811" calcext:value-type="float">
            <text:p>16110383918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6400" calcext:value-type="float">
            <text:p>106400</text:p>
          </table:table-cell>
          <table:table-cell office:value-type="float" office:value="1241" calcext:value-type="float">
            <text:p>1241</text:p>
          </table:table-cell>
          <table:table-cell office:value-type="float" office:value="1165064" calcext:value-type="float">
            <text:p>11650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834293" calcext:value-type="float">
            <text:p>10834293</text:p>
          </table:table-cell>
          <table:table-cell office:value-type="float" office:value="915197" calcext:value-type="float">
            <text:p>915197</text:p>
          </table:table-cell>
          <table:table-cell office:value-type="float" office:value="9919096" calcext:value-type="float">
            <text:p>99190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3949" calcext:value-type="float">
            <text:p>23949</text:p>
          </table:table-cell>
          <table:table-cell office:value-type="float" office:value="365" calcext:value-type="float">
            <text:p>36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1957" calcext:value-type="float">
            <text:p>16110383919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3728" calcext:value-type="float">
            <text:p>103728</text:p>
          </table:table-cell>
          <table:table-cell office:value-type="float" office:value="1239" calcext:value-type="float">
            <text:p>1239</text:p>
          </table:table-cell>
          <table:table-cell office:value-type="float" office:value="1165124" calcext:value-type="float">
            <text:p>11651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65152" calcext:value-type="float">
            <text:p>11365152</text:p>
          </table:table-cell>
          <table:table-cell office:value-type="float" office:value="0" calcext:value-type="float">
            <text:p>0</text:p>
          </table:table-cell>
          <table:table-cell office:value-type="float" office:value="11365152" calcext:value-type="float">
            <text:p>113651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3972" calcext:value-type="float">
            <text:p>23972</text:p>
          </table:table-cell>
          <table:table-cell office:value-type="float" office:value="354" calcext:value-type="float">
            <text:p>354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2107" calcext:value-type="float">
            <text:p>16110383921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5240" calcext:value-type="float">
            <text:p>105240</text:p>
          </table:table-cell>
          <table:table-cell office:value-type="float" office:value="1240" calcext:value-type="float">
            <text:p>1240</text:p>
          </table:table-cell>
          <table:table-cell office:value-type="float" office:value="1165220" calcext:value-type="float">
            <text:p>11652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11976" calcext:value-type="float">
            <text:p>10911976</text:p>
          </table:table-cell>
          <table:table-cell office:value-type="float" office:value="0" calcext:value-type="float">
            <text:p>0</text:p>
          </table:table-cell>
          <table:table-cell office:value-type="float" office:value="10911976" calcext:value-type="float">
            <text:p>109119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3989" calcext:value-type="float">
            <text:p>23989</text:p>
          </table:table-cell>
          <table:table-cell office:value-type="float" office:value="401" calcext:value-type="float">
            <text:p>401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2231" calcext:value-type="float">
            <text:p>16110383922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5176" calcext:value-type="float">
            <text:p>105176</text:p>
          </table:table-cell>
          <table:table-cell office:value-type="float" office:value="1240" calcext:value-type="float">
            <text:p>1240</text:p>
          </table:table-cell>
          <table:table-cell office:value-type="float" office:value="1165252" calcext:value-type="float">
            <text:p>11652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834293" calcext:value-type="float">
            <text:p>10834293</text:p>
          </table:table-cell>
          <table:table-cell office:value-type="float" office:value="36277" calcext:value-type="float">
            <text:p>36277</text:p>
          </table:table-cell>
          <table:table-cell office:value-type="float" office:value="10798016" calcext:value-type="float">
            <text:p>107980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009" calcext:value-type="float">
            <text:p>24009</text:p>
          </table:table-cell>
          <table:table-cell office:value-type="float" office:value="402" calcext:value-type="float">
            <text:p>402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2360" calcext:value-type="float">
            <text:p>161103839236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4096" calcext:value-type="float">
            <text:p>104096</text:p>
          </table:table-cell>
          <table:table-cell office:value-type="float" office:value="1239" calcext:value-type="float">
            <text:p>1239</text:p>
          </table:table-cell>
          <table:table-cell office:value-type="float" office:value="1165344" calcext:value-type="float">
            <text:p>11653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30288" calcext:value-type="float">
            <text:p>11330288</text:p>
          </table:table-cell>
          <table:table-cell office:value-type="float" office:value="0" calcext:value-type="float">
            <text:p>0</text:p>
          </table:table-cell>
          <table:table-cell office:value-type="float" office:value="11330288" calcext:value-type="float">
            <text:p>113302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030" calcext:value-type="float">
            <text:p>24030</text:p>
          </table:table-cell>
          <table:table-cell office:value-type="float" office:value="387" calcext:value-type="float">
            <text:p>387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2507" calcext:value-type="float">
            <text:p>16110383925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9988" calcext:value-type="float">
            <text:p>109988</text:p>
          </table:table-cell>
          <table:table-cell office:value-type="float" office:value="1245" calcext:value-type="float">
            <text:p>1245</text:p>
          </table:table-cell>
          <table:table-cell office:value-type="float" office:value="1165384" calcext:value-type="float">
            <text:p>11653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35864" calcext:value-type="float">
            <text:p>10135864</text:p>
          </table:table-cell>
          <table:table-cell office:value-type="float" office:value="0" calcext:value-type="float">
            <text:p>0</text:p>
          </table:table-cell>
          <table:table-cell office:value-type="float" office:value="10135864" calcext:value-type="float">
            <text:p>101358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050" calcext:value-type="float">
            <text:p>24050</text:p>
          </table:table-cell>
          <table:table-cell office:value-type="float" office:value="433" calcext:value-type="float">
            <text:p>433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2656" calcext:value-type="float">
            <text:p>16110383926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8728" calcext:value-type="float">
            <text:p>108728</text:p>
          </table:table-cell>
          <table:table-cell office:value-type="float" office:value="1248" calcext:value-type="float">
            <text:p>1248</text:p>
          </table:table-cell>
          <table:table-cell office:value-type="float" office:value="1165384" calcext:value-type="float">
            <text:p>11653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840496" calcext:value-type="float">
            <text:p>10840496</text:p>
          </table:table-cell>
          <table:table-cell office:value-type="float" office:value="0" calcext:value-type="float">
            <text:p>0</text:p>
          </table:table-cell>
          <table:table-cell office:value-type="float" office:value="10840496" calcext:value-type="float">
            <text:p>108404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074" calcext:value-type="float">
            <text:p>24074</text:p>
          </table:table-cell>
          <table:table-cell office:value-type="float" office:value="454" calcext:value-type="float">
            <text:p>454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2805" calcext:value-type="float">
            <text:p>16110383928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0892" calcext:value-type="float">
            <text:p>110892</text:p>
          </table:table-cell>
          <table:table-cell office:value-type="float" office:value="1246" calcext:value-type="float">
            <text:p>1246</text:p>
          </table:table-cell>
          <table:table-cell office:value-type="float" office:value="1165384" calcext:value-type="float">
            <text:p>11653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817322" calcext:value-type="float">
            <text:p>9817322</text:p>
          </table:table-cell>
          <table:table-cell office:value-type="float" office:value="2070514" calcext:value-type="float">
            <text:p>2070514</text:p>
          </table:table-cell>
          <table:table-cell office:value-type="float" office:value="7746808" calcext:value-type="float">
            <text:p>77468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088" calcext:value-type="float">
            <text:p>24088</text:p>
          </table:table-cell>
          <table:table-cell office:value-type="float" office:value="480" calcext:value-type="float">
            <text:p>480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2919" calcext:value-type="float">
            <text:p>16110383929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9600" calcext:value-type="float">
            <text:p>109600</text:p>
          </table:table-cell>
          <table:table-cell office:value-type="float" office:value="1244" calcext:value-type="float">
            <text:p>1244</text:p>
          </table:table-cell>
          <table:table-cell office:value-type="float" office:value="1165424" calcext:value-type="float">
            <text:p>11654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817322" calcext:value-type="float">
            <text:p>9817322</text:p>
          </table:table-cell>
          <table:table-cell office:value-type="float" office:value="1666266" calcext:value-type="float">
            <text:p>1666266</text:p>
          </table:table-cell>
          <table:table-cell office:value-type="float" office:value="8151056" calcext:value-type="float">
            <text:p>81510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108" calcext:value-type="float">
            <text:p>24108</text:p>
          </table:table-cell>
          <table:table-cell office:value-type="float" office:value="407" calcext:value-type="float">
            <text:p>407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3051" calcext:value-type="float">
            <text:p>16110383930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0228" calcext:value-type="float">
            <text:p>110228</text:p>
          </table:table-cell>
          <table:table-cell office:value-type="float" office:value="1245" calcext:value-type="float">
            <text:p>1245</text:p>
          </table:table-cell>
          <table:table-cell office:value-type="float" office:value="1165552" calcext:value-type="float">
            <text:p>11655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817322" calcext:value-type="float">
            <text:p>9817322</text:p>
          </table:table-cell>
          <table:table-cell office:value-type="float" office:value="2400162" calcext:value-type="float">
            <text:p>2400162</text:p>
          </table:table-cell>
          <table:table-cell office:value-type="float" office:value="7417160" calcext:value-type="float">
            <text:p>74171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126" calcext:value-type="float">
            <text:p>24126</text:p>
          </table:table-cell>
          <table:table-cell office:value-type="float" office:value="400" calcext:value-type="float">
            <text:p>400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3179" calcext:value-type="float">
            <text:p>161103839317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1316" calcext:value-type="float">
            <text:p>111316</text:p>
          </table:table-cell>
          <table:table-cell office:value-type="float" office:value="1246" calcext:value-type="float">
            <text:p>1246</text:p>
          </table:table-cell>
          <table:table-cell office:value-type="float" office:value="1165700" calcext:value-type="float">
            <text:p>11657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26165" calcext:value-type="float">
            <text:p>8526165</text:p>
          </table:table-cell>
          <table:table-cell office:value-type="float" office:value="2676205" calcext:value-type="float">
            <text:p>2676205</text:p>
          </table:table-cell>
          <table:table-cell office:value-type="float" office:value="5849960" calcext:value-type="float">
            <text:p>58499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149" calcext:value-type="float">
            <text:p>24149</text:p>
          </table:table-cell>
          <table:table-cell office:value-type="float" office:value="386" calcext:value-type="float">
            <text:p>386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3331" calcext:value-type="float">
            <text:p>16110383933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7060" calcext:value-type="float">
            <text:p>107060</text:p>
          </table:table-cell>
          <table:table-cell office:value-type="float" office:value="1242" calcext:value-type="float">
            <text:p>1242</text:p>
          </table:table-cell>
          <table:table-cell office:value-type="float" office:value="1165732" calcext:value-type="float">
            <text:p>11657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61912" calcext:value-type="float">
            <text:p>10661912</text:p>
          </table:table-cell>
          <table:table-cell office:value-type="float" office:value="0" calcext:value-type="float">
            <text:p>0</text:p>
          </table:table-cell>
          <table:table-cell office:value-type="float" office:value="10661912" calcext:value-type="float">
            <text:p>106619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171" calcext:value-type="float">
            <text:p>24171</text:p>
          </table:table-cell>
          <table:table-cell office:value-type="float" office:value="356" calcext:value-type="float">
            <text:p>356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3476" calcext:value-type="float">
            <text:p>16110383934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9484" calcext:value-type="float">
            <text:p>109484</text:p>
          </table:table-cell>
          <table:table-cell office:value-type="float" office:value="1245" calcext:value-type="float">
            <text:p>1245</text:p>
          </table:table-cell>
          <table:table-cell office:value-type="float" office:value="1165768" calcext:value-type="float">
            <text:p>11657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49631" calcext:value-type="float">
            <text:p>10649631</text:p>
          </table:table-cell>
          <table:table-cell office:value-type="float" office:value="2912511" calcext:value-type="float">
            <text:p>2912511</text:p>
          </table:table-cell>
          <table:table-cell office:value-type="float" office:value="7737120" calcext:value-type="float">
            <text:p>77371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190" calcext:value-type="float">
            <text:p>24190</text:p>
          </table:table-cell>
          <table:table-cell office:value-type="float" office:value="383" calcext:value-type="float">
            <text:p>383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3622" calcext:value-type="float">
            <text:p>16110383936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5692" calcext:value-type="float">
            <text:p>105692</text:p>
          </table:table-cell>
          <table:table-cell office:value-type="float" office:value="1241" calcext:value-type="float">
            <text:p>1241</text:p>
          </table:table-cell>
          <table:table-cell office:value-type="float" office:value="1165800" calcext:value-type="float">
            <text:p>11658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49631" calcext:value-type="float">
            <text:p>10649631</text:p>
          </table:table-cell>
          <table:table-cell office:value-type="float" office:value="160831" calcext:value-type="float">
            <text:p>160831</text:p>
          </table:table-cell>
          <table:table-cell office:value-type="float" office:value="10488800" calcext:value-type="float">
            <text:p>104888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206" calcext:value-type="float">
            <text:p>24206</text:p>
          </table:table-cell>
          <table:table-cell office:value-type="float" office:value="355" calcext:value-type="float">
            <text:p>35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3737" calcext:value-type="float">
            <text:p>16110383937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7428" calcext:value-type="float">
            <text:p>107428</text:p>
          </table:table-cell>
          <table:table-cell office:value-type="float" office:value="1243" calcext:value-type="float">
            <text:p>1243</text:p>
          </table:table-cell>
          <table:table-cell office:value-type="float" office:value="1166324" calcext:value-type="float">
            <text:p>11663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49631" calcext:value-type="float">
            <text:p>10649631</text:p>
          </table:table-cell>
          <table:table-cell office:value-type="float" office:value="2386759" calcext:value-type="float">
            <text:p>2386759</text:p>
          </table:table-cell>
          <table:table-cell office:value-type="float" office:value="8262872" calcext:value-type="float">
            <text:p>82628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227" calcext:value-type="float">
            <text:p>24227</text:p>
          </table:table-cell>
          <table:table-cell office:value-type="float" office:value="328" calcext:value-type="float">
            <text:p>328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3871" calcext:value-type="float">
            <text:p>16110383938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0000" calcext:value-type="float">
            <text:p>110000</text:p>
          </table:table-cell>
          <table:table-cell office:value-type="float" office:value="1246" calcext:value-type="float">
            <text:p>1246</text:p>
          </table:table-cell>
          <table:table-cell office:value-type="float" office:value="1166344" calcext:value-type="float">
            <text:p>11663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49631" calcext:value-type="float">
            <text:p>10649631</text:p>
          </table:table-cell>
          <table:table-cell office:value-type="float" office:value="4589103" calcext:value-type="float">
            <text:p>4589103</text:p>
          </table:table-cell>
          <table:table-cell office:value-type="float" office:value="6060528" calcext:value-type="float">
            <text:p>60605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246" calcext:value-type="float">
            <text:p>24246</text:p>
          </table:table-cell>
          <table:table-cell office:value-type="float" office:value="410" calcext:value-type="float">
            <text:p>410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4006" calcext:value-type="float">
            <text:p>16110383940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6476" calcext:value-type="float">
            <text:p>106476</text:p>
          </table:table-cell>
          <table:table-cell office:value-type="float" office:value="1242" calcext:value-type="float">
            <text:p>1242</text:p>
          </table:table-cell>
          <table:table-cell office:value-type="float" office:value="1166380" calcext:value-type="float">
            <text:p>11663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49631" calcext:value-type="float">
            <text:p>10649631</text:p>
          </table:table-cell>
          <table:table-cell office:value-type="float" office:value="1448495" calcext:value-type="float">
            <text:p>1448495</text:p>
          </table:table-cell>
          <table:table-cell office:value-type="float" office:value="9201136" calcext:value-type="float">
            <text:p>92011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263" calcext:value-type="float">
            <text:p>24263</text:p>
          </table:table-cell>
          <table:table-cell office:value-type="float" office:value="386" calcext:value-type="float">
            <text:p>386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4121" calcext:value-type="float">
            <text:p>16110383941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5204" calcext:value-type="float">
            <text:p>105204</text:p>
          </table:table-cell>
          <table:table-cell office:value-type="float" office:value="1241" calcext:value-type="float">
            <text:p>1241</text:p>
          </table:table-cell>
          <table:table-cell office:value-type="float" office:value="1166484" calcext:value-type="float">
            <text:p>11664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853792" calcext:value-type="float">
            <text:p>10853792</text:p>
          </table:table-cell>
          <table:table-cell office:value-type="float" office:value="0" calcext:value-type="float">
            <text:p>0</text:p>
          </table:table-cell>
          <table:table-cell office:value-type="float" office:value="10853792" calcext:value-type="float">
            <text:p>108537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282" calcext:value-type="float">
            <text:p>24282</text:p>
          </table:table-cell>
          <table:table-cell office:value-type="float" office:value="375" calcext:value-type="float">
            <text:p>37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4237" calcext:value-type="float">
            <text:p>16110383942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6016" calcext:value-type="float">
            <text:p>106016</text:p>
          </table:table-cell>
          <table:table-cell office:value-type="float" office:value="1243" calcext:value-type="float">
            <text:p>1243</text:p>
          </table:table-cell>
          <table:table-cell office:value-type="float" office:value="1168068" calcext:value-type="float">
            <text:p>11680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49631" calcext:value-type="float">
            <text:p>10649631</text:p>
          </table:table-cell>
          <table:table-cell office:value-type="float" office:value="2146999" calcext:value-type="float">
            <text:p>2146999</text:p>
          </table:table-cell>
          <table:table-cell office:value-type="float" office:value="8502632" calcext:value-type="float">
            <text:p>85026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298" calcext:value-type="float">
            <text:p>24298</text:p>
          </table:table-cell>
          <table:table-cell office:value-type="float" office:value="525" calcext:value-type="float">
            <text:p>52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4355" calcext:value-type="float">
            <text:p>16110383943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5616" calcext:value-type="float">
            <text:p>105616</text:p>
          </table:table-cell>
          <table:table-cell office:value-type="float" office:value="1245" calcext:value-type="float">
            <text:p>1245</text:p>
          </table:table-cell>
          <table:table-cell office:value-type="float" office:value="1169776" calcext:value-type="float">
            <text:p>11697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49631" calcext:value-type="float">
            <text:p>10649631</text:p>
          </table:table-cell>
          <table:table-cell office:value-type="float" office:value="3344191" calcext:value-type="float">
            <text:p>3344191</text:p>
          </table:table-cell>
          <table:table-cell office:value-type="float" office:value="7305440" calcext:value-type="float">
            <text:p>73054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318" calcext:value-type="float">
            <text:p>24318</text:p>
          </table:table-cell>
          <table:table-cell office:value-type="float" office:value="511" calcext:value-type="float">
            <text:p>511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4488" calcext:value-type="float">
            <text:p>161103839448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5612" calcext:value-type="float">
            <text:p>105612</text:p>
          </table:table-cell>
          <table:table-cell office:value-type="float" office:value="1245" calcext:value-type="float">
            <text:p>1245</text:p>
          </table:table-cell>
          <table:table-cell office:value-type="float" office:value="1169808" calcext:value-type="float">
            <text:p>11698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49631" calcext:value-type="float">
            <text:p>10649631</text:p>
          </table:table-cell>
          <table:table-cell office:value-type="float" office:value="2913479" calcext:value-type="float">
            <text:p>2913479</text:p>
          </table:table-cell>
          <table:table-cell office:value-type="float" office:value="7736152" calcext:value-type="float">
            <text:p>77361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339" calcext:value-type="float">
            <text:p>24339</text:p>
          </table:table-cell>
          <table:table-cell office:value-type="float" office:value="302" calcext:value-type="float">
            <text:p>302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4633" calcext:value-type="float">
            <text:p>16110383946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240" calcext:value-type="float">
            <text:p>102240</text:p>
          </table:table-cell>
          <table:table-cell office:value-type="float" office:value="1242" calcext:value-type="float">
            <text:p>1242</text:p>
          </table:table-cell>
          <table:table-cell office:value-type="float" office:value="1170180" calcext:value-type="float">
            <text:p>11701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49631" calcext:value-type="float">
            <text:p>10649631</text:p>
          </table:table-cell>
          <table:table-cell office:value-type="float" office:value="525447" calcext:value-type="float">
            <text:p>525447</text:p>
          </table:table-cell>
          <table:table-cell office:value-type="float" office:value="10124184" calcext:value-type="float">
            <text:p>101241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356" calcext:value-type="float">
            <text:p>24356</text:p>
          </table:table-cell>
          <table:table-cell office:value-type="float" office:value="352" calcext:value-type="float">
            <text:p>352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4744" calcext:value-type="float">
            <text:p>16110383947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0864" calcext:value-type="float">
            <text:p>100864</text:p>
          </table:table-cell>
          <table:table-cell office:value-type="float" office:value="1241" calcext:value-type="float">
            <text:p>1241</text:p>
          </table:table-cell>
          <table:table-cell office:value-type="float" office:value="1170212" calcext:value-type="float">
            <text:p>1170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49631" calcext:value-type="float">
            <text:p>10649631</text:p>
          </table:table-cell>
          <table:table-cell office:value-type="float" office:value="159407" calcext:value-type="float">
            <text:p>159407</text:p>
          </table:table-cell>
          <table:table-cell office:value-type="float" office:value="10490224" calcext:value-type="float">
            <text:p>104902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376" calcext:value-type="float">
            <text:p>24376</text:p>
          </table:table-cell>
          <table:table-cell office:value-type="float" office:value="368" calcext:value-type="float">
            <text:p>368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4887" calcext:value-type="float">
            <text:p>161103839488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288" calcext:value-type="float">
            <text:p>101288</text:p>
          </table:table-cell>
          <table:table-cell office:value-type="float" office:value="1241" calcext:value-type="float">
            <text:p>1241</text:p>
          </table:table-cell>
          <table:table-cell office:value-type="float" office:value="1170244" calcext:value-type="float">
            <text:p>1170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50712" calcext:value-type="float">
            <text:p>10750712</text:p>
          </table:table-cell>
          <table:table-cell office:value-type="float" office:value="0" calcext:value-type="float">
            <text:p>0</text:p>
          </table:table-cell>
          <table:table-cell office:value-type="float" office:value="10750712" calcext:value-type="float">
            <text:p>107507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398" calcext:value-type="float">
            <text:p>24398</text:p>
          </table:table-cell>
          <table:table-cell office:value-type="float" office:value="360" calcext:value-type="float">
            <text:p>360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5027" calcext:value-type="float">
            <text:p>16110383950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836" calcext:value-type="float">
            <text:p>102836</text:p>
          </table:table-cell>
          <table:table-cell office:value-type="float" office:value="1243" calcext:value-type="float">
            <text:p>1243</text:p>
          </table:table-cell>
          <table:table-cell office:value-type="float" office:value="1170852" calcext:value-type="float">
            <text:p>11708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433087" calcext:value-type="float">
            <text:p>8433087</text:p>
          </table:table-cell>
          <table:table-cell office:value-type="float" office:value="170527" calcext:value-type="float">
            <text:p>170527</text:p>
          </table:table-cell>
          <table:table-cell office:value-type="float" office:value="8262560" calcext:value-type="float">
            <text:p>82625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423" calcext:value-type="float">
            <text:p>24423</text:p>
          </table:table-cell>
          <table:table-cell office:value-type="float" office:value="430" calcext:value-type="float">
            <text:p>430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5176" calcext:value-type="float">
            <text:p>16110383951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4448" calcext:value-type="float">
            <text:p>104448</text:p>
          </table:table-cell>
          <table:table-cell office:value-type="float" office:value="1245" calcext:value-type="float">
            <text:p>1245</text:p>
          </table:table-cell>
          <table:table-cell office:value-type="float" office:value="1170988" calcext:value-type="float">
            <text:p>11709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11839" calcext:value-type="float">
            <text:p>8111839</text:p>
          </table:table-cell>
          <table:table-cell office:value-type="float" office:value="3053151" calcext:value-type="float">
            <text:p>3053151</text:p>
          </table:table-cell>
          <table:table-cell office:value-type="float" office:value="5058688" calcext:value-type="float">
            <text:p>50586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4445" calcext:value-type="float">
            <text:p>24445</text:p>
          </table:table-cell>
          <table:table-cell office:value-type="float" office:value="382" calcext:value-type="float">
            <text:p>382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5328" calcext:value-type="float">
            <text:p>16110383953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5660" calcext:value-type="float">
            <text:p>105660</text:p>
          </table:table-cell>
          <table:table-cell office:value-type="float" office:value="1247" calcext:value-type="float">
            <text:p>1247</text:p>
          </table:table-cell>
          <table:table-cell office:value-type="float" office:value="1171412" calcext:value-type="float">
            <text:p>11714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923093" calcext:value-type="float">
            <text:p>8923093</text:p>
          </table:table-cell>
          <table:table-cell office:value-type="float" office:value="4085205" calcext:value-type="float">
            <text:p>4085205</text:p>
          </table:table-cell>
          <table:table-cell office:value-type="float" office:value="4837888" calcext:value-type="float">
            <text:p>48378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4467" calcext:value-type="float">
            <text:p>24467</text:p>
          </table:table-cell>
          <table:table-cell office:value-type="float" office:value="885" calcext:value-type="float">
            <text:p>88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5475" calcext:value-type="float">
            <text:p>16110383954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804" calcext:value-type="float">
            <text:p>96804</text:p>
          </table:table-cell>
          <table:table-cell office:value-type="float" office:value="1239" calcext:value-type="float">
            <text:p>1239</text:p>
          </table:table-cell>
          <table:table-cell office:value-type="float" office:value="1172484" calcext:value-type="float">
            <text:p>11724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425424" calcext:value-type="float">
            <text:p>10425424</text:p>
          </table:table-cell>
          <table:table-cell office:value-type="float" office:value="0" calcext:value-type="float">
            <text:p>0</text:p>
          </table:table-cell>
          <table:table-cell office:value-type="float" office:value="10425424" calcext:value-type="float">
            <text:p>1042542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4488" calcext:value-type="float">
            <text:p>24488</text:p>
          </table:table-cell>
          <table:table-cell office:value-type="float" office:value="842" calcext:value-type="float">
            <text:p>842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5618" calcext:value-type="float">
            <text:p>16110383956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7936" calcext:value-type="float">
            <text:p>137936</text:p>
          </table:table-cell>
          <table:table-cell office:value-type="float" office:value="1279" calcext:value-type="float">
            <text:p>1279</text:p>
          </table:table-cell>
          <table:table-cell office:value-type="float" office:value="1172580" calcext:value-type="float">
            <text:p>11725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286517" calcext:value-type="float">
            <text:p>9286517</text:p>
          </table:table-cell>
          <table:table-cell office:value-type="float" office:value="4043085" calcext:value-type="float">
            <text:p>4043085</text:p>
          </table:table-cell>
          <table:table-cell office:value-type="float" office:value="5243432" calcext:value-type="float">
            <text:p>52434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506" calcext:value-type="float">
            <text:p>24506</text:p>
          </table:table-cell>
          <table:table-cell office:value-type="float" office:value="411" calcext:value-type="float">
            <text:p>411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5742" calcext:value-type="float">
            <text:p>161103839574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6856" calcext:value-type="float">
            <text:p>136856</text:p>
          </table:table-cell>
          <table:table-cell office:value-type="float" office:value="1278" calcext:value-type="float">
            <text:p>1278</text:p>
          </table:table-cell>
          <table:table-cell office:value-type="float" office:value="1172676" calcext:value-type="float">
            <text:p>11726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48853" calcext:value-type="float">
            <text:p>8148853</text:p>
          </table:table-cell>
          <table:table-cell office:value-type="float" office:value="779077" calcext:value-type="float">
            <text:p>779077</text:p>
          </table:table-cell>
          <table:table-cell office:value-type="float" office:value="7369776" calcext:value-type="float">
            <text:p>73697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525" calcext:value-type="float">
            <text:p>24525</text:p>
          </table:table-cell>
          <table:table-cell office:value-type="float" office:value="454" calcext:value-type="float">
            <text:p>454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5858" calcext:value-type="float">
            <text:p>16110383958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7468" calcext:value-type="float">
            <text:p>137468</text:p>
          </table:table-cell>
          <table:table-cell office:value-type="float" office:value="1279" calcext:value-type="float">
            <text:p>1279</text:p>
          </table:table-cell>
          <table:table-cell office:value-type="float" office:value="1172772" calcext:value-type="float">
            <text:p>11727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696917" calcext:value-type="float">
            <text:p>8696917</text:p>
          </table:table-cell>
          <table:table-cell office:value-type="float" office:value="1848205" calcext:value-type="float">
            <text:p>1848205</text:p>
          </table:table-cell>
          <table:table-cell office:value-type="float" office:value="6848712" calcext:value-type="float">
            <text:p>68487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549" calcext:value-type="float">
            <text:p>24549</text:p>
          </table:table-cell>
          <table:table-cell office:value-type="float" office:value="369" calcext:value-type="float">
            <text:p>369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5999" calcext:value-type="float">
            <text:p>16110383959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6700" calcext:value-type="float">
            <text:p>136700</text:p>
          </table:table-cell>
          <table:table-cell office:value-type="float" office:value="1278" calcext:value-type="float">
            <text:p>1278</text:p>
          </table:table-cell>
          <table:table-cell office:value-type="float" office:value="1172820" calcext:value-type="float">
            <text:p>11728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611018" calcext:value-type="float">
            <text:p>8611018</text:p>
          </table:table-cell>
          <table:table-cell office:value-type="float" office:value="788786" calcext:value-type="float">
            <text:p>788786</text:p>
          </table:table-cell>
          <table:table-cell office:value-type="float" office:value="7822232" calcext:value-type="float">
            <text:p>78222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568" calcext:value-type="float">
            <text:p>24568</text:p>
          </table:table-cell>
          <table:table-cell office:value-type="float" office:value="477" calcext:value-type="float">
            <text:p>477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6111" calcext:value-type="float">
            <text:p>16110383961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8076" calcext:value-type="float">
            <text:p>138076</text:p>
          </table:table-cell>
          <table:table-cell office:value-type="float" office:value="1280" calcext:value-type="float">
            <text:p>1280</text:p>
          </table:table-cell>
          <table:table-cell office:value-type="float" office:value="1172984" calcext:value-type="float">
            <text:p>1172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611018" calcext:value-type="float">
            <text:p>8611018</text:p>
          </table:table-cell>
          <table:table-cell office:value-type="float" office:value="2100458" calcext:value-type="float">
            <text:p>2100458</text:p>
          </table:table-cell>
          <table:table-cell office:value-type="float" office:value="6510560" calcext:value-type="float">
            <text:p>65105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587" calcext:value-type="float">
            <text:p>24587</text:p>
          </table:table-cell>
          <table:table-cell office:value-type="float" office:value="350" calcext:value-type="float">
            <text:p>350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6231" calcext:value-type="float">
            <text:p>16110383962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4616" calcext:value-type="float">
            <text:p>134616</text:p>
          </table:table-cell>
          <table:table-cell office:value-type="float" office:value="1276" calcext:value-type="float">
            <text:p>1276</text:p>
          </table:table-cell>
          <table:table-cell office:value-type="float" office:value="1173012" calcext:value-type="float">
            <text:p>1173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09464" calcext:value-type="float">
            <text:p>10709464</text:p>
          </table:table-cell>
          <table:table-cell office:value-type="float" office:value="0" calcext:value-type="float">
            <text:p>0</text:p>
          </table:table-cell>
          <table:table-cell office:value-type="float" office:value="10709464" calcext:value-type="float">
            <text:p>107094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609" calcext:value-type="float">
            <text:p>24609</text:p>
          </table:table-cell>
          <table:table-cell office:value-type="float" office:value="316" calcext:value-type="float">
            <text:p>316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6361" calcext:value-type="float">
            <text:p>16110383963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7360" calcext:value-type="float">
            <text:p>137360</text:p>
          </table:table-cell>
          <table:table-cell office:value-type="float" office:value="1279" calcext:value-type="float">
            <text:p>1279</text:p>
          </table:table-cell>
          <table:table-cell office:value-type="float" office:value="1173016" calcext:value-type="float">
            <text:p>11730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323626" calcext:value-type="float">
            <text:p>8323626</text:p>
          </table:table-cell>
          <table:table-cell office:value-type="float" office:value="970906" calcext:value-type="float">
            <text:p>970906</text:p>
          </table:table-cell>
          <table:table-cell office:value-type="float" office:value="7352720" calcext:value-type="float">
            <text:p>73527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627" calcext:value-type="float">
            <text:p>24627</text:p>
          </table:table-cell>
          <table:table-cell office:value-type="float" office:value="324" calcext:value-type="float">
            <text:p>324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6477" calcext:value-type="float">
            <text:p>16110383964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8776" calcext:value-type="float">
            <text:p>138776</text:p>
          </table:table-cell>
          <table:table-cell office:value-type="float" office:value="1280" calcext:value-type="float">
            <text:p>1280</text:p>
          </table:table-cell>
          <table:table-cell office:value-type="float" office:value="1173048" calcext:value-type="float">
            <text:p>11730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42922" calcext:value-type="float">
            <text:p>8142922</text:p>
          </table:table-cell>
          <table:table-cell office:value-type="float" office:value="2130234" calcext:value-type="float">
            <text:p>2130234</text:p>
          </table:table-cell>
          <table:table-cell office:value-type="float" office:value="6012688" calcext:value-type="float">
            <text:p>60126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651" calcext:value-type="float">
            <text:p>24651</text:p>
          </table:table-cell>
          <table:table-cell office:value-type="float" office:value="379" calcext:value-type="float">
            <text:p>379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6612" calcext:value-type="float">
            <text:p>16110383966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6148" calcext:value-type="float">
            <text:p>136148</text:p>
          </table:table-cell>
          <table:table-cell office:value-type="float" office:value="1278" calcext:value-type="float">
            <text:p>1278</text:p>
          </table:table-cell>
          <table:table-cell office:value-type="float" office:value="1173112" calcext:value-type="float">
            <text:p>11731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228536" calcext:value-type="float">
            <text:p>9228536</text:p>
          </table:table-cell>
          <table:table-cell office:value-type="float" office:value="0" calcext:value-type="float">
            <text:p>0</text:p>
          </table:table-cell>
          <table:table-cell office:value-type="float" office:value="9228536" calcext:value-type="float">
            <text:p>92285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672" calcext:value-type="float">
            <text:p>24672</text:p>
          </table:table-cell>
          <table:table-cell office:value-type="float" office:value="374" calcext:value-type="float">
            <text:p>374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6738" calcext:value-type="float">
            <text:p>16110383967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3832" calcext:value-type="float">
            <text:p>133832</text:p>
          </table:table-cell>
          <table:table-cell office:value-type="float" office:value="1276" calcext:value-type="float">
            <text:p>1276</text:p>
          </table:table-cell>
          <table:table-cell office:value-type="float" office:value="1173148" calcext:value-type="float">
            <text:p>11731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807312" calcext:value-type="float">
            <text:p>10807312</text:p>
          </table:table-cell>
          <table:table-cell office:value-type="float" office:value="0" calcext:value-type="float">
            <text:p>0</text:p>
          </table:table-cell>
          <table:table-cell office:value-type="float" office:value="10807312" calcext:value-type="float">
            <text:p>108073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693" calcext:value-type="float">
            <text:p>24693</text:p>
          </table:table-cell>
          <table:table-cell office:value-type="float" office:value="698" calcext:value-type="float">
            <text:p>698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6857" calcext:value-type="float">
            <text:p>16110383968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7768" calcext:value-type="float">
            <text:p>137768</text:p>
          </table:table-cell>
          <table:table-cell office:value-type="float" office:value="1280" calcext:value-type="float">
            <text:p>1280</text:p>
          </table:table-cell>
          <table:table-cell office:value-type="float" office:value="1173180" calcext:value-type="float">
            <text:p>11731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311423" calcext:value-type="float">
            <text:p>8311423</text:p>
          </table:table-cell>
          <table:table-cell office:value-type="float" office:value="1799327" calcext:value-type="float">
            <text:p>1799327</text:p>
          </table:table-cell>
          <table:table-cell office:value-type="float" office:value="6512096" calcext:value-type="float">
            <text:p>65120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715" calcext:value-type="float">
            <text:p>24715</text:p>
          </table:table-cell>
          <table:table-cell office:value-type="float" office:value="487" calcext:value-type="float">
            <text:p>487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6994" calcext:value-type="float">
            <text:p>16110383969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7928" calcext:value-type="float">
            <text:p>137928</text:p>
          </table:table-cell>
          <table:table-cell office:value-type="float" office:value="1280" calcext:value-type="float">
            <text:p>1280</text:p>
          </table:table-cell>
          <table:table-cell office:value-type="float" office:value="1173364" calcext:value-type="float">
            <text:p>11733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311423" calcext:value-type="float">
            <text:p>8311423</text:p>
          </table:table-cell>
          <table:table-cell office:value-type="float" office:value="2311287" calcext:value-type="float">
            <text:p>2311287</text:p>
          </table:table-cell>
          <table:table-cell office:value-type="float" office:value="6000136" calcext:value-type="float">
            <text:p>60001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733" calcext:value-type="float">
            <text:p>24733</text:p>
          </table:table-cell>
          <table:table-cell office:value-type="float" office:value="406" calcext:value-type="float">
            <text:p>406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7119" calcext:value-type="float">
            <text:p>16110383971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0876" calcext:value-type="float">
            <text:p>130876</text:p>
          </table:table-cell>
          <table:table-cell office:value-type="float" office:value="1273" calcext:value-type="float">
            <text:p>1273</text:p>
          </table:table-cell>
          <table:table-cell office:value-type="float" office:value="1173364" calcext:value-type="float">
            <text:p>11733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013240" calcext:value-type="float">
            <text:p>10013240</text:p>
          </table:table-cell>
          <table:table-cell office:value-type="float" office:value="0" calcext:value-type="float">
            <text:p>0</text:p>
          </table:table-cell>
          <table:table-cell office:value-type="float" office:value="10013240" calcext:value-type="float">
            <text:p>100132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4756" calcext:value-type="float">
            <text:p>24756</text:p>
          </table:table-cell>
          <table:table-cell office:value-type="float" office:value="911" calcext:value-type="float">
            <text:p>911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7259" calcext:value-type="float">
            <text:p>16110383972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0624" calcext:value-type="float">
            <text:p>130624</text:p>
          </table:table-cell>
          <table:table-cell office:value-type="float" office:value="1273" calcext:value-type="float">
            <text:p>1273</text:p>
          </table:table-cell>
          <table:table-cell office:value-type="float" office:value="1173396" calcext:value-type="float">
            <text:p>11733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79541" calcext:value-type="float">
            <text:p>7879541</text:p>
          </table:table-cell>
          <table:table-cell office:value-type="float" office:value="360157" calcext:value-type="float">
            <text:p>360157</text:p>
          </table:table-cell>
          <table:table-cell office:value-type="float" office:value="7519384" calcext:value-type="float">
            <text:p>751938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4779" calcext:value-type="float">
            <text:p>24779</text:p>
          </table:table-cell>
          <table:table-cell office:value-type="float" office:value="480" calcext:value-type="float">
            <text:p>480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7406" calcext:value-type="float">
            <text:p>16110383974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0824" calcext:value-type="float">
            <text:p>130824</text:p>
          </table:table-cell>
          <table:table-cell office:value-type="float" office:value="1273" calcext:value-type="float">
            <text:p>1273</text:p>
          </table:table-cell>
          <table:table-cell office:value-type="float" office:value="1173464" calcext:value-type="float">
            <text:p>1173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453781" calcext:value-type="float">
            <text:p>8453781</text:p>
          </table:table-cell>
          <table:table-cell office:value-type="float" office:value="1265789" calcext:value-type="float">
            <text:p>1265789</text:p>
          </table:table-cell>
          <table:table-cell office:value-type="float" office:value="7187992" calcext:value-type="float">
            <text:p>71879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4801" calcext:value-type="float">
            <text:p>24801</text:p>
          </table:table-cell>
          <table:table-cell office:value-type="float" office:value="606" calcext:value-type="float">
            <text:p>606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7557" calcext:value-type="float">
            <text:p>16110383975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6992" calcext:value-type="float">
            <text:p>126992</text:p>
          </table:table-cell>
          <table:table-cell office:value-type="float" office:value="1270" calcext:value-type="float">
            <text:p>1270</text:p>
          </table:table-cell>
          <table:table-cell office:value-type="float" office:value="1173496" calcext:value-type="float">
            <text:p>11734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96336" calcext:value-type="float">
            <text:p>10696336</text:p>
          </table:table-cell>
          <table:table-cell office:value-type="float" office:value="0" calcext:value-type="float">
            <text:p>0</text:p>
          </table:table-cell>
          <table:table-cell office:value-type="float" office:value="10696336" calcext:value-type="float">
            <text:p>106963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823" calcext:value-type="float">
            <text:p>24823</text:p>
          </table:table-cell>
          <table:table-cell office:value-type="float" office:value="541" calcext:value-type="float">
            <text:p>541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7696" calcext:value-type="float">
            <text:p>16110383976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2684" calcext:value-type="float">
            <text:p>122684</text:p>
          </table:table-cell>
          <table:table-cell office:value-type="float" office:value="1265" calcext:value-type="float">
            <text:p>1265</text:p>
          </table:table-cell>
          <table:table-cell office:value-type="float" office:value="1173528" calcext:value-type="float">
            <text:p>11735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995008" calcext:value-type="float">
            <text:p>11995008</text:p>
          </table:table-cell>
          <table:table-cell office:value-type="float" office:value="0" calcext:value-type="float">
            <text:p>0</text:p>
          </table:table-cell>
          <table:table-cell office:value-type="float" office:value="11995008" calcext:value-type="float">
            <text:p>119950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847" calcext:value-type="float">
            <text:p>24847</text:p>
          </table:table-cell>
          <table:table-cell office:value-type="float" office:value="565" calcext:value-type="float">
            <text:p>56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7843" calcext:value-type="float">
            <text:p>16110383978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4052" calcext:value-type="float">
            <text:p>124052</text:p>
          </table:table-cell>
          <table:table-cell office:value-type="float" office:value="1267" calcext:value-type="float">
            <text:p>1267</text:p>
          </table:table-cell>
          <table:table-cell office:value-type="float" office:value="1173600" calcext:value-type="float">
            <text:p>11736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483776" calcext:value-type="float">
            <text:p>10483776</text:p>
          </table:table-cell>
          <table:table-cell office:value-type="float" office:value="0" calcext:value-type="float">
            <text:p>0</text:p>
          </table:table-cell>
          <table:table-cell office:value-type="float" office:value="10483776" calcext:value-type="float">
            <text:p>104837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871" calcext:value-type="float">
            <text:p>24871</text:p>
          </table:table-cell>
          <table:table-cell office:value-type="float" office:value="370" calcext:value-type="float">
            <text:p>370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7998" calcext:value-type="float">
            <text:p>16110383979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6904" calcext:value-type="float">
            <text:p>126904</text:p>
          </table:table-cell>
          <table:table-cell office:value-type="float" office:value="1270" calcext:value-type="float">
            <text:p>1270</text:p>
          </table:table-cell>
          <table:table-cell office:value-type="float" office:value="1173664" calcext:value-type="float">
            <text:p>11736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961941" calcext:value-type="float">
            <text:p>7961941</text:p>
          </table:table-cell>
          <table:table-cell office:value-type="float" office:value="266069" calcext:value-type="float">
            <text:p>266069</text:p>
          </table:table-cell>
          <table:table-cell office:value-type="float" office:value="7695872" calcext:value-type="float">
            <text:p>76958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894" calcext:value-type="float">
            <text:p>24894</text:p>
          </table:table-cell>
          <table:table-cell office:value-type="float" office:value="335" calcext:value-type="float">
            <text:p>33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8137" calcext:value-type="float">
            <text:p>16110383981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9600" calcext:value-type="float">
            <text:p>129600</text:p>
          </table:table-cell>
          <table:table-cell office:value-type="float" office:value="1272" calcext:value-type="float">
            <text:p>1272</text:p>
          </table:table-cell>
          <table:table-cell office:value-type="float" office:value="1173700" calcext:value-type="float">
            <text:p>11737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72170" calcext:value-type="float">
            <text:p>7772170</text:p>
          </table:table-cell>
          <table:table-cell office:value-type="float" office:value="2532458" calcext:value-type="float">
            <text:p>2532458</text:p>
          </table:table-cell>
          <table:table-cell office:value-type="float" office:value="5239712" calcext:value-type="float">
            <text:p>52397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916" calcext:value-type="float">
            <text:p>24916</text:p>
          </table:table-cell>
          <table:table-cell office:value-type="float" office:value="314" calcext:value-type="float">
            <text:p>314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8265" calcext:value-type="float">
            <text:p>16110383982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3900" calcext:value-type="float">
            <text:p>123900</text:p>
          </table:table-cell>
          <table:table-cell office:value-type="float" office:value="1266" calcext:value-type="float">
            <text:p>1266</text:p>
          </table:table-cell>
          <table:table-cell office:value-type="float" office:value="1173700" calcext:value-type="float">
            <text:p>11737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863256" calcext:value-type="float">
            <text:p>9863256</text:p>
          </table:table-cell>
          <table:table-cell office:value-type="float" office:value="0" calcext:value-type="float">
            <text:p>0</text:p>
          </table:table-cell>
          <table:table-cell office:value-type="float" office:value="9863256" calcext:value-type="float">
            <text:p>98632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939" calcext:value-type="float">
            <text:p>24939</text:p>
          </table:table-cell>
          <table:table-cell office:value-type="float" office:value="317" calcext:value-type="float">
            <text:p>317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8407" calcext:value-type="float">
            <text:p>16110383984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6720" calcext:value-type="float">
            <text:p>126720</text:p>
          </table:table-cell>
          <table:table-cell office:value-type="float" office:value="1270" calcext:value-type="float">
            <text:p>1270</text:p>
          </table:table-cell>
          <table:table-cell office:value-type="float" office:value="1173764" calcext:value-type="float">
            <text:p>11737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31743" calcext:value-type="float">
            <text:p>7731743</text:p>
          </table:table-cell>
          <table:table-cell office:value-type="float" office:value="142967" calcext:value-type="float">
            <text:p>142967</text:p>
          </table:table-cell>
          <table:table-cell office:value-type="float" office:value="7588776" calcext:value-type="float">
            <text:p>75887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967" calcext:value-type="float">
            <text:p>24967</text:p>
          </table:table-cell>
          <table:table-cell office:value-type="float" office:value="324" calcext:value-type="float">
            <text:p>324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8557" calcext:value-type="float">
            <text:p>16110383985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8176" calcext:value-type="float">
            <text:p>128176</text:p>
          </table:table-cell>
          <table:table-cell office:value-type="float" office:value="1270" calcext:value-type="float">
            <text:p>1270</text:p>
          </table:table-cell>
          <table:table-cell office:value-type="float" office:value="1173796" calcext:value-type="float">
            <text:p>11737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913386" calcext:value-type="float">
            <text:p>7913386</text:p>
          </table:table-cell>
          <table:table-cell office:value-type="float" office:value="2024082" calcext:value-type="float">
            <text:p>2024082</text:p>
          </table:table-cell>
          <table:table-cell office:value-type="float" office:value="5889304" calcext:value-type="float">
            <text:p>58893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4987" calcext:value-type="float">
            <text:p>24987</text:p>
          </table:table-cell>
          <table:table-cell office:value-type="float" office:value="322" calcext:value-type="float">
            <text:p>322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8681" calcext:value-type="float">
            <text:p>16110383986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4456" calcext:value-type="float">
            <text:p>124456</text:p>
          </table:table-cell>
          <table:table-cell office:value-type="float" office:value="1267" calcext:value-type="float">
            <text:p>1267</text:p>
          </table:table-cell>
          <table:table-cell office:value-type="float" office:value="1173828" calcext:value-type="float">
            <text:p>11738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874096" calcext:value-type="float">
            <text:p>9874096</text:p>
          </table:table-cell>
          <table:table-cell office:value-type="float" office:value="0" calcext:value-type="float">
            <text:p>0</text:p>
          </table:table-cell>
          <table:table-cell office:value-type="float" office:value="9874096" calcext:value-type="float">
            <text:p>98740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013" calcext:value-type="float">
            <text:p>25013</text:p>
          </table:table-cell>
          <table:table-cell office:value-type="float" office:value="347" calcext:value-type="float">
            <text:p>347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8832" calcext:value-type="float">
            <text:p>16110383988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7164" calcext:value-type="float">
            <text:p>127164</text:p>
          </table:table-cell>
          <table:table-cell office:value-type="float" office:value="1270" calcext:value-type="float">
            <text:p>1270</text:p>
          </table:table-cell>
          <table:table-cell office:value-type="float" office:value="1173860" calcext:value-type="float">
            <text:p>11738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63349" calcext:value-type="float">
            <text:p>7763349</text:p>
          </table:table-cell>
          <table:table-cell office:value-type="float" office:value="265541" calcext:value-type="float">
            <text:p>265541</text:p>
          </table:table-cell>
          <table:table-cell office:value-type="float" office:value="7497808" calcext:value-type="float">
            <text:p>74978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037" calcext:value-type="float">
            <text:p>25037</text:p>
          </table:table-cell>
          <table:table-cell office:value-type="float" office:value="364" calcext:value-type="float">
            <text:p>364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8977" calcext:value-type="float">
            <text:p>16110383989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7040" calcext:value-type="float">
            <text:p>127040</text:p>
          </table:table-cell>
          <table:table-cell office:value-type="float" office:value="1270" calcext:value-type="float">
            <text:p>1270</text:p>
          </table:table-cell>
          <table:table-cell office:value-type="float" office:value="1173892" calcext:value-type="float">
            <text:p>11738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73450" calcext:value-type="float">
            <text:p>7573450</text:p>
          </table:table-cell>
          <table:table-cell office:value-type="float" office:value="396202" calcext:value-type="float">
            <text:p>396202</text:p>
          </table:table-cell>
          <table:table-cell office:value-type="float" office:value="7177248" calcext:value-type="float">
            <text:p>71772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061" calcext:value-type="float">
            <text:p>25061</text:p>
          </table:table-cell>
          <table:table-cell office:value-type="float" office:value="352" calcext:value-type="float">
            <text:p>352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9128" calcext:value-type="float">
            <text:p>16110383991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8140" calcext:value-type="float">
            <text:p>128140</text:p>
          </table:table-cell>
          <table:table-cell office:value-type="float" office:value="1271" calcext:value-type="float">
            <text:p>1271</text:p>
          </table:table-cell>
          <table:table-cell office:value-type="float" office:value="1174020" calcext:value-type="float">
            <text:p>11740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572600" calcext:value-type="float">
            <text:p>9572600</text:p>
          </table:table-cell>
          <table:table-cell office:value-type="float" office:value="0" calcext:value-type="float">
            <text:p>0</text:p>
          </table:table-cell>
          <table:table-cell office:value-type="float" office:value="9572600" calcext:value-type="float">
            <text:p>95726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084" calcext:value-type="float">
            <text:p>25084</text:p>
          </table:table-cell>
          <table:table-cell office:value-type="float" office:value="341" calcext:value-type="float">
            <text:p>341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9282" calcext:value-type="float">
            <text:p>16110383992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5236" calcext:value-type="float">
            <text:p>125236</text:p>
          </table:table-cell>
          <table:table-cell office:value-type="float" office:value="1268" calcext:value-type="float">
            <text:p>1268</text:p>
          </table:table-cell>
          <table:table-cell office:value-type="float" office:value="1174116" calcext:value-type="float">
            <text:p>11741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889200" calcext:value-type="float">
            <text:p>8889200</text:p>
          </table:table-cell>
          <table:table-cell office:value-type="float" office:value="0" calcext:value-type="float">
            <text:p>0</text:p>
          </table:table-cell>
          <table:table-cell office:value-type="float" office:value="8889200" calcext:value-type="float">
            <text:p>88892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109" calcext:value-type="float">
            <text:p>25109</text:p>
          </table:table-cell>
          <table:table-cell office:value-type="float" office:value="355" calcext:value-type="float">
            <text:p>35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9432" calcext:value-type="float">
            <text:p>16110383994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7460" calcext:value-type="float">
            <text:p>127460</text:p>
          </table:table-cell>
          <table:table-cell office:value-type="float" office:value="1271" calcext:value-type="float">
            <text:p>1271</text:p>
          </table:table-cell>
          <table:table-cell office:value-type="float" office:value="1174180" calcext:value-type="float">
            <text:p>11741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77482" calcext:value-type="float">
            <text:p>7777482</text:p>
          </table:table-cell>
          <table:table-cell office:value-type="float" office:value="1399602" calcext:value-type="float">
            <text:p>1399602</text:p>
          </table:table-cell>
          <table:table-cell office:value-type="float" office:value="6377880" calcext:value-type="float">
            <text:p>63778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134" calcext:value-type="float">
            <text:p>25134</text:p>
          </table:table-cell>
          <table:table-cell office:value-type="float" office:value="374" calcext:value-type="float">
            <text:p>374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9581" calcext:value-type="float">
            <text:p>16110383995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6548" calcext:value-type="float">
            <text:p>126548</text:p>
          </table:table-cell>
          <table:table-cell office:value-type="float" office:value="1270" calcext:value-type="float">
            <text:p>1270</text:p>
          </table:table-cell>
          <table:table-cell office:value-type="float" office:value="1174276" calcext:value-type="float">
            <text:p>11742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35391" calcext:value-type="float">
            <text:p>7735391</text:p>
          </table:table-cell>
          <table:table-cell office:value-type="float" office:value="2365535" calcext:value-type="float">
            <text:p>2365535</text:p>
          </table:table-cell>
          <table:table-cell office:value-type="float" office:value="5369856" calcext:value-type="float">
            <text:p>53698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158" calcext:value-type="float">
            <text:p>25158</text:p>
          </table:table-cell>
          <table:table-cell office:value-type="float" office:value="317" calcext:value-type="float">
            <text:p>317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9726" calcext:value-type="float">
            <text:p>16110383997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3272" calcext:value-type="float">
            <text:p>123272</text:p>
          </table:table-cell>
          <table:table-cell office:value-type="float" office:value="1266" calcext:value-type="float">
            <text:p>1266</text:p>
          </table:table-cell>
          <table:table-cell office:value-type="float" office:value="1174308" calcext:value-type="float">
            <text:p>1174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931240" calcext:value-type="float">
            <text:p>8931240</text:p>
          </table:table-cell>
          <table:table-cell office:value-type="float" office:value="0" calcext:value-type="float">
            <text:p>0</text:p>
          </table:table-cell>
          <table:table-cell office:value-type="float" office:value="8931240" calcext:value-type="float">
            <text:p>89312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181" calcext:value-type="float">
            <text:p>25181</text:p>
          </table:table-cell>
          <table:table-cell office:value-type="float" office:value="389" calcext:value-type="float">
            <text:p>389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399867" calcext:value-type="float">
            <text:p>16110383998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5716" calcext:value-type="float">
            <text:p>125716</text:p>
          </table:table-cell>
          <table:table-cell office:value-type="float" office:value="1269" calcext:value-type="float">
            <text:p>1269</text:p>
          </table:table-cell>
          <table:table-cell office:value-type="float" office:value="1174648" calcext:value-type="float">
            <text:p>11746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35818" calcext:value-type="float">
            <text:p>7835818</text:p>
          </table:table-cell>
          <table:table-cell office:value-type="float" office:value="1778730" calcext:value-type="float">
            <text:p>1778730</text:p>
          </table:table-cell>
          <table:table-cell office:value-type="float" office:value="6057088" calcext:value-type="float">
            <text:p>60570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207" calcext:value-type="float">
            <text:p>25207</text:p>
          </table:table-cell>
          <table:table-cell office:value-type="float" office:value="385" calcext:value-type="float">
            <text:p>38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0015" calcext:value-type="float">
            <text:p>16110384000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1248" calcext:value-type="float">
            <text:p>121248</text:p>
          </table:table-cell>
          <table:table-cell office:value-type="float" office:value="1268" calcext:value-type="float">
            <text:p>1268</text:p>
          </table:table-cell>
          <table:table-cell office:value-type="float" office:value="1177376" calcext:value-type="float">
            <text:p>11773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98384" calcext:value-type="float">
            <text:p>7598384</text:p>
          </table:table-cell>
          <table:table-cell office:value-type="float" office:value="0" calcext:value-type="float">
            <text:p>0</text:p>
          </table:table-cell>
          <table:table-cell office:value-type="float" office:value="7598384" calcext:value-type="float">
            <text:p>75983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230" calcext:value-type="float">
            <text:p>25230</text:p>
          </table:table-cell>
          <table:table-cell office:value-type="float" office:value="381" calcext:value-type="float">
            <text:p>381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0157" calcext:value-type="float">
            <text:p>16110384001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1092" calcext:value-type="float">
            <text:p>121092</text:p>
          </table:table-cell>
          <table:table-cell office:value-type="float" office:value="1267" calcext:value-type="float">
            <text:p>1267</text:p>
          </table:table-cell>
          <table:table-cell office:value-type="float" office:value="1177440" calcext:value-type="float">
            <text:p>11774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692416" calcext:value-type="float">
            <text:p>8692416</text:p>
          </table:table-cell>
          <table:table-cell office:value-type="float" office:value="0" calcext:value-type="float">
            <text:p>0</text:p>
          </table:table-cell>
          <table:table-cell office:value-type="float" office:value="8692416" calcext:value-type="float">
            <text:p>86924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255" calcext:value-type="float">
            <text:p>25255</text:p>
          </table:table-cell>
          <table:table-cell office:value-type="float" office:value="368" calcext:value-type="float">
            <text:p>368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0308" calcext:value-type="float">
            <text:p>161103840030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1640" calcext:value-type="float">
            <text:p>121640</text:p>
          </table:table-cell>
          <table:table-cell office:value-type="float" office:value="1269" calcext:value-type="float">
            <text:p>1269</text:p>
          </table:table-cell>
          <table:table-cell office:value-type="float" office:value="1178744" calcext:value-type="float">
            <text:p>11787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55317" calcext:value-type="float">
            <text:p>7555317</text:p>
          </table:table-cell>
          <table:table-cell office:value-type="float" office:value="1360445" calcext:value-type="float">
            <text:p>1360445</text:p>
          </table:table-cell>
          <table:table-cell office:value-type="float" office:value="6194872" calcext:value-type="float">
            <text:p>61948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280" calcext:value-type="float">
            <text:p>25280</text:p>
          </table:table-cell>
          <table:table-cell office:value-type="float" office:value="429" calcext:value-type="float">
            <text:p>429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0457" calcext:value-type="float">
            <text:p>16110384004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1508" calcext:value-type="float">
            <text:p>121508</text:p>
          </table:table-cell>
          <table:table-cell office:value-type="float" office:value="1269" calcext:value-type="float">
            <text:p>1269</text:p>
          </table:table-cell>
          <table:table-cell office:value-type="float" office:value="1178744" calcext:value-type="float">
            <text:p>11787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56810" calcext:value-type="float">
            <text:p>7556810</text:p>
          </table:table-cell>
          <table:table-cell office:value-type="float" office:value="1098674" calcext:value-type="float">
            <text:p>1098674</text:p>
          </table:table-cell>
          <table:table-cell office:value-type="float" office:value="6458136" calcext:value-type="float">
            <text:p>64581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298" calcext:value-type="float">
            <text:p>25298</text:p>
          </table:table-cell>
          <table:table-cell office:value-type="float" office:value="313" calcext:value-type="float">
            <text:p>313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0566" calcext:value-type="float">
            <text:p>16110384005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0544" calcext:value-type="float">
            <text:p>120544</text:p>
          </table:table-cell>
          <table:table-cell office:value-type="float" office:value="1268" calcext:value-type="float">
            <text:p>1268</text:p>
          </table:table-cell>
          <table:table-cell office:value-type="float" office:value="1178744" calcext:value-type="float">
            <text:p>11787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16117" calcext:value-type="float">
            <text:p>7516117</text:p>
          </table:table-cell>
          <table:table-cell office:value-type="float" office:value="7157" calcext:value-type="float">
            <text:p>7157</text:p>
          </table:table-cell>
          <table:table-cell office:value-type="float" office:value="7508960" calcext:value-type="float">
            <text:p>75089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321" calcext:value-type="float">
            <text:p>25321</text:p>
          </table:table-cell>
          <table:table-cell office:value-type="float" office:value="284" calcext:value-type="float">
            <text:p>284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0690" calcext:value-type="float">
            <text:p>161103840069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2116" calcext:value-type="float">
            <text:p>122116</text:p>
          </table:table-cell>
          <table:table-cell office:value-type="float" office:value="1270" calcext:value-type="float">
            <text:p>1270</text:p>
          </table:table-cell>
          <table:table-cell office:value-type="float" office:value="1178776" calcext:value-type="float">
            <text:p>11787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22869" calcext:value-type="float">
            <text:p>7522869</text:p>
          </table:table-cell>
          <table:table-cell office:value-type="float" office:value="2406117" calcext:value-type="float">
            <text:p>2406117</text:p>
          </table:table-cell>
          <table:table-cell office:value-type="float" office:value="5116752" calcext:value-type="float">
            <text:p>51167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341" calcext:value-type="float">
            <text:p>25341</text:p>
          </table:table-cell>
          <table:table-cell office:value-type="float" office:value="367" calcext:value-type="float">
            <text:p>367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0814" calcext:value-type="float">
            <text:p>16110384008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1132" calcext:value-type="float">
            <text:p>121132</text:p>
          </table:table-cell>
          <table:table-cell office:value-type="float" office:value="1269" calcext:value-type="float">
            <text:p>1269</text:p>
          </table:table-cell>
          <table:table-cell office:value-type="float" office:value="1178776" calcext:value-type="float">
            <text:p>11787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89141" calcext:value-type="float">
            <text:p>7589141</text:p>
          </table:table-cell>
          <table:table-cell office:value-type="float" office:value="931885" calcext:value-type="float">
            <text:p>931885</text:p>
          </table:table-cell>
          <table:table-cell office:value-type="float" office:value="6657256" calcext:value-type="float">
            <text:p>66572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361" calcext:value-type="float">
            <text:p>25361</text:p>
          </table:table-cell>
          <table:table-cell office:value-type="float" office:value="328" calcext:value-type="float">
            <text:p>328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0935" calcext:value-type="float">
            <text:p>16110384009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8456" calcext:value-type="float">
            <text:p>118456</text:p>
          </table:table-cell>
          <table:table-cell office:value-type="float" office:value="1266" calcext:value-type="float">
            <text:p>1266</text:p>
          </table:table-cell>
          <table:table-cell office:value-type="float" office:value="1179100" calcext:value-type="float">
            <text:p>11791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232304" calcext:value-type="float">
            <text:p>9232304</text:p>
          </table:table-cell>
          <table:table-cell office:value-type="float" office:value="0" calcext:value-type="float">
            <text:p>0</text:p>
          </table:table-cell>
          <table:table-cell office:value-type="float" office:value="9232304" calcext:value-type="float">
            <text:p>92323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386" calcext:value-type="float">
            <text:p>25386</text:p>
          </table:table-cell>
          <table:table-cell office:value-type="float" office:value="341" calcext:value-type="float">
            <text:p>341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1077" calcext:value-type="float">
            <text:p>16110384010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0488" calcext:value-type="float">
            <text:p>120488</text:p>
          </table:table-cell>
          <table:table-cell office:value-type="float" office:value="1269" calcext:value-type="float">
            <text:p>1269</text:p>
          </table:table-cell>
          <table:table-cell office:value-type="float" office:value="1179084" calcext:value-type="float">
            <text:p>1179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97077" calcext:value-type="float">
            <text:p>7397077</text:p>
          </table:table-cell>
          <table:table-cell office:value-type="float" office:value="10133" calcext:value-type="float">
            <text:p>10133</text:p>
          </table:table-cell>
          <table:table-cell office:value-type="float" office:value="7386944" calcext:value-type="float">
            <text:p>73869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412" calcext:value-type="float">
            <text:p>25412</text:p>
          </table:table-cell>
          <table:table-cell office:value-type="float" office:value="338" calcext:value-type="float">
            <text:p>338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1229" calcext:value-type="float">
            <text:p>16110384012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1616" calcext:value-type="float">
            <text:p>121616</text:p>
          </table:table-cell>
          <table:table-cell office:value-type="float" office:value="1270" calcext:value-type="float">
            <text:p>1270</text:p>
          </table:table-cell>
          <table:table-cell office:value-type="float" office:value="1179116" calcext:value-type="float">
            <text:p>11791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57727" calcext:value-type="float">
            <text:p>7357727</text:p>
          </table:table-cell>
          <table:table-cell office:value-type="float" office:value="1741199" calcext:value-type="float">
            <text:p>1741199</text:p>
          </table:table-cell>
          <table:table-cell office:value-type="float" office:value="5616528" calcext:value-type="float">
            <text:p>56165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432" calcext:value-type="float">
            <text:p>25432</text:p>
          </table:table-cell>
          <table:table-cell office:value-type="float" office:value="340" calcext:value-type="float">
            <text:p>340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1360" calcext:value-type="float">
            <text:p>161103840136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0348" calcext:value-type="float">
            <text:p>120348</text:p>
          </table:table-cell>
          <table:table-cell office:value-type="float" office:value="1268" calcext:value-type="float">
            <text:p>1268</text:p>
          </table:table-cell>
          <table:table-cell office:value-type="float" office:value="1179148" calcext:value-type="float">
            <text:p>11791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25215" calcext:value-type="float">
            <text:p>7425215</text:p>
          </table:table-cell>
          <table:table-cell office:value-type="float" office:value="1201127" calcext:value-type="float">
            <text:p>1201127</text:p>
          </table:table-cell>
          <table:table-cell office:value-type="float" office:value="6224088" calcext:value-type="float">
            <text:p>62240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451" calcext:value-type="float">
            <text:p>25451</text:p>
          </table:table-cell>
          <table:table-cell office:value-type="float" office:value="329" calcext:value-type="float">
            <text:p>329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1470" calcext:value-type="float">
            <text:p>16110384014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9456" calcext:value-type="float">
            <text:p>119456</text:p>
          </table:table-cell>
          <table:table-cell office:value-type="float" office:value="1267" calcext:value-type="float">
            <text:p>1267</text:p>
          </table:table-cell>
          <table:table-cell office:value-type="float" office:value="1179180" calcext:value-type="float">
            <text:p>11791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70144" calcext:value-type="float">
            <text:p>7570144</text:p>
          </table:table-cell>
          <table:table-cell office:value-type="float" office:value="0" calcext:value-type="float">
            <text:p>0</text:p>
          </table:table-cell>
          <table:table-cell office:value-type="float" office:value="7570144" calcext:value-type="float">
            <text:p>75701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472" calcext:value-type="float">
            <text:p>25472</text:p>
          </table:table-cell>
          <table:table-cell office:value-type="float" office:value="390" calcext:value-type="float">
            <text:p>390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1590" calcext:value-type="float">
            <text:p>161103840159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8120" calcext:value-type="float">
            <text:p>118120</text:p>
          </table:table-cell>
          <table:table-cell office:value-type="float" office:value="1266" calcext:value-type="float">
            <text:p>1266</text:p>
          </table:table-cell>
          <table:table-cell office:value-type="float" office:value="1179180" calcext:value-type="float">
            <text:p>11791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658088" calcext:value-type="float">
            <text:p>8658088</text:p>
          </table:table-cell>
          <table:table-cell office:value-type="float" office:value="0" calcext:value-type="float">
            <text:p>0</text:p>
          </table:table-cell>
          <table:table-cell office:value-type="float" office:value="8658088" calcext:value-type="float">
            <text:p>86580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492" calcext:value-type="float">
            <text:p>25492</text:p>
          </table:table-cell>
          <table:table-cell office:value-type="float" office:value="332" calcext:value-type="float">
            <text:p>332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1716" calcext:value-type="float">
            <text:p>16110384017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7820" calcext:value-type="float">
            <text:p>117820</text:p>
          </table:table-cell>
          <table:table-cell office:value-type="float" office:value="1266" calcext:value-type="float">
            <text:p>1266</text:p>
          </table:table-cell>
          <table:table-cell office:value-type="float" office:value="1179212" calcext:value-type="float">
            <text:p>1179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952104" calcext:value-type="float">
            <text:p>8952104</text:p>
          </table:table-cell>
          <table:table-cell office:value-type="float" office:value="0" calcext:value-type="float">
            <text:p>0</text:p>
          </table:table-cell>
          <table:table-cell office:value-type="float" office:value="8952104" calcext:value-type="float">
            <text:p>89521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513" calcext:value-type="float">
            <text:p>25513</text:p>
          </table:table-cell>
          <table:table-cell office:value-type="float" office:value="350" calcext:value-type="float">
            <text:p>350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1830" calcext:value-type="float">
            <text:p>16110384018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0368" calcext:value-type="float">
            <text:p>120368</text:p>
          </table:table-cell>
          <table:table-cell office:value-type="float" office:value="1269" calcext:value-type="float">
            <text:p>1269</text:p>
          </table:table-cell>
          <table:table-cell office:value-type="float" office:value="1179244" calcext:value-type="float">
            <text:p>1179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22773" calcext:value-type="float">
            <text:p>7322773</text:p>
          </table:table-cell>
          <table:table-cell office:value-type="float" office:value="646949" calcext:value-type="float">
            <text:p>646949</text:p>
          </table:table-cell>
          <table:table-cell office:value-type="float" office:value="6675824" calcext:value-type="float">
            <text:p>66758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538" calcext:value-type="float">
            <text:p>25538</text:p>
          </table:table-cell>
          <table:table-cell office:value-type="float" office:value="324" calcext:value-type="float">
            <text:p>324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1980" calcext:value-type="float">
            <text:p>161103840198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0396" calcext:value-type="float">
            <text:p>120396</text:p>
          </table:table-cell>
          <table:table-cell office:value-type="float" office:value="1269" calcext:value-type="float">
            <text:p>1269</text:p>
          </table:table-cell>
          <table:table-cell office:value-type="float" office:value="1179308" calcext:value-type="float">
            <text:p>1179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51690" calcext:value-type="float">
            <text:p>7151690</text:p>
          </table:table-cell>
          <table:table-cell office:value-type="float" office:value="886378" calcext:value-type="float">
            <text:p>886378</text:p>
          </table:table-cell>
          <table:table-cell office:value-type="float" office:value="6265312" calcext:value-type="float">
            <text:p>62653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563" calcext:value-type="float">
            <text:p>25563</text:p>
          </table:table-cell>
          <table:table-cell office:value-type="float" office:value="355" calcext:value-type="float">
            <text:p>35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2130" calcext:value-type="float">
            <text:p>16110384021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6884" calcext:value-type="float">
            <text:p>116884</text:p>
          </table:table-cell>
          <table:table-cell office:value-type="float" office:value="1266" calcext:value-type="float">
            <text:p>1266</text:p>
          </table:table-cell>
          <table:table-cell office:value-type="float" office:value="1180160" calcext:value-type="float">
            <text:p>1180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071576" calcext:value-type="float">
            <text:p>9071576</text:p>
          </table:table-cell>
          <table:table-cell office:value-type="float" office:value="0" calcext:value-type="float">
            <text:p>0</text:p>
          </table:table-cell>
          <table:table-cell office:value-type="float" office:value="9071576" calcext:value-type="float">
            <text:p>90715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588" calcext:value-type="float">
            <text:p>25588</text:p>
          </table:table-cell>
          <table:table-cell office:value-type="float" office:value="346" calcext:value-type="float">
            <text:p>346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2277" calcext:value-type="float">
            <text:p>16110384022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5656" calcext:value-type="float">
            <text:p>115656</text:p>
          </table:table-cell>
          <table:table-cell office:value-type="float" office:value="1265" calcext:value-type="float">
            <text:p>1265</text:p>
          </table:table-cell>
          <table:table-cell office:value-type="float" office:value="1180196" calcext:value-type="float">
            <text:p>1180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499448" calcext:value-type="float">
            <text:p>9499448</text:p>
          </table:table-cell>
          <table:table-cell office:value-type="float" office:value="0" calcext:value-type="float">
            <text:p>0</text:p>
          </table:table-cell>
          <table:table-cell office:value-type="float" office:value="9499448" calcext:value-type="float">
            <text:p>94994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608" calcext:value-type="float">
            <text:p>25608</text:p>
          </table:table-cell>
          <table:table-cell office:value-type="float" office:value="342" calcext:value-type="float">
            <text:p>342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2394" calcext:value-type="float">
            <text:p>16110384023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9476" calcext:value-type="float">
            <text:p>119476</text:p>
          </table:table-cell>
          <table:table-cell office:value-type="float" office:value="1269" calcext:value-type="float">
            <text:p>1269</text:p>
          </table:table-cell>
          <table:table-cell office:value-type="float" office:value="1180232" calcext:value-type="float">
            <text:p>11802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78495" calcext:value-type="float">
            <text:p>7378495</text:p>
          </table:table-cell>
          <table:table-cell office:value-type="float" office:value="1136015" calcext:value-type="float">
            <text:p>1136015</text:p>
          </table:table-cell>
          <table:table-cell office:value-type="float" office:value="6242480" calcext:value-type="float">
            <text:p>62424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629" calcext:value-type="float">
            <text:p>25629</text:p>
          </table:table-cell>
          <table:table-cell office:value-type="float" office:value="343" calcext:value-type="float">
            <text:p>343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2526" calcext:value-type="float">
            <text:p>16110384025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8876" calcext:value-type="float">
            <text:p>118876</text:p>
          </table:table-cell>
          <table:table-cell office:value-type="float" office:value="1269" calcext:value-type="float">
            <text:p>1269</text:p>
          </table:table-cell>
          <table:table-cell office:value-type="float" office:value="1180264" calcext:value-type="float">
            <text:p>11802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32072" calcext:value-type="float">
            <text:p>7832072</text:p>
          </table:table-cell>
          <table:table-cell office:value-type="float" office:value="0" calcext:value-type="float">
            <text:p>0</text:p>
          </table:table-cell>
          <table:table-cell office:value-type="float" office:value="7832072" calcext:value-type="float">
            <text:p>78320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653" calcext:value-type="float">
            <text:p>25653</text:p>
          </table:table-cell>
          <table:table-cell office:value-type="float" office:value="312" calcext:value-type="float">
            <text:p>312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2660" calcext:value-type="float">
            <text:p>161103840266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9808" calcext:value-type="float">
            <text:p>119808</text:p>
          </table:table-cell>
          <table:table-cell office:value-type="float" office:value="1269" calcext:value-type="float">
            <text:p>1269</text:p>
          </table:table-cell>
          <table:table-cell office:value-type="float" office:value="1180296" calcext:value-type="float">
            <text:p>11802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79573" calcext:value-type="float">
            <text:p>7079573</text:p>
          </table:table-cell>
          <table:table-cell office:value-type="float" office:value="1536941" calcext:value-type="float">
            <text:p>1536941</text:p>
          </table:table-cell>
          <table:table-cell office:value-type="float" office:value="5542632" calcext:value-type="float">
            <text:p>55426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674" calcext:value-type="float">
            <text:p>25674</text:p>
          </table:table-cell>
          <table:table-cell office:value-type="float" office:value="339" calcext:value-type="float">
            <text:p>339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2781" calcext:value-type="float">
            <text:p>16110384027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7364" calcext:value-type="float">
            <text:p>117364</text:p>
          </table:table-cell>
          <table:table-cell office:value-type="float" office:value="1267" calcext:value-type="float">
            <text:p>1267</text:p>
          </table:table-cell>
          <table:table-cell office:value-type="float" office:value="1180328" calcext:value-type="float">
            <text:p>11803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477040" calcext:value-type="float">
            <text:p>8477040</text:p>
          </table:table-cell>
          <table:table-cell office:value-type="float" office:value="0" calcext:value-type="float">
            <text:p>0</text:p>
          </table:table-cell>
          <table:table-cell office:value-type="float" office:value="8477040" calcext:value-type="float">
            <text:p>84770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699" calcext:value-type="float">
            <text:p>25699</text:p>
          </table:table-cell>
          <table:table-cell office:value-type="float" office:value="309" calcext:value-type="float">
            <text:p>309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2927" calcext:value-type="float">
            <text:p>16110384029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9040" calcext:value-type="float">
            <text:p>119040</text:p>
          </table:table-cell>
          <table:table-cell office:value-type="float" office:value="1268" calcext:value-type="float">
            <text:p>1268</text:p>
          </table:table-cell>
          <table:table-cell office:value-type="float" office:value="1180360" calcext:value-type="float">
            <text:p>1180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49866" calcext:value-type="float">
            <text:p>6949866</text:p>
          </table:table-cell>
          <table:table-cell office:value-type="float" office:value="570106" calcext:value-type="float">
            <text:p>570106</text:p>
          </table:table-cell>
          <table:table-cell office:value-type="float" office:value="6379760" calcext:value-type="float">
            <text:p>63797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724" calcext:value-type="float">
            <text:p>25724</text:p>
          </table:table-cell>
          <table:table-cell office:value-type="float" office:value="344" calcext:value-type="float">
            <text:p>344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3077" calcext:value-type="float">
            <text:p>16110384030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0480" calcext:value-type="float">
            <text:p>120480</text:p>
          </table:table-cell>
          <table:table-cell office:value-type="float" office:value="1270" calcext:value-type="float">
            <text:p>1270</text:p>
          </table:table-cell>
          <table:table-cell office:value-type="float" office:value="1180420" calcext:value-type="float">
            <text:p>11804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68341" calcext:value-type="float">
            <text:p>6868341</text:p>
          </table:table-cell>
          <table:table-cell office:value-type="float" office:value="1615573" calcext:value-type="float">
            <text:p>1615573</text:p>
          </table:table-cell>
          <table:table-cell office:value-type="float" office:value="5252768" calcext:value-type="float">
            <text:p>52527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746" calcext:value-type="float">
            <text:p>25746</text:p>
          </table:table-cell>
          <table:table-cell office:value-type="float" office:value="335" calcext:value-type="float">
            <text:p>33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3211" calcext:value-type="float">
            <text:p>16110384032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8156" calcext:value-type="float">
            <text:p>118156</text:p>
          </table:table-cell>
          <table:table-cell office:value-type="float" office:value="1267" calcext:value-type="float">
            <text:p>1267</text:p>
          </table:table-cell>
          <table:table-cell office:value-type="float" office:value="1180452" calcext:value-type="float">
            <text:p>11804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12447" calcext:value-type="float">
            <text:p>7112447</text:p>
          </table:table-cell>
          <table:table-cell office:value-type="float" office:value="153159" calcext:value-type="float">
            <text:p>153159</text:p>
          </table:table-cell>
          <table:table-cell office:value-type="float" office:value="6959288" calcext:value-type="float">
            <text:p>69592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767" calcext:value-type="float">
            <text:p>25767</text:p>
          </table:table-cell>
          <table:table-cell office:value-type="float" office:value="350" calcext:value-type="float">
            <text:p>350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3338" calcext:value-type="float">
            <text:p>16110384033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4712" calcext:value-type="float">
            <text:p>114712</text:p>
          </table:table-cell>
          <table:table-cell office:value-type="float" office:value="1265" calcext:value-type="float">
            <text:p>1265</text:p>
          </table:table-cell>
          <table:table-cell office:value-type="float" office:value="1180996" calcext:value-type="float">
            <text:p>11809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303136" calcext:value-type="float">
            <text:p>9303136</text:p>
          </table:table-cell>
          <table:table-cell office:value-type="float" office:value="0" calcext:value-type="float">
            <text:p>0</text:p>
          </table:table-cell>
          <table:table-cell office:value-type="float" office:value="9303136" calcext:value-type="float">
            <text:p>93031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794" calcext:value-type="float">
            <text:p>25794</text:p>
          </table:table-cell>
          <table:table-cell office:value-type="float" office:value="329" calcext:value-type="float">
            <text:p>329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3488" calcext:value-type="float">
            <text:p>161103840348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8244" calcext:value-type="float">
            <text:p>118244</text:p>
          </table:table-cell>
          <table:table-cell office:value-type="float" office:value="1268" calcext:value-type="float">
            <text:p>1268</text:p>
          </table:table-cell>
          <table:table-cell office:value-type="float" office:value="1180892" calcext:value-type="float">
            <text:p>11808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675605" calcext:value-type="float">
            <text:p>6675605</text:p>
          </table:table-cell>
          <table:table-cell office:value-type="float" office:value="222773" calcext:value-type="float">
            <text:p>222773</text:p>
          </table:table-cell>
          <table:table-cell office:value-type="float" office:value="6452832" calcext:value-type="float">
            <text:p>64528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815" calcext:value-type="float">
            <text:p>25815</text:p>
          </table:table-cell>
          <table:table-cell office:value-type="float" office:value="280" calcext:value-type="float">
            <text:p>280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3619" calcext:value-type="float">
            <text:p>16110384036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7336" calcext:value-type="float">
            <text:p>117336</text:p>
          </table:table-cell>
          <table:table-cell office:value-type="float" office:value="1268" calcext:value-type="float">
            <text:p>1268</text:p>
          </table:table-cell>
          <table:table-cell office:value-type="float" office:value="1181564" calcext:value-type="float">
            <text:p>11815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67184" calcext:value-type="float">
            <text:p>6867184</text:p>
          </table:table-cell>
          <table:table-cell office:value-type="float" office:value="0" calcext:value-type="float">
            <text:p>0</text:p>
          </table:table-cell>
          <table:table-cell office:value-type="float" office:value="6867184" calcext:value-type="float">
            <text:p>68671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839" calcext:value-type="float">
            <text:p>25839</text:p>
          </table:table-cell>
          <table:table-cell office:value-type="float" office:value="378" calcext:value-type="float">
            <text:p>378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3766" calcext:value-type="float">
            <text:p>16110384037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4316" calcext:value-type="float">
            <text:p>114316</text:p>
          </table:table-cell>
          <table:table-cell office:value-type="float" office:value="1265" calcext:value-type="float">
            <text:p>1265</text:p>
          </table:table-cell>
          <table:table-cell office:value-type="float" office:value="1181628" calcext:value-type="float">
            <text:p>11816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917800" calcext:value-type="float">
            <text:p>8917800</text:p>
          </table:table-cell>
          <table:table-cell office:value-type="float" office:value="0" calcext:value-type="float">
            <text:p>0</text:p>
          </table:table-cell>
          <table:table-cell office:value-type="float" office:value="8917800" calcext:value-type="float">
            <text:p>89178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865" calcext:value-type="float">
            <text:p>25865</text:p>
          </table:table-cell>
          <table:table-cell office:value-type="float" office:value="346" calcext:value-type="float">
            <text:p>346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3905" calcext:value-type="float">
            <text:p>16110384039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5024" calcext:value-type="float">
            <text:p>115024</text:p>
          </table:table-cell>
          <table:table-cell office:value-type="float" office:value="1268" calcext:value-type="float">
            <text:p>1268</text:p>
          </table:table-cell>
          <table:table-cell office:value-type="float" office:value="1184112" calcext:value-type="float">
            <text:p>11841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230239" calcext:value-type="float">
            <text:p>7230239</text:p>
          </table:table-cell>
          <table:table-cell office:value-type="float" office:value="967879" calcext:value-type="float">
            <text:p>967879</text:p>
          </table:table-cell>
          <table:table-cell office:value-type="float" office:value="6262360" calcext:value-type="float">
            <text:p>62623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887" calcext:value-type="float">
            <text:p>25887</text:p>
          </table:table-cell>
          <table:table-cell office:value-type="float" office:value="557" calcext:value-type="float">
            <text:p>557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4043" calcext:value-type="float">
            <text:p>16110384040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1220" calcext:value-type="float">
            <text:p>111220</text:p>
          </table:table-cell>
          <table:table-cell office:value-type="float" office:value="1267" calcext:value-type="float">
            <text:p>1267</text:p>
          </table:table-cell>
          <table:table-cell office:value-type="float" office:value="1186944" calcext:value-type="float">
            <text:p>11869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93546" calcext:value-type="float">
            <text:p>6493546</text:p>
          </table:table-cell>
          <table:table-cell office:value-type="float" office:value="1569602" calcext:value-type="float">
            <text:p>1569602</text:p>
          </table:table-cell>
          <table:table-cell office:value-type="float" office:value="4923944" calcext:value-type="float">
            <text:p>49239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909" calcext:value-type="float">
            <text:p>25909</text:p>
          </table:table-cell>
          <table:table-cell office:value-type="float" office:value="458" calcext:value-type="float">
            <text:p>458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4198" calcext:value-type="float">
            <text:p>16110384041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9628" calcext:value-type="float">
            <text:p>109628</text:p>
          </table:table-cell>
          <table:table-cell office:value-type="float" office:value="1266" calcext:value-type="float">
            <text:p>1266</text:p>
          </table:table-cell>
          <table:table-cell office:value-type="float" office:value="1187008" calcext:value-type="float">
            <text:p>11870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34608" calcext:value-type="float">
            <text:p>7434608</text:p>
          </table:table-cell>
          <table:table-cell office:value-type="float" office:value="0" calcext:value-type="float">
            <text:p>0</text:p>
          </table:table-cell>
          <table:table-cell office:value-type="float" office:value="7434608" calcext:value-type="float">
            <text:p>74346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934" calcext:value-type="float">
            <text:p>25934</text:p>
          </table:table-cell>
          <table:table-cell office:value-type="float" office:value="379" calcext:value-type="float">
            <text:p>379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4348" calcext:value-type="float">
            <text:p>16110384043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3700" calcext:value-type="float">
            <text:p>103700</text:p>
          </table:table-cell>
          <table:table-cell office:value-type="float" office:value="1263" calcext:value-type="float">
            <text:p>1263</text:p>
          </table:table-cell>
          <table:table-cell office:value-type="float" office:value="1190728" calcext:value-type="float">
            <text:p>11907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608752" calcext:value-type="float">
            <text:p>8608752</text:p>
          </table:table-cell>
          <table:table-cell office:value-type="float" office:value="0" calcext:value-type="float">
            <text:p>0</text:p>
          </table:table-cell>
          <table:table-cell office:value-type="float" office:value="8608752" calcext:value-type="float">
            <text:p>86087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959" calcext:value-type="float">
            <text:p>25959</text:p>
          </table:table-cell>
          <table:table-cell office:value-type="float" office:value="396" calcext:value-type="float">
            <text:p>396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4502" calcext:value-type="float">
            <text:p>16110384045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6132" calcext:value-type="float">
            <text:p>106132</text:p>
          </table:table-cell>
          <table:table-cell office:value-type="float" office:value="1267" calcext:value-type="float">
            <text:p>1267</text:p>
          </table:table-cell>
          <table:table-cell office:value-type="float" office:value="1191024" calcext:value-type="float">
            <text:p>1191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949941" calcext:value-type="float">
            <text:p>7949941</text:p>
          </table:table-cell>
          <table:table-cell office:value-type="float" office:value="2824589" calcext:value-type="float">
            <text:p>2824589</text:p>
          </table:table-cell>
          <table:table-cell office:value-type="float" office:value="5125352" calcext:value-type="float">
            <text:p>51253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5980" calcext:value-type="float">
            <text:p>25980</text:p>
          </table:table-cell>
          <table:table-cell office:value-type="float" office:value="335" calcext:value-type="float">
            <text:p>33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4648" calcext:value-type="float">
            <text:p>16110384046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5340" calcext:value-type="float">
            <text:p>105340</text:p>
          </table:table-cell>
          <table:table-cell office:value-type="float" office:value="1267" calcext:value-type="float">
            <text:p>1267</text:p>
          </table:table-cell>
          <table:table-cell office:value-type="float" office:value="1191056" calcext:value-type="float">
            <text:p>11910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04778" calcext:value-type="float">
            <text:p>6804778</text:p>
          </table:table-cell>
          <table:table-cell office:value-type="float" office:value="2435442" calcext:value-type="float">
            <text:p>2435442</text:p>
          </table:table-cell>
          <table:table-cell office:value-type="float" office:value="4369336" calcext:value-type="float">
            <text:p>43693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005" calcext:value-type="float">
            <text:p>26005</text:p>
          </table:table-cell>
          <table:table-cell office:value-type="float" office:value="345" calcext:value-type="float">
            <text:p>34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4797" calcext:value-type="float">
            <text:p>16110384047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5072" calcext:value-type="float">
            <text:p>105072</text:p>
          </table:table-cell>
          <table:table-cell office:value-type="float" office:value="1265" calcext:value-type="float">
            <text:p>1265</text:p>
          </table:table-cell>
          <table:table-cell office:value-type="float" office:value="1191268" calcext:value-type="float">
            <text:p>11912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639221" calcext:value-type="float">
            <text:p>6639221</text:p>
          </table:table-cell>
          <table:table-cell office:value-type="float" office:value="84021" calcext:value-type="float">
            <text:p>84021</text:p>
          </table:table-cell>
          <table:table-cell office:value-type="float" office:value="6555200" calcext:value-type="float">
            <text:p>65552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027" calcext:value-type="float">
            <text:p>26027</text:p>
          </table:table-cell>
          <table:table-cell office:value-type="float" office:value="314" calcext:value-type="float">
            <text:p>314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4931" calcext:value-type="float">
            <text:p>16110384049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180" calcext:value-type="float">
            <text:p>101180</text:p>
          </table:table-cell>
          <table:table-cell office:value-type="float" office:value="1263" calcext:value-type="float">
            <text:p>1263</text:p>
          </table:table-cell>
          <table:table-cell office:value-type="float" office:value="1192596" calcext:value-type="float">
            <text:p>11925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25160" calcext:value-type="float">
            <text:p>8525160</text:p>
          </table:table-cell>
          <table:table-cell office:value-type="float" office:value="0" calcext:value-type="float">
            <text:p>0</text:p>
          </table:table-cell>
          <table:table-cell office:value-type="float" office:value="8525160" calcext:value-type="float">
            <text:p>85251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053" calcext:value-type="float">
            <text:p>26053</text:p>
          </table:table-cell>
          <table:table-cell office:value-type="float" office:value="326" calcext:value-type="float">
            <text:p>326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5080" calcext:value-type="float">
            <text:p>161103840508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296" calcext:value-type="float">
            <text:p>102296</text:p>
          </table:table-cell>
          <table:table-cell office:value-type="float" office:value="1266" calcext:value-type="float">
            <text:p>1266</text:p>
          </table:table-cell>
          <table:table-cell office:value-type="float" office:value="1192588" calcext:value-type="float">
            <text:p>11925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243096" calcext:value-type="float">
            <text:p>7243096</text:p>
          </table:table-cell>
          <table:table-cell office:value-type="float" office:value="0" calcext:value-type="float">
            <text:p>0</text:p>
          </table:table-cell>
          <table:table-cell office:value-type="float" office:value="7243096" calcext:value-type="float">
            <text:p>72430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078" calcext:value-type="float">
            <text:p>26078</text:p>
          </table:table-cell>
          <table:table-cell office:value-type="float" office:value="350" calcext:value-type="float">
            <text:p>350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5227" calcext:value-type="float">
            <text:p>16110384052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3600" calcext:value-type="float">
            <text:p>103600</text:p>
          </table:table-cell>
          <table:table-cell office:value-type="float" office:value="1265" calcext:value-type="float">
            <text:p>1265</text:p>
          </table:table-cell>
          <table:table-cell office:value-type="float" office:value="1192652" calcext:value-type="float">
            <text:p>11926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29471" calcext:value-type="float">
            <text:p>6929471</text:p>
          </table:table-cell>
          <table:table-cell office:value-type="float" office:value="925895" calcext:value-type="float">
            <text:p>925895</text:p>
          </table:table-cell>
          <table:table-cell office:value-type="float" office:value="6003576" calcext:value-type="float">
            <text:p>60035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099" calcext:value-type="float">
            <text:p>26099</text:p>
          </table:table-cell>
          <table:table-cell office:value-type="float" office:value="328" calcext:value-type="float">
            <text:p>328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5360" calcext:value-type="float">
            <text:p>161103840536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404" calcext:value-type="float">
            <text:p>101404</text:p>
          </table:table-cell>
          <table:table-cell office:value-type="float" office:value="1263" calcext:value-type="float">
            <text:p>1263</text:p>
          </table:table-cell>
          <table:table-cell office:value-type="float" office:value="1192684" calcext:value-type="float">
            <text:p>11926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57664" calcext:value-type="float">
            <text:p>7757664</text:p>
          </table:table-cell>
          <table:table-cell office:value-type="float" office:value="0" calcext:value-type="float">
            <text:p>0</text:p>
          </table:table-cell>
          <table:table-cell office:value-type="float" office:value="7757664" calcext:value-type="float">
            <text:p>77576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125" calcext:value-type="float">
            <text:p>26125</text:p>
          </table:table-cell>
          <table:table-cell office:value-type="float" office:value="338" calcext:value-type="float">
            <text:p>338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5507" calcext:value-type="float">
            <text:p>16110384055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0236" calcext:value-type="float">
            <text:p>100236</text:p>
          </table:table-cell>
          <table:table-cell office:value-type="float" office:value="1262" calcext:value-type="float">
            <text:p>1262</text:p>
          </table:table-cell>
          <table:table-cell office:value-type="float" office:value="1192752" calcext:value-type="float">
            <text:p>11927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28320" calcext:value-type="float">
            <text:p>8528320</text:p>
          </table:table-cell>
          <table:table-cell office:value-type="float" office:value="0" calcext:value-type="float">
            <text:p>0</text:p>
          </table:table-cell>
          <table:table-cell office:value-type="float" office:value="8528320" calcext:value-type="float">
            <text:p>85283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146" calcext:value-type="float">
            <text:p>26146</text:p>
          </table:table-cell>
          <table:table-cell office:value-type="float" office:value="355" calcext:value-type="float">
            <text:p>35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5627" calcext:value-type="float">
            <text:p>16110384056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384" calcext:value-type="float">
            <text:p>102384</text:p>
          </table:table-cell>
          <table:table-cell office:value-type="float" office:value="1264" calcext:value-type="float">
            <text:p>1264</text:p>
          </table:table-cell>
          <table:table-cell office:value-type="float" office:value="1192752" calcext:value-type="float">
            <text:p>11927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660472" calcext:value-type="float">
            <text:p>6660472</text:p>
          </table:table-cell>
          <table:table-cell office:value-type="float" office:value="0" calcext:value-type="float">
            <text:p>0</text:p>
          </table:table-cell>
          <table:table-cell office:value-type="float" office:value="6660472" calcext:value-type="float">
            <text:p>66604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170" calcext:value-type="float">
            <text:p>26170</text:p>
          </table:table-cell>
          <table:table-cell office:value-type="float" office:value="327" calcext:value-type="float">
            <text:p>327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5777" calcext:value-type="float">
            <text:p>16110384057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4092" calcext:value-type="float">
            <text:p>104092</text:p>
          </table:table-cell>
          <table:table-cell office:value-type="float" office:value="1266" calcext:value-type="float">
            <text:p>1266</text:p>
          </table:table-cell>
          <table:table-cell office:value-type="float" office:value="1192784" calcext:value-type="float">
            <text:p>11927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07210" calcext:value-type="float">
            <text:p>6807210</text:p>
          </table:table-cell>
          <table:table-cell office:value-type="float" office:value="2208242" calcext:value-type="float">
            <text:p>2208242</text:p>
          </table:table-cell>
          <table:table-cell office:value-type="float" office:value="4598968" calcext:value-type="float">
            <text:p>45989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190" calcext:value-type="float">
            <text:p>26190</text:p>
          </table:table-cell>
          <table:table-cell office:value-type="float" office:value="335" calcext:value-type="float">
            <text:p>33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5894" calcext:value-type="float">
            <text:p>16110384058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3672" calcext:value-type="float">
            <text:p>103672</text:p>
          </table:table-cell>
          <table:table-cell office:value-type="float" office:value="1265" calcext:value-type="float">
            <text:p>1265</text:p>
          </table:table-cell>
          <table:table-cell office:value-type="float" office:value="1192848" calcext:value-type="float">
            <text:p>11928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30965" calcext:value-type="float">
            <text:p>6830965</text:p>
          </table:table-cell>
          <table:table-cell office:value-type="float" office:value="1869685" calcext:value-type="float">
            <text:p>1869685</text:p>
          </table:table-cell>
          <table:table-cell office:value-type="float" office:value="4961280" calcext:value-type="float">
            <text:p>49612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209" calcext:value-type="float">
            <text:p>26209</text:p>
          </table:table-cell>
          <table:table-cell office:value-type="float" office:value="304" calcext:value-type="float">
            <text:p>304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6012" calcext:value-type="float">
            <text:p>16110384060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3572" calcext:value-type="float">
            <text:p>103572</text:p>
          </table:table-cell>
          <table:table-cell office:value-type="float" office:value="1265" calcext:value-type="float">
            <text:p>1265</text:p>
          </table:table-cell>
          <table:table-cell office:value-type="float" office:value="1192880" calcext:value-type="float">
            <text:p>11928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678805" calcext:value-type="float">
            <text:p>6678805</text:p>
          </table:table-cell>
          <table:table-cell office:value-type="float" office:value="2111693" calcext:value-type="float">
            <text:p>2111693</text:p>
          </table:table-cell>
          <table:table-cell office:value-type="float" office:value="4567112" calcext:value-type="float">
            <text:p>45671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228" calcext:value-type="float">
            <text:p>26228</text:p>
          </table:table-cell>
          <table:table-cell office:value-type="float" office:value="341" calcext:value-type="float">
            <text:p>341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6126" calcext:value-type="float">
            <text:p>16110384061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3792" calcext:value-type="float">
            <text:p>103792</text:p>
          </table:table-cell>
          <table:table-cell office:value-type="float" office:value="1266" calcext:value-type="float">
            <text:p>1266</text:p>
          </table:table-cell>
          <table:table-cell office:value-type="float" office:value="1192880" calcext:value-type="float">
            <text:p>11928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768181" calcext:value-type="float">
            <text:p>6768181</text:p>
          </table:table-cell>
          <table:table-cell office:value-type="float" office:value="1871141" calcext:value-type="float">
            <text:p>1871141</text:p>
          </table:table-cell>
          <table:table-cell office:value-type="float" office:value="4897040" calcext:value-type="float">
            <text:p>48970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248" calcext:value-type="float">
            <text:p>26248</text:p>
          </table:table-cell>
          <table:table-cell office:value-type="float" office:value="332" calcext:value-type="float">
            <text:p>332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6245" calcext:value-type="float">
            <text:p>16110384062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072" calcext:value-type="float">
            <text:p>101072</text:p>
          </table:table-cell>
          <table:table-cell office:value-type="float" office:value="1263" calcext:value-type="float">
            <text:p>1263</text:p>
          </table:table-cell>
          <table:table-cell office:value-type="float" office:value="1192912" calcext:value-type="float">
            <text:p>11929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68488" calcext:value-type="float">
            <text:p>7568488</text:p>
          </table:table-cell>
          <table:table-cell office:value-type="float" office:value="0" calcext:value-type="float">
            <text:p>0</text:p>
          </table:table-cell>
          <table:table-cell office:value-type="float" office:value="7568488" calcext:value-type="float">
            <text:p>75684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273" calcext:value-type="float">
            <text:p>26273</text:p>
          </table:table-cell>
          <table:table-cell office:value-type="float" office:value="319" calcext:value-type="float">
            <text:p>319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6394" calcext:value-type="float">
            <text:p>16110384063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9740" calcext:value-type="float">
            <text:p>99740</text:p>
          </table:table-cell>
          <table:table-cell office:value-type="float" office:value="1262" calcext:value-type="float">
            <text:p>1262</text:p>
          </table:table-cell>
          <table:table-cell office:value-type="float" office:value="1192976" calcext:value-type="float">
            <text:p>11929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30448" calcext:value-type="float">
            <text:p>8530448</text:p>
          </table:table-cell>
          <table:table-cell office:value-type="float" office:value="0" calcext:value-type="float">
            <text:p>0</text:p>
          </table:table-cell>
          <table:table-cell office:value-type="float" office:value="8530448" calcext:value-type="float">
            <text:p>85304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298" calcext:value-type="float">
            <text:p>26298</text:p>
          </table:table-cell>
          <table:table-cell office:value-type="float" office:value="319" calcext:value-type="float">
            <text:p>319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6536" calcext:value-type="float">
            <text:p>16110384065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892" calcext:value-type="float">
            <text:p>102892</text:p>
          </table:table-cell>
          <table:table-cell office:value-type="float" office:value="1265" calcext:value-type="float">
            <text:p>1265</text:p>
          </table:table-cell>
          <table:table-cell office:value-type="float" office:value="1193008" calcext:value-type="float">
            <text:p>11930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10143" calcext:value-type="float">
            <text:p>6510143</text:p>
          </table:table-cell>
          <table:table-cell office:value-type="float" office:value="460175" calcext:value-type="float">
            <text:p>460175</text:p>
          </table:table-cell>
          <table:table-cell office:value-type="float" office:value="6049968" calcext:value-type="float">
            <text:p>60499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322" calcext:value-type="float">
            <text:p>26322</text:p>
          </table:table-cell>
          <table:table-cell office:value-type="float" office:value="318" calcext:value-type="float">
            <text:p>318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6676" calcext:value-type="float">
            <text:p>16110384066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3848" calcext:value-type="float">
            <text:p>103848</text:p>
          </table:table-cell>
          <table:table-cell office:value-type="float" office:value="1266" calcext:value-type="float">
            <text:p>1266</text:p>
          </table:table-cell>
          <table:table-cell office:value-type="float" office:value="1193040" calcext:value-type="float">
            <text:p>1193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07967" calcext:value-type="float">
            <text:p>6407967</text:p>
          </table:table-cell>
          <table:table-cell office:value-type="float" office:value="1619023" calcext:value-type="float">
            <text:p>1619023</text:p>
          </table:table-cell>
          <table:table-cell office:value-type="float" office:value="4788944" calcext:value-type="float">
            <text:p>47889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344" calcext:value-type="float">
            <text:p>26344</text:p>
          </table:table-cell>
          <table:table-cell office:value-type="float" office:value="330" calcext:value-type="float">
            <text:p>330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6827" calcext:value-type="float">
            <text:p>16110384068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888" calcext:value-type="float">
            <text:p>101888</text:p>
          </table:table-cell>
          <table:table-cell office:value-type="float" office:value="1264" calcext:value-type="float">
            <text:p>1264</text:p>
          </table:table-cell>
          <table:table-cell office:value-type="float" office:value="1193072" calcext:value-type="float">
            <text:p>11930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57386" calcext:value-type="float">
            <text:p>6457386</text:p>
          </table:table-cell>
          <table:table-cell office:value-type="float" office:value="26370" calcext:value-type="float">
            <text:p>26370</text:p>
          </table:table-cell>
          <table:table-cell office:value-type="float" office:value="6431016" calcext:value-type="float">
            <text:p>64310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367" calcext:value-type="float">
            <text:p>26367</text:p>
          </table:table-cell>
          <table:table-cell office:value-type="float" office:value="371" calcext:value-type="float">
            <text:p>371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6968" calcext:value-type="float">
            <text:p>16110384069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0080" calcext:value-type="float">
            <text:p>100080</text:p>
          </table:table-cell>
          <table:table-cell office:value-type="float" office:value="1262" calcext:value-type="float">
            <text:p>1262</text:p>
          </table:table-cell>
          <table:table-cell office:value-type="float" office:value="1193104" calcext:value-type="float">
            <text:p>11931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90976" calcext:value-type="float">
            <text:p>7790976</text:p>
          </table:table-cell>
          <table:table-cell office:value-type="float" office:value="0" calcext:value-type="float">
            <text:p>0</text:p>
          </table:table-cell>
          <table:table-cell office:value-type="float" office:value="7790976" calcext:value-type="float">
            <text:p>77909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393" calcext:value-type="float">
            <text:p>26393</text:p>
          </table:table-cell>
          <table:table-cell office:value-type="float" office:value="311" calcext:value-type="float">
            <text:p>311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7115" calcext:value-type="float">
            <text:p>16110384071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692" calcext:value-type="float">
            <text:p>102692</text:p>
          </table:table-cell>
          <table:table-cell office:value-type="float" office:value="1265" calcext:value-type="float">
            <text:p>1265</text:p>
          </table:table-cell>
          <table:table-cell office:value-type="float" office:value="1193136" calcext:value-type="float">
            <text:p>11931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88202" calcext:value-type="float">
            <text:p>6388202</text:p>
          </table:table-cell>
          <table:table-cell office:value-type="float" office:value="626298" calcext:value-type="float">
            <text:p>626298</text:p>
          </table:table-cell>
          <table:table-cell office:value-type="float" office:value="5761904" calcext:value-type="float">
            <text:p>57619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417" calcext:value-type="float">
            <text:p>26417</text:p>
          </table:table-cell>
          <table:table-cell office:value-type="float" office:value="407" calcext:value-type="float">
            <text:p>407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7257" calcext:value-type="float">
            <text:p>16110384072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800" calcext:value-type="float">
            <text:p>102800</text:p>
          </table:table-cell>
          <table:table-cell office:value-type="float" office:value="1265" calcext:value-type="float">
            <text:p>1265</text:p>
          </table:table-cell>
          <table:table-cell office:value-type="float" office:value="1193168" calcext:value-type="float">
            <text:p>11931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95637" calcext:value-type="float">
            <text:p>6395637</text:p>
          </table:table-cell>
          <table:table-cell office:value-type="float" office:value="890301" calcext:value-type="float">
            <text:p>890301</text:p>
          </table:table-cell>
          <table:table-cell office:value-type="float" office:value="5505336" calcext:value-type="float">
            <text:p>55053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437" calcext:value-type="float">
            <text:p>26437</text:p>
          </table:table-cell>
          <table:table-cell office:value-type="float" office:value="317" calcext:value-type="float">
            <text:p>317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7380" calcext:value-type="float">
            <text:p>161103840738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812" calcext:value-type="float">
            <text:p>101812</text:p>
          </table:table-cell>
          <table:table-cell office:value-type="float" office:value="1266" calcext:value-type="float">
            <text:p>1266</text:p>
          </table:table-cell>
          <table:table-cell office:value-type="float" office:value="1193264" calcext:value-type="float">
            <text:p>11932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62400" calcext:value-type="float">
            <text:p>6062400</text:p>
          </table:table-cell>
          <table:table-cell office:value-type="float" office:value="0" calcext:value-type="float">
            <text:p>0</text:p>
          </table:table-cell>
          <table:table-cell office:value-type="float" office:value="6062400" calcext:value-type="float">
            <text:p>60624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461" calcext:value-type="float">
            <text:p>26461</text:p>
          </table:table-cell>
          <table:table-cell office:value-type="float" office:value="337" calcext:value-type="float">
            <text:p>337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7527" calcext:value-type="float">
            <text:p>16110384075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548" calcext:value-type="float">
            <text:p>102548</text:p>
          </table:table-cell>
          <table:table-cell office:value-type="float" office:value="1265" calcext:value-type="float">
            <text:p>1265</text:p>
          </table:table-cell>
          <table:table-cell office:value-type="float" office:value="1193296" calcext:value-type="float">
            <text:p>11932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70751" calcext:value-type="float">
            <text:p>6270751</text:p>
          </table:table-cell>
          <table:table-cell office:value-type="float" office:value="1638095" calcext:value-type="float">
            <text:p>1638095</text:p>
          </table:table-cell>
          <table:table-cell office:value-type="float" office:value="4632656" calcext:value-type="float">
            <text:p>46326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480" calcext:value-type="float">
            <text:p>26480</text:p>
          </table:table-cell>
          <table:table-cell office:value-type="float" office:value="478" calcext:value-type="float">
            <text:p>478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7651" calcext:value-type="float">
            <text:p>16110384076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596" calcext:value-type="float">
            <text:p>101596</text:p>
          </table:table-cell>
          <table:table-cell office:value-type="float" office:value="1264" calcext:value-type="float">
            <text:p>1264</text:p>
          </table:table-cell>
          <table:table-cell office:value-type="float" office:value="1193392" calcext:value-type="float">
            <text:p>1193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03178" calcext:value-type="float">
            <text:p>6203178</text:p>
          </table:table-cell>
          <table:table-cell office:value-type="float" office:value="606306" calcext:value-type="float">
            <text:p>606306</text:p>
          </table:table-cell>
          <table:table-cell office:value-type="float" office:value="5596872" calcext:value-type="float">
            <text:p>55968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501" calcext:value-type="float">
            <text:p>26501</text:p>
          </table:table-cell>
          <table:table-cell office:value-type="float" office:value="367" calcext:value-type="float">
            <text:p>367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7787" calcext:value-type="float">
            <text:p>161103840778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0128" calcext:value-type="float">
            <text:p>100128</text:p>
          </table:table-cell>
          <table:table-cell office:value-type="float" office:value="1263" calcext:value-type="float">
            <text:p>1263</text:p>
          </table:table-cell>
          <table:table-cell office:value-type="float" office:value="1193388" calcext:value-type="float">
            <text:p>11933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34688" calcext:value-type="float">
            <text:p>6534688</text:p>
          </table:table-cell>
          <table:table-cell office:value-type="float" office:value="0" calcext:value-type="float">
            <text:p>0</text:p>
          </table:table-cell>
          <table:table-cell office:value-type="float" office:value="6534688" calcext:value-type="float">
            <text:p>65346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527" calcext:value-type="float">
            <text:p>26527</text:p>
          </table:table-cell>
          <table:table-cell office:value-type="float" office:value="350" calcext:value-type="float">
            <text:p>350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7936" calcext:value-type="float">
            <text:p>16110384079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852" calcext:value-type="float">
            <text:p>102852</text:p>
          </table:table-cell>
          <table:table-cell office:value-type="float" office:value="1265" calcext:value-type="float">
            <text:p>1265</text:p>
          </table:table-cell>
          <table:table-cell office:value-type="float" office:value="1193420" calcext:value-type="float">
            <text:p>11934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70495" calcext:value-type="float">
            <text:p>6170495</text:p>
          </table:table-cell>
          <table:table-cell office:value-type="float" office:value="1427935" calcext:value-type="float">
            <text:p>1427935</text:p>
          </table:table-cell>
          <table:table-cell office:value-type="float" office:value="4742560" calcext:value-type="float">
            <text:p>47425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552" calcext:value-type="float">
            <text:p>26552</text:p>
          </table:table-cell>
          <table:table-cell office:value-type="float" office:value="351" calcext:value-type="float">
            <text:p>351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8078" calcext:value-type="float">
            <text:p>16110384080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812" calcext:value-type="float">
            <text:p>101812</text:p>
          </table:table-cell>
          <table:table-cell office:value-type="float" office:value="1264" calcext:value-type="float">
            <text:p>1264</text:p>
          </table:table-cell>
          <table:table-cell office:value-type="float" office:value="1193644" calcext:value-type="float">
            <text:p>11936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57013" calcext:value-type="float">
            <text:p>5857013</text:p>
          </table:table-cell>
          <table:table-cell office:value-type="float" office:value="180909" calcext:value-type="float">
            <text:p>180909</text:p>
          </table:table-cell>
          <table:table-cell office:value-type="float" office:value="5676104" calcext:value-type="float">
            <text:p>56761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577" calcext:value-type="float">
            <text:p>26577</text:p>
          </table:table-cell>
          <table:table-cell office:value-type="float" office:value="342" calcext:value-type="float">
            <text:p>342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8228" calcext:value-type="float">
            <text:p>16110384082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072" calcext:value-type="float">
            <text:p>102072</text:p>
          </table:table-cell>
          <table:table-cell office:value-type="float" office:value="1265" calcext:value-type="float">
            <text:p>1265</text:p>
          </table:table-cell>
          <table:table-cell office:value-type="float" office:value="1193768" calcext:value-type="float">
            <text:p>11937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26613" calcext:value-type="float">
            <text:p>6126613</text:p>
          </table:table-cell>
          <table:table-cell office:value-type="float" office:value="1555981" calcext:value-type="float">
            <text:p>1555981</text:p>
          </table:table-cell>
          <table:table-cell office:value-type="float" office:value="4570632" calcext:value-type="float">
            <text:p>45706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599" calcext:value-type="float">
            <text:p>26599</text:p>
          </table:table-cell>
          <table:table-cell office:value-type="float" office:value="310" calcext:value-type="float">
            <text:p>310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8371" calcext:value-type="float">
            <text:p>16110384083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820" calcext:value-type="float">
            <text:p>102820</text:p>
          </table:table-cell>
          <table:table-cell office:value-type="float" office:value="1266" calcext:value-type="float">
            <text:p>1266</text:p>
          </table:table-cell>
          <table:table-cell office:value-type="float" office:value="1193768" calcext:value-type="float">
            <text:p>11937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84831" calcext:value-type="float">
            <text:p>6084831</text:p>
          </table:table-cell>
          <table:table-cell office:value-type="float" office:value="1594767" calcext:value-type="float">
            <text:p>1594767</text:p>
          </table:table-cell>
          <table:table-cell office:value-type="float" office:value="4490064" calcext:value-type="float">
            <text:p>44900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619" calcext:value-type="float">
            <text:p>26619</text:p>
          </table:table-cell>
          <table:table-cell office:value-type="float" office:value="335" calcext:value-type="float">
            <text:p>33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8495" calcext:value-type="float">
            <text:p>16110384084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552" calcext:value-type="float">
            <text:p>101552</text:p>
          </table:table-cell>
          <table:table-cell office:value-type="float" office:value="1265" calcext:value-type="float">
            <text:p>1265</text:p>
          </table:table-cell>
          <table:table-cell office:value-type="float" office:value="1193836" calcext:value-type="float">
            <text:p>11938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04778" calcext:value-type="float">
            <text:p>6004778</text:p>
          </table:table-cell>
          <table:table-cell office:value-type="float" office:value="134898" calcext:value-type="float">
            <text:p>134898</text:p>
          </table:table-cell>
          <table:table-cell office:value-type="float" office:value="5869880" calcext:value-type="float">
            <text:p>58698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643" calcext:value-type="float">
            <text:p>26643</text:p>
          </table:table-cell>
          <table:table-cell office:value-type="float" office:value="284" calcext:value-type="float">
            <text:p>284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8641" calcext:value-type="float">
            <text:p>16110384086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432" calcext:value-type="float">
            <text:p>101432</text:p>
          </table:table-cell>
          <table:table-cell office:value-type="float" office:value="1264" calcext:value-type="float">
            <text:p>1264</text:p>
          </table:table-cell>
          <table:table-cell office:value-type="float" office:value="1193868" calcext:value-type="float">
            <text:p>11938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66896" calcext:value-type="float">
            <text:p>5966896</text:p>
          </table:table-cell>
          <table:table-cell office:value-type="float" office:value="0" calcext:value-type="float">
            <text:p>0</text:p>
          </table:table-cell>
          <table:table-cell office:value-type="float" office:value="5966896" calcext:value-type="float">
            <text:p>59668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665" calcext:value-type="float">
            <text:p>26665</text:p>
          </table:table-cell>
          <table:table-cell office:value-type="float" office:value="422" calcext:value-type="float">
            <text:p>422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8773" calcext:value-type="float">
            <text:p>16110384087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9764" calcext:value-type="float">
            <text:p>99764</text:p>
          </table:table-cell>
          <table:table-cell office:value-type="float" office:value="1263" calcext:value-type="float">
            <text:p>1263</text:p>
          </table:table-cell>
          <table:table-cell office:value-type="float" office:value="1194160" calcext:value-type="float">
            <text:p>1194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717440" calcext:value-type="float">
            <text:p>6717440</text:p>
          </table:table-cell>
          <table:table-cell office:value-type="float" office:value="0" calcext:value-type="float">
            <text:p>0</text:p>
          </table:table-cell>
          <table:table-cell office:value-type="float" office:value="6717440" calcext:value-type="float">
            <text:p>67174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690" calcext:value-type="float">
            <text:p>26690</text:p>
          </table:table-cell>
          <table:table-cell office:value-type="float" office:value="276" calcext:value-type="float">
            <text:p>276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8920" calcext:value-type="float">
            <text:p>16110384089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208" calcext:value-type="float">
            <text:p>102208</text:p>
          </table:table-cell>
          <table:table-cell office:value-type="float" office:value="1265" calcext:value-type="float">
            <text:p>1265</text:p>
          </table:table-cell>
          <table:table-cell office:value-type="float" office:value="1194136" calcext:value-type="float">
            <text:p>11941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59199" calcext:value-type="float">
            <text:p>5759199</text:p>
          </table:table-cell>
          <table:table-cell office:value-type="float" office:value="944183" calcext:value-type="float">
            <text:p>944183</text:p>
          </table:table-cell>
          <table:table-cell office:value-type="float" office:value="4815016" calcext:value-type="float">
            <text:p>48150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712" calcext:value-type="float">
            <text:p>26712</text:p>
          </table:table-cell>
          <table:table-cell office:value-type="float" office:value="313" calcext:value-type="float">
            <text:p>313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9064" calcext:value-type="float">
            <text:p>16110384090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0620" calcext:value-type="float">
            <text:p>100620</text:p>
          </table:table-cell>
          <table:table-cell office:value-type="float" office:value="1265" calcext:value-type="float">
            <text:p>1265</text:p>
          </table:table-cell>
          <table:table-cell office:value-type="float" office:value="1194136" calcext:value-type="float">
            <text:p>11941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96085" calcext:value-type="float">
            <text:p>5896085</text:p>
          </table:table-cell>
          <table:table-cell office:value-type="float" office:value="107973" calcext:value-type="float">
            <text:p>107973</text:p>
          </table:table-cell>
          <table:table-cell office:value-type="float" office:value="5788112" calcext:value-type="float">
            <text:p>57881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737" calcext:value-type="float">
            <text:p>26737</text:p>
          </table:table-cell>
          <table:table-cell office:value-type="float" office:value="301" calcext:value-type="float">
            <text:p>301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9215" calcext:value-type="float">
            <text:p>16110384092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192" calcext:value-type="float">
            <text:p>102192</text:p>
          </table:table-cell>
          <table:table-cell office:value-type="float" office:value="1265" calcext:value-type="float">
            <text:p>1265</text:p>
          </table:table-cell>
          <table:table-cell office:value-type="float" office:value="1194168" calcext:value-type="float">
            <text:p>11941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46293" calcext:value-type="float">
            <text:p>5746293</text:p>
          </table:table-cell>
          <table:table-cell office:value-type="float" office:value="1109221" calcext:value-type="float">
            <text:p>1109221</text:p>
          </table:table-cell>
          <table:table-cell office:value-type="float" office:value="4637072" calcext:value-type="float">
            <text:p>46370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759" calcext:value-type="float">
            <text:p>26759</text:p>
          </table:table-cell>
          <table:table-cell office:value-type="float" office:value="283" calcext:value-type="float">
            <text:p>283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9355" calcext:value-type="float">
            <text:p>16110384093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312" calcext:value-type="float">
            <text:p>102312</text:p>
          </table:table-cell>
          <table:table-cell office:value-type="float" office:value="1266" calcext:value-type="float">
            <text:p>1266</text:p>
          </table:table-cell>
          <table:table-cell office:value-type="float" office:value="1194200" calcext:value-type="float">
            <text:p>11942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68789" calcext:value-type="float">
            <text:p>5768789</text:p>
          </table:table-cell>
          <table:table-cell office:value-type="float" office:value="1327821" calcext:value-type="float">
            <text:p>1327821</text:p>
          </table:table-cell>
          <table:table-cell office:value-type="float" office:value="4440968" calcext:value-type="float">
            <text:p>44409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779" calcext:value-type="float">
            <text:p>26779</text:p>
          </table:table-cell>
          <table:table-cell office:value-type="float" office:value="343" calcext:value-type="float">
            <text:p>343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9477" calcext:value-type="float">
            <text:p>16110384094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676" calcext:value-type="float">
            <text:p>101676</text:p>
          </table:table-cell>
          <table:table-cell office:value-type="float" office:value="1265" calcext:value-type="float">
            <text:p>1265</text:p>
          </table:table-cell>
          <table:table-cell office:value-type="float" office:value="1194232" calcext:value-type="float">
            <text:p>11942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85493" calcext:value-type="float">
            <text:p>5685493</text:p>
          </table:table-cell>
          <table:table-cell office:value-type="float" office:value="1044405" calcext:value-type="float">
            <text:p>1044405</text:p>
          </table:table-cell>
          <table:table-cell office:value-type="float" office:value="4641088" calcext:value-type="float">
            <text:p>46410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801" calcext:value-type="float">
            <text:p>26801</text:p>
          </table:table-cell>
          <table:table-cell office:value-type="float" office:value="311" calcext:value-type="float">
            <text:p>311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9611" calcext:value-type="float">
            <text:p>16110384096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144" calcext:value-type="float">
            <text:p>102144</text:p>
          </table:table-cell>
          <table:table-cell office:value-type="float" office:value="1265" calcext:value-type="float">
            <text:p>1265</text:p>
          </table:table-cell>
          <table:table-cell office:value-type="float" office:value="1194264" calcext:value-type="float">
            <text:p>11942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99402" calcext:value-type="float">
            <text:p>5599402</text:p>
          </table:table-cell>
          <table:table-cell office:value-type="float" office:value="1060082" calcext:value-type="float">
            <text:p>1060082</text:p>
          </table:table-cell>
          <table:table-cell office:value-type="float" office:value="4539320" calcext:value-type="float">
            <text:p>45393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821" calcext:value-type="float">
            <text:p>26821</text:p>
          </table:table-cell>
          <table:table-cell office:value-type="float" office:value="299" calcext:value-type="float">
            <text:p>299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9735" calcext:value-type="float">
            <text:p>16110384097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240" calcext:value-type="float">
            <text:p>102240</text:p>
          </table:table-cell>
          <table:table-cell office:value-type="float" office:value="1266" calcext:value-type="float">
            <text:p>1266</text:p>
          </table:table-cell>
          <table:table-cell office:value-type="float" office:value="1194264" calcext:value-type="float">
            <text:p>11942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33642" calcext:value-type="float">
            <text:p>5533642</text:p>
          </table:table-cell>
          <table:table-cell office:value-type="float" office:value="1567450" calcext:value-type="float">
            <text:p>1567450</text:p>
          </table:table-cell>
          <table:table-cell office:value-type="float" office:value="3966192" calcext:value-type="float">
            <text:p>39661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841" calcext:value-type="float">
            <text:p>26841</text:p>
          </table:table-cell>
          <table:table-cell office:value-type="float" office:value="337" calcext:value-type="float">
            <text:p>337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09856" calcext:value-type="float">
            <text:p>16110384098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800" calcext:value-type="float">
            <text:p>101800</text:p>
          </table:table-cell>
          <table:table-cell office:value-type="float" office:value="1265" calcext:value-type="float">
            <text:p>1265</text:p>
          </table:table-cell>
          <table:table-cell office:value-type="float" office:value="1194328" calcext:value-type="float">
            <text:p>11943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43882" calcext:value-type="float">
            <text:p>5643882</text:p>
          </table:table-cell>
          <table:table-cell office:value-type="float" office:value="1169698" calcext:value-type="float">
            <text:p>1169698</text:p>
          </table:table-cell>
          <table:table-cell office:value-type="float" office:value="4474184" calcext:value-type="float">
            <text:p>44741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864" calcext:value-type="float">
            <text:p>26864</text:p>
          </table:table-cell>
          <table:table-cell office:value-type="float" office:value="319" calcext:value-type="float">
            <text:p>319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0001" calcext:value-type="float">
            <text:p>16110384100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464" calcext:value-type="float">
            <text:p>101464</text:p>
          </table:table-cell>
          <table:table-cell office:value-type="float" office:value="1265" calcext:value-type="float">
            <text:p>1265</text:p>
          </table:table-cell>
          <table:table-cell office:value-type="float" office:value="1194392" calcext:value-type="float">
            <text:p>1194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84031" calcext:value-type="float">
            <text:p>5384031</text:p>
          </table:table-cell>
          <table:table-cell office:value-type="float" office:value="1075903" calcext:value-type="float">
            <text:p>1075903</text:p>
          </table:table-cell>
          <table:table-cell office:value-type="float" office:value="4308128" calcext:value-type="float">
            <text:p>43081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884" calcext:value-type="float">
            <text:p>26884</text:p>
          </table:table-cell>
          <table:table-cell office:value-type="float" office:value="291" calcext:value-type="float">
            <text:p>291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0128" calcext:value-type="float">
            <text:p>16110384101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484" calcext:value-type="float">
            <text:p>101484</text:p>
          </table:table-cell>
          <table:table-cell office:value-type="float" office:value="1265" calcext:value-type="float">
            <text:p>1265</text:p>
          </table:table-cell>
          <table:table-cell office:value-type="float" office:value="1194392" calcext:value-type="float">
            <text:p>1194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29866" calcext:value-type="float">
            <text:p>5429866</text:p>
          </table:table-cell>
          <table:table-cell office:value-type="float" office:value="1300754" calcext:value-type="float">
            <text:p>1300754</text:p>
          </table:table-cell>
          <table:table-cell office:value-type="float" office:value="4129112" calcext:value-type="float">
            <text:p>41291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904" calcext:value-type="float">
            <text:p>26904</text:p>
          </table:table-cell>
          <table:table-cell office:value-type="float" office:value="352" calcext:value-type="float">
            <text:p>352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0255" calcext:value-type="float">
            <text:p>16110384102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0912" calcext:value-type="float">
            <text:p>100912</text:p>
          </table:table-cell>
          <table:table-cell office:value-type="float" office:value="1265" calcext:value-type="float">
            <text:p>1265</text:p>
          </table:table-cell>
          <table:table-cell office:value-type="float" office:value="1194424" calcext:value-type="float">
            <text:p>11944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63999" calcext:value-type="float">
            <text:p>5563999</text:p>
          </table:table-cell>
          <table:table-cell office:value-type="float" office:value="238967" calcext:value-type="float">
            <text:p>238967</text:p>
          </table:table-cell>
          <table:table-cell office:value-type="float" office:value="5325032" calcext:value-type="float">
            <text:p>53250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925" calcext:value-type="float">
            <text:p>26925</text:p>
          </table:table-cell>
          <table:table-cell office:value-type="float" office:value="350" calcext:value-type="float">
            <text:p>350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0377" calcext:value-type="float">
            <text:p>16110384103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644" calcext:value-type="float">
            <text:p>101644</text:p>
          </table:table-cell>
          <table:table-cell office:value-type="float" office:value="1265" calcext:value-type="float">
            <text:p>1265</text:p>
          </table:table-cell>
          <table:table-cell office:value-type="float" office:value="1194488" calcext:value-type="float">
            <text:p>11944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75626" calcext:value-type="float">
            <text:p>5475626</text:p>
          </table:table-cell>
          <table:table-cell office:value-type="float" office:value="1300242" calcext:value-type="float">
            <text:p>1300242</text:p>
          </table:table-cell>
          <table:table-cell office:value-type="float" office:value="4175384" calcext:value-type="float">
            <text:p>41753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946" calcext:value-type="float">
            <text:p>26946</text:p>
          </table:table-cell>
          <table:table-cell office:value-type="float" office:value="273" calcext:value-type="float">
            <text:p>273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0528" calcext:value-type="float">
            <text:p>16110384105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9908" calcext:value-type="float">
            <text:p>99908</text:p>
          </table:table-cell>
          <table:table-cell office:value-type="float" office:value="1265" calcext:value-type="float">
            <text:p>1265</text:p>
          </table:table-cell>
          <table:table-cell office:value-type="float" office:value="1195664" calcext:value-type="float">
            <text:p>11956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45567" calcext:value-type="float">
            <text:p>5545567</text:p>
          </table:table-cell>
          <table:table-cell office:value-type="float" office:value="1269519" calcext:value-type="float">
            <text:p>1269519</text:p>
          </table:table-cell>
          <table:table-cell office:value-type="float" office:value="4276048" calcext:value-type="float">
            <text:p>42760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969" calcext:value-type="float">
            <text:p>26969</text:p>
          </table:table-cell>
          <table:table-cell office:value-type="float" office:value="330" calcext:value-type="float">
            <text:p>330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0677" calcext:value-type="float">
            <text:p>16110384106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9964" calcext:value-type="float">
            <text:p>99964</text:p>
          </table:table-cell>
          <table:table-cell office:value-type="float" office:value="1265" calcext:value-type="float">
            <text:p>1265</text:p>
          </table:table-cell>
          <table:table-cell office:value-type="float" office:value="1195696" calcext:value-type="float">
            <text:p>11956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14975" calcext:value-type="float">
            <text:p>5414975</text:p>
          </table:table-cell>
          <table:table-cell office:value-type="float" office:value="1336599" calcext:value-type="float">
            <text:p>1336599</text:p>
          </table:table-cell>
          <table:table-cell office:value-type="float" office:value="4078376" calcext:value-type="float">
            <text:p>40783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6990" calcext:value-type="float">
            <text:p>26990</text:p>
          </table:table-cell>
          <table:table-cell office:value-type="float" office:value="298" calcext:value-type="float">
            <text:p>298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0818" calcext:value-type="float">
            <text:p>16110384108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9824" calcext:value-type="float">
            <text:p>99824</text:p>
          </table:table-cell>
          <table:table-cell office:value-type="float" office:value="1265" calcext:value-type="float">
            <text:p>1265</text:p>
          </table:table-cell>
          <table:table-cell office:value-type="float" office:value="1195728" calcext:value-type="float">
            <text:p>11957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09407" calcext:value-type="float">
            <text:p>5509407</text:p>
          </table:table-cell>
          <table:table-cell office:value-type="float" office:value="685127" calcext:value-type="float">
            <text:p>685127</text:p>
          </table:table-cell>
          <table:table-cell office:value-type="float" office:value="4824280" calcext:value-type="float">
            <text:p>48242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008" calcext:value-type="float">
            <text:p>27008</text:p>
          </table:table-cell>
          <table:table-cell office:value-type="float" office:value="322" calcext:value-type="float">
            <text:p>322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0933" calcext:value-type="float">
            <text:p>16110384109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044" calcext:value-type="float">
            <text:p>101044</text:p>
          </table:table-cell>
          <table:table-cell office:value-type="float" office:value="1266" calcext:value-type="float">
            <text:p>1266</text:p>
          </table:table-cell>
          <table:table-cell office:value-type="float" office:value="1195824" calcext:value-type="float">
            <text:p>11958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91701" calcext:value-type="float">
            <text:p>5391701</text:p>
          </table:table-cell>
          <table:table-cell office:value-type="float" office:value="1081685" calcext:value-type="float">
            <text:p>1081685</text:p>
          </table:table-cell>
          <table:table-cell office:value-type="float" office:value="4310016" calcext:value-type="float">
            <text:p>43100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030" calcext:value-type="float">
            <text:p>27030</text:p>
          </table:table-cell>
          <table:table-cell office:value-type="float" office:value="284" calcext:value-type="float">
            <text:p>284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1070" calcext:value-type="float">
            <text:p>16110384110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9740" calcext:value-type="float">
            <text:p>99740</text:p>
          </table:table-cell>
          <table:table-cell office:value-type="float" office:value="1265" calcext:value-type="float">
            <text:p>1265</text:p>
          </table:table-cell>
          <table:table-cell office:value-type="float" office:value="1195824" calcext:value-type="float">
            <text:p>11958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88575" calcext:value-type="float">
            <text:p>5388575</text:p>
          </table:table-cell>
          <table:table-cell office:value-type="float" office:value="1314375" calcext:value-type="float">
            <text:p>1314375</text:p>
          </table:table-cell>
          <table:table-cell office:value-type="float" office:value="4074200" calcext:value-type="float">
            <text:p>40742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052" calcext:value-type="float">
            <text:p>27052</text:p>
          </table:table-cell>
          <table:table-cell office:value-type="float" office:value="312" calcext:value-type="float">
            <text:p>312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1215" calcext:value-type="float">
            <text:p>16110384112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4992" calcext:value-type="float">
            <text:p>84992</text:p>
          </table:table-cell>
          <table:table-cell office:value-type="float" office:value="1254" calcext:value-type="float">
            <text:p>1254</text:p>
          </table:table-cell>
          <table:table-cell office:value-type="float" office:value="1200084" calcext:value-type="float">
            <text:p>1200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88575" calcext:value-type="float">
            <text:p>5388575</text:p>
          </table:table-cell>
          <table:table-cell office:value-type="float" office:value="370511" calcext:value-type="float">
            <text:p>370511</text:p>
          </table:table-cell>
          <table:table-cell office:value-type="float" office:value="5018064" calcext:value-type="float">
            <text:p>501806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27068" calcext:value-type="float">
            <text:p>27068</text:p>
          </table:table-cell>
          <table:table-cell office:value-type="float" office:value="578" calcext:value-type="float">
            <text:p>578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1351" calcext:value-type="float">
            <text:p>16110384113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6400" calcext:value-type="float">
            <text:p>76400</text:p>
          </table:table-cell>
          <table:table-cell office:value-type="float" office:value="1250" calcext:value-type="float">
            <text:p>1250</text:p>
          </table:table-cell>
          <table:table-cell office:value-type="float" office:value="1203676" calcext:value-type="float">
            <text:p>12036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37973" calcext:value-type="float">
            <text:p>5137973</text:p>
          </table:table-cell>
          <table:table-cell office:value-type="float" office:value="1110885" calcext:value-type="float">
            <text:p>1110885</text:p>
          </table:table-cell>
          <table:table-cell office:value-type="float" office:value="4027088" calcext:value-type="float">
            <text:p>40270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088" calcext:value-type="float">
            <text:p>27088</text:p>
          </table:table-cell>
          <table:table-cell office:value-type="float" office:value="403" calcext:value-type="float">
            <text:p>403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1494" calcext:value-type="float">
            <text:p>16110384114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6192" calcext:value-type="float">
            <text:p>76192</text:p>
          </table:table-cell>
          <table:table-cell office:value-type="float" office:value="1249" calcext:value-type="float">
            <text:p>1249</text:p>
          </table:table-cell>
          <table:table-cell office:value-type="float" office:value="1203708" calcext:value-type="float">
            <text:p>12037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17973" calcext:value-type="float">
            <text:p>5117973</text:p>
          </table:table-cell>
          <table:table-cell office:value-type="float" office:value="587269" calcext:value-type="float">
            <text:p>587269</text:p>
          </table:table-cell>
          <table:table-cell office:value-type="float" office:value="4530704" calcext:value-type="float">
            <text:p>45307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109" calcext:value-type="float">
            <text:p>27109</text:p>
          </table:table-cell>
          <table:table-cell office:value-type="float" office:value="395" calcext:value-type="float">
            <text:p>39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1643" calcext:value-type="float">
            <text:p>16110384116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5220" calcext:value-type="float">
            <text:p>75220</text:p>
          </table:table-cell>
          <table:table-cell office:value-type="float" office:value="1248" calcext:value-type="float">
            <text:p>1248</text:p>
          </table:table-cell>
          <table:table-cell office:value-type="float" office:value="1203856" calcext:value-type="float">
            <text:p>12038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56072" calcext:value-type="float">
            <text:p>5256072</text:p>
          </table:table-cell>
          <table:table-cell office:value-type="float" office:value="0" calcext:value-type="float">
            <text:p>0</text:p>
          </table:table-cell>
          <table:table-cell office:value-type="float" office:value="5256072" calcext:value-type="float">
            <text:p>52560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130" calcext:value-type="float">
            <text:p>27130</text:p>
          </table:table-cell>
          <table:table-cell office:value-type="float" office:value="406" calcext:value-type="float">
            <text:p>406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1791" calcext:value-type="float">
            <text:p>16110384117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5944" calcext:value-type="float">
            <text:p>75944</text:p>
          </table:table-cell>
          <table:table-cell office:value-type="float" office:value="1249" calcext:value-type="float">
            <text:p>1249</text:p>
          </table:table-cell>
          <table:table-cell office:value-type="float" office:value="1203920" calcext:value-type="float">
            <text:p>12039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94058" calcext:value-type="float">
            <text:p>5194058</text:p>
          </table:table-cell>
          <table:table-cell office:value-type="float" office:value="1006234" calcext:value-type="float">
            <text:p>1006234</text:p>
          </table:table-cell>
          <table:table-cell office:value-type="float" office:value="4187824" calcext:value-type="float">
            <text:p>41878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145" calcext:value-type="float">
            <text:p>27145</text:p>
          </table:table-cell>
          <table:table-cell office:value-type="float" office:value="389" calcext:value-type="float">
            <text:p>389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1912" calcext:value-type="float">
            <text:p>16110384119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5404" calcext:value-type="float">
            <text:p>75404</text:p>
          </table:table-cell>
          <table:table-cell office:value-type="float" office:value="1249" calcext:value-type="float">
            <text:p>1249</text:p>
          </table:table-cell>
          <table:table-cell office:value-type="float" office:value="1204004" calcext:value-type="float">
            <text:p>1204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56927" calcext:value-type="float">
            <text:p>5056927</text:p>
          </table:table-cell>
          <table:table-cell office:value-type="float" office:value="817767" calcext:value-type="float">
            <text:p>817767</text:p>
          </table:table-cell>
          <table:table-cell office:value-type="float" office:value="4239160" calcext:value-type="float">
            <text:p>42391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164" calcext:value-type="float">
            <text:p>27164</text:p>
          </table:table-cell>
          <table:table-cell office:value-type="float" office:value="399" calcext:value-type="float">
            <text:p>399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2057" calcext:value-type="float">
            <text:p>16110384120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4104" calcext:value-type="float">
            <text:p>74104</text:p>
          </table:table-cell>
          <table:table-cell office:value-type="float" office:value="1248" calcext:value-type="float">
            <text:p>1248</text:p>
          </table:table-cell>
          <table:table-cell office:value-type="float" office:value="1204100" calcext:value-type="float">
            <text:p>12041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73680" calcext:value-type="float">
            <text:p>5173680</text:p>
          </table:table-cell>
          <table:table-cell office:value-type="float" office:value="0" calcext:value-type="float">
            <text:p>0</text:p>
          </table:table-cell>
          <table:table-cell office:value-type="float" office:value="5173680" calcext:value-type="float">
            <text:p>51736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184" calcext:value-type="float">
            <text:p>27184</text:p>
          </table:table-cell>
          <table:table-cell office:value-type="float" office:value="308" calcext:value-type="float">
            <text:p>308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2199" calcext:value-type="float">
            <text:p>16110384121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4840" calcext:value-type="float">
            <text:p>74840</text:p>
          </table:table-cell>
          <table:table-cell office:value-type="float" office:value="1249" calcext:value-type="float">
            <text:p>1249</text:p>
          </table:table-cell>
          <table:table-cell office:value-type="float" office:value="1204136" calcext:value-type="float">
            <text:p>12041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34997" calcext:value-type="float">
            <text:p>5234997</text:p>
          </table:table-cell>
          <table:table-cell office:value-type="float" office:value="1090453" calcext:value-type="float">
            <text:p>1090453</text:p>
          </table:table-cell>
          <table:table-cell office:value-type="float" office:value="4144544" calcext:value-type="float">
            <text:p>41445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203" calcext:value-type="float">
            <text:p>27203</text:p>
          </table:table-cell>
          <table:table-cell office:value-type="float" office:value="402" calcext:value-type="float">
            <text:p>402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2349" calcext:value-type="float">
            <text:p>16110384123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4216" calcext:value-type="float">
            <text:p>74216</text:p>
          </table:table-cell>
          <table:table-cell office:value-type="float" office:value="1248" calcext:value-type="float">
            <text:p>1248</text:p>
          </table:table-cell>
          <table:table-cell office:value-type="float" office:value="1204232" calcext:value-type="float">
            <text:p>12042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99616" calcext:value-type="float">
            <text:p>5299616</text:p>
          </table:table-cell>
          <table:table-cell office:value-type="float" office:value="0" calcext:value-type="float">
            <text:p>0</text:p>
          </table:table-cell>
          <table:table-cell office:value-type="float" office:value="5299616" calcext:value-type="float">
            <text:p>52996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217" calcext:value-type="float">
            <text:p>27217</text:p>
          </table:table-cell>
          <table:table-cell office:value-type="float" office:value="677" calcext:value-type="float">
            <text:p>677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2486" calcext:value-type="float">
            <text:p>16110384124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4424" calcext:value-type="float">
            <text:p>74424</text:p>
          </table:table-cell>
          <table:table-cell office:value-type="float" office:value="1248" calcext:value-type="float">
            <text:p>1248</text:p>
          </table:table-cell>
          <table:table-cell office:value-type="float" office:value="1204300" calcext:value-type="float">
            <text:p>12043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73887" calcext:value-type="float">
            <text:p>5173887</text:p>
          </table:table-cell>
          <table:table-cell office:value-type="float" office:value="453791" calcext:value-type="float">
            <text:p>453791</text:p>
          </table:table-cell>
          <table:table-cell office:value-type="float" office:value="4720096" calcext:value-type="float">
            <text:p>47200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234" calcext:value-type="float">
            <text:p>27234</text:p>
          </table:table-cell>
          <table:table-cell office:value-type="float" office:value="359" calcext:value-type="float">
            <text:p>359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2606" calcext:value-type="float">
            <text:p>16110384126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4236" calcext:value-type="float">
            <text:p>74236</text:p>
          </table:table-cell>
          <table:table-cell office:value-type="float" office:value="1248" calcext:value-type="float">
            <text:p>1248</text:p>
          </table:table-cell>
          <table:table-cell office:value-type="float" office:value="1204364" calcext:value-type="float">
            <text:p>12043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73887" calcext:value-type="float">
            <text:p>5173887</text:p>
          </table:table-cell>
          <table:table-cell office:value-type="float" office:value="309927" calcext:value-type="float">
            <text:p>309927</text:p>
          </table:table-cell>
          <table:table-cell office:value-type="float" office:value="4863960" calcext:value-type="float">
            <text:p>48639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251" calcext:value-type="float">
            <text:p>27251</text:p>
          </table:table-cell>
          <table:table-cell office:value-type="float" office:value="365" calcext:value-type="float">
            <text:p>36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2756" calcext:value-type="float">
            <text:p>16110384127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4592" calcext:value-type="float">
            <text:p>74592</text:p>
          </table:table-cell>
          <table:table-cell office:value-type="float" office:value="1249" calcext:value-type="float">
            <text:p>1249</text:p>
          </table:table-cell>
          <table:table-cell office:value-type="float" office:value="1204396" calcext:value-type="float">
            <text:p>12043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36991" calcext:value-type="float">
            <text:p>5036991</text:p>
          </table:table-cell>
          <table:table-cell office:value-type="float" office:value="911087" calcext:value-type="float">
            <text:p>911087</text:p>
          </table:table-cell>
          <table:table-cell office:value-type="float" office:value="4125904" calcext:value-type="float">
            <text:p>41259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268" calcext:value-type="float">
            <text:p>27268</text:p>
          </table:table-cell>
          <table:table-cell office:value-type="float" office:value="402" calcext:value-type="float">
            <text:p>402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2871" calcext:value-type="float">
            <text:p>16110384128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4652" calcext:value-type="float">
            <text:p>74652</text:p>
          </table:table-cell>
          <table:table-cell office:value-type="float" office:value="1249" calcext:value-type="float">
            <text:p>1249</text:p>
          </table:table-cell>
          <table:table-cell office:value-type="float" office:value="1204396" calcext:value-type="float">
            <text:p>12043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36991" calcext:value-type="float">
            <text:p>5036991</text:p>
          </table:table-cell>
          <table:table-cell office:value-type="float" office:value="1125815" calcext:value-type="float">
            <text:p>1125815</text:p>
          </table:table-cell>
          <table:table-cell office:value-type="float" office:value="3911176" calcext:value-type="float">
            <text:p>39111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281" calcext:value-type="float">
            <text:p>27281</text:p>
          </table:table-cell>
          <table:table-cell office:value-type="float" office:value="311" calcext:value-type="float">
            <text:p>311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2986" calcext:value-type="float">
            <text:p>16110384129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4352" calcext:value-type="float">
            <text:p>74352</text:p>
          </table:table-cell>
          <table:table-cell office:value-type="float" office:value="1249" calcext:value-type="float">
            <text:p>1249</text:p>
          </table:table-cell>
          <table:table-cell office:value-type="float" office:value="1204696" calcext:value-type="float">
            <text:p>12046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36991" calcext:value-type="float">
            <text:p>5036991</text:p>
          </table:table-cell>
          <table:table-cell office:value-type="float" office:value="200119" calcext:value-type="float">
            <text:p>200119</text:p>
          </table:table-cell>
          <table:table-cell office:value-type="float" office:value="4836872" calcext:value-type="float">
            <text:p>48368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295" calcext:value-type="float">
            <text:p>27295</text:p>
          </table:table-cell>
          <table:table-cell office:value-type="float" office:value="302" calcext:value-type="float">
            <text:p>302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3126" calcext:value-type="float">
            <text:p>16110384131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4976" calcext:value-type="float">
            <text:p>74976</text:p>
          </table:table-cell>
          <table:table-cell office:value-type="float" office:value="1250" calcext:value-type="float">
            <text:p>1250</text:p>
          </table:table-cell>
          <table:table-cell office:value-type="float" office:value="1205328" calcext:value-type="float">
            <text:p>12053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46655" calcext:value-type="float">
            <text:p>4946655</text:p>
          </table:table-cell>
          <table:table-cell office:value-type="float" office:value="806583" calcext:value-type="float">
            <text:p>806583</text:p>
          </table:table-cell>
          <table:table-cell office:value-type="float" office:value="4140072" calcext:value-type="float">
            <text:p>41400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315" calcext:value-type="float">
            <text:p>27315</text:p>
          </table:table-cell>
          <table:table-cell office:value-type="float" office:value="293" calcext:value-type="float">
            <text:p>293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3266" calcext:value-type="float">
            <text:p>16110384132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5052" calcext:value-type="float">
            <text:p>75052</text:p>
          </table:table-cell>
          <table:table-cell office:value-type="float" office:value="1250" calcext:value-type="float">
            <text:p>1250</text:p>
          </table:table-cell>
          <table:table-cell office:value-type="float" office:value="1205356" calcext:value-type="float">
            <text:p>12053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46655" calcext:value-type="float">
            <text:p>4946655</text:p>
          </table:table-cell>
          <table:table-cell office:value-type="float" office:value="356023" calcext:value-type="float">
            <text:p>356023</text:p>
          </table:table-cell>
          <table:table-cell office:value-type="float" office:value="4590632" calcext:value-type="float">
            <text:p>45906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327" calcext:value-type="float">
            <text:p>27327</text:p>
          </table:table-cell>
          <table:table-cell office:value-type="float" office:value="333" calcext:value-type="float">
            <text:p>333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3379" calcext:value-type="float">
            <text:p>161103841337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5196" calcext:value-type="float">
            <text:p>75196</text:p>
          </table:table-cell>
          <table:table-cell office:value-type="float" office:value="1250" calcext:value-type="float">
            <text:p>1250</text:p>
          </table:table-cell>
          <table:table-cell office:value-type="float" office:value="1205356" calcext:value-type="float">
            <text:p>12053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46655" calcext:value-type="float">
            <text:p>4946655</text:p>
          </table:table-cell>
          <table:table-cell office:value-type="float" office:value="1136503" calcext:value-type="float">
            <text:p>1136503</text:p>
          </table:table-cell>
          <table:table-cell office:value-type="float" office:value="3810152" calcext:value-type="float">
            <text:p>38101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342" calcext:value-type="float">
            <text:p>27342</text:p>
          </table:table-cell>
          <table:table-cell office:value-type="float" office:value="314" calcext:value-type="float">
            <text:p>314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3502" calcext:value-type="float">
            <text:p>16110384135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4824" calcext:value-type="float">
            <text:p>74824</text:p>
          </table:table-cell>
          <table:table-cell office:value-type="float" office:value="1250" calcext:value-type="float">
            <text:p>1250</text:p>
          </table:table-cell>
          <table:table-cell office:value-type="float" office:value="1205388" calcext:value-type="float">
            <text:p>12053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46655" calcext:value-type="float">
            <text:p>4946655</text:p>
          </table:table-cell>
          <table:table-cell office:value-type="float" office:value="817015" calcext:value-type="float">
            <text:p>817015</text:p>
          </table:table-cell>
          <table:table-cell office:value-type="float" office:value="4129640" calcext:value-type="float">
            <text:p>41296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357" calcext:value-type="float">
            <text:p>27357</text:p>
          </table:table-cell>
          <table:table-cell office:value-type="float" office:value="295" calcext:value-type="float">
            <text:p>295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3648" calcext:value-type="float">
            <text:p>16110384136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4480" calcext:value-type="float">
            <text:p>74480</text:p>
          </table:table-cell>
          <table:table-cell office:value-type="float" office:value="1249" calcext:value-type="float">
            <text:p>1249</text:p>
          </table:table-cell>
          <table:table-cell office:value-type="float" office:value="1205420" calcext:value-type="float">
            <text:p>12054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46655" calcext:value-type="float">
            <text:p>4946655</text:p>
          </table:table-cell>
          <table:table-cell office:value-type="float" office:value="628599" calcext:value-type="float">
            <text:p>628599</text:p>
          </table:table-cell>
          <table:table-cell office:value-type="float" office:value="4318056" calcext:value-type="float">
            <text:p>43180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372" calcext:value-type="float">
            <text:p>27372</text:p>
          </table:table-cell>
          <table:table-cell office:value-type="float" office:value="299" calcext:value-type="float">
            <text:p>299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3799" calcext:value-type="float">
            <text:p>16110384137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4356" calcext:value-type="float">
            <text:p>74356</text:p>
          </table:table-cell>
          <table:table-cell office:value-type="float" office:value="1249" calcext:value-type="float">
            <text:p>1249</text:p>
          </table:table-cell>
          <table:table-cell office:value-type="float" office:value="1205452" calcext:value-type="float">
            <text:p>12054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46655" calcext:value-type="float">
            <text:p>4946655</text:p>
          </table:table-cell>
          <table:table-cell office:value-type="float" office:value="489335" calcext:value-type="float">
            <text:p>489335</text:p>
          </table:table-cell>
          <table:table-cell office:value-type="float" office:value="4457320" calcext:value-type="float">
            <text:p>44573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27387" calcext:value-type="float">
            <text:p>27387</text:p>
          </table:table-cell>
          <table:table-cell office:value-type="float" office:value="293" calcext:value-type="float">
            <text:p>293</text:p>
          </table:table-cell>
          <table:table-cell office:value-type="float" office:value="3836" calcext:value-type="float">
            <text:p>3836</text:p>
          </table:table-cell>
          <table:table-cell office:value-type="float" office:value="1611038413946" calcext:value-type="float">
            <text:p>161103841394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796" calcext:value-type="float">
            <text:p>70796</text:p>
          </table:table-cell>
          <table:table-cell office:value-type="float" office:value="1280" calcext:value-type="float">
            <text:p>1280</text:p>
          </table:table-cell>
          <table:table-cell office:value-type="float" office:value="1240656" calcext:value-type="float">
            <text:p>12406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72653" calcext:value-type="float">
            <text:p>8572653</text:p>
          </table:table-cell>
          <table:table-cell office:value-type="float" office:value="1036613" calcext:value-type="float">
            <text:p>1036613</text:p>
          </table:table-cell>
          <table:table-cell office:value-type="float" office:value="7536040" calcext:value-type="float">
            <text:p>75360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389" calcext:value-type="float">
            <text:p>30389</text:p>
          </table:table-cell>
          <table:table-cell office:value-type="float" office:value="556" calcext:value-type="float">
            <text:p>55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3324" calcext:value-type="float">
            <text:p>16110384333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2360" calcext:value-type="float">
            <text:p>72360</text:p>
          </table:table-cell>
          <table:table-cell office:value-type="float" office:value="1282" calcext:value-type="float">
            <text:p>1282</text:p>
          </table:table-cell>
          <table:table-cell office:value-type="float" office:value="1240752" calcext:value-type="float">
            <text:p>12407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842576" calcext:value-type="float">
            <text:p>18842576</text:p>
          </table:table-cell>
          <table:table-cell office:value-type="float" office:value="0" calcext:value-type="float">
            <text:p>0</text:p>
          </table:table-cell>
          <table:table-cell office:value-type="float" office:value="18842576" calcext:value-type="float">
            <text:p>188425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405" calcext:value-type="float">
            <text:p>30405</text:p>
          </table:table-cell>
          <table:table-cell office:value-type="float" office:value="689" calcext:value-type="float">
            <text:p>68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3429" calcext:value-type="float">
            <text:p>161103843342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1924" calcext:value-type="float">
            <text:p>61924</text:p>
          </table:table-cell>
          <table:table-cell office:value-type="float" office:value="1272" calcext:value-type="float">
            <text:p>1272</text:p>
          </table:table-cell>
          <table:table-cell office:value-type="float" office:value="1240752" calcext:value-type="float">
            <text:p>12407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140616" calcext:value-type="float">
            <text:p>17140616</text:p>
          </table:table-cell>
          <table:table-cell office:value-type="float" office:value="0" calcext:value-type="float">
            <text:p>0</text:p>
          </table:table-cell>
          <table:table-cell office:value-type="float" office:value="17140616" calcext:value-type="float">
            <text:p>171406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419" calcext:value-type="float">
            <text:p>30419</text:p>
          </table:table-cell>
          <table:table-cell office:value-type="float" office:value="573" calcext:value-type="float">
            <text:p>57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3532" calcext:value-type="float">
            <text:p>161103843353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1992" calcext:value-type="float">
            <text:p>61992</text:p>
          </table:table-cell>
          <table:table-cell office:value-type="float" office:value="1271" calcext:value-type="float">
            <text:p>1271</text:p>
          </table:table-cell>
          <table:table-cell office:value-type="float" office:value="1240788" calcext:value-type="float">
            <text:p>12407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522336" calcext:value-type="float">
            <text:p>16522336</text:p>
          </table:table-cell>
          <table:table-cell office:value-type="float" office:value="0" calcext:value-type="float">
            <text:p>0</text:p>
          </table:table-cell>
          <table:table-cell office:value-type="float" office:value="16522336" calcext:value-type="float">
            <text:p>1652233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433" calcext:value-type="float">
            <text:p>30433</text:p>
          </table:table-cell>
          <table:table-cell office:value-type="float" office:value="659" calcext:value-type="float">
            <text:p>65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3636" calcext:value-type="float">
            <text:p>16110384336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6688" calcext:value-type="float">
            <text:p>66688</text:p>
          </table:table-cell>
          <table:table-cell office:value-type="float" office:value="1276" calcext:value-type="float">
            <text:p>1276</text:p>
          </table:table-cell>
          <table:table-cell office:value-type="float" office:value="1240788" calcext:value-type="float">
            <text:p>12407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18639" calcext:value-type="float">
            <text:p>16318639</text:p>
          </table:table-cell>
          <table:table-cell office:value-type="float" office:value="4624935" calcext:value-type="float">
            <text:p>4624935</text:p>
          </table:table-cell>
          <table:table-cell office:value-type="float" office:value="11693704" calcext:value-type="float">
            <text:p>116937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448" calcext:value-type="float">
            <text:p>30448</text:p>
          </table:table-cell>
          <table:table-cell office:value-type="float" office:value="632" calcext:value-type="float">
            <text:p>63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3740" calcext:value-type="float">
            <text:p>161103843374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1700" calcext:value-type="float">
            <text:p>71700</text:p>
          </table:table-cell>
          <table:table-cell office:value-type="float" office:value="1281" calcext:value-type="float">
            <text:p>1281</text:p>
          </table:table-cell>
          <table:table-cell office:value-type="float" office:value="1240788" calcext:value-type="float">
            <text:p>12407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537288" calcext:value-type="float">
            <text:p>18537288</text:p>
          </table:table-cell>
          <table:table-cell office:value-type="float" office:value="0" calcext:value-type="float">
            <text:p>0</text:p>
          </table:table-cell>
          <table:table-cell office:value-type="float" office:value="18537288" calcext:value-type="float">
            <text:p>185372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463" calcext:value-type="float">
            <text:p>30463</text:p>
          </table:table-cell>
          <table:table-cell office:value-type="float" office:value="643" calcext:value-type="float">
            <text:p>64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3844" calcext:value-type="float">
            <text:p>161103843384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1640" calcext:value-type="float">
            <text:p>61640</text:p>
          </table:table-cell>
          <table:table-cell office:value-type="float" office:value="1272" calcext:value-type="float">
            <text:p>1272</text:p>
          </table:table-cell>
          <table:table-cell office:value-type="float" office:value="1241048" calcext:value-type="float">
            <text:p>12410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18639" calcext:value-type="float">
            <text:p>16318639</text:p>
          </table:table-cell>
          <table:table-cell office:value-type="float" office:value="1119" calcext:value-type="float">
            <text:p>1119</text:p>
          </table:table-cell>
          <table:table-cell office:value-type="float" office:value="16317520" calcext:value-type="float">
            <text:p>163175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477" calcext:value-type="float">
            <text:p>30477</text:p>
          </table:table-cell>
          <table:table-cell office:value-type="float" office:value="670" calcext:value-type="float">
            <text:p>67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3948" calcext:value-type="float">
            <text:p>161103843394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064" calcext:value-type="float">
            <text:p>70064</text:p>
          </table:table-cell>
          <table:table-cell office:value-type="float" office:value="1280" calcext:value-type="float">
            <text:p>1280</text:p>
          </table:table-cell>
          <table:table-cell office:value-type="float" office:value="1241080" calcext:value-type="float">
            <text:p>12410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18639" calcext:value-type="float">
            <text:p>16318639</text:p>
          </table:table-cell>
          <table:table-cell office:value-type="float" office:value="8608615" calcext:value-type="float">
            <text:p>8608615</text:p>
          </table:table-cell>
          <table:table-cell office:value-type="float" office:value="7710024" calcext:value-type="float">
            <text:p>771002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492" calcext:value-type="float">
            <text:p>30492</text:p>
          </table:table-cell>
          <table:table-cell office:value-type="float" office:value="625" calcext:value-type="float">
            <text:p>62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4052" calcext:value-type="float">
            <text:p>161103843405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1576" calcext:value-type="float">
            <text:p>61576</text:p>
          </table:table-cell>
          <table:table-cell office:value-type="float" office:value="1272" calcext:value-type="float">
            <text:p>1272</text:p>
          </table:table-cell>
          <table:table-cell office:value-type="float" office:value="1241116" calcext:value-type="float">
            <text:p>12411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18639" calcext:value-type="float">
            <text:p>16318639</text:p>
          </table:table-cell>
          <table:table-cell office:value-type="float" office:value="84647" calcext:value-type="float">
            <text:p>84647</text:p>
          </table:table-cell>
          <table:table-cell office:value-type="float" office:value="16233992" calcext:value-type="float">
            <text:p>162339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506" calcext:value-type="float">
            <text:p>30506</text:p>
          </table:table-cell>
          <table:table-cell office:value-type="float" office:value="691" calcext:value-type="float">
            <text:p>69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4156" calcext:value-type="float">
            <text:p>161103843415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376" calcext:value-type="float">
            <text:p>68376</text:p>
          </table:table-cell>
          <table:table-cell office:value-type="float" office:value="1278" calcext:value-type="float">
            <text:p>1278</text:p>
          </table:table-cell>
          <table:table-cell office:value-type="float" office:value="1241116" calcext:value-type="float">
            <text:p>12411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18639" calcext:value-type="float">
            <text:p>16318639</text:p>
          </table:table-cell>
          <table:table-cell office:value-type="float" office:value="6688223" calcext:value-type="float">
            <text:p>6688223</text:p>
          </table:table-cell>
          <table:table-cell office:value-type="float" office:value="9630416" calcext:value-type="float">
            <text:p>96304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521" calcext:value-type="float">
            <text:p>30521</text:p>
          </table:table-cell>
          <table:table-cell office:value-type="float" office:value="668" calcext:value-type="float">
            <text:p>66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4259" calcext:value-type="float">
            <text:p>161103843425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0396" calcext:value-type="float">
            <text:p>60396</text:p>
          </table:table-cell>
          <table:table-cell office:value-type="float" office:value="1270" calcext:value-type="float">
            <text:p>1270</text:p>
          </table:table-cell>
          <table:table-cell office:value-type="float" office:value="1241212" calcext:value-type="float">
            <text:p>1241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622368" calcext:value-type="float">
            <text:p>16622368</text:p>
          </table:table-cell>
          <table:table-cell office:value-type="float" office:value="0" calcext:value-type="float">
            <text:p>0</text:p>
          </table:table-cell>
          <table:table-cell office:value-type="float" office:value="16622368" calcext:value-type="float">
            <text:p>1662236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535" calcext:value-type="float">
            <text:p>30535</text:p>
          </table:table-cell>
          <table:table-cell office:value-type="float" office:value="560" calcext:value-type="float">
            <text:p>56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4363" calcext:value-type="float">
            <text:p>161103843436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164" calcext:value-type="float">
            <text:p>65164</text:p>
          </table:table-cell>
          <table:table-cell office:value-type="float" office:value="1275" calcext:value-type="float">
            <text:p>1275</text:p>
          </table:table-cell>
          <table:table-cell office:value-type="float" office:value="1241244" calcext:value-type="float">
            <text:p>1241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18639" calcext:value-type="float">
            <text:p>16318639</text:p>
          </table:table-cell>
          <table:table-cell office:value-type="float" office:value="4027047" calcext:value-type="float">
            <text:p>4027047</text:p>
          </table:table-cell>
          <table:table-cell office:value-type="float" office:value="12291592" calcext:value-type="float">
            <text:p>122915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550" calcext:value-type="float">
            <text:p>30550</text:p>
          </table:table-cell>
          <table:table-cell office:value-type="float" office:value="642" calcext:value-type="float">
            <text:p>64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4467" calcext:value-type="float">
            <text:p>16110384344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552" calcext:value-type="float">
            <text:p>68552</text:p>
          </table:table-cell>
          <table:table-cell office:value-type="float" office:value="1278" calcext:value-type="float">
            <text:p>1278</text:p>
          </table:table-cell>
          <table:table-cell office:value-type="float" office:value="1241276" calcext:value-type="float">
            <text:p>12412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18639" calcext:value-type="float">
            <text:p>16318639</text:p>
          </table:table-cell>
          <table:table-cell office:value-type="float" office:value="7632655" calcext:value-type="float">
            <text:p>7632655</text:p>
          </table:table-cell>
          <table:table-cell office:value-type="float" office:value="8685984" calcext:value-type="float">
            <text:p>868598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565" calcext:value-type="float">
            <text:p>30565</text:p>
          </table:table-cell>
          <table:table-cell office:value-type="float" office:value="601" calcext:value-type="float">
            <text:p>60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4571" calcext:value-type="float">
            <text:p>161103843457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0932" calcext:value-type="float">
            <text:p>60932</text:p>
          </table:table-cell>
          <table:table-cell office:value-type="float" office:value="1271" calcext:value-type="float">
            <text:p>1271</text:p>
          </table:table-cell>
          <table:table-cell office:value-type="float" office:value="1241276" calcext:value-type="float">
            <text:p>12412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645072" calcext:value-type="float">
            <text:p>16645072</text:p>
          </table:table-cell>
          <table:table-cell office:value-type="float" office:value="0" calcext:value-type="float">
            <text:p>0</text:p>
          </table:table-cell>
          <table:table-cell office:value-type="float" office:value="16645072" calcext:value-type="float">
            <text:p>1664507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580" calcext:value-type="float">
            <text:p>30580</text:p>
          </table:table-cell>
          <table:table-cell office:value-type="float" office:value="670" calcext:value-type="float">
            <text:p>67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4675" calcext:value-type="float">
            <text:p>16110384346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048" calcext:value-type="float">
            <text:p>62048</text:p>
          </table:table-cell>
          <table:table-cell office:value-type="float" office:value="1272" calcext:value-type="float">
            <text:p>1272</text:p>
          </table:table-cell>
          <table:table-cell office:value-type="float" office:value="1241308" calcext:value-type="float">
            <text:p>1241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18639" calcext:value-type="float">
            <text:p>16318639</text:p>
          </table:table-cell>
          <table:table-cell office:value-type="float" office:value="522023" calcext:value-type="float">
            <text:p>522023</text:p>
          </table:table-cell>
          <table:table-cell office:value-type="float" office:value="15796616" calcext:value-type="float">
            <text:p>157966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594" calcext:value-type="float">
            <text:p>30594</text:p>
          </table:table-cell>
          <table:table-cell office:value-type="float" office:value="657" calcext:value-type="float">
            <text:p>65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4779" calcext:value-type="float">
            <text:p>161103843477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080" calcext:value-type="float">
            <text:p>62080</text:p>
          </table:table-cell>
          <table:table-cell office:value-type="float" office:value="1272" calcext:value-type="float">
            <text:p>1272</text:p>
          </table:table-cell>
          <table:table-cell office:value-type="float" office:value="1241340" calcext:value-type="float">
            <text:p>12413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18639" calcext:value-type="float">
            <text:p>16318639</text:p>
          </table:table-cell>
          <table:table-cell office:value-type="float" office:value="682719" calcext:value-type="float">
            <text:p>682719</text:p>
          </table:table-cell>
          <table:table-cell office:value-type="float" office:value="15635920" calcext:value-type="float">
            <text:p>156359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610" calcext:value-type="float">
            <text:p>30610</text:p>
          </table:table-cell>
          <table:table-cell office:value-type="float" office:value="668" calcext:value-type="float">
            <text:p>66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4884" calcext:value-type="float">
            <text:p>161103843488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684" calcext:value-type="float">
            <text:p>64684</text:p>
          </table:table-cell>
          <table:table-cell office:value-type="float" office:value="1274" calcext:value-type="float">
            <text:p>1274</text:p>
          </table:table-cell>
          <table:table-cell office:value-type="float" office:value="1241340" calcext:value-type="float">
            <text:p>12413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18639" calcext:value-type="float">
            <text:p>16318639</text:p>
          </table:table-cell>
          <table:table-cell office:value-type="float" office:value="3202199" calcext:value-type="float">
            <text:p>3202199</text:p>
          </table:table-cell>
          <table:table-cell office:value-type="float" office:value="13116440" calcext:value-type="float">
            <text:p>131164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625" calcext:value-type="float">
            <text:p>30625</text:p>
          </table:table-cell>
          <table:table-cell office:value-type="float" office:value="586" calcext:value-type="float">
            <text:p>58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4989" calcext:value-type="float">
            <text:p>161103843498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808" calcext:value-type="float">
            <text:p>64808</text:p>
          </table:table-cell>
          <table:table-cell office:value-type="float" office:value="1275" calcext:value-type="float">
            <text:p>1275</text:p>
          </table:table-cell>
          <table:table-cell office:value-type="float" office:value="1241404" calcext:value-type="float">
            <text:p>1241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18639" calcext:value-type="float">
            <text:p>16318639</text:p>
          </table:table-cell>
          <table:table-cell office:value-type="float" office:value="4001903" calcext:value-type="float">
            <text:p>4001903</text:p>
          </table:table-cell>
          <table:table-cell office:value-type="float" office:value="12316736" calcext:value-type="float">
            <text:p>1231673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640" calcext:value-type="float">
            <text:p>30640</text:p>
          </table:table-cell>
          <table:table-cell office:value-type="float" office:value="610" calcext:value-type="float">
            <text:p>61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5093" calcext:value-type="float">
            <text:p>161103843509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396" calcext:value-type="float">
            <text:p>65396</text:p>
          </table:table-cell>
          <table:table-cell office:value-type="float" office:value="1275" calcext:value-type="float">
            <text:p>1275</text:p>
          </table:table-cell>
          <table:table-cell office:value-type="float" office:value="1241408" calcext:value-type="float">
            <text:p>12414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18639" calcext:value-type="float">
            <text:p>16318639</text:p>
          </table:table-cell>
          <table:table-cell office:value-type="float" office:value="4836647" calcext:value-type="float">
            <text:p>4836647</text:p>
          </table:table-cell>
          <table:table-cell office:value-type="float" office:value="11481992" calcext:value-type="float">
            <text:p>114819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655" calcext:value-type="float">
            <text:p>30655</text:p>
          </table:table-cell>
          <table:table-cell office:value-type="float" office:value="644" calcext:value-type="float">
            <text:p>64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5197" calcext:value-type="float">
            <text:p>161103843519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652" calcext:value-type="float">
            <text:p>64652</text:p>
          </table:table-cell>
          <table:table-cell office:value-type="float" office:value="1275" calcext:value-type="float">
            <text:p>1275</text:p>
          </table:table-cell>
          <table:table-cell office:value-type="float" office:value="1241408" calcext:value-type="float">
            <text:p>12414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18639" calcext:value-type="float">
            <text:p>16318639</text:p>
          </table:table-cell>
          <table:table-cell office:value-type="float" office:value="3938751" calcext:value-type="float">
            <text:p>3938751</text:p>
          </table:table-cell>
          <table:table-cell office:value-type="float" office:value="12379888" calcext:value-type="float">
            <text:p>123798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669" calcext:value-type="float">
            <text:p>30669</text:p>
          </table:table-cell>
          <table:table-cell office:value-type="float" office:value="652" calcext:value-type="float">
            <text:p>65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5301" calcext:value-type="float">
            <text:p>16110384353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1376" calcext:value-type="float">
            <text:p>61376</text:p>
          </table:table-cell>
          <table:table-cell office:value-type="float" office:value="1272" calcext:value-type="float">
            <text:p>1272</text:p>
          </table:table-cell>
          <table:table-cell office:value-type="float" office:value="1241992" calcext:value-type="float">
            <text:p>1241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18639" calcext:value-type="float">
            <text:p>16318639</text:p>
          </table:table-cell>
          <table:table-cell office:value-type="float" office:value="415287" calcext:value-type="float">
            <text:p>415287</text:p>
          </table:table-cell>
          <table:table-cell office:value-type="float" office:value="15903352" calcext:value-type="float">
            <text:p>159033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685" calcext:value-type="float">
            <text:p>30685</text:p>
          </table:table-cell>
          <table:table-cell office:value-type="float" office:value="670" calcext:value-type="float">
            <text:p>67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5406" calcext:value-type="float">
            <text:p>161103843540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172" calcext:value-type="float">
            <text:p>68172</text:p>
          </table:table-cell>
          <table:table-cell office:value-type="float" office:value="1272" calcext:value-type="float">
            <text:p>1272</text:p>
          </table:table-cell>
          <table:table-cell office:value-type="float" office:value="1234524" calcext:value-type="float">
            <text:p>12345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18639" calcext:value-type="float">
            <text:p>16318639</text:p>
          </table:table-cell>
          <table:table-cell office:value-type="float" office:value="1715743" calcext:value-type="float">
            <text:p>1715743</text:p>
          </table:table-cell>
          <table:table-cell office:value-type="float" office:value="14602896" calcext:value-type="float">
            <text:p>1460289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700" calcext:value-type="float">
            <text:p>30700</text:p>
          </table:table-cell>
          <table:table-cell office:value-type="float" office:value="834" calcext:value-type="float">
            <text:p>83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5510" calcext:value-type="float">
            <text:p>161103843551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760" calcext:value-type="float">
            <text:p>102760</text:p>
          </table:table-cell>
          <table:table-cell office:value-type="float" office:value="1306" calcext:value-type="float">
            <text:p>1306</text:p>
          </table:table-cell>
          <table:table-cell office:value-type="float" office:value="1235488" calcext:value-type="float">
            <text:p>12354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18639" calcext:value-type="float">
            <text:p>16318639</text:p>
          </table:table-cell>
          <table:table-cell office:value-type="float" office:value="3358863" calcext:value-type="float">
            <text:p>3358863</text:p>
          </table:table-cell>
          <table:table-cell office:value-type="float" office:value="12959776" calcext:value-type="float">
            <text:p>129597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716" calcext:value-type="float">
            <text:p>30716</text:p>
          </table:table-cell>
          <table:table-cell office:value-type="float" office:value="708" calcext:value-type="float">
            <text:p>70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5614" calcext:value-type="float">
            <text:p>161103843561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8200" calcext:value-type="float">
            <text:p>98200</text:p>
          </table:table-cell>
          <table:table-cell office:value-type="float" office:value="1304" calcext:value-type="float">
            <text:p>1304</text:p>
          </table:table-cell>
          <table:table-cell office:value-type="float" office:value="1237864" calcext:value-type="float">
            <text:p>12378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432640" calcext:value-type="float">
            <text:p>16432640</text:p>
          </table:table-cell>
          <table:table-cell office:value-type="float" office:value="0" calcext:value-type="float">
            <text:p>0</text:p>
          </table:table-cell>
          <table:table-cell office:value-type="float" office:value="16432640" calcext:value-type="float">
            <text:p>164326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732" calcext:value-type="float">
            <text:p>30732</text:p>
          </table:table-cell>
          <table:table-cell office:value-type="float" office:value="773" calcext:value-type="float">
            <text:p>77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5718" calcext:value-type="float">
            <text:p>16110384357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9936" calcext:value-type="float">
            <text:p>109936</text:p>
          </table:table-cell>
          <table:table-cell office:value-type="float" office:value="1315" calcext:value-type="float">
            <text:p>1315</text:p>
          </table:table-cell>
          <table:table-cell office:value-type="float" office:value="1237864" calcext:value-type="float">
            <text:p>12378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595039" calcext:value-type="float">
            <text:p>12595039</text:p>
          </table:table-cell>
          <table:table-cell office:value-type="float" office:value="7490583" calcext:value-type="float">
            <text:p>7490583</text:p>
          </table:table-cell>
          <table:table-cell office:value-type="float" office:value="5104456" calcext:value-type="float">
            <text:p>510445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748" calcext:value-type="float">
            <text:p>30748</text:p>
          </table:table-cell>
          <table:table-cell office:value-type="float" office:value="659" calcext:value-type="float">
            <text:p>65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5822" calcext:value-type="float">
            <text:p>161103843582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592" calcext:value-type="float">
            <text:p>101592</text:p>
          </table:table-cell>
          <table:table-cell office:value-type="float" office:value="1307" calcext:value-type="float">
            <text:p>1307</text:p>
          </table:table-cell>
          <table:table-cell office:value-type="float" office:value="1237896" calcext:value-type="float">
            <text:p>12378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541760" calcext:value-type="float">
            <text:p>13541760</text:p>
          </table:table-cell>
          <table:table-cell office:value-type="float" office:value="0" calcext:value-type="float">
            <text:p>0</text:p>
          </table:table-cell>
          <table:table-cell office:value-type="float" office:value="13541760" calcext:value-type="float">
            <text:p>1354176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762" calcext:value-type="float">
            <text:p>30762</text:p>
          </table:table-cell>
          <table:table-cell office:value-type="float" office:value="649" calcext:value-type="float">
            <text:p>64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5926" calcext:value-type="float">
            <text:p>16110384359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8580" calcext:value-type="float">
            <text:p>108580</text:p>
          </table:table-cell>
          <table:table-cell office:value-type="float" office:value="1314" calcext:value-type="float">
            <text:p>1314</text:p>
          </table:table-cell>
          <table:table-cell office:value-type="float" office:value="1238036" calcext:value-type="float">
            <text:p>12380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595039" calcext:value-type="float">
            <text:p>12595039</text:p>
          </table:table-cell>
          <table:table-cell office:value-type="float" office:value="5830839" calcext:value-type="float">
            <text:p>5830839</text:p>
          </table:table-cell>
          <table:table-cell office:value-type="float" office:value="6764200" calcext:value-type="float">
            <text:p>67642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777" calcext:value-type="float">
            <text:p>30777</text:p>
          </table:table-cell>
          <table:table-cell office:value-type="float" office:value="635" calcext:value-type="float">
            <text:p>63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6030" calcext:value-type="float">
            <text:p>16110384360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4408" calcext:value-type="float">
            <text:p>104408</text:p>
          </table:table-cell>
          <table:table-cell office:value-type="float" office:value="1310" calcext:value-type="float">
            <text:p>1310</text:p>
          </table:table-cell>
          <table:table-cell office:value-type="float" office:value="1238040" calcext:value-type="float">
            <text:p>1238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595039" calcext:value-type="float">
            <text:p>12595039</text:p>
          </table:table-cell>
          <table:table-cell office:value-type="float" office:value="1755095" calcext:value-type="float">
            <text:p>1755095</text:p>
          </table:table-cell>
          <table:table-cell office:value-type="float" office:value="10839944" calcext:value-type="float">
            <text:p>1083994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791" calcext:value-type="float">
            <text:p>30791</text:p>
          </table:table-cell>
          <table:table-cell office:value-type="float" office:value="649" calcext:value-type="float">
            <text:p>64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6135" calcext:value-type="float">
            <text:p>16110384361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632" calcext:value-type="float">
            <text:p>101632</text:p>
          </table:table-cell>
          <table:table-cell office:value-type="float" office:value="1308" calcext:value-type="float">
            <text:p>1308</text:p>
          </table:table-cell>
          <table:table-cell office:value-type="float" office:value="1238668" calcext:value-type="float">
            <text:p>12386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800040" calcext:value-type="float">
            <text:p>12800040</text:p>
          </table:table-cell>
          <table:table-cell office:value-type="float" office:value="0" calcext:value-type="float">
            <text:p>0</text:p>
          </table:table-cell>
          <table:table-cell office:value-type="float" office:value="12800040" calcext:value-type="float">
            <text:p>128000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805" calcext:value-type="float">
            <text:p>30805</text:p>
          </table:table-cell>
          <table:table-cell office:value-type="float" office:value="708" calcext:value-type="float">
            <text:p>70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6238" calcext:value-type="float">
            <text:p>161103843623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4640" calcext:value-type="float">
            <text:p>104640</text:p>
          </table:table-cell>
          <table:table-cell office:value-type="float" office:value="1311" calcext:value-type="float">
            <text:p>1311</text:p>
          </table:table-cell>
          <table:table-cell office:value-type="float" office:value="1238764" calcext:value-type="float">
            <text:p>12387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595039" calcext:value-type="float">
            <text:p>12595039</text:p>
          </table:table-cell>
          <table:table-cell office:value-type="float" office:value="2698783" calcext:value-type="float">
            <text:p>2698783</text:p>
          </table:table-cell>
          <table:table-cell office:value-type="float" office:value="9896256" calcext:value-type="float">
            <text:p>989625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820" calcext:value-type="float">
            <text:p>30820</text:p>
          </table:table-cell>
          <table:table-cell office:value-type="float" office:value="703" calcext:value-type="float">
            <text:p>70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6342" calcext:value-type="float">
            <text:p>161103843634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0248" calcext:value-type="float">
            <text:p>100248</text:p>
          </table:table-cell>
          <table:table-cell office:value-type="float" office:value="1311" calcext:value-type="float">
            <text:p>1311</text:p>
          </table:table-cell>
          <table:table-cell office:value-type="float" office:value="1240844" calcext:value-type="float">
            <text:p>12408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613168" calcext:value-type="float">
            <text:p>13613168</text:p>
          </table:table-cell>
          <table:table-cell office:value-type="float" office:value="0" calcext:value-type="float">
            <text:p>0</text:p>
          </table:table-cell>
          <table:table-cell office:value-type="float" office:value="13613168" calcext:value-type="float">
            <text:p>1361316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835" calcext:value-type="float">
            <text:p>30835</text:p>
          </table:table-cell>
          <table:table-cell office:value-type="float" office:value="648" calcext:value-type="float">
            <text:p>64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6447" calcext:value-type="float">
            <text:p>161103843644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8944" calcext:value-type="float">
            <text:p>98944</text:p>
          </table:table-cell>
          <table:table-cell office:value-type="float" office:value="1308" calcext:value-type="float">
            <text:p>1308</text:p>
          </table:table-cell>
          <table:table-cell office:value-type="float" office:value="1240908" calcext:value-type="float">
            <text:p>12409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135336" calcext:value-type="float">
            <text:p>13135336</text:p>
          </table:table-cell>
          <table:table-cell office:value-type="float" office:value="0" calcext:value-type="float">
            <text:p>0</text:p>
          </table:table-cell>
          <table:table-cell office:value-type="float" office:value="13135336" calcext:value-type="float">
            <text:p>1313533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850" calcext:value-type="float">
            <text:p>30850</text:p>
          </table:table-cell>
          <table:table-cell office:value-type="float" office:value="675" calcext:value-type="float">
            <text:p>67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6551" calcext:value-type="float">
            <text:p>161103843655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964" calcext:value-type="float">
            <text:p>102964</text:p>
          </table:table-cell>
          <table:table-cell office:value-type="float" office:value="1312" calcext:value-type="float">
            <text:p>1312</text:p>
          </table:table-cell>
          <table:table-cell office:value-type="float" office:value="1241004" calcext:value-type="float">
            <text:p>1241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595039" calcext:value-type="float">
            <text:p>12595039</text:p>
          </table:table-cell>
          <table:table-cell office:value-type="float" office:value="3644311" calcext:value-type="float">
            <text:p>3644311</text:p>
          </table:table-cell>
          <table:table-cell office:value-type="float" office:value="8950728" calcext:value-type="float">
            <text:p>89507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866" calcext:value-type="float">
            <text:p>30866</text:p>
          </table:table-cell>
          <table:table-cell office:value-type="float" office:value="671" calcext:value-type="float">
            <text:p>67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6656" calcext:value-type="float">
            <text:p>161103843665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8756" calcext:value-type="float">
            <text:p>98756</text:p>
          </table:table-cell>
          <table:table-cell office:value-type="float" office:value="1308" calcext:value-type="float">
            <text:p>1308</text:p>
          </table:table-cell>
          <table:table-cell office:value-type="float" office:value="1241096" calcext:value-type="float">
            <text:p>12410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595039" calcext:value-type="float">
            <text:p>12595039</text:p>
          </table:table-cell>
          <table:table-cell office:value-type="float" office:value="101071" calcext:value-type="float">
            <text:p>101071</text:p>
          </table:table-cell>
          <table:table-cell office:value-type="float" office:value="12493968" calcext:value-type="float">
            <text:p>1249396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881" calcext:value-type="float">
            <text:p>30881</text:p>
          </table:table-cell>
          <table:table-cell office:value-type="float" office:value="605" calcext:value-type="float">
            <text:p>60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6760" calcext:value-type="float">
            <text:p>161103843676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8492" calcext:value-type="float">
            <text:p>98492</text:p>
          </table:table-cell>
          <table:table-cell office:value-type="float" office:value="1308" calcext:value-type="float">
            <text:p>1308</text:p>
          </table:table-cell>
          <table:table-cell office:value-type="float" office:value="1241128" calcext:value-type="float">
            <text:p>12411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595039" calcext:value-type="float">
            <text:p>12595039</text:p>
          </table:table-cell>
          <table:table-cell office:value-type="float" office:value="10735" calcext:value-type="float">
            <text:p>10735</text:p>
          </table:table-cell>
          <table:table-cell office:value-type="float" office:value="12584304" calcext:value-type="float">
            <text:p>125843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897" calcext:value-type="float">
            <text:p>30897</text:p>
          </table:table-cell>
          <table:table-cell office:value-type="float" office:value="681" calcext:value-type="float">
            <text:p>68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6863" calcext:value-type="float">
            <text:p>161103843686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8412" calcext:value-type="float">
            <text:p>98412</text:p>
          </table:table-cell>
          <table:table-cell office:value-type="float" office:value="1308" calcext:value-type="float">
            <text:p>1308</text:p>
          </table:table-cell>
          <table:table-cell office:value-type="float" office:value="1241160" calcext:value-type="float">
            <text:p>1241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595039" calcext:value-type="float">
            <text:p>12595039</text:p>
          </table:table-cell>
          <table:table-cell office:value-type="float" office:value="185863" calcext:value-type="float">
            <text:p>185863</text:p>
          </table:table-cell>
          <table:table-cell office:value-type="float" office:value="12409176" calcext:value-type="float">
            <text:p>124091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913" calcext:value-type="float">
            <text:p>30913</text:p>
          </table:table-cell>
          <table:table-cell office:value-type="float" office:value="683" calcext:value-type="float">
            <text:p>68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6966" calcext:value-type="float">
            <text:p>161103843696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8164" calcext:value-type="float">
            <text:p>98164</text:p>
          </table:table-cell>
          <table:table-cell office:value-type="float" office:value="1308" calcext:value-type="float">
            <text:p>1308</text:p>
          </table:table-cell>
          <table:table-cell office:value-type="float" office:value="1241288" calcext:value-type="float">
            <text:p>12412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644232" calcext:value-type="float">
            <text:p>12644232</text:p>
          </table:table-cell>
          <table:table-cell office:value-type="float" office:value="0" calcext:value-type="float">
            <text:p>0</text:p>
          </table:table-cell>
          <table:table-cell office:value-type="float" office:value="12644232" calcext:value-type="float">
            <text:p>1264423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930" calcext:value-type="float">
            <text:p>30930</text:p>
          </table:table-cell>
          <table:table-cell office:value-type="float" office:value="681" calcext:value-type="float">
            <text:p>68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7069" calcext:value-type="float">
            <text:p>161103843706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0136" calcext:value-type="float">
            <text:p>100136</text:p>
          </table:table-cell>
          <table:table-cell office:value-type="float" office:value="1310" calcext:value-type="float">
            <text:p>1310</text:p>
          </table:table-cell>
          <table:table-cell office:value-type="float" office:value="1241320" calcext:value-type="float">
            <text:p>12413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81391" calcext:value-type="float">
            <text:p>10581391</text:p>
          </table:table-cell>
          <table:table-cell office:value-type="float" office:value="33383" calcext:value-type="float">
            <text:p>33383</text:p>
          </table:table-cell>
          <table:table-cell office:value-type="float" office:value="10548008" calcext:value-type="float">
            <text:p>105480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945" calcext:value-type="float">
            <text:p>30945</text:p>
          </table:table-cell>
          <table:table-cell office:value-type="float" office:value="681" calcext:value-type="float">
            <text:p>68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7173" calcext:value-type="float">
            <text:p>161103843717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3480" calcext:value-type="float">
            <text:p>103480</text:p>
          </table:table-cell>
          <table:table-cell office:value-type="float" office:value="1313" calcext:value-type="float">
            <text:p>1313</text:p>
          </table:table-cell>
          <table:table-cell office:value-type="float" office:value="1241352" calcext:value-type="float">
            <text:p>12413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81391" calcext:value-type="float">
            <text:p>10581391</text:p>
          </table:table-cell>
          <table:table-cell office:value-type="float" office:value="2968823" calcext:value-type="float">
            <text:p>2968823</text:p>
          </table:table-cell>
          <table:table-cell office:value-type="float" office:value="7612568" calcext:value-type="float">
            <text:p>761256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959" calcext:value-type="float">
            <text:p>30959</text:p>
          </table:table-cell>
          <table:table-cell office:value-type="float" office:value="599" calcext:value-type="float">
            <text:p>59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7277" calcext:value-type="float">
            <text:p>161103843727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0532" calcext:value-type="float">
            <text:p>100532</text:p>
          </table:table-cell>
          <table:table-cell office:value-type="float" office:value="1310" calcext:value-type="float">
            <text:p>1310</text:p>
          </table:table-cell>
          <table:table-cell office:value-type="float" office:value="1241352" calcext:value-type="float">
            <text:p>12413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81391" calcext:value-type="float">
            <text:p>10581391</text:p>
          </table:table-cell>
          <table:table-cell office:value-type="float" office:value="90543" calcext:value-type="float">
            <text:p>90543</text:p>
          </table:table-cell>
          <table:table-cell office:value-type="float" office:value="10490848" calcext:value-type="float">
            <text:p>1049084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972" calcext:value-type="float">
            <text:p>30972</text:p>
          </table:table-cell>
          <table:table-cell office:value-type="float" office:value="623" calcext:value-type="float">
            <text:p>62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7380" calcext:value-type="float">
            <text:p>161103843738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4744" calcext:value-type="float">
            <text:p>104744</text:p>
          </table:table-cell>
          <table:table-cell office:value-type="float" office:value="1314" calcext:value-type="float">
            <text:p>1314</text:p>
          </table:table-cell>
          <table:table-cell office:value-type="float" office:value="1241352" calcext:value-type="float">
            <text:p>12413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81391" calcext:value-type="float">
            <text:p>10581391</text:p>
          </table:table-cell>
          <table:table-cell office:value-type="float" office:value="3654943" calcext:value-type="float">
            <text:p>3654943</text:p>
          </table:table-cell>
          <table:table-cell office:value-type="float" office:value="6926448" calcext:value-type="float">
            <text:p>692644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986" calcext:value-type="float">
            <text:p>30986</text:p>
          </table:table-cell>
          <table:table-cell office:value-type="float" office:value="639" calcext:value-type="float">
            <text:p>63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7484" calcext:value-type="float">
            <text:p>161103843748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796" calcext:value-type="float">
            <text:p>101796</text:p>
          </table:table-cell>
          <table:table-cell office:value-type="float" office:value="1311" calcext:value-type="float">
            <text:p>1311</text:p>
          </table:table-cell>
          <table:table-cell office:value-type="float" office:value="1241384" calcext:value-type="float">
            <text:p>12413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81391" calcext:value-type="float">
            <text:p>10581391</text:p>
          </table:table-cell>
          <table:table-cell office:value-type="float" office:value="1241479" calcext:value-type="float">
            <text:p>1241479</text:p>
          </table:table-cell>
          <table:table-cell office:value-type="float" office:value="9339912" calcext:value-type="float">
            <text:p>933991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0999" calcext:value-type="float">
            <text:p>30999</text:p>
          </table:table-cell>
          <table:table-cell office:value-type="float" office:value="624" calcext:value-type="float">
            <text:p>62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7589" calcext:value-type="float">
            <text:p>161103843758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0336" calcext:value-type="float">
            <text:p>100336</text:p>
          </table:table-cell>
          <table:table-cell office:value-type="float" office:value="1310" calcext:value-type="float">
            <text:p>1310</text:p>
          </table:table-cell>
          <table:table-cell office:value-type="float" office:value="1241416" calcext:value-type="float">
            <text:p>12414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81391" calcext:value-type="float">
            <text:p>10581391</text:p>
          </table:table-cell>
          <table:table-cell office:value-type="float" office:value="233567" calcext:value-type="float">
            <text:p>233567</text:p>
          </table:table-cell>
          <table:table-cell office:value-type="float" office:value="10347824" calcext:value-type="float">
            <text:p>1034782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1012" calcext:value-type="float">
            <text:p>31012</text:p>
          </table:table-cell>
          <table:table-cell office:value-type="float" office:value="593" calcext:value-type="float">
            <text:p>59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7692" calcext:value-type="float">
            <text:p>161103843769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0364" calcext:value-type="float">
            <text:p>100364</text:p>
          </table:table-cell>
          <table:table-cell office:value-type="float" office:value="1310" calcext:value-type="float">
            <text:p>1310</text:p>
          </table:table-cell>
          <table:table-cell office:value-type="float" office:value="1241448" calcext:value-type="float">
            <text:p>12414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81391" calcext:value-type="float">
            <text:p>10581391</text:p>
          </table:table-cell>
          <table:table-cell office:value-type="float" office:value="223239" calcext:value-type="float">
            <text:p>223239</text:p>
          </table:table-cell>
          <table:table-cell office:value-type="float" office:value="10358152" calcext:value-type="float">
            <text:p>103581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1026" calcext:value-type="float">
            <text:p>31026</text:p>
          </table:table-cell>
          <table:table-cell office:value-type="float" office:value="562" calcext:value-type="float">
            <text:p>56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7796" calcext:value-type="float">
            <text:p>161103843779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508" calcext:value-type="float">
            <text:p>101508</text:p>
          </table:table-cell>
          <table:table-cell office:value-type="float" office:value="1311" calcext:value-type="float">
            <text:p>1311</text:p>
          </table:table-cell>
          <table:table-cell office:value-type="float" office:value="1241452" calcext:value-type="float">
            <text:p>12414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81391" calcext:value-type="float">
            <text:p>10581391</text:p>
          </table:table-cell>
          <table:table-cell office:value-type="float" office:value="1280879" calcext:value-type="float">
            <text:p>1280879</text:p>
          </table:table-cell>
          <table:table-cell office:value-type="float" office:value="9300512" calcext:value-type="float">
            <text:p>930051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1039" calcext:value-type="float">
            <text:p>31039</text:p>
          </table:table-cell>
          <table:table-cell office:value-type="float" office:value="621" calcext:value-type="float">
            <text:p>62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7901" calcext:value-type="float">
            <text:p>16110384379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9596" calcext:value-type="float">
            <text:p>99596</text:p>
          </table:table-cell>
          <table:table-cell office:value-type="float" office:value="1310" calcext:value-type="float">
            <text:p>1310</text:p>
          </table:table-cell>
          <table:table-cell office:value-type="float" office:value="1242308" calcext:value-type="float">
            <text:p>1242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81391" calcext:value-type="float">
            <text:p>10581391</text:p>
          </table:table-cell>
          <table:table-cell office:value-type="float" office:value="255471" calcext:value-type="float">
            <text:p>255471</text:p>
          </table:table-cell>
          <table:table-cell office:value-type="float" office:value="10325920" calcext:value-type="float">
            <text:p>103259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1051" calcext:value-type="float">
            <text:p>31051</text:p>
          </table:table-cell>
          <table:table-cell office:value-type="float" office:value="559" calcext:value-type="float">
            <text:p>55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8004" calcext:value-type="float">
            <text:p>161103843800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8428" calcext:value-type="float">
            <text:p>98428</text:p>
          </table:table-cell>
          <table:table-cell office:value-type="float" office:value="1309" calcext:value-type="float">
            <text:p>1309</text:p>
          </table:table-cell>
          <table:table-cell office:value-type="float" office:value="1242836" calcext:value-type="float">
            <text:p>12428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81391" calcext:value-type="float">
            <text:p>10581391</text:p>
          </table:table-cell>
          <table:table-cell office:value-type="float" office:value="1866535" calcext:value-type="float">
            <text:p>1866535</text:p>
          </table:table-cell>
          <table:table-cell office:value-type="float" office:value="8714856" calcext:value-type="float">
            <text:p>871485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1063" calcext:value-type="float">
            <text:p>31063</text:p>
          </table:table-cell>
          <table:table-cell office:value-type="float" office:value="862" calcext:value-type="float">
            <text:p>86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8108" calcext:value-type="float">
            <text:p>161103843810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6364" calcext:value-type="float">
            <text:p>86364</text:p>
          </table:table-cell>
          <table:table-cell office:value-type="float" office:value="1298" calcext:value-type="float">
            <text:p>1298</text:p>
          </table:table-cell>
          <table:table-cell office:value-type="float" office:value="1242836" calcext:value-type="float">
            <text:p>12428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81391" calcext:value-type="float">
            <text:p>10581391</text:p>
          </table:table-cell>
          <table:table-cell office:value-type="float" office:value="2113167" calcext:value-type="float">
            <text:p>2113167</text:p>
          </table:table-cell>
          <table:table-cell office:value-type="float" office:value="8468224" calcext:value-type="float">
            <text:p>846822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1076" calcext:value-type="float">
            <text:p>31076</text:p>
          </table:table-cell>
          <table:table-cell office:value-type="float" office:value="963" calcext:value-type="float">
            <text:p>96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8212" calcext:value-type="float">
            <text:p>16110384382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268" calcext:value-type="float">
            <text:p>90268</text:p>
          </table:table-cell>
          <table:table-cell office:value-type="float" office:value="1301" calcext:value-type="float">
            <text:p>1301</text:p>
          </table:table-cell>
          <table:table-cell office:value-type="float" office:value="1242868" calcext:value-type="float">
            <text:p>12428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263727" calcext:value-type="float">
            <text:p>7263727</text:p>
          </table:table-cell>
          <table:table-cell office:value-type="float" office:value="2956023" calcext:value-type="float">
            <text:p>2956023</text:p>
          </table:table-cell>
          <table:table-cell office:value-type="float" office:value="4307704" calcext:value-type="float">
            <text:p>43077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1088" calcext:value-type="float">
            <text:p>31088</text:p>
          </table:table-cell>
          <table:table-cell office:value-type="float" office:value="900" calcext:value-type="float">
            <text:p>90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8322" calcext:value-type="float">
            <text:p>161103843832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9308" calcext:value-type="float">
            <text:p>89308</text:p>
          </table:table-cell>
          <table:table-cell office:value-type="float" office:value="1300" calcext:value-type="float">
            <text:p>1300</text:p>
          </table:table-cell>
          <table:table-cell office:value-type="float" office:value="1242900" calcext:value-type="float">
            <text:p>12429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263727" calcext:value-type="float">
            <text:p>7263727</text:p>
          </table:table-cell>
          <table:table-cell office:value-type="float" office:value="1751799" calcext:value-type="float">
            <text:p>1751799</text:p>
          </table:table-cell>
          <table:table-cell office:value-type="float" office:value="5511928" calcext:value-type="float">
            <text:p>55119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1100" calcext:value-type="float">
            <text:p>31100</text:p>
          </table:table-cell>
          <table:table-cell office:value-type="float" office:value="805" calcext:value-type="float">
            <text:p>80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8426" calcext:value-type="float">
            <text:p>16110384384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9120" calcext:value-type="float">
            <text:p>89120</text:p>
          </table:table-cell>
          <table:table-cell office:value-type="float" office:value="1300" calcext:value-type="float">
            <text:p>1300</text:p>
          </table:table-cell>
          <table:table-cell office:value-type="float" office:value="1242932" calcext:value-type="float">
            <text:p>12429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263727" calcext:value-type="float">
            <text:p>7263727</text:p>
          </table:table-cell>
          <table:table-cell office:value-type="float" office:value="1465079" calcext:value-type="float">
            <text:p>1465079</text:p>
          </table:table-cell>
          <table:table-cell office:value-type="float" office:value="5798648" calcext:value-type="float">
            <text:p>579864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1112" calcext:value-type="float">
            <text:p>31112</text:p>
          </table:table-cell>
          <table:table-cell office:value-type="float" office:value="713" calcext:value-type="float">
            <text:p>71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38536" calcext:value-type="float">
            <text:p>16110384385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9720" calcext:value-type="float">
            <text:p>139720</text:p>
          </table:table-cell>
          <table:table-cell office:value-type="float" office:value="1301" calcext:value-type="float">
            <text:p>1301</text:p>
          </table:table-cell>
          <table:table-cell office:value-type="float" office:value="1192548" calcext:value-type="float">
            <text:p>11925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261384" calcext:value-type="float">
            <text:p>11261384</text:p>
          </table:table-cell>
          <table:table-cell office:value-type="float" office:value="0" calcext:value-type="float">
            <text:p>0</text:p>
          </table:table-cell>
          <table:table-cell office:value-type="float" office:value="11261384" calcext:value-type="float">
            <text:p>1126138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2915" calcext:value-type="float">
            <text:p>32915</text:p>
          </table:table-cell>
          <table:table-cell office:value-type="float" office:value="564" calcext:value-type="float">
            <text:p>56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1136" calcext:value-type="float">
            <text:p>16110384511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8676" calcext:value-type="float">
            <text:p>138676</text:p>
          </table:table-cell>
          <table:table-cell office:value-type="float" office:value="1301" calcext:value-type="float">
            <text:p>1301</text:p>
          </table:table-cell>
          <table:table-cell office:value-type="float" office:value="1194184" calcext:value-type="float">
            <text:p>11941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826909" calcext:value-type="float">
            <text:p>8826909</text:p>
          </table:table-cell>
          <table:table-cell office:value-type="float" office:value="677613" calcext:value-type="float">
            <text:p>677613</text:p>
          </table:table-cell>
          <table:table-cell office:value-type="float" office:value="8149296" calcext:value-type="float">
            <text:p>814929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2935" calcext:value-type="float">
            <text:p>32935</text:p>
          </table:table-cell>
          <table:table-cell office:value-type="float" office:value="727" calcext:value-type="float">
            <text:p>72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1240" calcext:value-type="float">
            <text:p>16110384512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7976" calcext:value-type="float">
            <text:p>137976</text:p>
          </table:table-cell>
          <table:table-cell office:value-type="float" office:value="1300" calcext:value-type="float">
            <text:p>1300</text:p>
          </table:table-cell>
          <table:table-cell office:value-type="float" office:value="1194184" calcext:value-type="float">
            <text:p>11941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826909" calcext:value-type="float">
            <text:p>8826909</text:p>
          </table:table-cell>
          <table:table-cell office:value-type="float" office:value="329557" calcext:value-type="float">
            <text:p>329557</text:p>
          </table:table-cell>
          <table:table-cell office:value-type="float" office:value="8497352" calcext:value-type="float">
            <text:p>84973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2954" calcext:value-type="float">
            <text:p>32954</text:p>
          </table:table-cell>
          <table:table-cell office:value-type="float" office:value="682" calcext:value-type="float">
            <text:p>68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1344" calcext:value-type="float">
            <text:p>161103845134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6644" calcext:value-type="float">
            <text:p>136644</text:p>
          </table:table-cell>
          <table:table-cell office:value-type="float" office:value="1299" calcext:value-type="float">
            <text:p>1299</text:p>
          </table:table-cell>
          <table:table-cell office:value-type="float" office:value="1194248" calcext:value-type="float">
            <text:p>11942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370360" calcext:value-type="float">
            <text:p>9370360</text:p>
          </table:table-cell>
          <table:table-cell office:value-type="float" office:value="0" calcext:value-type="float">
            <text:p>0</text:p>
          </table:table-cell>
          <table:table-cell office:value-type="float" office:value="9370360" calcext:value-type="float">
            <text:p>937036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2972" calcext:value-type="float">
            <text:p>32972</text:p>
          </table:table-cell>
          <table:table-cell office:value-type="float" office:value="681" calcext:value-type="float">
            <text:p>68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1447" calcext:value-type="float">
            <text:p>16110384514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1440" calcext:value-type="float">
            <text:p>131440</text:p>
          </table:table-cell>
          <table:table-cell office:value-type="float" office:value="1294" calcext:value-type="float">
            <text:p>1294</text:p>
          </table:table-cell>
          <table:table-cell office:value-type="float" office:value="1194280" calcext:value-type="float">
            <text:p>11942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906328" calcext:value-type="float">
            <text:p>14906328</text:p>
          </table:table-cell>
          <table:table-cell office:value-type="float" office:value="0" calcext:value-type="float">
            <text:p>0</text:p>
          </table:table-cell>
          <table:table-cell office:value-type="float" office:value="14906328" calcext:value-type="float">
            <text:p>149063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2988" calcext:value-type="float">
            <text:p>32988</text:p>
          </table:table-cell>
          <table:table-cell office:value-type="float" office:value="556" calcext:value-type="float">
            <text:p>55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1551" calcext:value-type="float">
            <text:p>16110384515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6524" calcext:value-type="float">
            <text:p>136524</text:p>
          </table:table-cell>
          <table:table-cell office:value-type="float" office:value="1299" calcext:value-type="float">
            <text:p>1299</text:p>
          </table:table-cell>
          <table:table-cell office:value-type="float" office:value="1194312" calcext:value-type="float">
            <text:p>11943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941296" calcext:value-type="float">
            <text:p>15941296</text:p>
          </table:table-cell>
          <table:table-cell office:value-type="float" office:value="0" calcext:value-type="float">
            <text:p>0</text:p>
          </table:table-cell>
          <table:table-cell office:value-type="float" office:value="15941296" calcext:value-type="float">
            <text:p>1594129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003" calcext:value-type="float">
            <text:p>33003</text:p>
          </table:table-cell>
          <table:table-cell office:value-type="float" office:value="635" calcext:value-type="float">
            <text:p>63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1654" calcext:value-type="float">
            <text:p>161103845165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6512" calcext:value-type="float">
            <text:p>136512</text:p>
          </table:table-cell>
          <table:table-cell office:value-type="float" office:value="1299" calcext:value-type="float">
            <text:p>1299</text:p>
          </table:table-cell>
          <table:table-cell office:value-type="float" office:value="1194344" calcext:value-type="float">
            <text:p>11943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293341" calcext:value-type="float">
            <text:p>14293341</text:p>
          </table:table-cell>
          <table:table-cell office:value-type="float" office:value="4506765" calcext:value-type="float">
            <text:p>4506765</text:p>
          </table:table-cell>
          <table:table-cell office:value-type="float" office:value="9786576" calcext:value-type="float">
            <text:p>97865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018" calcext:value-type="float">
            <text:p>33018</text:p>
          </table:table-cell>
          <table:table-cell office:value-type="float" office:value="649" calcext:value-type="float">
            <text:p>64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1758" calcext:value-type="float">
            <text:p>161103845175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3968" calcext:value-type="float">
            <text:p>133968</text:p>
          </table:table-cell>
          <table:table-cell office:value-type="float" office:value="1296" calcext:value-type="float">
            <text:p>1296</text:p>
          </table:table-cell>
          <table:table-cell office:value-type="float" office:value="1194344" calcext:value-type="float">
            <text:p>11943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293341" calcext:value-type="float">
            <text:p>14293341</text:p>
          </table:table-cell>
          <table:table-cell office:value-type="float" office:value="1757637" calcext:value-type="float">
            <text:p>1757637</text:p>
          </table:table-cell>
          <table:table-cell office:value-type="float" office:value="12535704" calcext:value-type="float">
            <text:p>125357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033" calcext:value-type="float">
            <text:p>33033</text:p>
          </table:table-cell>
          <table:table-cell office:value-type="float" office:value="650" calcext:value-type="float">
            <text:p>65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1862" calcext:value-type="float">
            <text:p>161103845186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1108" calcext:value-type="float">
            <text:p>131108</text:p>
          </table:table-cell>
          <table:table-cell office:value-type="float" office:value="1294" calcext:value-type="float">
            <text:p>1294</text:p>
          </table:table-cell>
          <table:table-cell office:value-type="float" office:value="1194376" calcext:value-type="float">
            <text:p>11943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018112" calcext:value-type="float">
            <text:p>15018112</text:p>
          </table:table-cell>
          <table:table-cell office:value-type="float" office:value="0" calcext:value-type="float">
            <text:p>0</text:p>
          </table:table-cell>
          <table:table-cell office:value-type="float" office:value="15018112" calcext:value-type="float">
            <text:p>1501811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048" calcext:value-type="float">
            <text:p>33048</text:p>
          </table:table-cell>
          <table:table-cell office:value-type="float" office:value="677" calcext:value-type="float">
            <text:p>67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1966" calcext:value-type="float">
            <text:p>161103845196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1412" calcext:value-type="float">
            <text:p>131412</text:p>
          </table:table-cell>
          <table:table-cell office:value-type="float" office:value="1294" calcext:value-type="float">
            <text:p>1294</text:p>
          </table:table-cell>
          <table:table-cell office:value-type="float" office:value="1194488" calcext:value-type="float">
            <text:p>11944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366328" calcext:value-type="float">
            <text:p>15366328</text:p>
          </table:table-cell>
          <table:table-cell office:value-type="float" office:value="0" calcext:value-type="float">
            <text:p>0</text:p>
          </table:table-cell>
          <table:table-cell office:value-type="float" office:value="15366328" calcext:value-type="float">
            <text:p>153663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063" calcext:value-type="float">
            <text:p>33063</text:p>
          </table:table-cell>
          <table:table-cell office:value-type="float" office:value="615" calcext:value-type="float">
            <text:p>61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2069" calcext:value-type="float">
            <text:p>161103845206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7284" calcext:value-type="float">
            <text:p>137284</text:p>
          </table:table-cell>
          <table:table-cell office:value-type="float" office:value="1300" calcext:value-type="float">
            <text:p>1300</text:p>
          </table:table-cell>
          <table:table-cell office:value-type="float" office:value="1194520" calcext:value-type="float">
            <text:p>11945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293341" calcext:value-type="float">
            <text:p>14293341</text:p>
          </table:table-cell>
          <table:table-cell office:value-type="float" office:value="5448725" calcext:value-type="float">
            <text:p>5448725</text:p>
          </table:table-cell>
          <table:table-cell office:value-type="float" office:value="8844616" calcext:value-type="float">
            <text:p>88446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078" calcext:value-type="float">
            <text:p>33078</text:p>
          </table:table-cell>
          <table:table-cell office:value-type="float" office:value="580" calcext:value-type="float">
            <text:p>58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2173" calcext:value-type="float">
            <text:p>161103845217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4672" calcext:value-type="float">
            <text:p>134672</text:p>
          </table:table-cell>
          <table:table-cell office:value-type="float" office:value="1297" calcext:value-type="float">
            <text:p>1297</text:p>
          </table:table-cell>
          <table:table-cell office:value-type="float" office:value="1194552" calcext:value-type="float">
            <text:p>11945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293341" calcext:value-type="float">
            <text:p>14293341</text:p>
          </table:table-cell>
          <table:table-cell office:value-type="float" office:value="2132413" calcext:value-type="float">
            <text:p>2132413</text:p>
          </table:table-cell>
          <table:table-cell office:value-type="float" office:value="12160928" calcext:value-type="float">
            <text:p>121609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092" calcext:value-type="float">
            <text:p>33092</text:p>
          </table:table-cell>
          <table:table-cell office:value-type="float" office:value="669" calcext:value-type="float">
            <text:p>66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2277" calcext:value-type="float">
            <text:p>161103845227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1624" calcext:value-type="float">
            <text:p>131624</text:p>
          </table:table-cell>
          <table:table-cell office:value-type="float" office:value="1294" calcext:value-type="float">
            <text:p>1294</text:p>
          </table:table-cell>
          <table:table-cell office:value-type="float" office:value="1194584" calcext:value-type="float">
            <text:p>11945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775640" calcext:value-type="float">
            <text:p>14775640</text:p>
          </table:table-cell>
          <table:table-cell office:value-type="float" office:value="0" calcext:value-type="float">
            <text:p>0</text:p>
          </table:table-cell>
          <table:table-cell office:value-type="float" office:value="14775640" calcext:value-type="float">
            <text:p>147756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107" calcext:value-type="float">
            <text:p>33107</text:p>
          </table:table-cell>
          <table:table-cell office:value-type="float" office:value="616" calcext:value-type="float">
            <text:p>61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2381" calcext:value-type="float">
            <text:p>161103845238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5792" calcext:value-type="float">
            <text:p>135792</text:p>
          </table:table-cell>
          <table:table-cell office:value-type="float" office:value="1298" calcext:value-type="float">
            <text:p>1298</text:p>
          </table:table-cell>
          <table:table-cell office:value-type="float" office:value="1194616" calcext:value-type="float">
            <text:p>11946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293341" calcext:value-type="float">
            <text:p>14293341</text:p>
          </table:table-cell>
          <table:table-cell office:value-type="float" office:value="4061813" calcext:value-type="float">
            <text:p>4061813</text:p>
          </table:table-cell>
          <table:table-cell office:value-type="float" office:value="10231528" calcext:value-type="float">
            <text:p>102315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122" calcext:value-type="float">
            <text:p>33122</text:p>
          </table:table-cell>
          <table:table-cell office:value-type="float" office:value="599" calcext:value-type="float">
            <text:p>59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2484" calcext:value-type="float">
            <text:p>161103845248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0712" calcext:value-type="float">
            <text:p>130712</text:p>
          </table:table-cell>
          <table:table-cell office:value-type="float" office:value="1294" calcext:value-type="float">
            <text:p>1294</text:p>
          </table:table-cell>
          <table:table-cell office:value-type="float" office:value="1194984" calcext:value-type="float">
            <text:p>1194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847744" calcext:value-type="float">
            <text:p>14847744</text:p>
          </table:table-cell>
          <table:table-cell office:value-type="float" office:value="0" calcext:value-type="float">
            <text:p>0</text:p>
          </table:table-cell>
          <table:table-cell office:value-type="float" office:value="14847744" calcext:value-type="float">
            <text:p>1484774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138" calcext:value-type="float">
            <text:p>33138</text:p>
          </table:table-cell>
          <table:table-cell office:value-type="float" office:value="753" calcext:value-type="float">
            <text:p>75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2588" calcext:value-type="float">
            <text:p>161103845258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7544" calcext:value-type="float">
            <text:p>117544</text:p>
          </table:table-cell>
          <table:table-cell office:value-type="float" office:value="1281" calcext:value-type="float">
            <text:p>1281</text:p>
          </table:table-cell>
          <table:table-cell office:value-type="float" office:value="1195016" calcext:value-type="float">
            <text:p>11950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293341" calcext:value-type="float">
            <text:p>14293341</text:p>
          </table:table-cell>
          <table:table-cell office:value-type="float" office:value="2212749" calcext:value-type="float">
            <text:p>2212749</text:p>
          </table:table-cell>
          <table:table-cell office:value-type="float" office:value="12080592" calcext:value-type="float">
            <text:p>120805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153" calcext:value-type="float">
            <text:p>33153</text:p>
          </table:table-cell>
          <table:table-cell office:value-type="float" office:value="804" calcext:value-type="float">
            <text:p>80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2692" calcext:value-type="float">
            <text:p>161103845269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4488" calcext:value-type="float">
            <text:p>134488</text:p>
          </table:table-cell>
          <table:table-cell office:value-type="float" office:value="1298" calcext:value-type="float">
            <text:p>1298</text:p>
          </table:table-cell>
          <table:table-cell office:value-type="float" office:value="1195016" calcext:value-type="float">
            <text:p>11950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293341" calcext:value-type="float">
            <text:p>14293341</text:p>
          </table:table-cell>
          <table:table-cell office:value-type="float" office:value="1517965" calcext:value-type="float">
            <text:p>1517965</text:p>
          </table:table-cell>
          <table:table-cell office:value-type="float" office:value="12775376" calcext:value-type="float">
            <text:p>127753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168" calcext:value-type="float">
            <text:p>33168</text:p>
          </table:table-cell>
          <table:table-cell office:value-type="float" office:value="678" calcext:value-type="float">
            <text:p>67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2796" calcext:value-type="float">
            <text:p>161103845279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2364" calcext:value-type="float">
            <text:p>132364</text:p>
          </table:table-cell>
          <table:table-cell office:value-type="float" office:value="1296" calcext:value-type="float">
            <text:p>1296</text:p>
          </table:table-cell>
          <table:table-cell office:value-type="float" office:value="1195048" calcext:value-type="float">
            <text:p>11950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515776" calcext:value-type="float">
            <text:p>14515776</text:p>
          </table:table-cell>
          <table:table-cell office:value-type="float" office:value="0" calcext:value-type="float">
            <text:p>0</text:p>
          </table:table-cell>
          <table:table-cell office:value-type="float" office:value="14515776" calcext:value-type="float">
            <text:p>145157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184" calcext:value-type="float">
            <text:p>33184</text:p>
          </table:table-cell>
          <table:table-cell office:value-type="float" office:value="655" calcext:value-type="float">
            <text:p>65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2899" calcext:value-type="float">
            <text:p>161103845289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1528" calcext:value-type="float">
            <text:p>131528</text:p>
          </table:table-cell>
          <table:table-cell office:value-type="float" office:value="1297" calcext:value-type="float">
            <text:p>1297</text:p>
          </table:table-cell>
          <table:table-cell office:value-type="float" office:value="1196860" calcext:value-type="float">
            <text:p>11968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293341" calcext:value-type="float">
            <text:p>14293341</text:p>
          </table:table-cell>
          <table:table-cell office:value-type="float" office:value="267845" calcext:value-type="float">
            <text:p>267845</text:p>
          </table:table-cell>
          <table:table-cell office:value-type="float" office:value="14025496" calcext:value-type="float">
            <text:p>1402549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201" calcext:value-type="float">
            <text:p>33201</text:p>
          </table:table-cell>
          <table:table-cell office:value-type="float" office:value="787" calcext:value-type="float">
            <text:p>78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3003" calcext:value-type="float">
            <text:p>161103845300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9684" calcext:value-type="float">
            <text:p>129684</text:p>
          </table:table-cell>
          <table:table-cell office:value-type="float" office:value="1289" calcext:value-type="float">
            <text:p>1289</text:p>
          </table:table-cell>
          <table:table-cell office:value-type="float" office:value="1196956" calcext:value-type="float">
            <text:p>11969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421040" calcext:value-type="float">
            <text:p>14421040</text:p>
          </table:table-cell>
          <table:table-cell office:value-type="float" office:value="0" calcext:value-type="float">
            <text:p>0</text:p>
          </table:table-cell>
          <table:table-cell office:value-type="float" office:value="14421040" calcext:value-type="float">
            <text:p>144210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218" calcext:value-type="float">
            <text:p>33218</text:p>
          </table:table-cell>
          <table:table-cell office:value-type="float" office:value="881" calcext:value-type="float">
            <text:p>88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3107" calcext:value-type="float">
            <text:p>161103845310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0632" calcext:value-type="float">
            <text:p>110632</text:p>
          </table:table-cell>
          <table:table-cell office:value-type="float" office:value="1277" calcext:value-type="float">
            <text:p>1277</text:p>
          </table:table-cell>
          <table:table-cell office:value-type="float" office:value="1197016" calcext:value-type="float">
            <text:p>11970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999720" calcext:value-type="float">
            <text:p>26999720</text:p>
          </table:table-cell>
          <table:table-cell office:value-type="float" office:value="0" calcext:value-type="float">
            <text:p>0</text:p>
          </table:table-cell>
          <table:table-cell office:value-type="float" office:value="26999720" calcext:value-type="float">
            <text:p>269997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232" calcext:value-type="float">
            <text:p>33232</text:p>
          </table:table-cell>
          <table:table-cell office:value-type="float" office:value="1009" calcext:value-type="float">
            <text:p>100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3223" calcext:value-type="float">
            <text:p>161103845322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4804" calcext:value-type="float">
            <text:p>124804</text:p>
          </table:table-cell>
          <table:table-cell office:value-type="float" office:value="1290" calcext:value-type="float">
            <text:p>1290</text:p>
          </table:table-cell>
          <table:table-cell office:value-type="float" office:value="1197084" calcext:value-type="float">
            <text:p>1197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189325" calcext:value-type="float">
            <text:p>23189325</text:p>
          </table:table-cell>
          <table:table-cell office:value-type="float" office:value="1152485" calcext:value-type="float">
            <text:p>1152485</text:p>
          </table:table-cell>
          <table:table-cell office:value-type="float" office:value="22036840" calcext:value-type="float">
            <text:p>220368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247" calcext:value-type="float">
            <text:p>33247</text:p>
          </table:table-cell>
          <table:table-cell office:value-type="float" office:value="918" calcext:value-type="float">
            <text:p>91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3328" calcext:value-type="float">
            <text:p>161103845332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9864" calcext:value-type="float">
            <text:p>129864</text:p>
          </table:table-cell>
          <table:table-cell office:value-type="float" office:value="1295" calcext:value-type="float">
            <text:p>1295</text:p>
          </table:table-cell>
          <table:table-cell office:value-type="float" office:value="1197116" calcext:value-type="float">
            <text:p>11971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189325" calcext:value-type="float">
            <text:p>23189325</text:p>
          </table:table-cell>
          <table:table-cell office:value-type="float" office:value="4888893" calcext:value-type="float">
            <text:p>4888893</text:p>
          </table:table-cell>
          <table:table-cell office:value-type="float" office:value="18300432" calcext:value-type="float">
            <text:p>1830043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260" calcext:value-type="float">
            <text:p>33260</text:p>
          </table:table-cell>
          <table:table-cell office:value-type="float" office:value="829" calcext:value-type="float">
            <text:p>82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3438" calcext:value-type="float">
            <text:p>161103845343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1404" calcext:value-type="float">
            <text:p>131404</text:p>
          </table:table-cell>
          <table:table-cell office:value-type="float" office:value="1296" calcext:value-type="float">
            <text:p>1296</text:p>
          </table:table-cell>
          <table:table-cell office:value-type="float" office:value="1197180" calcext:value-type="float">
            <text:p>11971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189325" calcext:value-type="float">
            <text:p>23189325</text:p>
          </table:table-cell>
          <table:table-cell office:value-type="float" office:value="6664621" calcext:value-type="float">
            <text:p>6664621</text:p>
          </table:table-cell>
          <table:table-cell office:value-type="float" office:value="16524704" calcext:value-type="float">
            <text:p>165247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275" calcext:value-type="float">
            <text:p>33275</text:p>
          </table:table-cell>
          <table:table-cell office:value-type="float" office:value="764" calcext:value-type="float">
            <text:p>76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3548" calcext:value-type="float">
            <text:p>161103845354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4132" calcext:value-type="float">
            <text:p>134132</text:p>
          </table:table-cell>
          <table:table-cell office:value-type="float" office:value="1299" calcext:value-type="float">
            <text:p>1299</text:p>
          </table:table-cell>
          <table:table-cell office:value-type="float" office:value="1197276" calcext:value-type="float">
            <text:p>11972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189325" calcext:value-type="float">
            <text:p>23189325</text:p>
          </table:table-cell>
          <table:table-cell office:value-type="float" office:value="9468925" calcext:value-type="float">
            <text:p>9468925</text:p>
          </table:table-cell>
          <table:table-cell office:value-type="float" office:value="13720400" calcext:value-type="float">
            <text:p>137204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289" calcext:value-type="float">
            <text:p>33289</text:p>
          </table:table-cell>
          <table:table-cell office:value-type="float" office:value="752" calcext:value-type="float">
            <text:p>75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3660" calcext:value-type="float">
            <text:p>16110384536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3956" calcext:value-type="float">
            <text:p>113956</text:p>
          </table:table-cell>
          <table:table-cell office:value-type="float" office:value="1280" calcext:value-type="float">
            <text:p>1280</text:p>
          </table:table-cell>
          <table:table-cell office:value-type="float" office:value="1197340" calcext:value-type="float">
            <text:p>11973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750392" calcext:value-type="float">
            <text:p>14750392</text:p>
          </table:table-cell>
          <table:table-cell office:value-type="float" office:value="1421312" calcext:value-type="float">
            <text:p>1421312</text:p>
          </table:table-cell>
          <table:table-cell office:value-type="float" office:value="13329080" calcext:value-type="float">
            <text:p>133290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3302" calcext:value-type="float">
            <text:p>33302</text:p>
          </table:table-cell>
          <table:table-cell office:value-type="float" office:value="572" calcext:value-type="float">
            <text:p>57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3771" calcext:value-type="float">
            <text:p>161103845377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9292" calcext:value-type="float">
            <text:p>139292</text:p>
          </table:table-cell>
          <table:table-cell office:value-type="float" office:value="1305" calcext:value-type="float">
            <text:p>1305</text:p>
          </table:table-cell>
          <table:table-cell office:value-type="float" office:value="1197404" calcext:value-type="float">
            <text:p>1197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7206680" calcext:value-type="float">
            <text:p>7206680</text:p>
          </table:table-cell>
          <table:table-cell office:value-type="float" office:value="6791472" calcext:value-type="float">
            <text:p>67914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3320" calcext:value-type="float">
            <text:p>33320</text:p>
          </table:table-cell>
          <table:table-cell office:value-type="float" office:value="504" calcext:value-type="float">
            <text:p>50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3906" calcext:value-type="float">
            <text:p>161103845390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2876" calcext:value-type="float">
            <text:p>132876</text:p>
          </table:table-cell>
          <table:table-cell office:value-type="float" office:value="1299" calcext:value-type="float">
            <text:p>1299</text:p>
          </table:table-cell>
          <table:table-cell office:value-type="float" office:value="1197564" calcext:value-type="float">
            <text:p>11975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291024" calcext:value-type="float">
            <text:p>291024</text:p>
          </table:table-cell>
          <table:table-cell office:value-type="float" office:value="13707128" calcext:value-type="float">
            <text:p>137071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3338" calcext:value-type="float">
            <text:p>33338</text:p>
          </table:table-cell>
          <table:table-cell office:value-type="float" office:value="370" calcext:value-type="float">
            <text:p>37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4057" calcext:value-type="float">
            <text:p>161103845405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6136" calcext:value-type="float">
            <text:p>136136</text:p>
          </table:table-cell>
          <table:table-cell office:value-type="float" office:value="1302" calcext:value-type="float">
            <text:p>1302</text:p>
          </table:table-cell>
          <table:table-cell office:value-type="float" office:value="1197596" calcext:value-type="float">
            <text:p>11975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3849744" calcext:value-type="float">
            <text:p>3849744</text:p>
          </table:table-cell>
          <table:table-cell office:value-type="float" office:value="10148408" calcext:value-type="float">
            <text:p>101484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3356" calcext:value-type="float">
            <text:p>33356</text:p>
          </table:table-cell>
          <table:table-cell office:value-type="float" office:value="300" calcext:value-type="float">
            <text:p>30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4207" calcext:value-type="float">
            <text:p>161103845420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8844" calcext:value-type="float">
            <text:p>138844</text:p>
          </table:table-cell>
          <table:table-cell office:value-type="float" office:value="1305" calcext:value-type="float">
            <text:p>1305</text:p>
          </table:table-cell>
          <table:table-cell office:value-type="float" office:value="1197628" calcext:value-type="float">
            <text:p>11976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7584912" calcext:value-type="float">
            <text:p>7584912</text:p>
          </table:table-cell>
          <table:table-cell office:value-type="float" office:value="6413240" calcext:value-type="float">
            <text:p>64132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3375" calcext:value-type="float">
            <text:p>33375</text:p>
          </table:table-cell>
          <table:table-cell office:value-type="float" office:value="295" calcext:value-type="float">
            <text:p>29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4351" calcext:value-type="float">
            <text:p>16110384543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4500" calcext:value-type="float">
            <text:p>134500</text:p>
          </table:table-cell>
          <table:table-cell office:value-type="float" office:value="1300" calcext:value-type="float">
            <text:p>1300</text:p>
          </table:table-cell>
          <table:table-cell office:value-type="float" office:value="1197628" calcext:value-type="float">
            <text:p>11976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2176200" calcext:value-type="float">
            <text:p>2176200</text:p>
          </table:table-cell>
          <table:table-cell office:value-type="float" office:value="11821952" calcext:value-type="float">
            <text:p>118219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3393" calcext:value-type="float">
            <text:p>33393</text:p>
          </table:table-cell>
          <table:table-cell office:value-type="float" office:value="353" calcext:value-type="float">
            <text:p>35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4498" calcext:value-type="float">
            <text:p>161103845449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2488" calcext:value-type="float">
            <text:p>132488</text:p>
          </table:table-cell>
          <table:table-cell office:value-type="float" office:value="1298" calcext:value-type="float">
            <text:p>1298</text:p>
          </table:table-cell>
          <table:table-cell office:value-type="float" office:value="1197660" calcext:value-type="float">
            <text:p>11976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405200" calcext:value-type="float">
            <text:p>405200</text:p>
          </table:table-cell>
          <table:table-cell office:value-type="float" office:value="13592952" calcext:value-type="float">
            <text:p>135929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3407" calcext:value-type="float">
            <text:p>33407</text:p>
          </table:table-cell>
          <table:table-cell office:value-type="float" office:value="370" calcext:value-type="float">
            <text:p>37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4616" calcext:value-type="float">
            <text:p>16110384546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8664" calcext:value-type="float">
            <text:p>138664</text:p>
          </table:table-cell>
          <table:table-cell office:value-type="float" office:value="1305" calcext:value-type="float">
            <text:p>1305</text:p>
          </table:table-cell>
          <table:table-cell office:value-type="float" office:value="1197692" calcext:value-type="float">
            <text:p>11976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6433936" calcext:value-type="float">
            <text:p>6433936</text:p>
          </table:table-cell>
          <table:table-cell office:value-type="float" office:value="7564216" calcext:value-type="float">
            <text:p>75642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3425" calcext:value-type="float">
            <text:p>33425</text:p>
          </table:table-cell>
          <table:table-cell office:value-type="float" office:value="378" calcext:value-type="float">
            <text:p>37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4742" calcext:value-type="float">
            <text:p>161103845474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5784" calcext:value-type="float">
            <text:p>135784</text:p>
          </table:table-cell>
          <table:table-cell office:value-type="float" office:value="1302" calcext:value-type="float">
            <text:p>1302</text:p>
          </table:table-cell>
          <table:table-cell office:value-type="float" office:value="1197724" calcext:value-type="float">
            <text:p>11977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3021928" calcext:value-type="float">
            <text:p>3021928</text:p>
          </table:table-cell>
          <table:table-cell office:value-type="float" office:value="10976224" calcext:value-type="float">
            <text:p>109762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3441" calcext:value-type="float">
            <text:p>33441</text:p>
          </table:table-cell>
          <table:table-cell office:value-type="float" office:value="404" calcext:value-type="float">
            <text:p>40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4886" calcext:value-type="float">
            <text:p>161103845488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4768" calcext:value-type="float">
            <text:p>134768</text:p>
          </table:table-cell>
          <table:table-cell office:value-type="float" office:value="1301" calcext:value-type="float">
            <text:p>1301</text:p>
          </table:table-cell>
          <table:table-cell office:value-type="float" office:value="1197756" calcext:value-type="float">
            <text:p>11977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1740720" calcext:value-type="float">
            <text:p>1740720</text:p>
          </table:table-cell>
          <table:table-cell office:value-type="float" office:value="12257432" calcext:value-type="float">
            <text:p>122574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3455" calcext:value-type="float">
            <text:p>33455</text:p>
          </table:table-cell>
          <table:table-cell office:value-type="float" office:value="421" calcext:value-type="float">
            <text:p>42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4997" calcext:value-type="float">
            <text:p>161103845499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8720" calcext:value-type="float">
            <text:p>138720</text:p>
          </table:table-cell>
          <table:table-cell office:value-type="float" office:value="1305" calcext:value-type="float">
            <text:p>1305</text:p>
          </table:table-cell>
          <table:table-cell office:value-type="float" office:value="1197788" calcext:value-type="float">
            <text:p>11977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5881616" calcext:value-type="float">
            <text:p>5881616</text:p>
          </table:table-cell>
          <table:table-cell office:value-type="float" office:value="8116536" calcext:value-type="float">
            <text:p>81165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3474" calcext:value-type="float">
            <text:p>33474</text:p>
          </table:table-cell>
          <table:table-cell office:value-type="float" office:value="385" calcext:value-type="float">
            <text:p>38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5147" calcext:value-type="float">
            <text:p>16110384551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7236" calcext:value-type="float">
            <text:p>137236</text:p>
          </table:table-cell>
          <table:table-cell office:value-type="float" office:value="1303" calcext:value-type="float">
            <text:p>1303</text:p>
          </table:table-cell>
          <table:table-cell office:value-type="float" office:value="1197820" calcext:value-type="float">
            <text:p>11978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4616040" calcext:value-type="float">
            <text:p>4616040</text:p>
          </table:table-cell>
          <table:table-cell office:value-type="float" office:value="9382112" calcext:value-type="float">
            <text:p>93821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3488" calcext:value-type="float">
            <text:p>33488</text:p>
          </table:table-cell>
          <table:table-cell office:value-type="float" office:value="347" calcext:value-type="float">
            <text:p>34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5260" calcext:value-type="float">
            <text:p>16110384552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2028" calcext:value-type="float">
            <text:p>132028</text:p>
          </table:table-cell>
          <table:table-cell office:value-type="float" office:value="1298" calcext:value-type="float">
            <text:p>1298</text:p>
          </table:table-cell>
          <table:table-cell office:value-type="float" office:value="1197856" calcext:value-type="float">
            <text:p>11978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6480" calcext:value-type="float">
            <text:p>6480</text:p>
          </table:table-cell>
          <table:table-cell office:value-type="float" office:value="13991672" calcext:value-type="float">
            <text:p>139916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3507" calcext:value-type="float">
            <text:p>33507</text:p>
          </table:table-cell>
          <table:table-cell office:value-type="float" office:value="325" calcext:value-type="float">
            <text:p>32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5406" calcext:value-type="float">
            <text:p>161103845540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7312" calcext:value-type="float">
            <text:p>137312</text:p>
          </table:table-cell>
          <table:table-cell office:value-type="float" office:value="1303" calcext:value-type="float">
            <text:p>1303</text:p>
          </table:table-cell>
          <table:table-cell office:value-type="float" office:value="1197888" calcext:value-type="float">
            <text:p>11978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4930944" calcext:value-type="float">
            <text:p>4930944</text:p>
          </table:table-cell>
          <table:table-cell office:value-type="float" office:value="9067208" calcext:value-type="float">
            <text:p>90672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3522" calcext:value-type="float">
            <text:p>33522</text:p>
          </table:table-cell>
          <table:table-cell office:value-type="float" office:value="356" calcext:value-type="float">
            <text:p>35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5522" calcext:value-type="float">
            <text:p>161103845552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4540" calcext:value-type="float">
            <text:p>134540</text:p>
          </table:table-cell>
          <table:table-cell office:value-type="float" office:value="1300" calcext:value-type="float">
            <text:p>1300</text:p>
          </table:table-cell>
          <table:table-cell office:value-type="float" office:value="1197920" calcext:value-type="float">
            <text:p>11979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2779000" calcext:value-type="float">
            <text:p>2779000</text:p>
          </table:table-cell>
          <table:table-cell office:value-type="float" office:value="11219152" calcext:value-type="float">
            <text:p>112191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3536" calcext:value-type="float">
            <text:p>33536</text:p>
          </table:table-cell>
          <table:table-cell office:value-type="float" office:value="464" calcext:value-type="float">
            <text:p>46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5638" calcext:value-type="float">
            <text:p>161103845563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7720" calcext:value-type="float">
            <text:p>137720</text:p>
          </table:table-cell>
          <table:table-cell office:value-type="float" office:value="1304" calcext:value-type="float">
            <text:p>1304</text:p>
          </table:table-cell>
          <table:table-cell office:value-type="float" office:value="1197952" calcext:value-type="float">
            <text:p>11979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5769848" calcext:value-type="float">
            <text:p>5769848</text:p>
          </table:table-cell>
          <table:table-cell office:value-type="float" office:value="8228304" calcext:value-type="float">
            <text:p>82283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3556" calcext:value-type="float">
            <text:p>33556</text:p>
          </table:table-cell>
          <table:table-cell office:value-type="float" office:value="351" calcext:value-type="float">
            <text:p>35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5788" calcext:value-type="float">
            <text:p>161103845578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4312" calcext:value-type="float">
            <text:p>134312</text:p>
          </table:table-cell>
          <table:table-cell office:value-type="float" office:value="1301" calcext:value-type="float">
            <text:p>1301</text:p>
          </table:table-cell>
          <table:table-cell office:value-type="float" office:value="1197984" calcext:value-type="float">
            <text:p>119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2390032" calcext:value-type="float">
            <text:p>2390032</text:p>
          </table:table-cell>
          <table:table-cell office:value-type="float" office:value="11608120" calcext:value-type="float">
            <text:p>116081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3570" calcext:value-type="float">
            <text:p>33570</text:p>
          </table:table-cell>
          <table:table-cell office:value-type="float" office:value="372" calcext:value-type="float">
            <text:p>37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5915" calcext:value-type="float">
            <text:p>16110384559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1980" calcext:value-type="float">
            <text:p>131980</text:p>
          </table:table-cell>
          <table:table-cell office:value-type="float" office:value="1298" calcext:value-type="float">
            <text:p>1298</text:p>
          </table:table-cell>
          <table:table-cell office:value-type="float" office:value="1198016" calcext:value-type="float">
            <text:p>11980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370872" calcext:value-type="float">
            <text:p>370872</text:p>
          </table:table-cell>
          <table:table-cell office:value-type="float" office:value="13627280" calcext:value-type="float">
            <text:p>136272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3585" calcext:value-type="float">
            <text:p>33585</text:p>
          </table:table-cell>
          <table:table-cell office:value-type="float" office:value="320" calcext:value-type="float">
            <text:p>32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6027" calcext:value-type="float">
            <text:p>16110384560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5816" calcext:value-type="float">
            <text:p>135816</text:p>
          </table:table-cell>
          <table:table-cell office:value-type="float" office:value="1302" calcext:value-type="float">
            <text:p>1302</text:p>
          </table:table-cell>
          <table:table-cell office:value-type="float" office:value="1198016" calcext:value-type="float">
            <text:p>11980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3280568" calcext:value-type="float">
            <text:p>3280568</text:p>
          </table:table-cell>
          <table:table-cell office:value-type="float" office:value="10717584" calcext:value-type="float">
            <text:p>107175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3603" calcext:value-type="float">
            <text:p>33603</text:p>
          </table:table-cell>
          <table:table-cell office:value-type="float" office:value="309" calcext:value-type="float">
            <text:p>30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6159" calcext:value-type="float">
            <text:p>16110384561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2480" calcext:value-type="float">
            <text:p>132480</text:p>
          </table:table-cell>
          <table:table-cell office:value-type="float" office:value="1300" calcext:value-type="float">
            <text:p>1300</text:p>
          </table:table-cell>
          <table:table-cell office:value-type="float" office:value="1199252" calcext:value-type="float">
            <text:p>11992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1834800" calcext:value-type="float">
            <text:p>1834800</text:p>
          </table:table-cell>
          <table:table-cell office:value-type="float" office:value="12163352" calcext:value-type="float">
            <text:p>121633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616" calcext:value-type="float">
            <text:p>33616</text:p>
          </table:table-cell>
          <table:table-cell office:value-type="float" office:value="439" calcext:value-type="float">
            <text:p>43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6268" calcext:value-type="float">
            <text:p>161103845626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9676" calcext:value-type="float">
            <text:p>99676</text:p>
          </table:table-cell>
          <table:table-cell office:value-type="float" office:value="1277" calcext:value-type="float">
            <text:p>1277</text:p>
          </table:table-cell>
          <table:table-cell office:value-type="float" office:value="1208004" calcext:value-type="float">
            <text:p>1208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98152" calcext:value-type="float">
            <text:p>13998152</text:p>
          </table:table-cell>
          <table:table-cell office:value-type="float" office:value="633784" calcext:value-type="float">
            <text:p>633784</text:p>
          </table:table-cell>
          <table:table-cell office:value-type="float" office:value="13364368" calcext:value-type="float">
            <text:p>1336436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630" calcext:value-type="float">
            <text:p>33630</text:p>
          </table:table-cell>
          <table:table-cell office:value-type="float" office:value="901" calcext:value-type="float">
            <text:p>90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6392" calcext:value-type="float">
            <text:p>161103845639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8564" calcext:value-type="float">
            <text:p>88564</text:p>
          </table:table-cell>
          <table:table-cell office:value-type="float" office:value="1278" calcext:value-type="float">
            <text:p>1278</text:p>
          </table:table-cell>
          <table:table-cell office:value-type="float" office:value="1221356" calcext:value-type="float">
            <text:p>12213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59423" calcext:value-type="float">
            <text:p>7359423</text:p>
          </table:table-cell>
          <table:table-cell office:value-type="float" office:value="1064471" calcext:value-type="float">
            <text:p>1064471</text:p>
          </table:table-cell>
          <table:table-cell office:value-type="float" office:value="6294952" calcext:value-type="float">
            <text:p>62949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650" calcext:value-type="float">
            <text:p>33650</text:p>
          </table:table-cell>
          <table:table-cell office:value-type="float" office:value="915" calcext:value-type="float">
            <text:p>91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6536" calcext:value-type="float">
            <text:p>16110384565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2432" calcext:value-type="float">
            <text:p>52432</text:p>
          </table:table-cell>
          <table:table-cell office:value-type="float" office:value="1264" calcext:value-type="float">
            <text:p>1264</text:p>
          </table:table-cell>
          <table:table-cell office:value-type="float" office:value="1240768" calcext:value-type="float">
            <text:p>12407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04639" calcext:value-type="float">
            <text:p>7404639</text:p>
          </table:table-cell>
          <table:table-cell office:value-type="float" office:value="143111" calcext:value-type="float">
            <text:p>143111</text:p>
          </table:table-cell>
          <table:table-cell office:value-type="float" office:value="7261528" calcext:value-type="float">
            <text:p>72615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668" calcext:value-type="float">
            <text:p>33668</text:p>
          </table:table-cell>
          <table:table-cell office:value-type="float" office:value="1070" calcext:value-type="float">
            <text:p>107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6661" calcext:value-type="float">
            <text:p>161103845666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024" calcext:value-type="float">
            <text:p>70024</text:p>
          </table:table-cell>
          <table:table-cell office:value-type="float" office:value="1267" calcext:value-type="float">
            <text:p>1267</text:p>
          </table:table-cell>
          <table:table-cell office:value-type="float" office:value="1228804" calcext:value-type="float">
            <text:p>12288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50943" calcext:value-type="float">
            <text:p>7450943</text:p>
          </table:table-cell>
          <table:table-cell office:value-type="float" office:value="416847" calcext:value-type="float">
            <text:p>416847</text:p>
          </table:table-cell>
          <table:table-cell office:value-type="float" office:value="7034096" calcext:value-type="float">
            <text:p>703409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685" calcext:value-type="float">
            <text:p>33685</text:p>
          </table:table-cell>
          <table:table-cell office:value-type="float" office:value="1033" calcext:value-type="float">
            <text:p>103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6820" calcext:value-type="float">
            <text:p>16110384568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936" calcext:value-type="float">
            <text:p>80936</text:p>
          </table:table-cell>
          <table:table-cell office:value-type="float" office:value="1270" calcext:value-type="float">
            <text:p>1270</text:p>
          </table:table-cell>
          <table:table-cell office:value-type="float" office:value="1220504" calcext:value-type="float">
            <text:p>12205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49482" calcext:value-type="float">
            <text:p>6449482</text:p>
          </table:table-cell>
          <table:table-cell office:value-type="float" office:value="838226" calcext:value-type="float">
            <text:p>838226</text:p>
          </table:table-cell>
          <table:table-cell office:value-type="float" office:value="5611256" calcext:value-type="float">
            <text:p>561125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703" calcext:value-type="float">
            <text:p>33703</text:p>
          </table:table-cell>
          <table:table-cell office:value-type="float" office:value="979" calcext:value-type="float">
            <text:p>97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6959" calcext:value-type="float">
            <text:p>16110384569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888" calcext:value-type="float">
            <text:p>64888</text:p>
          </table:table-cell>
          <table:table-cell office:value-type="float" office:value="1269" calcext:value-type="float">
            <text:p>1269</text:p>
          </table:table-cell>
          <table:table-cell office:value-type="float" office:value="1235572" calcext:value-type="float">
            <text:p>12355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79989" calcext:value-type="float">
            <text:p>6379989</text:p>
          </table:table-cell>
          <table:table-cell office:value-type="float" office:value="1361565" calcext:value-type="float">
            <text:p>1361565</text:p>
          </table:table-cell>
          <table:table-cell office:value-type="float" office:value="5018424" calcext:value-type="float">
            <text:p>501842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722" calcext:value-type="float">
            <text:p>33722</text:p>
          </table:table-cell>
          <table:table-cell office:value-type="float" office:value="786" calcext:value-type="float">
            <text:p>78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7087" calcext:value-type="float">
            <text:p>161103845708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3096" calcext:value-type="float">
            <text:p>73096</text:p>
          </table:table-cell>
          <table:table-cell office:value-type="float" office:value="1273" calcext:value-type="float">
            <text:p>1273</text:p>
          </table:table-cell>
          <table:table-cell office:value-type="float" office:value="1230856" calcext:value-type="float">
            <text:p>12308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51594" calcext:value-type="float">
            <text:p>6451594</text:p>
          </table:table-cell>
          <table:table-cell office:value-type="float" office:value="1002298" calcext:value-type="float">
            <text:p>1002298</text:p>
          </table:table-cell>
          <table:table-cell office:value-type="float" office:value="5449296" calcext:value-type="float">
            <text:p>544929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748" calcext:value-type="float">
            <text:p>33748</text:p>
          </table:table-cell>
          <table:table-cell office:value-type="float" office:value="831" calcext:value-type="float">
            <text:p>83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7237" calcext:value-type="float">
            <text:p>161103845723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788" calcext:value-type="float">
            <text:p>65788</text:p>
          </table:table-cell>
          <table:table-cell office:value-type="float" office:value="1267" calcext:value-type="float">
            <text:p>1267</text:p>
          </table:table-cell>
          <table:table-cell office:value-type="float" office:value="1232680" calcext:value-type="float">
            <text:p>12326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750720" calcext:value-type="float">
            <text:p>8750720</text:p>
          </table:table-cell>
          <table:table-cell office:value-type="float" office:value="0" calcext:value-type="float">
            <text:p>0</text:p>
          </table:table-cell>
          <table:table-cell office:value-type="float" office:value="8750720" calcext:value-type="float">
            <text:p>87507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761" calcext:value-type="float">
            <text:p>33761</text:p>
          </table:table-cell>
          <table:table-cell office:value-type="float" office:value="801" calcext:value-type="float">
            <text:p>80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7406" calcext:value-type="float">
            <text:p>161103845740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9176" calcext:value-type="float">
            <text:p>89176</text:p>
          </table:table-cell>
          <table:table-cell office:value-type="float" office:value="1277" calcext:value-type="float">
            <text:p>1277</text:p>
          </table:table-cell>
          <table:table-cell office:value-type="float" office:value="1219660" calcext:value-type="float">
            <text:p>12196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212629" calcext:value-type="float">
            <text:p>8212629</text:p>
          </table:table-cell>
          <table:table-cell office:value-type="float" office:value="2936285" calcext:value-type="float">
            <text:p>2936285</text:p>
          </table:table-cell>
          <table:table-cell office:value-type="float" office:value="5276344" calcext:value-type="float">
            <text:p>527634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777" calcext:value-type="float">
            <text:p>33777</text:p>
          </table:table-cell>
          <table:table-cell office:value-type="float" office:value="885" calcext:value-type="float">
            <text:p>88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7539" calcext:value-type="float">
            <text:p>161103845753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3052" calcext:value-type="float">
            <text:p>83052</text:p>
          </table:table-cell>
          <table:table-cell office:value-type="float" office:value="1275" calcext:value-type="float">
            <text:p>1275</text:p>
          </table:table-cell>
          <table:table-cell office:value-type="float" office:value="1222732" calcext:value-type="float">
            <text:p>12227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66506" calcext:value-type="float">
            <text:p>6566506</text:p>
          </table:table-cell>
          <table:table-cell office:value-type="float" office:value="2163138" calcext:value-type="float">
            <text:p>2163138</text:p>
          </table:table-cell>
          <table:table-cell office:value-type="float" office:value="4403368" calcext:value-type="float">
            <text:p>440336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797" calcext:value-type="float">
            <text:p>33797</text:p>
          </table:table-cell>
          <table:table-cell office:value-type="float" office:value="976" calcext:value-type="float">
            <text:p>97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7686" calcext:value-type="float">
            <text:p>161103845768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9016" calcext:value-type="float">
            <text:p>79016</text:p>
          </table:table-cell>
          <table:table-cell office:value-type="float" office:value="1271" calcext:value-type="float">
            <text:p>1271</text:p>
          </table:table-cell>
          <table:table-cell office:value-type="float" office:value="1223380" calcext:value-type="float">
            <text:p>12233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43232" calcext:value-type="float">
            <text:p>6943232</text:p>
          </table:table-cell>
          <table:table-cell office:value-type="float" office:value="0" calcext:value-type="float">
            <text:p>0</text:p>
          </table:table-cell>
          <table:table-cell office:value-type="float" office:value="6943232" calcext:value-type="float">
            <text:p>694323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819" calcext:value-type="float">
            <text:p>33819</text:p>
          </table:table-cell>
          <table:table-cell office:value-type="float" office:value="909" calcext:value-type="float">
            <text:p>90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7826" calcext:value-type="float">
            <text:p>161103845782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5000" calcext:value-type="float">
            <text:p>75000</text:p>
          </table:table-cell>
          <table:table-cell office:value-type="float" office:value="1268" calcext:value-type="float">
            <text:p>1268</text:p>
          </table:table-cell>
          <table:table-cell office:value-type="float" office:value="1223684" calcext:value-type="float">
            <text:p>12236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206856" calcext:value-type="float">
            <text:p>7206856</text:p>
          </table:table-cell>
          <table:table-cell office:value-type="float" office:value="0" calcext:value-type="float">
            <text:p>0</text:p>
          </table:table-cell>
          <table:table-cell office:value-type="float" office:value="7206856" calcext:value-type="float">
            <text:p>720685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838" calcext:value-type="float">
            <text:p>33838</text:p>
          </table:table-cell>
          <table:table-cell office:value-type="float" office:value="766" calcext:value-type="float">
            <text:p>76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7955" calcext:value-type="float">
            <text:p>161103845795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6368" calcext:value-type="float">
            <text:p>76368</text:p>
          </table:table-cell>
          <table:table-cell office:value-type="float" office:value="1269" calcext:value-type="float">
            <text:p>1269</text:p>
          </table:table-cell>
          <table:table-cell office:value-type="float" office:value="1223880" calcext:value-type="float">
            <text:p>12238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02730" calcext:value-type="float">
            <text:p>6502730</text:p>
          </table:table-cell>
          <table:table-cell office:value-type="float" office:value="1228370" calcext:value-type="float">
            <text:p>1228370</text:p>
          </table:table-cell>
          <table:table-cell office:value-type="float" office:value="5274360" calcext:value-type="float">
            <text:p>527436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861" calcext:value-type="float">
            <text:p>33861</text:p>
          </table:table-cell>
          <table:table-cell office:value-type="float" office:value="769" calcext:value-type="float">
            <text:p>76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8097" calcext:value-type="float">
            <text:p>161103845809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3116" calcext:value-type="float">
            <text:p>73116</text:p>
          </table:table-cell>
          <table:table-cell office:value-type="float" office:value="1266" calcext:value-type="float">
            <text:p>1266</text:p>
          </table:table-cell>
          <table:table-cell office:value-type="float" office:value="1224220" calcext:value-type="float">
            <text:p>12242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26250" calcext:value-type="float">
            <text:p>6526250</text:p>
          </table:table-cell>
          <table:table-cell office:value-type="float" office:value="398666" calcext:value-type="float">
            <text:p>398666</text:p>
          </table:table-cell>
          <table:table-cell office:value-type="float" office:value="6127584" calcext:value-type="float">
            <text:p>612758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880" calcext:value-type="float">
            <text:p>33880</text:p>
          </table:table-cell>
          <table:table-cell office:value-type="float" office:value="823" calcext:value-type="float">
            <text:p>82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8221" calcext:value-type="float">
            <text:p>16110384582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1936" calcext:value-type="float">
            <text:p>71936</text:p>
          </table:table-cell>
          <table:table-cell office:value-type="float" office:value="1266" calcext:value-type="float">
            <text:p>1266</text:p>
          </table:table-cell>
          <table:table-cell office:value-type="float" office:value="1224752" calcext:value-type="float">
            <text:p>12247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79615" calcext:value-type="float">
            <text:p>6379615</text:p>
          </table:table-cell>
          <table:table-cell office:value-type="float" office:value="2083727" calcext:value-type="float">
            <text:p>2083727</text:p>
          </table:table-cell>
          <table:table-cell office:value-type="float" office:value="4295888" calcext:value-type="float">
            <text:p>42958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900" calcext:value-type="float">
            <text:p>33900</text:p>
          </table:table-cell>
          <table:table-cell office:value-type="float" office:value="528" calcext:value-type="float">
            <text:p>52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8346" calcext:value-type="float">
            <text:p>161103845834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140" calcext:value-type="float">
            <text:p>80140</text:p>
          </table:table-cell>
          <table:table-cell office:value-type="float" office:value="1275" calcext:value-type="float">
            <text:p>1275</text:p>
          </table:table-cell>
          <table:table-cell office:value-type="float" office:value="1224784" calcext:value-type="float">
            <text:p>12247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50069" calcext:value-type="float">
            <text:p>6250069</text:p>
          </table:table-cell>
          <table:table-cell office:value-type="float" office:value="428925" calcext:value-type="float">
            <text:p>428925</text:p>
          </table:table-cell>
          <table:table-cell office:value-type="float" office:value="5821144" calcext:value-type="float">
            <text:p>582114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919" calcext:value-type="float">
            <text:p>33919</text:p>
          </table:table-cell>
          <table:table-cell office:value-type="float" office:value="692" calcext:value-type="float">
            <text:p>69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8464" calcext:value-type="float">
            <text:p>161103845846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7268" calcext:value-type="float">
            <text:p>77268</text:p>
          </table:table-cell>
          <table:table-cell office:value-type="float" office:value="1272" calcext:value-type="float">
            <text:p>1272</text:p>
          </table:table-cell>
          <table:table-cell office:value-type="float" office:value="1225728" calcext:value-type="float">
            <text:p>12257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42288" calcext:value-type="float">
            <text:p>7742288</text:p>
          </table:table-cell>
          <table:table-cell office:value-type="float" office:value="0" calcext:value-type="float">
            <text:p>0</text:p>
          </table:table-cell>
          <table:table-cell office:value-type="float" office:value="7742288" calcext:value-type="float">
            <text:p>77422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944" calcext:value-type="float">
            <text:p>33944</text:p>
          </table:table-cell>
          <table:table-cell office:value-type="float" office:value="728" calcext:value-type="float">
            <text:p>72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8599" calcext:value-type="float">
            <text:p>161103845859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9936" calcext:value-type="float">
            <text:p>79936</text:p>
          </table:table-cell>
          <table:table-cell office:value-type="float" office:value="1274" calcext:value-type="float">
            <text:p>1274</text:p>
          </table:table-cell>
          <table:table-cell office:value-type="float" office:value="1225728" calcext:value-type="float">
            <text:p>12257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29226" calcext:value-type="float">
            <text:p>6229226</text:p>
          </table:table-cell>
          <table:table-cell office:value-type="float" office:value="1241794" calcext:value-type="float">
            <text:p>1241794</text:p>
          </table:table-cell>
          <table:table-cell office:value-type="float" office:value="4987432" calcext:value-type="float">
            <text:p>498743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962" calcext:value-type="float">
            <text:p>33962</text:p>
          </table:table-cell>
          <table:table-cell office:value-type="float" office:value="626" calcext:value-type="float">
            <text:p>62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8714" calcext:value-type="float">
            <text:p>161103845871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3908" calcext:value-type="float">
            <text:p>73908</text:p>
          </table:table-cell>
          <table:table-cell office:value-type="float" office:value="1269" calcext:value-type="float">
            <text:p>1269</text:p>
          </table:table-cell>
          <table:table-cell office:value-type="float" office:value="1225768" calcext:value-type="float">
            <text:p>12257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44000" calcext:value-type="float">
            <text:p>8144000</text:p>
          </table:table-cell>
          <table:table-cell office:value-type="float" office:value="0" calcext:value-type="float">
            <text:p>0</text:p>
          </table:table-cell>
          <table:table-cell office:value-type="float" office:value="8144000" calcext:value-type="float">
            <text:p>81440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3984" calcext:value-type="float">
            <text:p>33984</text:p>
          </table:table-cell>
          <table:table-cell office:value-type="float" office:value="668" calcext:value-type="float">
            <text:p>66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8831" calcext:value-type="float">
            <text:p>161103845883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5212" calcext:value-type="float">
            <text:p>75212</text:p>
          </table:table-cell>
          <table:table-cell office:value-type="float" office:value="1270" calcext:value-type="float">
            <text:p>1270</text:p>
          </table:table-cell>
          <table:table-cell office:value-type="float" office:value="1225800" calcext:value-type="float">
            <text:p>12258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29333" calcext:value-type="float">
            <text:p>6329333</text:p>
          </table:table-cell>
          <table:table-cell office:value-type="float" office:value="1335813" calcext:value-type="float">
            <text:p>1335813</text:p>
          </table:table-cell>
          <table:table-cell office:value-type="float" office:value="4993520" calcext:value-type="float">
            <text:p>49935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006" calcext:value-type="float">
            <text:p>34006</text:p>
          </table:table-cell>
          <table:table-cell office:value-type="float" office:value="664" calcext:value-type="float">
            <text:p>66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8976" calcext:value-type="float">
            <text:p>161103845897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724" calcext:value-type="float">
            <text:p>69724</text:p>
          </table:table-cell>
          <table:table-cell office:value-type="float" office:value="1265" calcext:value-type="float">
            <text:p>1265</text:p>
          </table:table-cell>
          <table:table-cell office:value-type="float" office:value="1225828" calcext:value-type="float">
            <text:p>12258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07128" calcext:value-type="float">
            <text:p>7307128</text:p>
          </table:table-cell>
          <table:table-cell office:value-type="float" office:value="0" calcext:value-type="float">
            <text:p>0</text:p>
          </table:table-cell>
          <table:table-cell office:value-type="float" office:value="7307128" calcext:value-type="float">
            <text:p>73071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030" calcext:value-type="float">
            <text:p>34030</text:p>
          </table:table-cell>
          <table:table-cell office:value-type="float" office:value="659" calcext:value-type="float">
            <text:p>65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9118" calcext:value-type="float">
            <text:p>161103845911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372" calcext:value-type="float">
            <text:p>67372</text:p>
          </table:table-cell>
          <table:table-cell office:value-type="float" office:value="1262" calcext:value-type="float">
            <text:p>1262</text:p>
          </table:table-cell>
          <table:table-cell office:value-type="float" office:value="1225828" calcext:value-type="float">
            <text:p>12258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37397" calcext:value-type="float">
            <text:p>6137397</text:p>
          </table:table-cell>
          <table:table-cell office:value-type="float" office:value="317837" calcext:value-type="float">
            <text:p>317837</text:p>
          </table:table-cell>
          <table:table-cell office:value-type="float" office:value="5819560" calcext:value-type="float">
            <text:p>581956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052" calcext:value-type="float">
            <text:p>34052</text:p>
          </table:table-cell>
          <table:table-cell office:value-type="float" office:value="788" calcext:value-type="float">
            <text:p>78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9259" calcext:value-type="float">
            <text:p>16110384592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8036" calcext:value-type="float">
            <text:p>88036</text:p>
          </table:table-cell>
          <table:table-cell office:value-type="float" office:value="1283" calcext:value-type="float">
            <text:p>1283</text:p>
          </table:table-cell>
          <table:table-cell office:value-type="float" office:value="1225864" calcext:value-type="float">
            <text:p>12258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74325" calcext:value-type="float">
            <text:p>6274325</text:p>
          </table:table-cell>
          <table:table-cell office:value-type="float" office:value="258637" calcext:value-type="float">
            <text:p>258637</text:p>
          </table:table-cell>
          <table:table-cell office:value-type="float" office:value="6015688" calcext:value-type="float">
            <text:p>60156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075" calcext:value-type="float">
            <text:p>34075</text:p>
          </table:table-cell>
          <table:table-cell office:value-type="float" office:value="779" calcext:value-type="float">
            <text:p>77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9401" calcext:value-type="float">
            <text:p>16110384594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9700" calcext:value-type="float">
            <text:p>79700</text:p>
          </table:table-cell>
          <table:table-cell office:value-type="float" office:value="1274" calcext:value-type="float">
            <text:p>1274</text:p>
          </table:table-cell>
          <table:table-cell office:value-type="float" office:value="1226212" calcext:value-type="float">
            <text:p>1226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02944" calcext:value-type="float">
            <text:p>7702944</text:p>
          </table:table-cell>
          <table:table-cell office:value-type="float" office:value="0" calcext:value-type="float">
            <text:p>0</text:p>
          </table:table-cell>
          <table:table-cell office:value-type="float" office:value="7702944" calcext:value-type="float">
            <text:p>770294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099" calcext:value-type="float">
            <text:p>34099</text:p>
          </table:table-cell>
          <table:table-cell office:value-type="float" office:value="723" calcext:value-type="float">
            <text:p>72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9549" calcext:value-type="float">
            <text:p>161103845954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3700" calcext:value-type="float">
            <text:p>73700</text:p>
          </table:table-cell>
          <table:table-cell office:value-type="float" office:value="1269" calcext:value-type="float">
            <text:p>1269</text:p>
          </table:table-cell>
          <table:table-cell office:value-type="float" office:value="1226556" calcext:value-type="float">
            <text:p>12265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03968" calcext:value-type="float">
            <text:p>7803968</text:p>
          </table:table-cell>
          <table:table-cell office:value-type="float" office:value="0" calcext:value-type="float">
            <text:p>0</text:p>
          </table:table-cell>
          <table:table-cell office:value-type="float" office:value="7803968" calcext:value-type="float">
            <text:p>780396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119" calcext:value-type="float">
            <text:p>34119</text:p>
          </table:table-cell>
          <table:table-cell office:value-type="float" office:value="945" calcext:value-type="float">
            <text:p>94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9666" calcext:value-type="float">
            <text:p>161103845966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6152" calcext:value-type="float">
            <text:p>76152</text:p>
          </table:table-cell>
          <table:table-cell office:value-type="float" office:value="1272" calcext:value-type="float">
            <text:p>1272</text:p>
          </table:table-cell>
          <table:table-cell office:value-type="float" office:value="1226588" calcext:value-type="float">
            <text:p>12265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81013" calcext:value-type="float">
            <text:p>6081013</text:p>
          </table:table-cell>
          <table:table-cell office:value-type="float" office:value="189053" calcext:value-type="float">
            <text:p>189053</text:p>
          </table:table-cell>
          <table:table-cell office:value-type="float" office:value="5891960" calcext:value-type="float">
            <text:p>589196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140" calcext:value-type="float">
            <text:p>34140</text:p>
          </table:table-cell>
          <table:table-cell office:value-type="float" office:value="658" calcext:value-type="float">
            <text:p>65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9815" calcext:value-type="float">
            <text:p>16110384598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5524" calcext:value-type="float">
            <text:p>75524</text:p>
          </table:table-cell>
          <table:table-cell office:value-type="float" office:value="1271" calcext:value-type="float">
            <text:p>1271</text:p>
          </table:table-cell>
          <table:table-cell office:value-type="float" office:value="1226588" calcext:value-type="float">
            <text:p>12265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30453" calcext:value-type="float">
            <text:p>6130453</text:p>
          </table:table-cell>
          <table:table-cell office:value-type="float" office:value="191405" calcext:value-type="float">
            <text:p>191405</text:p>
          </table:table-cell>
          <table:table-cell office:value-type="float" office:value="5939048" calcext:value-type="float">
            <text:p>593904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162" calcext:value-type="float">
            <text:p>34162</text:p>
          </table:table-cell>
          <table:table-cell office:value-type="float" office:value="710" calcext:value-type="float">
            <text:p>71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59956" calcext:value-type="float">
            <text:p>161103845995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2944" calcext:value-type="float">
            <text:p>72944</text:p>
          </table:table-cell>
          <table:table-cell office:value-type="float" office:value="1268" calcext:value-type="float">
            <text:p>1268</text:p>
          </table:table-cell>
          <table:table-cell office:value-type="float" office:value="1226588" calcext:value-type="float">
            <text:p>12265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04736" calcext:value-type="float">
            <text:p>7304736</text:p>
          </table:table-cell>
          <table:table-cell office:value-type="float" office:value="0" calcext:value-type="float">
            <text:p>0</text:p>
          </table:table-cell>
          <table:table-cell office:value-type="float" office:value="7304736" calcext:value-type="float">
            <text:p>730473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186" calcext:value-type="float">
            <text:p>34186</text:p>
          </table:table-cell>
          <table:table-cell office:value-type="float" office:value="689" calcext:value-type="float">
            <text:p>68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0098" calcext:value-type="float">
            <text:p>161103846009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5756" calcext:value-type="float">
            <text:p>75756</text:p>
          </table:table-cell>
          <table:table-cell office:value-type="float" office:value="1271" calcext:value-type="float">
            <text:p>1271</text:p>
          </table:table-cell>
          <table:table-cell office:value-type="float" office:value="1226760" calcext:value-type="float">
            <text:p>12267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00405" calcext:value-type="float">
            <text:p>6000405</text:p>
          </table:table-cell>
          <table:table-cell office:value-type="float" office:value="938949" calcext:value-type="float">
            <text:p>938949</text:p>
          </table:table-cell>
          <table:table-cell office:value-type="float" office:value="5061456" calcext:value-type="float">
            <text:p>506145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204" calcext:value-type="float">
            <text:p>34204</text:p>
          </table:table-cell>
          <table:table-cell office:value-type="float" office:value="669" calcext:value-type="float">
            <text:p>66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0213" calcext:value-type="float">
            <text:p>161103846021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5032" calcext:value-type="float">
            <text:p>75032</text:p>
          </table:table-cell>
          <table:table-cell office:value-type="float" office:value="1271" calcext:value-type="float">
            <text:p>1271</text:p>
          </table:table-cell>
          <table:table-cell office:value-type="float" office:value="1226792" calcext:value-type="float">
            <text:p>12267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01333" calcext:value-type="float">
            <text:p>6001333</text:p>
          </table:table-cell>
          <table:table-cell office:value-type="float" office:value="1652229" calcext:value-type="float">
            <text:p>1652229</text:p>
          </table:table-cell>
          <table:table-cell office:value-type="float" office:value="4349104" calcext:value-type="float">
            <text:p>43491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225" calcext:value-type="float">
            <text:p>34225</text:p>
          </table:table-cell>
          <table:table-cell office:value-type="float" office:value="787" calcext:value-type="float">
            <text:p>78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0347" calcext:value-type="float">
            <text:p>16110384603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1584" calcext:value-type="float">
            <text:p>71584</text:p>
          </table:table-cell>
          <table:table-cell office:value-type="float" office:value="1267" calcext:value-type="float">
            <text:p>1267</text:p>
          </table:table-cell>
          <table:table-cell office:value-type="float" office:value="1226792" calcext:value-type="float">
            <text:p>12267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68200" calcext:value-type="float">
            <text:p>6368200</text:p>
          </table:table-cell>
          <table:table-cell office:value-type="float" office:value="0" calcext:value-type="float">
            <text:p>0</text:p>
          </table:table-cell>
          <table:table-cell office:value-type="float" office:value="6368200" calcext:value-type="float">
            <text:p>63682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249" calcext:value-type="float">
            <text:p>34249</text:p>
          </table:table-cell>
          <table:table-cell office:value-type="float" office:value="631" calcext:value-type="float">
            <text:p>63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0495" calcext:value-type="float">
            <text:p>161103846049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800" calcext:value-type="float">
            <text:p>68800</text:p>
          </table:table-cell>
          <table:table-cell office:value-type="float" office:value="1265" calcext:value-type="float">
            <text:p>1265</text:p>
          </table:table-cell>
          <table:table-cell office:value-type="float" office:value="1226856" calcext:value-type="float">
            <text:p>12268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23608" calcext:value-type="float">
            <text:p>7123608</text:p>
          </table:table-cell>
          <table:table-cell office:value-type="float" office:value="0" calcext:value-type="float">
            <text:p>0</text:p>
          </table:table-cell>
          <table:table-cell office:value-type="float" office:value="7123608" calcext:value-type="float">
            <text:p>71236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270" calcext:value-type="float">
            <text:p>34270</text:p>
          </table:table-cell>
          <table:table-cell office:value-type="float" office:value="620" calcext:value-type="float">
            <text:p>62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0620" calcext:value-type="float">
            <text:p>16110384606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416" calcext:value-type="float">
            <text:p>70416</text:p>
          </table:table-cell>
          <table:table-cell office:value-type="float" office:value="1266" calcext:value-type="float">
            <text:p>1266</text:p>
          </table:table-cell>
          <table:table-cell office:value-type="float" office:value="1226888" calcext:value-type="float">
            <text:p>12268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54933" calcext:value-type="float">
            <text:p>5854933</text:p>
          </table:table-cell>
          <table:table-cell office:value-type="float" office:value="312757" calcext:value-type="float">
            <text:p>312757</text:p>
          </table:table-cell>
          <table:table-cell office:value-type="float" office:value="5542176" calcext:value-type="float">
            <text:p>55421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291" calcext:value-type="float">
            <text:p>34291</text:p>
          </table:table-cell>
          <table:table-cell office:value-type="float" office:value="640" calcext:value-type="float">
            <text:p>64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0765" calcext:value-type="float">
            <text:p>161103846076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2556" calcext:value-type="float">
            <text:p>72556</text:p>
          </table:table-cell>
          <table:table-cell office:value-type="float" office:value="1269" calcext:value-type="float">
            <text:p>1269</text:p>
          </table:table-cell>
          <table:table-cell office:value-type="float" office:value="1226920" calcext:value-type="float">
            <text:p>12269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47765" calcext:value-type="float">
            <text:p>5947765</text:p>
          </table:table-cell>
          <table:table-cell office:value-type="float" office:value="1771877" calcext:value-type="float">
            <text:p>1771877</text:p>
          </table:table-cell>
          <table:table-cell office:value-type="float" office:value="4175888" calcext:value-type="float">
            <text:p>41758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311" calcext:value-type="float">
            <text:p>34311</text:p>
          </table:table-cell>
          <table:table-cell office:value-type="float" office:value="634" calcext:value-type="float">
            <text:p>63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0881" calcext:value-type="float">
            <text:p>161103846088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1500" calcext:value-type="float">
            <text:p>71500</text:p>
          </table:table-cell>
          <table:table-cell office:value-type="float" office:value="1267" calcext:value-type="float">
            <text:p>1267</text:p>
          </table:table-cell>
          <table:table-cell office:value-type="float" office:value="1226920" calcext:value-type="float">
            <text:p>12269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40341" calcext:value-type="float">
            <text:p>5840341</text:p>
          </table:table-cell>
          <table:table-cell office:value-type="float" office:value="993101" calcext:value-type="float">
            <text:p>993101</text:p>
          </table:table-cell>
          <table:table-cell office:value-type="float" office:value="4847240" calcext:value-type="float">
            <text:p>48472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329" calcext:value-type="float">
            <text:p>34329</text:p>
          </table:table-cell>
          <table:table-cell office:value-type="float" office:value="614" calcext:value-type="float">
            <text:p>61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1001" calcext:value-type="float">
            <text:p>16110384610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332" calcext:value-type="float">
            <text:p>69332</text:p>
          </table:table-cell>
          <table:table-cell office:value-type="float" office:value="1265" calcext:value-type="float">
            <text:p>1265</text:p>
          </table:table-cell>
          <table:table-cell office:value-type="float" office:value="1226952" calcext:value-type="float">
            <text:p>12269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74512" calcext:value-type="float">
            <text:p>6274512</text:p>
          </table:table-cell>
          <table:table-cell office:value-type="float" office:value="0" calcext:value-type="float">
            <text:p>0</text:p>
          </table:table-cell>
          <table:table-cell office:value-type="float" office:value="6274512" calcext:value-type="float">
            <text:p>627451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352" calcext:value-type="float">
            <text:p>34352</text:p>
          </table:table-cell>
          <table:table-cell office:value-type="float" office:value="639" calcext:value-type="float">
            <text:p>63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1146" calcext:value-type="float">
            <text:p>161103846114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796" calcext:value-type="float">
            <text:p>70796</text:p>
          </table:table-cell>
          <table:table-cell office:value-type="float" office:value="1267" calcext:value-type="float">
            <text:p>1267</text:p>
          </table:table-cell>
          <table:table-cell office:value-type="float" office:value="1226984" calcext:value-type="float">
            <text:p>1226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75167" calcext:value-type="float">
            <text:p>5775167</text:p>
          </table:table-cell>
          <table:table-cell office:value-type="float" office:value="751567" calcext:value-type="float">
            <text:p>751567</text:p>
          </table:table-cell>
          <table:table-cell office:value-type="float" office:value="5023600" calcext:value-type="float">
            <text:p>50236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375" calcext:value-type="float">
            <text:p>34375</text:p>
          </table:table-cell>
          <table:table-cell office:value-type="float" office:value="662" calcext:value-type="float">
            <text:p>66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1292" calcext:value-type="float">
            <text:p>161103846129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760" calcext:value-type="float">
            <text:p>68760</text:p>
          </table:table-cell>
          <table:table-cell office:value-type="float" office:value="1265" calcext:value-type="float">
            <text:p>1265</text:p>
          </table:table-cell>
          <table:table-cell office:value-type="float" office:value="1227188" calcext:value-type="float">
            <text:p>12271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68021" calcext:value-type="float">
            <text:p>5668021</text:p>
          </table:table-cell>
          <table:table-cell office:value-type="float" office:value="69405" calcext:value-type="float">
            <text:p>69405</text:p>
          </table:table-cell>
          <table:table-cell office:value-type="float" office:value="5598616" calcext:value-type="float">
            <text:p>55986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396" calcext:value-type="float">
            <text:p>34396</text:p>
          </table:table-cell>
          <table:table-cell office:value-type="float" office:value="680" calcext:value-type="float">
            <text:p>68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1428" calcext:value-type="float">
            <text:p>161103846142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596" calcext:value-type="float">
            <text:p>68596</text:p>
          </table:table-cell>
          <table:table-cell office:value-type="float" office:value="1265" calcext:value-type="float">
            <text:p>1265</text:p>
          </table:table-cell>
          <table:table-cell office:value-type="float" office:value="1227220" calcext:value-type="float">
            <text:p>12272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73471" calcext:value-type="float">
            <text:p>5673471</text:p>
          </table:table-cell>
          <table:table-cell office:value-type="float" office:value="820503" calcext:value-type="float">
            <text:p>820503</text:p>
          </table:table-cell>
          <table:table-cell office:value-type="float" office:value="4852968" calcext:value-type="float">
            <text:p>485296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415" calcext:value-type="float">
            <text:p>34415</text:p>
          </table:table-cell>
          <table:table-cell office:value-type="float" office:value="633" calcext:value-type="float">
            <text:p>63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1556" calcext:value-type="float">
            <text:p>161103846155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792" calcext:value-type="float">
            <text:p>68792</text:p>
          </table:table-cell>
          <table:table-cell office:value-type="float" office:value="1265" calcext:value-type="float">
            <text:p>1265</text:p>
          </table:table-cell>
          <table:table-cell office:value-type="float" office:value="1227260" calcext:value-type="float">
            <text:p>12272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83989" calcext:value-type="float">
            <text:p>5783989</text:p>
          </table:table-cell>
          <table:table-cell office:value-type="float" office:value="1126021" calcext:value-type="float">
            <text:p>1126021</text:p>
          </table:table-cell>
          <table:table-cell office:value-type="float" office:value="4657968" calcext:value-type="float">
            <text:p>465796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433" calcext:value-type="float">
            <text:p>34433</text:p>
          </table:table-cell>
          <table:table-cell office:value-type="float" office:value="671" calcext:value-type="float">
            <text:p>67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1667" calcext:value-type="float">
            <text:p>16110384616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884" calcext:value-type="float">
            <text:p>67884</text:p>
          </table:table-cell>
          <table:table-cell office:value-type="float" office:value="1264" calcext:value-type="float">
            <text:p>1264</text:p>
          </table:table-cell>
          <table:table-cell office:value-type="float" office:value="1227292" calcext:value-type="float">
            <text:p>12272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32511" calcext:value-type="float">
            <text:p>5632511</text:p>
          </table:table-cell>
          <table:table-cell office:value-type="float" office:value="468135" calcext:value-type="float">
            <text:p>468135</text:p>
          </table:table-cell>
          <table:table-cell office:value-type="float" office:value="5164376" calcext:value-type="float">
            <text:p>51643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453" calcext:value-type="float">
            <text:p>34453</text:p>
          </table:table-cell>
          <table:table-cell office:value-type="float" office:value="755" calcext:value-type="float">
            <text:p>75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1796" calcext:value-type="float">
            <text:p>161103846179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448" calcext:value-type="float">
            <text:p>68448</text:p>
          </table:table-cell>
          <table:table-cell office:value-type="float" office:value="1265" calcext:value-type="float">
            <text:p>1265</text:p>
          </table:table-cell>
          <table:table-cell office:value-type="float" office:value="1227356" calcext:value-type="float">
            <text:p>12273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22752" calcext:value-type="float">
            <text:p>5622752</text:p>
          </table:table-cell>
          <table:table-cell office:value-type="float" office:value="0" calcext:value-type="float">
            <text:p>0</text:p>
          </table:table-cell>
          <table:table-cell office:value-type="float" office:value="5622752" calcext:value-type="float">
            <text:p>56227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474" calcext:value-type="float">
            <text:p>34474</text:p>
          </table:table-cell>
          <table:table-cell office:value-type="float" office:value="748" calcext:value-type="float">
            <text:p>74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1941" calcext:value-type="float">
            <text:p>161103846194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752" calcext:value-type="float">
            <text:p>67752</text:p>
          </table:table-cell>
          <table:table-cell office:value-type="float" office:value="1264" calcext:value-type="float">
            <text:p>1264</text:p>
          </table:table-cell>
          <table:table-cell office:value-type="float" office:value="1227420" calcext:value-type="float">
            <text:p>12274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56400" calcext:value-type="float">
            <text:p>6256400</text:p>
          </table:table-cell>
          <table:table-cell office:value-type="float" office:value="0" calcext:value-type="float">
            <text:p>0</text:p>
          </table:table-cell>
          <table:table-cell office:value-type="float" office:value="6256400" calcext:value-type="float">
            <text:p>62564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496" calcext:value-type="float">
            <text:p>34496</text:p>
          </table:table-cell>
          <table:table-cell office:value-type="float" office:value="665" calcext:value-type="float">
            <text:p>66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2085" calcext:value-type="float">
            <text:p>161103846208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800" calcext:value-type="float">
            <text:p>69800</text:p>
          </table:table-cell>
          <table:table-cell office:value-type="float" office:value="1267" calcext:value-type="float">
            <text:p>1267</text:p>
          </table:table-cell>
          <table:table-cell office:value-type="float" office:value="1227852" calcext:value-type="float">
            <text:p>12278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13237" calcext:value-type="float">
            <text:p>5613237</text:p>
          </table:table-cell>
          <table:table-cell office:value-type="float" office:value="1169837" calcext:value-type="float">
            <text:p>1169837</text:p>
          </table:table-cell>
          <table:table-cell office:value-type="float" office:value="4443400" calcext:value-type="float">
            <text:p>44434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519" calcext:value-type="float">
            <text:p>34519</text:p>
          </table:table-cell>
          <table:table-cell office:value-type="float" office:value="709" calcext:value-type="float">
            <text:p>70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2226" calcext:value-type="float">
            <text:p>161103846222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504" calcext:value-type="float">
            <text:p>69504</text:p>
          </table:table-cell>
          <table:table-cell office:value-type="float" office:value="1266" calcext:value-type="float">
            <text:p>1266</text:p>
          </table:table-cell>
          <table:table-cell office:value-type="float" office:value="1227852" calcext:value-type="float">
            <text:p>12278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04170" calcext:value-type="float">
            <text:p>5504170</text:p>
          </table:table-cell>
          <table:table-cell office:value-type="float" office:value="1077034" calcext:value-type="float">
            <text:p>1077034</text:p>
          </table:table-cell>
          <table:table-cell office:value-type="float" office:value="4427136" calcext:value-type="float">
            <text:p>442713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537" calcext:value-type="float">
            <text:p>34537</text:p>
          </table:table-cell>
          <table:table-cell office:value-type="float" office:value="675" calcext:value-type="float">
            <text:p>67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2347" calcext:value-type="float">
            <text:p>16110384623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832" calcext:value-type="float">
            <text:p>67832</text:p>
          </table:table-cell>
          <table:table-cell office:value-type="float" office:value="1265" calcext:value-type="float">
            <text:p>1265</text:p>
          </table:table-cell>
          <table:table-cell office:value-type="float" office:value="1227924" calcext:value-type="float">
            <text:p>12279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50239" calcext:value-type="float">
            <text:p>5550239</text:p>
          </table:table-cell>
          <table:table-cell office:value-type="float" office:value="711719" calcext:value-type="float">
            <text:p>711719</text:p>
          </table:table-cell>
          <table:table-cell office:value-type="float" office:value="4838520" calcext:value-type="float">
            <text:p>48385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556" calcext:value-type="float">
            <text:p>34556</text:p>
          </table:table-cell>
          <table:table-cell office:value-type="float" office:value="782" calcext:value-type="float">
            <text:p>78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2478" calcext:value-type="float">
            <text:p>161103846247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3528" calcext:value-type="float">
            <text:p>63528</text:p>
          </table:table-cell>
          <table:table-cell office:value-type="float" office:value="1250" calcext:value-type="float">
            <text:p>1250</text:p>
          </table:table-cell>
          <table:table-cell office:value-type="float" office:value="1216748" calcext:value-type="float">
            <text:p>12167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41578" calcext:value-type="float">
            <text:p>5441578</text:p>
          </table:table-cell>
          <table:table-cell office:value-type="float" office:value="1028618" calcext:value-type="float">
            <text:p>1028618</text:p>
          </table:table-cell>
          <table:table-cell office:value-type="float" office:value="4412960" calcext:value-type="float">
            <text:p>441296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575" calcext:value-type="float">
            <text:p>34575</text:p>
          </table:table-cell>
          <table:table-cell office:value-type="float" office:value="730" calcext:value-type="float">
            <text:p>73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2599" calcext:value-type="float">
            <text:p>161103846259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7608" calcext:value-type="float">
            <text:p>127608</text:p>
          </table:table-cell>
          <table:table-cell office:value-type="float" office:value="1268" calcext:value-type="float">
            <text:p>1268</text:p>
          </table:table-cell>
          <table:table-cell office:value-type="float" office:value="1170908" calcext:value-type="float">
            <text:p>11709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67592" calcext:value-type="float">
            <text:p>5967592</text:p>
          </table:table-cell>
          <table:table-cell office:value-type="float" office:value="0" calcext:value-type="float">
            <text:p>0</text:p>
          </table:table-cell>
          <table:table-cell office:value-type="float" office:value="5967592" calcext:value-type="float">
            <text:p>59675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591" calcext:value-type="float">
            <text:p>34591</text:p>
          </table:table-cell>
          <table:table-cell office:value-type="float" office:value="770" calcext:value-type="float">
            <text:p>77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2715" calcext:value-type="float">
            <text:p>16110384627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0464" calcext:value-type="float">
            <text:p>130464</text:p>
          </table:table-cell>
          <table:table-cell office:value-type="float" office:value="1271" calcext:value-type="float">
            <text:p>1271</text:p>
          </table:table-cell>
          <table:table-cell office:value-type="float" office:value="1171052" calcext:value-type="float">
            <text:p>11710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51232" calcext:value-type="float">
            <text:p>6051232</text:p>
          </table:table-cell>
          <table:table-cell office:value-type="float" office:value="0" calcext:value-type="float">
            <text:p>0</text:p>
          </table:table-cell>
          <table:table-cell office:value-type="float" office:value="6051232" calcext:value-type="float">
            <text:p>605123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612" calcext:value-type="float">
            <text:p>34612</text:p>
          </table:table-cell>
          <table:table-cell office:value-type="float" office:value="658" calcext:value-type="float">
            <text:p>65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2856" calcext:value-type="float">
            <text:p>161103846285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7272" calcext:value-type="float">
            <text:p>127272</text:p>
          </table:table-cell>
          <table:table-cell office:value-type="float" office:value="1267" calcext:value-type="float">
            <text:p>1267</text:p>
          </table:table-cell>
          <table:table-cell office:value-type="float" office:value="1171156" calcext:value-type="float">
            <text:p>11711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08959" calcext:value-type="float">
            <text:p>5608959</text:p>
          </table:table-cell>
          <table:table-cell office:value-type="float" office:value="1503783" calcext:value-type="float">
            <text:p>1503783</text:p>
          </table:table-cell>
          <table:table-cell office:value-type="float" office:value="4105176" calcext:value-type="float">
            <text:p>41051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634" calcext:value-type="float">
            <text:p>34634</text:p>
          </table:table-cell>
          <table:table-cell office:value-type="float" office:value="758" calcext:value-type="float">
            <text:p>75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2996" calcext:value-type="float">
            <text:p>161103846299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7688" calcext:value-type="float">
            <text:p>117688</text:p>
          </table:table-cell>
          <table:table-cell office:value-type="float" office:value="1258" calcext:value-type="float">
            <text:p>1258</text:p>
          </table:table-cell>
          <table:table-cell office:value-type="float" office:value="1171156" calcext:value-type="float">
            <text:p>11711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95413" calcext:value-type="float">
            <text:p>5495413</text:p>
          </table:table-cell>
          <table:table-cell office:value-type="float" office:value="1405765" calcext:value-type="float">
            <text:p>1405765</text:p>
          </table:table-cell>
          <table:table-cell office:value-type="float" office:value="4089648" calcext:value-type="float">
            <text:p>408964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654" calcext:value-type="float">
            <text:p>34654</text:p>
          </table:table-cell>
          <table:table-cell office:value-type="float" office:value="689" calcext:value-type="float">
            <text:p>68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3135" calcext:value-type="float">
            <text:p>161103846313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6120" calcext:value-type="float">
            <text:p>106120</text:p>
          </table:table-cell>
          <table:table-cell office:value-type="float" office:value="1247" calcext:value-type="float">
            <text:p>1247</text:p>
          </table:table-cell>
          <table:table-cell office:value-type="float" office:value="1171188" calcext:value-type="float">
            <text:p>11711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52277" calcext:value-type="float">
            <text:p>5452277</text:p>
          </table:table-cell>
          <table:table-cell office:value-type="float" office:value="1031293" calcext:value-type="float">
            <text:p>1031293</text:p>
          </table:table-cell>
          <table:table-cell office:value-type="float" office:value="4420984" calcext:value-type="float">
            <text:p>442098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675" calcext:value-type="float">
            <text:p>34675</text:p>
          </table:table-cell>
          <table:table-cell office:value-type="float" office:value="709" calcext:value-type="float">
            <text:p>70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3280" calcext:value-type="float">
            <text:p>161103846328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596" calcext:value-type="float">
            <text:p>93596</text:p>
          </table:table-cell>
          <table:table-cell office:value-type="float" office:value="1235" calcext:value-type="float">
            <text:p>1235</text:p>
          </table:table-cell>
          <table:table-cell office:value-type="float" office:value="1171188" calcext:value-type="float">
            <text:p>11711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63114" calcext:value-type="float">
            <text:p>5363114</text:p>
          </table:table-cell>
          <table:table-cell office:value-type="float" office:value="1123690" calcext:value-type="float">
            <text:p>1123690</text:p>
          </table:table-cell>
          <table:table-cell office:value-type="float" office:value="4239424" calcext:value-type="float">
            <text:p>423942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695" calcext:value-type="float">
            <text:p>34695</text:p>
          </table:table-cell>
          <table:table-cell office:value-type="float" office:value="712" calcext:value-type="float">
            <text:p>71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3416" calcext:value-type="float">
            <text:p>16110384634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8432" calcext:value-type="float">
            <text:p>128432</text:p>
          </table:table-cell>
          <table:table-cell office:value-type="float" office:value="1269" calcext:value-type="float">
            <text:p>1269</text:p>
          </table:table-cell>
          <table:table-cell office:value-type="float" office:value="1171220" calcext:value-type="float">
            <text:p>11712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21141" calcext:value-type="float">
            <text:p>5321141</text:p>
          </table:table-cell>
          <table:table-cell office:value-type="float" office:value="982125" calcext:value-type="float">
            <text:p>982125</text:p>
          </table:table-cell>
          <table:table-cell office:value-type="float" office:value="4339016" calcext:value-type="float">
            <text:p>43390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715" calcext:value-type="float">
            <text:p>34715</text:p>
          </table:table-cell>
          <table:table-cell office:value-type="float" office:value="683" calcext:value-type="float">
            <text:p>68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3556" calcext:value-type="float">
            <text:p>161103846355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7904" calcext:value-type="float">
            <text:p>127904</text:p>
          </table:table-cell>
          <table:table-cell office:value-type="float" office:value="1268" calcext:value-type="float">
            <text:p>1268</text:p>
          </table:table-cell>
          <table:table-cell office:value-type="float" office:value="1171220" calcext:value-type="float">
            <text:p>11712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22175" calcext:value-type="float">
            <text:p>5322175</text:p>
          </table:table-cell>
          <table:table-cell office:value-type="float" office:value="933231" calcext:value-type="float">
            <text:p>933231</text:p>
          </table:table-cell>
          <table:table-cell office:value-type="float" office:value="4388944" calcext:value-type="float">
            <text:p>438894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735" calcext:value-type="float">
            <text:p>34735</text:p>
          </table:table-cell>
          <table:table-cell office:value-type="float" office:value="613" calcext:value-type="float">
            <text:p>61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3696" calcext:value-type="float">
            <text:p>161103846369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5288" calcext:value-type="float">
            <text:p>125288</text:p>
          </table:table-cell>
          <table:table-cell office:value-type="float" office:value="1266" calcext:value-type="float">
            <text:p>1266</text:p>
          </table:table-cell>
          <table:table-cell office:value-type="float" office:value="1171252" calcext:value-type="float">
            <text:p>11712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71464" calcext:value-type="float">
            <text:p>5771464</text:p>
          </table:table-cell>
          <table:table-cell office:value-type="float" office:value="0" calcext:value-type="float">
            <text:p>0</text:p>
          </table:table-cell>
          <table:table-cell office:value-type="float" office:value="5771464" calcext:value-type="float">
            <text:p>577146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754" calcext:value-type="float">
            <text:p>34754</text:p>
          </table:table-cell>
          <table:table-cell office:value-type="float" office:value="657" calcext:value-type="float">
            <text:p>65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3814" calcext:value-type="float">
            <text:p>161103846381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6776" calcext:value-type="float">
            <text:p>126776</text:p>
          </table:table-cell>
          <table:table-cell office:value-type="float" office:value="1267" calcext:value-type="float">
            <text:p>1267</text:p>
          </table:table-cell>
          <table:table-cell office:value-type="float" office:value="1171252" calcext:value-type="float">
            <text:p>11712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21877" calcext:value-type="float">
            <text:p>5421877</text:p>
          </table:table-cell>
          <table:table-cell office:value-type="float" office:value="125781" calcext:value-type="float">
            <text:p>125781</text:p>
          </table:table-cell>
          <table:table-cell office:value-type="float" office:value="5296096" calcext:value-type="float">
            <text:p>529609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769" calcext:value-type="float">
            <text:p>34769</text:p>
          </table:table-cell>
          <table:table-cell office:value-type="float" office:value="615" calcext:value-type="float">
            <text:p>61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3929" calcext:value-type="float">
            <text:p>161103846392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6652" calcext:value-type="float">
            <text:p>126652</text:p>
          </table:table-cell>
          <table:table-cell office:value-type="float" office:value="1267" calcext:value-type="float">
            <text:p>1267</text:p>
          </table:table-cell>
          <table:table-cell office:value-type="float" office:value="1171252" calcext:value-type="float">
            <text:p>11712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07530" calcext:value-type="float">
            <text:p>5307530</text:p>
          </table:table-cell>
          <table:table-cell office:value-type="float" office:value="765850" calcext:value-type="float">
            <text:p>765850</text:p>
          </table:table-cell>
          <table:table-cell office:value-type="float" office:value="4541680" calcext:value-type="float">
            <text:p>454168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785" calcext:value-type="float">
            <text:p>34785</text:p>
          </table:table-cell>
          <table:table-cell office:value-type="float" office:value="610" calcext:value-type="float">
            <text:p>61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4047" calcext:value-type="float">
            <text:p>16110384640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6188" calcext:value-type="float">
            <text:p>126188</text:p>
          </table:table-cell>
          <table:table-cell office:value-type="float" office:value="1267" calcext:value-type="float">
            <text:p>1267</text:p>
          </table:table-cell>
          <table:table-cell office:value-type="float" office:value="1171416" calcext:value-type="float">
            <text:p>11714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91050" calcext:value-type="float">
            <text:p>5291050</text:p>
          </table:table-cell>
          <table:table-cell office:value-type="float" office:value="1354130" calcext:value-type="float">
            <text:p>1354130</text:p>
          </table:table-cell>
          <table:table-cell office:value-type="float" office:value="3936920" calcext:value-type="float">
            <text:p>39369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804" calcext:value-type="float">
            <text:p>34804</text:p>
          </table:table-cell>
          <table:table-cell office:value-type="float" office:value="664" calcext:value-type="float">
            <text:p>66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4164" calcext:value-type="float">
            <text:p>161103846416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4520" calcext:value-type="float">
            <text:p>124520</text:p>
          </table:table-cell>
          <table:table-cell office:value-type="float" office:value="1265" calcext:value-type="float">
            <text:p>1265</text:p>
          </table:table-cell>
          <table:table-cell office:value-type="float" office:value="1171448" calcext:value-type="float">
            <text:p>11714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45706" calcext:value-type="float">
            <text:p>5245706</text:p>
          </table:table-cell>
          <table:table-cell office:value-type="float" office:value="291522" calcext:value-type="float">
            <text:p>291522</text:p>
          </table:table-cell>
          <table:table-cell office:value-type="float" office:value="4954184" calcext:value-type="float">
            <text:p>495418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825" calcext:value-type="float">
            <text:p>34825</text:p>
          </table:table-cell>
          <table:table-cell office:value-type="float" office:value="609" calcext:value-type="float">
            <text:p>60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4308" calcext:value-type="float">
            <text:p>161103846430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5228" calcext:value-type="float">
            <text:p>125228</text:p>
          </table:table-cell>
          <table:table-cell office:value-type="float" office:value="1266" calcext:value-type="float">
            <text:p>1266</text:p>
          </table:table-cell>
          <table:table-cell office:value-type="float" office:value="1171480" calcext:value-type="float">
            <text:p>11714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03434" calcext:value-type="float">
            <text:p>5203434</text:p>
          </table:table-cell>
          <table:table-cell office:value-type="float" office:value="821626" calcext:value-type="float">
            <text:p>821626</text:p>
          </table:table-cell>
          <table:table-cell office:value-type="float" office:value="4381808" calcext:value-type="float">
            <text:p>43818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842" calcext:value-type="float">
            <text:p>34842</text:p>
          </table:table-cell>
          <table:table-cell office:value-type="float" office:value="672" calcext:value-type="float">
            <text:p>67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4430" calcext:value-type="float">
            <text:p>16110384644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3648" calcext:value-type="float">
            <text:p>123648</text:p>
          </table:table-cell>
          <table:table-cell office:value-type="float" office:value="1264" calcext:value-type="float">
            <text:p>1264</text:p>
          </table:table-cell>
          <table:table-cell office:value-type="float" office:value="1171608" calcext:value-type="float">
            <text:p>11716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57279" calcext:value-type="float">
            <text:p>5157279</text:p>
          </table:table-cell>
          <table:table-cell office:value-type="float" office:value="1072231" calcext:value-type="float">
            <text:p>1072231</text:p>
          </table:table-cell>
          <table:table-cell office:value-type="float" office:value="4085048" calcext:value-type="float">
            <text:p>4085048</text:p>
          </table:table-cell>
          <table:table-cell office:value-type="float" office:value="8" calcext:value-type="float">
            <text:p>8</text:p>
          </table:table-cell>
          <table:table-cell office:value-type="float" office:value="2112000" calcext:value-type="float">
            <text:p>2112000</text:p>
          </table:table-cell>
          <table:table-cell office:value-type="float" office:value="34862" calcext:value-type="float">
            <text:p>34862</text:p>
          </table:table-cell>
          <table:table-cell office:value-type="float" office:value="627" calcext:value-type="float">
            <text:p>62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4577" calcext:value-type="float">
            <text:p>161103846457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0672" calcext:value-type="float">
            <text:p>120672</text:p>
          </table:table-cell>
          <table:table-cell office:value-type="float" office:value="1262" calcext:value-type="float">
            <text:p>1262</text:p>
          </table:table-cell>
          <table:table-cell office:value-type="float" office:value="1172320" calcext:value-type="float">
            <text:p>11723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63328" calcext:value-type="float">
            <text:p>5363328</text:p>
          </table:table-cell>
          <table:table-cell office:value-type="float" office:value="0" calcext:value-type="float">
            <text:p>0</text:p>
          </table:table-cell>
          <table:table-cell office:value-type="float" office:value="5363328" calcext:value-type="float">
            <text:p>53633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4881" calcext:value-type="float">
            <text:p>34881</text:p>
          </table:table-cell>
          <table:table-cell office:value-type="float" office:value="680" calcext:value-type="float">
            <text:p>68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4716" calcext:value-type="float">
            <text:p>16110384647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1268" calcext:value-type="float">
            <text:p>121268</text:p>
          </table:table-cell>
          <table:table-cell office:value-type="float" office:value="1263" calcext:value-type="float">
            <text:p>1263</text:p>
          </table:table-cell>
          <table:table-cell office:value-type="float" office:value="1172416" calcext:value-type="float">
            <text:p>11724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80127" calcext:value-type="float">
            <text:p>5280127</text:p>
          </table:table-cell>
          <table:table-cell office:value-type="float" office:value="868359" calcext:value-type="float">
            <text:p>868359</text:p>
          </table:table-cell>
          <table:table-cell office:value-type="float" office:value="4411768" calcext:value-type="float">
            <text:p>4411768</text:p>
          </table:table-cell>
          <table:table-cell office:value-type="float" office:value="8" calcext:value-type="float">
            <text:p>8</text:p>
          </table:table-cell>
          <table:table-cell office:value-type="float" office:value="1996800" calcext:value-type="float">
            <text:p>1996800</text:p>
          </table:table-cell>
          <table:table-cell office:value-type="float" office:value="34896" calcext:value-type="float">
            <text:p>34896</text:p>
          </table:table-cell>
          <table:table-cell office:value-type="float" office:value="768" calcext:value-type="float">
            <text:p>76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4828" calcext:value-type="float">
            <text:p>161103846482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1516" calcext:value-type="float">
            <text:p>121516</text:p>
          </table:table-cell>
          <table:table-cell office:value-type="float" office:value="1263" calcext:value-type="float">
            <text:p>1263</text:p>
          </table:table-cell>
          <table:table-cell office:value-type="float" office:value="1172416" calcext:value-type="float">
            <text:p>11724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21877" calcext:value-type="float">
            <text:p>5121877</text:p>
          </table:table-cell>
          <table:table-cell office:value-type="float" office:value="883157" calcext:value-type="float">
            <text:p>883157</text:p>
          </table:table-cell>
          <table:table-cell office:value-type="float" office:value="4238720" calcext:value-type="float">
            <text:p>42387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4911" calcext:value-type="float">
            <text:p>34911</text:p>
          </table:table-cell>
          <table:table-cell office:value-type="float" office:value="574" calcext:value-type="float">
            <text:p>57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4939" calcext:value-type="float">
            <text:p>161103846493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9528" calcext:value-type="float">
            <text:p>119528</text:p>
          </table:table-cell>
          <table:table-cell office:value-type="float" office:value="1261" calcext:value-type="float">
            <text:p>1261</text:p>
          </table:table-cell>
          <table:table-cell office:value-type="float" office:value="1172548" calcext:value-type="float">
            <text:p>11725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16776" calcext:value-type="float">
            <text:p>5316776</text:p>
          </table:table-cell>
          <table:table-cell office:value-type="float" office:value="0" calcext:value-type="float">
            <text:p>0</text:p>
          </table:table-cell>
          <table:table-cell office:value-type="float" office:value="5316776" calcext:value-type="float">
            <text:p>5316776</text:p>
          </table:table-cell>
          <table:table-cell office:value-type="float" office:value="8" calcext:value-type="float">
            <text:p>8</text:p>
          </table:table-cell>
          <table:table-cell office:value-type="float" office:value="2112000" calcext:value-type="float">
            <text:p>2112000</text:p>
          </table:table-cell>
          <table:table-cell office:value-type="float" office:value="34932" calcext:value-type="float">
            <text:p>34932</text:p>
          </table:table-cell>
          <table:table-cell office:value-type="float" office:value="675" calcext:value-type="float">
            <text:p>67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5086" calcext:value-type="float">
            <text:p>161103846508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0524" calcext:value-type="float">
            <text:p>120524</text:p>
          </table:table-cell>
          <table:table-cell office:value-type="float" office:value="1262" calcext:value-type="float">
            <text:p>1262</text:p>
          </table:table-cell>
          <table:table-cell office:value-type="float" office:value="1172580" calcext:value-type="float">
            <text:p>11725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20234" calcext:value-type="float">
            <text:p>5220234</text:p>
          </table:table-cell>
          <table:table-cell office:value-type="float" office:value="891066" calcext:value-type="float">
            <text:p>891066</text:p>
          </table:table-cell>
          <table:table-cell office:value-type="float" office:value="4329168" calcext:value-type="float">
            <text:p>43291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4947" calcext:value-type="float">
            <text:p>34947</text:p>
          </table:table-cell>
          <table:table-cell office:value-type="float" office:value="575" calcext:value-type="float">
            <text:p>57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5206" calcext:value-type="float">
            <text:p>161103846520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0676" calcext:value-type="float">
            <text:p>120676</text:p>
          </table:table-cell>
          <table:table-cell office:value-type="float" office:value="1262" calcext:value-type="float">
            <text:p>1262</text:p>
          </table:table-cell>
          <table:table-cell office:value-type="float" office:value="1172612" calcext:value-type="float">
            <text:p>11726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89653" calcext:value-type="float">
            <text:p>5089653</text:p>
          </table:table-cell>
          <table:table-cell office:value-type="float" office:value="1104477" calcext:value-type="float">
            <text:p>1104477</text:p>
          </table:table-cell>
          <table:table-cell office:value-type="float" office:value="3985176" calcext:value-type="float">
            <text:p>39851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4963" calcext:value-type="float">
            <text:p>34963</text:p>
          </table:table-cell>
          <table:table-cell office:value-type="float" office:value="583" calcext:value-type="float">
            <text:p>58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5316" calcext:value-type="float">
            <text:p>16110384653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6892" calcext:value-type="float">
            <text:p>116892</text:p>
          </table:table-cell>
          <table:table-cell office:value-type="float" office:value="1261" calcext:value-type="float">
            <text:p>1261</text:p>
          </table:table-cell>
          <table:table-cell office:value-type="float" office:value="1174480" calcext:value-type="float">
            <text:p>11744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89653" calcext:value-type="float">
            <text:p>5089653</text:p>
          </table:table-cell>
          <table:table-cell office:value-type="float" office:value="295973" calcext:value-type="float">
            <text:p>295973</text:p>
          </table:table-cell>
          <table:table-cell office:value-type="float" office:value="4793680" calcext:value-type="float">
            <text:p>4793680</text:p>
          </table:table-cell>
          <table:table-cell office:value-type="float" office:value="8" calcext:value-type="float">
            <text:p>8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34979" calcext:value-type="float">
            <text:p>34979</text:p>
          </table:table-cell>
          <table:table-cell office:value-type="float" office:value="575" calcext:value-type="float">
            <text:p>57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5457" calcext:value-type="float">
            <text:p>161103846545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9804" calcext:value-type="float">
            <text:p>99804</text:p>
          </table:table-cell>
          <table:table-cell office:value-type="float" office:value="1247" calcext:value-type="float">
            <text:p>1247</text:p>
          </table:table-cell>
          <table:table-cell office:value-type="float" office:value="1177528" calcext:value-type="float">
            <text:p>11775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30975" calcext:value-type="float">
            <text:p>5130975</text:p>
          </table:table-cell>
          <table:table-cell office:value-type="float" office:value="410295" calcext:value-type="float">
            <text:p>410295</text:p>
          </table:table-cell>
          <table:table-cell office:value-type="float" office:value="4720680" calcext:value-type="float">
            <text:p>47206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34998" calcext:value-type="float">
            <text:p>34998</text:p>
          </table:table-cell>
          <table:table-cell office:value-type="float" office:value="894" calcext:value-type="float">
            <text:p>89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5597" calcext:value-type="float">
            <text:p>161103846559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944" calcext:value-type="float">
            <text:p>92944</text:p>
          </table:table-cell>
          <table:table-cell office:value-type="float" office:value="1244" calcext:value-type="float">
            <text:p>1244</text:p>
          </table:table-cell>
          <table:table-cell office:value-type="float" office:value="1181124" calcext:value-type="float">
            <text:p>11811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19728" calcext:value-type="float">
            <text:p>5219728</text:p>
          </table:table-cell>
          <table:table-cell office:value-type="float" office:value="0" calcext:value-type="float">
            <text:p>0</text:p>
          </table:table-cell>
          <table:table-cell office:value-type="float" office:value="5219728" calcext:value-type="float">
            <text:p>52197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5017" calcext:value-type="float">
            <text:p>35017</text:p>
          </table:table-cell>
          <table:table-cell office:value-type="float" office:value="716" calcext:value-type="float">
            <text:p>71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5736" calcext:value-type="float">
            <text:p>16110384657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8488" calcext:value-type="float">
            <text:p>88488</text:p>
          </table:table-cell>
          <table:table-cell office:value-type="float" office:value="1246" calcext:value-type="float">
            <text:p>1246</text:p>
          </table:table-cell>
          <table:table-cell office:value-type="float" office:value="1187572" calcext:value-type="float">
            <text:p>11875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61173" calcext:value-type="float">
            <text:p>5161173</text:p>
          </table:table-cell>
          <table:table-cell office:value-type="float" office:value="1261341" calcext:value-type="float">
            <text:p>1261341</text:p>
          </table:table-cell>
          <table:table-cell office:value-type="float" office:value="3899832" calcext:value-type="float">
            <text:p>389983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5030" calcext:value-type="float">
            <text:p>35030</text:p>
          </table:table-cell>
          <table:table-cell office:value-type="float" office:value="928" calcext:value-type="float">
            <text:p>92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5846" calcext:value-type="float">
            <text:p>161103846584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000" calcext:value-type="float">
            <text:p>70000</text:p>
          </table:table-cell>
          <table:table-cell office:value-type="float" office:value="1230" calcext:value-type="float">
            <text:p>1230</text:p>
          </table:table-cell>
          <table:table-cell office:value-type="float" office:value="1190816" calcext:value-type="float">
            <text:p>11908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51512" calcext:value-type="float">
            <text:p>5251512</text:p>
          </table:table-cell>
          <table:table-cell office:value-type="float" office:value="0" calcext:value-type="float">
            <text:p>0</text:p>
          </table:table-cell>
          <table:table-cell office:value-type="float" office:value="5251512" calcext:value-type="float">
            <text:p>525151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5046" calcext:value-type="float">
            <text:p>35046</text:p>
          </table:table-cell>
          <table:table-cell office:value-type="float" office:value="811" calcext:value-type="float">
            <text:p>81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5970" calcext:value-type="float">
            <text:p>161103846597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9620" calcext:value-type="float">
            <text:p>59620</text:p>
          </table:table-cell>
          <table:table-cell office:value-type="float" office:value="1221" calcext:value-type="float">
            <text:p>1221</text:p>
          </table:table-cell>
          <table:table-cell office:value-type="float" office:value="1191196" calcext:value-type="float">
            <text:p>1191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47413" calcext:value-type="float">
            <text:p>5247413</text:p>
          </table:table-cell>
          <table:table-cell office:value-type="float" office:value="1220069" calcext:value-type="float">
            <text:p>1220069</text:p>
          </table:table-cell>
          <table:table-cell office:value-type="float" office:value="4027344" calcext:value-type="float">
            <text:p>402734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5064" calcext:value-type="float">
            <text:p>35064</text:p>
          </table:table-cell>
          <table:table-cell office:value-type="float" office:value="831" calcext:value-type="float">
            <text:p>83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6116" calcext:value-type="float">
            <text:p>16110384661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928" calcext:value-type="float">
            <text:p>67928</text:p>
          </table:table-cell>
          <table:table-cell office:value-type="float" office:value="1220" calcext:value-type="float">
            <text:p>1220</text:p>
          </table:table-cell>
          <table:table-cell office:value-type="float" office:value="1183004" calcext:value-type="float">
            <text:p>1183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47413" calcext:value-type="float">
            <text:p>5247413</text:p>
          </table:table-cell>
          <table:table-cell office:value-type="float" office:value="114149" calcext:value-type="float">
            <text:p>114149</text:p>
          </table:table-cell>
          <table:table-cell office:value-type="float" office:value="5133264" calcext:value-type="float">
            <text:p>513326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5077" calcext:value-type="float">
            <text:p>35077</text:p>
          </table:table-cell>
          <table:table-cell office:value-type="float" office:value="813" calcext:value-type="float">
            <text:p>81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6230" calcext:value-type="float">
            <text:p>16110384662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976" calcext:value-type="float">
            <text:p>92976</text:p>
          </table:table-cell>
          <table:table-cell office:value-type="float" office:value="1243" calcext:value-type="float">
            <text:p>1243</text:p>
          </table:table-cell>
          <table:table-cell office:value-type="float" office:value="1180380" calcext:value-type="float">
            <text:p>11803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92266" calcext:value-type="float">
            <text:p>5092266</text:p>
          </table:table-cell>
          <table:table-cell office:value-type="float" office:value="531690" calcext:value-type="float">
            <text:p>531690</text:p>
          </table:table-cell>
          <table:table-cell office:value-type="float" office:value="4560576" calcext:value-type="float">
            <text:p>45605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5094" calcext:value-type="float">
            <text:p>35094</text:p>
          </table:table-cell>
          <table:table-cell office:value-type="float" office:value="796" calcext:value-type="float">
            <text:p>79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6363" calcext:value-type="float">
            <text:p>161103846636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968" calcext:value-type="float">
            <text:p>101968</text:p>
          </table:table-cell>
          <table:table-cell office:value-type="float" office:value="1252" calcext:value-type="float">
            <text:p>1252</text:p>
          </table:table-cell>
          <table:table-cell office:value-type="float" office:value="1180120" calcext:value-type="float">
            <text:p>11801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92266" calcext:value-type="float">
            <text:p>5092266</text:p>
          </table:table-cell>
          <table:table-cell office:value-type="float" office:value="261730" calcext:value-type="float">
            <text:p>261730</text:p>
          </table:table-cell>
          <table:table-cell office:value-type="float" office:value="4830536" calcext:value-type="float">
            <text:p>483053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5110" calcext:value-type="float">
            <text:p>35110</text:p>
          </table:table-cell>
          <table:table-cell office:value-type="float" office:value="869" calcext:value-type="float">
            <text:p>86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6506" calcext:value-type="float">
            <text:p>161103846650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676" calcext:value-type="float">
            <text:p>91676</text:p>
          </table:table-cell>
          <table:table-cell office:value-type="float" office:value="1242" calcext:value-type="float">
            <text:p>1242</text:p>
          </table:table-cell>
          <table:table-cell office:value-type="float" office:value="1180896" calcext:value-type="float">
            <text:p>11808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78602" calcext:value-type="float">
            <text:p>4978602</text:p>
          </table:table-cell>
          <table:table-cell office:value-type="float" office:value="568810" calcext:value-type="float">
            <text:p>568810</text:p>
          </table:table-cell>
          <table:table-cell office:value-type="float" office:value="4409792" calcext:value-type="float">
            <text:p>44097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5128" calcext:value-type="float">
            <text:p>35128</text:p>
          </table:table-cell>
          <table:table-cell office:value-type="float" office:value="864" calcext:value-type="float">
            <text:p>86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6647" calcext:value-type="float">
            <text:p>16110384666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8492" calcext:value-type="float">
            <text:p>88492</text:p>
          </table:table-cell>
          <table:table-cell office:value-type="float" office:value="1240" calcext:value-type="float">
            <text:p>1240</text:p>
          </table:table-cell>
          <table:table-cell office:value-type="float" office:value="1181716" calcext:value-type="float">
            <text:p>11817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78602" calcext:value-type="float">
            <text:p>4978602</text:p>
          </table:table-cell>
          <table:table-cell office:value-type="float" office:value="678658" calcext:value-type="float">
            <text:p>678658</text:p>
          </table:table-cell>
          <table:table-cell office:value-type="float" office:value="4299944" calcext:value-type="float">
            <text:p>429994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5145" calcext:value-type="float">
            <text:p>35145</text:p>
          </table:table-cell>
          <table:table-cell office:value-type="float" office:value="910" calcext:value-type="float">
            <text:p>91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6797" calcext:value-type="float">
            <text:p>161103846679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7096" calcext:value-type="float">
            <text:p>87096</text:p>
          </table:table-cell>
          <table:table-cell office:value-type="float" office:value="1239" calcext:value-type="float">
            <text:p>1239</text:p>
          </table:table-cell>
          <table:table-cell office:value-type="float" office:value="1181908" calcext:value-type="float">
            <text:p>11819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86282" calcext:value-type="float">
            <text:p>4986282</text:p>
          </table:table-cell>
          <table:table-cell office:value-type="float" office:value="1246570" calcext:value-type="float">
            <text:p>1246570</text:p>
          </table:table-cell>
          <table:table-cell office:value-type="float" office:value="3739712" calcext:value-type="float">
            <text:p>373971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5162" calcext:value-type="float">
            <text:p>35162</text:p>
          </table:table-cell>
          <table:table-cell office:value-type="float" office:value="913" calcext:value-type="float">
            <text:p>91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6936" calcext:value-type="float">
            <text:p>16110384669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6544" calcext:value-type="float">
            <text:p>86544</text:p>
          </table:table-cell>
          <table:table-cell office:value-type="float" office:value="1238" calcext:value-type="float">
            <text:p>1238</text:p>
          </table:table-cell>
          <table:table-cell office:value-type="float" office:value="1181800" calcext:value-type="float">
            <text:p>11818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86282" calcext:value-type="float">
            <text:p>4986282</text:p>
          </table:table-cell>
          <table:table-cell office:value-type="float" office:value="386410" calcext:value-type="float">
            <text:p>386410</text:p>
          </table:table-cell>
          <table:table-cell office:value-type="float" office:value="4599872" calcext:value-type="float">
            <text:p>459987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5176" calcext:value-type="float">
            <text:p>35176</text:p>
          </table:table-cell>
          <table:table-cell office:value-type="float" office:value="863" calcext:value-type="float">
            <text:p>86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7078" calcext:value-type="float">
            <text:p>161103846707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3760" calcext:value-type="float">
            <text:p>83760</text:p>
          </table:table-cell>
          <table:table-cell office:value-type="float" office:value="1235" calcext:value-type="float">
            <text:p>1235</text:p>
          </table:table-cell>
          <table:table-cell office:value-type="float" office:value="1181836" calcext:value-type="float">
            <text:p>11818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86282" calcext:value-type="float">
            <text:p>4986282</text:p>
          </table:table-cell>
          <table:table-cell office:value-type="float" office:value="882762" calcext:value-type="float">
            <text:p>882762</text:p>
          </table:table-cell>
          <table:table-cell office:value-type="float" office:value="4103520" calcext:value-type="float">
            <text:p>41035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5192" calcext:value-type="float">
            <text:p>35192</text:p>
          </table:table-cell>
          <table:table-cell office:value-type="float" office:value="799" calcext:value-type="float">
            <text:p>79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7215" calcext:value-type="float">
            <text:p>16110384672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424" calcext:value-type="float">
            <text:p>80424</text:p>
          </table:table-cell>
          <table:table-cell office:value-type="float" office:value="1232" calcext:value-type="float">
            <text:p>1232</text:p>
          </table:table-cell>
          <table:table-cell office:value-type="float" office:value="1181884" calcext:value-type="float">
            <text:p>11818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86282" calcext:value-type="float">
            <text:p>4986282</text:p>
          </table:table-cell>
          <table:table-cell office:value-type="float" office:value="333898" calcext:value-type="float">
            <text:p>333898</text:p>
          </table:table-cell>
          <table:table-cell office:value-type="float" office:value="4652384" calcext:value-type="float">
            <text:p>465238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5206" calcext:value-type="float">
            <text:p>35206</text:p>
          </table:table-cell>
          <table:table-cell office:value-type="float" office:value="910" calcext:value-type="float">
            <text:p>91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7357" calcext:value-type="float">
            <text:p>161103846735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120" calcext:value-type="float">
            <text:p>80120</text:p>
          </table:table-cell>
          <table:table-cell office:value-type="float" office:value="1232" calcext:value-type="float">
            <text:p>1232</text:p>
          </table:table-cell>
          <table:table-cell office:value-type="float" office:value="1181748" calcext:value-type="float">
            <text:p>11817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53792" calcext:value-type="float">
            <text:p>5053792</text:p>
          </table:table-cell>
          <table:table-cell office:value-type="float" office:value="0" calcext:value-type="float">
            <text:p>0</text:p>
          </table:table-cell>
          <table:table-cell office:value-type="float" office:value="5053792" calcext:value-type="float">
            <text:p>50537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5223" calcext:value-type="float">
            <text:p>35223</text:p>
          </table:table-cell>
          <table:table-cell office:value-type="float" office:value="872" calcext:value-type="float">
            <text:p>87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7508" calcext:value-type="float">
            <text:p>161103846750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8836" calcext:value-type="float">
            <text:p>78836</text:p>
          </table:table-cell>
          <table:table-cell office:value-type="float" office:value="1231" calcext:value-type="float">
            <text:p>1231</text:p>
          </table:table-cell>
          <table:table-cell office:value-type="float" office:value="1181812" calcext:value-type="float">
            <text:p>11818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43135" calcext:value-type="float">
            <text:p>5043135</text:p>
          </table:table-cell>
          <table:table-cell office:value-type="float" office:value="929007" calcext:value-type="float">
            <text:p>929007</text:p>
          </table:table-cell>
          <table:table-cell office:value-type="float" office:value="4114128" calcext:value-type="float">
            <text:p>41141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5235" calcext:value-type="float">
            <text:p>35235</text:p>
          </table:table-cell>
          <table:table-cell office:value-type="float" office:value="840" calcext:value-type="float">
            <text:p>84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7628" calcext:value-type="float">
            <text:p>161103846762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4324" calcext:value-type="float">
            <text:p>84324</text:p>
          </table:table-cell>
          <table:table-cell office:value-type="float" office:value="1236" calcext:value-type="float">
            <text:p>1236</text:p>
          </table:table-cell>
          <table:table-cell office:value-type="float" office:value="1182104" calcext:value-type="float">
            <text:p>11821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43135" calcext:value-type="float">
            <text:p>5043135</text:p>
          </table:table-cell>
          <table:table-cell office:value-type="float" office:value="625903" calcext:value-type="float">
            <text:p>625903</text:p>
          </table:table-cell>
          <table:table-cell office:value-type="float" office:value="4417232" calcext:value-type="float">
            <text:p>4417232</text:p>
          </table:table-cell>
          <table:table-cell office:value-type="float" office:value="8" calcext:value-type="float">
            <text:p>8</text:p>
          </table:table-cell>
          <table:table-cell office:value-type="float" office:value="2112000" calcext:value-type="float">
            <text:p>2112000</text:p>
          </table:table-cell>
          <table:table-cell office:value-type="float" office:value="35246" calcext:value-type="float">
            <text:p>35246</text:p>
          </table:table-cell>
          <table:table-cell office:value-type="float" office:value="787" calcext:value-type="float">
            <text:p>78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7739" calcext:value-type="float">
            <text:p>161103846773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4076" calcext:value-type="float">
            <text:p>84076</text:p>
          </table:table-cell>
          <table:table-cell office:value-type="float" office:value="1236" calcext:value-type="float">
            <text:p>1236</text:p>
          </table:table-cell>
          <table:table-cell office:value-type="float" office:value="1182140" calcext:value-type="float">
            <text:p>11821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43135" calcext:value-type="float">
            <text:p>5043135</text:p>
          </table:table-cell>
          <table:table-cell office:value-type="float" office:value="339183" calcext:value-type="float">
            <text:p>339183</text:p>
          </table:table-cell>
          <table:table-cell office:value-type="float" office:value="4703952" calcext:value-type="float">
            <text:p>47039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5261" calcext:value-type="float">
            <text:p>35261</text:p>
          </table:table-cell>
          <table:table-cell office:value-type="float" office:value="682" calcext:value-type="float">
            <text:p>68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7876" calcext:value-type="float">
            <text:p>161103846787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324" calcext:value-type="float">
            <text:p>67324</text:p>
          </table:table-cell>
          <table:table-cell office:value-type="float" office:value="1220" calcext:value-type="float">
            <text:p>1220</text:p>
          </table:table-cell>
          <table:table-cell office:value-type="float" office:value="1182620" calcext:value-type="float">
            <text:p>11826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43135" calcext:value-type="float">
            <text:p>5043135</text:p>
          </table:table-cell>
          <table:table-cell office:value-type="float" office:value="1201759" calcext:value-type="float">
            <text:p>1201759</text:p>
          </table:table-cell>
          <table:table-cell office:value-type="float" office:value="3841376" calcext:value-type="float">
            <text:p>38413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5277" calcext:value-type="float">
            <text:p>35277</text:p>
          </table:table-cell>
          <table:table-cell office:value-type="float" office:value="812" calcext:value-type="float">
            <text:p>81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8016" calcext:value-type="float">
            <text:p>16110384680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124" calcext:value-type="float">
            <text:p>96124</text:p>
          </table:table-cell>
          <table:table-cell office:value-type="float" office:value="1250" calcext:value-type="float">
            <text:p>1250</text:p>
          </table:table-cell>
          <table:table-cell office:value-type="float" office:value="1184140" calcext:value-type="float">
            <text:p>11841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43135" calcext:value-type="float">
            <text:p>5043135</text:p>
          </table:table-cell>
          <table:table-cell office:value-type="float" office:value="1013343" calcext:value-type="float">
            <text:p>1013343</text:p>
          </table:table-cell>
          <table:table-cell office:value-type="float" office:value="4029792" calcext:value-type="float">
            <text:p>40297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35293" calcext:value-type="float">
            <text:p>35293</text:p>
          </table:table-cell>
          <table:table-cell office:value-type="float" office:value="771" calcext:value-type="float">
            <text:p>77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8159" calcext:value-type="float">
            <text:p>16110384681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592" calcext:value-type="float">
            <text:p>95592</text:p>
          </table:table-cell>
          <table:table-cell office:value-type="float" office:value="1249" calcext:value-type="float">
            <text:p>1249</text:p>
          </table:table-cell>
          <table:table-cell office:value-type="float" office:value="1184388" calcext:value-type="float">
            <text:p>11843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43135" calcext:value-type="float">
            <text:p>5043135</text:p>
          </table:table-cell>
          <table:table-cell office:value-type="float" office:value="874079" calcext:value-type="float">
            <text:p>874079</text:p>
          </table:table-cell>
          <table:table-cell office:value-type="float" office:value="4169056" calcext:value-type="float">
            <text:p>4169056</text:p>
          </table:table-cell>
          <table:table-cell office:value-type="float" office:value="8" calcext:value-type="float">
            <text:p>8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35307" calcext:value-type="float">
            <text:p>35307</text:p>
          </table:table-cell>
          <table:table-cell office:value-type="float" office:value="556" calcext:value-type="float">
            <text:p>55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8307" calcext:value-type="float">
            <text:p>161103846830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808" calcext:value-type="float">
            <text:p>94808</text:p>
          </table:table-cell>
          <table:table-cell office:value-type="float" office:value="1249" calcext:value-type="float">
            <text:p>1249</text:p>
          </table:table-cell>
          <table:table-cell office:value-type="float" office:value="1184388" calcext:value-type="float">
            <text:p>11843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43135" calcext:value-type="float">
            <text:p>5043135</text:p>
          </table:table-cell>
          <table:table-cell office:value-type="float" office:value="767583" calcext:value-type="float">
            <text:p>767583</text:p>
          </table:table-cell>
          <table:table-cell office:value-type="float" office:value="4275552" calcext:value-type="float">
            <text:p>4275552</text:p>
          </table:table-cell>
          <table:table-cell office:value-type="float" office:value="8" calcext:value-type="float">
            <text:p>8</text:p>
          </table:table-cell>
          <table:table-cell office:value-type="float" office:value="2208000" calcext:value-type="float">
            <text:p>2208000</text:p>
          </table:table-cell>
          <table:table-cell office:value-type="float" office:value="35321" calcext:value-type="float">
            <text:p>35321</text:p>
          </table:table-cell>
          <table:table-cell office:value-type="float" office:value="851" calcext:value-type="float">
            <text:p>85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468445" calcext:value-type="float">
            <text:p>16110384684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512" calcext:value-type="float">
            <text:p>82512</text:p>
          </table:table-cell>
          <table:table-cell office:value-type="float" office:value="1221" calcext:value-type="float">
            <text:p>1221</text:p>
          </table:table-cell>
          <table:table-cell office:value-type="float" office:value="1168468" calcext:value-type="float">
            <text:p>11684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64669" calcext:value-type="float">
            <text:p>11064669</text:p>
          </table:table-cell>
          <table:table-cell office:value-type="float" office:value="2143253" calcext:value-type="float">
            <text:p>2143253</text:p>
          </table:table-cell>
          <table:table-cell office:value-type="float" office:value="8921416" calcext:value-type="float">
            <text:p>89214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0791" calcext:value-type="float">
            <text:p>40791</text:p>
          </table:table-cell>
          <table:table-cell office:value-type="float" office:value="319" calcext:value-type="float">
            <text:p>31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6873" calcext:value-type="float">
            <text:p>161103850687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604" calcext:value-type="float">
            <text:p>82604</text:p>
          </table:table-cell>
          <table:table-cell office:value-type="float" office:value="1221" calcext:value-type="float">
            <text:p>1221</text:p>
          </table:table-cell>
          <table:table-cell office:value-type="float" office:value="1168468" calcext:value-type="float">
            <text:p>11684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64669" calcext:value-type="float">
            <text:p>11064669</text:p>
          </table:table-cell>
          <table:table-cell office:value-type="float" office:value="3234837" calcext:value-type="float">
            <text:p>3234837</text:p>
          </table:table-cell>
          <table:table-cell office:value-type="float" office:value="7829832" calcext:value-type="float">
            <text:p>78298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0811" calcext:value-type="float">
            <text:p>40811</text:p>
          </table:table-cell>
          <table:table-cell office:value-type="float" office:value="373" calcext:value-type="float">
            <text:p>37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7003" calcext:value-type="float">
            <text:p>161103850700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920" calcext:value-type="float">
            <text:p>82920</text:p>
          </table:table-cell>
          <table:table-cell office:value-type="float" office:value="1221" calcext:value-type="float">
            <text:p>1221</text:p>
          </table:table-cell>
          <table:table-cell office:value-type="float" office:value="1168848" calcext:value-type="float">
            <text:p>11688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64669" calcext:value-type="float">
            <text:p>11064669</text:p>
          </table:table-cell>
          <table:table-cell office:value-type="float" office:value="2797869" calcext:value-type="float">
            <text:p>2797869</text:p>
          </table:table-cell>
          <table:table-cell office:value-type="float" office:value="8266800" calcext:value-type="float">
            <text:p>82668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0829" calcext:value-type="float">
            <text:p>40829</text:p>
          </table:table-cell>
          <table:table-cell office:value-type="float" office:value="395" calcext:value-type="float">
            <text:p>39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7125" calcext:value-type="float">
            <text:p>16110385071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620" calcext:value-type="float">
            <text:p>80620</text:p>
          </table:table-cell>
          <table:table-cell office:value-type="float" office:value="1220" calcext:value-type="float">
            <text:p>1220</text:p>
          </table:table-cell>
          <table:table-cell office:value-type="float" office:value="1168840" calcext:value-type="float">
            <text:p>11688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64669" calcext:value-type="float">
            <text:p>11064669</text:p>
          </table:table-cell>
          <table:table-cell office:value-type="float" office:value="137109" calcext:value-type="float">
            <text:p>137109</text:p>
          </table:table-cell>
          <table:table-cell office:value-type="float" office:value="10927560" calcext:value-type="float">
            <text:p>109275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0848" calcext:value-type="float">
            <text:p>40848</text:p>
          </table:table-cell>
          <table:table-cell office:value-type="float" office:value="655" calcext:value-type="float">
            <text:p>65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7265" calcext:value-type="float">
            <text:p>161103850726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840" calcext:value-type="float">
            <text:p>82840</text:p>
          </table:table-cell>
          <table:table-cell office:value-type="float" office:value="1222" calcext:value-type="float">
            <text:p>1222</text:p>
          </table:table-cell>
          <table:table-cell office:value-type="float" office:value="1168888" calcext:value-type="float">
            <text:p>11688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64669" calcext:value-type="float">
            <text:p>11064669</text:p>
          </table:table-cell>
          <table:table-cell office:value-type="float" office:value="1708133" calcext:value-type="float">
            <text:p>1708133</text:p>
          </table:table-cell>
          <table:table-cell office:value-type="float" office:value="9356536" calcext:value-type="float">
            <text:p>93565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0866" calcext:value-type="float">
            <text:p>40866</text:p>
          </table:table-cell>
          <table:table-cell office:value-type="float" office:value="504" calcext:value-type="float">
            <text:p>50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7385" calcext:value-type="float">
            <text:p>161103850738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964" calcext:value-type="float">
            <text:p>82964</text:p>
          </table:table-cell>
          <table:table-cell office:value-type="float" office:value="1222" calcext:value-type="float">
            <text:p>1222</text:p>
          </table:table-cell>
          <table:table-cell office:value-type="float" office:value="1168952" calcext:value-type="float">
            <text:p>11689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086762" calcext:value-type="float">
            <text:p>10086762</text:p>
          </table:table-cell>
          <table:table-cell office:value-type="float" office:value="1636954" calcext:value-type="float">
            <text:p>1636954</text:p>
          </table:table-cell>
          <table:table-cell office:value-type="float" office:value="8449808" calcext:value-type="float">
            <text:p>84498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0889" calcext:value-type="float">
            <text:p>40889</text:p>
          </table:table-cell>
          <table:table-cell office:value-type="float" office:value="464" calcext:value-type="float">
            <text:p>46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7494" calcext:value-type="float">
            <text:p>161103850749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956" calcext:value-type="float">
            <text:p>82956</text:p>
          </table:table-cell>
          <table:table-cell office:value-type="float" office:value="1222" calcext:value-type="float">
            <text:p>1222</text:p>
          </table:table-cell>
          <table:table-cell office:value-type="float" office:value="1168952" calcext:value-type="float">
            <text:p>11689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086762" calcext:value-type="float">
            <text:p>10086762</text:p>
          </table:table-cell>
          <table:table-cell office:value-type="float" office:value="298074" calcext:value-type="float">
            <text:p>298074</text:p>
          </table:table-cell>
          <table:table-cell office:value-type="float" office:value="9788688" calcext:value-type="float">
            <text:p>97886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0907" calcext:value-type="float">
            <text:p>40907</text:p>
          </table:table-cell>
          <table:table-cell office:value-type="float" office:value="412" calcext:value-type="float">
            <text:p>41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7648" calcext:value-type="float">
            <text:p>16110385076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6524" calcext:value-type="float">
            <text:p>76524</text:p>
          </table:table-cell>
          <table:table-cell office:value-type="float" office:value="1217" calcext:value-type="float">
            <text:p>1217</text:p>
          </table:table-cell>
          <table:table-cell office:value-type="float" office:value="1169048" calcext:value-type="float">
            <text:p>11690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305832" calcext:value-type="float">
            <text:p>15305832</text:p>
          </table:table-cell>
          <table:table-cell office:value-type="float" office:value="0" calcext:value-type="float">
            <text:p>0</text:p>
          </table:table-cell>
          <table:table-cell office:value-type="float" office:value="15305832" calcext:value-type="float">
            <text:p>153058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0929" calcext:value-type="float">
            <text:p>40929</text:p>
          </table:table-cell>
          <table:table-cell office:value-type="float" office:value="400" calcext:value-type="float">
            <text:p>40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7798" calcext:value-type="float">
            <text:p>16110385077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1668" calcext:value-type="float">
            <text:p>81668</text:p>
          </table:table-cell>
          <table:table-cell office:value-type="float" office:value="1221" calcext:value-type="float">
            <text:p>1221</text:p>
          </table:table-cell>
          <table:table-cell office:value-type="float" office:value="1169112" calcext:value-type="float">
            <text:p>11691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531184" calcext:value-type="float">
            <text:p>9531184</text:p>
          </table:table-cell>
          <table:table-cell office:value-type="float" office:value="0" calcext:value-type="float">
            <text:p>0</text:p>
          </table:table-cell>
          <table:table-cell office:value-type="float" office:value="9531184" calcext:value-type="float">
            <text:p>95311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0953" calcext:value-type="float">
            <text:p>40953</text:p>
          </table:table-cell>
          <table:table-cell office:value-type="float" office:value="352" calcext:value-type="float">
            <text:p>35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7948" calcext:value-type="float">
            <text:p>16110385079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4580" calcext:value-type="float">
            <text:p>84580</text:p>
          </table:table-cell>
          <table:table-cell office:value-type="float" office:value="1224" calcext:value-type="float">
            <text:p>1224</text:p>
          </table:table-cell>
          <table:table-cell office:value-type="float" office:value="1169144" calcext:value-type="float">
            <text:p>11691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213599" calcext:value-type="float">
            <text:p>9213599</text:p>
          </table:table-cell>
          <table:table-cell office:value-type="float" office:value="2996927" calcext:value-type="float">
            <text:p>2996927</text:p>
          </table:table-cell>
          <table:table-cell office:value-type="float" office:value="6216672" calcext:value-type="float">
            <text:p>62166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0972" calcext:value-type="float">
            <text:p>40972</text:p>
          </table:table-cell>
          <table:table-cell office:value-type="float" office:value="450" calcext:value-type="float">
            <text:p>45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8082" calcext:value-type="float">
            <text:p>161103850808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4852" calcext:value-type="float">
            <text:p>84852</text:p>
          </table:table-cell>
          <table:table-cell office:value-type="float" office:value="1224" calcext:value-type="float">
            <text:p>1224</text:p>
          </table:table-cell>
          <table:table-cell office:value-type="float" office:value="1169148" calcext:value-type="float">
            <text:p>11691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213599" calcext:value-type="float">
            <text:p>9213599</text:p>
          </table:table-cell>
          <table:table-cell office:value-type="float" office:value="2009431" calcext:value-type="float">
            <text:p>2009431</text:p>
          </table:table-cell>
          <table:table-cell office:value-type="float" office:value="7204168" calcext:value-type="float">
            <text:p>72041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0990" calcext:value-type="float">
            <text:p>40990</text:p>
          </table:table-cell>
          <table:table-cell office:value-type="float" office:value="642" calcext:value-type="float">
            <text:p>64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8201" calcext:value-type="float">
            <text:p>16110385082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092" calcext:value-type="float">
            <text:p>82092</text:p>
          </table:table-cell>
          <table:table-cell office:value-type="float" office:value="1222" calcext:value-type="float">
            <text:p>1222</text:p>
          </table:table-cell>
          <table:table-cell office:value-type="float" office:value="1169216" calcext:value-type="float">
            <text:p>11692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919568" calcext:value-type="float">
            <text:p>9919568</text:p>
          </table:table-cell>
          <table:table-cell office:value-type="float" office:value="0" calcext:value-type="float">
            <text:p>0</text:p>
          </table:table-cell>
          <table:table-cell office:value-type="float" office:value="9919568" calcext:value-type="float">
            <text:p>99195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013" calcext:value-type="float">
            <text:p>41013</text:p>
          </table:table-cell>
          <table:table-cell office:value-type="float" office:value="355" calcext:value-type="float">
            <text:p>35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8350" calcext:value-type="float">
            <text:p>161103850835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216" calcext:value-type="float">
            <text:p>82216</text:p>
          </table:table-cell>
          <table:table-cell office:value-type="float" office:value="1222" calcext:value-type="float">
            <text:p>1222</text:p>
          </table:table-cell>
          <table:table-cell office:value-type="float" office:value="1169248" calcext:value-type="float">
            <text:p>11692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213599" calcext:value-type="float">
            <text:p>9213599</text:p>
          </table:table-cell>
          <table:table-cell office:value-type="float" office:value="103279" calcext:value-type="float">
            <text:p>103279</text:p>
          </table:table-cell>
          <table:table-cell office:value-type="float" office:value="9110320" calcext:value-type="float">
            <text:p>91103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035" calcext:value-type="float">
            <text:p>41035</text:p>
          </table:table-cell>
          <table:table-cell office:value-type="float" office:value="364" calcext:value-type="float">
            <text:p>36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8498" calcext:value-type="float">
            <text:p>16110385084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4944" calcext:value-type="float">
            <text:p>84944</text:p>
          </table:table-cell>
          <table:table-cell office:value-type="float" office:value="1224" calcext:value-type="float">
            <text:p>1224</text:p>
          </table:table-cell>
          <table:table-cell office:value-type="float" office:value="1169280" calcext:value-type="float">
            <text:p>11692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213599" calcext:value-type="float">
            <text:p>9213599</text:p>
          </table:table-cell>
          <table:table-cell office:value-type="float" office:value="2491567" calcext:value-type="float">
            <text:p>2491567</text:p>
          </table:table-cell>
          <table:table-cell office:value-type="float" office:value="6722032" calcext:value-type="float">
            <text:p>67220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055" calcext:value-type="float">
            <text:p>41055</text:p>
          </table:table-cell>
          <table:table-cell office:value-type="float" office:value="389" calcext:value-type="float">
            <text:p>38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8638" calcext:value-type="float">
            <text:p>161103850863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3952" calcext:value-type="float">
            <text:p>83952</text:p>
          </table:table-cell>
          <table:table-cell office:value-type="float" office:value="1223" calcext:value-type="float">
            <text:p>1223</text:p>
          </table:table-cell>
          <table:table-cell office:value-type="float" office:value="1169312" calcext:value-type="float">
            <text:p>11693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213599" calcext:value-type="float">
            <text:p>9213599</text:p>
          </table:table-cell>
          <table:table-cell office:value-type="float" office:value="1719799" calcext:value-type="float">
            <text:p>1719799</text:p>
          </table:table-cell>
          <table:table-cell office:value-type="float" office:value="7493800" calcext:value-type="float">
            <text:p>74938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075" calcext:value-type="float">
            <text:p>41075</text:p>
          </table:table-cell>
          <table:table-cell office:value-type="float" office:value="325" calcext:value-type="float">
            <text:p>32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8759" calcext:value-type="float">
            <text:p>161103850875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3268" calcext:value-type="float">
            <text:p>83268</text:p>
          </table:table-cell>
          <table:table-cell office:value-type="float" office:value="1223" calcext:value-type="float">
            <text:p>1223</text:p>
          </table:table-cell>
          <table:table-cell office:value-type="float" office:value="1169344" calcext:value-type="float">
            <text:p>11693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213599" calcext:value-type="float">
            <text:p>9213599</text:p>
          </table:table-cell>
          <table:table-cell office:value-type="float" office:value="1745071" calcext:value-type="float">
            <text:p>1745071</text:p>
          </table:table-cell>
          <table:table-cell office:value-type="float" office:value="7468528" calcext:value-type="float">
            <text:p>74685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093" calcext:value-type="float">
            <text:p>41093</text:p>
          </table:table-cell>
          <table:table-cell office:value-type="float" office:value="307" calcext:value-type="float">
            <text:p>30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8869" calcext:value-type="float">
            <text:p>161103850886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3736" calcext:value-type="float">
            <text:p>83736</text:p>
          </table:table-cell>
          <table:table-cell office:value-type="float" office:value="1223" calcext:value-type="float">
            <text:p>1223</text:p>
          </table:table-cell>
          <table:table-cell office:value-type="float" office:value="1169380" calcext:value-type="float">
            <text:p>11693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213599" calcext:value-type="float">
            <text:p>9213599</text:p>
          </table:table-cell>
          <table:table-cell office:value-type="float" office:value="1929959" calcext:value-type="float">
            <text:p>1929959</text:p>
          </table:table-cell>
          <table:table-cell office:value-type="float" office:value="7283640" calcext:value-type="float">
            <text:p>72836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110" calcext:value-type="float">
            <text:p>41110</text:p>
          </table:table-cell>
          <table:table-cell office:value-type="float" office:value="316" calcext:value-type="float">
            <text:p>31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8980" calcext:value-type="float">
            <text:p>161103850898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3144" calcext:value-type="float">
            <text:p>83144</text:p>
          </table:table-cell>
          <table:table-cell office:value-type="float" office:value="1222" calcext:value-type="float">
            <text:p>1222</text:p>
          </table:table-cell>
          <table:table-cell office:value-type="float" office:value="1169412" calcext:value-type="float">
            <text:p>11694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029941" calcext:value-type="float">
            <text:p>9029941</text:p>
          </table:table-cell>
          <table:table-cell office:value-type="float" office:value="1679949" calcext:value-type="float">
            <text:p>1679949</text:p>
          </table:table-cell>
          <table:table-cell office:value-type="float" office:value="7349992" calcext:value-type="float">
            <text:p>73499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136" calcext:value-type="float">
            <text:p>41136</text:p>
          </table:table-cell>
          <table:table-cell office:value-type="float" office:value="328" calcext:value-type="float">
            <text:p>32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9127" calcext:value-type="float">
            <text:p>16110385091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556" calcext:value-type="float">
            <text:p>82556</text:p>
          </table:table-cell>
          <table:table-cell office:value-type="float" office:value="1222" calcext:value-type="float">
            <text:p>1222</text:p>
          </table:table-cell>
          <table:table-cell office:value-type="float" office:value="1169444" calcext:value-type="float">
            <text:p>11694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606346" calcext:value-type="float">
            <text:p>9606346</text:p>
          </table:table-cell>
          <table:table-cell office:value-type="float" office:value="1202282" calcext:value-type="float">
            <text:p>1202282</text:p>
          </table:table-cell>
          <table:table-cell office:value-type="float" office:value="8404064" calcext:value-type="float">
            <text:p>84040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160" calcext:value-type="float">
            <text:p>41160</text:p>
          </table:table-cell>
          <table:table-cell office:value-type="float" office:value="328" calcext:value-type="float">
            <text:p>32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9279" calcext:value-type="float">
            <text:p>161103850927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540" calcext:value-type="float">
            <text:p>80540</text:p>
          </table:table-cell>
          <table:table-cell office:value-type="float" office:value="1220" calcext:value-type="float">
            <text:p>1220</text:p>
          </table:table-cell>
          <table:table-cell office:value-type="float" office:value="1169444" calcext:value-type="float">
            <text:p>11694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990872" calcext:value-type="float">
            <text:p>9990872</text:p>
          </table:table-cell>
          <table:table-cell office:value-type="float" office:value="0" calcext:value-type="float">
            <text:p>0</text:p>
          </table:table-cell>
          <table:table-cell office:value-type="float" office:value="9990872" calcext:value-type="float">
            <text:p>99908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183" calcext:value-type="float">
            <text:p>41183</text:p>
          </table:table-cell>
          <table:table-cell office:value-type="float" office:value="328" calcext:value-type="float">
            <text:p>32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9427" calcext:value-type="float">
            <text:p>16110385094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3020" calcext:value-type="float">
            <text:p>83020</text:p>
          </table:table-cell>
          <table:table-cell office:value-type="float" office:value="1223" calcext:value-type="float">
            <text:p>1223</text:p>
          </table:table-cell>
          <table:table-cell office:value-type="float" office:value="1169736" calcext:value-type="float">
            <text:p>11697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606346" calcext:value-type="float">
            <text:p>9606346</text:p>
          </table:table-cell>
          <table:table-cell office:value-type="float" office:value="1840042" calcext:value-type="float">
            <text:p>1840042</text:p>
          </table:table-cell>
          <table:table-cell office:value-type="float" office:value="7766304" calcext:value-type="float">
            <text:p>77663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199" calcext:value-type="float">
            <text:p>41199</text:p>
          </table:table-cell>
          <table:table-cell office:value-type="float" office:value="345" calcext:value-type="float">
            <text:p>34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9539" calcext:value-type="float">
            <text:p>161103850953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3688" calcext:value-type="float">
            <text:p>83688</text:p>
          </table:table-cell>
          <table:table-cell office:value-type="float" office:value="1225" calcext:value-type="float">
            <text:p>1225</text:p>
          </table:table-cell>
          <table:table-cell office:value-type="float" office:value="1170484" calcext:value-type="float">
            <text:p>11704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606346" calcext:value-type="float">
            <text:p>9606346</text:p>
          </table:table-cell>
          <table:table-cell office:value-type="float" office:value="4321442" calcext:value-type="float">
            <text:p>4321442</text:p>
          </table:table-cell>
          <table:table-cell office:value-type="float" office:value="5284904" calcext:value-type="float">
            <text:p>52849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216" calcext:value-type="float">
            <text:p>41216</text:p>
          </table:table-cell>
          <table:table-cell office:value-type="float" office:value="316" calcext:value-type="float">
            <text:p>31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9658" calcext:value-type="float">
            <text:p>161103850965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304" calcext:value-type="float">
            <text:p>80304</text:p>
          </table:table-cell>
          <table:table-cell office:value-type="float" office:value="1221" calcext:value-type="float">
            <text:p>1221</text:p>
          </table:table-cell>
          <table:table-cell office:value-type="float" office:value="1170872" calcext:value-type="float">
            <text:p>11708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606346" calcext:value-type="float">
            <text:p>9606346</text:p>
          </table:table-cell>
          <table:table-cell office:value-type="float" office:value="1095162" calcext:value-type="float">
            <text:p>1095162</text:p>
          </table:table-cell>
          <table:table-cell office:value-type="float" office:value="8511184" calcext:value-type="float">
            <text:p>85111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238" calcext:value-type="float">
            <text:p>41238</text:p>
          </table:table-cell>
          <table:table-cell office:value-type="float" office:value="337" calcext:value-type="float">
            <text:p>33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9807" calcext:value-type="float">
            <text:p>161103850980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1608" calcext:value-type="float">
            <text:p>81608</text:p>
          </table:table-cell>
          <table:table-cell office:value-type="float" office:value="1222" calcext:value-type="float">
            <text:p>1222</text:p>
          </table:table-cell>
          <table:table-cell office:value-type="float" office:value="1170904" calcext:value-type="float">
            <text:p>11709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606346" calcext:value-type="float">
            <text:p>9606346</text:p>
          </table:table-cell>
          <table:table-cell office:value-type="float" office:value="2532978" calcext:value-type="float">
            <text:p>2532978</text:p>
          </table:table-cell>
          <table:table-cell office:value-type="float" office:value="7073368" calcext:value-type="float">
            <text:p>70733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256" calcext:value-type="float">
            <text:p>41256</text:p>
          </table:table-cell>
          <table:table-cell office:value-type="float" office:value="398" calcext:value-type="float">
            <text:p>39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09925" calcext:value-type="float">
            <text:p>16110385099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8352" calcext:value-type="float">
            <text:p>78352</text:p>
          </table:table-cell>
          <table:table-cell office:value-type="float" office:value="1220" calcext:value-type="float">
            <text:p>1220</text:p>
          </table:table-cell>
          <table:table-cell office:value-type="float" office:value="1170968" calcext:value-type="float">
            <text:p>11709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948288" calcext:value-type="float">
            <text:p>9948288</text:p>
          </table:table-cell>
          <table:table-cell office:value-type="float" office:value="0" calcext:value-type="float">
            <text:p>0</text:p>
          </table:table-cell>
          <table:table-cell office:value-type="float" office:value="9948288" calcext:value-type="float">
            <text:p>99482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279" calcext:value-type="float">
            <text:p>41279</text:p>
          </table:table-cell>
          <table:table-cell office:value-type="float" office:value="351" calcext:value-type="float">
            <text:p>35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0074" calcext:value-type="float">
            <text:p>161103851007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752" calcext:value-type="float">
            <text:p>80752</text:p>
          </table:table-cell>
          <table:table-cell office:value-type="float" office:value="1222" calcext:value-type="float">
            <text:p>1222</text:p>
          </table:table-cell>
          <table:table-cell office:value-type="float" office:value="1171064" calcext:value-type="float">
            <text:p>11710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606346" calcext:value-type="float">
            <text:p>9606346</text:p>
          </table:table-cell>
          <table:table-cell office:value-type="float" office:value="1958650" calcext:value-type="float">
            <text:p>1958650</text:p>
          </table:table-cell>
          <table:table-cell office:value-type="float" office:value="7647696" calcext:value-type="float">
            <text:p>76476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299" calcext:value-type="float">
            <text:p>41299</text:p>
          </table:table-cell>
          <table:table-cell office:value-type="float" office:value="365" calcext:value-type="float">
            <text:p>36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0210" calcext:value-type="float">
            <text:p>16110385102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8396" calcext:value-type="float">
            <text:p>78396</text:p>
          </table:table-cell>
          <table:table-cell office:value-type="float" office:value="1219" calcext:value-type="float">
            <text:p>1219</text:p>
          </table:table-cell>
          <table:table-cell office:value-type="float" office:value="1171096" calcext:value-type="float">
            <text:p>11710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024392" calcext:value-type="float">
            <text:p>10024392</text:p>
          </table:table-cell>
          <table:table-cell office:value-type="float" office:value="0" calcext:value-type="float">
            <text:p>0</text:p>
          </table:table-cell>
          <table:table-cell office:value-type="float" office:value="10024392" calcext:value-type="float">
            <text:p>100243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322" calcext:value-type="float">
            <text:p>41322</text:p>
          </table:table-cell>
          <table:table-cell office:value-type="float" office:value="410" calcext:value-type="float">
            <text:p>41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0351" calcext:value-type="float">
            <text:p>161103851035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5884" calcext:value-type="float">
            <text:p>75884</text:p>
          </table:table-cell>
          <table:table-cell office:value-type="float" office:value="1217" calcext:value-type="float">
            <text:p>1217</text:p>
          </table:table-cell>
          <table:table-cell office:value-type="float" office:value="1171096" calcext:value-type="float">
            <text:p>11710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504080" calcext:value-type="float">
            <text:p>12504080</text:p>
          </table:table-cell>
          <table:table-cell office:value-type="float" office:value="0" calcext:value-type="float">
            <text:p>0</text:p>
          </table:table-cell>
          <table:table-cell office:value-type="float" office:value="12504080" calcext:value-type="float">
            <text:p>125040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344" calcext:value-type="float">
            <text:p>41344</text:p>
          </table:table-cell>
          <table:table-cell office:value-type="float" office:value="413" calcext:value-type="float">
            <text:p>41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0486" calcext:value-type="float">
            <text:p>161103851048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020" calcext:value-type="float">
            <text:p>80020</text:p>
          </table:table-cell>
          <table:table-cell office:value-type="float" office:value="1221" calcext:value-type="float">
            <text:p>1221</text:p>
          </table:table-cell>
          <table:table-cell office:value-type="float" office:value="1171132" calcext:value-type="float">
            <text:p>11711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833109" calcext:value-type="float">
            <text:p>8833109</text:p>
          </table:table-cell>
          <table:table-cell office:value-type="float" office:value="3036125" calcext:value-type="float">
            <text:p>3036125</text:p>
          </table:table-cell>
          <table:table-cell office:value-type="float" office:value="5796984" calcext:value-type="float">
            <text:p>57969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366" calcext:value-type="float">
            <text:p>41366</text:p>
          </table:table-cell>
          <table:table-cell office:value-type="float" office:value="323" calcext:value-type="float">
            <text:p>32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0637" calcext:value-type="float">
            <text:p>161103851063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036" calcext:value-type="float">
            <text:p>80036</text:p>
          </table:table-cell>
          <table:table-cell office:value-type="float" office:value="1221" calcext:value-type="float">
            <text:p>1221</text:p>
          </table:table-cell>
          <table:table-cell office:value-type="float" office:value="1171164" calcext:value-type="float">
            <text:p>11711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833109" calcext:value-type="float">
            <text:p>8833109</text:p>
          </table:table-cell>
          <table:table-cell office:value-type="float" office:value="1152181" calcext:value-type="float">
            <text:p>1152181</text:p>
          </table:table-cell>
          <table:table-cell office:value-type="float" office:value="7680928" calcext:value-type="float">
            <text:p>76809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386" calcext:value-type="float">
            <text:p>41386</text:p>
          </table:table-cell>
          <table:table-cell office:value-type="float" office:value="352" calcext:value-type="float">
            <text:p>35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0776" calcext:value-type="float">
            <text:p>16110385107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8608" calcext:value-type="float">
            <text:p>78608</text:p>
          </table:table-cell>
          <table:table-cell office:value-type="float" office:value="1220" calcext:value-type="float">
            <text:p>1220</text:p>
          </table:table-cell>
          <table:table-cell office:value-type="float" office:value="1171196" calcext:value-type="float">
            <text:p>1171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833109" calcext:value-type="float">
            <text:p>8833109</text:p>
          </table:table-cell>
          <table:table-cell office:value-type="float" office:value="214141" calcext:value-type="float">
            <text:p>214141</text:p>
          </table:table-cell>
          <table:table-cell office:value-type="float" office:value="8618968" calcext:value-type="float">
            <text:p>86189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407" calcext:value-type="float">
            <text:p>41407</text:p>
          </table:table-cell>
          <table:table-cell office:value-type="float" office:value="441" calcext:value-type="float">
            <text:p>44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0908" calcext:value-type="float">
            <text:p>161103851090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172" calcext:value-type="float">
            <text:p>82172</text:p>
          </table:table-cell>
          <table:table-cell office:value-type="float" office:value="1223" calcext:value-type="float">
            <text:p>1223</text:p>
          </table:table-cell>
          <table:table-cell office:value-type="float" office:value="1171228" calcext:value-type="float">
            <text:p>1171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425471" calcext:value-type="float">
            <text:p>8425471</text:p>
          </table:table-cell>
          <table:table-cell office:value-type="float" office:value="2782743" calcext:value-type="float">
            <text:p>2782743</text:p>
          </table:table-cell>
          <table:table-cell office:value-type="float" office:value="5642728" calcext:value-type="float">
            <text:p>56427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428" calcext:value-type="float">
            <text:p>41428</text:p>
          </table:table-cell>
          <table:table-cell office:value-type="float" office:value="347" calcext:value-type="float">
            <text:p>34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1034" calcext:value-type="float">
            <text:p>161103851103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1988" calcext:value-type="float">
            <text:p>81988</text:p>
          </table:table-cell>
          <table:table-cell office:value-type="float" office:value="1223" calcext:value-type="float">
            <text:p>1223</text:p>
          </table:table-cell>
          <table:table-cell office:value-type="float" office:value="1171684" calcext:value-type="float">
            <text:p>11716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944565" calcext:value-type="float">
            <text:p>7944565</text:p>
          </table:table-cell>
          <table:table-cell office:value-type="float" office:value="2776181" calcext:value-type="float">
            <text:p>2776181</text:p>
          </table:table-cell>
          <table:table-cell office:value-type="float" office:value="5168384" calcext:value-type="float">
            <text:p>51683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451" calcext:value-type="float">
            <text:p>41451</text:p>
          </table:table-cell>
          <table:table-cell office:value-type="float" office:value="341" calcext:value-type="float">
            <text:p>34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1177" calcext:value-type="float">
            <text:p>161103851117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080" calcext:value-type="float">
            <text:p>82080</text:p>
          </table:table-cell>
          <table:table-cell office:value-type="float" office:value="1224" calcext:value-type="float">
            <text:p>1224</text:p>
          </table:table-cell>
          <table:table-cell office:value-type="float" office:value="1171724" calcext:value-type="float">
            <text:p>11717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322623" calcext:value-type="float">
            <text:p>8322623</text:p>
          </table:table-cell>
          <table:table-cell office:value-type="float" office:value="3104751" calcext:value-type="float">
            <text:p>3104751</text:p>
          </table:table-cell>
          <table:table-cell office:value-type="float" office:value="5217872" calcext:value-type="float">
            <text:p>52178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475" calcext:value-type="float">
            <text:p>41475</text:p>
          </table:table-cell>
          <table:table-cell office:value-type="float" office:value="344" calcext:value-type="float">
            <text:p>34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1319" calcext:value-type="float">
            <text:p>161103851131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752" calcext:value-type="float">
            <text:p>70752</text:p>
          </table:table-cell>
          <table:table-cell office:value-type="float" office:value="1213" calcext:value-type="float">
            <text:p>1213</text:p>
          </table:table-cell>
          <table:table-cell office:value-type="float" office:value="1172140" calcext:value-type="float">
            <text:p>11721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732912" calcext:value-type="float">
            <text:p>9732912</text:p>
          </table:table-cell>
          <table:table-cell office:value-type="float" office:value="0" calcext:value-type="float">
            <text:p>0</text:p>
          </table:table-cell>
          <table:table-cell office:value-type="float" office:value="9732912" calcext:value-type="float">
            <text:p>97329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498" calcext:value-type="float">
            <text:p>41498</text:p>
          </table:table-cell>
          <table:table-cell office:value-type="float" office:value="489" calcext:value-type="float">
            <text:p>48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1466" calcext:value-type="float">
            <text:p>161103851146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100" calcext:value-type="float">
            <text:p>62100</text:p>
          </table:table-cell>
          <table:table-cell office:value-type="float" office:value="1205" calcext:value-type="float">
            <text:p>1205</text:p>
          </table:table-cell>
          <table:table-cell office:value-type="float" office:value="1172172" calcext:value-type="float">
            <text:p>1172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657663" calcext:value-type="float">
            <text:p>8657663</text:p>
          </table:table-cell>
          <table:table-cell office:value-type="float" office:value="51015" calcext:value-type="float">
            <text:p>51015</text:p>
          </table:table-cell>
          <table:table-cell office:value-type="float" office:value="8606648" calcext:value-type="float">
            <text:p>86066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520" calcext:value-type="float">
            <text:p>41520</text:p>
          </table:table-cell>
          <table:table-cell office:value-type="float" office:value="400" calcext:value-type="float">
            <text:p>40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1606" calcext:value-type="float">
            <text:p>161103851160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9964" calcext:value-type="float">
            <text:p>59964</text:p>
          </table:table-cell>
          <table:table-cell office:value-type="float" office:value="1198" calcext:value-type="float">
            <text:p>1198</text:p>
          </table:table-cell>
          <table:table-cell office:value-type="float" office:value="1167908" calcext:value-type="float">
            <text:p>11679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300272" calcext:value-type="float">
            <text:p>8300272</text:p>
          </table:table-cell>
          <table:table-cell office:value-type="float" office:value="0" calcext:value-type="float">
            <text:p>0</text:p>
          </table:table-cell>
          <table:table-cell office:value-type="float" office:value="8300272" calcext:value-type="float">
            <text:p>83002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544" calcext:value-type="float">
            <text:p>41544</text:p>
          </table:table-cell>
          <table:table-cell office:value-type="float" office:value="368" calcext:value-type="float">
            <text:p>36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1756" calcext:value-type="float">
            <text:p>161103851175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9692" calcext:value-type="float">
            <text:p>59692</text:p>
          </table:table-cell>
          <table:table-cell office:value-type="float" office:value="1194" calcext:value-type="float">
            <text:p>1194</text:p>
          </table:table-cell>
          <table:table-cell office:value-type="float" office:value="1164032" calcext:value-type="float">
            <text:p>11640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401624" calcext:value-type="float">
            <text:p>9401624</text:p>
          </table:table-cell>
          <table:table-cell office:value-type="float" office:value="0" calcext:value-type="float">
            <text:p>0</text:p>
          </table:table-cell>
          <table:table-cell office:value-type="float" office:value="9401624" calcext:value-type="float">
            <text:p>94016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565" calcext:value-type="float">
            <text:p>41565</text:p>
          </table:table-cell>
          <table:table-cell office:value-type="float" office:value="362" calcext:value-type="float">
            <text:p>36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1897" calcext:value-type="float">
            <text:p>161103851189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0652" calcext:value-type="float">
            <text:p>100652</text:p>
          </table:table-cell>
          <table:table-cell office:value-type="float" office:value="1234" calcext:value-type="float">
            <text:p>1234</text:p>
          </table:table-cell>
          <table:table-cell office:value-type="float" office:value="1164036" calcext:value-type="float">
            <text:p>11640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034805" calcext:value-type="float">
            <text:p>8034805</text:p>
          </table:table-cell>
          <table:table-cell office:value-type="float" office:value="1791893" calcext:value-type="float">
            <text:p>1791893</text:p>
          </table:table-cell>
          <table:table-cell office:value-type="float" office:value="6242912" calcext:value-type="float">
            <text:p>62429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585" calcext:value-type="float">
            <text:p>41585</text:p>
          </table:table-cell>
          <table:table-cell office:value-type="float" office:value="373" calcext:value-type="float">
            <text:p>37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2010" calcext:value-type="float">
            <text:p>16110385120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308" calcext:value-type="float">
            <text:p>101308</text:p>
          </table:table-cell>
          <table:table-cell office:value-type="float" office:value="1235" calcext:value-type="float">
            <text:p>1235</text:p>
          </table:table-cell>
          <table:table-cell office:value-type="float" office:value="1164068" calcext:value-type="float">
            <text:p>11640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299199" calcext:value-type="float">
            <text:p>8299199</text:p>
          </table:table-cell>
          <table:table-cell office:value-type="float" office:value="2989183" calcext:value-type="float">
            <text:p>2989183</text:p>
          </table:table-cell>
          <table:table-cell office:value-type="float" office:value="5310016" calcext:value-type="float">
            <text:p>53100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608" calcext:value-type="float">
            <text:p>41608</text:p>
          </table:table-cell>
          <table:table-cell office:value-type="float" office:value="317" calcext:value-type="float">
            <text:p>31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2145" calcext:value-type="float">
            <text:p>16110385121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8780" calcext:value-type="float">
            <text:p>98780</text:p>
          </table:table-cell>
          <table:table-cell office:value-type="float" office:value="1234" calcext:value-type="float">
            <text:p>1234</text:p>
          </table:table-cell>
          <table:table-cell office:value-type="float" office:value="1165108" calcext:value-type="float">
            <text:p>11651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015349" calcext:value-type="float">
            <text:p>8015349</text:p>
          </table:table-cell>
          <table:table-cell office:value-type="float" office:value="279421" calcext:value-type="float">
            <text:p>279421</text:p>
          </table:table-cell>
          <table:table-cell office:value-type="float" office:value="7735928" calcext:value-type="float">
            <text:p>77359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628" calcext:value-type="float">
            <text:p>41628</text:p>
          </table:table-cell>
          <table:table-cell office:value-type="float" office:value="393" calcext:value-type="float">
            <text:p>39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2268" calcext:value-type="float">
            <text:p>161103851226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7540" calcext:value-type="float">
            <text:p>97540</text:p>
          </table:table-cell>
          <table:table-cell office:value-type="float" office:value="1233" calcext:value-type="float">
            <text:p>1233</text:p>
          </table:table-cell>
          <table:table-cell office:value-type="float" office:value="1165108" calcext:value-type="float">
            <text:p>11651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953994" calcext:value-type="float">
            <text:p>7953994</text:p>
          </table:table-cell>
          <table:table-cell office:value-type="float" office:value="83618" calcext:value-type="float">
            <text:p>83618</text:p>
          </table:table-cell>
          <table:table-cell office:value-type="float" office:value="7870376" calcext:value-type="float">
            <text:p>78703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652" calcext:value-type="float">
            <text:p>41652</text:p>
          </table:table-cell>
          <table:table-cell office:value-type="float" office:value="349" calcext:value-type="float">
            <text:p>34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2416" calcext:value-type="float">
            <text:p>161103851241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920" calcext:value-type="float">
            <text:p>96920</text:p>
          </table:table-cell>
          <table:table-cell office:value-type="float" office:value="1232" calcext:value-type="float">
            <text:p>1232</text:p>
          </table:table-cell>
          <table:table-cell office:value-type="float" office:value="1165108" calcext:value-type="float">
            <text:p>11651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77240" calcext:value-type="float">
            <text:p>8577240</text:p>
          </table:table-cell>
          <table:table-cell office:value-type="float" office:value="0" calcext:value-type="float">
            <text:p>0</text:p>
          </table:table-cell>
          <table:table-cell office:value-type="float" office:value="8577240" calcext:value-type="float">
            <text:p>85772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678" calcext:value-type="float">
            <text:p>41678</text:p>
          </table:table-cell>
          <table:table-cell office:value-type="float" office:value="340" calcext:value-type="float">
            <text:p>34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2560" calcext:value-type="float">
            <text:p>16110385125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7540" calcext:value-type="float">
            <text:p>97540</text:p>
          </table:table-cell>
          <table:table-cell office:value-type="float" office:value="1233" calcext:value-type="float">
            <text:p>1233</text:p>
          </table:table-cell>
          <table:table-cell office:value-type="float" office:value="1165108" calcext:value-type="float">
            <text:p>11651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438047" calcext:value-type="float">
            <text:p>8438047</text:p>
          </table:table-cell>
          <table:table-cell office:value-type="float" office:value="169839" calcext:value-type="float">
            <text:p>169839</text:p>
          </table:table-cell>
          <table:table-cell office:value-type="float" office:value="8268208" calcext:value-type="float">
            <text:p>82682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696" calcext:value-type="float">
            <text:p>41696</text:p>
          </table:table-cell>
          <table:table-cell office:value-type="float" office:value="343" calcext:value-type="float">
            <text:p>34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2685" calcext:value-type="float">
            <text:p>161103851268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8780" calcext:value-type="float">
            <text:p>98780</text:p>
          </table:table-cell>
          <table:table-cell office:value-type="float" office:value="1234" calcext:value-type="float">
            <text:p>1234</text:p>
          </table:table-cell>
          <table:table-cell office:value-type="float" office:value="1165108" calcext:value-type="float">
            <text:p>11651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248714" calcext:value-type="float">
            <text:p>8248714</text:p>
          </table:table-cell>
          <table:table-cell office:value-type="float" office:value="616290" calcext:value-type="float">
            <text:p>616290</text:p>
          </table:table-cell>
          <table:table-cell office:value-type="float" office:value="7632424" calcext:value-type="float">
            <text:p>76324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719" calcext:value-type="float">
            <text:p>41719</text:p>
          </table:table-cell>
          <table:table-cell office:value-type="float" office:value="331" calcext:value-type="float">
            <text:p>33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2819" calcext:value-type="float">
            <text:p>161103851281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9276" calcext:value-type="float">
            <text:p>99276</text:p>
          </table:table-cell>
          <table:table-cell office:value-type="float" office:value="1234" calcext:value-type="float">
            <text:p>1234</text:p>
          </table:table-cell>
          <table:table-cell office:value-type="float" office:value="1165108" calcext:value-type="float">
            <text:p>11651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00159" calcext:value-type="float">
            <text:p>8100159</text:p>
          </table:table-cell>
          <table:table-cell office:value-type="float" office:value="2324583" calcext:value-type="float">
            <text:p>2324583</text:p>
          </table:table-cell>
          <table:table-cell office:value-type="float" office:value="5775576" calcext:value-type="float">
            <text:p>57755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741" calcext:value-type="float">
            <text:p>41741</text:p>
          </table:table-cell>
          <table:table-cell office:value-type="float" office:value="344" calcext:value-type="float">
            <text:p>34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2956" calcext:value-type="float">
            <text:p>161103851295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516" calcext:value-type="float">
            <text:p>92516</text:p>
          </table:table-cell>
          <table:table-cell office:value-type="float" office:value="1230" calcext:value-type="float">
            <text:p>1230</text:p>
          </table:table-cell>
          <table:table-cell office:value-type="float" office:value="1165108" calcext:value-type="float">
            <text:p>11651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315304" calcext:value-type="float">
            <text:p>12315304</text:p>
          </table:table-cell>
          <table:table-cell office:value-type="float" office:value="0" calcext:value-type="float">
            <text:p>0</text:p>
          </table:table-cell>
          <table:table-cell office:value-type="float" office:value="12315304" calcext:value-type="float">
            <text:p>123153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765" calcext:value-type="float">
            <text:p>41765</text:p>
          </table:table-cell>
          <table:table-cell office:value-type="float" office:value="311" calcext:value-type="float">
            <text:p>31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3098" calcext:value-type="float">
            <text:p>16110385130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728" calcext:value-type="float">
            <text:p>96728</text:p>
          </table:table-cell>
          <table:table-cell office:value-type="float" office:value="1232" calcext:value-type="float">
            <text:p>1232</text:p>
          </table:table-cell>
          <table:table-cell office:value-type="float" office:value="1165280" calcext:value-type="float">
            <text:p>11652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389840" calcext:value-type="float">
            <text:p>8389840</text:p>
          </table:table-cell>
          <table:table-cell office:value-type="float" office:value="0" calcext:value-type="float">
            <text:p>0</text:p>
          </table:table-cell>
          <table:table-cell office:value-type="float" office:value="8389840" calcext:value-type="float">
            <text:p>83898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789" calcext:value-type="float">
            <text:p>41789</text:p>
          </table:table-cell>
          <table:table-cell office:value-type="float" office:value="349" calcext:value-type="float">
            <text:p>34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3247" calcext:value-type="float">
            <text:p>16110385132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9820" calcext:value-type="float">
            <text:p>99820</text:p>
          </table:table-cell>
          <table:table-cell office:value-type="float" office:value="1235" calcext:value-type="float">
            <text:p>1235</text:p>
          </table:table-cell>
          <table:table-cell office:value-type="float" office:value="1165312" calcext:value-type="float">
            <text:p>11653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002783" calcext:value-type="float">
            <text:p>8002783</text:p>
          </table:table-cell>
          <table:table-cell office:value-type="float" office:value="3040071" calcext:value-type="float">
            <text:p>3040071</text:p>
          </table:table-cell>
          <table:table-cell office:value-type="float" office:value="4962712" calcext:value-type="float">
            <text:p>49627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814" calcext:value-type="float">
            <text:p>41814</text:p>
          </table:table-cell>
          <table:table-cell office:value-type="float" office:value="486" calcext:value-type="float">
            <text:p>48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3399" calcext:value-type="float">
            <text:p>161103851339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7756" calcext:value-type="float">
            <text:p>97756</text:p>
          </table:table-cell>
          <table:table-cell office:value-type="float" office:value="1233" calcext:value-type="float">
            <text:p>1233</text:p>
          </table:table-cell>
          <table:table-cell office:value-type="float" office:value="1165376" calcext:value-type="float">
            <text:p>11653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297512" calcext:value-type="float">
            <text:p>8297512</text:p>
          </table:table-cell>
          <table:table-cell office:value-type="float" office:value="0" calcext:value-type="float">
            <text:p>0</text:p>
          </table:table-cell>
          <table:table-cell office:value-type="float" office:value="8297512" calcext:value-type="float">
            <text:p>82975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835" calcext:value-type="float">
            <text:p>41835</text:p>
          </table:table-cell>
          <table:table-cell office:value-type="float" office:value="332" calcext:value-type="float">
            <text:p>33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3527" calcext:value-type="float">
            <text:p>16110385135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332" calcext:value-type="float">
            <text:p>96332</text:p>
          </table:table-cell>
          <table:table-cell office:value-type="float" office:value="1231" calcext:value-type="float">
            <text:p>1231</text:p>
          </table:table-cell>
          <table:table-cell office:value-type="float" office:value="1165408" calcext:value-type="float">
            <text:p>11654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096202" calcext:value-type="float">
            <text:p>8096202</text:p>
          </table:table-cell>
          <table:table-cell office:value-type="float" office:value="60162" calcext:value-type="float">
            <text:p>60162</text:p>
          </table:table-cell>
          <table:table-cell office:value-type="float" office:value="8036040" calcext:value-type="float">
            <text:p>80360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858" calcext:value-type="float">
            <text:p>41858</text:p>
          </table:table-cell>
          <table:table-cell office:value-type="float" office:value="426" calcext:value-type="float">
            <text:p>42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3676" calcext:value-type="float">
            <text:p>16110385136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236" calcext:value-type="float">
            <text:p>96236</text:p>
          </table:table-cell>
          <table:table-cell office:value-type="float" office:value="1232" calcext:value-type="float">
            <text:p>1232</text:p>
          </table:table-cell>
          <table:table-cell office:value-type="float" office:value="1165472" calcext:value-type="float">
            <text:p>11654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600440" calcext:value-type="float">
            <text:p>8600440</text:p>
          </table:table-cell>
          <table:table-cell office:value-type="float" office:value="0" calcext:value-type="float">
            <text:p>0</text:p>
          </table:table-cell>
          <table:table-cell office:value-type="float" office:value="8600440" calcext:value-type="float">
            <text:p>86004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885" calcext:value-type="float">
            <text:p>41885</text:p>
          </table:table-cell>
          <table:table-cell office:value-type="float" office:value="331" calcext:value-type="float">
            <text:p>33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3827" calcext:value-type="float">
            <text:p>16110385138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7956" calcext:value-type="float">
            <text:p>97956</text:p>
          </table:table-cell>
          <table:table-cell office:value-type="float" office:value="1233" calcext:value-type="float">
            <text:p>1233</text:p>
          </table:table-cell>
          <table:table-cell office:value-type="float" office:value="1165504" calcext:value-type="float">
            <text:p>11655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904479" calcext:value-type="float">
            <text:p>7904479</text:p>
          </table:table-cell>
          <table:table-cell office:value-type="float" office:value="808759" calcext:value-type="float">
            <text:p>808759</text:p>
          </table:table-cell>
          <table:table-cell office:value-type="float" office:value="7095720" calcext:value-type="float">
            <text:p>70957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905" calcext:value-type="float">
            <text:p>41905</text:p>
          </table:table-cell>
          <table:table-cell office:value-type="float" office:value="298" calcext:value-type="float">
            <text:p>29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3950" calcext:value-type="float">
            <text:p>161103851395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7680" calcext:value-type="float">
            <text:p>97680</text:p>
          </table:table-cell>
          <table:table-cell office:value-type="float" office:value="1235" calcext:value-type="float">
            <text:p>1235</text:p>
          </table:table-cell>
          <table:table-cell office:value-type="float" office:value="1165568" calcext:value-type="float">
            <text:p>11655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623381" calcext:value-type="float">
            <text:p>7623381</text:p>
          </table:table-cell>
          <table:table-cell office:value-type="float" office:value="2803309" calcext:value-type="float">
            <text:p>2803309</text:p>
          </table:table-cell>
          <table:table-cell office:value-type="float" office:value="4820072" calcext:value-type="float">
            <text:p>48200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927" calcext:value-type="float">
            <text:p>41927</text:p>
          </table:table-cell>
          <table:table-cell office:value-type="float" office:value="323" calcext:value-type="float">
            <text:p>32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4076" calcext:value-type="float">
            <text:p>16110385140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7940" calcext:value-type="float">
            <text:p>97940</text:p>
          </table:table-cell>
          <table:table-cell office:value-type="float" office:value="1233" calcext:value-type="float">
            <text:p>1233</text:p>
          </table:table-cell>
          <table:table-cell office:value-type="float" office:value="1165600" calcext:value-type="float">
            <text:p>11656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91445" calcext:value-type="float">
            <text:p>7891445</text:p>
          </table:table-cell>
          <table:table-cell office:value-type="float" office:value="132725" calcext:value-type="float">
            <text:p>132725</text:p>
          </table:table-cell>
          <table:table-cell office:value-type="float" office:value="7758720" calcext:value-type="float">
            <text:p>77587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947" calcext:value-type="float">
            <text:p>41947</text:p>
          </table:table-cell>
          <table:table-cell office:value-type="float" office:value="328" calcext:value-type="float">
            <text:p>32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4204" calcext:value-type="float">
            <text:p>161103851420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624" calcext:value-type="float">
            <text:p>94624</text:p>
          </table:table-cell>
          <table:table-cell office:value-type="float" office:value="1230" calcext:value-type="float">
            <text:p>1230</text:p>
          </table:table-cell>
          <table:table-cell office:value-type="float" office:value="1165600" calcext:value-type="float">
            <text:p>11656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53368" calcext:value-type="float">
            <text:p>10153368</text:p>
          </table:table-cell>
          <table:table-cell office:value-type="float" office:value="0" calcext:value-type="float">
            <text:p>0</text:p>
          </table:table-cell>
          <table:table-cell office:value-type="float" office:value="10153368" calcext:value-type="float">
            <text:p>101533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973" calcext:value-type="float">
            <text:p>41973</text:p>
          </table:table-cell>
          <table:table-cell office:value-type="float" office:value="336" calcext:value-type="float">
            <text:p>33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4347" calcext:value-type="float">
            <text:p>16110385143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7128" calcext:value-type="float">
            <text:p>97128</text:p>
          </table:table-cell>
          <table:table-cell office:value-type="float" office:value="1235" calcext:value-type="float">
            <text:p>1235</text:p>
          </table:table-cell>
          <table:table-cell office:value-type="float" office:value="1165664" calcext:value-type="float">
            <text:p>11656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93685" calcext:value-type="float">
            <text:p>7793685</text:p>
          </table:table-cell>
          <table:table-cell office:value-type="float" office:value="2196125" calcext:value-type="float">
            <text:p>2196125</text:p>
          </table:table-cell>
          <table:table-cell office:value-type="float" office:value="5597560" calcext:value-type="float">
            <text:p>55975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1993" calcext:value-type="float">
            <text:p>41993</text:p>
          </table:table-cell>
          <table:table-cell office:value-type="float" office:value="325" calcext:value-type="float">
            <text:p>32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4465" calcext:value-type="float">
            <text:p>161103851446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7228" calcext:value-type="float">
            <text:p>97228</text:p>
          </table:table-cell>
          <table:table-cell office:value-type="float" office:value="1233" calcext:value-type="float">
            <text:p>1233</text:p>
          </table:table-cell>
          <table:table-cell office:value-type="float" office:value="1165664" calcext:value-type="float">
            <text:p>11656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921173" calcext:value-type="float">
            <text:p>7921173</text:p>
          </table:table-cell>
          <table:table-cell office:value-type="float" office:value="550789" calcext:value-type="float">
            <text:p>550789</text:p>
          </table:table-cell>
          <table:table-cell office:value-type="float" office:value="7370384" calcext:value-type="float">
            <text:p>73703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013" calcext:value-type="float">
            <text:p>42013</text:p>
          </table:table-cell>
          <table:table-cell office:value-type="float" office:value="358" calcext:value-type="float">
            <text:p>35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4582" calcext:value-type="float">
            <text:p>161103851458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640" calcext:value-type="float">
            <text:p>96640</text:p>
          </table:table-cell>
          <table:table-cell office:value-type="float" office:value="1232" calcext:value-type="float">
            <text:p>1232</text:p>
          </table:table-cell>
          <table:table-cell office:value-type="float" office:value="1165696" calcext:value-type="float">
            <text:p>11656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00984" calcext:value-type="float">
            <text:p>7700984</text:p>
          </table:table-cell>
          <table:table-cell office:value-type="float" office:value="0" calcext:value-type="float">
            <text:p>0</text:p>
          </table:table-cell>
          <table:table-cell office:value-type="float" office:value="7700984" calcext:value-type="float">
            <text:p>77009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033" calcext:value-type="float">
            <text:p>42033</text:p>
          </table:table-cell>
          <table:table-cell office:value-type="float" office:value="426" calcext:value-type="float">
            <text:p>42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4693" calcext:value-type="float">
            <text:p>161103851469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9396" calcext:value-type="float">
            <text:p>99396</text:p>
          </table:table-cell>
          <table:table-cell office:value-type="float" office:value="1235" calcext:value-type="float">
            <text:p>1235</text:p>
          </table:table-cell>
          <table:table-cell office:value-type="float" office:value="1165696" calcext:value-type="float">
            <text:p>11656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687957" calcext:value-type="float">
            <text:p>7687957</text:p>
          </table:table-cell>
          <table:table-cell office:value-type="float" office:value="2912045" calcext:value-type="float">
            <text:p>2912045</text:p>
          </table:table-cell>
          <table:table-cell office:value-type="float" office:value="4775912" calcext:value-type="float">
            <text:p>47759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052" calcext:value-type="float">
            <text:p>42052</text:p>
          </table:table-cell>
          <table:table-cell office:value-type="float" office:value="371" calcext:value-type="float">
            <text:p>37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4810" calcext:value-type="float">
            <text:p>16110385148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368" calcext:value-type="float">
            <text:p>95368</text:p>
          </table:table-cell>
          <table:table-cell office:value-type="float" office:value="1231" calcext:value-type="float">
            <text:p>1231</text:p>
          </table:table-cell>
          <table:table-cell office:value-type="float" office:value="1165696" calcext:value-type="float">
            <text:p>11656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070784" calcext:value-type="float">
            <text:p>9070784</text:p>
          </table:table-cell>
          <table:table-cell office:value-type="float" office:value="0" calcext:value-type="float">
            <text:p>0</text:p>
          </table:table-cell>
          <table:table-cell office:value-type="float" office:value="9070784" calcext:value-type="float">
            <text:p>90707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076" calcext:value-type="float">
            <text:p>42076</text:p>
          </table:table-cell>
          <table:table-cell office:value-type="float" office:value="384" calcext:value-type="float">
            <text:p>38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4951" calcext:value-type="float">
            <text:p>161103851495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7260" calcext:value-type="float">
            <text:p>97260</text:p>
          </table:table-cell>
          <table:table-cell office:value-type="float" office:value="1233" calcext:value-type="float">
            <text:p>1233</text:p>
          </table:table-cell>
          <table:table-cell office:value-type="float" office:value="1165988" calcext:value-type="float">
            <text:p>11659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624725" calcext:value-type="float">
            <text:p>7624725</text:p>
          </table:table-cell>
          <table:table-cell office:value-type="float" office:value="132581" calcext:value-type="float">
            <text:p>132581</text:p>
          </table:table-cell>
          <table:table-cell office:value-type="float" office:value="7492144" calcext:value-type="float">
            <text:p>74921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103" calcext:value-type="float">
            <text:p>42103</text:p>
          </table:table-cell>
          <table:table-cell office:value-type="float" office:value="332" calcext:value-type="float">
            <text:p>33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5101" calcext:value-type="float">
            <text:p>16110385151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7376" calcext:value-type="float">
            <text:p>97376</text:p>
          </table:table-cell>
          <table:table-cell office:value-type="float" office:value="1235" calcext:value-type="float">
            <text:p>1235</text:p>
          </table:table-cell>
          <table:table-cell office:value-type="float" office:value="1165992" calcext:value-type="float">
            <text:p>1165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696906" calcext:value-type="float">
            <text:p>7696906</text:p>
          </table:table-cell>
          <table:table-cell office:value-type="float" office:value="3191066" calcext:value-type="float">
            <text:p>3191066</text:p>
          </table:table-cell>
          <table:table-cell office:value-type="float" office:value="4505840" calcext:value-type="float">
            <text:p>45058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124" calcext:value-type="float">
            <text:p>42124</text:p>
          </table:table-cell>
          <table:table-cell office:value-type="float" office:value="397" calcext:value-type="float">
            <text:p>39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5221" calcext:value-type="float">
            <text:p>161103851522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580" calcext:value-type="float">
            <text:p>95580</text:p>
          </table:table-cell>
          <table:table-cell office:value-type="float" office:value="1232" calcext:value-type="float">
            <text:p>1232</text:p>
          </table:table-cell>
          <table:table-cell office:value-type="float" office:value="1166024" calcext:value-type="float">
            <text:p>1166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767688" calcext:value-type="float">
            <text:p>8767688</text:p>
          </table:table-cell>
          <table:table-cell office:value-type="float" office:value="0" calcext:value-type="float">
            <text:p>0</text:p>
          </table:table-cell>
          <table:table-cell office:value-type="float" office:value="8767688" calcext:value-type="float">
            <text:p>87676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147" calcext:value-type="float">
            <text:p>42147</text:p>
          </table:table-cell>
          <table:table-cell office:value-type="float" office:value="342" calcext:value-type="float">
            <text:p>34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5369" calcext:value-type="float">
            <text:p>161103851536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8340" calcext:value-type="float">
            <text:p>98340</text:p>
          </table:table-cell>
          <table:table-cell office:value-type="float" office:value="1234" calcext:value-type="float">
            <text:p>1234</text:p>
          </table:table-cell>
          <table:table-cell office:value-type="float" office:value="1166024" calcext:value-type="float">
            <text:p>1166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23978" calcext:value-type="float">
            <text:p>7523978</text:p>
          </table:table-cell>
          <table:table-cell office:value-type="float" office:value="730018" calcext:value-type="float">
            <text:p>730018</text:p>
          </table:table-cell>
          <table:table-cell office:value-type="float" office:value="6793960" calcext:value-type="float">
            <text:p>67939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172" calcext:value-type="float">
            <text:p>42172</text:p>
          </table:table-cell>
          <table:table-cell office:value-type="float" office:value="307" calcext:value-type="float">
            <text:p>30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5513" calcext:value-type="float">
            <text:p>161103851551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8400" calcext:value-type="float">
            <text:p>98400</text:p>
          </table:table-cell>
          <table:table-cell office:value-type="float" office:value="1234" calcext:value-type="float">
            <text:p>1234</text:p>
          </table:table-cell>
          <table:table-cell office:value-type="float" office:value="1166060" calcext:value-type="float">
            <text:p>11660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06154" calcext:value-type="float">
            <text:p>7506154</text:p>
          </table:table-cell>
          <table:table-cell office:value-type="float" office:value="1798930" calcext:value-type="float">
            <text:p>1798930</text:p>
          </table:table-cell>
          <table:table-cell office:value-type="float" office:value="5707224" calcext:value-type="float">
            <text:p>57072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196" calcext:value-type="float">
            <text:p>42196</text:p>
          </table:table-cell>
          <table:table-cell office:value-type="float" office:value="347" calcext:value-type="float">
            <text:p>34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5654" calcext:value-type="float">
            <text:p>161103851565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308" calcext:value-type="float">
            <text:p>94308</text:p>
          </table:table-cell>
          <table:table-cell office:value-type="float" office:value="1230" calcext:value-type="float">
            <text:p>1230</text:p>
          </table:table-cell>
          <table:table-cell office:value-type="float" office:value="1166184" calcext:value-type="float">
            <text:p>11661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092112" calcext:value-type="float">
            <text:p>9092112</text:p>
          </table:table-cell>
          <table:table-cell office:value-type="float" office:value="0" calcext:value-type="float">
            <text:p>0</text:p>
          </table:table-cell>
          <table:table-cell office:value-type="float" office:value="9092112" calcext:value-type="float">
            <text:p>90921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219" calcext:value-type="float">
            <text:p>42219</text:p>
          </table:table-cell>
          <table:table-cell office:value-type="float" office:value="335" calcext:value-type="float">
            <text:p>33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5797" calcext:value-type="float">
            <text:p>161103851579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7184" calcext:value-type="float">
            <text:p>97184</text:p>
          </table:table-cell>
          <table:table-cell office:value-type="float" office:value="1233" calcext:value-type="float">
            <text:p>1233</text:p>
          </table:table-cell>
          <table:table-cell office:value-type="float" office:value="1166184" calcext:value-type="float">
            <text:p>11661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01365" calcext:value-type="float">
            <text:p>7401365</text:p>
          </table:table-cell>
          <table:table-cell office:value-type="float" office:value="1059813" calcext:value-type="float">
            <text:p>1059813</text:p>
          </table:table-cell>
          <table:table-cell office:value-type="float" office:value="6341552" calcext:value-type="float">
            <text:p>63415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245" calcext:value-type="float">
            <text:p>42245</text:p>
          </table:table-cell>
          <table:table-cell office:value-type="float" office:value="338" calcext:value-type="float">
            <text:p>33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5943" calcext:value-type="float">
            <text:p>161103851594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696" calcext:value-type="float">
            <text:p>95696</text:p>
          </table:table-cell>
          <table:table-cell office:value-type="float" office:value="1232" calcext:value-type="float">
            <text:p>1232</text:p>
          </table:table-cell>
          <table:table-cell office:value-type="float" office:value="1166216" calcext:value-type="float">
            <text:p>11662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600138" calcext:value-type="float">
            <text:p>7600138</text:p>
          </table:table-cell>
          <table:table-cell office:value-type="float" office:value="76962" calcext:value-type="float">
            <text:p>76962</text:p>
          </table:table-cell>
          <table:table-cell office:value-type="float" office:value="7523176" calcext:value-type="float">
            <text:p>75231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266" calcext:value-type="float">
            <text:p>42266</text:p>
          </table:table-cell>
          <table:table-cell office:value-type="float" office:value="326" calcext:value-type="float">
            <text:p>32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6063" calcext:value-type="float">
            <text:p>161103851606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120" calcext:value-type="float">
            <text:p>95120</text:p>
          </table:table-cell>
          <table:table-cell office:value-type="float" office:value="1231" calcext:value-type="float">
            <text:p>1231</text:p>
          </table:table-cell>
          <table:table-cell office:value-type="float" office:value="1166320" calcext:value-type="float">
            <text:p>11663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54616" calcext:value-type="float">
            <text:p>8554616</text:p>
          </table:table-cell>
          <table:table-cell office:value-type="float" office:value="0" calcext:value-type="float">
            <text:p>0</text:p>
          </table:table-cell>
          <table:table-cell office:value-type="float" office:value="8554616" calcext:value-type="float">
            <text:p>85546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291" calcext:value-type="float">
            <text:p>42291</text:p>
          </table:table-cell>
          <table:table-cell office:value-type="float" office:value="345" calcext:value-type="float">
            <text:p>34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6211" calcext:value-type="float">
            <text:p>161103851621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7476" calcext:value-type="float">
            <text:p>97476</text:p>
          </table:table-cell>
          <table:table-cell office:value-type="float" office:value="1234" calcext:value-type="float">
            <text:p>1234</text:p>
          </table:table-cell>
          <table:table-cell office:value-type="float" office:value="1166320" calcext:value-type="float">
            <text:p>11663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04405" calcext:value-type="float">
            <text:p>7104405</text:p>
          </table:table-cell>
          <table:table-cell office:value-type="float" office:value="477669" calcext:value-type="float">
            <text:p>477669</text:p>
          </table:table-cell>
          <table:table-cell office:value-type="float" office:value="6626736" calcext:value-type="float">
            <text:p>66267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317" calcext:value-type="float">
            <text:p>42317</text:p>
          </table:table-cell>
          <table:table-cell office:value-type="float" office:value="331" calcext:value-type="float">
            <text:p>33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6364" calcext:value-type="float">
            <text:p>161103851636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788" calcext:value-type="float">
            <text:p>96788</text:p>
          </table:table-cell>
          <table:table-cell office:value-type="float" office:value="1233" calcext:value-type="float">
            <text:p>1233</text:p>
          </table:table-cell>
          <table:table-cell office:value-type="float" office:value="1166352" calcext:value-type="float">
            <text:p>11663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219349" calcext:value-type="float">
            <text:p>7219349</text:p>
          </table:table-cell>
          <table:table-cell office:value-type="float" office:value="625549" calcext:value-type="float">
            <text:p>625549</text:p>
          </table:table-cell>
          <table:table-cell office:value-type="float" office:value="6593800" calcext:value-type="float">
            <text:p>65938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339" calcext:value-type="float">
            <text:p>42339</text:p>
          </table:table-cell>
          <table:table-cell office:value-type="float" office:value="320" calcext:value-type="float">
            <text:p>32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6499" calcext:value-type="float">
            <text:p>161103851649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948" calcext:value-type="float">
            <text:p>92948</text:p>
          </table:table-cell>
          <table:table-cell office:value-type="float" office:value="1229" calcext:value-type="float">
            <text:p>1229</text:p>
          </table:table-cell>
          <table:table-cell office:value-type="float" office:value="1166352" calcext:value-type="float">
            <text:p>11663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085584" calcext:value-type="float">
            <text:p>10085584</text:p>
          </table:table-cell>
          <table:table-cell office:value-type="float" office:value="0" calcext:value-type="float">
            <text:p>0</text:p>
          </table:table-cell>
          <table:table-cell office:value-type="float" office:value="10085584" calcext:value-type="float">
            <text:p>100855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366" calcext:value-type="float">
            <text:p>42366</text:p>
          </table:table-cell>
          <table:table-cell office:value-type="float" office:value="309" calcext:value-type="float">
            <text:p>30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6648" calcext:value-type="float">
            <text:p>16110385166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8172" calcext:value-type="float">
            <text:p>98172</text:p>
          </table:table-cell>
          <table:table-cell office:value-type="float" office:value="1234" calcext:value-type="float">
            <text:p>1234</text:p>
          </table:table-cell>
          <table:table-cell office:value-type="float" office:value="1166384" calcext:value-type="float">
            <text:p>11663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90666" calcext:value-type="float">
            <text:p>7090666</text:p>
          </table:table-cell>
          <table:table-cell office:value-type="float" office:value="2051778" calcext:value-type="float">
            <text:p>2051778</text:p>
          </table:table-cell>
          <table:table-cell office:value-type="float" office:value="5038888" calcext:value-type="float">
            <text:p>50388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390" calcext:value-type="float">
            <text:p>42390</text:p>
          </table:table-cell>
          <table:table-cell office:value-type="float" office:value="330" calcext:value-type="float">
            <text:p>33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6793" calcext:value-type="float">
            <text:p>161103851679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188" calcext:value-type="float">
            <text:p>94188</text:p>
          </table:table-cell>
          <table:table-cell office:value-type="float" office:value="1231" calcext:value-type="float">
            <text:p>1231</text:p>
          </table:table-cell>
          <table:table-cell office:value-type="float" office:value="1166416" calcext:value-type="float">
            <text:p>11664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878608" calcext:value-type="float">
            <text:p>8878608</text:p>
          </table:table-cell>
          <table:table-cell office:value-type="float" office:value="0" calcext:value-type="float">
            <text:p>0</text:p>
          </table:table-cell>
          <table:table-cell office:value-type="float" office:value="8878608" calcext:value-type="float">
            <text:p>88786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413" calcext:value-type="float">
            <text:p>42413</text:p>
          </table:table-cell>
          <table:table-cell office:value-type="float" office:value="330" calcext:value-type="float">
            <text:p>33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6937" calcext:value-type="float">
            <text:p>161103851693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852" calcext:value-type="float">
            <text:p>96852</text:p>
          </table:table-cell>
          <table:table-cell office:value-type="float" office:value="1233" calcext:value-type="float">
            <text:p>1233</text:p>
          </table:table-cell>
          <table:table-cell office:value-type="float" office:value="1166416" calcext:value-type="float">
            <text:p>11664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227839" calcext:value-type="float">
            <text:p>7227839</text:p>
          </table:table-cell>
          <table:table-cell office:value-type="float" office:value="737903" calcext:value-type="float">
            <text:p>737903</text:p>
          </table:table-cell>
          <table:table-cell office:value-type="float" office:value="6489936" calcext:value-type="float">
            <text:p>64899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438" calcext:value-type="float">
            <text:p>42438</text:p>
          </table:table-cell>
          <table:table-cell office:value-type="float" office:value="309" calcext:value-type="float">
            <text:p>30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7077" calcext:value-type="float">
            <text:p>161103851707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268" calcext:value-type="float">
            <text:p>96268</text:p>
          </table:table-cell>
          <table:table-cell office:value-type="float" office:value="1233" calcext:value-type="float">
            <text:p>1233</text:p>
          </table:table-cell>
          <table:table-cell office:value-type="float" office:value="1166940" calcext:value-type="float">
            <text:p>11669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80629" calcext:value-type="float">
            <text:p>7080629</text:p>
          </table:table-cell>
          <table:table-cell office:value-type="float" office:value="181125" calcext:value-type="float">
            <text:p>181125</text:p>
          </table:table-cell>
          <table:table-cell office:value-type="float" office:value="6899504" calcext:value-type="float">
            <text:p>68995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463" calcext:value-type="float">
            <text:p>42463</text:p>
          </table:table-cell>
          <table:table-cell office:value-type="float" office:value="362" calcext:value-type="float">
            <text:p>36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7226" calcext:value-type="float">
            <text:p>161103851722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300" calcext:value-type="float">
            <text:p>92300</text:p>
          </table:table-cell>
          <table:table-cell office:value-type="float" office:value="1229" calcext:value-type="float">
            <text:p>1229</text:p>
          </table:table-cell>
          <table:table-cell office:value-type="float" office:value="1167900" calcext:value-type="float">
            <text:p>11679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146536" calcext:value-type="float">
            <text:p>9146536</text:p>
          </table:table-cell>
          <table:table-cell office:value-type="float" office:value="0" calcext:value-type="float">
            <text:p>0</text:p>
          </table:table-cell>
          <table:table-cell office:value-type="float" office:value="9146536" calcext:value-type="float">
            <text:p>91465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489" calcext:value-type="float">
            <text:p>42489</text:p>
          </table:table-cell>
          <table:table-cell office:value-type="float" office:value="432" calcext:value-type="float">
            <text:p>43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7376" calcext:value-type="float">
            <text:p>16110385173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864" calcext:value-type="float">
            <text:p>94864</text:p>
          </table:table-cell>
          <table:table-cell office:value-type="float" office:value="1233" calcext:value-type="float">
            <text:p>1233</text:p>
          </table:table-cell>
          <table:table-cell office:value-type="float" office:value="1167932" calcext:value-type="float">
            <text:p>11679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91391" calcext:value-type="float">
            <text:p>7091391</text:p>
          </table:table-cell>
          <table:table-cell office:value-type="float" office:value="1660759" calcext:value-type="float">
            <text:p>1660759</text:p>
          </table:table-cell>
          <table:table-cell office:value-type="float" office:value="5430632" calcext:value-type="float">
            <text:p>54306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509" calcext:value-type="float">
            <text:p>42509</text:p>
          </table:table-cell>
          <table:table-cell office:value-type="float" office:value="366" calcext:value-type="float">
            <text:p>36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7491" calcext:value-type="float">
            <text:p>16110385174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368" calcext:value-type="float">
            <text:p>94368</text:p>
          </table:table-cell>
          <table:table-cell office:value-type="float" office:value="1232" calcext:value-type="float">
            <text:p>1232</text:p>
          </table:table-cell>
          <table:table-cell office:value-type="float" office:value="1167932" calcext:value-type="float">
            <text:p>11679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84650" calcext:value-type="float">
            <text:p>7084650</text:p>
          </table:table-cell>
          <table:table-cell office:value-type="float" office:value="603802" calcext:value-type="float">
            <text:p>603802</text:p>
          </table:table-cell>
          <table:table-cell office:value-type="float" office:value="6480848" calcext:value-type="float">
            <text:p>64808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527" calcext:value-type="float">
            <text:p>42527</text:p>
          </table:table-cell>
          <table:table-cell office:value-type="float" office:value="429" calcext:value-type="float">
            <text:p>42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7606" calcext:value-type="float">
            <text:p>161103851760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256" calcext:value-type="float">
            <text:p>93256</text:p>
          </table:table-cell>
          <table:table-cell office:value-type="float" office:value="1231" calcext:value-type="float">
            <text:p>1231</text:p>
          </table:table-cell>
          <table:table-cell office:value-type="float" office:value="1167964" calcext:value-type="float">
            <text:p>11679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65248" calcext:value-type="float">
            <text:p>7465248</text:p>
          </table:table-cell>
          <table:table-cell office:value-type="float" office:value="0" calcext:value-type="float">
            <text:p>0</text:p>
          </table:table-cell>
          <table:table-cell office:value-type="float" office:value="7465248" calcext:value-type="float">
            <text:p>74652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553" calcext:value-type="float">
            <text:p>42553</text:p>
          </table:table-cell>
          <table:table-cell office:value-type="float" office:value="325" calcext:value-type="float">
            <text:p>32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7758" calcext:value-type="float">
            <text:p>161103851775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800" calcext:value-type="float">
            <text:p>94800</text:p>
          </table:table-cell>
          <table:table-cell office:value-type="float" office:value="1233" calcext:value-type="float">
            <text:p>1233</text:p>
          </table:table-cell>
          <table:table-cell office:value-type="float" office:value="1168028" calcext:value-type="float">
            <text:p>1168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249023" calcext:value-type="float">
            <text:p>7249023</text:p>
          </table:table-cell>
          <table:table-cell office:value-type="float" office:value="1763103" calcext:value-type="float">
            <text:p>1763103</text:p>
          </table:table-cell>
          <table:table-cell office:value-type="float" office:value="5485920" calcext:value-type="float">
            <text:p>54859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578" calcext:value-type="float">
            <text:p>42578</text:p>
          </table:table-cell>
          <table:table-cell office:value-type="float" office:value="323" calcext:value-type="float">
            <text:p>32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7907" calcext:value-type="float">
            <text:p>161103851790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328" calcext:value-type="float">
            <text:p>96328</text:p>
          </table:table-cell>
          <table:table-cell office:value-type="float" office:value="1234" calcext:value-type="float">
            <text:p>1234</text:p>
          </table:table-cell>
          <table:table-cell office:value-type="float" office:value="1168028" calcext:value-type="float">
            <text:p>1168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52554" calcext:value-type="float">
            <text:p>6852554</text:p>
          </table:table-cell>
          <table:table-cell office:value-type="float" office:value="2004858" calcext:value-type="float">
            <text:p>2004858</text:p>
          </table:table-cell>
          <table:table-cell office:value-type="float" office:value="4847696" calcext:value-type="float">
            <text:p>48476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602" calcext:value-type="float">
            <text:p>42602</text:p>
          </table:table-cell>
          <table:table-cell office:value-type="float" office:value="318" calcext:value-type="float">
            <text:p>31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8047" calcext:value-type="float">
            <text:p>16110385180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468" calcext:value-type="float">
            <text:p>94468</text:p>
          </table:table-cell>
          <table:table-cell office:value-type="float" office:value="1233" calcext:value-type="float">
            <text:p>1233</text:p>
          </table:table-cell>
          <table:table-cell office:value-type="float" office:value="1168176" calcext:value-type="float">
            <text:p>1168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46175" calcext:value-type="float">
            <text:p>6946175</text:p>
          </table:table-cell>
          <table:table-cell office:value-type="float" office:value="274631" calcext:value-type="float">
            <text:p>274631</text:p>
          </table:table-cell>
          <table:table-cell office:value-type="float" office:value="6671544" calcext:value-type="float">
            <text:p>66715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622" calcext:value-type="float">
            <text:p>42622</text:p>
          </table:table-cell>
          <table:table-cell office:value-type="float" office:value="346" calcext:value-type="float">
            <text:p>34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8165" calcext:value-type="float">
            <text:p>161103851816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584" calcext:value-type="float">
            <text:p>91584</text:p>
          </table:table-cell>
          <table:table-cell office:value-type="float" office:value="1230" calcext:value-type="float">
            <text:p>1230</text:p>
          </table:table-cell>
          <table:table-cell office:value-type="float" office:value="1168176" calcext:value-type="float">
            <text:p>1168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820368" calcext:value-type="float">
            <text:p>8820368</text:p>
          </table:table-cell>
          <table:table-cell office:value-type="float" office:value="0" calcext:value-type="float">
            <text:p>0</text:p>
          </table:table-cell>
          <table:table-cell office:value-type="float" office:value="8820368" calcext:value-type="float">
            <text:p>88203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648" calcext:value-type="float">
            <text:p>42648</text:p>
          </table:table-cell>
          <table:table-cell office:value-type="float" office:value="373" calcext:value-type="float">
            <text:p>37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8306" calcext:value-type="float">
            <text:p>161103851830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880" calcext:value-type="float">
            <text:p>93880</text:p>
          </table:table-cell>
          <table:table-cell office:value-type="float" office:value="1232" calcext:value-type="float">
            <text:p>1232</text:p>
          </table:table-cell>
          <table:table-cell office:value-type="float" office:value="1168240" calcext:value-type="float">
            <text:p>11682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35360" calcext:value-type="float">
            <text:p>6935360</text:p>
          </table:table-cell>
          <table:table-cell office:value-type="float" office:value="0" calcext:value-type="float">
            <text:p>0</text:p>
          </table:table-cell>
          <table:table-cell office:value-type="float" office:value="6935360" calcext:value-type="float">
            <text:p>69353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673" calcext:value-type="float">
            <text:p>42673</text:p>
          </table:table-cell>
          <table:table-cell office:value-type="float" office:value="347" calcext:value-type="float">
            <text:p>34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8457" calcext:value-type="float">
            <text:p>161103851845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516" calcext:value-type="float">
            <text:p>92516</text:p>
          </table:table-cell>
          <table:table-cell office:value-type="float" office:value="1231" calcext:value-type="float">
            <text:p>1231</text:p>
          </table:table-cell>
          <table:table-cell office:value-type="float" office:value="1168336" calcext:value-type="float">
            <text:p>11683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349008" calcext:value-type="float">
            <text:p>8349008</text:p>
          </table:table-cell>
          <table:table-cell office:value-type="float" office:value="0" calcext:value-type="float">
            <text:p>0</text:p>
          </table:table-cell>
          <table:table-cell office:value-type="float" office:value="8349008" calcext:value-type="float">
            <text:p>83490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697" calcext:value-type="float">
            <text:p>42697</text:p>
          </table:table-cell>
          <table:table-cell office:value-type="float" office:value="335" calcext:value-type="float">
            <text:p>33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8607" calcext:value-type="float">
            <text:p>161103851860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656" calcext:value-type="float">
            <text:p>94656</text:p>
          </table:table-cell>
          <table:table-cell office:value-type="float" office:value="1233" calcext:value-type="float">
            <text:p>1233</text:p>
          </table:table-cell>
          <table:table-cell office:value-type="float" office:value="1168336" calcext:value-type="float">
            <text:p>11683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691327" calcext:value-type="float">
            <text:p>6691327</text:p>
          </table:table-cell>
          <table:table-cell office:value-type="float" office:value="194143" calcext:value-type="float">
            <text:p>194143</text:p>
          </table:table-cell>
          <table:table-cell office:value-type="float" office:value="6497184" calcext:value-type="float">
            <text:p>64971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723" calcext:value-type="float">
            <text:p>42723</text:p>
          </table:table-cell>
          <table:table-cell office:value-type="float" office:value="383" calcext:value-type="float">
            <text:p>38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8757" calcext:value-type="float">
            <text:p>161103851875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168" calcext:value-type="float">
            <text:p>93168</text:p>
          </table:table-cell>
          <table:table-cell office:value-type="float" office:value="1231" calcext:value-type="float">
            <text:p>1231</text:p>
          </table:table-cell>
          <table:table-cell office:value-type="float" office:value="1168368" calcext:value-type="float">
            <text:p>11683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45312" calcext:value-type="float">
            <text:p>7845312</text:p>
          </table:table-cell>
          <table:table-cell office:value-type="float" office:value="0" calcext:value-type="float">
            <text:p>0</text:p>
          </table:table-cell>
          <table:table-cell office:value-type="float" office:value="7845312" calcext:value-type="float">
            <text:p>78453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748" calcext:value-type="float">
            <text:p>42748</text:p>
          </table:table-cell>
          <table:table-cell office:value-type="float" office:value="383" calcext:value-type="float">
            <text:p>38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8910" calcext:value-type="float">
            <text:p>16110385189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720" calcext:value-type="float">
            <text:p>94720</text:p>
          </table:table-cell>
          <table:table-cell office:value-type="float" office:value="1233" calcext:value-type="float">
            <text:p>1233</text:p>
          </table:table-cell>
          <table:table-cell office:value-type="float" office:value="1168368" calcext:value-type="float">
            <text:p>11683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718751" calcext:value-type="float">
            <text:p>6718751</text:p>
          </table:table-cell>
          <table:table-cell office:value-type="float" office:value="577863" calcext:value-type="float">
            <text:p>577863</text:p>
          </table:table-cell>
          <table:table-cell office:value-type="float" office:value="6140888" calcext:value-type="float">
            <text:p>61408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774" calcext:value-type="float">
            <text:p>42774</text:p>
          </table:table-cell>
          <table:table-cell office:value-type="float" office:value="339" calcext:value-type="float">
            <text:p>33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9057" calcext:value-type="float">
            <text:p>161103851905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872" calcext:value-type="float">
            <text:p>94872</text:p>
          </table:table-cell>
          <table:table-cell office:value-type="float" office:value="1233" calcext:value-type="float">
            <text:p>1233</text:p>
          </table:table-cell>
          <table:table-cell office:value-type="float" office:value="1168784" calcext:value-type="float">
            <text:p>11687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32415" calcext:value-type="float">
            <text:p>6832415</text:p>
          </table:table-cell>
          <table:table-cell office:value-type="float" office:value="1244175" calcext:value-type="float">
            <text:p>1244175</text:p>
          </table:table-cell>
          <table:table-cell office:value-type="float" office:value="5588240" calcext:value-type="float">
            <text:p>55882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796" calcext:value-type="float">
            <text:p>42796</text:p>
          </table:table-cell>
          <table:table-cell office:value-type="float" office:value="316" calcext:value-type="float">
            <text:p>31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9194" calcext:value-type="float">
            <text:p>161103851919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560" calcext:value-type="float">
            <text:p>94560</text:p>
          </table:table-cell>
          <table:table-cell office:value-type="float" office:value="1233" calcext:value-type="float">
            <text:p>1233</text:p>
          </table:table-cell>
          <table:table-cell office:value-type="float" office:value="1168816" calcext:value-type="float">
            <text:p>11688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45450" calcext:value-type="float">
            <text:p>6945450</text:p>
          </table:table-cell>
          <table:table-cell office:value-type="float" office:value="1223394" calcext:value-type="float">
            <text:p>1223394</text:p>
          </table:table-cell>
          <table:table-cell office:value-type="float" office:value="5722056" calcext:value-type="float">
            <text:p>57220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815" calcext:value-type="float">
            <text:p>42815</text:p>
          </table:table-cell>
          <table:table-cell office:value-type="float" office:value="352" calcext:value-type="float">
            <text:p>35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9307" calcext:value-type="float">
            <text:p>161103851930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484" calcext:value-type="float">
            <text:p>92484</text:p>
          </table:table-cell>
          <table:table-cell office:value-type="float" office:value="1231" calcext:value-type="float">
            <text:p>1231</text:p>
          </table:table-cell>
          <table:table-cell office:value-type="float" office:value="1168848" calcext:value-type="float">
            <text:p>11688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88672" calcext:value-type="float">
            <text:p>7788672</text:p>
          </table:table-cell>
          <table:table-cell office:value-type="float" office:value="0" calcext:value-type="float">
            <text:p>0</text:p>
          </table:table-cell>
          <table:table-cell office:value-type="float" office:value="7788672" calcext:value-type="float">
            <text:p>77886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840" calcext:value-type="float">
            <text:p>42840</text:p>
          </table:table-cell>
          <table:table-cell office:value-type="float" office:value="388" calcext:value-type="float">
            <text:p>38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9447" calcext:value-type="float">
            <text:p>16110385194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776" calcext:value-type="float">
            <text:p>93776</text:p>
          </table:table-cell>
          <table:table-cell office:value-type="float" office:value="1232" calcext:value-type="float">
            <text:p>1232</text:p>
          </table:table-cell>
          <table:table-cell office:value-type="float" office:value="1168916" calcext:value-type="float">
            <text:p>11689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16277" calcext:value-type="float">
            <text:p>6816277</text:p>
          </table:table-cell>
          <table:table-cell office:value-type="float" office:value="290949" calcext:value-type="float">
            <text:p>290949</text:p>
          </table:table-cell>
          <table:table-cell office:value-type="float" office:value="6525328" calcext:value-type="float">
            <text:p>65253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865" calcext:value-type="float">
            <text:p>42865</text:p>
          </table:table-cell>
          <table:table-cell office:value-type="float" office:value="469" calcext:value-type="float">
            <text:p>46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9598" calcext:value-type="float">
            <text:p>16110385195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224" calcext:value-type="float">
            <text:p>95224</text:p>
          </table:table-cell>
          <table:table-cell office:value-type="float" office:value="1234" calcext:value-type="float">
            <text:p>1234</text:p>
          </table:table-cell>
          <table:table-cell office:value-type="float" office:value="1168948" calcext:value-type="float">
            <text:p>11689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72650" calcext:value-type="float">
            <text:p>6472650</text:p>
          </table:table-cell>
          <table:table-cell office:value-type="float" office:value="761882" calcext:value-type="float">
            <text:p>761882</text:p>
          </table:table-cell>
          <table:table-cell office:value-type="float" office:value="5710768" calcext:value-type="float">
            <text:p>57107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887" calcext:value-type="float">
            <text:p>42887</text:p>
          </table:table-cell>
          <table:table-cell office:value-type="float" office:value="327" calcext:value-type="float">
            <text:p>32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9737" calcext:value-type="float">
            <text:p>161103851973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020" calcext:value-type="float">
            <text:p>92020</text:p>
          </table:table-cell>
          <table:table-cell office:value-type="float" office:value="1231" calcext:value-type="float">
            <text:p>1231</text:p>
          </table:table-cell>
          <table:table-cell office:value-type="float" office:value="1168984" calcext:value-type="float">
            <text:p>1168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061768" calcext:value-type="float">
            <text:p>8061768</text:p>
          </table:table-cell>
          <table:table-cell office:value-type="float" office:value="0" calcext:value-type="float">
            <text:p>0</text:p>
          </table:table-cell>
          <table:table-cell office:value-type="float" office:value="8061768" calcext:value-type="float">
            <text:p>80617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911" calcext:value-type="float">
            <text:p>42911</text:p>
          </table:table-cell>
          <table:table-cell office:value-type="float" office:value="317" calcext:value-type="float">
            <text:p>31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19877" calcext:value-type="float">
            <text:p>161103851987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084" calcext:value-type="float">
            <text:p>94084</text:p>
          </table:table-cell>
          <table:table-cell office:value-type="float" office:value="1233" calcext:value-type="float">
            <text:p>1233</text:p>
          </table:table-cell>
          <table:table-cell office:value-type="float" office:value="1169016" calcext:value-type="float">
            <text:p>11690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63445" calcext:value-type="float">
            <text:p>6563445</text:p>
          </table:table-cell>
          <table:table-cell office:value-type="float" office:value="342413" calcext:value-type="float">
            <text:p>342413</text:p>
          </table:table-cell>
          <table:table-cell office:value-type="float" office:value="6221032" calcext:value-type="float">
            <text:p>62210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936" calcext:value-type="float">
            <text:p>42936</text:p>
          </table:table-cell>
          <table:table-cell office:value-type="float" office:value="282" calcext:value-type="float">
            <text:p>28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0027" calcext:value-type="float">
            <text:p>16110385200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176" calcext:value-type="float">
            <text:p>94176</text:p>
          </table:table-cell>
          <table:table-cell office:value-type="float" office:value="1233" calcext:value-type="float">
            <text:p>1233</text:p>
          </table:table-cell>
          <table:table-cell office:value-type="float" office:value="1169048" calcext:value-type="float">
            <text:p>11690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27231" calcext:value-type="float">
            <text:p>6327231</text:p>
          </table:table-cell>
          <table:table-cell office:value-type="float" office:value="432663" calcext:value-type="float">
            <text:p>432663</text:p>
          </table:table-cell>
          <table:table-cell office:value-type="float" office:value="5894568" calcext:value-type="float">
            <text:p>58945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962" calcext:value-type="float">
            <text:p>42962</text:p>
          </table:table-cell>
          <table:table-cell office:value-type="float" office:value="336" calcext:value-type="float">
            <text:p>33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0174" calcext:value-type="float">
            <text:p>161103852017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704" calcext:value-type="float">
            <text:p>90704</text:p>
          </table:table-cell>
          <table:table-cell office:value-type="float" office:value="1234" calcext:value-type="float">
            <text:p>1234</text:p>
          </table:table-cell>
          <table:table-cell office:value-type="float" office:value="1169080" calcext:value-type="float">
            <text:p>11690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620432" calcext:value-type="float">
            <text:p>8620432</text:p>
          </table:table-cell>
          <table:table-cell office:value-type="float" office:value="0" calcext:value-type="float">
            <text:p>0</text:p>
          </table:table-cell>
          <table:table-cell office:value-type="float" office:value="8620432" calcext:value-type="float">
            <text:p>86204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2988" calcext:value-type="float">
            <text:p>42988</text:p>
          </table:table-cell>
          <table:table-cell office:value-type="float" office:value="299" calcext:value-type="float">
            <text:p>29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0329" calcext:value-type="float">
            <text:p>161103852032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516" calcext:value-type="float">
            <text:p>94516</text:p>
          </table:table-cell>
          <table:table-cell office:value-type="float" office:value="1233" calcext:value-type="float">
            <text:p>1233</text:p>
          </table:table-cell>
          <table:table-cell office:value-type="float" office:value="1169080" calcext:value-type="float">
            <text:p>11690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611541" calcext:value-type="float">
            <text:p>6611541</text:p>
          </table:table-cell>
          <table:table-cell office:value-type="float" office:value="1534101" calcext:value-type="float">
            <text:p>1534101</text:p>
          </table:table-cell>
          <table:table-cell office:value-type="float" office:value="5077440" calcext:value-type="float">
            <text:p>50774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006" calcext:value-type="float">
            <text:p>43006</text:p>
          </table:table-cell>
          <table:table-cell office:value-type="float" office:value="331" calcext:value-type="float">
            <text:p>33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0443" calcext:value-type="float">
            <text:p>161103852044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980" calcext:value-type="float">
            <text:p>94980</text:p>
          </table:table-cell>
          <table:table-cell office:value-type="float" office:value="1234" calcext:value-type="float">
            <text:p>1234</text:p>
          </table:table-cell>
          <table:table-cell office:value-type="float" office:value="1169080" calcext:value-type="float">
            <text:p>11690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69759" calcext:value-type="float">
            <text:p>6569759</text:p>
          </table:table-cell>
          <table:table-cell office:value-type="float" office:value="1819583" calcext:value-type="float">
            <text:p>1819583</text:p>
          </table:table-cell>
          <table:table-cell office:value-type="float" office:value="4750176" calcext:value-type="float">
            <text:p>47501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030" calcext:value-type="float">
            <text:p>43030</text:p>
          </table:table-cell>
          <table:table-cell office:value-type="float" office:value="318" calcext:value-type="float">
            <text:p>31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0587" calcext:value-type="float">
            <text:p>161103852058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484" calcext:value-type="float">
            <text:p>94484</text:p>
          </table:table-cell>
          <table:table-cell office:value-type="float" office:value="1233" calcext:value-type="float">
            <text:p>1233</text:p>
          </table:table-cell>
          <table:table-cell office:value-type="float" office:value="1169112" calcext:value-type="float">
            <text:p>11691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44607" calcext:value-type="float">
            <text:p>6444607</text:p>
          </table:table-cell>
          <table:table-cell office:value-type="float" office:value="1198487" calcext:value-type="float">
            <text:p>1198487</text:p>
          </table:table-cell>
          <table:table-cell office:value-type="float" office:value="5246120" calcext:value-type="float">
            <text:p>52461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048" calcext:value-type="float">
            <text:p>43048</text:p>
          </table:table-cell>
          <table:table-cell office:value-type="float" office:value="366" calcext:value-type="float">
            <text:p>36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0698" calcext:value-type="float">
            <text:p>16110385206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872" calcext:value-type="float">
            <text:p>92872</text:p>
          </table:table-cell>
          <table:table-cell office:value-type="float" office:value="1232" calcext:value-type="float">
            <text:p>1232</text:p>
          </table:table-cell>
          <table:table-cell office:value-type="float" office:value="1169144" calcext:value-type="float">
            <text:p>11691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51312" calcext:value-type="float">
            <text:p>7051312</text:p>
          </table:table-cell>
          <table:table-cell office:value-type="float" office:value="0" calcext:value-type="float">
            <text:p>0</text:p>
          </table:table-cell>
          <table:table-cell office:value-type="float" office:value="7051312" calcext:value-type="float">
            <text:p>70513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071" calcext:value-type="float">
            <text:p>43071</text:p>
          </table:table-cell>
          <table:table-cell office:value-type="float" office:value="318" calcext:value-type="float">
            <text:p>31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0825" calcext:value-type="float">
            <text:p>16110385208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568" calcext:value-type="float">
            <text:p>91568</text:p>
          </table:table-cell>
          <table:table-cell office:value-type="float" office:value="1230" calcext:value-type="float">
            <text:p>1230</text:p>
          </table:table-cell>
          <table:table-cell office:value-type="float" office:value="1169144" calcext:value-type="float">
            <text:p>11691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683056" calcext:value-type="float">
            <text:p>7683056</text:p>
          </table:table-cell>
          <table:table-cell office:value-type="float" office:value="0" calcext:value-type="float">
            <text:p>0</text:p>
          </table:table-cell>
          <table:table-cell office:value-type="float" office:value="7683056" calcext:value-type="float">
            <text:p>76830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091" calcext:value-type="float">
            <text:p>43091</text:p>
          </table:table-cell>
          <table:table-cell office:value-type="float" office:value="365" calcext:value-type="float">
            <text:p>36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0948" calcext:value-type="float">
            <text:p>16110385209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484" calcext:value-type="float">
            <text:p>90484</text:p>
          </table:table-cell>
          <table:table-cell office:value-type="float" office:value="1229" calcext:value-type="float">
            <text:p>1229</text:p>
          </table:table-cell>
          <table:table-cell office:value-type="float" office:value="1169176" calcext:value-type="float">
            <text:p>1169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364816" calcext:value-type="float">
            <text:p>8364816</text:p>
          </table:table-cell>
          <table:table-cell office:value-type="float" office:value="0" calcext:value-type="float">
            <text:p>0</text:p>
          </table:table-cell>
          <table:table-cell office:value-type="float" office:value="8364816" calcext:value-type="float">
            <text:p>83648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115" calcext:value-type="float">
            <text:p>43115</text:p>
          </table:table-cell>
          <table:table-cell office:value-type="float" office:value="280" calcext:value-type="float">
            <text:p>28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1074" calcext:value-type="float">
            <text:p>161103852107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268" calcext:value-type="float">
            <text:p>94268</text:p>
          </table:table-cell>
          <table:table-cell office:value-type="float" office:value="1233" calcext:value-type="float">
            <text:p>1233</text:p>
          </table:table-cell>
          <table:table-cell office:value-type="float" office:value="1169372" calcext:value-type="float">
            <text:p>11693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83274" calcext:value-type="float">
            <text:p>6583274</text:p>
          </table:table-cell>
          <table:table-cell office:value-type="float" office:value="1019130" calcext:value-type="float">
            <text:p>1019130</text:p>
          </table:table-cell>
          <table:table-cell office:value-type="float" office:value="5564144" calcext:value-type="float">
            <text:p>55641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134" calcext:value-type="float">
            <text:p>43134</text:p>
          </table:table-cell>
          <table:table-cell office:value-type="float" office:value="361" calcext:value-type="float">
            <text:p>36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1197" calcext:value-type="float">
            <text:p>161103852119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904" calcext:value-type="float">
            <text:p>92904</text:p>
          </table:table-cell>
          <table:table-cell office:value-type="float" office:value="1234" calcext:value-type="float">
            <text:p>1234</text:p>
          </table:table-cell>
          <table:table-cell office:value-type="float" office:value="1169372" calcext:value-type="float">
            <text:p>11693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65304" calcext:value-type="float">
            <text:p>6565304</text:p>
          </table:table-cell>
          <table:table-cell office:value-type="float" office:value="0" calcext:value-type="float">
            <text:p>0</text:p>
          </table:table-cell>
          <table:table-cell office:value-type="float" office:value="6565304" calcext:value-type="float">
            <text:p>65653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157" calcext:value-type="float">
            <text:p>43157</text:p>
          </table:table-cell>
          <table:table-cell office:value-type="float" office:value="311" calcext:value-type="float">
            <text:p>31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1337" calcext:value-type="float">
            <text:p>161103852133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856" calcext:value-type="float">
            <text:p>94856</text:p>
          </table:table-cell>
          <table:table-cell office:value-type="float" office:value="1234" calcext:value-type="float">
            <text:p>1234</text:p>
          </table:table-cell>
          <table:table-cell office:value-type="float" office:value="1169404" calcext:value-type="float">
            <text:p>116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87039" calcext:value-type="float">
            <text:p>6487039</text:p>
          </table:table-cell>
          <table:table-cell office:value-type="float" office:value="1736471" calcext:value-type="float">
            <text:p>1736471</text:p>
          </table:table-cell>
          <table:table-cell office:value-type="float" office:value="4750568" calcext:value-type="float">
            <text:p>47505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176" calcext:value-type="float">
            <text:p>43176</text:p>
          </table:table-cell>
          <table:table-cell office:value-type="float" office:value="329" calcext:value-type="float">
            <text:p>32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1455" calcext:value-type="float">
            <text:p>161103852145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244" calcext:value-type="float">
            <text:p>93244</text:p>
          </table:table-cell>
          <table:table-cell office:value-type="float" office:value="1233" calcext:value-type="float">
            <text:p>1233</text:p>
          </table:table-cell>
          <table:table-cell office:value-type="float" office:value="1169468" calcext:value-type="float">
            <text:p>11694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70032" calcext:value-type="float">
            <text:p>6370032</text:p>
          </table:table-cell>
          <table:table-cell office:value-type="float" office:value="0" calcext:value-type="float">
            <text:p>0</text:p>
          </table:table-cell>
          <table:table-cell office:value-type="float" office:value="6370032" calcext:value-type="float">
            <text:p>63700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198" calcext:value-type="float">
            <text:p>43198</text:p>
          </table:table-cell>
          <table:table-cell office:value-type="float" office:value="376" calcext:value-type="float">
            <text:p>37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1585" calcext:value-type="float">
            <text:p>161103852158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624" calcext:value-type="float">
            <text:p>92624</text:p>
          </table:table-cell>
          <table:table-cell office:value-type="float" office:value="1232" calcext:value-type="float">
            <text:p>1232</text:p>
          </table:table-cell>
          <table:table-cell office:value-type="float" office:value="1169468" calcext:value-type="float">
            <text:p>11694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60168" calcext:value-type="float">
            <text:p>6860168</text:p>
          </table:table-cell>
          <table:table-cell office:value-type="float" office:value="0" calcext:value-type="float">
            <text:p>0</text:p>
          </table:table-cell>
          <table:table-cell office:value-type="float" office:value="6860168" calcext:value-type="float">
            <text:p>68601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217" calcext:value-type="float">
            <text:p>43217</text:p>
          </table:table-cell>
          <table:table-cell office:value-type="float" office:value="494" calcext:value-type="float">
            <text:p>49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1694" calcext:value-type="float">
            <text:p>161103852169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376" calcext:value-type="float">
            <text:p>92376</text:p>
          </table:table-cell>
          <table:table-cell office:value-type="float" office:value="1232" calcext:value-type="float">
            <text:p>1232</text:p>
          </table:table-cell>
          <table:table-cell office:value-type="float" office:value="1169500" calcext:value-type="float">
            <text:p>11695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35816" calcext:value-type="float">
            <text:p>7035816</text:p>
          </table:table-cell>
          <table:table-cell office:value-type="float" office:value="0" calcext:value-type="float">
            <text:p>0</text:p>
          </table:table-cell>
          <table:table-cell office:value-type="float" office:value="7035816" calcext:value-type="float">
            <text:p>70358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237" calcext:value-type="float">
            <text:p>43237</text:p>
          </table:table-cell>
          <table:table-cell office:value-type="float" office:value="333" calcext:value-type="float">
            <text:p>33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1808" calcext:value-type="float">
            <text:p>161103852180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880" calcext:value-type="float">
            <text:p>91880</text:p>
          </table:table-cell>
          <table:table-cell office:value-type="float" office:value="1231" calcext:value-type="float">
            <text:p>1231</text:p>
          </table:table-cell>
          <table:table-cell office:value-type="float" office:value="1169500" calcext:value-type="float">
            <text:p>11695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84784" calcext:value-type="float">
            <text:p>7484784</text:p>
          </table:table-cell>
          <table:table-cell office:value-type="float" office:value="0" calcext:value-type="float">
            <text:p>0</text:p>
          </table:table-cell>
          <table:table-cell office:value-type="float" office:value="7484784" calcext:value-type="float">
            <text:p>74847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257" calcext:value-type="float">
            <text:p>43257</text:p>
          </table:table-cell>
          <table:table-cell office:value-type="float" office:value="306" calcext:value-type="float">
            <text:p>30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1927" calcext:value-type="float">
            <text:p>16110385219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756" calcext:value-type="float">
            <text:p>91756</text:p>
          </table:table-cell>
          <table:table-cell office:value-type="float" office:value="1231" calcext:value-type="float">
            <text:p>1231</text:p>
          </table:table-cell>
          <table:table-cell office:value-type="float" office:value="1169532" calcext:value-type="float">
            <text:p>11695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43888" calcext:value-type="float">
            <text:p>7543888</text:p>
          </table:table-cell>
          <table:table-cell office:value-type="float" office:value="0" calcext:value-type="float">
            <text:p>0</text:p>
          </table:table-cell>
          <table:table-cell office:value-type="float" office:value="7543888" calcext:value-type="float">
            <text:p>75438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277" calcext:value-type="float">
            <text:p>43277</text:p>
          </table:table-cell>
          <table:table-cell office:value-type="float" office:value="306" calcext:value-type="float">
            <text:p>30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2049" calcext:value-type="float">
            <text:p>161103852204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080" calcext:value-type="float">
            <text:p>94080</text:p>
          </table:table-cell>
          <table:table-cell office:value-type="float" office:value="1234" calcext:value-type="float">
            <text:p>1234</text:p>
          </table:table-cell>
          <table:table-cell office:value-type="float" office:value="1169532" calcext:value-type="float">
            <text:p>11695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92181" calcext:value-type="float">
            <text:p>6492181</text:p>
          </table:table-cell>
          <table:table-cell office:value-type="float" office:value="1422341" calcext:value-type="float">
            <text:p>1422341</text:p>
          </table:table-cell>
          <table:table-cell office:value-type="float" office:value="5069840" calcext:value-type="float">
            <text:p>50698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299" calcext:value-type="float">
            <text:p>43299</text:p>
          </table:table-cell>
          <table:table-cell office:value-type="float" office:value="319" calcext:value-type="float">
            <text:p>31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2183" calcext:value-type="float">
            <text:p>161103852218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120" calcext:value-type="float">
            <text:p>93120</text:p>
          </table:table-cell>
          <table:table-cell office:value-type="float" office:value="1233" calcext:value-type="float">
            <text:p>1233</text:p>
          </table:table-cell>
          <table:table-cell office:value-type="float" office:value="1169660" calcext:value-type="float">
            <text:p>11696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41706" calcext:value-type="float">
            <text:p>6141706</text:p>
          </table:table-cell>
          <table:table-cell office:value-type="float" office:value="24002" calcext:value-type="float">
            <text:p>24002</text:p>
          </table:table-cell>
          <table:table-cell office:value-type="float" office:value="6117704" calcext:value-type="float">
            <text:p>61177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324" calcext:value-type="float">
            <text:p>43324</text:p>
          </table:table-cell>
          <table:table-cell office:value-type="float" office:value="396" calcext:value-type="float">
            <text:p>39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2328" calcext:value-type="float">
            <text:p>161103852232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328" calcext:value-type="float">
            <text:p>94328</text:p>
          </table:table-cell>
          <table:table-cell office:value-type="float" office:value="1234" calcext:value-type="float">
            <text:p>1234</text:p>
          </table:table-cell>
          <table:table-cell office:value-type="float" office:value="1169660" calcext:value-type="float">
            <text:p>11696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83903" calcext:value-type="float">
            <text:p>6083903</text:p>
          </table:table-cell>
          <table:table-cell office:value-type="float" office:value="1195751" calcext:value-type="float">
            <text:p>1195751</text:p>
          </table:table-cell>
          <table:table-cell office:value-type="float" office:value="4888152" calcext:value-type="float">
            <text:p>48881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343" calcext:value-type="float">
            <text:p>43343</text:p>
          </table:table-cell>
          <table:table-cell office:value-type="float" office:value="336" calcext:value-type="float">
            <text:p>33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2452" calcext:value-type="float">
            <text:p>161103852245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816" calcext:value-type="float">
            <text:p>91816</text:p>
          </table:table-cell>
          <table:table-cell office:value-type="float" office:value="1231" calcext:value-type="float">
            <text:p>1231</text:p>
          </table:table-cell>
          <table:table-cell office:value-type="float" office:value="1169660" calcext:value-type="float">
            <text:p>11696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22912" calcext:value-type="float">
            <text:p>6922912</text:p>
          </table:table-cell>
          <table:table-cell office:value-type="float" office:value="0" calcext:value-type="float">
            <text:p>0</text:p>
          </table:table-cell>
          <table:table-cell office:value-type="float" office:value="6922912" calcext:value-type="float">
            <text:p>69229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367" calcext:value-type="float">
            <text:p>43367</text:p>
          </table:table-cell>
          <table:table-cell office:value-type="float" office:value="323" calcext:value-type="float">
            <text:p>32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2598" calcext:value-type="float">
            <text:p>16110385225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428" calcext:value-type="float">
            <text:p>93428</text:p>
          </table:table-cell>
          <table:table-cell office:value-type="float" office:value="1233" calcext:value-type="float">
            <text:p>1233</text:p>
          </table:table-cell>
          <table:table-cell office:value-type="float" office:value="1169692" calcext:value-type="float">
            <text:p>11696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51103" calcext:value-type="float">
            <text:p>5951103</text:p>
          </table:table-cell>
          <table:table-cell office:value-type="float" office:value="351791" calcext:value-type="float">
            <text:p>351791</text:p>
          </table:table-cell>
          <table:table-cell office:value-type="float" office:value="5599312" calcext:value-type="float">
            <text:p>55993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393" calcext:value-type="float">
            <text:p>43393</text:p>
          </table:table-cell>
          <table:table-cell office:value-type="float" office:value="336" calcext:value-type="float">
            <text:p>33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2754" calcext:value-type="float">
            <text:p>161103852275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172" calcext:value-type="float">
            <text:p>94172</text:p>
          </table:table-cell>
          <table:table-cell office:value-type="float" office:value="1234" calcext:value-type="float">
            <text:p>1234</text:p>
          </table:table-cell>
          <table:table-cell office:value-type="float" office:value="1169724" calcext:value-type="float">
            <text:p>11697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97301" calcext:value-type="float">
            <text:p>6197301</text:p>
          </table:table-cell>
          <table:table-cell office:value-type="float" office:value="1618917" calcext:value-type="float">
            <text:p>1618917</text:p>
          </table:table-cell>
          <table:table-cell office:value-type="float" office:value="4578384" calcext:value-type="float">
            <text:p>45783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415" calcext:value-type="float">
            <text:p>43415</text:p>
          </table:table-cell>
          <table:table-cell office:value-type="float" office:value="309" calcext:value-type="float">
            <text:p>30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2887" calcext:value-type="float">
            <text:p>161103852288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404" calcext:value-type="float">
            <text:p>92404</text:p>
          </table:table-cell>
          <table:table-cell office:value-type="float" office:value="1232" calcext:value-type="float">
            <text:p>1232</text:p>
          </table:table-cell>
          <table:table-cell office:value-type="float" office:value="1169756" calcext:value-type="float">
            <text:p>11697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83704" calcext:value-type="float">
            <text:p>6283704</text:p>
          </table:table-cell>
          <table:table-cell office:value-type="float" office:value="0" calcext:value-type="float">
            <text:p>0</text:p>
          </table:table-cell>
          <table:table-cell office:value-type="float" office:value="6283704" calcext:value-type="float">
            <text:p>62837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440" calcext:value-type="float">
            <text:p>43440</text:p>
          </table:table-cell>
          <table:table-cell office:value-type="float" office:value="335" calcext:value-type="float">
            <text:p>33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3027" calcext:value-type="float">
            <text:p>16110385230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356" calcext:value-type="float">
            <text:p>90356</text:p>
          </table:table-cell>
          <table:table-cell office:value-type="float" office:value="1230" calcext:value-type="float">
            <text:p>1230</text:p>
          </table:table-cell>
          <table:table-cell office:value-type="float" office:value="1170136" calcext:value-type="float">
            <text:p>11701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61960" calcext:value-type="float">
            <text:p>7461960</text:p>
          </table:table-cell>
          <table:table-cell office:value-type="float" office:value="0" calcext:value-type="float">
            <text:p>0</text:p>
          </table:table-cell>
          <table:table-cell office:value-type="float" office:value="7461960" calcext:value-type="float">
            <text:p>74619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465" calcext:value-type="float">
            <text:p>43465</text:p>
          </table:table-cell>
          <table:table-cell office:value-type="float" office:value="296" calcext:value-type="float">
            <text:p>29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3177" calcext:value-type="float">
            <text:p>161103852317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896" calcext:value-type="float">
            <text:p>92896</text:p>
          </table:table-cell>
          <table:table-cell office:value-type="float" office:value="1233" calcext:value-type="float">
            <text:p>1233</text:p>
          </table:table-cell>
          <table:table-cell office:value-type="float" office:value="1170200" calcext:value-type="float">
            <text:p>11702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68469" calcext:value-type="float">
            <text:p>5968469</text:p>
          </table:table-cell>
          <table:table-cell office:value-type="float" office:value="554133" calcext:value-type="float">
            <text:p>554133</text:p>
          </table:table-cell>
          <table:table-cell office:value-type="float" office:value="5414336" calcext:value-type="float">
            <text:p>54143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487" calcext:value-type="float">
            <text:p>43487</text:p>
          </table:table-cell>
          <table:table-cell office:value-type="float" office:value="325" calcext:value-type="float">
            <text:p>32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3322" calcext:value-type="float">
            <text:p>16110385233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332" calcext:value-type="float">
            <text:p>93332</text:p>
          </table:table-cell>
          <table:table-cell office:value-type="float" office:value="1233" calcext:value-type="float">
            <text:p>1233</text:p>
          </table:table-cell>
          <table:table-cell office:value-type="float" office:value="1170268" calcext:value-type="float">
            <text:p>11702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42282" calcext:value-type="float">
            <text:p>5942282</text:p>
          </table:table-cell>
          <table:table-cell office:value-type="float" office:value="968106" calcext:value-type="float">
            <text:p>968106</text:p>
          </table:table-cell>
          <table:table-cell office:value-type="float" office:value="4974176" calcext:value-type="float">
            <text:p>49741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511" calcext:value-type="float">
            <text:p>43511</text:p>
          </table:table-cell>
          <table:table-cell office:value-type="float" office:value="322" calcext:value-type="float">
            <text:p>32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3472" calcext:value-type="float">
            <text:p>161103852347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028" calcext:value-type="float">
            <text:p>92028</text:p>
          </table:table-cell>
          <table:table-cell office:value-type="float" office:value="1232" calcext:value-type="float">
            <text:p>1232</text:p>
          </table:table-cell>
          <table:table-cell office:value-type="float" office:value="1170332" calcext:value-type="float">
            <text:p>11703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60984" calcext:value-type="float">
            <text:p>6060984</text:p>
          </table:table-cell>
          <table:table-cell office:value-type="float" office:value="0" calcext:value-type="float">
            <text:p>0</text:p>
          </table:table-cell>
          <table:table-cell office:value-type="float" office:value="6060984" calcext:value-type="float">
            <text:p>60609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535" calcext:value-type="float">
            <text:p>43535</text:p>
          </table:table-cell>
          <table:table-cell office:value-type="float" office:value="386" calcext:value-type="float">
            <text:p>38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3618" calcext:value-type="float">
            <text:p>161103852361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772" calcext:value-type="float">
            <text:p>92772</text:p>
          </table:table-cell>
          <table:table-cell office:value-type="float" office:value="1233" calcext:value-type="float">
            <text:p>1233</text:p>
          </table:table-cell>
          <table:table-cell office:value-type="float" office:value="1170332" calcext:value-type="float">
            <text:p>11703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55338" calcext:value-type="float">
            <text:p>5955338</text:p>
          </table:table-cell>
          <table:table-cell office:value-type="float" office:value="252042" calcext:value-type="float">
            <text:p>252042</text:p>
          </table:table-cell>
          <table:table-cell office:value-type="float" office:value="5703296" calcext:value-type="float">
            <text:p>57032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553" calcext:value-type="float">
            <text:p>43553</text:p>
          </table:table-cell>
          <table:table-cell office:value-type="float" office:value="346" calcext:value-type="float">
            <text:p>34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3732" calcext:value-type="float">
            <text:p>161103852373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408" calcext:value-type="float">
            <text:p>91408</text:p>
          </table:table-cell>
          <table:table-cell office:value-type="float" office:value="1232" calcext:value-type="float">
            <text:p>1232</text:p>
          </table:table-cell>
          <table:table-cell office:value-type="float" office:value="1170364" calcext:value-type="float">
            <text:p>11703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610824" calcext:value-type="float">
            <text:p>6610824</text:p>
          </table:table-cell>
          <table:table-cell office:value-type="float" office:value="0" calcext:value-type="float">
            <text:p>0</text:p>
          </table:table-cell>
          <table:table-cell office:value-type="float" office:value="6610824" calcext:value-type="float">
            <text:p>66108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579" calcext:value-type="float">
            <text:p>43579</text:p>
          </table:table-cell>
          <table:table-cell office:value-type="float" office:value="323" calcext:value-type="float">
            <text:p>32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3881" calcext:value-type="float">
            <text:p>161103852388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424" calcext:value-type="float">
            <text:p>93424</text:p>
          </table:table-cell>
          <table:table-cell office:value-type="float" office:value="1234" calcext:value-type="float">
            <text:p>1234</text:p>
          </table:table-cell>
          <table:table-cell office:value-type="float" office:value="1170428" calcext:value-type="float">
            <text:p>11704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44298" calcext:value-type="float">
            <text:p>5844298</text:p>
          </table:table-cell>
          <table:table-cell office:value-type="float" office:value="1096530" calcext:value-type="float">
            <text:p>1096530</text:p>
          </table:table-cell>
          <table:table-cell office:value-type="float" office:value="4747768" calcext:value-type="float">
            <text:p>47477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601" calcext:value-type="float">
            <text:p>43601</text:p>
          </table:table-cell>
          <table:table-cell office:value-type="float" office:value="276" calcext:value-type="float">
            <text:p>27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4027" calcext:value-type="float">
            <text:p>16110385240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728" calcext:value-type="float">
            <text:p>93728</text:p>
          </table:table-cell>
          <table:table-cell office:value-type="float" office:value="1234" calcext:value-type="float">
            <text:p>1234</text:p>
          </table:table-cell>
          <table:table-cell office:value-type="float" office:value="1170492" calcext:value-type="float">
            <text:p>11704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17621" calcext:value-type="float">
            <text:p>5817621</text:p>
          </table:table-cell>
          <table:table-cell office:value-type="float" office:value="1122629" calcext:value-type="float">
            <text:p>1122629</text:p>
          </table:table-cell>
          <table:table-cell office:value-type="float" office:value="4694992" calcext:value-type="float">
            <text:p>46949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622" calcext:value-type="float">
            <text:p>43622</text:p>
          </table:table-cell>
          <table:table-cell office:value-type="float" office:value="358" calcext:value-type="float">
            <text:p>35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4149" calcext:value-type="float">
            <text:p>161103852414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240" calcext:value-type="float">
            <text:p>92240</text:p>
          </table:table-cell>
          <table:table-cell office:value-type="float" office:value="1233" calcext:value-type="float">
            <text:p>1233</text:p>
          </table:table-cell>
          <table:table-cell office:value-type="float" office:value="1170524" calcext:value-type="float">
            <text:p>11705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41141" calcext:value-type="float">
            <text:p>5841141</text:p>
          </table:table-cell>
          <table:table-cell office:value-type="float" office:value="241005" calcext:value-type="float">
            <text:p>241005</text:p>
          </table:table-cell>
          <table:table-cell office:value-type="float" office:value="5600136" calcext:value-type="float">
            <text:p>56001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645" calcext:value-type="float">
            <text:p>43645</text:p>
          </table:table-cell>
          <table:table-cell office:value-type="float" office:value="338" calcext:value-type="float">
            <text:p>33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4298" calcext:value-type="float">
            <text:p>16110385242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728" calcext:value-type="float">
            <text:p>93728</text:p>
          </table:table-cell>
          <table:table-cell office:value-type="float" office:value="1234" calcext:value-type="float">
            <text:p>1234</text:p>
          </table:table-cell>
          <table:table-cell office:value-type="float" office:value="1170556" calcext:value-type="float">
            <text:p>11705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48650" calcext:value-type="float">
            <text:p>5748650</text:p>
          </table:table-cell>
          <table:table-cell office:value-type="float" office:value="1268674" calcext:value-type="float">
            <text:p>1268674</text:p>
          </table:table-cell>
          <table:table-cell office:value-type="float" office:value="4479976" calcext:value-type="float">
            <text:p>44799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667" calcext:value-type="float">
            <text:p>43667</text:p>
          </table:table-cell>
          <table:table-cell office:value-type="float" office:value="316" calcext:value-type="float">
            <text:p>31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4443" calcext:value-type="float">
            <text:p>161103852444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200" calcext:value-type="float">
            <text:p>93200</text:p>
          </table:table-cell>
          <table:table-cell office:value-type="float" office:value="1234" calcext:value-type="float">
            <text:p>1234</text:p>
          </table:table-cell>
          <table:table-cell office:value-type="float" office:value="1170600" calcext:value-type="float">
            <text:p>11706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05877" calcext:value-type="float">
            <text:p>5805877</text:p>
          </table:table-cell>
          <table:table-cell office:value-type="float" office:value="1071653" calcext:value-type="float">
            <text:p>1071653</text:p>
          </table:table-cell>
          <table:table-cell office:value-type="float" office:value="4734224" calcext:value-type="float">
            <text:p>47342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689" calcext:value-type="float">
            <text:p>43689</text:p>
          </table:table-cell>
          <table:table-cell office:value-type="float" office:value="431" calcext:value-type="float">
            <text:p>43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4578" calcext:value-type="float">
            <text:p>161103852457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860" calcext:value-type="float">
            <text:p>92860</text:p>
          </table:table-cell>
          <table:table-cell office:value-type="float" office:value="1233" calcext:value-type="float">
            <text:p>1233</text:p>
          </table:table-cell>
          <table:table-cell office:value-type="float" office:value="1170636" calcext:value-type="float">
            <text:p>11706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15103" calcext:value-type="float">
            <text:p>5815103</text:p>
          </table:table-cell>
          <table:table-cell office:value-type="float" office:value="486807" calcext:value-type="float">
            <text:p>486807</text:p>
          </table:table-cell>
          <table:table-cell office:value-type="float" office:value="5328296" calcext:value-type="float">
            <text:p>53282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712" calcext:value-type="float">
            <text:p>43712</text:p>
          </table:table-cell>
          <table:table-cell office:value-type="float" office:value="329" calcext:value-type="float">
            <text:p>32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4727" calcext:value-type="float">
            <text:p>16110385247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116" calcext:value-type="float">
            <text:p>92116</text:p>
          </table:table-cell>
          <table:table-cell office:value-type="float" office:value="1233" calcext:value-type="float">
            <text:p>1233</text:p>
          </table:table-cell>
          <table:table-cell office:value-type="float" office:value="1170700" calcext:value-type="float">
            <text:p>11707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42576" calcext:value-type="float">
            <text:p>6142576</text:p>
          </table:table-cell>
          <table:table-cell office:value-type="float" office:value="0" calcext:value-type="float">
            <text:p>0</text:p>
          </table:table-cell>
          <table:table-cell office:value-type="float" office:value="6142576" calcext:value-type="float">
            <text:p>61425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735" calcext:value-type="float">
            <text:p>43735</text:p>
          </table:table-cell>
          <table:table-cell office:value-type="float" office:value="283" calcext:value-type="float">
            <text:p>28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4877" calcext:value-type="float">
            <text:p>161103852487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092" calcext:value-type="float">
            <text:p>91092</text:p>
          </table:table-cell>
          <table:table-cell office:value-type="float" office:value="1232" calcext:value-type="float">
            <text:p>1232</text:p>
          </table:table-cell>
          <table:table-cell office:value-type="float" office:value="1170732" calcext:value-type="float">
            <text:p>11707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12552" calcext:value-type="float">
            <text:p>6512552</text:p>
          </table:table-cell>
          <table:table-cell office:value-type="float" office:value="0" calcext:value-type="float">
            <text:p>0</text:p>
          </table:table-cell>
          <table:table-cell office:value-type="float" office:value="6512552" calcext:value-type="float">
            <text:p>65125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760" calcext:value-type="float">
            <text:p>43760</text:p>
          </table:table-cell>
          <table:table-cell office:value-type="float" office:value="326" calcext:value-type="float">
            <text:p>32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5023" calcext:value-type="float">
            <text:p>161103852502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020" calcext:value-type="float">
            <text:p>93020</text:p>
          </table:table-cell>
          <table:table-cell office:value-type="float" office:value="1234" calcext:value-type="float">
            <text:p>1234</text:p>
          </table:table-cell>
          <table:table-cell office:value-type="float" office:value="1170768" calcext:value-type="float">
            <text:p>11707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58922" calcext:value-type="float">
            <text:p>5758922</text:p>
          </table:table-cell>
          <table:table-cell office:value-type="float" office:value="960498" calcext:value-type="float">
            <text:p>960498</text:p>
          </table:table-cell>
          <table:table-cell office:value-type="float" office:value="4798424" calcext:value-type="float">
            <text:p>47984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783" calcext:value-type="float">
            <text:p>43783</text:p>
          </table:table-cell>
          <table:table-cell office:value-type="float" office:value="321" calcext:value-type="float">
            <text:p>32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5169" calcext:value-type="float">
            <text:p>161103852516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424" calcext:value-type="float">
            <text:p>93424</text:p>
          </table:table-cell>
          <table:table-cell office:value-type="float" office:value="1234" calcext:value-type="float">
            <text:p>1234</text:p>
          </table:table-cell>
          <table:table-cell office:value-type="float" office:value="1170768" calcext:value-type="float">
            <text:p>11707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74805" calcext:value-type="float">
            <text:p>5574805</text:p>
          </table:table-cell>
          <table:table-cell office:value-type="float" office:value="422949" calcext:value-type="float">
            <text:p>422949</text:p>
          </table:table-cell>
          <table:table-cell office:value-type="float" office:value="5151856" calcext:value-type="float">
            <text:p>51518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805" calcext:value-type="float">
            <text:p>43805</text:p>
          </table:table-cell>
          <table:table-cell office:value-type="float" office:value="309" calcext:value-type="float">
            <text:p>30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5315" calcext:value-type="float">
            <text:p>16110385253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276" calcext:value-type="float">
            <text:p>93276</text:p>
          </table:table-cell>
          <table:table-cell office:value-type="float" office:value="1234" calcext:value-type="float">
            <text:p>1234</text:p>
          </table:table-cell>
          <table:table-cell office:value-type="float" office:value="1171060" calcext:value-type="float">
            <text:p>11710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20319" calcext:value-type="float">
            <text:p>5620319</text:p>
          </table:table-cell>
          <table:table-cell office:value-type="float" office:value="1689791" calcext:value-type="float">
            <text:p>1689791</text:p>
          </table:table-cell>
          <table:table-cell office:value-type="float" office:value="3930528" calcext:value-type="float">
            <text:p>39305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828" calcext:value-type="float">
            <text:p>43828</text:p>
          </table:table-cell>
          <table:table-cell office:value-type="float" office:value="270" calcext:value-type="float">
            <text:p>27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5457" calcext:value-type="float">
            <text:p>161103852545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236" calcext:value-type="float">
            <text:p>93236</text:p>
          </table:table-cell>
          <table:table-cell office:value-type="float" office:value="1234" calcext:value-type="float">
            <text:p>1234</text:p>
          </table:table-cell>
          <table:table-cell office:value-type="float" office:value="1171352" calcext:value-type="float">
            <text:p>11713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93183" calcext:value-type="float">
            <text:p>5493183</text:p>
          </table:table-cell>
          <table:table-cell office:value-type="float" office:value="825111" calcext:value-type="float">
            <text:p>825111</text:p>
          </table:table-cell>
          <table:table-cell office:value-type="float" office:value="4668072" calcext:value-type="float">
            <text:p>46680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851" calcext:value-type="float">
            <text:p>43851</text:p>
          </table:table-cell>
          <table:table-cell office:value-type="float" office:value="322" calcext:value-type="float">
            <text:p>32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5606" calcext:value-type="float">
            <text:p>161103852560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112" calcext:value-type="float">
            <text:p>93112</text:p>
          </table:table-cell>
          <table:table-cell office:value-type="float" office:value="1234" calcext:value-type="float">
            <text:p>1234</text:p>
          </table:table-cell>
          <table:table-cell office:value-type="float" office:value="1171352" calcext:value-type="float">
            <text:p>11713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83007" calcext:value-type="float">
            <text:p>5583007</text:p>
          </table:table-cell>
          <table:table-cell office:value-type="float" office:value="1141503" calcext:value-type="float">
            <text:p>1141503</text:p>
          </table:table-cell>
          <table:table-cell office:value-type="float" office:value="4441504" calcext:value-type="float">
            <text:p>44415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870" calcext:value-type="float">
            <text:p>43870</text:p>
          </table:table-cell>
          <table:table-cell office:value-type="float" office:value="309" calcext:value-type="float">
            <text:p>30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5727" calcext:value-type="float">
            <text:p>16110385257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112" calcext:value-type="float">
            <text:p>93112</text:p>
          </table:table-cell>
          <table:table-cell office:value-type="float" office:value="1234" calcext:value-type="float">
            <text:p>1234</text:p>
          </table:table-cell>
          <table:table-cell office:value-type="float" office:value="1171352" calcext:value-type="float">
            <text:p>11713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18442" calcext:value-type="float">
            <text:p>5518442</text:p>
          </table:table-cell>
          <table:table-cell office:value-type="float" office:value="1243874" calcext:value-type="float">
            <text:p>1243874</text:p>
          </table:table-cell>
          <table:table-cell office:value-type="float" office:value="4274568" calcext:value-type="float">
            <text:p>42745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891" calcext:value-type="float">
            <text:p>43891</text:p>
          </table:table-cell>
          <table:table-cell office:value-type="float" office:value="274" calcext:value-type="float">
            <text:p>27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5856" calcext:value-type="float">
            <text:p>161103852585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956" calcext:value-type="float">
            <text:p>92956</text:p>
          </table:table-cell>
          <table:table-cell office:value-type="float" office:value="1234" calcext:value-type="float">
            <text:p>1234</text:p>
          </table:table-cell>
          <table:table-cell office:value-type="float" office:value="1171352" calcext:value-type="float">
            <text:p>11713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57226" calcext:value-type="float">
            <text:p>5457226</text:p>
          </table:table-cell>
          <table:table-cell office:value-type="float" office:value="1280746" calcext:value-type="float">
            <text:p>1280746</text:p>
          </table:table-cell>
          <table:table-cell office:value-type="float" office:value="4176480" calcext:value-type="float">
            <text:p>41764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912" calcext:value-type="float">
            <text:p>43912</text:p>
          </table:table-cell>
          <table:table-cell office:value-type="float" office:value="324" calcext:value-type="float">
            <text:p>32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5987" calcext:value-type="float">
            <text:p>161103852598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708" calcext:value-type="float">
            <text:p>92708</text:p>
          </table:table-cell>
          <table:table-cell office:value-type="float" office:value="1234" calcext:value-type="float">
            <text:p>1234</text:p>
          </table:table-cell>
          <table:table-cell office:value-type="float" office:value="1171384" calcext:value-type="float">
            <text:p>11713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37098" calcext:value-type="float">
            <text:p>5437098</text:p>
          </table:table-cell>
          <table:table-cell office:value-type="float" office:value="916674" calcext:value-type="float">
            <text:p>916674</text:p>
          </table:table-cell>
          <table:table-cell office:value-type="float" office:value="4520424" calcext:value-type="float">
            <text:p>45204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934" calcext:value-type="float">
            <text:p>43934</text:p>
          </table:table-cell>
          <table:table-cell office:value-type="float" office:value="324" calcext:value-type="float">
            <text:p>32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6129" calcext:value-type="float">
            <text:p>161103852612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988" calcext:value-type="float">
            <text:p>92988</text:p>
          </table:table-cell>
          <table:table-cell office:value-type="float" office:value="1234" calcext:value-type="float">
            <text:p>1234</text:p>
          </table:table-cell>
          <table:table-cell office:value-type="float" office:value="1171464" calcext:value-type="float">
            <text:p>1171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90133" calcext:value-type="float">
            <text:p>5390133</text:p>
          </table:table-cell>
          <table:table-cell office:value-type="float" office:value="1297477" calcext:value-type="float">
            <text:p>1297477</text:p>
          </table:table-cell>
          <table:table-cell office:value-type="float" office:value="4092656" calcext:value-type="float">
            <text:p>40926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955" calcext:value-type="float">
            <text:p>43955</text:p>
          </table:table-cell>
          <table:table-cell office:value-type="float" office:value="336" calcext:value-type="float">
            <text:p>33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6269" calcext:value-type="float">
            <text:p>161103852626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336" calcext:value-type="float">
            <text:p>92336</text:p>
          </table:table-cell>
          <table:table-cell office:value-type="float" office:value="1234" calcext:value-type="float">
            <text:p>1234</text:p>
          </table:table-cell>
          <table:table-cell office:value-type="float" office:value="1171528" calcext:value-type="float">
            <text:p>11715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50239" calcext:value-type="float">
            <text:p>5450239</text:p>
          </table:table-cell>
          <table:table-cell office:value-type="float" office:value="785023" calcext:value-type="float">
            <text:p>785023</text:p>
          </table:table-cell>
          <table:table-cell office:value-type="float" office:value="4665216" calcext:value-type="float">
            <text:p>46652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972" calcext:value-type="float">
            <text:p>43972</text:p>
          </table:table-cell>
          <table:table-cell office:value-type="float" office:value="309" calcext:value-type="float">
            <text:p>30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6381" calcext:value-type="float">
            <text:p>161103852638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864" calcext:value-type="float">
            <text:p>92864</text:p>
          </table:table-cell>
          <table:table-cell office:value-type="float" office:value="1234" calcext:value-type="float">
            <text:p>1234</text:p>
          </table:table-cell>
          <table:table-cell office:value-type="float" office:value="1171560" calcext:value-type="float">
            <text:p>1171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67690" calcext:value-type="float">
            <text:p>5367690</text:p>
          </table:table-cell>
          <table:table-cell office:value-type="float" office:value="1272290" calcext:value-type="float">
            <text:p>1272290</text:p>
          </table:table-cell>
          <table:table-cell office:value-type="float" office:value="4095400" calcext:value-type="float">
            <text:p>40954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3993" calcext:value-type="float">
            <text:p>43993</text:p>
          </table:table-cell>
          <table:table-cell office:value-type="float" office:value="359" calcext:value-type="float">
            <text:p>35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6510" calcext:value-type="float">
            <text:p>16110385265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344" calcext:value-type="float">
            <text:p>91344</text:p>
          </table:table-cell>
          <table:table-cell office:value-type="float" office:value="1233" calcext:value-type="float">
            <text:p>1233</text:p>
          </table:table-cell>
          <table:table-cell office:value-type="float" office:value="1171624" calcext:value-type="float">
            <text:p>11716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81600" calcext:value-type="float">
            <text:p>5481600</text:p>
          </table:table-cell>
          <table:table-cell office:value-type="float" office:value="0" calcext:value-type="float">
            <text:p>0</text:p>
          </table:table-cell>
          <table:table-cell office:value-type="float" office:value="5481600" calcext:value-type="float">
            <text:p>54816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4008" calcext:value-type="float">
            <text:p>44008</text:p>
          </table:table-cell>
          <table:table-cell office:value-type="float" office:value="306" calcext:value-type="float">
            <text:p>30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6627" calcext:value-type="float">
            <text:p>16110385266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684" calcext:value-type="float">
            <text:p>91684</text:p>
          </table:table-cell>
          <table:table-cell office:value-type="float" office:value="1233" calcext:value-type="float">
            <text:p>1233</text:p>
          </table:table-cell>
          <table:table-cell office:value-type="float" office:value="1171688" calcext:value-type="float">
            <text:p>11716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70485" calcext:value-type="float">
            <text:p>5370485</text:p>
          </table:table-cell>
          <table:table-cell office:value-type="float" office:value="728645" calcext:value-type="float">
            <text:p>728645</text:p>
          </table:table-cell>
          <table:table-cell office:value-type="float" office:value="4641840" calcext:value-type="float">
            <text:p>46418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4026" calcext:value-type="float">
            <text:p>44026</text:p>
          </table:table-cell>
          <table:table-cell office:value-type="float" office:value="294" calcext:value-type="float">
            <text:p>29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6752" calcext:value-type="float">
            <text:p>161103852675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244" calcext:value-type="float">
            <text:p>92244</text:p>
          </table:table-cell>
          <table:table-cell office:value-type="float" office:value="1234" calcext:value-type="float">
            <text:p>1234</text:p>
          </table:table-cell>
          <table:table-cell office:value-type="float" office:value="1171720" calcext:value-type="float">
            <text:p>11717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79882" calcext:value-type="float">
            <text:p>5279882</text:p>
          </table:table-cell>
          <table:table-cell office:value-type="float" office:value="1281514" calcext:value-type="float">
            <text:p>1281514</text:p>
          </table:table-cell>
          <table:table-cell office:value-type="float" office:value="3998368" calcext:value-type="float">
            <text:p>39983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4047" calcext:value-type="float">
            <text:p>44047</text:p>
          </table:table-cell>
          <table:table-cell office:value-type="float" office:value="333" calcext:value-type="float">
            <text:p>33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6888" calcext:value-type="float">
            <text:p>161103852688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592" calcext:value-type="float">
            <text:p>91592</text:p>
          </table:table-cell>
          <table:table-cell office:value-type="float" office:value="1233" calcext:value-type="float">
            <text:p>1233</text:p>
          </table:table-cell>
          <table:table-cell office:value-type="float" office:value="1171784" calcext:value-type="float">
            <text:p>11717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56373" calcext:value-type="float">
            <text:p>5256373</text:p>
          </table:table-cell>
          <table:table-cell office:value-type="float" office:value="440509" calcext:value-type="float">
            <text:p>440509</text:p>
          </table:table-cell>
          <table:table-cell office:value-type="float" office:value="4815864" calcext:value-type="float">
            <text:p>48158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4068" calcext:value-type="float">
            <text:p>44068</text:p>
          </table:table-cell>
          <table:table-cell office:value-type="float" office:value="323" calcext:value-type="float">
            <text:p>32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7033" calcext:value-type="float">
            <text:p>16110385270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784" calcext:value-type="float">
            <text:p>90784</text:p>
          </table:table-cell>
          <table:table-cell office:value-type="float" office:value="1232" calcext:value-type="float">
            <text:p>1232</text:p>
          </table:table-cell>
          <table:table-cell office:value-type="float" office:value="1171784" calcext:value-type="float">
            <text:p>11717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46304" calcext:value-type="float">
            <text:p>5446304</text:p>
          </table:table-cell>
          <table:table-cell office:value-type="float" office:value="0" calcext:value-type="float">
            <text:p>0</text:p>
          </table:table-cell>
          <table:table-cell office:value-type="float" office:value="5446304" calcext:value-type="float">
            <text:p>54463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4085" calcext:value-type="float">
            <text:p>44085</text:p>
          </table:table-cell>
          <table:table-cell office:value-type="float" office:value="284" calcext:value-type="float">
            <text:p>28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7144" calcext:value-type="float">
            <text:p>161103852714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684" calcext:value-type="float">
            <text:p>91684</text:p>
          </table:table-cell>
          <table:table-cell office:value-type="float" office:value="1233" calcext:value-type="float">
            <text:p>1233</text:p>
          </table:table-cell>
          <table:table-cell office:value-type="float" office:value="1171784" calcext:value-type="float">
            <text:p>11717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61034" calcext:value-type="float">
            <text:p>5261034</text:p>
          </table:table-cell>
          <table:table-cell office:value-type="float" office:value="549634" calcext:value-type="float">
            <text:p>549634</text:p>
          </table:table-cell>
          <table:table-cell office:value-type="float" office:value="4711400" calcext:value-type="float">
            <text:p>47114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4103" calcext:value-type="float">
            <text:p>44103</text:p>
          </table:table-cell>
          <table:table-cell office:value-type="float" office:value="322" calcext:value-type="float">
            <text:p>32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7289" calcext:value-type="float">
            <text:p>161103852728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116" calcext:value-type="float">
            <text:p>92116</text:p>
          </table:table-cell>
          <table:table-cell office:value-type="float" office:value="1234" calcext:value-type="float">
            <text:p>1234</text:p>
          </table:table-cell>
          <table:table-cell office:value-type="float" office:value="1171784" calcext:value-type="float">
            <text:p>11717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36501" calcext:value-type="float">
            <text:p>5136501</text:p>
          </table:table-cell>
          <table:table-cell office:value-type="float" office:value="362525" calcext:value-type="float">
            <text:p>362525</text:p>
          </table:table-cell>
          <table:table-cell office:value-type="float" office:value="4773976" calcext:value-type="float">
            <text:p>47739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4124" calcext:value-type="float">
            <text:p>44124</text:p>
          </table:table-cell>
          <table:table-cell office:value-type="float" office:value="300" calcext:value-type="float">
            <text:p>30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7427" calcext:value-type="float">
            <text:p>16110385274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580" calcext:value-type="float">
            <text:p>92580</text:p>
          </table:table-cell>
          <table:table-cell office:value-type="float" office:value="1234" calcext:value-type="float">
            <text:p>1234</text:p>
          </table:table-cell>
          <table:table-cell office:value-type="float" office:value="1171816" calcext:value-type="float">
            <text:p>11718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96490" calcext:value-type="float">
            <text:p>5096490</text:p>
          </table:table-cell>
          <table:table-cell office:value-type="float" office:value="1040650" calcext:value-type="float">
            <text:p>1040650</text:p>
          </table:table-cell>
          <table:table-cell office:value-type="float" office:value="4055840" calcext:value-type="float">
            <text:p>40558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4144" calcext:value-type="float">
            <text:p>44144</text:p>
          </table:table-cell>
          <table:table-cell office:value-type="float" office:value="324" calcext:value-type="float">
            <text:p>32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7581" calcext:value-type="float">
            <text:p>161103852758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176" calcext:value-type="float">
            <text:p>92176</text:p>
          </table:table-cell>
          <table:table-cell office:value-type="float" office:value="1234" calcext:value-type="float">
            <text:p>1234</text:p>
          </table:table-cell>
          <table:table-cell office:value-type="float" office:value="1171848" calcext:value-type="float">
            <text:p>11718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96490" calcext:value-type="float">
            <text:p>5096490</text:p>
          </table:table-cell>
          <table:table-cell office:value-type="float" office:value="559842" calcext:value-type="float">
            <text:p>559842</text:p>
          </table:table-cell>
          <table:table-cell office:value-type="float" office:value="4536648" calcext:value-type="float">
            <text:p>45366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4162" calcext:value-type="float">
            <text:p>44162</text:p>
          </table:table-cell>
          <table:table-cell office:value-type="float" office:value="291" calcext:value-type="float">
            <text:p>29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7729" calcext:value-type="float">
            <text:p>161103852772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836" calcext:value-type="float">
            <text:p>91836</text:p>
          </table:table-cell>
          <table:table-cell office:value-type="float" office:value="1234" calcext:value-type="float">
            <text:p>1234</text:p>
          </table:table-cell>
          <table:table-cell office:value-type="float" office:value="1171912" calcext:value-type="float">
            <text:p>11719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53247" calcext:value-type="float">
            <text:p>5053247</text:p>
          </table:table-cell>
          <table:table-cell office:value-type="float" office:value="915151" calcext:value-type="float">
            <text:p>915151</text:p>
          </table:table-cell>
          <table:table-cell office:value-type="float" office:value="4138096" calcext:value-type="float">
            <text:p>41380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4179" calcext:value-type="float">
            <text:p>44179</text:p>
          </table:table-cell>
          <table:table-cell office:value-type="float" office:value="300" calcext:value-type="float">
            <text:p>30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7854" calcext:value-type="float">
            <text:p>161103852785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928" calcext:value-type="float">
            <text:p>91928</text:p>
          </table:table-cell>
          <table:table-cell office:value-type="float" office:value="1234" calcext:value-type="float">
            <text:p>1234</text:p>
          </table:table-cell>
          <table:table-cell office:value-type="float" office:value="1171912" calcext:value-type="float">
            <text:p>11719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53247" calcext:value-type="float">
            <text:p>5053247</text:p>
          </table:table-cell>
          <table:table-cell office:value-type="float" office:value="1097431" calcext:value-type="float">
            <text:p>1097431</text:p>
          </table:table-cell>
          <table:table-cell office:value-type="float" office:value="3955816" calcext:value-type="float">
            <text:p>39558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4193" calcext:value-type="float">
            <text:p>44193</text:p>
          </table:table-cell>
          <table:table-cell office:value-type="float" office:value="296" calcext:value-type="float">
            <text:p>29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7965" calcext:value-type="float">
            <text:p>161103852796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184" calcext:value-type="float">
            <text:p>91184</text:p>
          </table:table-cell>
          <table:table-cell office:value-type="float" office:value="1233" calcext:value-type="float">
            <text:p>1233</text:p>
          </table:table-cell>
          <table:table-cell office:value-type="float" office:value="1171912" calcext:value-type="float">
            <text:p>11719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53247" calcext:value-type="float">
            <text:p>5053247</text:p>
          </table:table-cell>
          <table:table-cell office:value-type="float" office:value="204503" calcext:value-type="float">
            <text:p>204503</text:p>
          </table:table-cell>
          <table:table-cell office:value-type="float" office:value="4848744" calcext:value-type="float">
            <text:p>48487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4206" calcext:value-type="float">
            <text:p>44206</text:p>
          </table:table-cell>
          <table:table-cell office:value-type="float" office:value="296" calcext:value-type="float">
            <text:p>29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8090" calcext:value-type="float">
            <text:p>161103852809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148" calcext:value-type="float">
            <text:p>92148</text:p>
          </table:table-cell>
          <table:table-cell office:value-type="float" office:value="1234" calcext:value-type="float">
            <text:p>1234</text:p>
          </table:table-cell>
          <table:table-cell office:value-type="float" office:value="1172168" calcext:value-type="float">
            <text:p>11721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56106" calcext:value-type="float">
            <text:p>4956106</text:p>
          </table:table-cell>
          <table:table-cell office:value-type="float" office:value="759794" calcext:value-type="float">
            <text:p>759794</text:p>
          </table:table-cell>
          <table:table-cell office:value-type="float" office:value="4196312" calcext:value-type="float">
            <text:p>41963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4226" calcext:value-type="float">
            <text:p>44226</text:p>
          </table:table-cell>
          <table:table-cell office:value-type="float" office:value="280" calcext:value-type="float">
            <text:p>28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8240" calcext:value-type="float">
            <text:p>16110385282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868" calcext:value-type="float">
            <text:p>91868</text:p>
          </table:table-cell>
          <table:table-cell office:value-type="float" office:value="1234" calcext:value-type="float">
            <text:p>1234</text:p>
          </table:table-cell>
          <table:table-cell office:value-type="float" office:value="1172168" calcext:value-type="float">
            <text:p>11721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56106" calcext:value-type="float">
            <text:p>4956106</text:p>
          </table:table-cell>
          <table:table-cell office:value-type="float" office:value="260082" calcext:value-type="float">
            <text:p>260082</text:p>
          </table:table-cell>
          <table:table-cell office:value-type="float" office:value="4696024" calcext:value-type="float">
            <text:p>46960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4238" calcext:value-type="float">
            <text:p>44238</text:p>
          </table:table-cell>
          <table:table-cell office:value-type="float" office:value="313" calcext:value-type="float">
            <text:p>31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8353" calcext:value-type="float">
            <text:p>161103852835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064" calcext:value-type="float">
            <text:p>92064</text:p>
          </table:table-cell>
          <table:table-cell office:value-type="float" office:value="1234" calcext:value-type="float">
            <text:p>1234</text:p>
          </table:table-cell>
          <table:table-cell office:value-type="float" office:value="1172168" calcext:value-type="float">
            <text:p>11721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56106" calcext:value-type="float">
            <text:p>4956106</text:p>
          </table:table-cell>
          <table:table-cell office:value-type="float" office:value="945634" calcext:value-type="float">
            <text:p>945634</text:p>
          </table:table-cell>
          <table:table-cell office:value-type="float" office:value="4010472" calcext:value-type="float">
            <text:p>40104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4254" calcext:value-type="float">
            <text:p>44254</text:p>
          </table:table-cell>
          <table:table-cell office:value-type="float" office:value="281" calcext:value-type="float">
            <text:p>28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8498" calcext:value-type="float">
            <text:p>16110385284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940" calcext:value-type="float">
            <text:p>91940</text:p>
          </table:table-cell>
          <table:table-cell office:value-type="float" office:value="1234" calcext:value-type="float">
            <text:p>1234</text:p>
          </table:table-cell>
          <table:table-cell office:value-type="float" office:value="1172496" calcext:value-type="float">
            <text:p>11724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56106" calcext:value-type="float">
            <text:p>4956106</text:p>
          </table:table-cell>
          <table:table-cell office:value-type="float" office:value="658914" calcext:value-type="float">
            <text:p>658914</text:p>
          </table:table-cell>
          <table:table-cell office:value-type="float" office:value="4297192" calcext:value-type="float">
            <text:p>42971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4266" calcext:value-type="float">
            <text:p>44266</text:p>
          </table:table-cell>
          <table:table-cell office:value-type="float" office:value="350" calcext:value-type="float">
            <text:p>35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8611" calcext:value-type="float">
            <text:p>161103852861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444" calcext:value-type="float">
            <text:p>91444</text:p>
          </table:table-cell>
          <table:table-cell office:value-type="float" office:value="1234" calcext:value-type="float">
            <text:p>1234</text:p>
          </table:table-cell>
          <table:table-cell office:value-type="float" office:value="1172556" calcext:value-type="float">
            <text:p>11725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56106" calcext:value-type="float">
            <text:p>4956106</text:p>
          </table:table-cell>
          <table:table-cell office:value-type="float" office:value="470498" calcext:value-type="float">
            <text:p>470498</text:p>
          </table:table-cell>
          <table:table-cell office:value-type="float" office:value="4485608" calcext:value-type="float">
            <text:p>44856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4281" calcext:value-type="float">
            <text:p>44281</text:p>
          </table:table-cell>
          <table:table-cell office:value-type="float" office:value="289" calcext:value-type="float">
            <text:p>28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8752" calcext:value-type="float">
            <text:p>161103852875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444" calcext:value-type="float">
            <text:p>91444</text:p>
          </table:table-cell>
          <table:table-cell office:value-type="float" office:value="1234" calcext:value-type="float">
            <text:p>1234</text:p>
          </table:table-cell>
          <table:table-cell office:value-type="float" office:value="1172556" calcext:value-type="float">
            <text:p>11725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56106" calcext:value-type="float">
            <text:p>4956106</text:p>
          </table:table-cell>
          <table:table-cell office:value-type="float" office:value="314850" calcext:value-type="float">
            <text:p>314850</text:p>
          </table:table-cell>
          <table:table-cell office:value-type="float" office:value="4641256" calcext:value-type="float">
            <text:p>46412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44296" calcext:value-type="float">
            <text:p>44296</text:p>
          </table:table-cell>
          <table:table-cell office:value-type="float" office:value="282" calcext:value-type="float">
            <text:p>28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28899" calcext:value-type="float">
            <text:p>161103852889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1940" calcext:value-type="float">
            <text:p>61940</text:p>
          </table:table-cell>
          <table:table-cell office:value-type="float" office:value="1238" calcext:value-type="float">
            <text:p>1238</text:p>
          </table:table-cell>
          <table:table-cell office:value-type="float" office:value="1206580" calcext:value-type="float">
            <text:p>12065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59648" calcext:value-type="float">
            <text:p>8159648</text:p>
          </table:table-cell>
          <table:table-cell office:value-type="float" office:value="0" calcext:value-type="float">
            <text:p>0</text:p>
          </table:table-cell>
          <table:table-cell office:value-type="float" office:value="8159648" calcext:value-type="float">
            <text:p>81596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4719" calcext:value-type="float">
            <text:p>54719</text:p>
          </table:table-cell>
          <table:table-cell office:value-type="float" office:value="284" calcext:value-type="float">
            <text:p>28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4387" calcext:value-type="float">
            <text:p>161103859438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8944" calcext:value-type="float">
            <text:p>58944</text:p>
          </table:table-cell>
          <table:table-cell office:value-type="float" office:value="1235" calcext:value-type="float">
            <text:p>1235</text:p>
          </table:table-cell>
          <table:table-cell office:value-type="float" office:value="1206580" calcext:value-type="float">
            <text:p>12065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69000" calcext:value-type="float">
            <text:p>10769000</text:p>
          </table:table-cell>
          <table:table-cell office:value-type="float" office:value="0" calcext:value-type="float">
            <text:p>0</text:p>
          </table:table-cell>
          <table:table-cell office:value-type="float" office:value="10769000" calcext:value-type="float">
            <text:p>107690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4737" calcext:value-type="float">
            <text:p>54737</text:p>
          </table:table-cell>
          <table:table-cell office:value-type="float" office:value="346" calcext:value-type="float">
            <text:p>34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4505" calcext:value-type="float">
            <text:p>161103859450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224" calcext:value-type="float">
            <text:p>62224</text:p>
          </table:table-cell>
          <table:table-cell office:value-type="float" office:value="1238" calcext:value-type="float">
            <text:p>1238</text:p>
          </table:table-cell>
          <table:table-cell office:value-type="float" office:value="1206580" calcext:value-type="float">
            <text:p>12065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2797154" calcext:value-type="float">
            <text:p>2797154</text:p>
          </table:table-cell>
          <table:table-cell office:value-type="float" office:value="7743304" calcext:value-type="float">
            <text:p>77433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4759" calcext:value-type="float">
            <text:p>54759</text:p>
          </table:table-cell>
          <table:table-cell office:value-type="float" office:value="317" calcext:value-type="float">
            <text:p>31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4651" calcext:value-type="float">
            <text:p>161103859465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820" calcext:value-type="float">
            <text:p>64820</text:p>
          </table:table-cell>
          <table:table-cell office:value-type="float" office:value="1240" calcext:value-type="float">
            <text:p>1240</text:p>
          </table:table-cell>
          <table:table-cell office:value-type="float" office:value="1205640" calcext:value-type="float">
            <text:p>12056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2720362" calcext:value-type="float">
            <text:p>2720362</text:p>
          </table:table-cell>
          <table:table-cell office:value-type="float" office:value="7820096" calcext:value-type="float">
            <text:p>78200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4779" calcext:value-type="float">
            <text:p>54779</text:p>
          </table:table-cell>
          <table:table-cell office:value-type="float" office:value="344" calcext:value-type="float">
            <text:p>34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4779" calcext:value-type="float">
            <text:p>161103859477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116" calcext:value-type="float">
            <text:p>62116</text:p>
          </table:table-cell>
          <table:table-cell office:value-type="float" office:value="1237" calcext:value-type="float">
            <text:p>1237</text:p>
          </table:table-cell>
          <table:table-cell office:value-type="float" office:value="1205640" calcext:value-type="float">
            <text:p>12056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732882" calcext:value-type="float">
            <text:p>732882</text:p>
          </table:table-cell>
          <table:table-cell office:value-type="float" office:value="9807576" calcext:value-type="float">
            <text:p>98075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4800" calcext:value-type="float">
            <text:p>54800</text:p>
          </table:table-cell>
          <table:table-cell office:value-type="float" office:value="289" calcext:value-type="float">
            <text:p>28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4918" calcext:value-type="float">
            <text:p>161103859491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712" calcext:value-type="float">
            <text:p>62712</text:p>
          </table:table-cell>
          <table:table-cell office:value-type="float" office:value="1238" calcext:value-type="float">
            <text:p>1238</text:p>
          </table:table-cell>
          <table:table-cell office:value-type="float" office:value="1205672" calcext:value-type="float">
            <text:p>12056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609154" calcext:value-type="float">
            <text:p>609154</text:p>
          </table:table-cell>
          <table:table-cell office:value-type="float" office:value="9931304" calcext:value-type="float">
            <text:p>99313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4820" calcext:value-type="float">
            <text:p>54820</text:p>
          </table:table-cell>
          <table:table-cell office:value-type="float" office:value="371" calcext:value-type="float">
            <text:p>37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5046" calcext:value-type="float">
            <text:p>161103859504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444" calcext:value-type="float">
            <text:p>64444</text:p>
          </table:table-cell>
          <table:table-cell office:value-type="float" office:value="1240" calcext:value-type="float">
            <text:p>1240</text:p>
          </table:table-cell>
          <table:table-cell office:value-type="float" office:value="1205896" calcext:value-type="float">
            <text:p>12058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2736818" calcext:value-type="float">
            <text:p>2736818</text:p>
          </table:table-cell>
          <table:table-cell office:value-type="float" office:value="7803640" calcext:value-type="float">
            <text:p>78036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4838" calcext:value-type="float">
            <text:p>54838</text:p>
          </table:table-cell>
          <table:table-cell office:value-type="float" office:value="337" calcext:value-type="float">
            <text:p>33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5169" calcext:value-type="float">
            <text:p>161103859516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560" calcext:value-type="float">
            <text:p>65560</text:p>
          </table:table-cell>
          <table:table-cell office:value-type="float" office:value="1241" calcext:value-type="float">
            <text:p>1241</text:p>
          </table:table-cell>
          <table:table-cell office:value-type="float" office:value="1205960" calcext:value-type="float">
            <text:p>12059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4865562" calcext:value-type="float">
            <text:p>4865562</text:p>
          </table:table-cell>
          <table:table-cell office:value-type="float" office:value="5674896" calcext:value-type="float">
            <text:p>56748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4857" calcext:value-type="float">
            <text:p>54857</text:p>
          </table:table-cell>
          <table:table-cell office:value-type="float" office:value="297" calcext:value-type="float">
            <text:p>29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5290" calcext:value-type="float">
            <text:p>161103859529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3636" calcext:value-type="float">
            <text:p>63636</text:p>
          </table:table-cell>
          <table:table-cell office:value-type="float" office:value="1239" calcext:value-type="float">
            <text:p>1239</text:p>
          </table:table-cell>
          <table:table-cell office:value-type="float" office:value="1205960" calcext:value-type="float">
            <text:p>12059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1938274" calcext:value-type="float">
            <text:p>1938274</text:p>
          </table:table-cell>
          <table:table-cell office:value-type="float" office:value="8602184" calcext:value-type="float">
            <text:p>86021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4878" calcext:value-type="float">
            <text:p>54878</text:p>
          </table:table-cell>
          <table:table-cell office:value-type="float" office:value="327" calcext:value-type="float">
            <text:p>32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5434" calcext:value-type="float">
            <text:p>161103859543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3720" calcext:value-type="float">
            <text:p>63720</text:p>
          </table:table-cell>
          <table:table-cell office:value-type="float" office:value="1239" calcext:value-type="float">
            <text:p>1239</text:p>
          </table:table-cell>
          <table:table-cell office:value-type="float" office:value="1205992" calcext:value-type="float">
            <text:p>1205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2262938" calcext:value-type="float">
            <text:p>2262938</text:p>
          </table:table-cell>
          <table:table-cell office:value-type="float" office:value="8277520" calcext:value-type="float">
            <text:p>82775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4898" calcext:value-type="float">
            <text:p>54898</text:p>
          </table:table-cell>
          <table:table-cell office:value-type="float" office:value="321" calcext:value-type="float">
            <text:p>32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5563" calcext:value-type="float">
            <text:p>161103859556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928" calcext:value-type="float">
            <text:p>62928</text:p>
          </table:table-cell>
          <table:table-cell office:value-type="float" office:value="1238" calcext:value-type="float">
            <text:p>1238</text:p>
          </table:table-cell>
          <table:table-cell office:value-type="float" office:value="1205992" calcext:value-type="float">
            <text:p>1205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776978" calcext:value-type="float">
            <text:p>776978</text:p>
          </table:table-cell>
          <table:table-cell office:value-type="float" office:value="9763480" calcext:value-type="float">
            <text:p>97634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4919" calcext:value-type="float">
            <text:p>54919</text:p>
          </table:table-cell>
          <table:table-cell office:value-type="float" office:value="301" calcext:value-type="float">
            <text:p>30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5709" calcext:value-type="float">
            <text:p>161103859570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0524" calcext:value-type="float">
            <text:p>60524</text:p>
          </table:table-cell>
          <table:table-cell office:value-type="float" office:value="1236" calcext:value-type="float">
            <text:p>1236</text:p>
          </table:table-cell>
          <table:table-cell office:value-type="float" office:value="1206024" calcext:value-type="float">
            <text:p>1206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07656" calcext:value-type="float">
            <text:p>10907656</text:p>
          </table:table-cell>
          <table:table-cell office:value-type="float" office:value="0" calcext:value-type="float">
            <text:p>0</text:p>
          </table:table-cell>
          <table:table-cell office:value-type="float" office:value="10907656" calcext:value-type="float">
            <text:p>109076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4942" calcext:value-type="float">
            <text:p>54942</text:p>
          </table:table-cell>
          <table:table-cell office:value-type="float" office:value="295" calcext:value-type="float">
            <text:p>29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5858" calcext:value-type="float">
            <text:p>161103859585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0900" calcext:value-type="float">
            <text:p>60900</text:p>
          </table:table-cell>
          <table:table-cell office:value-type="float" office:value="1237" calcext:value-type="float">
            <text:p>1237</text:p>
          </table:table-cell>
          <table:table-cell office:value-type="float" office:value="1206024" calcext:value-type="float">
            <text:p>1206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30986" calcext:value-type="float">
            <text:p>30986</text:p>
          </table:table-cell>
          <table:table-cell office:value-type="float" office:value="10509472" calcext:value-type="float">
            <text:p>105094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4959" calcext:value-type="float">
            <text:p>54959</text:p>
          </table:table-cell>
          <table:table-cell office:value-type="float" office:value="317" calcext:value-type="float">
            <text:p>31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5987" calcext:value-type="float">
            <text:p>161103859598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108" calcext:value-type="float">
            <text:p>64108</text:p>
          </table:table-cell>
          <table:table-cell office:value-type="float" office:value="1240" calcext:value-type="float">
            <text:p>1240</text:p>
          </table:table-cell>
          <table:table-cell office:value-type="float" office:value="1206056" calcext:value-type="float">
            <text:p>12060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3158658" calcext:value-type="float">
            <text:p>3158658</text:p>
          </table:table-cell>
          <table:table-cell office:value-type="float" office:value="7381800" calcext:value-type="float">
            <text:p>73818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4977" calcext:value-type="float">
            <text:p>54977</text:p>
          </table:table-cell>
          <table:table-cell office:value-type="float" office:value="310" calcext:value-type="float">
            <text:p>31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6096" calcext:value-type="float">
            <text:p>161103859609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3152" calcext:value-type="float">
            <text:p>63152</text:p>
          </table:table-cell>
          <table:table-cell office:value-type="float" office:value="1239" calcext:value-type="float">
            <text:p>1239</text:p>
          </table:table-cell>
          <table:table-cell office:value-type="float" office:value="1206284" calcext:value-type="float">
            <text:p>1206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1691946" calcext:value-type="float">
            <text:p>1691946</text:p>
          </table:table-cell>
          <table:table-cell office:value-type="float" office:value="8848512" calcext:value-type="float">
            <text:p>88485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4998" calcext:value-type="float">
            <text:p>54998</text:p>
          </table:table-cell>
          <table:table-cell office:value-type="float" office:value="297" calcext:value-type="float">
            <text:p>29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6237" calcext:value-type="float">
            <text:p>161103859623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276" calcext:value-type="float">
            <text:p>62276</text:p>
          </table:table-cell>
          <table:table-cell office:value-type="float" office:value="1238" calcext:value-type="float">
            <text:p>1238</text:p>
          </table:table-cell>
          <table:table-cell office:value-type="float" office:value="1206316" calcext:value-type="float">
            <text:p>12063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1645346" calcext:value-type="float">
            <text:p>1645346</text:p>
          </table:table-cell>
          <table:table-cell office:value-type="float" office:value="8895112" calcext:value-type="float">
            <text:p>88951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017" calcext:value-type="float">
            <text:p>55017</text:p>
          </table:table-cell>
          <table:table-cell office:value-type="float" office:value="331" calcext:value-type="float">
            <text:p>33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6366" calcext:value-type="float">
            <text:p>161103859636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3764" calcext:value-type="float">
            <text:p>63764</text:p>
          </table:table-cell>
          <table:table-cell office:value-type="float" office:value="1240" calcext:value-type="float">
            <text:p>1240</text:p>
          </table:table-cell>
          <table:table-cell office:value-type="float" office:value="1206380" calcext:value-type="float">
            <text:p>12063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2789658" calcext:value-type="float">
            <text:p>2789658</text:p>
          </table:table-cell>
          <table:table-cell office:value-type="float" office:value="7750800" calcext:value-type="float">
            <text:p>77508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036" calcext:value-type="float">
            <text:p>55036</text:p>
          </table:table-cell>
          <table:table-cell office:value-type="float" office:value="337" calcext:value-type="float">
            <text:p>33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6489" calcext:value-type="float">
            <text:p>161103859648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672" calcext:value-type="float">
            <text:p>67672</text:p>
          </table:table-cell>
          <table:table-cell office:value-type="float" office:value="1240" calcext:value-type="float">
            <text:p>1240</text:p>
          </table:table-cell>
          <table:table-cell office:value-type="float" office:value="1203548" calcext:value-type="float">
            <text:p>12035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1994466" calcext:value-type="float">
            <text:p>1994466</text:p>
          </table:table-cell>
          <table:table-cell office:value-type="float" office:value="8545992" calcext:value-type="float">
            <text:p>85459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056" calcext:value-type="float">
            <text:p>55056</text:p>
          </table:table-cell>
          <table:table-cell office:value-type="float" office:value="306" calcext:value-type="float">
            <text:p>30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6619" calcext:value-type="float">
            <text:p>161103859661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196" calcext:value-type="float">
            <text:p>67196</text:p>
          </table:table-cell>
          <table:table-cell office:value-type="float" office:value="1242" calcext:value-type="float">
            <text:p>1242</text:p>
          </table:table-cell>
          <table:table-cell office:value-type="float" office:value="1203612" calcext:value-type="float">
            <text:p>12036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4028298" calcext:value-type="float">
            <text:p>4028298</text:p>
          </table:table-cell>
          <table:table-cell office:value-type="float" office:value="6512160" calcext:value-type="float">
            <text:p>65121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073" calcext:value-type="float">
            <text:p>55073</text:p>
          </table:table-cell>
          <table:table-cell office:value-type="float" office:value="328" calcext:value-type="float">
            <text:p>32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6730" calcext:value-type="float">
            <text:p>161103859673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208" calcext:value-type="float">
            <text:p>68208</text:p>
          </table:table-cell>
          <table:table-cell office:value-type="float" office:value="1241" calcext:value-type="float">
            <text:p>1241</text:p>
          </table:table-cell>
          <table:table-cell office:value-type="float" office:value="1203644" calcext:value-type="float">
            <text:p>12036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2812482" calcext:value-type="float">
            <text:p>2812482</text:p>
          </table:table-cell>
          <table:table-cell office:value-type="float" office:value="7727976" calcext:value-type="float">
            <text:p>77279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093" calcext:value-type="float">
            <text:p>55093</text:p>
          </table:table-cell>
          <table:table-cell office:value-type="float" office:value="300" calcext:value-type="float">
            <text:p>30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6864" calcext:value-type="float">
            <text:p>161103859686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660" calcext:value-type="float">
            <text:p>67660</text:p>
          </table:table-cell>
          <table:table-cell office:value-type="float" office:value="1241" calcext:value-type="float">
            <text:p>1241</text:p>
          </table:table-cell>
          <table:table-cell office:value-type="float" office:value="1203708" calcext:value-type="float">
            <text:p>12037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2362410" calcext:value-type="float">
            <text:p>2362410</text:p>
          </table:table-cell>
          <table:table-cell office:value-type="float" office:value="8178048" calcext:value-type="float">
            <text:p>81780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112" calcext:value-type="float">
            <text:p>55112</text:p>
          </table:table-cell>
          <table:table-cell office:value-type="float" office:value="338" calcext:value-type="float">
            <text:p>33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6987" calcext:value-type="float">
            <text:p>161103859698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228" calcext:value-type="float">
            <text:p>68228</text:p>
          </table:table-cell>
          <table:table-cell office:value-type="float" office:value="1242" calcext:value-type="float">
            <text:p>1242</text:p>
          </table:table-cell>
          <table:table-cell office:value-type="float" office:value="1203740" calcext:value-type="float">
            <text:p>12037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3184834" calcext:value-type="float">
            <text:p>3184834</text:p>
          </table:table-cell>
          <table:table-cell office:value-type="float" office:value="7355624" calcext:value-type="float">
            <text:p>73556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132" calcext:value-type="float">
            <text:p>55132</text:p>
          </table:table-cell>
          <table:table-cell office:value-type="float" office:value="327" calcext:value-type="float">
            <text:p>32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7102" calcext:value-type="float">
            <text:p>161103859710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144" calcext:value-type="float">
            <text:p>65144</text:p>
          </table:table-cell>
          <table:table-cell office:value-type="float" office:value="1239" calcext:value-type="float">
            <text:p>1239</text:p>
          </table:table-cell>
          <table:table-cell office:value-type="float" office:value="1203800" calcext:value-type="float">
            <text:p>12038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65280" calcext:value-type="float">
            <text:p>10765280</text:p>
          </table:table-cell>
          <table:table-cell office:value-type="float" office:value="0" calcext:value-type="float">
            <text:p>0</text:p>
          </table:table-cell>
          <table:table-cell office:value-type="float" office:value="10765280" calcext:value-type="float">
            <text:p>107652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154" calcext:value-type="float">
            <text:p>55154</text:p>
          </table:table-cell>
          <table:table-cell office:value-type="float" office:value="356" calcext:value-type="float">
            <text:p>35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7248" calcext:value-type="float">
            <text:p>161103859724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304" calcext:value-type="float">
            <text:p>67304</text:p>
          </table:table-cell>
          <table:table-cell office:value-type="float" office:value="1241" calcext:value-type="float">
            <text:p>1241</text:p>
          </table:table-cell>
          <table:table-cell office:value-type="float" office:value="1203832" calcext:value-type="float">
            <text:p>12038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458" calcext:value-type="float">
            <text:p>10540458</text:p>
          </table:table-cell>
          <table:table-cell office:value-type="float" office:value="1920922" calcext:value-type="float">
            <text:p>1920922</text:p>
          </table:table-cell>
          <table:table-cell office:value-type="float" office:value="8619536" calcext:value-type="float">
            <text:p>86195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174" calcext:value-type="float">
            <text:p>55174</text:p>
          </table:table-cell>
          <table:table-cell office:value-type="float" office:value="350" calcext:value-type="float">
            <text:p>35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7377" calcext:value-type="float">
            <text:p>161103859737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144" calcext:value-type="float">
            <text:p>68144</text:p>
          </table:table-cell>
          <table:table-cell office:value-type="float" office:value="1241" calcext:value-type="float">
            <text:p>1241</text:p>
          </table:table-cell>
          <table:table-cell office:value-type="float" office:value="1203864" calcext:value-type="float">
            <text:p>12038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366687" calcext:value-type="float">
            <text:p>8366687</text:p>
          </table:table-cell>
          <table:table-cell office:value-type="float" office:value="239439" calcext:value-type="float">
            <text:p>239439</text:p>
          </table:table-cell>
          <table:table-cell office:value-type="float" office:value="8127248" calcext:value-type="float">
            <text:p>81272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192" calcext:value-type="float">
            <text:p>55192</text:p>
          </table:table-cell>
          <table:table-cell office:value-type="float" office:value="365" calcext:value-type="float">
            <text:p>36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7486" calcext:value-type="float">
            <text:p>161103859748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220" calcext:value-type="float">
            <text:p>70220</text:p>
          </table:table-cell>
          <table:table-cell office:value-type="float" office:value="1243" calcext:value-type="float">
            <text:p>1243</text:p>
          </table:table-cell>
          <table:table-cell office:value-type="float" office:value="1203896" calcext:value-type="float">
            <text:p>12038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366687" calcext:value-type="float">
            <text:p>8366687</text:p>
          </table:table-cell>
          <table:table-cell office:value-type="float" office:value="2446359" calcext:value-type="float">
            <text:p>2446359</text:p>
          </table:table-cell>
          <table:table-cell office:value-type="float" office:value="5920328" calcext:value-type="float">
            <text:p>59203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215" calcext:value-type="float">
            <text:p>55215</text:p>
          </table:table-cell>
          <table:table-cell office:value-type="float" office:value="350" calcext:value-type="float">
            <text:p>35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7627" calcext:value-type="float">
            <text:p>161103859762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300" calcext:value-type="float">
            <text:p>69300</text:p>
          </table:table-cell>
          <table:table-cell office:value-type="float" office:value="1244" calcext:value-type="float">
            <text:p>1244</text:p>
          </table:table-cell>
          <table:table-cell office:value-type="float" office:value="1205648" calcext:value-type="float">
            <text:p>12056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366687" calcext:value-type="float">
            <text:p>8366687</text:p>
          </table:table-cell>
          <table:table-cell office:value-type="float" office:value="2361999" calcext:value-type="float">
            <text:p>2361999</text:p>
          </table:table-cell>
          <table:table-cell office:value-type="float" office:value="6004688" calcext:value-type="float">
            <text:p>60046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233" calcext:value-type="float">
            <text:p>55233</text:p>
          </table:table-cell>
          <table:table-cell office:value-type="float" office:value="471" calcext:value-type="float">
            <text:p>47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7738" calcext:value-type="float">
            <text:p>161103859773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632" calcext:value-type="float">
            <text:p>68632</text:p>
          </table:table-cell>
          <table:table-cell office:value-type="float" office:value="1244" calcext:value-type="float">
            <text:p>1244</text:p>
          </table:table-cell>
          <table:table-cell office:value-type="float" office:value="1205656" calcext:value-type="float">
            <text:p>12056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65493" calcext:value-type="float">
            <text:p>8565493</text:p>
          </table:table-cell>
          <table:table-cell office:value-type="float" office:value="2281405" calcext:value-type="float">
            <text:p>2281405</text:p>
          </table:table-cell>
          <table:table-cell office:value-type="float" office:value="6284088" calcext:value-type="float">
            <text:p>62840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257" calcext:value-type="float">
            <text:p>55257</text:p>
          </table:table-cell>
          <table:table-cell office:value-type="float" office:value="343" calcext:value-type="float">
            <text:p>34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7880" calcext:value-type="float">
            <text:p>161103859788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356" calcext:value-type="float">
            <text:p>69356</text:p>
          </table:table-cell>
          <table:table-cell office:value-type="float" office:value="1245" calcext:value-type="float">
            <text:p>1245</text:p>
          </table:table-cell>
          <table:table-cell office:value-type="float" office:value="1205720" calcext:value-type="float">
            <text:p>12057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65493" calcext:value-type="float">
            <text:p>8565493</text:p>
          </table:table-cell>
          <table:table-cell office:value-type="float" office:value="3072757" calcext:value-type="float">
            <text:p>3072757</text:p>
          </table:table-cell>
          <table:table-cell office:value-type="float" office:value="5492736" calcext:value-type="float">
            <text:p>54927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275" calcext:value-type="float">
            <text:p>55275</text:p>
          </table:table-cell>
          <table:table-cell office:value-type="float" office:value="324" calcext:value-type="float">
            <text:p>32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7993" calcext:value-type="float">
            <text:p>161103859799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684" calcext:value-type="float">
            <text:p>67684</text:p>
          </table:table-cell>
          <table:table-cell office:value-type="float" office:value="1243" calcext:value-type="float">
            <text:p>1243</text:p>
          </table:table-cell>
          <table:table-cell office:value-type="float" office:value="1205832" calcext:value-type="float">
            <text:p>12058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463509" calcext:value-type="float">
            <text:p>8463509</text:p>
          </table:table-cell>
          <table:table-cell office:value-type="float" office:value="764173" calcext:value-type="float">
            <text:p>764173</text:p>
          </table:table-cell>
          <table:table-cell office:value-type="float" office:value="7699336" calcext:value-type="float">
            <text:p>76993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294" calcext:value-type="float">
            <text:p>55294</text:p>
          </table:table-cell>
          <table:table-cell office:value-type="float" office:value="304" calcext:value-type="float">
            <text:p>30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8108" calcext:value-type="float">
            <text:p>161103859810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864" calcext:value-type="float">
            <text:p>68864</text:p>
          </table:table-cell>
          <table:table-cell office:value-type="float" office:value="1244" calcext:value-type="float">
            <text:p>1244</text:p>
          </table:table-cell>
          <table:table-cell office:value-type="float" office:value="1205832" calcext:value-type="float">
            <text:p>12058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463509" calcext:value-type="float">
            <text:p>8463509</text:p>
          </table:table-cell>
          <table:table-cell office:value-type="float" office:value="2071893" calcext:value-type="float">
            <text:p>2071893</text:p>
          </table:table-cell>
          <table:table-cell office:value-type="float" office:value="6391616" calcext:value-type="float">
            <text:p>63916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317" calcext:value-type="float">
            <text:p>55317</text:p>
          </table:table-cell>
          <table:table-cell office:value-type="float" office:value="376" calcext:value-type="float">
            <text:p>37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8257" calcext:value-type="float">
            <text:p>161103859825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876" calcext:value-type="float">
            <text:p>65876</text:p>
          </table:table-cell>
          <table:table-cell office:value-type="float" office:value="1241" calcext:value-type="float">
            <text:p>1241</text:p>
          </table:table-cell>
          <table:table-cell office:value-type="float" office:value="1205832" calcext:value-type="float">
            <text:p>12058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107752" calcext:value-type="float">
            <text:p>9107752</text:p>
          </table:table-cell>
          <table:table-cell office:value-type="float" office:value="0" calcext:value-type="float">
            <text:p>0</text:p>
          </table:table-cell>
          <table:table-cell office:value-type="float" office:value="9107752" calcext:value-type="float">
            <text:p>91077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340" calcext:value-type="float">
            <text:p>55340</text:p>
          </table:table-cell>
          <table:table-cell office:value-type="float" office:value="300" calcext:value-type="float">
            <text:p>30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8377" calcext:value-type="float">
            <text:p>161103859837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736" calcext:value-type="float">
            <text:p>68736</text:p>
          </table:table-cell>
          <table:table-cell office:value-type="float" office:value="1244" calcext:value-type="float">
            <text:p>1244</text:p>
          </table:table-cell>
          <table:table-cell office:value-type="float" office:value="1205832" calcext:value-type="float">
            <text:p>12058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861386" calcext:value-type="float">
            <text:p>8861386</text:p>
          </table:table-cell>
          <table:table-cell office:value-type="float" office:value="2238354" calcext:value-type="float">
            <text:p>2238354</text:p>
          </table:table-cell>
          <table:table-cell office:value-type="float" office:value="6623032" calcext:value-type="float">
            <text:p>66230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361" calcext:value-type="float">
            <text:p>55361</text:p>
          </table:table-cell>
          <table:table-cell office:value-type="float" office:value="303" calcext:value-type="float">
            <text:p>30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8525" calcext:value-type="float">
            <text:p>16110385985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472" calcext:value-type="float">
            <text:p>67472</text:p>
          </table:table-cell>
          <table:table-cell office:value-type="float" office:value="1243" calcext:value-type="float">
            <text:p>1243</text:p>
          </table:table-cell>
          <table:table-cell office:value-type="float" office:value="1205896" calcext:value-type="float">
            <text:p>12058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10186" calcext:value-type="float">
            <text:p>8110186</text:p>
          </table:table-cell>
          <table:table-cell office:value-type="float" office:value="1962010" calcext:value-type="float">
            <text:p>1962010</text:p>
          </table:table-cell>
          <table:table-cell office:value-type="float" office:value="6148176" calcext:value-type="float">
            <text:p>61481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384" calcext:value-type="float">
            <text:p>55384</text:p>
          </table:table-cell>
          <table:table-cell office:value-type="float" office:value="314" calcext:value-type="float">
            <text:p>31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8668" calcext:value-type="float">
            <text:p>161103859866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740" calcext:value-type="float">
            <text:p>67740</text:p>
          </table:table-cell>
          <table:table-cell office:value-type="float" office:value="1244" calcext:value-type="float">
            <text:p>1244</text:p>
          </table:table-cell>
          <table:table-cell office:value-type="float" office:value="1205896" calcext:value-type="float">
            <text:p>12058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050184" calcext:value-type="float">
            <text:p>9050184</text:p>
          </table:table-cell>
          <table:table-cell office:value-type="float" office:value="0" calcext:value-type="float">
            <text:p>0</text:p>
          </table:table-cell>
          <table:table-cell office:value-type="float" office:value="9050184" calcext:value-type="float">
            <text:p>90501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406" calcext:value-type="float">
            <text:p>55406</text:p>
          </table:table-cell>
          <table:table-cell office:value-type="float" office:value="365" calcext:value-type="float">
            <text:p>36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8796" calcext:value-type="float">
            <text:p>161103859879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264" calcext:value-type="float">
            <text:p>68264</text:p>
          </table:table-cell>
          <table:table-cell office:value-type="float" office:value="1244" calcext:value-type="float">
            <text:p>1244</text:p>
          </table:table-cell>
          <table:table-cell office:value-type="float" office:value="1205896" calcext:value-type="float">
            <text:p>12058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79498" calcext:value-type="float">
            <text:p>8179498</text:p>
          </table:table-cell>
          <table:table-cell office:value-type="float" office:value="505186" calcext:value-type="float">
            <text:p>505186</text:p>
          </table:table-cell>
          <table:table-cell office:value-type="float" office:value="7674312" calcext:value-type="float">
            <text:p>76743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425" calcext:value-type="float">
            <text:p>55425</text:p>
          </table:table-cell>
          <table:table-cell office:value-type="float" office:value="367" calcext:value-type="float">
            <text:p>36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8915" calcext:value-type="float">
            <text:p>161103859891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608" calcext:value-type="float">
            <text:p>65608</text:p>
          </table:table-cell>
          <table:table-cell office:value-type="float" office:value="1241" calcext:value-type="float">
            <text:p>1241</text:p>
          </table:table-cell>
          <table:table-cell office:value-type="float" office:value="1205896" calcext:value-type="float">
            <text:p>12058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477080" calcext:value-type="float">
            <text:p>8477080</text:p>
          </table:table-cell>
          <table:table-cell office:value-type="float" office:value="0" calcext:value-type="float">
            <text:p>0</text:p>
          </table:table-cell>
          <table:table-cell office:value-type="float" office:value="8477080" calcext:value-type="float">
            <text:p>84770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452" calcext:value-type="float">
            <text:p>55452</text:p>
          </table:table-cell>
          <table:table-cell office:value-type="float" office:value="411" calcext:value-type="float">
            <text:p>41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9066" calcext:value-type="float">
            <text:p>161103859906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6784" calcext:value-type="float">
            <text:p>66784</text:p>
          </table:table-cell>
          <table:table-cell office:value-type="float" office:value="1243" calcext:value-type="float">
            <text:p>1243</text:p>
          </table:table-cell>
          <table:table-cell office:value-type="float" office:value="1206156" calcext:value-type="float">
            <text:p>12061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83551" calcext:value-type="float">
            <text:p>8183551</text:p>
          </table:table-cell>
          <table:table-cell office:value-type="float" office:value="206783" calcext:value-type="float">
            <text:p>206783</text:p>
          </table:table-cell>
          <table:table-cell office:value-type="float" office:value="7976768" calcext:value-type="float">
            <text:p>79767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472" calcext:value-type="float">
            <text:p>55472</text:p>
          </table:table-cell>
          <table:table-cell office:value-type="float" office:value="352" calcext:value-type="float">
            <text:p>35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9190" calcext:value-type="float">
            <text:p>161103859919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608" calcext:value-type="float">
            <text:p>64608</text:p>
          </table:table-cell>
          <table:table-cell office:value-type="float" office:value="1240" calcext:value-type="float">
            <text:p>1240</text:p>
          </table:table-cell>
          <table:table-cell office:value-type="float" office:value="1206156" calcext:value-type="float">
            <text:p>12061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717872" calcext:value-type="float">
            <text:p>9717872</text:p>
          </table:table-cell>
          <table:table-cell office:value-type="float" office:value="0" calcext:value-type="float">
            <text:p>0</text:p>
          </table:table-cell>
          <table:table-cell office:value-type="float" office:value="9717872" calcext:value-type="float">
            <text:p>97178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496" calcext:value-type="float">
            <text:p>55496</text:p>
          </table:table-cell>
          <table:table-cell office:value-type="float" office:value="324" calcext:value-type="float">
            <text:p>32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9333" calcext:value-type="float">
            <text:p>16110385993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3104" calcext:value-type="float">
            <text:p>63104</text:p>
          </table:table-cell>
          <table:table-cell office:value-type="float" office:value="1239" calcext:value-type="float">
            <text:p>1239</text:p>
          </table:table-cell>
          <table:table-cell office:value-type="float" office:value="1206220" calcext:value-type="float">
            <text:p>12062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11384" calcext:value-type="float">
            <text:p>10711384</text:p>
          </table:table-cell>
          <table:table-cell office:value-type="float" office:value="0" calcext:value-type="float">
            <text:p>0</text:p>
          </table:table-cell>
          <table:table-cell office:value-type="float" office:value="10711384" calcext:value-type="float">
            <text:p>107113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522" calcext:value-type="float">
            <text:p>55522</text:p>
          </table:table-cell>
          <table:table-cell office:value-type="float" office:value="402" calcext:value-type="float">
            <text:p>40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9482" calcext:value-type="float">
            <text:p>161103859948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6260" calcext:value-type="float">
            <text:p>66260</text:p>
          </table:table-cell>
          <table:table-cell office:value-type="float" office:value="1242" calcext:value-type="float">
            <text:p>1242</text:p>
          </table:table-cell>
          <table:table-cell office:value-type="float" office:value="1206220" calcext:value-type="float">
            <text:p>12062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289887" calcext:value-type="float">
            <text:p>8289887</text:p>
          </table:table-cell>
          <table:table-cell office:value-type="float" office:value="317687" calcext:value-type="float">
            <text:p>317687</text:p>
          </table:table-cell>
          <table:table-cell office:value-type="float" office:value="7972200" calcext:value-type="float">
            <text:p>79722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541" calcext:value-type="float">
            <text:p>55541</text:p>
          </table:table-cell>
          <table:table-cell office:value-type="float" office:value="302" calcext:value-type="float">
            <text:p>30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9598" calcext:value-type="float">
            <text:p>161103859959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920" calcext:value-type="float">
            <text:p>65920</text:p>
          </table:table-cell>
          <table:table-cell office:value-type="float" office:value="1242" calcext:value-type="float">
            <text:p>1242</text:p>
          </table:table-cell>
          <table:table-cell office:value-type="float" office:value="1206252" calcext:value-type="float">
            <text:p>12062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439978" calcext:value-type="float">
            <text:p>8439978</text:p>
          </table:table-cell>
          <table:table-cell office:value-type="float" office:value="4122" calcext:value-type="float">
            <text:p>4122</text:p>
          </table:table-cell>
          <table:table-cell office:value-type="float" office:value="8435856" calcext:value-type="float">
            <text:p>84358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565" calcext:value-type="float">
            <text:p>55565</text:p>
          </table:table-cell>
          <table:table-cell office:value-type="float" office:value="333" calcext:value-type="float">
            <text:p>33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9747" calcext:value-type="float">
            <text:p>161103859974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976" calcext:value-type="float">
            <text:p>65976</text:p>
          </table:table-cell>
          <table:table-cell office:value-type="float" office:value="1242" calcext:value-type="float">
            <text:p>1242</text:p>
          </table:table-cell>
          <table:table-cell office:value-type="float" office:value="1206284" calcext:value-type="float">
            <text:p>1206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42303" calcext:value-type="float">
            <text:p>7742303</text:p>
          </table:table-cell>
          <table:table-cell office:value-type="float" office:value="162007" calcext:value-type="float">
            <text:p>162007</text:p>
          </table:table-cell>
          <table:table-cell office:value-type="float" office:value="7580296" calcext:value-type="float">
            <text:p>75802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588" calcext:value-type="float">
            <text:p>55588</text:p>
          </table:table-cell>
          <table:table-cell office:value-type="float" office:value="331" calcext:value-type="float">
            <text:p>33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599886" calcext:value-type="float">
            <text:p>161103859988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616" calcext:value-type="float">
            <text:p>65616</text:p>
          </table:table-cell>
          <table:table-cell office:value-type="float" office:value="1241" calcext:value-type="float">
            <text:p>1241</text:p>
          </table:table-cell>
          <table:table-cell office:value-type="float" office:value="1206316" calcext:value-type="float">
            <text:p>12063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42549" calcext:value-type="float">
            <text:p>8142549</text:p>
          </table:table-cell>
          <table:table-cell office:value-type="float" office:value="125085" calcext:value-type="float">
            <text:p>125085</text:p>
          </table:table-cell>
          <table:table-cell office:value-type="float" office:value="8017464" calcext:value-type="float">
            <text:p>80174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612" calcext:value-type="float">
            <text:p>55612</text:p>
          </table:table-cell>
          <table:table-cell office:value-type="float" office:value="338" calcext:value-type="float">
            <text:p>33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0020" calcext:value-type="float">
            <text:p>161103860002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184" calcext:value-type="float">
            <text:p>67184</text:p>
          </table:table-cell>
          <table:table-cell office:value-type="float" office:value="1243" calcext:value-type="float">
            <text:p>1243</text:p>
          </table:table-cell>
          <table:table-cell office:value-type="float" office:value="1206348" calcext:value-type="float">
            <text:p>12063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42549" calcext:value-type="float">
            <text:p>8142549</text:p>
          </table:table-cell>
          <table:table-cell office:value-type="float" office:value="347717" calcext:value-type="float">
            <text:p>347717</text:p>
          </table:table-cell>
          <table:table-cell office:value-type="float" office:value="7794832" calcext:value-type="float">
            <text:p>77948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630" calcext:value-type="float">
            <text:p>55630</text:p>
          </table:table-cell>
          <table:table-cell office:value-type="float" office:value="335" calcext:value-type="float">
            <text:p>33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0134" calcext:value-type="float">
            <text:p>161103860013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3892" calcext:value-type="float">
            <text:p>63892</text:p>
          </table:table-cell>
          <table:table-cell office:value-type="float" office:value="1240" calcext:value-type="float">
            <text:p>1240</text:p>
          </table:table-cell>
          <table:table-cell office:value-type="float" office:value="1206380" calcext:value-type="float">
            <text:p>12063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370248" calcext:value-type="float">
            <text:p>10370248</text:p>
          </table:table-cell>
          <table:table-cell office:value-type="float" office:value="0" calcext:value-type="float">
            <text:p>0</text:p>
          </table:table-cell>
          <table:table-cell office:value-type="float" office:value="10370248" calcext:value-type="float">
            <text:p>103702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652" calcext:value-type="float">
            <text:p>55652</text:p>
          </table:table-cell>
          <table:table-cell office:value-type="float" office:value="326" calcext:value-type="float">
            <text:p>32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0260" calcext:value-type="float">
            <text:p>161103860026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584" calcext:value-type="float">
            <text:p>62584</text:p>
          </table:table-cell>
          <table:table-cell office:value-type="float" office:value="1238" calcext:value-type="float">
            <text:p>1238</text:p>
          </table:table-cell>
          <table:table-cell office:value-type="float" office:value="1206380" calcext:value-type="float">
            <text:p>12063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654560" calcext:value-type="float">
            <text:p>11654560</text:p>
          </table:table-cell>
          <table:table-cell office:value-type="float" office:value="0" calcext:value-type="float">
            <text:p>0</text:p>
          </table:table-cell>
          <table:table-cell office:value-type="float" office:value="11654560" calcext:value-type="float">
            <text:p>116545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678" calcext:value-type="float">
            <text:p>55678</text:p>
          </table:table-cell>
          <table:table-cell office:value-type="float" office:value="333" calcext:value-type="float">
            <text:p>33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0410" calcext:value-type="float">
            <text:p>16110386004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496" calcext:value-type="float">
            <text:p>70496</text:p>
          </table:table-cell>
          <table:table-cell office:value-type="float" office:value="1245" calcext:value-type="float">
            <text:p>1245</text:p>
          </table:table-cell>
          <table:table-cell office:value-type="float" office:value="1204648" calcext:value-type="float">
            <text:p>12046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51679" calcext:value-type="float">
            <text:p>8151679</text:p>
          </table:table-cell>
          <table:table-cell office:value-type="float" office:value="936095" calcext:value-type="float">
            <text:p>936095</text:p>
          </table:table-cell>
          <table:table-cell office:value-type="float" office:value="7215584" calcext:value-type="float">
            <text:p>72155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697" calcext:value-type="float">
            <text:p>55697</text:p>
          </table:table-cell>
          <table:table-cell office:value-type="float" office:value="391" calcext:value-type="float">
            <text:p>39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0534" calcext:value-type="float">
            <text:p>161103860053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056" calcext:value-type="float">
            <text:p>67056</text:p>
          </table:table-cell>
          <table:table-cell office:value-type="float" office:value="1241" calcext:value-type="float">
            <text:p>1241</text:p>
          </table:table-cell>
          <table:table-cell office:value-type="float" office:value="1204680" calcext:value-type="float">
            <text:p>12046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34616" calcext:value-type="float">
            <text:p>10534616</text:p>
          </table:table-cell>
          <table:table-cell office:value-type="float" office:value="0" calcext:value-type="float">
            <text:p>0</text:p>
          </table:table-cell>
          <table:table-cell office:value-type="float" office:value="10534616" calcext:value-type="float">
            <text:p>105346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716" calcext:value-type="float">
            <text:p>55716</text:p>
          </table:table-cell>
          <table:table-cell office:value-type="float" office:value="351" calcext:value-type="float">
            <text:p>35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0644" calcext:value-type="float">
            <text:p>161103860064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1708" calcext:value-type="float">
            <text:p>71708</text:p>
          </table:table-cell>
          <table:table-cell office:value-type="float" office:value="1246" calcext:value-type="float">
            <text:p>1246</text:p>
          </table:table-cell>
          <table:table-cell office:value-type="float" office:value="1204744" calcext:value-type="float">
            <text:p>12047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66751" calcext:value-type="float">
            <text:p>8166751</text:p>
          </table:table-cell>
          <table:table-cell office:value-type="float" office:value="2470335" calcext:value-type="float">
            <text:p>2470335</text:p>
          </table:table-cell>
          <table:table-cell office:value-type="float" office:value="5696416" calcext:value-type="float">
            <text:p>56964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738" calcext:value-type="float">
            <text:p>55738</text:p>
          </table:table-cell>
          <table:table-cell office:value-type="float" office:value="344" calcext:value-type="float">
            <text:p>34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0769" calcext:value-type="float">
            <text:p>161103860076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304" calcext:value-type="float">
            <text:p>70304</text:p>
          </table:table-cell>
          <table:table-cell office:value-type="float" office:value="1244" calcext:value-type="float">
            <text:p>1244</text:p>
          </table:table-cell>
          <table:table-cell office:value-type="float" office:value="1204808" calcext:value-type="float">
            <text:p>12048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10527" calcext:value-type="float">
            <text:p>7810527</text:p>
          </table:table-cell>
          <table:table-cell office:value-type="float" office:value="461263" calcext:value-type="float">
            <text:p>461263</text:p>
          </table:table-cell>
          <table:table-cell office:value-type="float" office:value="7349264" calcext:value-type="float">
            <text:p>73492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763" calcext:value-type="float">
            <text:p>55763</text:p>
          </table:table-cell>
          <table:table-cell office:value-type="float" office:value="337" calcext:value-type="float">
            <text:p>33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0919" calcext:value-type="float">
            <text:p>161103860091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6860" calcext:value-type="float">
            <text:p>66860</text:p>
          </table:table-cell>
          <table:table-cell office:value-type="float" office:value="1241" calcext:value-type="float">
            <text:p>1241</text:p>
          </table:table-cell>
          <table:table-cell office:value-type="float" office:value="1204840" calcext:value-type="float">
            <text:p>12048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783192" calcext:value-type="float">
            <text:p>11783192</text:p>
          </table:table-cell>
          <table:table-cell office:value-type="float" office:value="0" calcext:value-type="float">
            <text:p>0</text:p>
          </table:table-cell>
          <table:table-cell office:value-type="float" office:value="11783192" calcext:value-type="float">
            <text:p>117831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789" calcext:value-type="float">
            <text:p>55789</text:p>
          </table:table-cell>
          <table:table-cell office:value-type="float" office:value="335" calcext:value-type="float">
            <text:p>33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1060" calcext:value-type="float">
            <text:p>161103860106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2988" calcext:value-type="float">
            <text:p>72988</text:p>
          </table:table-cell>
          <table:table-cell office:value-type="float" office:value="1247" calcext:value-type="float">
            <text:p>1247</text:p>
          </table:table-cell>
          <table:table-cell office:value-type="float" office:value="1204888" calcext:value-type="float">
            <text:p>12048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39989" calcext:value-type="float">
            <text:p>7839989</text:p>
          </table:table-cell>
          <table:table-cell office:value-type="float" office:value="2121013" calcext:value-type="float">
            <text:p>2121013</text:p>
          </table:table-cell>
          <table:table-cell office:value-type="float" office:value="5718976" calcext:value-type="float">
            <text:p>57189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814" calcext:value-type="float">
            <text:p>55814</text:p>
          </table:table-cell>
          <table:table-cell office:value-type="float" office:value="367" calcext:value-type="float">
            <text:p>36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1210" calcext:value-type="float">
            <text:p>16110386012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348" calcext:value-type="float">
            <text:p>67348</text:p>
          </table:table-cell>
          <table:table-cell office:value-type="float" office:value="1242" calcext:value-type="float">
            <text:p>1242</text:p>
          </table:table-cell>
          <table:table-cell office:value-type="float" office:value="1204952" calcext:value-type="float">
            <text:p>12049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25176" calcext:value-type="float">
            <text:p>10525176</text:p>
          </table:table-cell>
          <table:table-cell office:value-type="float" office:value="0" calcext:value-type="float">
            <text:p>0</text:p>
          </table:table-cell>
          <table:table-cell office:value-type="float" office:value="10525176" calcext:value-type="float">
            <text:p>105251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839" calcext:value-type="float">
            <text:p>55839</text:p>
          </table:table-cell>
          <table:table-cell office:value-type="float" office:value="399" calcext:value-type="float">
            <text:p>39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1357" calcext:value-type="float">
            <text:p>161103860135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2048" calcext:value-type="float">
            <text:p>72048</text:p>
          </table:table-cell>
          <table:table-cell office:value-type="float" office:value="1247" calcext:value-type="float">
            <text:p>1247</text:p>
          </table:table-cell>
          <table:table-cell office:value-type="float" office:value="1205016" calcext:value-type="float">
            <text:p>12050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25141" calcext:value-type="float">
            <text:p>7825141</text:p>
          </table:table-cell>
          <table:table-cell office:value-type="float" office:value="1051069" calcext:value-type="float">
            <text:p>1051069</text:p>
          </table:table-cell>
          <table:table-cell office:value-type="float" office:value="6774072" calcext:value-type="float">
            <text:p>67740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860" calcext:value-type="float">
            <text:p>55860</text:p>
          </table:table-cell>
          <table:table-cell office:value-type="float" office:value="340" calcext:value-type="float">
            <text:p>34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1479" calcext:value-type="float">
            <text:p>161103860147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764" calcext:value-type="float">
            <text:p>69764</text:p>
          </table:table-cell>
          <table:table-cell office:value-type="float" office:value="1244" calcext:value-type="float">
            <text:p>1244</text:p>
          </table:table-cell>
          <table:table-cell office:value-type="float" office:value="1205048" calcext:value-type="float">
            <text:p>12050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202744" calcext:value-type="float">
            <text:p>8202744</text:p>
          </table:table-cell>
          <table:table-cell office:value-type="float" office:value="0" calcext:value-type="float">
            <text:p>0</text:p>
          </table:table-cell>
          <table:table-cell office:value-type="float" office:value="8202744" calcext:value-type="float">
            <text:p>82027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886" calcext:value-type="float">
            <text:p>55886</text:p>
          </table:table-cell>
          <table:table-cell office:value-type="float" office:value="350" calcext:value-type="float">
            <text:p>35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1628" calcext:value-type="float">
            <text:p>161103860162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1620" calcext:value-type="float">
            <text:p>71620</text:p>
          </table:table-cell>
          <table:table-cell office:value-type="float" office:value="1246" calcext:value-type="float">
            <text:p>1246</text:p>
          </table:table-cell>
          <table:table-cell office:value-type="float" office:value="1205112" calcext:value-type="float">
            <text:p>12051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91413" calcext:value-type="float">
            <text:p>7791413</text:p>
          </table:table-cell>
          <table:table-cell office:value-type="float" office:value="1272013" calcext:value-type="float">
            <text:p>1272013</text:p>
          </table:table-cell>
          <table:table-cell office:value-type="float" office:value="6519400" calcext:value-type="float">
            <text:p>65194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911" calcext:value-type="float">
            <text:p>55911</text:p>
          </table:table-cell>
          <table:table-cell office:value-type="float" office:value="313" calcext:value-type="float">
            <text:p>31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1780" calcext:value-type="float">
            <text:p>161103860178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1060" calcext:value-type="float">
            <text:p>71060</text:p>
          </table:table-cell>
          <table:table-cell office:value-type="float" office:value="1246" calcext:value-type="float">
            <text:p>1246</text:p>
          </table:table-cell>
          <table:table-cell office:value-type="float" office:value="1205144" calcext:value-type="float">
            <text:p>12051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682154" calcext:value-type="float">
            <text:p>7682154</text:p>
          </table:table-cell>
          <table:table-cell office:value-type="float" office:value="48666" calcext:value-type="float">
            <text:p>48666</text:p>
          </table:table-cell>
          <table:table-cell office:value-type="float" office:value="7633488" calcext:value-type="float">
            <text:p>76334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932" calcext:value-type="float">
            <text:p>55932</text:p>
          </table:table-cell>
          <table:table-cell office:value-type="float" office:value="364" calcext:value-type="float">
            <text:p>36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1895" calcext:value-type="float">
            <text:p>161103860189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2016" calcext:value-type="float">
            <text:p>72016</text:p>
          </table:table-cell>
          <table:table-cell office:value-type="float" office:value="1248" calcext:value-type="float">
            <text:p>1248</text:p>
          </table:table-cell>
          <table:table-cell office:value-type="float" office:value="1206636" calcext:value-type="float">
            <text:p>12066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63669" calcext:value-type="float">
            <text:p>7863669</text:p>
          </table:table-cell>
          <table:table-cell office:value-type="float" office:value="2595669" calcext:value-type="float">
            <text:p>2595669</text:p>
          </table:table-cell>
          <table:table-cell office:value-type="float" office:value="5268000" calcext:value-type="float">
            <text:p>52680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951" calcext:value-type="float">
            <text:p>55951</text:p>
          </table:table-cell>
          <table:table-cell office:value-type="float" office:value="312" calcext:value-type="float">
            <text:p>31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2018" calcext:value-type="float">
            <text:p>161103860201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252" calcext:value-type="float">
            <text:p>67252</text:p>
          </table:table-cell>
          <table:table-cell office:value-type="float" office:value="1244" calcext:value-type="float">
            <text:p>1244</text:p>
          </table:table-cell>
          <table:table-cell office:value-type="float" office:value="1207292" calcext:value-type="float">
            <text:p>12072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496888" calcext:value-type="float">
            <text:p>9496888</text:p>
          </table:table-cell>
          <table:table-cell office:value-type="float" office:value="0" calcext:value-type="float">
            <text:p>0</text:p>
          </table:table-cell>
          <table:table-cell office:value-type="float" office:value="9496888" calcext:value-type="float">
            <text:p>94968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55974" calcext:value-type="float">
            <text:p>55974</text:p>
          </table:table-cell>
          <table:table-cell office:value-type="float" office:value="569" calcext:value-type="float">
            <text:p>56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2155" calcext:value-type="float">
            <text:p>161103860215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436" calcext:value-type="float">
            <text:p>69436</text:p>
          </table:table-cell>
          <table:table-cell office:value-type="float" office:value="1246" calcext:value-type="float">
            <text:p>1246</text:p>
          </table:table-cell>
          <table:table-cell office:value-type="float" office:value="1207600" calcext:value-type="float">
            <text:p>12076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78762" calcext:value-type="float">
            <text:p>7778762</text:p>
          </table:table-cell>
          <table:table-cell office:value-type="float" office:value="744562" calcext:value-type="float">
            <text:p>744562</text:p>
          </table:table-cell>
          <table:table-cell office:value-type="float" office:value="7034200" calcext:value-type="float">
            <text:p>70342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5996" calcext:value-type="float">
            <text:p>55996</text:p>
          </table:table-cell>
          <table:table-cell office:value-type="float" office:value="343" calcext:value-type="float">
            <text:p>34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2279" calcext:value-type="float">
            <text:p>161103860227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972" calcext:value-type="float">
            <text:p>64972</text:p>
          </table:table-cell>
          <table:table-cell office:value-type="float" office:value="1242" calcext:value-type="float">
            <text:p>1242</text:p>
          </table:table-cell>
          <table:table-cell office:value-type="float" office:value="1207632" calcext:value-type="float">
            <text:p>12076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452792" calcext:value-type="float">
            <text:p>9452792</text:p>
          </table:table-cell>
          <table:table-cell office:value-type="float" office:value="0" calcext:value-type="float">
            <text:p>0</text:p>
          </table:table-cell>
          <table:table-cell office:value-type="float" office:value="9452792" calcext:value-type="float">
            <text:p>94527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022" calcext:value-type="float">
            <text:p>56022</text:p>
          </table:table-cell>
          <table:table-cell office:value-type="float" office:value="314" calcext:value-type="float">
            <text:p>31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2427" calcext:value-type="float">
            <text:p>161103860242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880" calcext:value-type="float">
            <text:p>67880</text:p>
          </table:table-cell>
          <table:table-cell office:value-type="float" office:value="1245" calcext:value-type="float">
            <text:p>1245</text:p>
          </table:table-cell>
          <table:table-cell office:value-type="float" office:value="1207696" calcext:value-type="float">
            <text:p>12076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610719" calcext:value-type="float">
            <text:p>7610719</text:p>
          </table:table-cell>
          <table:table-cell office:value-type="float" office:value="2710111" calcext:value-type="float">
            <text:p>2710111</text:p>
          </table:table-cell>
          <table:table-cell office:value-type="float" office:value="4900608" calcext:value-type="float">
            <text:p>49006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047" calcext:value-type="float">
            <text:p>56047</text:p>
          </table:table-cell>
          <table:table-cell office:value-type="float" office:value="337" calcext:value-type="float">
            <text:p>33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2577" calcext:value-type="float">
            <text:p>161103860257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160" calcext:value-type="float">
            <text:p>62160</text:p>
          </table:table-cell>
          <table:table-cell office:value-type="float" office:value="1239" calcext:value-type="float">
            <text:p>1239</text:p>
          </table:table-cell>
          <table:table-cell office:value-type="float" office:value="1207696" calcext:value-type="float">
            <text:p>12076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24456" calcext:value-type="float">
            <text:p>10624456</text:p>
          </table:table-cell>
          <table:table-cell office:value-type="float" office:value="0" calcext:value-type="float">
            <text:p>0</text:p>
          </table:table-cell>
          <table:table-cell office:value-type="float" office:value="10624456" calcext:value-type="float">
            <text:p>106244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073" calcext:value-type="float">
            <text:p>56073</text:p>
          </table:table-cell>
          <table:table-cell office:value-type="float" office:value="352" calcext:value-type="float">
            <text:p>35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2727" calcext:value-type="float">
            <text:p>161103860272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6256" calcext:value-type="float">
            <text:p>66256</text:p>
          </table:table-cell>
          <table:table-cell office:value-type="float" office:value="1244" calcext:value-type="float">
            <text:p>1244</text:p>
          </table:table-cell>
          <table:table-cell office:value-type="float" office:value="1207760" calcext:value-type="float">
            <text:p>12077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920496" calcext:value-type="float">
            <text:p>7920496</text:p>
          </table:table-cell>
          <table:table-cell office:value-type="float" office:value="0" calcext:value-type="float">
            <text:p>0</text:p>
          </table:table-cell>
          <table:table-cell office:value-type="float" office:value="7920496" calcext:value-type="float">
            <text:p>79204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098" calcext:value-type="float">
            <text:p>56098</text:p>
          </table:table-cell>
          <table:table-cell office:value-type="float" office:value="339" calcext:value-type="float">
            <text:p>33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2876" calcext:value-type="float">
            <text:p>161103860287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456" calcext:value-type="float">
            <text:p>62456</text:p>
          </table:table-cell>
          <table:table-cell office:value-type="float" office:value="1240" calcext:value-type="float">
            <text:p>1240</text:p>
          </table:table-cell>
          <table:table-cell office:value-type="float" office:value="1207792" calcext:value-type="float">
            <text:p>12077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77976" calcext:value-type="float">
            <text:p>10777976</text:p>
          </table:table-cell>
          <table:table-cell office:value-type="float" office:value="0" calcext:value-type="float">
            <text:p>0</text:p>
          </table:table-cell>
          <table:table-cell office:value-type="float" office:value="10777976" calcext:value-type="float">
            <text:p>107779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122" calcext:value-type="float">
            <text:p>56122</text:p>
          </table:table-cell>
          <table:table-cell office:value-type="float" office:value="357" calcext:value-type="float">
            <text:p>35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3010" calcext:value-type="float">
            <text:p>16110386030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824" calcext:value-type="float">
            <text:p>64824</text:p>
          </table:table-cell>
          <table:table-cell office:value-type="float" office:value="1243" calcext:value-type="float">
            <text:p>1243</text:p>
          </table:table-cell>
          <table:table-cell office:value-type="float" office:value="1207896" calcext:value-type="float">
            <text:p>12078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70325" calcext:value-type="float">
            <text:p>7470325</text:p>
          </table:table-cell>
          <table:table-cell office:value-type="float" office:value="1509333" calcext:value-type="float">
            <text:p>1509333</text:p>
          </table:table-cell>
          <table:table-cell office:value-type="float" office:value="5960992" calcext:value-type="float">
            <text:p>59609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144" calcext:value-type="float">
            <text:p>56144</text:p>
          </table:table-cell>
          <table:table-cell office:value-type="float" office:value="389" calcext:value-type="float">
            <text:p>38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3153" calcext:value-type="float">
            <text:p>161103860315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6820" calcext:value-type="float">
            <text:p>66820</text:p>
          </table:table-cell>
          <table:table-cell office:value-type="float" office:value="1244" calcext:value-type="float">
            <text:p>1244</text:p>
          </table:table-cell>
          <table:table-cell office:value-type="float" office:value="1207888" calcext:value-type="float">
            <text:p>12078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17077" calcext:value-type="float">
            <text:p>7717077</text:p>
          </table:table-cell>
          <table:table-cell office:value-type="float" office:value="51797" calcext:value-type="float">
            <text:p>51797</text:p>
          </table:table-cell>
          <table:table-cell office:value-type="float" office:value="7665280" calcext:value-type="float">
            <text:p>76652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168" calcext:value-type="float">
            <text:p>56168</text:p>
          </table:table-cell>
          <table:table-cell office:value-type="float" office:value="409" calcext:value-type="float">
            <text:p>40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3298" calcext:value-type="float">
            <text:p>161103860329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660" calcext:value-type="float">
            <text:p>68660</text:p>
          </table:table-cell>
          <table:table-cell office:value-type="float" office:value="1246" calcext:value-type="float">
            <text:p>1246</text:p>
          </table:table-cell>
          <table:table-cell office:value-type="float" office:value="1207984" calcext:value-type="float">
            <text:p>120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11743" calcext:value-type="float">
            <text:p>7411743</text:p>
          </table:table-cell>
          <table:table-cell office:value-type="float" office:value="1111559" calcext:value-type="float">
            <text:p>1111559</text:p>
          </table:table-cell>
          <table:table-cell office:value-type="float" office:value="6300184" calcext:value-type="float">
            <text:p>63001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193" calcext:value-type="float">
            <text:p>56193</text:p>
          </table:table-cell>
          <table:table-cell office:value-type="float" office:value="342" calcext:value-type="float">
            <text:p>34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3440" calcext:value-type="float">
            <text:p>161103860344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488" calcext:value-type="float">
            <text:p>69488</text:p>
          </table:table-cell>
          <table:table-cell office:value-type="float" office:value="1247" calcext:value-type="float">
            <text:p>1247</text:p>
          </table:table-cell>
          <table:table-cell office:value-type="float" office:value="1207984" calcext:value-type="float">
            <text:p>120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239530" calcext:value-type="float">
            <text:p>7239530</text:p>
          </table:table-cell>
          <table:table-cell office:value-type="float" office:value="1335170" calcext:value-type="float">
            <text:p>1335170</text:p>
          </table:table-cell>
          <table:table-cell office:value-type="float" office:value="5904360" calcext:value-type="float">
            <text:p>59043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214" calcext:value-type="float">
            <text:p>56214</text:p>
          </table:table-cell>
          <table:table-cell office:value-type="float" office:value="340" calcext:value-type="float">
            <text:p>34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3564" calcext:value-type="float">
            <text:p>161103860356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008" calcext:value-type="float">
            <text:p>69008</text:p>
          </table:table-cell>
          <table:table-cell office:value-type="float" office:value="1247" calcext:value-type="float">
            <text:p>1247</text:p>
          </table:table-cell>
          <table:table-cell office:value-type="float" office:value="1208048" calcext:value-type="float">
            <text:p>12080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79829" calcext:value-type="float">
            <text:p>7379829</text:p>
          </table:table-cell>
          <table:table-cell office:value-type="float" office:value="1631965" calcext:value-type="float">
            <text:p>1631965</text:p>
          </table:table-cell>
          <table:table-cell office:value-type="float" office:value="5747864" calcext:value-type="float">
            <text:p>57478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240" calcext:value-type="float">
            <text:p>56240</text:p>
          </table:table-cell>
          <table:table-cell office:value-type="float" office:value="370" calcext:value-type="float">
            <text:p>37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3711" calcext:value-type="float">
            <text:p>16110386037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944" calcext:value-type="float">
            <text:p>67944</text:p>
          </table:table-cell>
          <table:table-cell office:value-type="float" office:value="1246" calcext:value-type="float">
            <text:p>1246</text:p>
          </table:table-cell>
          <table:table-cell office:value-type="float" office:value="1208048" calcext:value-type="float">
            <text:p>12080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201706" calcext:value-type="float">
            <text:p>7201706</text:p>
          </table:table-cell>
          <table:table-cell office:value-type="float" office:value="239834" calcext:value-type="float">
            <text:p>239834</text:p>
          </table:table-cell>
          <table:table-cell office:value-type="float" office:value="6961872" calcext:value-type="float">
            <text:p>69618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259" calcext:value-type="float">
            <text:p>56259</text:p>
          </table:table-cell>
          <table:table-cell office:value-type="float" office:value="347" calcext:value-type="float">
            <text:p>34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3821" calcext:value-type="float">
            <text:p>161103860382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236" calcext:value-type="float">
            <text:p>69236</text:p>
          </table:table-cell>
          <table:table-cell office:value-type="float" office:value="1247" calcext:value-type="float">
            <text:p>1247</text:p>
          </table:table-cell>
          <table:table-cell office:value-type="float" office:value="1208080" calcext:value-type="float">
            <text:p>12080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17471" calcext:value-type="float">
            <text:p>7317471</text:p>
          </table:table-cell>
          <table:table-cell office:value-type="float" office:value="1337679" calcext:value-type="float">
            <text:p>1337679</text:p>
          </table:table-cell>
          <table:table-cell office:value-type="float" office:value="5979792" calcext:value-type="float">
            <text:p>59797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278" calcext:value-type="float">
            <text:p>56278</text:p>
          </table:table-cell>
          <table:table-cell office:value-type="float" office:value="350" calcext:value-type="float">
            <text:p>35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3938" calcext:value-type="float">
            <text:p>161103860393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664" calcext:value-type="float">
            <text:p>64664</text:p>
          </table:table-cell>
          <table:table-cell office:value-type="float" office:value="1243" calcext:value-type="float">
            <text:p>1243</text:p>
          </table:table-cell>
          <table:table-cell office:value-type="float" office:value="1208364" calcext:value-type="float">
            <text:p>12083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749576" calcext:value-type="float">
            <text:p>9749576</text:p>
          </table:table-cell>
          <table:table-cell office:value-type="float" office:value="0" calcext:value-type="float">
            <text:p>0</text:p>
          </table:table-cell>
          <table:table-cell office:value-type="float" office:value="9749576" calcext:value-type="float">
            <text:p>97495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303" calcext:value-type="float">
            <text:p>56303</text:p>
          </table:table-cell>
          <table:table-cell office:value-type="float" office:value="339" calcext:value-type="float">
            <text:p>33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4076" calcext:value-type="float">
            <text:p>161103860407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548" calcext:value-type="float">
            <text:p>69548</text:p>
          </table:table-cell>
          <table:table-cell office:value-type="float" office:value="1247" calcext:value-type="float">
            <text:p>1247</text:p>
          </table:table-cell>
          <table:table-cell office:value-type="float" office:value="1208400" calcext:value-type="float">
            <text:p>12084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42069" calcext:value-type="float">
            <text:p>7342069</text:p>
          </table:table-cell>
          <table:table-cell office:value-type="float" office:value="1752965" calcext:value-type="float">
            <text:p>1752965</text:p>
          </table:table-cell>
          <table:table-cell office:value-type="float" office:value="5589104" calcext:value-type="float">
            <text:p>55891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326" calcext:value-type="float">
            <text:p>56326</text:p>
          </table:table-cell>
          <table:table-cell office:value-type="float" office:value="366" calcext:value-type="float">
            <text:p>36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4220" calcext:value-type="float">
            <text:p>161103860422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632" calcext:value-type="float">
            <text:p>67632</text:p>
          </table:table-cell>
          <table:table-cell office:value-type="float" office:value="1246" calcext:value-type="float">
            <text:p>1246</text:p>
          </table:table-cell>
          <table:table-cell office:value-type="float" office:value="1208432" calcext:value-type="float">
            <text:p>12084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27496" calcext:value-type="float">
            <text:p>7427496</text:p>
          </table:table-cell>
          <table:table-cell office:value-type="float" office:value="0" calcext:value-type="float">
            <text:p>0</text:p>
          </table:table-cell>
          <table:table-cell office:value-type="float" office:value="7427496" calcext:value-type="float">
            <text:p>74274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345" calcext:value-type="float">
            <text:p>56345</text:p>
          </table:table-cell>
          <table:table-cell office:value-type="float" office:value="359" calcext:value-type="float">
            <text:p>35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4330" calcext:value-type="float">
            <text:p>161103860433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980" calcext:value-type="float">
            <text:p>65980</text:p>
          </table:table-cell>
          <table:table-cell office:value-type="float" office:value="1244" calcext:value-type="float">
            <text:p>1244</text:p>
          </table:table-cell>
          <table:table-cell office:value-type="float" office:value="1208496" calcext:value-type="float">
            <text:p>12084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743904" calcext:value-type="float">
            <text:p>8743904</text:p>
          </table:table-cell>
          <table:table-cell office:value-type="float" office:value="0" calcext:value-type="float">
            <text:p>0</text:p>
          </table:table-cell>
          <table:table-cell office:value-type="float" office:value="8743904" calcext:value-type="float">
            <text:p>87439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364" calcext:value-type="float">
            <text:p>56364</text:p>
          </table:table-cell>
          <table:table-cell office:value-type="float" office:value="370" calcext:value-type="float">
            <text:p>37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4443" calcext:value-type="float">
            <text:p>161103860444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528" calcext:value-type="float">
            <text:p>69528</text:p>
          </table:table-cell>
          <table:table-cell office:value-type="float" office:value="1248" calcext:value-type="float">
            <text:p>1248</text:p>
          </table:table-cell>
          <table:table-cell office:value-type="float" office:value="1208528" calcext:value-type="float">
            <text:p>12085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73781" calcext:value-type="float">
            <text:p>7173781</text:p>
          </table:table-cell>
          <table:table-cell office:value-type="float" office:value="2087085" calcext:value-type="float">
            <text:p>2087085</text:p>
          </table:table-cell>
          <table:table-cell office:value-type="float" office:value="5086696" calcext:value-type="float">
            <text:p>50866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388" calcext:value-type="float">
            <text:p>56388</text:p>
          </table:table-cell>
          <table:table-cell office:value-type="float" office:value="382" calcext:value-type="float">
            <text:p>38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4587" calcext:value-type="float">
            <text:p>161103860458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256" calcext:value-type="float">
            <text:p>65256</text:p>
          </table:table-cell>
          <table:table-cell office:value-type="float" office:value="1243" calcext:value-type="float">
            <text:p>1243</text:p>
          </table:table-cell>
          <table:table-cell office:value-type="float" office:value="1208624" calcext:value-type="float">
            <text:p>12086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188304" calcext:value-type="float">
            <text:p>9188304</text:p>
          </table:table-cell>
          <table:table-cell office:value-type="float" office:value="0" calcext:value-type="float">
            <text:p>0</text:p>
          </table:table-cell>
          <table:table-cell office:value-type="float" office:value="9188304" calcext:value-type="float">
            <text:p>91883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412" calcext:value-type="float">
            <text:p>56412</text:p>
          </table:table-cell>
          <table:table-cell office:value-type="float" office:value="399" calcext:value-type="float">
            <text:p>39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4726" calcext:value-type="float">
            <text:p>161103860472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420" calcext:value-type="float">
            <text:p>68420</text:p>
          </table:table-cell>
          <table:table-cell office:value-type="float" office:value="1247" calcext:value-type="float">
            <text:p>1247</text:p>
          </table:table-cell>
          <table:table-cell office:value-type="float" office:value="1209272" calcext:value-type="float">
            <text:p>12092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83231" calcext:value-type="float">
            <text:p>6983231</text:p>
          </table:table-cell>
          <table:table-cell office:value-type="float" office:value="1446799" calcext:value-type="float">
            <text:p>1446799</text:p>
          </table:table-cell>
          <table:table-cell office:value-type="float" office:value="5536432" calcext:value-type="float">
            <text:p>55364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432" calcext:value-type="float">
            <text:p>56432</text:p>
          </table:table-cell>
          <table:table-cell office:value-type="float" office:value="350" calcext:value-type="float">
            <text:p>35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4843" calcext:value-type="float">
            <text:p>161103860484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6640" calcext:value-type="float">
            <text:p>66640</text:p>
          </table:table-cell>
          <table:table-cell office:value-type="float" office:value="1245" calcext:value-type="float">
            <text:p>1245</text:p>
          </table:table-cell>
          <table:table-cell office:value-type="float" office:value="1209336" calcext:value-type="float">
            <text:p>12093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72032" calcext:value-type="float">
            <text:p>7472032</text:p>
          </table:table-cell>
          <table:table-cell office:value-type="float" office:value="0" calcext:value-type="float">
            <text:p>0</text:p>
          </table:table-cell>
          <table:table-cell office:value-type="float" office:value="7472032" calcext:value-type="float">
            <text:p>74720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456" calcext:value-type="float">
            <text:p>56456</text:p>
          </table:table-cell>
          <table:table-cell office:value-type="float" office:value="382" calcext:value-type="float">
            <text:p>38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4990" calcext:value-type="float">
            <text:p>161103860499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488" calcext:value-type="float">
            <text:p>67488</text:p>
          </table:table-cell>
          <table:table-cell office:value-type="float" office:value="1246" calcext:value-type="float">
            <text:p>1246</text:p>
          </table:table-cell>
          <table:table-cell office:value-type="float" office:value="1209424" calcext:value-type="float">
            <text:p>12094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19679" calcext:value-type="float">
            <text:p>7119679</text:p>
          </table:table-cell>
          <table:table-cell office:value-type="float" office:value="399567" calcext:value-type="float">
            <text:p>399567</text:p>
          </table:table-cell>
          <table:table-cell office:value-type="float" office:value="6720112" calcext:value-type="float">
            <text:p>67201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480" calcext:value-type="float">
            <text:p>56480</text:p>
          </table:table-cell>
          <table:table-cell office:value-type="float" office:value="342" calcext:value-type="float">
            <text:p>34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5136" calcext:value-type="float">
            <text:p>161103860513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744" calcext:value-type="float">
            <text:p>68744</text:p>
          </table:table-cell>
          <table:table-cell office:value-type="float" office:value="1248" calcext:value-type="float">
            <text:p>1248</text:p>
          </table:table-cell>
          <table:table-cell office:value-type="float" office:value="1209488" calcext:value-type="float">
            <text:p>12094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60469" calcext:value-type="float">
            <text:p>7060469</text:p>
          </table:table-cell>
          <table:table-cell office:value-type="float" office:value="2121733" calcext:value-type="float">
            <text:p>2121733</text:p>
          </table:table-cell>
          <table:table-cell office:value-type="float" office:value="4938736" calcext:value-type="float">
            <text:p>49387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500" calcext:value-type="float">
            <text:p>56500</text:p>
          </table:table-cell>
          <table:table-cell office:value-type="float" office:value="338" calcext:value-type="float">
            <text:p>33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5250" calcext:value-type="float">
            <text:p>161103860525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6328" calcext:value-type="float">
            <text:p>66328</text:p>
          </table:table-cell>
          <table:table-cell office:value-type="float" office:value="1245" calcext:value-type="float">
            <text:p>1245</text:p>
          </table:table-cell>
          <table:table-cell office:value-type="float" office:value="1209520" calcext:value-type="float">
            <text:p>12095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31496" calcext:value-type="float">
            <text:p>7331496</text:p>
          </table:table-cell>
          <table:table-cell office:value-type="float" office:value="0" calcext:value-type="float">
            <text:p>0</text:p>
          </table:table-cell>
          <table:table-cell office:value-type="float" office:value="7331496" calcext:value-type="float">
            <text:p>73314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519" calcext:value-type="float">
            <text:p>56519</text:p>
          </table:table-cell>
          <table:table-cell office:value-type="float" office:value="459" calcext:value-type="float">
            <text:p>45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5361" calcext:value-type="float">
            <text:p>161103860536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6996" calcext:value-type="float">
            <text:p>66996</text:p>
          </table:table-cell>
          <table:table-cell office:value-type="float" office:value="1246" calcext:value-type="float">
            <text:p>1246</text:p>
          </table:table-cell>
          <table:table-cell office:value-type="float" office:value="1209520" calcext:value-type="float">
            <text:p>12095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09130" calcext:value-type="float">
            <text:p>6909130</text:p>
          </table:table-cell>
          <table:table-cell office:value-type="float" office:value="35618" calcext:value-type="float">
            <text:p>35618</text:p>
          </table:table-cell>
          <table:table-cell office:value-type="float" office:value="6873512" calcext:value-type="float">
            <text:p>68735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546" calcext:value-type="float">
            <text:p>56546</text:p>
          </table:table-cell>
          <table:table-cell office:value-type="float" office:value="365" calcext:value-type="float">
            <text:p>36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5512" calcext:value-type="float">
            <text:p>161103860551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576" calcext:value-type="float">
            <text:p>64576</text:p>
          </table:table-cell>
          <table:table-cell office:value-type="float" office:value="1244" calcext:value-type="float">
            <text:p>1244</text:p>
          </table:table-cell>
          <table:table-cell office:value-type="float" office:value="1209584" calcext:value-type="float">
            <text:p>12095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48856" calcext:value-type="float">
            <text:p>8548856</text:p>
          </table:table-cell>
          <table:table-cell office:value-type="float" office:value="0" calcext:value-type="float">
            <text:p>0</text:p>
          </table:table-cell>
          <table:table-cell office:value-type="float" office:value="8548856" calcext:value-type="float">
            <text:p>85488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571" calcext:value-type="float">
            <text:p>56571</text:p>
          </table:table-cell>
          <table:table-cell office:value-type="float" office:value="340" calcext:value-type="float">
            <text:p>34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5659" calcext:value-type="float">
            <text:p>161103860565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412" calcext:value-type="float">
            <text:p>67412</text:p>
          </table:table-cell>
          <table:table-cell office:value-type="float" office:value="1247" calcext:value-type="float">
            <text:p>1247</text:p>
          </table:table-cell>
          <table:table-cell office:value-type="float" office:value="1209616" calcext:value-type="float">
            <text:p>12096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67765" calcext:value-type="float">
            <text:p>7067765</text:p>
          </table:table-cell>
          <table:table-cell office:value-type="float" office:value="2123765" calcext:value-type="float">
            <text:p>2123765</text:p>
          </table:table-cell>
          <table:table-cell office:value-type="float" office:value="4944000" calcext:value-type="float">
            <text:p>49440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595" calcext:value-type="float">
            <text:p>56595</text:p>
          </table:table-cell>
          <table:table-cell office:value-type="float" office:value="352" calcext:value-type="float">
            <text:p>35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5806" calcext:value-type="float">
            <text:p>161103860580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760" calcext:value-type="float">
            <text:p>65760</text:p>
          </table:table-cell>
          <table:table-cell office:value-type="float" office:value="1245" calcext:value-type="float">
            <text:p>1245</text:p>
          </table:table-cell>
          <table:table-cell office:value-type="float" office:value="1209648" calcext:value-type="float">
            <text:p>12096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21237" calcext:value-type="float">
            <text:p>6921237</text:p>
          </table:table-cell>
          <table:table-cell office:value-type="float" office:value="267357" calcext:value-type="float">
            <text:p>267357</text:p>
          </table:table-cell>
          <table:table-cell office:value-type="float" office:value="6653880" calcext:value-type="float">
            <text:p>66538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612" calcext:value-type="float">
            <text:p>56612</text:p>
          </table:table-cell>
          <table:table-cell office:value-type="float" office:value="348" calcext:value-type="float">
            <text:p>34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5914" calcext:value-type="float">
            <text:p>161103860591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6848" calcext:value-type="float">
            <text:p>66848</text:p>
          </table:table-cell>
          <table:table-cell office:value-type="float" office:value="1246" calcext:value-type="float">
            <text:p>1246</text:p>
          </table:table-cell>
          <table:table-cell office:value-type="float" office:value="1209648" calcext:value-type="float">
            <text:p>12096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76874" calcext:value-type="float">
            <text:p>6876874</text:p>
          </table:table-cell>
          <table:table-cell office:value-type="float" office:value="895922" calcext:value-type="float">
            <text:p>895922</text:p>
          </table:table-cell>
          <table:table-cell office:value-type="float" office:value="5980952" calcext:value-type="float">
            <text:p>59809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638" calcext:value-type="float">
            <text:p>56638</text:p>
          </table:table-cell>
          <table:table-cell office:value-type="float" office:value="367" calcext:value-type="float">
            <text:p>36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6059" calcext:value-type="float">
            <text:p>161103860605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664" calcext:value-type="float">
            <text:p>64664</text:p>
          </table:table-cell>
          <table:table-cell office:value-type="float" office:value="1244" calcext:value-type="float">
            <text:p>1244</text:p>
          </table:table-cell>
          <table:table-cell office:value-type="float" office:value="1209808" calcext:value-type="float">
            <text:p>12098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34936" calcext:value-type="float">
            <text:p>7834936</text:p>
          </table:table-cell>
          <table:table-cell office:value-type="float" office:value="0" calcext:value-type="float">
            <text:p>0</text:p>
          </table:table-cell>
          <table:table-cell office:value-type="float" office:value="7834936" calcext:value-type="float">
            <text:p>78349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663" calcext:value-type="float">
            <text:p>56663</text:p>
          </table:table-cell>
          <table:table-cell office:value-type="float" office:value="380" calcext:value-type="float">
            <text:p>38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6207" calcext:value-type="float">
            <text:p>161103860620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6048" calcext:value-type="float">
            <text:p>66048</text:p>
          </table:table-cell>
          <table:table-cell office:value-type="float" office:value="1245" calcext:value-type="float">
            <text:p>1245</text:p>
          </table:table-cell>
          <table:table-cell office:value-type="float" office:value="1209840" calcext:value-type="float">
            <text:p>12098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83711" calcext:value-type="float">
            <text:p>6883711</text:p>
          </table:table-cell>
          <table:table-cell office:value-type="float" office:value="275039" calcext:value-type="float">
            <text:p>275039</text:p>
          </table:table-cell>
          <table:table-cell office:value-type="float" office:value="6608672" calcext:value-type="float">
            <text:p>66086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688" calcext:value-type="float">
            <text:p>56688</text:p>
          </table:table-cell>
          <table:table-cell office:value-type="float" office:value="347" calcext:value-type="float">
            <text:p>34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6356" calcext:value-type="float">
            <text:p>161103860635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368" calcext:value-type="float">
            <text:p>67368</text:p>
          </table:table-cell>
          <table:table-cell office:value-type="float" office:value="1247" calcext:value-type="float">
            <text:p>1247</text:p>
          </table:table-cell>
          <table:table-cell office:value-type="float" office:value="1209872" calcext:value-type="float">
            <text:p>12098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714303" calcext:value-type="float">
            <text:p>6714303</text:p>
          </table:table-cell>
          <table:table-cell office:value-type="float" office:value="1608615" calcext:value-type="float">
            <text:p>1608615</text:p>
          </table:table-cell>
          <table:table-cell office:value-type="float" office:value="5105688" calcext:value-type="float">
            <text:p>51056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707" calcext:value-type="float">
            <text:p>56707</text:p>
          </table:table-cell>
          <table:table-cell office:value-type="float" office:value="358" calcext:value-type="float">
            <text:p>35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6469" calcext:value-type="float">
            <text:p>161103860646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6728" calcext:value-type="float">
            <text:p>66728</text:p>
          </table:table-cell>
          <table:table-cell office:value-type="float" office:value="1246" calcext:value-type="float">
            <text:p>1246</text:p>
          </table:table-cell>
          <table:table-cell office:value-type="float" office:value="1209904" calcext:value-type="float">
            <text:p>12099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23775" calcext:value-type="float">
            <text:p>7023775</text:p>
          </table:table-cell>
          <table:table-cell office:value-type="float" office:value="407823" calcext:value-type="float">
            <text:p>407823</text:p>
          </table:table-cell>
          <table:table-cell office:value-type="float" office:value="6615952" calcext:value-type="float">
            <text:p>66159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726" calcext:value-type="float">
            <text:p>56726</text:p>
          </table:table-cell>
          <table:table-cell office:value-type="float" office:value="359" calcext:value-type="float">
            <text:p>35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6577" calcext:value-type="float">
            <text:p>161103860657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420" calcext:value-type="float">
            <text:p>67420</text:p>
          </table:table-cell>
          <table:table-cell office:value-type="float" office:value="1247" calcext:value-type="float">
            <text:p>1247</text:p>
          </table:table-cell>
          <table:table-cell office:value-type="float" office:value="1209936" calcext:value-type="float">
            <text:p>12099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90581" calcext:value-type="float">
            <text:p>6890581</text:p>
          </table:table-cell>
          <table:table-cell office:value-type="float" office:value="850197" calcext:value-type="float">
            <text:p>850197</text:p>
          </table:table-cell>
          <table:table-cell office:value-type="float" office:value="6040384" calcext:value-type="float">
            <text:p>60403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751" calcext:value-type="float">
            <text:p>56751</text:p>
          </table:table-cell>
          <table:table-cell office:value-type="float" office:value="342" calcext:value-type="float">
            <text:p>34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6726" calcext:value-type="float">
            <text:p>161103860672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172" calcext:value-type="float">
            <text:p>68172</text:p>
          </table:table-cell>
          <table:table-cell office:value-type="float" office:value="1247" calcext:value-type="float">
            <text:p>1247</text:p>
          </table:table-cell>
          <table:table-cell office:value-type="float" office:value="1209936" calcext:value-type="float">
            <text:p>12099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05023" calcext:value-type="float">
            <text:p>6805023</text:p>
          </table:table-cell>
          <table:table-cell office:value-type="float" office:value="1600031" calcext:value-type="float">
            <text:p>1600031</text:p>
          </table:table-cell>
          <table:table-cell office:value-type="float" office:value="5204992" calcext:value-type="float">
            <text:p>52049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773" calcext:value-type="float">
            <text:p>56773</text:p>
          </table:table-cell>
          <table:table-cell office:value-type="float" office:value="343" calcext:value-type="float">
            <text:p>34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6852" calcext:value-type="float">
            <text:p>161103860685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816" calcext:value-type="float">
            <text:p>64816</text:p>
          </table:table-cell>
          <table:table-cell office:value-type="float" office:value="1244" calcext:value-type="float">
            <text:p>1244</text:p>
          </table:table-cell>
          <table:table-cell office:value-type="float" office:value="1209968" calcext:value-type="float">
            <text:p>12099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932232" calcext:value-type="float">
            <text:p>7932232</text:p>
          </table:table-cell>
          <table:table-cell office:value-type="float" office:value="0" calcext:value-type="float">
            <text:p>0</text:p>
          </table:table-cell>
          <table:table-cell office:value-type="float" office:value="7932232" calcext:value-type="float">
            <text:p>79322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794" calcext:value-type="float">
            <text:p>56794</text:p>
          </table:table-cell>
          <table:table-cell office:value-type="float" office:value="350" calcext:value-type="float">
            <text:p>35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6981" calcext:value-type="float">
            <text:p>161103860698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504" calcext:value-type="float">
            <text:p>64504</text:p>
          </table:table-cell>
          <table:table-cell office:value-type="float" office:value="1246" calcext:value-type="float">
            <text:p>1246</text:p>
          </table:table-cell>
          <table:table-cell office:value-type="float" office:value="1211732" calcext:value-type="float">
            <text:p>12117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05183" calcext:value-type="float">
            <text:p>6505183</text:p>
          </table:table-cell>
          <table:table-cell office:value-type="float" office:value="1458359" calcext:value-type="float">
            <text:p>1458359</text:p>
          </table:table-cell>
          <table:table-cell office:value-type="float" office:value="5046824" calcext:value-type="float">
            <text:p>50468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817" calcext:value-type="float">
            <text:p>56817</text:p>
          </table:table-cell>
          <table:table-cell office:value-type="float" office:value="522" calcext:value-type="float">
            <text:p>52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7126" calcext:value-type="float">
            <text:p>161103860712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3564" calcext:value-type="float">
            <text:p>63564</text:p>
          </table:table-cell>
          <table:table-cell office:value-type="float" office:value="1245" calcext:value-type="float">
            <text:p>1245</text:p>
          </table:table-cell>
          <table:table-cell office:value-type="float" office:value="1211764" calcext:value-type="float">
            <text:p>12117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725951" calcext:value-type="float">
            <text:p>6725951</text:p>
          </table:table-cell>
          <table:table-cell office:value-type="float" office:value="301135" calcext:value-type="float">
            <text:p>301135</text:p>
          </table:table-cell>
          <table:table-cell office:value-type="float" office:value="6424816" calcext:value-type="float">
            <text:p>64248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835" calcext:value-type="float">
            <text:p>56835</text:p>
          </table:table-cell>
          <table:table-cell office:value-type="float" office:value="336" calcext:value-type="float">
            <text:p>33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7236" calcext:value-type="float">
            <text:p>161103860723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704" calcext:value-type="float">
            <text:p>64704</text:p>
          </table:table-cell>
          <table:table-cell office:value-type="float" office:value="1246" calcext:value-type="float">
            <text:p>1246</text:p>
          </table:table-cell>
          <table:table-cell office:value-type="float" office:value="1211828" calcext:value-type="float">
            <text:p>12118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730805" calcext:value-type="float">
            <text:p>6730805</text:p>
          </table:table-cell>
          <table:table-cell office:value-type="float" office:value="1581301" calcext:value-type="float">
            <text:p>1581301</text:p>
          </table:table-cell>
          <table:table-cell office:value-type="float" office:value="5149504" calcext:value-type="float">
            <text:p>51495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856" calcext:value-type="float">
            <text:p>56856</text:p>
          </table:table-cell>
          <table:table-cell office:value-type="float" office:value="335" calcext:value-type="float">
            <text:p>33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7352" calcext:value-type="float">
            <text:p>161103860735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0660" calcext:value-type="float">
            <text:p>60660</text:p>
          </table:table-cell>
          <table:table-cell office:value-type="float" office:value="1242" calcext:value-type="float">
            <text:p>1242</text:p>
          </table:table-cell>
          <table:table-cell office:value-type="float" office:value="1211892" calcext:value-type="float">
            <text:p>12118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428024" calcext:value-type="float">
            <text:p>8428024</text:p>
          </table:table-cell>
          <table:table-cell office:value-type="float" office:value="0" calcext:value-type="float">
            <text:p>0</text:p>
          </table:table-cell>
          <table:table-cell office:value-type="float" office:value="8428024" calcext:value-type="float">
            <text:p>84280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881" calcext:value-type="float">
            <text:p>56881</text:p>
          </table:table-cell>
          <table:table-cell office:value-type="float" office:value="352" calcext:value-type="float">
            <text:p>35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7497" calcext:value-type="float">
            <text:p>161103860749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804" calcext:value-type="float">
            <text:p>62804</text:p>
          </table:table-cell>
          <table:table-cell office:value-type="float" office:value="1244" calcext:value-type="float">
            <text:p>1244</text:p>
          </table:table-cell>
          <table:table-cell office:value-type="float" office:value="1211952" calcext:value-type="float">
            <text:p>12119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733215" calcext:value-type="float">
            <text:p>6733215</text:p>
          </table:table-cell>
          <table:table-cell office:value-type="float" office:value="171879" calcext:value-type="float">
            <text:p>171879</text:p>
          </table:table-cell>
          <table:table-cell office:value-type="float" office:value="6561336" calcext:value-type="float">
            <text:p>65613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902" calcext:value-type="float">
            <text:p>56902</text:p>
          </table:table-cell>
          <table:table-cell office:value-type="float" office:value="358" calcext:value-type="float">
            <text:p>35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7628" calcext:value-type="float">
            <text:p>161103860762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1468" calcext:value-type="float">
            <text:p>61468</text:p>
          </table:table-cell>
          <table:table-cell office:value-type="float" office:value="1243" calcext:value-type="float">
            <text:p>1243</text:p>
          </table:table-cell>
          <table:table-cell office:value-type="float" office:value="1211984" calcext:value-type="float">
            <text:p>1211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09336" calcext:value-type="float">
            <text:p>7709336</text:p>
          </table:table-cell>
          <table:table-cell office:value-type="float" office:value="0" calcext:value-type="float">
            <text:p>0</text:p>
          </table:table-cell>
          <table:table-cell office:value-type="float" office:value="7709336" calcext:value-type="float">
            <text:p>77093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926" calcext:value-type="float">
            <text:p>56926</text:p>
          </table:table-cell>
          <table:table-cell office:value-type="float" office:value="340" calcext:value-type="float">
            <text:p>34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7776" calcext:value-type="float">
            <text:p>161103860777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3708" calcext:value-type="float">
            <text:p>63708</text:p>
          </table:table-cell>
          <table:table-cell office:value-type="float" office:value="1245" calcext:value-type="float">
            <text:p>1245</text:p>
          </table:table-cell>
          <table:table-cell office:value-type="float" office:value="1212080" calcext:value-type="float">
            <text:p>12120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75530" calcext:value-type="float">
            <text:p>6475530</text:p>
          </table:table-cell>
          <table:table-cell office:value-type="float" office:value="1074114" calcext:value-type="float">
            <text:p>1074114</text:p>
          </table:table-cell>
          <table:table-cell office:value-type="float" office:value="5401416" calcext:value-type="float">
            <text:p>54014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950" calcext:value-type="float">
            <text:p>56950</text:p>
          </table:table-cell>
          <table:table-cell office:value-type="float" office:value="370" calcext:value-type="float">
            <text:p>37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7913" calcext:value-type="float">
            <text:p>16110386079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628" calcext:value-type="float">
            <text:p>62628</text:p>
          </table:table-cell>
          <table:table-cell office:value-type="float" office:value="1245" calcext:value-type="float">
            <text:p>1245</text:p>
          </table:table-cell>
          <table:table-cell office:value-type="float" office:value="1212580" calcext:value-type="float">
            <text:p>12125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55487" calcext:value-type="float">
            <text:p>6455487</text:p>
          </table:table-cell>
          <table:table-cell office:value-type="float" office:value="1270279" calcext:value-type="float">
            <text:p>1270279</text:p>
          </table:table-cell>
          <table:table-cell office:value-type="float" office:value="5185208" calcext:value-type="float">
            <text:p>51852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972" calcext:value-type="float">
            <text:p>56972</text:p>
          </table:table-cell>
          <table:table-cell office:value-type="float" office:value="376" calcext:value-type="float">
            <text:p>37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8049" calcext:value-type="float">
            <text:p>161103860804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8464" calcext:value-type="float">
            <text:p>58464</text:p>
          </table:table-cell>
          <table:table-cell office:value-type="float" office:value="1241" calcext:value-type="float">
            <text:p>1241</text:p>
          </table:table-cell>
          <table:table-cell office:value-type="float" office:value="1212644" calcext:value-type="float">
            <text:p>12126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237936" calcext:value-type="float">
            <text:p>8237936</text:p>
          </table:table-cell>
          <table:table-cell office:value-type="float" office:value="0" calcext:value-type="float">
            <text:p>0</text:p>
          </table:table-cell>
          <table:table-cell office:value-type="float" office:value="8237936" calcext:value-type="float">
            <text:p>82379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6998" calcext:value-type="float">
            <text:p>56998</text:p>
          </table:table-cell>
          <table:table-cell office:value-type="float" office:value="373" calcext:value-type="float">
            <text:p>37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8197" calcext:value-type="float">
            <text:p>161103860819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188" calcext:value-type="float">
            <text:p>62188</text:p>
          </table:table-cell>
          <table:table-cell office:value-type="float" office:value="1244" calcext:value-type="float">
            <text:p>1244</text:p>
          </table:table-cell>
          <table:table-cell office:value-type="float" office:value="1212676" calcext:value-type="float">
            <text:p>12126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10858" calcext:value-type="float">
            <text:p>6510858</text:p>
          </table:table-cell>
          <table:table-cell office:value-type="float" office:value="820802" calcext:value-type="float">
            <text:p>820802</text:p>
          </table:table-cell>
          <table:table-cell office:value-type="float" office:value="5690056" calcext:value-type="float">
            <text:p>56900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017" calcext:value-type="float">
            <text:p>57017</text:p>
          </table:table-cell>
          <table:table-cell office:value-type="float" office:value="341" calcext:value-type="float">
            <text:p>34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8309" calcext:value-type="float">
            <text:p>161103860830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3268" calcext:value-type="float">
            <text:p>63268</text:p>
          </table:table-cell>
          <table:table-cell office:value-type="float" office:value="1245" calcext:value-type="float">
            <text:p>1245</text:p>
          </table:table-cell>
          <table:table-cell office:value-type="float" office:value="1212676" calcext:value-type="float">
            <text:p>12126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90965" calcext:value-type="float">
            <text:p>6490965</text:p>
          </table:table-cell>
          <table:table-cell office:value-type="float" office:value="1657293" calcext:value-type="float">
            <text:p>1657293</text:p>
          </table:table-cell>
          <table:table-cell office:value-type="float" office:value="4833672" calcext:value-type="float">
            <text:p>48336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037" calcext:value-type="float">
            <text:p>57037</text:p>
          </table:table-cell>
          <table:table-cell office:value-type="float" office:value="328" calcext:value-type="float">
            <text:p>32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8435" calcext:value-type="float">
            <text:p>161103860843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280" calcext:value-type="float">
            <text:p>62280</text:p>
          </table:table-cell>
          <table:table-cell office:value-type="float" office:value="1245" calcext:value-type="float">
            <text:p>1245</text:p>
          </table:table-cell>
          <table:table-cell office:value-type="float" office:value="1212708" calcext:value-type="float">
            <text:p>12127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64511" calcext:value-type="float">
            <text:p>6564511</text:p>
          </table:table-cell>
          <table:table-cell office:value-type="float" office:value="969743" calcext:value-type="float">
            <text:p>969743</text:p>
          </table:table-cell>
          <table:table-cell office:value-type="float" office:value="5594768" calcext:value-type="float">
            <text:p>55947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055" calcext:value-type="float">
            <text:p>57055</text:p>
          </table:table-cell>
          <table:table-cell office:value-type="float" office:value="335" calcext:value-type="float">
            <text:p>33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8544" calcext:value-type="float">
            <text:p>161103860854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9624" calcext:value-type="float">
            <text:p>59624</text:p>
          </table:table-cell>
          <table:table-cell office:value-type="float" office:value="1242" calcext:value-type="float">
            <text:p>1242</text:p>
          </table:table-cell>
          <table:table-cell office:value-type="float" office:value="1212708" calcext:value-type="float">
            <text:p>12127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94392" calcext:value-type="float">
            <text:p>7794392</text:p>
          </table:table-cell>
          <table:table-cell office:value-type="float" office:value="0" calcext:value-type="float">
            <text:p>0</text:p>
          </table:table-cell>
          <table:table-cell office:value-type="float" office:value="7794392" calcext:value-type="float">
            <text:p>77943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080" calcext:value-type="float">
            <text:p>57080</text:p>
          </table:table-cell>
          <table:table-cell office:value-type="float" office:value="375" calcext:value-type="float">
            <text:p>37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8686" calcext:value-type="float">
            <text:p>161103860868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1272" calcext:value-type="float">
            <text:p>61272</text:p>
          </table:table-cell>
          <table:table-cell office:value-type="float" office:value="1244" calcext:value-type="float">
            <text:p>1244</text:p>
          </table:table-cell>
          <table:table-cell office:value-type="float" office:value="1213096" calcext:value-type="float">
            <text:p>12130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67583" calcext:value-type="float">
            <text:p>6367583</text:p>
          </table:table-cell>
          <table:table-cell office:value-type="float" office:value="342615" calcext:value-type="float">
            <text:p>342615</text:p>
          </table:table-cell>
          <table:table-cell office:value-type="float" office:value="6024968" calcext:value-type="float">
            <text:p>60249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102" calcext:value-type="float">
            <text:p>57102</text:p>
          </table:table-cell>
          <table:table-cell office:value-type="float" office:value="353" calcext:value-type="float">
            <text:p>35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8822" calcext:value-type="float">
            <text:p>161103860882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0656" calcext:value-type="float">
            <text:p>60656</text:p>
          </table:table-cell>
          <table:table-cell office:value-type="float" office:value="1243" calcext:value-type="float">
            <text:p>1243</text:p>
          </table:table-cell>
          <table:table-cell office:value-type="float" office:value="1213160" calcext:value-type="float">
            <text:p>1213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630248" calcext:value-type="float">
            <text:p>6630248</text:p>
          </table:table-cell>
          <table:table-cell office:value-type="float" office:value="0" calcext:value-type="float">
            <text:p>0</text:p>
          </table:table-cell>
          <table:table-cell office:value-type="float" office:value="6630248" calcext:value-type="float">
            <text:p>66302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125" calcext:value-type="float">
            <text:p>57125</text:p>
          </table:table-cell>
          <table:table-cell office:value-type="float" office:value="360" calcext:value-type="float">
            <text:p>36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8966" calcext:value-type="float">
            <text:p>161103860896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1696" calcext:value-type="float">
            <text:p>61696</text:p>
          </table:table-cell>
          <table:table-cell office:value-type="float" office:value="1245" calcext:value-type="float">
            <text:p>1245</text:p>
          </table:table-cell>
          <table:table-cell office:value-type="float" office:value="1213316" calcext:value-type="float">
            <text:p>12133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28927" calcext:value-type="float">
            <text:p>6328927</text:p>
          </table:table-cell>
          <table:table-cell office:value-type="float" office:value="1086615" calcext:value-type="float">
            <text:p>1086615</text:p>
          </table:table-cell>
          <table:table-cell office:value-type="float" office:value="5242312" calcext:value-type="float">
            <text:p>52423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149" calcext:value-type="float">
            <text:p>57149</text:p>
          </table:table-cell>
          <table:table-cell office:value-type="float" office:value="395" calcext:value-type="float">
            <text:p>39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9110" calcext:value-type="float">
            <text:p>16110386091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1952" calcext:value-type="float">
            <text:p>61952</text:p>
          </table:table-cell>
          <table:table-cell office:value-type="float" office:value="1245" calcext:value-type="float">
            <text:p>1245</text:p>
          </table:table-cell>
          <table:table-cell office:value-type="float" office:value="1213444" calcext:value-type="float">
            <text:p>12134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97141" calcext:value-type="float">
            <text:p>6397141</text:p>
          </table:table-cell>
          <table:table-cell office:value-type="float" office:value="431925" calcext:value-type="float">
            <text:p>431925</text:p>
          </table:table-cell>
          <table:table-cell office:value-type="float" office:value="5965216" calcext:value-type="float">
            <text:p>59652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168" calcext:value-type="float">
            <text:p>57168</text:p>
          </table:table-cell>
          <table:table-cell office:value-type="float" office:value="569" calcext:value-type="float">
            <text:p>56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9223" calcext:value-type="float">
            <text:p>161103860922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148" calcext:value-type="float">
            <text:p>62148</text:p>
          </table:table-cell>
          <table:table-cell office:value-type="float" office:value="1246" calcext:value-type="float">
            <text:p>1246</text:p>
          </table:table-cell>
          <table:table-cell office:value-type="float" office:value="1213608" calcext:value-type="float">
            <text:p>12136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50229" calcext:value-type="float">
            <text:p>6250229</text:p>
          </table:table-cell>
          <table:table-cell office:value-type="float" office:value="1862229" calcext:value-type="float">
            <text:p>1862229</text:p>
          </table:table-cell>
          <table:table-cell office:value-type="float" office:value="4388000" calcext:value-type="float">
            <text:p>43880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188" calcext:value-type="float">
            <text:p>57188</text:p>
          </table:table-cell>
          <table:table-cell office:value-type="float" office:value="321" calcext:value-type="float">
            <text:p>32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9344" calcext:value-type="float">
            <text:p>161103860934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0944" calcext:value-type="float">
            <text:p>60944</text:p>
          </table:table-cell>
          <table:table-cell office:value-type="float" office:value="1244" calcext:value-type="float">
            <text:p>1244</text:p>
          </table:table-cell>
          <table:table-cell office:value-type="float" office:value="1213736" calcext:value-type="float">
            <text:p>12137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83103" calcext:value-type="float">
            <text:p>6383103</text:p>
          </table:table-cell>
          <table:table-cell office:value-type="float" office:value="700343" calcext:value-type="float">
            <text:p>700343</text:p>
          </table:table-cell>
          <table:table-cell office:value-type="float" office:value="5682760" calcext:value-type="float">
            <text:p>56827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208" calcext:value-type="float">
            <text:p>57208</text:p>
          </table:table-cell>
          <table:table-cell office:value-type="float" office:value="371" calcext:value-type="float">
            <text:p>37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9470" calcext:value-type="float">
            <text:p>161103860947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8140" calcext:value-type="float">
            <text:p>58140</text:p>
          </table:table-cell>
          <table:table-cell office:value-type="float" office:value="1243" calcext:value-type="float">
            <text:p>1243</text:p>
          </table:table-cell>
          <table:table-cell office:value-type="float" office:value="1213736" calcext:value-type="float">
            <text:p>12137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38208" calcext:value-type="float">
            <text:p>7338208</text:p>
          </table:table-cell>
          <table:table-cell office:value-type="float" office:value="0" calcext:value-type="float">
            <text:p>0</text:p>
          </table:table-cell>
          <table:table-cell office:value-type="float" office:value="7338208" calcext:value-type="float">
            <text:p>73382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234" calcext:value-type="float">
            <text:p>57234</text:p>
          </table:table-cell>
          <table:table-cell office:value-type="float" office:value="338" calcext:value-type="float">
            <text:p>33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9616" calcext:value-type="float">
            <text:p>161103860961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068" calcext:value-type="float">
            <text:p>62068</text:p>
          </table:table-cell>
          <table:table-cell office:value-type="float" office:value="1245" calcext:value-type="float">
            <text:p>1245</text:p>
          </table:table-cell>
          <table:table-cell office:value-type="float" office:value="1213800" calcext:value-type="float">
            <text:p>12138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79679" calcext:value-type="float">
            <text:p>6079679</text:p>
          </table:table-cell>
          <table:table-cell office:value-type="float" office:value="1428583" calcext:value-type="float">
            <text:p>1428583</text:p>
          </table:table-cell>
          <table:table-cell office:value-type="float" office:value="4651096" calcext:value-type="float">
            <text:p>46510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257" calcext:value-type="float">
            <text:p>57257</text:p>
          </table:table-cell>
          <table:table-cell office:value-type="float" office:value="326" calcext:value-type="float">
            <text:p>32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9765" calcext:value-type="float">
            <text:p>161103860976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484" calcext:value-type="float">
            <text:p>70484</text:p>
          </table:table-cell>
          <table:table-cell office:value-type="float" office:value="1250" calcext:value-type="float">
            <text:p>1250</text:p>
          </table:table-cell>
          <table:table-cell office:value-type="float" office:value="1209880" calcext:value-type="float">
            <text:p>12098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16927" calcext:value-type="float">
            <text:p>6216927</text:p>
          </table:table-cell>
          <table:table-cell office:value-type="float" office:value="743583" calcext:value-type="float">
            <text:p>743583</text:p>
          </table:table-cell>
          <table:table-cell office:value-type="float" office:value="5473344" calcext:value-type="float">
            <text:p>54733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275" calcext:value-type="float">
            <text:p>57275</text:p>
          </table:table-cell>
          <table:table-cell office:value-type="float" office:value="316" calcext:value-type="float">
            <text:p>31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9878" calcext:value-type="float">
            <text:p>161103860987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108" calcext:value-type="float">
            <text:p>70108</text:p>
          </table:table-cell>
          <table:table-cell office:value-type="float" office:value="1250" calcext:value-type="float">
            <text:p>1250</text:p>
          </table:table-cell>
          <table:table-cell office:value-type="float" office:value="1209912" calcext:value-type="float">
            <text:p>12099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97119" calcext:value-type="float">
            <text:p>6197119</text:p>
          </table:table-cell>
          <table:table-cell office:value-type="float" office:value="394343" calcext:value-type="float">
            <text:p>394343</text:p>
          </table:table-cell>
          <table:table-cell office:value-type="float" office:value="5802776" calcext:value-type="float">
            <text:p>58027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294" calcext:value-type="float">
            <text:p>57294</text:p>
          </table:table-cell>
          <table:table-cell office:value-type="float" office:value="294" calcext:value-type="float">
            <text:p>29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09990" calcext:value-type="float">
            <text:p>161103860999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028" calcext:value-type="float">
            <text:p>69028</text:p>
          </table:table-cell>
          <table:table-cell office:value-type="float" office:value="1248" calcext:value-type="float">
            <text:p>1248</text:p>
          </table:table-cell>
          <table:table-cell office:value-type="float" office:value="1210016" calcext:value-type="float">
            <text:p>12100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35616" calcext:value-type="float">
            <text:p>6835616</text:p>
          </table:table-cell>
          <table:table-cell office:value-type="float" office:value="0" calcext:value-type="float">
            <text:p>0</text:p>
          </table:table-cell>
          <table:table-cell office:value-type="float" office:value="6835616" calcext:value-type="float">
            <text:p>68356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318" calcext:value-type="float">
            <text:p>57318</text:p>
          </table:table-cell>
          <table:table-cell office:value-type="float" office:value="312" calcext:value-type="float">
            <text:p>31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0130" calcext:value-type="float">
            <text:p>161103861013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276" calcext:value-type="float">
            <text:p>68276</text:p>
          </table:table-cell>
          <table:table-cell office:value-type="float" office:value="1251" calcext:value-type="float">
            <text:p>1251</text:p>
          </table:table-cell>
          <table:table-cell office:value-type="float" office:value="1210048" calcext:value-type="float">
            <text:p>12100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17279" calcext:value-type="float">
            <text:p>6117279</text:p>
          </table:table-cell>
          <table:table-cell office:value-type="float" office:value="1614303" calcext:value-type="float">
            <text:p>1614303</text:p>
          </table:table-cell>
          <table:table-cell office:value-type="float" office:value="4502976" calcext:value-type="float">
            <text:p>45029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337" calcext:value-type="float">
            <text:p>57337</text:p>
          </table:table-cell>
          <table:table-cell office:value-type="float" office:value="338" calcext:value-type="float">
            <text:p>33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0244" calcext:value-type="float">
            <text:p>161103861024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1332" calcext:value-type="float">
            <text:p>71332</text:p>
          </table:table-cell>
          <table:table-cell office:value-type="float" office:value="1251" calcext:value-type="float">
            <text:p>1251</text:p>
          </table:table-cell>
          <table:table-cell office:value-type="float" office:value="1210112" calcext:value-type="float">
            <text:p>12101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01653" calcext:value-type="float">
            <text:p>6001653</text:p>
          </table:table-cell>
          <table:table-cell office:value-type="float" office:value="1201405" calcext:value-type="float">
            <text:p>1201405</text:p>
          </table:table-cell>
          <table:table-cell office:value-type="float" office:value="4800248" calcext:value-type="float">
            <text:p>48002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355" calcext:value-type="float">
            <text:p>57355</text:p>
          </table:table-cell>
          <table:table-cell office:value-type="float" office:value="339" calcext:value-type="float">
            <text:p>33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0359" calcext:value-type="float">
            <text:p>161103861035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580" calcext:value-type="float">
            <text:p>70580</text:p>
          </table:table-cell>
          <table:table-cell office:value-type="float" office:value="1250" calcext:value-type="float">
            <text:p>1250</text:p>
          </table:table-cell>
          <table:table-cell office:value-type="float" office:value="1210144" calcext:value-type="float">
            <text:p>12101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83423" calcext:value-type="float">
            <text:p>5983423</text:p>
          </table:table-cell>
          <table:table-cell office:value-type="float" office:value="394015" calcext:value-type="float">
            <text:p>394015</text:p>
          </table:table-cell>
          <table:table-cell office:value-type="float" office:value="5589408" calcext:value-type="float">
            <text:p>55894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375" calcext:value-type="float">
            <text:p>57375</text:p>
          </table:table-cell>
          <table:table-cell office:value-type="float" office:value="336" calcext:value-type="float">
            <text:p>33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0481" calcext:value-type="float">
            <text:p>161103861048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1468" calcext:value-type="float">
            <text:p>71468</text:p>
          </table:table-cell>
          <table:table-cell office:value-type="float" office:value="1251" calcext:value-type="float">
            <text:p>1251</text:p>
          </table:table-cell>
          <table:table-cell office:value-type="float" office:value="1210176" calcext:value-type="float">
            <text:p>1210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44373" calcext:value-type="float">
            <text:p>5944373</text:p>
          </table:table-cell>
          <table:table-cell office:value-type="float" office:value="1334037" calcext:value-type="float">
            <text:p>1334037</text:p>
          </table:table-cell>
          <table:table-cell office:value-type="float" office:value="4610336" calcext:value-type="float">
            <text:p>46103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396" calcext:value-type="float">
            <text:p>57396</text:p>
          </table:table-cell>
          <table:table-cell office:value-type="float" office:value="367" calcext:value-type="float">
            <text:p>36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0609" calcext:value-type="float">
            <text:p>161103861060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568" calcext:value-type="float">
            <text:p>69568</text:p>
          </table:table-cell>
          <table:table-cell office:value-type="float" office:value="1249" calcext:value-type="float">
            <text:p>1249</text:p>
          </table:table-cell>
          <table:table-cell office:value-type="float" office:value="1210208" calcext:value-type="float">
            <text:p>1210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10072" calcext:value-type="float">
            <text:p>6510072</text:p>
          </table:table-cell>
          <table:table-cell office:value-type="float" office:value="0" calcext:value-type="float">
            <text:p>0</text:p>
          </table:table-cell>
          <table:table-cell office:value-type="float" office:value="6510072" calcext:value-type="float">
            <text:p>65100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419" calcext:value-type="float">
            <text:p>57419</text:p>
          </table:table-cell>
          <table:table-cell office:value-type="float" office:value="317" calcext:value-type="float">
            <text:p>31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0756" calcext:value-type="float">
            <text:p>161103861075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032" calcext:value-type="float">
            <text:p>69032</text:p>
          </table:table-cell>
          <table:table-cell office:value-type="float" office:value="1249" calcext:value-type="float">
            <text:p>1249</text:p>
          </table:table-cell>
          <table:table-cell office:value-type="float" office:value="1210208" calcext:value-type="float">
            <text:p>1210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739664" calcext:value-type="float">
            <text:p>6739664</text:p>
          </table:table-cell>
          <table:table-cell office:value-type="float" office:value="0" calcext:value-type="float">
            <text:p>0</text:p>
          </table:table-cell>
          <table:table-cell office:value-type="float" office:value="6739664" calcext:value-type="float">
            <text:p>67396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441" calcext:value-type="float">
            <text:p>57441</text:p>
          </table:table-cell>
          <table:table-cell office:value-type="float" office:value="416" calcext:value-type="float">
            <text:p>41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0893" calcext:value-type="float">
            <text:p>161103861089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476" calcext:value-type="float">
            <text:p>70476</text:p>
          </table:table-cell>
          <table:table-cell office:value-type="float" office:value="1250" calcext:value-type="float">
            <text:p>1250</text:p>
          </table:table-cell>
          <table:table-cell office:value-type="float" office:value="1210304" calcext:value-type="float">
            <text:p>12103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04575" calcext:value-type="float">
            <text:p>5904575</text:p>
          </table:table-cell>
          <table:table-cell office:value-type="float" office:value="390703" calcext:value-type="float">
            <text:p>390703</text:p>
          </table:table-cell>
          <table:table-cell office:value-type="float" office:value="5513872" calcext:value-type="float">
            <text:p>55138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464" calcext:value-type="float">
            <text:p>57464</text:p>
          </table:table-cell>
          <table:table-cell office:value-type="float" office:value="332" calcext:value-type="float">
            <text:p>33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1038" calcext:value-type="float">
            <text:p>161103861103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808" calcext:value-type="float">
            <text:p>70808</text:p>
          </table:table-cell>
          <table:table-cell office:value-type="float" office:value="1251" calcext:value-type="float">
            <text:p>1251</text:p>
          </table:table-cell>
          <table:table-cell office:value-type="float" office:value="1210496" calcext:value-type="float">
            <text:p>12104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66634" calcext:value-type="float">
            <text:p>5666634</text:p>
          </table:table-cell>
          <table:table-cell office:value-type="float" office:value="683722" calcext:value-type="float">
            <text:p>683722</text:p>
          </table:table-cell>
          <table:table-cell office:value-type="float" office:value="4982912" calcext:value-type="float">
            <text:p>49829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486" calcext:value-type="float">
            <text:p>57486</text:p>
          </table:table-cell>
          <table:table-cell office:value-type="float" office:value="361" calcext:value-type="float">
            <text:p>36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1182" calcext:value-type="float">
            <text:p>161103861118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1048" calcext:value-type="float">
            <text:p>71048</text:p>
          </table:table-cell>
          <table:table-cell office:value-type="float" office:value="1251" calcext:value-type="float">
            <text:p>1251</text:p>
          </table:table-cell>
          <table:table-cell office:value-type="float" office:value="1210496" calcext:value-type="float">
            <text:p>12104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66346" calcext:value-type="float">
            <text:p>5866346</text:p>
          </table:table-cell>
          <table:table-cell office:value-type="float" office:value="1109650" calcext:value-type="float">
            <text:p>1109650</text:p>
          </table:table-cell>
          <table:table-cell office:value-type="float" office:value="4756696" calcext:value-type="float">
            <text:p>47566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504" calcext:value-type="float">
            <text:p>57504</text:p>
          </table:table-cell>
          <table:table-cell office:value-type="float" office:value="335" calcext:value-type="float">
            <text:p>33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1292" calcext:value-type="float">
            <text:p>161103861129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736" calcext:value-type="float">
            <text:p>70736</text:p>
          </table:table-cell>
          <table:table-cell office:value-type="float" office:value="1251" calcext:value-type="float">
            <text:p>1251</text:p>
          </table:table-cell>
          <table:table-cell office:value-type="float" office:value="1210496" calcext:value-type="float">
            <text:p>12104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03210" calcext:value-type="float">
            <text:p>5803210</text:p>
          </table:table-cell>
          <table:table-cell office:value-type="float" office:value="1110698" calcext:value-type="float">
            <text:p>1110698</text:p>
          </table:table-cell>
          <table:table-cell office:value-type="float" office:value="4692512" calcext:value-type="float">
            <text:p>46925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522" calcext:value-type="float">
            <text:p>57522</text:p>
          </table:table-cell>
          <table:table-cell office:value-type="float" office:value="344" calcext:value-type="float">
            <text:p>34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1409" calcext:value-type="float">
            <text:p>161103861140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768" calcext:value-type="float">
            <text:p>69768</text:p>
          </table:table-cell>
          <table:table-cell office:value-type="float" office:value="1250" calcext:value-type="float">
            <text:p>1250</text:p>
          </table:table-cell>
          <table:table-cell office:value-type="float" office:value="1210560" calcext:value-type="float">
            <text:p>1210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56840" calcext:value-type="float">
            <text:p>5856840</text:p>
          </table:table-cell>
          <table:table-cell office:value-type="float" office:value="0" calcext:value-type="float">
            <text:p>0</text:p>
          </table:table-cell>
          <table:table-cell office:value-type="float" office:value="5856840" calcext:value-type="float">
            <text:p>58568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545" calcext:value-type="float">
            <text:p>57545</text:p>
          </table:table-cell>
          <table:table-cell office:value-type="float" office:value="336" calcext:value-type="float">
            <text:p>33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1557" calcext:value-type="float">
            <text:p>161103861155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536" calcext:value-type="float">
            <text:p>70536</text:p>
          </table:table-cell>
          <table:table-cell office:value-type="float" office:value="1251" calcext:value-type="float">
            <text:p>1251</text:p>
          </table:table-cell>
          <table:table-cell office:value-type="float" office:value="1210620" calcext:value-type="float">
            <text:p>12106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75125" calcext:value-type="float">
            <text:p>5675125</text:p>
          </table:table-cell>
          <table:table-cell office:value-type="float" office:value="526469" calcext:value-type="float">
            <text:p>526469</text:p>
          </table:table-cell>
          <table:table-cell office:value-type="float" office:value="5148656" calcext:value-type="float">
            <text:p>51486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561" calcext:value-type="float">
            <text:p>57561</text:p>
          </table:table-cell>
          <table:table-cell office:value-type="float" office:value="322" calcext:value-type="float">
            <text:p>32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1666" calcext:value-type="float">
            <text:p>161103861166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908" calcext:value-type="float">
            <text:p>69908</text:p>
          </table:table-cell>
          <table:table-cell office:value-type="float" office:value="1250" calcext:value-type="float">
            <text:p>1250</text:p>
          </table:table-cell>
          <table:table-cell office:value-type="float" office:value="1210976" calcext:value-type="float">
            <text:p>12109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27082" calcext:value-type="float">
            <text:p>5727082</text:p>
          </table:table-cell>
          <table:table-cell office:value-type="float" office:value="229138" calcext:value-type="float">
            <text:p>229138</text:p>
          </table:table-cell>
          <table:table-cell office:value-type="float" office:value="5497944" calcext:value-type="float">
            <text:p>54979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584" calcext:value-type="float">
            <text:p>57584</text:p>
          </table:table-cell>
          <table:table-cell office:value-type="float" office:value="268" calcext:value-type="float">
            <text:p>26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1812" calcext:value-type="float">
            <text:p>161103861181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560" calcext:value-type="float">
            <text:p>69560</text:p>
          </table:table-cell>
          <table:table-cell office:value-type="float" office:value="1250" calcext:value-type="float">
            <text:p>1250</text:p>
          </table:table-cell>
          <table:table-cell office:value-type="float" office:value="1211008" calcext:value-type="float">
            <text:p>12110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43008" calcext:value-type="float">
            <text:p>5743008</text:p>
          </table:table-cell>
          <table:table-cell office:value-type="float" office:value="0" calcext:value-type="float">
            <text:p>0</text:p>
          </table:table-cell>
          <table:table-cell office:value-type="float" office:value="5743008" calcext:value-type="float">
            <text:p>57430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608" calcext:value-type="float">
            <text:p>57608</text:p>
          </table:table-cell>
          <table:table-cell office:value-type="float" office:value="340" calcext:value-type="float">
            <text:p>34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1963" calcext:value-type="float">
            <text:p>161103861196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924" calcext:value-type="float">
            <text:p>69924</text:p>
          </table:table-cell>
          <table:table-cell office:value-type="float" office:value="1250" calcext:value-type="float">
            <text:p>1250</text:p>
          </table:table-cell>
          <table:table-cell office:value-type="float" office:value="1211040" calcext:value-type="float">
            <text:p>1211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26378" calcext:value-type="float">
            <text:p>5626378</text:p>
          </table:table-cell>
          <table:table-cell office:value-type="float" office:value="435882" calcext:value-type="float">
            <text:p>435882</text:p>
          </table:table-cell>
          <table:table-cell office:value-type="float" office:value="5190496" calcext:value-type="float">
            <text:p>51904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626" calcext:value-type="float">
            <text:p>57626</text:p>
          </table:table-cell>
          <table:table-cell office:value-type="float" office:value="332" calcext:value-type="float">
            <text:p>33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2082" calcext:value-type="float">
            <text:p>161103861208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628" calcext:value-type="float">
            <text:p>70628</text:p>
          </table:table-cell>
          <table:table-cell office:value-type="float" office:value="1251" calcext:value-type="float">
            <text:p>1251</text:p>
          </table:table-cell>
          <table:table-cell office:value-type="float" office:value="1211140" calcext:value-type="float">
            <text:p>12111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90986" calcext:value-type="float">
            <text:p>5690986</text:p>
          </table:table-cell>
          <table:table-cell office:value-type="float" office:value="1045538" calcext:value-type="float">
            <text:p>1045538</text:p>
          </table:table-cell>
          <table:table-cell office:value-type="float" office:value="4645448" calcext:value-type="float">
            <text:p>46454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646" calcext:value-type="float">
            <text:p>57646</text:p>
          </table:table-cell>
          <table:table-cell office:value-type="float" office:value="375" calcext:value-type="float">
            <text:p>37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2211" calcext:value-type="float">
            <text:p>16110386122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528" calcext:value-type="float">
            <text:p>70528</text:p>
          </table:table-cell>
          <table:table-cell office:value-type="float" office:value="1251" calcext:value-type="float">
            <text:p>1251</text:p>
          </table:table-cell>
          <table:table-cell office:value-type="float" office:value="1211172" calcext:value-type="float">
            <text:p>1211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64895" calcext:value-type="float">
            <text:p>5664895</text:p>
          </table:table-cell>
          <table:table-cell office:value-type="float" office:value="1234855" calcext:value-type="float">
            <text:p>1234855</text:p>
          </table:table-cell>
          <table:table-cell office:value-type="float" office:value="4430040" calcext:value-type="float">
            <text:p>44300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668" calcext:value-type="float">
            <text:p>57668</text:p>
          </table:table-cell>
          <table:table-cell office:value-type="float" office:value="308" calcext:value-type="float">
            <text:p>30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2351" calcext:value-type="float">
            <text:p>161103861235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804" calcext:value-type="float">
            <text:p>70804</text:p>
          </table:table-cell>
          <table:table-cell office:value-type="float" office:value="1251" calcext:value-type="float">
            <text:p>1251</text:p>
          </table:table-cell>
          <table:table-cell office:value-type="float" office:value="1211204" calcext:value-type="float">
            <text:p>12112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11242" calcext:value-type="float">
            <text:p>5511242</text:p>
          </table:table-cell>
          <table:table-cell office:value-type="float" office:value="1281258" calcext:value-type="float">
            <text:p>1281258</text:p>
          </table:table-cell>
          <table:table-cell office:value-type="float" office:value="4229984" calcext:value-type="float">
            <text:p>42299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689" calcext:value-type="float">
            <text:p>57689</text:p>
          </table:table-cell>
          <table:table-cell office:value-type="float" office:value="339" calcext:value-type="float">
            <text:p>33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2490" calcext:value-type="float">
            <text:p>161103861249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764" calcext:value-type="float">
            <text:p>70764</text:p>
          </table:table-cell>
          <table:table-cell office:value-type="float" office:value="1251" calcext:value-type="float">
            <text:p>1251</text:p>
          </table:table-cell>
          <table:table-cell office:value-type="float" office:value="1211236" calcext:value-type="float">
            <text:p>1211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02133" calcext:value-type="float">
            <text:p>5602133</text:p>
          </table:table-cell>
          <table:table-cell office:value-type="float" office:value="1471405" calcext:value-type="float">
            <text:p>1471405</text:p>
          </table:table-cell>
          <table:table-cell office:value-type="float" office:value="4130728" calcext:value-type="float">
            <text:p>41307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710" calcext:value-type="float">
            <text:p>57710</text:p>
          </table:table-cell>
          <table:table-cell office:value-type="float" office:value="325" calcext:value-type="float">
            <text:p>32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2637" calcext:value-type="float">
            <text:p>161103861263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384" calcext:value-type="float">
            <text:p>70384</text:p>
          </table:table-cell>
          <table:table-cell office:value-type="float" office:value="1251" calcext:value-type="float">
            <text:p>1251</text:p>
          </table:table-cell>
          <table:table-cell office:value-type="float" office:value="1211268" calcext:value-type="float">
            <text:p>12112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25738" calcext:value-type="float">
            <text:p>5425738</text:p>
          </table:table-cell>
          <table:table-cell office:value-type="float" office:value="893586" calcext:value-type="float">
            <text:p>893586</text:p>
          </table:table-cell>
          <table:table-cell office:value-type="float" office:value="4532152" calcext:value-type="float">
            <text:p>45321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727" calcext:value-type="float">
            <text:p>57727</text:p>
          </table:table-cell>
          <table:table-cell office:value-type="float" office:value="348" calcext:value-type="float">
            <text:p>34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2751" calcext:value-type="float">
            <text:p>161103861275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736" calcext:value-type="float">
            <text:p>69736</text:p>
          </table:table-cell>
          <table:table-cell office:value-type="float" office:value="1251" calcext:value-type="float">
            <text:p>1251</text:p>
          </table:table-cell>
          <table:table-cell office:value-type="float" office:value="1211300" calcext:value-type="float">
            <text:p>12113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49461" calcext:value-type="float">
            <text:p>5549461</text:p>
          </table:table-cell>
          <table:table-cell office:value-type="float" office:value="1387365" calcext:value-type="float">
            <text:p>1387365</text:p>
          </table:table-cell>
          <table:table-cell office:value-type="float" office:value="4162096" calcext:value-type="float">
            <text:p>41620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750" calcext:value-type="float">
            <text:p>57750</text:p>
          </table:table-cell>
          <table:table-cell office:value-type="float" office:value="326" calcext:value-type="float">
            <text:p>32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2899" calcext:value-type="float">
            <text:p>161103861289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916" calcext:value-type="float">
            <text:p>68916</text:p>
          </table:table-cell>
          <table:table-cell office:value-type="float" office:value="1250" calcext:value-type="float">
            <text:p>1250</text:p>
          </table:table-cell>
          <table:table-cell office:value-type="float" office:value="1211300" calcext:value-type="float">
            <text:p>12113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49461" calcext:value-type="float">
            <text:p>5549461</text:p>
          </table:table-cell>
          <table:table-cell office:value-type="float" office:value="22541" calcext:value-type="float">
            <text:p>22541</text:p>
          </table:table-cell>
          <table:table-cell office:value-type="float" office:value="5526920" calcext:value-type="float">
            <text:p>55269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767" calcext:value-type="float">
            <text:p>57767</text:p>
          </table:table-cell>
          <table:table-cell office:value-type="float" office:value="279" calcext:value-type="float">
            <text:p>27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3027" calcext:value-type="float">
            <text:p>161103861302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684" calcext:value-type="float">
            <text:p>69684</text:p>
          </table:table-cell>
          <table:table-cell office:value-type="float" office:value="1251" calcext:value-type="float">
            <text:p>1251</text:p>
          </table:table-cell>
          <table:table-cell office:value-type="float" office:value="1211684" calcext:value-type="float">
            <text:p>12116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10069" calcext:value-type="float">
            <text:p>5410069</text:p>
          </table:table-cell>
          <table:table-cell office:value-type="float" office:value="825565" calcext:value-type="float">
            <text:p>825565</text:p>
          </table:table-cell>
          <table:table-cell office:value-type="float" office:value="4584504" calcext:value-type="float">
            <text:p>45845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787" calcext:value-type="float">
            <text:p>57787</text:p>
          </table:table-cell>
          <table:table-cell office:value-type="float" office:value="371" calcext:value-type="float">
            <text:p>37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3169" calcext:value-type="float">
            <text:p>161103861316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680" calcext:value-type="float">
            <text:p>69680</text:p>
          </table:table-cell>
          <table:table-cell office:value-type="float" office:value="1251" calcext:value-type="float">
            <text:p>1251</text:p>
          </table:table-cell>
          <table:table-cell office:value-type="float" office:value="1211748" calcext:value-type="float">
            <text:p>12117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73109" calcext:value-type="float">
            <text:p>5373109</text:p>
          </table:table-cell>
          <table:table-cell office:value-type="float" office:value="651053" calcext:value-type="float">
            <text:p>651053</text:p>
          </table:table-cell>
          <table:table-cell office:value-type="float" office:value="4722056" calcext:value-type="float">
            <text:p>47220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805" calcext:value-type="float">
            <text:p>57805</text:p>
          </table:table-cell>
          <table:table-cell office:value-type="float" office:value="305" calcext:value-type="float">
            <text:p>30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3294" calcext:value-type="float">
            <text:p>161103861329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528" calcext:value-type="float">
            <text:p>68528</text:p>
          </table:table-cell>
          <table:table-cell office:value-type="float" office:value="1250" calcext:value-type="float">
            <text:p>1250</text:p>
          </table:table-cell>
          <table:table-cell office:value-type="float" office:value="1211876" calcext:value-type="float">
            <text:p>12118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40608" calcext:value-type="float">
            <text:p>5540608</text:p>
          </table:table-cell>
          <table:table-cell office:value-type="float" office:value="0" calcext:value-type="float">
            <text:p>0</text:p>
          </table:table-cell>
          <table:table-cell office:value-type="float" office:value="5540608" calcext:value-type="float">
            <text:p>55406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825" calcext:value-type="float">
            <text:p>57825</text:p>
          </table:table-cell>
          <table:table-cell office:value-type="float" office:value="287" calcext:value-type="float">
            <text:p>28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3436" calcext:value-type="float">
            <text:p>161103861343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636" calcext:value-type="float">
            <text:p>69636</text:p>
          </table:table-cell>
          <table:table-cell office:value-type="float" office:value="1251" calcext:value-type="float">
            <text:p>1251</text:p>
          </table:table-cell>
          <table:table-cell office:value-type="float" office:value="1211908" calcext:value-type="float">
            <text:p>12119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74399" calcext:value-type="float">
            <text:p>5374399</text:p>
          </table:table-cell>
          <table:table-cell office:value-type="float" office:value="1158167" calcext:value-type="float">
            <text:p>1158167</text:p>
          </table:table-cell>
          <table:table-cell office:value-type="float" office:value="4216232" calcext:value-type="float">
            <text:p>42162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839" calcext:value-type="float">
            <text:p>57839</text:p>
          </table:table-cell>
          <table:table-cell office:value-type="float" office:value="277" calcext:value-type="float">
            <text:p>27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3552" calcext:value-type="float">
            <text:p>161103861355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884" calcext:value-type="float">
            <text:p>69884</text:p>
          </table:table-cell>
          <table:table-cell office:value-type="float" office:value="1251" calcext:value-type="float">
            <text:p>1251</text:p>
          </table:table-cell>
          <table:table-cell office:value-type="float" office:value="1211940" calcext:value-type="float">
            <text:p>12119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91978" calcext:value-type="float">
            <text:p>5291978</text:p>
          </table:table-cell>
          <table:table-cell office:value-type="float" office:value="1122290" calcext:value-type="float">
            <text:p>1122290</text:p>
          </table:table-cell>
          <table:table-cell office:value-type="float" office:value="4169688" calcext:value-type="float">
            <text:p>41696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858" calcext:value-type="float">
            <text:p>57858</text:p>
          </table:table-cell>
          <table:table-cell office:value-type="float" office:value="339" calcext:value-type="float">
            <text:p>33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3697" calcext:value-type="float">
            <text:p>161103861369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504" calcext:value-type="float">
            <text:p>69504</text:p>
          </table:table-cell>
          <table:table-cell office:value-type="float" office:value="1251" calcext:value-type="float">
            <text:p>1251</text:p>
          </table:table-cell>
          <table:table-cell office:value-type="float" office:value="1211940" calcext:value-type="float">
            <text:p>12119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91978" calcext:value-type="float">
            <text:p>5291978</text:p>
          </table:table-cell>
          <table:table-cell office:value-type="float" office:value="952954" calcext:value-type="float">
            <text:p>952954</text:p>
          </table:table-cell>
          <table:table-cell office:value-type="float" office:value="4339024" calcext:value-type="float">
            <text:p>43390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873" calcext:value-type="float">
            <text:p>57873</text:p>
          </table:table-cell>
          <table:table-cell office:value-type="float" office:value="279" calcext:value-type="float">
            <text:p>27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3810" calcext:value-type="float">
            <text:p>16110386138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820" calcext:value-type="float">
            <text:p>68820</text:p>
          </table:table-cell>
          <table:table-cell office:value-type="float" office:value="1250" calcext:value-type="float">
            <text:p>1250</text:p>
          </table:table-cell>
          <table:table-cell office:value-type="float" office:value="1212004" calcext:value-type="float">
            <text:p>1212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96608" calcext:value-type="float">
            <text:p>5396608</text:p>
          </table:table-cell>
          <table:table-cell office:value-type="float" office:value="0" calcext:value-type="float">
            <text:p>0</text:p>
          </table:table-cell>
          <table:table-cell office:value-type="float" office:value="5396608" calcext:value-type="float">
            <text:p>53966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889" calcext:value-type="float">
            <text:p>57889</text:p>
          </table:table-cell>
          <table:table-cell office:value-type="float" office:value="316" calcext:value-type="float">
            <text:p>31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3930" calcext:value-type="float">
            <text:p>161103861393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972" calcext:value-type="float">
            <text:p>68972</text:p>
          </table:table-cell>
          <table:table-cell office:value-type="float" office:value="1250" calcext:value-type="float">
            <text:p>1250</text:p>
          </table:table-cell>
          <table:table-cell office:value-type="float" office:value="1212036" calcext:value-type="float">
            <text:p>12120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50154" calcext:value-type="float">
            <text:p>5350154</text:p>
          </table:table-cell>
          <table:table-cell office:value-type="float" office:value="316658" calcext:value-type="float">
            <text:p>316658</text:p>
          </table:table-cell>
          <table:table-cell office:value-type="float" office:value="5033496" calcext:value-type="float">
            <text:p>50334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906" calcext:value-type="float">
            <text:p>57906</text:p>
          </table:table-cell>
          <table:table-cell office:value-type="float" office:value="281" calcext:value-type="float">
            <text:p>28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4077" calcext:value-type="float">
            <text:p>161103861407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340" calcext:value-type="float">
            <text:p>69340</text:p>
          </table:table-cell>
          <table:table-cell office:value-type="float" office:value="1251" calcext:value-type="float">
            <text:p>1251</text:p>
          </table:table-cell>
          <table:table-cell office:value-type="float" office:value="1212132" calcext:value-type="float">
            <text:p>12121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50154" calcext:value-type="float">
            <text:p>5350154</text:p>
          </table:table-cell>
          <table:table-cell office:value-type="float" office:value="612882" calcext:value-type="float">
            <text:p>612882</text:p>
          </table:table-cell>
          <table:table-cell office:value-type="float" office:value="4737272" calcext:value-type="float">
            <text:p>47372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920" calcext:value-type="float">
            <text:p>57920</text:p>
          </table:table-cell>
          <table:table-cell office:value-type="float" office:value="275" calcext:value-type="float">
            <text:p>27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4218" calcext:value-type="float">
            <text:p>161103861421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720" calcext:value-type="float">
            <text:p>68720</text:p>
          </table:table-cell>
          <table:table-cell office:value-type="float" office:value="1250" calcext:value-type="float">
            <text:p>1250</text:p>
          </table:table-cell>
          <table:table-cell office:value-type="float" office:value="1212148" calcext:value-type="float">
            <text:p>12121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50154" calcext:value-type="float">
            <text:p>5350154</text:p>
          </table:table-cell>
          <table:table-cell office:value-type="float" office:value="31250" calcext:value-type="float">
            <text:p>31250</text:p>
          </table:table-cell>
          <table:table-cell office:value-type="float" office:value="5318904" calcext:value-type="float">
            <text:p>53189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935" calcext:value-type="float">
            <text:p>57935</text:p>
          </table:table-cell>
          <table:table-cell office:value-type="float" office:value="307" calcext:value-type="float">
            <text:p>30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4335" calcext:value-type="float">
            <text:p>161103861433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348" calcext:value-type="float">
            <text:p>69348</text:p>
          </table:table-cell>
          <table:table-cell office:value-type="float" office:value="1251" calcext:value-type="float">
            <text:p>1251</text:p>
          </table:table-cell>
          <table:table-cell office:value-type="float" office:value="1212148" calcext:value-type="float">
            <text:p>12121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69418" calcext:value-type="float">
            <text:p>5269418</text:p>
          </table:table-cell>
          <table:table-cell office:value-type="float" office:value="936426" calcext:value-type="float">
            <text:p>936426</text:p>
          </table:table-cell>
          <table:table-cell office:value-type="float" office:value="4332992" calcext:value-type="float">
            <text:p>43329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949" calcext:value-type="float">
            <text:p>57949</text:p>
          </table:table-cell>
          <table:table-cell office:value-type="float" office:value="281" calcext:value-type="float">
            <text:p>28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4457" calcext:value-type="float">
            <text:p>161103861445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972" calcext:value-type="float">
            <text:p>68972</text:p>
          </table:table-cell>
          <table:table-cell office:value-type="float" office:value="1251" calcext:value-type="float">
            <text:p>1251</text:p>
          </table:table-cell>
          <table:table-cell office:value-type="float" office:value="1212148" calcext:value-type="float">
            <text:p>12121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69418" calcext:value-type="float">
            <text:p>5269418</text:p>
          </table:table-cell>
          <table:table-cell office:value-type="float" office:value="600554" calcext:value-type="float">
            <text:p>600554</text:p>
          </table:table-cell>
          <table:table-cell office:value-type="float" office:value="4668864" calcext:value-type="float">
            <text:p>46688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962" calcext:value-type="float">
            <text:p>57962</text:p>
          </table:table-cell>
          <table:table-cell office:value-type="float" office:value="262" calcext:value-type="float">
            <text:p>26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4569" calcext:value-type="float">
            <text:p>161103861456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972" calcext:value-type="float">
            <text:p>68972</text:p>
          </table:table-cell>
          <table:table-cell office:value-type="float" office:value="1251" calcext:value-type="float">
            <text:p>1251</text:p>
          </table:table-cell>
          <table:table-cell office:value-type="float" office:value="1212148" calcext:value-type="float">
            <text:p>12121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69418" calcext:value-type="float">
            <text:p>5269418</text:p>
          </table:table-cell>
          <table:table-cell office:value-type="float" office:value="346602" calcext:value-type="float">
            <text:p>346602</text:p>
          </table:table-cell>
          <table:table-cell office:value-type="float" office:value="4922816" calcext:value-type="float">
            <text:p>49228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974" calcext:value-type="float">
            <text:p>57974</text:p>
          </table:table-cell>
          <table:table-cell office:value-type="float" office:value="281" calcext:value-type="float">
            <text:p>28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4695" calcext:value-type="float">
            <text:p>161103861469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468" calcext:value-type="float">
            <text:p>69468</text:p>
          </table:table-cell>
          <table:table-cell office:value-type="float" office:value="1251" calcext:value-type="float">
            <text:p>1251</text:p>
          </table:table-cell>
          <table:table-cell office:value-type="float" office:value="1212148" calcext:value-type="float">
            <text:p>12121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69418" calcext:value-type="float">
            <text:p>5269418</text:p>
          </table:table-cell>
          <table:table-cell office:value-type="float" office:value="1357354" calcext:value-type="float">
            <text:p>1357354</text:p>
          </table:table-cell>
          <table:table-cell office:value-type="float" office:value="3912064" calcext:value-type="float">
            <text:p>39120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7988" calcext:value-type="float">
            <text:p>57988</text:p>
          </table:table-cell>
          <table:table-cell office:value-type="float" office:value="279" calcext:value-type="float">
            <text:p>27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4810" calcext:value-type="float">
            <text:p>16110386148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344" calcext:value-type="float">
            <text:p>69344</text:p>
          </table:table-cell>
          <table:table-cell office:value-type="float" office:value="1251" calcext:value-type="float">
            <text:p>1251</text:p>
          </table:table-cell>
          <table:table-cell office:value-type="float" office:value="1212148" calcext:value-type="float">
            <text:p>12121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69418" calcext:value-type="float">
            <text:p>5269418</text:p>
          </table:table-cell>
          <table:table-cell office:value-type="float" office:value="1168938" calcext:value-type="float">
            <text:p>1168938</text:p>
          </table:table-cell>
          <table:table-cell office:value-type="float" office:value="4100480" calcext:value-type="float">
            <text:p>41004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58004" calcext:value-type="float">
            <text:p>58004</text:p>
          </table:table-cell>
          <table:table-cell office:value-type="float" office:value="287" calcext:value-type="float">
            <text:p>28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14957" calcext:value-type="float">
            <text:p>161103861495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5480" calcext:value-type="float">
            <text:p>85480</text:p>
          </table:table-cell>
          <table:table-cell office:value-type="float" office:value="1553" calcext:value-type="float">
            <text:p>1553</text:p>
          </table:table-cell>
          <table:table-cell office:value-type="float" office:value="1505128" calcext:value-type="float">
            <text:p>15051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092157" calcext:value-type="float">
            <text:p>12092157</text:p>
          </table:table-cell>
          <table:table-cell office:value-type="float" office:value="253805" calcext:value-type="float">
            <text:p>253805</text:p>
          </table:table-cell>
          <table:table-cell office:value-type="float" office:value="11838352" calcext:value-type="float">
            <text:p>118383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6815" calcext:value-type="float">
            <text:p>66815</text:p>
          </table:table-cell>
          <table:table-cell office:value-type="float" office:value="641" calcext:value-type="float">
            <text:p>64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2828" calcext:value-type="float">
            <text:p>161103868282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6364" calcext:value-type="float">
            <text:p>86364</text:p>
          </table:table-cell>
          <table:table-cell office:value-type="float" office:value="1553" calcext:value-type="float">
            <text:p>1553</text:p>
          </table:table-cell>
          <table:table-cell office:value-type="float" office:value="1505128" calcext:value-type="float">
            <text:p>15051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092157" calcext:value-type="float">
            <text:p>12092157</text:p>
          </table:table-cell>
          <table:table-cell office:value-type="float" office:value="1701757" calcext:value-type="float">
            <text:p>1701757</text:p>
          </table:table-cell>
          <table:table-cell office:value-type="float" office:value="10390400" calcext:value-type="float">
            <text:p>103904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6834" calcext:value-type="float">
            <text:p>66834</text:p>
          </table:table-cell>
          <table:table-cell office:value-type="float" office:value="737" calcext:value-type="float">
            <text:p>73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2938" calcext:value-type="float">
            <text:p>161103868293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512" calcext:value-type="float">
            <text:p>80512</text:p>
          </table:table-cell>
          <table:table-cell office:value-type="float" office:value="1548" calcext:value-type="float">
            <text:p>1548</text:p>
          </table:table-cell>
          <table:table-cell office:value-type="float" office:value="1505292" calcext:value-type="float">
            <text:p>15052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239648" calcext:value-type="float">
            <text:p>16239648</text:p>
          </table:table-cell>
          <table:table-cell office:value-type="float" office:value="0" calcext:value-type="float">
            <text:p>0</text:p>
          </table:table-cell>
          <table:table-cell office:value-type="float" office:value="16239648" calcext:value-type="float">
            <text:p>1623964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6850" calcext:value-type="float">
            <text:p>66850</text:p>
          </table:table-cell>
          <table:table-cell office:value-type="float" office:value="550" calcext:value-type="float">
            <text:p>55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3041" calcext:value-type="float">
            <text:p>161103868304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8056" calcext:value-type="float">
            <text:p>88056</text:p>
          </table:table-cell>
          <table:table-cell office:value-type="float" office:value="1555" calcext:value-type="float">
            <text:p>1555</text:p>
          </table:table-cell>
          <table:table-cell office:value-type="float" office:value="1505356" calcext:value-type="float">
            <text:p>15053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721231" calcext:value-type="float">
            <text:p>15721231</text:p>
          </table:table-cell>
          <table:table-cell office:value-type="float" office:value="6445495" calcext:value-type="float">
            <text:p>6445495</text:p>
          </table:table-cell>
          <table:table-cell office:value-type="float" office:value="9275736" calcext:value-type="float">
            <text:p>927573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6864" calcext:value-type="float">
            <text:p>66864</text:p>
          </table:table-cell>
          <table:table-cell office:value-type="float" office:value="661" calcext:value-type="float">
            <text:p>66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3145" calcext:value-type="float">
            <text:p>161103868314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5884" calcext:value-type="float">
            <text:p>85884</text:p>
          </table:table-cell>
          <table:table-cell office:value-type="float" office:value="1554" calcext:value-type="float">
            <text:p>1554</text:p>
          </table:table-cell>
          <table:table-cell office:value-type="float" office:value="1505548" calcext:value-type="float">
            <text:p>15055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344488" calcext:value-type="float">
            <text:p>17344488</text:p>
          </table:table-cell>
          <table:table-cell office:value-type="float" office:value="0" calcext:value-type="float">
            <text:p>0</text:p>
          </table:table-cell>
          <table:table-cell office:value-type="float" office:value="17344488" calcext:value-type="float">
            <text:p>173444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6879" calcext:value-type="float">
            <text:p>66879</text:p>
          </table:table-cell>
          <table:table-cell office:value-type="float" office:value="662" calcext:value-type="float">
            <text:p>66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3250" calcext:value-type="float">
            <text:p>161103868325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832" calcext:value-type="float">
            <text:p>80832</text:p>
          </table:table-cell>
          <table:table-cell office:value-type="float" office:value="1548" calcext:value-type="float">
            <text:p>1548</text:p>
          </table:table-cell>
          <table:table-cell office:value-type="float" office:value="1505548" calcext:value-type="float">
            <text:p>15055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721231" calcext:value-type="float">
            <text:p>15721231</text:p>
          </table:table-cell>
          <table:table-cell office:value-type="float" office:value="1588847" calcext:value-type="float">
            <text:p>1588847</text:p>
          </table:table-cell>
          <table:table-cell office:value-type="float" office:value="14132384" calcext:value-type="float">
            <text:p>1413238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6893" calcext:value-type="float">
            <text:p>66893</text:p>
          </table:table-cell>
          <table:table-cell office:value-type="float" office:value="533" calcext:value-type="float">
            <text:p>53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3355" calcext:value-type="float">
            <text:p>161103868335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7124" calcext:value-type="float">
            <text:p>87124</text:p>
          </table:table-cell>
          <table:table-cell office:value-type="float" office:value="1555" calcext:value-type="float">
            <text:p>1555</text:p>
          </table:table-cell>
          <table:table-cell office:value-type="float" office:value="1505612" calcext:value-type="float">
            <text:p>15056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721231" calcext:value-type="float">
            <text:p>15721231</text:p>
          </table:table-cell>
          <table:table-cell office:value-type="float" office:value="8532295" calcext:value-type="float">
            <text:p>8532295</text:p>
          </table:table-cell>
          <table:table-cell office:value-type="float" office:value="7188936" calcext:value-type="float">
            <text:p>718893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6909" calcext:value-type="float">
            <text:p>66909</text:p>
          </table:table-cell>
          <table:table-cell office:value-type="float" office:value="713" calcext:value-type="float">
            <text:p>71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3458" calcext:value-type="float">
            <text:p>161103868345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8044" calcext:value-type="float">
            <text:p>78044</text:p>
          </table:table-cell>
          <table:table-cell office:value-type="float" office:value="1546" calcext:value-type="float">
            <text:p>1546</text:p>
          </table:table-cell>
          <table:table-cell office:value-type="float" office:value="1505612" calcext:value-type="float">
            <text:p>15056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25112" calcext:value-type="float">
            <text:p>16325112</text:p>
          </table:table-cell>
          <table:table-cell office:value-type="float" office:value="0" calcext:value-type="float">
            <text:p>0</text:p>
          </table:table-cell>
          <table:table-cell office:value-type="float" office:value="16325112" calcext:value-type="float">
            <text:p>1632511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6922" calcext:value-type="float">
            <text:p>66922</text:p>
          </table:table-cell>
          <table:table-cell office:value-type="float" office:value="615" calcext:value-type="float">
            <text:p>61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3561" calcext:value-type="float">
            <text:p>161103868356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1828" calcext:value-type="float">
            <text:p>81828</text:p>
          </table:table-cell>
          <table:table-cell office:value-type="float" office:value="1550" calcext:value-type="float">
            <text:p>1550</text:p>
          </table:table-cell>
          <table:table-cell office:value-type="float" office:value="1505644" calcext:value-type="float">
            <text:p>15056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721231" calcext:value-type="float">
            <text:p>15721231</text:p>
          </table:table-cell>
          <table:table-cell office:value-type="float" office:value="3052607" calcext:value-type="float">
            <text:p>3052607</text:p>
          </table:table-cell>
          <table:table-cell office:value-type="float" office:value="12668624" calcext:value-type="float">
            <text:p>1266862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6938" calcext:value-type="float">
            <text:p>66938</text:p>
          </table:table-cell>
          <table:table-cell office:value-type="float" office:value="595" calcext:value-type="float">
            <text:p>59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3665" calcext:value-type="float">
            <text:p>161103868366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5764" calcext:value-type="float">
            <text:p>85764</text:p>
          </table:table-cell>
          <table:table-cell office:value-type="float" office:value="1553" calcext:value-type="float">
            <text:p>1553</text:p>
          </table:table-cell>
          <table:table-cell office:value-type="float" office:value="1505672" calcext:value-type="float">
            <text:p>15056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721231" calcext:value-type="float">
            <text:p>15721231</text:p>
          </table:table-cell>
          <table:table-cell office:value-type="float" office:value="7255447" calcext:value-type="float">
            <text:p>7255447</text:p>
          </table:table-cell>
          <table:table-cell office:value-type="float" office:value="8465784" calcext:value-type="float">
            <text:p>846578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6952" calcext:value-type="float">
            <text:p>66952</text:p>
          </table:table-cell>
          <table:table-cell office:value-type="float" office:value="623" calcext:value-type="float">
            <text:p>62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3769" calcext:value-type="float">
            <text:p>161103868376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8480" calcext:value-type="float">
            <text:p>78480</text:p>
          </table:table-cell>
          <table:table-cell office:value-type="float" office:value="1547" calcext:value-type="float">
            <text:p>1547</text:p>
          </table:table-cell>
          <table:table-cell office:value-type="float" office:value="1505704" calcext:value-type="float">
            <text:p>15057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177656" calcext:value-type="float">
            <text:p>16177656</text:p>
          </table:table-cell>
          <table:table-cell office:value-type="float" office:value="0" calcext:value-type="float">
            <text:p>0</text:p>
          </table:table-cell>
          <table:table-cell office:value-type="float" office:value="16177656" calcext:value-type="float">
            <text:p>1617765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6967" calcext:value-type="float">
            <text:p>66967</text:p>
          </table:table-cell>
          <table:table-cell office:value-type="float" office:value="612" calcext:value-type="float">
            <text:p>61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3873" calcext:value-type="float">
            <text:p>161103868387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792" calcext:value-type="float">
            <text:p>82792</text:p>
          </table:table-cell>
          <table:table-cell office:value-type="float" office:value="1550" calcext:value-type="float">
            <text:p>1550</text:p>
          </table:table-cell>
          <table:table-cell office:value-type="float" office:value="1505772" calcext:value-type="float">
            <text:p>15057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721231" calcext:value-type="float">
            <text:p>15721231</text:p>
          </table:table-cell>
          <table:table-cell office:value-type="float" office:value="3780895" calcext:value-type="float">
            <text:p>3780895</text:p>
          </table:table-cell>
          <table:table-cell office:value-type="float" office:value="11940336" calcext:value-type="float">
            <text:p>1194033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6981" calcext:value-type="float">
            <text:p>66981</text:p>
          </table:table-cell>
          <table:table-cell office:value-type="float" office:value="616" calcext:value-type="float">
            <text:p>616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3977" calcext:value-type="float">
            <text:p>161103868397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7076" calcext:value-type="float">
            <text:p>77076</text:p>
          </table:table-cell>
          <table:table-cell office:value-type="float" office:value="1545" calcext:value-type="float">
            <text:p>1545</text:p>
          </table:table-cell>
          <table:table-cell office:value-type="float" office:value="1505780" calcext:value-type="float">
            <text:p>15057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751392" calcext:value-type="float">
            <text:p>16751392</text:p>
          </table:table-cell>
          <table:table-cell office:value-type="float" office:value="0" calcext:value-type="float">
            <text:p>0</text:p>
          </table:table-cell>
          <table:table-cell office:value-type="float" office:value="16751392" calcext:value-type="float">
            <text:p>167513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6996" calcext:value-type="float">
            <text:p>66996</text:p>
          </table:table-cell>
          <table:table-cell office:value-type="float" office:value="704" calcext:value-type="float">
            <text:p>704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4080" calcext:value-type="float">
            <text:p>161103868408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8884" calcext:value-type="float">
            <text:p>78884</text:p>
          </table:table-cell>
          <table:table-cell office:value-type="float" office:value="1547" calcext:value-type="float">
            <text:p>1547</text:p>
          </table:table-cell>
          <table:table-cell office:value-type="float" office:value="1505844" calcext:value-type="float">
            <text:p>15058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859512" calcext:value-type="float">
            <text:p>15859512</text:p>
          </table:table-cell>
          <table:table-cell office:value-type="float" office:value="0" calcext:value-type="float">
            <text:p>0</text:p>
          </table:table-cell>
          <table:table-cell office:value-type="float" office:value="15859512" calcext:value-type="float">
            <text:p>1585951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011" calcext:value-type="float">
            <text:p>67011</text:p>
          </table:table-cell>
          <table:table-cell office:value-type="float" office:value="623" calcext:value-type="float">
            <text:p>62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4185" calcext:value-type="float">
            <text:p>16110386841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6744" calcext:value-type="float">
            <text:p>76744</text:p>
          </table:table-cell>
          <table:table-cell office:value-type="float" office:value="1545" calcext:value-type="float">
            <text:p>1545</text:p>
          </table:table-cell>
          <table:table-cell office:value-type="float" office:value="1506228" calcext:value-type="float">
            <text:p>1506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24632" calcext:value-type="float">
            <text:p>16324632</text:p>
          </table:table-cell>
          <table:table-cell office:value-type="float" office:value="0" calcext:value-type="float">
            <text:p>0</text:p>
          </table:table-cell>
          <table:table-cell office:value-type="float" office:value="16324632" calcext:value-type="float">
            <text:p>1632463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026" calcext:value-type="float">
            <text:p>67026</text:p>
          </table:table-cell>
          <table:table-cell office:value-type="float" office:value="703" calcext:value-type="float">
            <text:p>70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4288" calcext:value-type="float">
            <text:p>161103868428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388" calcext:value-type="float">
            <text:p>82388</text:p>
          </table:table-cell>
          <table:table-cell office:value-type="float" office:value="1551" calcext:value-type="float">
            <text:p>1551</text:p>
          </table:table-cell>
          <table:table-cell office:value-type="float" office:value="1506596" calcext:value-type="float">
            <text:p>15065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721231" calcext:value-type="float">
            <text:p>15721231</text:p>
          </table:table-cell>
          <table:table-cell office:value-type="float" office:value="4986639" calcext:value-type="float">
            <text:p>4986639</text:p>
          </table:table-cell>
          <table:table-cell office:value-type="float" office:value="10734592" calcext:value-type="float">
            <text:p>107345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042" calcext:value-type="float">
            <text:p>67042</text:p>
          </table:table-cell>
          <table:table-cell office:value-type="float" office:value="628" calcext:value-type="float">
            <text:p>62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4393" calcext:value-type="float">
            <text:p>161103868439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1616" calcext:value-type="float">
            <text:p>81616</text:p>
          </table:table-cell>
          <table:table-cell office:value-type="float" office:value="1550" calcext:value-type="float">
            <text:p>1550</text:p>
          </table:table-cell>
          <table:table-cell office:value-type="float" office:value="1506600" calcext:value-type="float">
            <text:p>15066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721231" calcext:value-type="float">
            <text:p>15721231</text:p>
          </table:table-cell>
          <table:table-cell office:value-type="float" office:value="3633655" calcext:value-type="float">
            <text:p>3633655</text:p>
          </table:table-cell>
          <table:table-cell office:value-type="float" office:value="12087576" calcext:value-type="float">
            <text:p>120875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057" calcext:value-type="float">
            <text:p>67057</text:p>
          </table:table-cell>
          <table:table-cell office:value-type="float" office:value="653" calcext:value-type="float">
            <text:p>65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4497" calcext:value-type="float">
            <text:p>161103868449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9540" calcext:value-type="float">
            <text:p>79540</text:p>
          </table:table-cell>
          <table:table-cell office:value-type="float" office:value="1548" calcext:value-type="float">
            <text:p>1548</text:p>
          </table:table-cell>
          <table:table-cell office:value-type="float" office:value="1506632" calcext:value-type="float">
            <text:p>15066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721231" calcext:value-type="float">
            <text:p>15721231</text:p>
          </table:table-cell>
          <table:table-cell office:value-type="float" office:value="1824127" calcext:value-type="float">
            <text:p>1824127</text:p>
          </table:table-cell>
          <table:table-cell office:value-type="float" office:value="13897104" calcext:value-type="float">
            <text:p>138971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072" calcext:value-type="float">
            <text:p>67072</text:p>
          </table:table-cell>
          <table:table-cell office:value-type="float" office:value="607" calcext:value-type="float">
            <text:p>60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4601" calcext:value-type="float">
            <text:p>16110386846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7096" calcext:value-type="float">
            <text:p>77096</text:p>
          </table:table-cell>
          <table:table-cell office:value-type="float" office:value="1546" calcext:value-type="float">
            <text:p>1546</text:p>
          </table:table-cell>
          <table:table-cell office:value-type="float" office:value="1506664" calcext:value-type="float">
            <text:p>15066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001400" calcext:value-type="float">
            <text:p>16001400</text:p>
          </table:table-cell>
          <table:table-cell office:value-type="float" office:value="0" calcext:value-type="float">
            <text:p>0</text:p>
          </table:table-cell>
          <table:table-cell office:value-type="float" office:value="16001400" calcext:value-type="float">
            <text:p>160014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088" calcext:value-type="float">
            <text:p>67088</text:p>
          </table:table-cell>
          <table:table-cell office:value-type="float" office:value="669" calcext:value-type="float">
            <text:p>66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4705" calcext:value-type="float">
            <text:p>161103868470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9236" calcext:value-type="float">
            <text:p>79236</text:p>
          </table:table-cell>
          <table:table-cell office:value-type="float" office:value="1548" calcext:value-type="float">
            <text:p>1548</text:p>
          </table:table-cell>
          <table:table-cell office:value-type="float" office:value="1506664" calcext:value-type="float">
            <text:p>15066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721231" calcext:value-type="float">
            <text:p>15721231</text:p>
          </table:table-cell>
          <table:table-cell office:value-type="float" office:value="1400327" calcext:value-type="float">
            <text:p>1400327</text:p>
          </table:table-cell>
          <table:table-cell office:value-type="float" office:value="14320904" calcext:value-type="float">
            <text:p>143209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104" calcext:value-type="float">
            <text:p>67104</text:p>
          </table:table-cell>
          <table:table-cell office:value-type="float" office:value="601" calcext:value-type="float">
            <text:p>60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4808" calcext:value-type="float">
            <text:p>161103868480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696" calcext:value-type="float">
            <text:p>80696</text:p>
          </table:table-cell>
          <table:table-cell office:value-type="float" office:value="1549" calcext:value-type="float">
            <text:p>1549</text:p>
          </table:table-cell>
          <table:table-cell office:value-type="float" office:value="1506708" calcext:value-type="float">
            <text:p>15067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721231" calcext:value-type="float">
            <text:p>15721231</text:p>
          </table:table-cell>
          <table:table-cell office:value-type="float" office:value="2720215" calcext:value-type="float">
            <text:p>2720215</text:p>
          </table:table-cell>
          <table:table-cell office:value-type="float" office:value="13001016" calcext:value-type="float">
            <text:p>130010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119" calcext:value-type="float">
            <text:p>67119</text:p>
          </table:table-cell>
          <table:table-cell office:value-type="float" office:value="987" calcext:value-type="float">
            <text:p>98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4913" calcext:value-type="float">
            <text:p>161103868491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8472" calcext:value-type="float">
            <text:p>78472</text:p>
          </table:table-cell>
          <table:table-cell office:value-type="float" office:value="1547" calcext:value-type="float">
            <text:p>1547</text:p>
          </table:table-cell>
          <table:table-cell office:value-type="float" office:value="1506740" calcext:value-type="float">
            <text:p>15067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721231" calcext:value-type="float">
            <text:p>15721231</text:p>
          </table:table-cell>
          <table:table-cell office:value-type="float" office:value="1324231" calcext:value-type="float">
            <text:p>1324231</text:p>
          </table:table-cell>
          <table:table-cell office:value-type="float" office:value="14397000" calcext:value-type="float">
            <text:p>143970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134" calcext:value-type="float">
            <text:p>67134</text:p>
          </table:table-cell>
          <table:table-cell office:value-type="float" office:value="630" calcext:value-type="float">
            <text:p>63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5017" calcext:value-type="float">
            <text:p>161103868501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3340" calcext:value-type="float">
            <text:p>83340</text:p>
          </table:table-cell>
          <table:table-cell office:value-type="float" office:value="1552" calcext:value-type="float">
            <text:p>1552</text:p>
          </table:table-cell>
          <table:table-cell office:value-type="float" office:value="1506780" calcext:value-type="float">
            <text:p>15067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721231" calcext:value-type="float">
            <text:p>15721231</text:p>
          </table:table-cell>
          <table:table-cell office:value-type="float" office:value="2178239" calcext:value-type="float">
            <text:p>2178239</text:p>
          </table:table-cell>
          <table:table-cell office:value-type="float" office:value="13542992" calcext:value-type="float">
            <text:p>135429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149" calcext:value-type="float">
            <text:p>67149</text:p>
          </table:table-cell>
          <table:table-cell office:value-type="float" office:value="730" calcext:value-type="float">
            <text:p>73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5121" calcext:value-type="float">
            <text:p>161103868512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200" calcext:value-type="float">
            <text:p>82200</text:p>
          </table:table-cell>
          <table:table-cell office:value-type="float" office:value="1551" calcext:value-type="float">
            <text:p>1551</text:p>
          </table:table-cell>
          <table:table-cell office:value-type="float" office:value="1506696" calcext:value-type="float">
            <text:p>15066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721231" calcext:value-type="float">
            <text:p>15721231</text:p>
          </table:table-cell>
          <table:table-cell office:value-type="float" office:value="269975" calcext:value-type="float">
            <text:p>269975</text:p>
          </table:table-cell>
          <table:table-cell office:value-type="float" office:value="15451256" calcext:value-type="float">
            <text:p>1545125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165" calcext:value-type="float">
            <text:p>67165</text:p>
          </table:table-cell>
          <table:table-cell office:value-type="float" office:value="782" calcext:value-type="float">
            <text:p>78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5225" calcext:value-type="float">
            <text:p>16110386852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1112" calcext:value-type="float">
            <text:p>81112</text:p>
          </table:table-cell>
          <table:table-cell office:value-type="float" office:value="1550" calcext:value-type="float">
            <text:p>1550</text:p>
          </table:table-cell>
          <table:table-cell office:value-type="float" office:value="1506760" calcext:value-type="float">
            <text:p>15067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933816" calcext:value-type="float">
            <text:p>15933816</text:p>
          </table:table-cell>
          <table:table-cell office:value-type="float" office:value="0" calcext:value-type="float">
            <text:p>0</text:p>
          </table:table-cell>
          <table:table-cell office:value-type="float" office:value="15933816" calcext:value-type="float">
            <text:p>159338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183" calcext:value-type="float">
            <text:p>67183</text:p>
          </table:table-cell>
          <table:table-cell office:value-type="float" office:value="651" calcext:value-type="float">
            <text:p>65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5329" calcext:value-type="float">
            <text:p>161103868532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940" calcext:value-type="float">
            <text:p>80940</text:p>
          </table:table-cell>
          <table:table-cell office:value-type="float" office:value="1550" calcext:value-type="float">
            <text:p>1550</text:p>
          </table:table-cell>
          <table:table-cell office:value-type="float" office:value="1506824" calcext:value-type="float">
            <text:p>15068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408088" calcext:value-type="float">
            <text:p>16408088</text:p>
          </table:table-cell>
          <table:table-cell office:value-type="float" office:value="0" calcext:value-type="float">
            <text:p>0</text:p>
          </table:table-cell>
          <table:table-cell office:value-type="float" office:value="16408088" calcext:value-type="float">
            <text:p>164080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202" calcext:value-type="float">
            <text:p>67202</text:p>
          </table:table-cell>
          <table:table-cell office:value-type="float" office:value="733" calcext:value-type="float">
            <text:p>73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5432" calcext:value-type="float">
            <text:p>161103868543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5252" calcext:value-type="float">
            <text:p>85252</text:p>
          </table:table-cell>
          <table:table-cell office:value-type="float" office:value="1554" calcext:value-type="float">
            <text:p>1554</text:p>
          </table:table-cell>
          <table:table-cell office:value-type="float" office:value="1506856" calcext:value-type="float">
            <text:p>15068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42269" calcext:value-type="float">
            <text:p>12742269</text:p>
          </table:table-cell>
          <table:table-cell office:value-type="float" office:value="46957" calcext:value-type="float">
            <text:p>46957</text:p>
          </table:table-cell>
          <table:table-cell office:value-type="float" office:value="12695312" calcext:value-type="float">
            <text:p>1269531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216" calcext:value-type="float">
            <text:p>67216</text:p>
          </table:table-cell>
          <table:table-cell office:value-type="float" office:value="630" calcext:value-type="float">
            <text:p>63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5536" calcext:value-type="float">
            <text:p>161103868553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7824" calcext:value-type="float">
            <text:p>87824</text:p>
          </table:table-cell>
          <table:table-cell office:value-type="float" office:value="1557" calcext:value-type="float">
            <text:p>1557</text:p>
          </table:table-cell>
          <table:table-cell office:value-type="float" office:value="1506920" calcext:value-type="float">
            <text:p>15069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42269" calcext:value-type="float">
            <text:p>12742269</text:p>
          </table:table-cell>
          <table:table-cell office:value-type="float" office:value="2637149" calcext:value-type="float">
            <text:p>2637149</text:p>
          </table:table-cell>
          <table:table-cell office:value-type="float" office:value="10105120" calcext:value-type="float">
            <text:p>101051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232" calcext:value-type="float">
            <text:p>67232</text:p>
          </table:table-cell>
          <table:table-cell office:value-type="float" office:value="552" calcext:value-type="float">
            <text:p>55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5640" calcext:value-type="float">
            <text:p>161103868564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860" calcext:value-type="float">
            <text:p>90860</text:p>
          </table:table-cell>
          <table:table-cell office:value-type="float" office:value="1560" calcext:value-type="float">
            <text:p>1560</text:p>
          </table:table-cell>
          <table:table-cell office:value-type="float" office:value="1506952" calcext:value-type="float">
            <text:p>15069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42269" calcext:value-type="float">
            <text:p>12742269</text:p>
          </table:table-cell>
          <table:table-cell office:value-type="float" office:value="5225149" calcext:value-type="float">
            <text:p>5225149</text:p>
          </table:table-cell>
          <table:table-cell office:value-type="float" office:value="7517120" calcext:value-type="float">
            <text:p>75171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247" calcext:value-type="float">
            <text:p>67247</text:p>
          </table:table-cell>
          <table:table-cell office:value-type="float" office:value="611" calcext:value-type="float">
            <text:p>61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5744" calcext:value-type="float">
            <text:p>161103868574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6892" calcext:value-type="float">
            <text:p>86892</text:p>
          </table:table-cell>
          <table:table-cell office:value-type="float" office:value="1556" calcext:value-type="float">
            <text:p>1556</text:p>
          </table:table-cell>
          <table:table-cell office:value-type="float" office:value="1507048" calcext:value-type="float">
            <text:p>15070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42269" calcext:value-type="float">
            <text:p>12742269</text:p>
          </table:table-cell>
          <table:table-cell office:value-type="float" office:value="2004669" calcext:value-type="float">
            <text:p>2004669</text:p>
          </table:table-cell>
          <table:table-cell office:value-type="float" office:value="10737600" calcext:value-type="float">
            <text:p>107376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261" calcext:value-type="float">
            <text:p>67261</text:p>
          </table:table-cell>
          <table:table-cell office:value-type="float" office:value="702" calcext:value-type="float">
            <text:p>70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5848" calcext:value-type="float">
            <text:p>161103868584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9736" calcext:value-type="float">
            <text:p>89736</text:p>
          </table:table-cell>
          <table:table-cell office:value-type="float" office:value="1559" calcext:value-type="float">
            <text:p>1559</text:p>
          </table:table-cell>
          <table:table-cell office:value-type="float" office:value="1507244" calcext:value-type="float">
            <text:p>1507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42269" calcext:value-type="float">
            <text:p>12742269</text:p>
          </table:table-cell>
          <table:table-cell office:value-type="float" office:value="5235365" calcext:value-type="float">
            <text:p>5235365</text:p>
          </table:table-cell>
          <table:table-cell office:value-type="float" office:value="7506904" calcext:value-type="float">
            <text:p>75069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277" calcext:value-type="float">
            <text:p>67277</text:p>
          </table:table-cell>
          <table:table-cell office:value-type="float" office:value="700" calcext:value-type="float">
            <text:p>70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5953" calcext:value-type="float">
            <text:p>161103868595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4712" calcext:value-type="float">
            <text:p>84712</text:p>
          </table:table-cell>
          <table:table-cell office:value-type="float" office:value="1554" calcext:value-type="float">
            <text:p>1554</text:p>
          </table:table-cell>
          <table:table-cell office:value-type="float" office:value="1507276" calcext:value-type="float">
            <text:p>15072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42269" calcext:value-type="float">
            <text:p>12742269</text:p>
          </table:table-cell>
          <table:table-cell office:value-type="float" office:value="33237" calcext:value-type="float">
            <text:p>33237</text:p>
          </table:table-cell>
          <table:table-cell office:value-type="float" office:value="12709032" calcext:value-type="float">
            <text:p>1270903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291" calcext:value-type="float">
            <text:p>67291</text:p>
          </table:table-cell>
          <table:table-cell office:value-type="float" office:value="617" calcext:value-type="float">
            <text:p>61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6056" calcext:value-type="float">
            <text:p>161103868605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5944" calcext:value-type="float">
            <text:p>85944</text:p>
          </table:table-cell>
          <table:table-cell office:value-type="float" office:value="1555" calcext:value-type="float">
            <text:p>1555</text:p>
          </table:table-cell>
          <table:table-cell office:value-type="float" office:value="1507348" calcext:value-type="float">
            <text:p>15073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42269" calcext:value-type="float">
            <text:p>12742269</text:p>
          </table:table-cell>
          <table:table-cell office:value-type="float" office:value="1428381" calcext:value-type="float">
            <text:p>1428381</text:p>
          </table:table-cell>
          <table:table-cell office:value-type="float" office:value="11313888" calcext:value-type="float">
            <text:p>113138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306" calcext:value-type="float">
            <text:p>67306</text:p>
          </table:table-cell>
          <table:table-cell office:value-type="float" office:value="641" calcext:value-type="float">
            <text:p>64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6161" calcext:value-type="float">
            <text:p>161103868616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4912" calcext:value-type="float">
            <text:p>84912</text:p>
          </table:table-cell>
          <table:table-cell office:value-type="float" office:value="1554" calcext:value-type="float">
            <text:p>1554</text:p>
          </table:table-cell>
          <table:table-cell office:value-type="float" office:value="1507412" calcext:value-type="float">
            <text:p>15074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42269" calcext:value-type="float">
            <text:p>12742269</text:p>
          </table:table-cell>
          <table:table-cell office:value-type="float" office:value="313461" calcext:value-type="float">
            <text:p>313461</text:p>
          </table:table-cell>
          <table:table-cell office:value-type="float" office:value="12428808" calcext:value-type="float">
            <text:p>124288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321" calcext:value-type="float">
            <text:p>67321</text:p>
          </table:table-cell>
          <table:table-cell office:value-type="float" office:value="639" calcext:value-type="float">
            <text:p>63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6264" calcext:value-type="float">
            <text:p>161103868626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6296" calcext:value-type="float">
            <text:p>86296</text:p>
          </table:table-cell>
          <table:table-cell office:value-type="float" office:value="1556" calcext:value-type="float">
            <text:p>1556</text:p>
          </table:table-cell>
          <table:table-cell office:value-type="float" office:value="1507444" calcext:value-type="float">
            <text:p>15074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528312" calcext:value-type="float">
            <text:p>13528312</text:p>
          </table:table-cell>
          <table:table-cell office:value-type="float" office:value="0" calcext:value-type="float">
            <text:p>0</text:p>
          </table:table-cell>
          <table:table-cell office:value-type="float" office:value="13528312" calcext:value-type="float">
            <text:p>1352831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336" calcext:value-type="float">
            <text:p>67336</text:p>
          </table:table-cell>
          <table:table-cell office:value-type="float" office:value="732" calcext:value-type="float">
            <text:p>73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6371" calcext:value-type="float">
            <text:p>161103868637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4232" calcext:value-type="float">
            <text:p>84232</text:p>
          </table:table-cell>
          <table:table-cell office:value-type="float" office:value="1554" calcext:value-type="float">
            <text:p>1554</text:p>
          </table:table-cell>
          <table:table-cell office:value-type="float" office:value="1507500" calcext:value-type="float">
            <text:p>15075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42269" calcext:value-type="float">
            <text:p>12742269</text:p>
          </table:table-cell>
          <table:table-cell office:value-type="float" office:value="91333" calcext:value-type="float">
            <text:p>91333</text:p>
          </table:table-cell>
          <table:table-cell office:value-type="float" office:value="12650936" calcext:value-type="float">
            <text:p>1265093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352" calcext:value-type="float">
            <text:p>67352</text:p>
          </table:table-cell>
          <table:table-cell office:value-type="float" office:value="640" calcext:value-type="float">
            <text:p>64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6475" calcext:value-type="float">
            <text:p>161103868647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5756" calcext:value-type="float">
            <text:p>85756</text:p>
          </table:table-cell>
          <table:table-cell office:value-type="float" office:value="1555" calcext:value-type="float">
            <text:p>1555</text:p>
          </table:table-cell>
          <table:table-cell office:value-type="float" office:value="1507532" calcext:value-type="float">
            <text:p>15075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42269" calcext:value-type="float">
            <text:p>12742269</text:p>
          </table:table-cell>
          <table:table-cell office:value-type="float" office:value="1748877" calcext:value-type="float">
            <text:p>1748877</text:p>
          </table:table-cell>
          <table:table-cell office:value-type="float" office:value="10993392" calcext:value-type="float">
            <text:p>109933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368" calcext:value-type="float">
            <text:p>67368</text:p>
          </table:table-cell>
          <table:table-cell office:value-type="float" office:value="649" calcext:value-type="float">
            <text:p>64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6579" calcext:value-type="float">
            <text:p>161103868657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3344" calcext:value-type="float">
            <text:p>83344</text:p>
          </table:table-cell>
          <table:table-cell office:value-type="float" office:value="1553" calcext:value-type="float">
            <text:p>1553</text:p>
          </table:table-cell>
          <table:table-cell office:value-type="float" office:value="1507532" calcext:value-type="float">
            <text:p>15075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807256" calcext:value-type="float">
            <text:p>12807256</text:p>
          </table:table-cell>
          <table:table-cell office:value-type="float" office:value="0" calcext:value-type="float">
            <text:p>0</text:p>
          </table:table-cell>
          <table:table-cell office:value-type="float" office:value="12807256" calcext:value-type="float">
            <text:p>1280725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385" calcext:value-type="float">
            <text:p>67385</text:p>
          </table:table-cell>
          <table:table-cell office:value-type="float" office:value="678" calcext:value-type="float">
            <text:p>67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6682" calcext:value-type="float">
            <text:p>161103868668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8208" calcext:value-type="float">
            <text:p>88208</text:p>
          </table:table-cell>
          <table:table-cell office:value-type="float" office:value="1558" calcext:value-type="float">
            <text:p>1558</text:p>
          </table:table-cell>
          <table:table-cell office:value-type="float" office:value="1507596" calcext:value-type="float">
            <text:p>15075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25005" calcext:value-type="float">
            <text:p>10525005</text:p>
          </table:table-cell>
          <table:table-cell office:value-type="float" office:value="2473125" calcext:value-type="float">
            <text:p>2473125</text:p>
          </table:table-cell>
          <table:table-cell office:value-type="float" office:value="8051880" calcext:value-type="float">
            <text:p>805188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402" calcext:value-type="float">
            <text:p>67402</text:p>
          </table:table-cell>
          <table:table-cell office:value-type="float" office:value="675" calcext:value-type="float">
            <text:p>67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6786" calcext:value-type="float">
            <text:p>161103868678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9696" calcext:value-type="float">
            <text:p>89696</text:p>
          </table:table-cell>
          <table:table-cell office:value-type="float" office:value="1559" calcext:value-type="float">
            <text:p>1559</text:p>
          </table:table-cell>
          <table:table-cell office:value-type="float" office:value="1507628" calcext:value-type="float">
            <text:p>15076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25005" calcext:value-type="float">
            <text:p>10525005</text:p>
          </table:table-cell>
          <table:table-cell office:value-type="float" office:value="3871909" calcext:value-type="float">
            <text:p>3871909</text:p>
          </table:table-cell>
          <table:table-cell office:value-type="float" office:value="6653096" calcext:value-type="float">
            <text:p>665309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417" calcext:value-type="float">
            <text:p>67417</text:p>
          </table:table-cell>
          <table:table-cell office:value-type="float" office:value="650" calcext:value-type="float">
            <text:p>650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6890" calcext:value-type="float">
            <text:p>161103868689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500" calcext:value-type="float">
            <text:p>90500</text:p>
          </table:table-cell>
          <table:table-cell office:value-type="float" office:value="1560" calcext:value-type="float">
            <text:p>1560</text:p>
          </table:table-cell>
          <table:table-cell office:value-type="float" office:value="1507660" calcext:value-type="float">
            <text:p>15076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25005" calcext:value-type="float">
            <text:p>10525005</text:p>
          </table:table-cell>
          <table:table-cell office:value-type="float" office:value="4360789" calcext:value-type="float">
            <text:p>4360789</text:p>
          </table:table-cell>
          <table:table-cell office:value-type="float" office:value="6164216" calcext:value-type="float">
            <text:p>61642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431" calcext:value-type="float">
            <text:p>67431</text:p>
          </table:table-cell>
          <table:table-cell office:value-type="float" office:value="601" calcext:value-type="float">
            <text:p>601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6994" calcext:value-type="float">
            <text:p>161103868699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6012" calcext:value-type="float">
            <text:p>86012</text:p>
          </table:table-cell>
          <table:table-cell office:value-type="float" office:value="1556" calcext:value-type="float">
            <text:p>1556</text:p>
          </table:table-cell>
          <table:table-cell office:value-type="float" office:value="1507692" calcext:value-type="float">
            <text:p>15076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25005" calcext:value-type="float">
            <text:p>10525005</text:p>
          </table:table-cell>
          <table:table-cell office:value-type="float" office:value="84381" calcext:value-type="float">
            <text:p>84381</text:p>
          </table:table-cell>
          <table:table-cell office:value-type="float" office:value="10440624" calcext:value-type="float">
            <text:p>1044062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443" calcext:value-type="float">
            <text:p>67443</text:p>
          </table:table-cell>
          <table:table-cell office:value-type="float" office:value="615" calcext:value-type="float">
            <text:p>61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7097" calcext:value-type="float">
            <text:p>161103868709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7344" calcext:value-type="float">
            <text:p>87344</text:p>
          </table:table-cell>
          <table:table-cell office:value-type="float" office:value="1557" calcext:value-type="float">
            <text:p>1557</text:p>
          </table:table-cell>
          <table:table-cell office:value-type="float" office:value="1507724" calcext:value-type="float">
            <text:p>15077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25005" calcext:value-type="float">
            <text:p>10525005</text:p>
          </table:table-cell>
          <table:table-cell office:value-type="float" office:value="1738573" calcext:value-type="float">
            <text:p>1738573</text:p>
          </table:table-cell>
          <table:table-cell office:value-type="float" office:value="8786432" calcext:value-type="float">
            <text:p>878643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458" calcext:value-type="float">
            <text:p>67458</text:p>
          </table:table-cell>
          <table:table-cell office:value-type="float" office:value="613" calcext:value-type="float">
            <text:p>613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7201" calcext:value-type="float">
            <text:p>16110386872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6792" calcext:value-type="float">
            <text:p>86792</text:p>
          </table:table-cell>
          <table:table-cell office:value-type="float" office:value="1556" calcext:value-type="float">
            <text:p>1556</text:p>
          </table:table-cell>
          <table:table-cell office:value-type="float" office:value="1507788" calcext:value-type="float">
            <text:p>15077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25005" calcext:value-type="float">
            <text:p>10525005</text:p>
          </table:table-cell>
          <table:table-cell office:value-type="float" office:value="1279205" calcext:value-type="float">
            <text:p>1279205</text:p>
          </table:table-cell>
          <table:table-cell office:value-type="float" office:value="9245800" calcext:value-type="float">
            <text:p>92458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473" calcext:value-type="float">
            <text:p>67473</text:p>
          </table:table-cell>
          <table:table-cell office:value-type="float" office:value="579" calcext:value-type="float">
            <text:p>57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7306" calcext:value-type="float">
            <text:p>161103868730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6676" calcext:value-type="float">
            <text:p>86676</text:p>
          </table:table-cell>
          <table:table-cell office:value-type="float" office:value="1557" calcext:value-type="float">
            <text:p>1557</text:p>
          </table:table-cell>
          <table:table-cell office:value-type="float" office:value="1507788" calcext:value-type="float">
            <text:p>15077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25005" calcext:value-type="float">
            <text:p>10525005</text:p>
          </table:table-cell>
          <table:table-cell office:value-type="float" office:value="1271197" calcext:value-type="float">
            <text:p>1271197</text:p>
          </table:table-cell>
          <table:table-cell office:value-type="float" office:value="9253808" calcext:value-type="float">
            <text:p>92538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487" calcext:value-type="float">
            <text:p>67487</text:p>
          </table:table-cell>
          <table:table-cell office:value-type="float" office:value="547" calcext:value-type="float">
            <text:p>54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7411" calcext:value-type="float">
            <text:p>161103868741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5628" calcext:value-type="float">
            <text:p>85628</text:p>
          </table:table-cell>
          <table:table-cell office:value-type="float" office:value="1555" calcext:value-type="float">
            <text:p>1555</text:p>
          </table:table-cell>
          <table:table-cell office:value-type="float" office:value="1507820" calcext:value-type="float">
            <text:p>15078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25005" calcext:value-type="float">
            <text:p>10525005</text:p>
          </table:table-cell>
          <table:table-cell office:value-type="float" office:value="259141" calcext:value-type="float">
            <text:p>259141</text:p>
          </table:table-cell>
          <table:table-cell office:value-type="float" office:value="10265864" calcext:value-type="float">
            <text:p>1026586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501" calcext:value-type="float">
            <text:p>67501</text:p>
          </table:table-cell>
          <table:table-cell office:value-type="float" office:value="608" calcext:value-type="float">
            <text:p>608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7515" calcext:value-type="float">
            <text:p>161103868751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5968" calcext:value-type="float">
            <text:p>85968</text:p>
          </table:table-cell>
          <table:table-cell office:value-type="float" office:value="1556" calcext:value-type="float">
            <text:p>1556</text:p>
          </table:table-cell>
          <table:table-cell office:value-type="float" office:value="1507852" calcext:value-type="float">
            <text:p>15078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25005" calcext:value-type="float">
            <text:p>10525005</text:p>
          </table:table-cell>
          <table:table-cell office:value-type="float" office:value="855077" calcext:value-type="float">
            <text:p>855077</text:p>
          </table:table-cell>
          <table:table-cell office:value-type="float" office:value="9669928" calcext:value-type="float">
            <text:p>96699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514" calcext:value-type="float">
            <text:p>67514</text:p>
          </table:table-cell>
          <table:table-cell office:value-type="float" office:value="632" calcext:value-type="float">
            <text:p>63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7618" calcext:value-type="float">
            <text:p>161103868761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7052" calcext:value-type="float">
            <text:p>87052</text:p>
          </table:table-cell>
          <table:table-cell office:value-type="float" office:value="1557" calcext:value-type="float">
            <text:p>1557</text:p>
          </table:table-cell>
          <table:table-cell office:value-type="float" office:value="1507884" calcext:value-type="float">
            <text:p>15078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25005" calcext:value-type="float">
            <text:p>10525005</text:p>
          </table:table-cell>
          <table:table-cell office:value-type="float" office:value="2001589" calcext:value-type="float">
            <text:p>2001589</text:p>
          </table:table-cell>
          <table:table-cell office:value-type="float" office:value="8523416" calcext:value-type="float">
            <text:p>85234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528" calcext:value-type="float">
            <text:p>67528</text:p>
          </table:table-cell>
          <table:table-cell office:value-type="float" office:value="642" calcext:value-type="float">
            <text:p>64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7723" calcext:value-type="float">
            <text:p>161103868772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6128" calcext:value-type="float">
            <text:p>86128</text:p>
          </table:table-cell>
          <table:table-cell office:value-type="float" office:value="1556" calcext:value-type="float">
            <text:p>1556</text:p>
          </table:table-cell>
          <table:table-cell office:value-type="float" office:value="1507916" calcext:value-type="float">
            <text:p>15079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25005" calcext:value-type="float">
            <text:p>10525005</text:p>
          </table:table-cell>
          <table:table-cell office:value-type="float" office:value="1088989" calcext:value-type="float">
            <text:p>1088989</text:p>
          </table:table-cell>
          <table:table-cell office:value-type="float" office:value="9436016" calcext:value-type="float">
            <text:p>94360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541" calcext:value-type="float">
            <text:p>67541</text:p>
          </table:table-cell>
          <table:table-cell office:value-type="float" office:value="637" calcext:value-type="float">
            <text:p>63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7828" calcext:value-type="float">
            <text:p>161103868782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6940" calcext:value-type="float">
            <text:p>86940</text:p>
          </table:table-cell>
          <table:table-cell office:value-type="float" office:value="1557" calcext:value-type="float">
            <text:p>1557</text:p>
          </table:table-cell>
          <table:table-cell office:value-type="float" office:value="1507948" calcext:value-type="float">
            <text:p>15079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25005" calcext:value-type="float">
            <text:p>10525005</text:p>
          </table:table-cell>
          <table:table-cell office:value-type="float" office:value="2112549" calcext:value-type="float">
            <text:p>2112549</text:p>
          </table:table-cell>
          <table:table-cell office:value-type="float" office:value="8412456" calcext:value-type="float">
            <text:p>841245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554" calcext:value-type="float">
            <text:p>67554</text:p>
          </table:table-cell>
          <table:table-cell office:value-type="float" office:value="585" calcext:value-type="float">
            <text:p>585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7931" calcext:value-type="float">
            <text:p>161103868793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7668" calcext:value-type="float">
            <text:p>87668</text:p>
          </table:table-cell>
          <table:table-cell office:value-type="float" office:value="1558" calcext:value-type="float">
            <text:p>1558</text:p>
          </table:table-cell>
          <table:table-cell office:value-type="float" office:value="1507980" calcext:value-type="float">
            <text:p>1507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25005" calcext:value-type="float">
            <text:p>10525005</text:p>
          </table:table-cell>
          <table:table-cell office:value-type="float" office:value="1753157" calcext:value-type="float">
            <text:p>1753157</text:p>
          </table:table-cell>
          <table:table-cell office:value-type="float" office:value="8771848" calcext:value-type="float">
            <text:p>877184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567" calcext:value-type="float">
            <text:p>67567</text:p>
          </table:table-cell>
          <table:table-cell office:value-type="float" office:value="602" calcext:value-type="float">
            <text:p>60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8036" calcext:value-type="float">
            <text:p>161103868803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6356" calcext:value-type="float">
            <text:p>86356</text:p>
          </table:table-cell>
          <table:table-cell office:value-type="float" office:value="1557" calcext:value-type="float">
            <text:p>1557</text:p>
          </table:table-cell>
          <table:table-cell office:value-type="float" office:value="1508012" calcext:value-type="float">
            <text:p>1508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25005" calcext:value-type="float">
            <text:p>10525005</text:p>
          </table:table-cell>
          <table:table-cell office:value-type="float" office:value="612493" calcext:value-type="float">
            <text:p>612493</text:p>
          </table:table-cell>
          <table:table-cell office:value-type="float" office:value="9912512" calcext:value-type="float">
            <text:p>991251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578" calcext:value-type="float">
            <text:p>67578</text:p>
          </table:table-cell>
          <table:table-cell office:value-type="float" office:value="592" calcext:value-type="float">
            <text:p>592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8139" calcext:value-type="float">
            <text:p>161103868813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7340" calcext:value-type="float">
            <text:p>87340</text:p>
          </table:table-cell>
          <table:table-cell office:value-type="float" office:value="1557" calcext:value-type="float">
            <text:p>1557</text:p>
          </table:table-cell>
          <table:table-cell office:value-type="float" office:value="1508044" calcext:value-type="float">
            <text:p>15080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25005" calcext:value-type="float">
            <text:p>10525005</text:p>
          </table:table-cell>
          <table:table-cell office:value-type="float" office:value="1657253" calcext:value-type="float">
            <text:p>1657253</text:p>
          </table:table-cell>
          <table:table-cell office:value-type="float" office:value="8867752" calcext:value-type="float">
            <text:p>88677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590" calcext:value-type="float">
            <text:p>67590</text:p>
          </table:table-cell>
          <table:table-cell office:value-type="float" office:value="579" calcext:value-type="float">
            <text:p>579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8244" calcext:value-type="float">
            <text:p>161103868824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6968" calcext:value-type="float">
            <text:p>86968</text:p>
          </table:table-cell>
          <table:table-cell office:value-type="float" office:value="1557" calcext:value-type="float">
            <text:p>1557</text:p>
          </table:table-cell>
          <table:table-cell office:value-type="float" office:value="1508076" calcext:value-type="float">
            <text:p>15080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25005" calcext:value-type="float">
            <text:p>10525005</text:p>
          </table:table-cell>
          <table:table-cell office:value-type="float" office:value="1157541" calcext:value-type="float">
            <text:p>1157541</text:p>
          </table:table-cell>
          <table:table-cell office:value-type="float" office:value="9367464" calcext:value-type="float">
            <text:p>936746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67600" calcext:value-type="float">
            <text:p>67600</text:p>
          </table:table-cell>
          <table:table-cell office:value-type="float" office:value="607" calcext:value-type="float">
            <text:p>607</text:p>
          </table:table-cell>
          <table:table-cell office:value-type="float" office:value="3831" calcext:value-type="float">
            <text:p>3831</text:p>
          </table:table-cell>
          <table:table-cell office:value-type="float" office:value="1611038688348" calcext:value-type="float">
            <text:p>161103868834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1720" calcext:value-type="float">
            <text:p>61720</text:p>
          </table:table-cell>
          <table:table-cell office:value-type="float" office:value="1550" calcext:value-type="float">
            <text:p>1550</text:p>
          </table:table-cell>
          <table:table-cell office:value-type="float" office:value="1525524" calcext:value-type="float">
            <text:p>15255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527256" calcext:value-type="float">
            <text:p>12527256</text:p>
          </table:table-cell>
          <table:table-cell office:value-type="float" office:value="0" calcext:value-type="float">
            <text:p>0</text:p>
          </table:table-cell>
          <table:table-cell office:value-type="float" office:value="12527256" calcext:value-type="float">
            <text:p>1252725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0854" calcext:value-type="float">
            <text:p>70854</text:p>
          </table:table-cell>
          <table:table-cell office:value-type="float" office:value="579" calcext:value-type="float">
            <text:p>579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0969" calcext:value-type="float">
            <text:p>161103871096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9876" calcext:value-type="float">
            <text:p>59876</text:p>
          </table:table-cell>
          <table:table-cell office:value-type="float" office:value="1548" calcext:value-type="float">
            <text:p>1548</text:p>
          </table:table-cell>
          <table:table-cell office:value-type="float" office:value="1525728" calcext:value-type="float">
            <text:p>15257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079936" calcext:value-type="float">
            <text:p>10079936</text:p>
          </table:table-cell>
          <table:table-cell office:value-type="float" office:value="0" calcext:value-type="float">
            <text:p>0</text:p>
          </table:table-cell>
          <table:table-cell office:value-type="float" office:value="10079936" calcext:value-type="float">
            <text:p>1007993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0872" calcext:value-type="float">
            <text:p>70872</text:p>
          </table:table-cell>
          <table:table-cell office:value-type="float" office:value="665" calcext:value-type="float">
            <text:p>665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1072" calcext:value-type="float">
            <text:p>161103871107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9900" calcext:value-type="float">
            <text:p>59900</text:p>
          </table:table-cell>
          <table:table-cell office:value-type="float" office:value="1548" calcext:value-type="float">
            <text:p>1548</text:p>
          </table:table-cell>
          <table:table-cell office:value-type="float" office:value="1525760" calcext:value-type="float">
            <text:p>15257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017080" calcext:value-type="float">
            <text:p>10017080</text:p>
          </table:table-cell>
          <table:table-cell office:value-type="float" office:value="0" calcext:value-type="float">
            <text:p>0</text:p>
          </table:table-cell>
          <table:table-cell office:value-type="float" office:value="10017080" calcext:value-type="float">
            <text:p>10017080</text:p>
          </table:table-cell>
          <table:table-cell office:value-type="float" office:value="8" calcext:value-type="float">
            <text:p>8</text:p>
          </table:table-cell>
          <table:table-cell office:value-type="float" office:value="2208000" calcext:value-type="float">
            <text:p>2208000</text:p>
          </table:table-cell>
          <table:table-cell office:value-type="float" office:value="70890" calcext:value-type="float">
            <text:p>70890</text:p>
          </table:table-cell>
          <table:table-cell office:value-type="float" office:value="704" calcext:value-type="float">
            <text:p>704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1176" calcext:value-type="float">
            <text:p>161103871117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8992" calcext:value-type="float">
            <text:p>58992</text:p>
          </table:table-cell>
          <table:table-cell office:value-type="float" office:value="1547" calcext:value-type="float">
            <text:p>1547</text:p>
          </table:table-cell>
          <table:table-cell office:value-type="float" office:value="1525796" calcext:value-type="float">
            <text:p>15257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279952" calcext:value-type="float">
            <text:p>10279952</text:p>
          </table:table-cell>
          <table:table-cell office:value-type="float" office:value="0" calcext:value-type="float">
            <text:p>0</text:p>
          </table:table-cell>
          <table:table-cell office:value-type="float" office:value="10279952" calcext:value-type="float">
            <text:p>102799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0907" calcext:value-type="float">
            <text:p>70907</text:p>
          </table:table-cell>
          <table:table-cell office:value-type="float" office:value="674" calcext:value-type="float">
            <text:p>674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1280" calcext:value-type="float">
            <text:p>161103871128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1612" calcext:value-type="float">
            <text:p>81612</text:p>
          </table:table-cell>
          <table:table-cell office:value-type="float" office:value="1565" calcext:value-type="float">
            <text:p>1565</text:p>
          </table:table-cell>
          <table:table-cell office:value-type="float" office:value="1517168" calcext:value-type="float">
            <text:p>15171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678429" calcext:value-type="float">
            <text:p>9678429</text:p>
          </table:table-cell>
          <table:table-cell office:value-type="float" office:value="2660525" calcext:value-type="float">
            <text:p>2660525</text:p>
          </table:table-cell>
          <table:table-cell office:value-type="float" office:value="7017904" calcext:value-type="float">
            <text:p>70179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0925" calcext:value-type="float">
            <text:p>70925</text:p>
          </table:table-cell>
          <table:table-cell office:value-type="float" office:value="704" calcext:value-type="float">
            <text:p>704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1383" calcext:value-type="float">
            <text:p>161103871138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4780" calcext:value-type="float">
            <text:p>84780</text:p>
          </table:table-cell>
          <table:table-cell office:value-type="float" office:value="1564" calcext:value-type="float">
            <text:p>1564</text:p>
          </table:table-cell>
          <table:table-cell office:value-type="float" office:value="1517332" calcext:value-type="float">
            <text:p>15173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465240" calcext:value-type="float">
            <text:p>10465240</text:p>
          </table:table-cell>
          <table:table-cell office:value-type="float" office:value="0" calcext:value-type="float">
            <text:p>0</text:p>
          </table:table-cell>
          <table:table-cell office:value-type="float" office:value="10465240" calcext:value-type="float">
            <text:p>104652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0942" calcext:value-type="float">
            <text:p>70942</text:p>
          </table:table-cell>
          <table:table-cell office:value-type="float" office:value="855" calcext:value-type="float">
            <text:p>855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1486" calcext:value-type="float">
            <text:p>161103871148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1524" calcext:value-type="float">
            <text:p>81524</text:p>
          </table:table-cell>
          <table:table-cell office:value-type="float" office:value="1561" calcext:value-type="float">
            <text:p>1561</text:p>
          </table:table-cell>
          <table:table-cell office:value-type="float" office:value="1517668" calcext:value-type="float">
            <text:p>15176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604496" calcext:value-type="float">
            <text:p>13604496</text:p>
          </table:table-cell>
          <table:table-cell office:value-type="float" office:value="0" calcext:value-type="float">
            <text:p>0</text:p>
          </table:table-cell>
          <table:table-cell office:value-type="float" office:value="13604496" calcext:value-type="float">
            <text:p>136044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0960" calcext:value-type="float">
            <text:p>70960</text:p>
          </table:table-cell>
          <table:table-cell office:value-type="float" office:value="753" calcext:value-type="float">
            <text:p>753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1595" calcext:value-type="float">
            <text:p>161103871159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9380" calcext:value-type="float">
            <text:p>99380</text:p>
          </table:table-cell>
          <table:table-cell office:value-type="float" office:value="1579" calcext:value-type="float">
            <text:p>1579</text:p>
          </table:table-cell>
          <table:table-cell office:value-type="float" office:value="1518032" calcext:value-type="float">
            <text:p>15180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450701" calcext:value-type="float">
            <text:p>13450701</text:p>
          </table:table-cell>
          <table:table-cell office:value-type="float" office:value="3590493" calcext:value-type="float">
            <text:p>3590493</text:p>
          </table:table-cell>
          <table:table-cell office:value-type="float" office:value="9860208" calcext:value-type="float">
            <text:p>98602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0976" calcext:value-type="float">
            <text:p>70976</text:p>
          </table:table-cell>
          <table:table-cell office:value-type="float" office:value="761" calcext:value-type="float">
            <text:p>761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1698" calcext:value-type="float">
            <text:p>161103871169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128" calcext:value-type="float">
            <text:p>95128</text:p>
          </table:table-cell>
          <table:table-cell office:value-type="float" office:value="1575" calcext:value-type="float">
            <text:p>1575</text:p>
          </table:table-cell>
          <table:table-cell office:value-type="float" office:value="1518288" calcext:value-type="float">
            <text:p>15182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450701" calcext:value-type="float">
            <text:p>13450701</text:p>
          </table:table-cell>
          <table:table-cell office:value-type="float" office:value="25693" calcext:value-type="float">
            <text:p>25693</text:p>
          </table:table-cell>
          <table:table-cell office:value-type="float" office:value="13425008" calcext:value-type="float">
            <text:p>134250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0993" calcext:value-type="float">
            <text:p>70993</text:p>
          </table:table-cell>
          <table:table-cell office:value-type="float" office:value="763" calcext:value-type="float">
            <text:p>763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1808" calcext:value-type="float">
            <text:p>161103871180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268" calcext:value-type="float">
            <text:p>94268</text:p>
          </table:table-cell>
          <table:table-cell office:value-type="float" office:value="1574" calcext:value-type="float">
            <text:p>1574</text:p>
          </table:table-cell>
          <table:table-cell office:value-type="float" office:value="1518496" calcext:value-type="float">
            <text:p>15184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450701" calcext:value-type="float">
            <text:p>13450701</text:p>
          </table:table-cell>
          <table:table-cell office:value-type="float" office:value="129885" calcext:value-type="float">
            <text:p>129885</text:p>
          </table:table-cell>
          <table:table-cell office:value-type="float" office:value="13320816" calcext:value-type="float">
            <text:p>133208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008" calcext:value-type="float">
            <text:p>71008</text:p>
          </table:table-cell>
          <table:table-cell office:value-type="float" office:value="833" calcext:value-type="float">
            <text:p>833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1911" calcext:value-type="float">
            <text:p>161103871191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060" calcext:value-type="float">
            <text:p>95060</text:p>
          </table:table-cell>
          <table:table-cell office:value-type="float" office:value="1575" calcext:value-type="float">
            <text:p>1575</text:p>
          </table:table-cell>
          <table:table-cell office:value-type="float" office:value="1518816" calcext:value-type="float">
            <text:p>15188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694879" calcext:value-type="float">
            <text:p>12694879</text:p>
          </table:table-cell>
          <table:table-cell office:value-type="float" office:value="2108735" calcext:value-type="float">
            <text:p>2108735</text:p>
          </table:table-cell>
          <table:table-cell office:value-type="float" office:value="10586144" calcext:value-type="float">
            <text:p>1058614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025" calcext:value-type="float">
            <text:p>71025</text:p>
          </table:table-cell>
          <table:table-cell office:value-type="float" office:value="799" calcext:value-type="float">
            <text:p>799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2015" calcext:value-type="float">
            <text:p>161103871201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252" calcext:value-type="float">
            <text:p>90252</text:p>
          </table:table-cell>
          <table:table-cell office:value-type="float" office:value="1571" calcext:value-type="float">
            <text:p>1571</text:p>
          </table:table-cell>
          <table:table-cell office:value-type="float" office:value="1519080" calcext:value-type="float">
            <text:p>15190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448640" calcext:value-type="float">
            <text:p>14448640</text:p>
          </table:table-cell>
          <table:table-cell office:value-type="float" office:value="0" calcext:value-type="float">
            <text:p>0</text:p>
          </table:table-cell>
          <table:table-cell office:value-type="float" office:value="14448640" calcext:value-type="float">
            <text:p>14448640</text:p>
          </table:table-cell>
          <table:table-cell office:value-type="float" office:value="8" calcext:value-type="float">
            <text:p>8</text:p>
          </table:table-cell>
          <table:table-cell office:value-type="float" office:value="1996800" calcext:value-type="float">
            <text:p>1996800</text:p>
          </table:table-cell>
          <table:table-cell office:value-type="float" office:value="71041" calcext:value-type="float">
            <text:p>71041</text:p>
          </table:table-cell>
          <table:table-cell office:value-type="float" office:value="774" calcext:value-type="float">
            <text:p>774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2118" calcext:value-type="float">
            <text:p>161103871211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620" calcext:value-type="float">
            <text:p>93620</text:p>
          </table:table-cell>
          <table:table-cell office:value-type="float" office:value="1574" calcext:value-type="float">
            <text:p>1574</text:p>
          </table:table-cell>
          <table:table-cell office:value-type="float" office:value="1519284" calcext:value-type="float">
            <text:p>1519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694879" calcext:value-type="float">
            <text:p>12694879</text:p>
          </table:table-cell>
          <table:table-cell office:value-type="float" office:value="2819079" calcext:value-type="float">
            <text:p>2819079</text:p>
          </table:table-cell>
          <table:table-cell office:value-type="float" office:value="9875800" calcext:value-type="float">
            <text:p>98758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057" calcext:value-type="float">
            <text:p>71057</text:p>
          </table:table-cell>
          <table:table-cell office:value-type="float" office:value="840" calcext:value-type="float">
            <text:p>840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2222" calcext:value-type="float">
            <text:p>161103871222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260" calcext:value-type="float">
            <text:p>94260</text:p>
          </table:table-cell>
          <table:table-cell office:value-type="float" office:value="1575" calcext:value-type="float">
            <text:p>1575</text:p>
          </table:table-cell>
          <table:table-cell office:value-type="float" office:value="1519284" calcext:value-type="float">
            <text:p>1519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499712" calcext:value-type="float">
            <text:p>14499712</text:p>
          </table:table-cell>
          <table:table-cell office:value-type="float" office:value="0" calcext:value-type="float">
            <text:p>0</text:p>
          </table:table-cell>
          <table:table-cell office:value-type="float" office:value="14499712" calcext:value-type="float">
            <text:p>1449971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072" calcext:value-type="float">
            <text:p>71072</text:p>
          </table:table-cell>
          <table:table-cell office:value-type="float" office:value="599" calcext:value-type="float">
            <text:p>599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2328" calcext:value-type="float">
            <text:p>161103871232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856" calcext:value-type="float">
            <text:p>91856</text:p>
          </table:table-cell>
          <table:table-cell office:value-type="float" office:value="1572" calcext:value-type="float">
            <text:p>1572</text:p>
          </table:table-cell>
          <table:table-cell office:value-type="float" office:value="1519376" calcext:value-type="float">
            <text:p>15193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694879" calcext:value-type="float">
            <text:p>12694879</text:p>
          </table:table-cell>
          <table:table-cell office:value-type="float" office:value="1307199" calcext:value-type="float">
            <text:p>1307199</text:p>
          </table:table-cell>
          <table:table-cell office:value-type="float" office:value="11387680" calcext:value-type="float">
            <text:p>1138768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087" calcext:value-type="float">
            <text:p>71087</text:p>
          </table:table-cell>
          <table:table-cell office:value-type="float" office:value="628" calcext:value-type="float">
            <text:p>628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2431" calcext:value-type="float">
            <text:p>161103871243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9376" calcext:value-type="float">
            <text:p>89376</text:p>
          </table:table-cell>
          <table:table-cell office:value-type="float" office:value="1571" calcext:value-type="float">
            <text:p>1571</text:p>
          </table:table-cell>
          <table:table-cell office:value-type="float" office:value="1519436" calcext:value-type="float">
            <text:p>15194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151744" calcext:value-type="float">
            <text:p>13151744</text:p>
          </table:table-cell>
          <table:table-cell office:value-type="float" office:value="0" calcext:value-type="float">
            <text:p>0</text:p>
          </table:table-cell>
          <table:table-cell office:value-type="float" office:value="13151744" calcext:value-type="float">
            <text:p>1315174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102" calcext:value-type="float">
            <text:p>71102</text:p>
          </table:table-cell>
          <table:table-cell office:value-type="float" office:value="715" calcext:value-type="float">
            <text:p>715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2534" calcext:value-type="float">
            <text:p>161103871253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288" calcext:value-type="float">
            <text:p>92288</text:p>
          </table:table-cell>
          <table:table-cell office:value-type="float" office:value="1573" calcext:value-type="float">
            <text:p>1573</text:p>
          </table:table-cell>
          <table:table-cell office:value-type="float" office:value="1519496" calcext:value-type="float">
            <text:p>15194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694879" calcext:value-type="float">
            <text:p>12694879</text:p>
          </table:table-cell>
          <table:table-cell office:value-type="float" office:value="4056975" calcext:value-type="float">
            <text:p>4056975</text:p>
          </table:table-cell>
          <table:table-cell office:value-type="float" office:value="8637904" calcext:value-type="float">
            <text:p>86379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118" calcext:value-type="float">
            <text:p>71118</text:p>
          </table:table-cell>
          <table:table-cell office:value-type="float" office:value="825" calcext:value-type="float">
            <text:p>825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2637" calcext:value-type="float">
            <text:p>161103871263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8816" calcext:value-type="float">
            <text:p>88816</text:p>
          </table:table-cell>
          <table:table-cell office:value-type="float" office:value="1570" calcext:value-type="float">
            <text:p>1570</text:p>
          </table:table-cell>
          <table:table-cell office:value-type="float" office:value="1519560" calcext:value-type="float">
            <text:p>1519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694879" calcext:value-type="float">
            <text:p>12694879</text:p>
          </table:table-cell>
          <table:table-cell office:value-type="float" office:value="622799" calcext:value-type="float">
            <text:p>622799</text:p>
          </table:table-cell>
          <table:table-cell office:value-type="float" office:value="12072080" calcext:value-type="float">
            <text:p>1207208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134" calcext:value-type="float">
            <text:p>71134</text:p>
          </table:table-cell>
          <table:table-cell office:value-type="float" office:value="689" calcext:value-type="float">
            <text:p>689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2741" calcext:value-type="float">
            <text:p>161103871274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760" calcext:value-type="float">
            <text:p>91760</text:p>
          </table:table-cell>
          <table:table-cell office:value-type="float" office:value="1573" calcext:value-type="float">
            <text:p>1573</text:p>
          </table:table-cell>
          <table:table-cell office:value-type="float" office:value="1519592" calcext:value-type="float">
            <text:p>15195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694879" calcext:value-type="float">
            <text:p>12694879</text:p>
          </table:table-cell>
          <table:table-cell office:value-type="float" office:value="3956951" calcext:value-type="float">
            <text:p>3956951</text:p>
          </table:table-cell>
          <table:table-cell office:value-type="float" office:value="8737928" calcext:value-type="float">
            <text:p>87379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151" calcext:value-type="float">
            <text:p>71151</text:p>
          </table:table-cell>
          <table:table-cell office:value-type="float" office:value="707" calcext:value-type="float">
            <text:p>707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2845" calcext:value-type="float">
            <text:p>161103871284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6552" calcext:value-type="float">
            <text:p>86552</text:p>
          </table:table-cell>
          <table:table-cell office:value-type="float" office:value="1568" calcext:value-type="float">
            <text:p>1568</text:p>
          </table:table-cell>
          <table:table-cell office:value-type="float" office:value="1519624" calcext:value-type="float">
            <text:p>15196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468792" calcext:value-type="float">
            <text:p>13468792</text:p>
          </table:table-cell>
          <table:table-cell office:value-type="float" office:value="0" calcext:value-type="float">
            <text:p>0</text:p>
          </table:table-cell>
          <table:table-cell office:value-type="float" office:value="13468792" calcext:value-type="float">
            <text:p>134687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167" calcext:value-type="float">
            <text:p>71167</text:p>
          </table:table-cell>
          <table:table-cell office:value-type="float" office:value="687" calcext:value-type="float">
            <text:p>687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2948" calcext:value-type="float">
            <text:p>161103871294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448" calcext:value-type="float">
            <text:p>91448</text:p>
          </table:table-cell>
          <table:table-cell office:value-type="float" office:value="1573" calcext:value-type="float">
            <text:p>1573</text:p>
          </table:table-cell>
          <table:table-cell office:value-type="float" office:value="1519724" calcext:value-type="float">
            <text:p>15197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694879" calcext:value-type="float">
            <text:p>12694879</text:p>
          </table:table-cell>
          <table:table-cell office:value-type="float" office:value="176023" calcext:value-type="float">
            <text:p>176023</text:p>
          </table:table-cell>
          <table:table-cell office:value-type="float" office:value="12518856" calcext:value-type="float">
            <text:p>1251885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184" calcext:value-type="float">
            <text:p>71184</text:p>
          </table:table-cell>
          <table:table-cell office:value-type="float" office:value="705" calcext:value-type="float">
            <text:p>705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3052" calcext:value-type="float">
            <text:p>161103871305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668" calcext:value-type="float">
            <text:p>91668</text:p>
          </table:table-cell>
          <table:table-cell office:value-type="float" office:value="1573" calcext:value-type="float">
            <text:p>1573</text:p>
          </table:table-cell>
          <table:table-cell office:value-type="float" office:value="1519724" calcext:value-type="float">
            <text:p>15197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79016" calcext:value-type="float">
            <text:p>13979016</text:p>
          </table:table-cell>
          <table:table-cell office:value-type="float" office:value="0" calcext:value-type="float">
            <text:p>0</text:p>
          </table:table-cell>
          <table:table-cell office:value-type="float" office:value="13979016" calcext:value-type="float">
            <text:p>139790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202" calcext:value-type="float">
            <text:p>71202</text:p>
          </table:table-cell>
          <table:table-cell office:value-type="float" office:value="673" calcext:value-type="float">
            <text:p>673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3156" calcext:value-type="float">
            <text:p>161103871315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040" calcext:value-type="float">
            <text:p>93040</text:p>
          </table:table-cell>
          <table:table-cell office:value-type="float" office:value="1574" calcext:value-type="float">
            <text:p>1574</text:p>
          </table:table-cell>
          <table:table-cell office:value-type="float" office:value="1519756" calcext:value-type="float">
            <text:p>15197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32989" calcext:value-type="float">
            <text:p>14632989</text:p>
          </table:table-cell>
          <table:table-cell office:value-type="float" office:value="3257757" calcext:value-type="float">
            <text:p>3257757</text:p>
          </table:table-cell>
          <table:table-cell office:value-type="float" office:value="11375232" calcext:value-type="float">
            <text:p>1137523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217" calcext:value-type="float">
            <text:p>71217</text:p>
          </table:table-cell>
          <table:table-cell office:value-type="float" office:value="620" calcext:value-type="float">
            <text:p>620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3260" calcext:value-type="float">
            <text:p>161103871326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064" calcext:value-type="float">
            <text:p>94064</text:p>
          </table:table-cell>
          <table:table-cell office:value-type="float" office:value="1575" calcext:value-type="float">
            <text:p>1575</text:p>
          </table:table-cell>
          <table:table-cell office:value-type="float" office:value="1519788" calcext:value-type="float">
            <text:p>15197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32989" calcext:value-type="float">
            <text:p>14632989</text:p>
          </table:table-cell>
          <table:table-cell office:value-type="float" office:value="4311373" calcext:value-type="float">
            <text:p>4311373</text:p>
          </table:table-cell>
          <table:table-cell office:value-type="float" office:value="10321616" calcext:value-type="float">
            <text:p>103216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231" calcext:value-type="float">
            <text:p>71231</text:p>
          </table:table-cell>
          <table:table-cell office:value-type="float" office:value="597" calcext:value-type="float">
            <text:p>597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3364" calcext:value-type="float">
            <text:p>161103871336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504" calcext:value-type="float">
            <text:p>94504</text:p>
          </table:table-cell>
          <table:table-cell office:value-type="float" office:value="1576" calcext:value-type="float">
            <text:p>1576</text:p>
          </table:table-cell>
          <table:table-cell office:value-type="float" office:value="1519820" calcext:value-type="float">
            <text:p>15198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32989" calcext:value-type="float">
            <text:p>14632989</text:p>
          </table:table-cell>
          <table:table-cell office:value-type="float" office:value="4943661" calcext:value-type="float">
            <text:p>4943661</text:p>
          </table:table-cell>
          <table:table-cell office:value-type="float" office:value="9689328" calcext:value-type="float">
            <text:p>96893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246" calcext:value-type="float">
            <text:p>71246</text:p>
          </table:table-cell>
          <table:table-cell office:value-type="float" office:value="743" calcext:value-type="float">
            <text:p>743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3468" calcext:value-type="float">
            <text:p>161103871346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736" calcext:value-type="float">
            <text:p>93736</text:p>
          </table:table-cell>
          <table:table-cell office:value-type="float" office:value="1575" calcext:value-type="float">
            <text:p>1575</text:p>
          </table:table-cell>
          <table:table-cell office:value-type="float" office:value="1519820" calcext:value-type="float">
            <text:p>15198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32989" calcext:value-type="float">
            <text:p>14632989</text:p>
          </table:table-cell>
          <table:table-cell office:value-type="float" office:value="4211117" calcext:value-type="float">
            <text:p>4211117</text:p>
          </table:table-cell>
          <table:table-cell office:value-type="float" office:value="10421872" calcext:value-type="float">
            <text:p>1042187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260" calcext:value-type="float">
            <text:p>71260</text:p>
          </table:table-cell>
          <table:table-cell office:value-type="float" office:value="642" calcext:value-type="float">
            <text:p>642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3572" calcext:value-type="float">
            <text:p>161103871357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692" calcext:value-type="float">
            <text:p>92692</text:p>
          </table:table-cell>
          <table:table-cell office:value-type="float" office:value="1574" calcext:value-type="float">
            <text:p>1574</text:p>
          </table:table-cell>
          <table:table-cell office:value-type="float" office:value="1519852" calcext:value-type="float">
            <text:p>15198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32989" calcext:value-type="float">
            <text:p>14632989</text:p>
          </table:table-cell>
          <table:table-cell office:value-type="float" office:value="3191133" calcext:value-type="float">
            <text:p>3191133</text:p>
          </table:table-cell>
          <table:table-cell office:value-type="float" office:value="11441856" calcext:value-type="float">
            <text:p>1144185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274" calcext:value-type="float">
            <text:p>71274</text:p>
          </table:table-cell>
          <table:table-cell office:value-type="float" office:value="667" calcext:value-type="float">
            <text:p>667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3676" calcext:value-type="float">
            <text:p>161103871367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236" calcext:value-type="float">
            <text:p>91236</text:p>
          </table:table-cell>
          <table:table-cell office:value-type="float" office:value="1573" calcext:value-type="float">
            <text:p>1573</text:p>
          </table:table-cell>
          <table:table-cell office:value-type="float" office:value="1519916" calcext:value-type="float">
            <text:p>15199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32989" calcext:value-type="float">
            <text:p>14632989</text:p>
          </table:table-cell>
          <table:table-cell office:value-type="float" office:value="1607613" calcext:value-type="float">
            <text:p>1607613</text:p>
          </table:table-cell>
          <table:table-cell office:value-type="float" office:value="13025376" calcext:value-type="float">
            <text:p>130253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289" calcext:value-type="float">
            <text:p>71289</text:p>
          </table:table-cell>
          <table:table-cell office:value-type="float" office:value="592" calcext:value-type="float">
            <text:p>592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3780" calcext:value-type="float">
            <text:p>161103871378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9356" calcext:value-type="float">
            <text:p>89356</text:p>
          </table:table-cell>
          <table:table-cell office:value-type="float" office:value="1571" calcext:value-type="float">
            <text:p>1571</text:p>
          </table:table-cell>
          <table:table-cell office:value-type="float" office:value="1519948" calcext:value-type="float">
            <text:p>15199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43040" calcext:value-type="float">
            <text:p>14643040</text:p>
          </table:table-cell>
          <table:table-cell office:value-type="float" office:value="0" calcext:value-type="float">
            <text:p>0</text:p>
          </table:table-cell>
          <table:table-cell office:value-type="float" office:value="14643040" calcext:value-type="float">
            <text:p>146430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304" calcext:value-type="float">
            <text:p>71304</text:p>
          </table:table-cell>
          <table:table-cell office:value-type="float" office:value="576" calcext:value-type="float">
            <text:p>576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3883" calcext:value-type="float">
            <text:p>161103871388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260" calcext:value-type="float">
            <text:p>95260</text:p>
          </table:table-cell>
          <table:table-cell office:value-type="float" office:value="1577" calcext:value-type="float">
            <text:p>1577</text:p>
          </table:table-cell>
          <table:table-cell office:value-type="float" office:value="1519980" calcext:value-type="float">
            <text:p>1519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32989" calcext:value-type="float">
            <text:p>14632989</text:p>
          </table:table-cell>
          <table:table-cell office:value-type="float" office:value="5367973" calcext:value-type="float">
            <text:p>5367973</text:p>
          </table:table-cell>
          <table:table-cell office:value-type="float" office:value="9265016" calcext:value-type="float">
            <text:p>92650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318" calcext:value-type="float">
            <text:p>71318</text:p>
          </table:table-cell>
          <table:table-cell office:value-type="float" office:value="622" calcext:value-type="float">
            <text:p>622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3987" calcext:value-type="float">
            <text:p>161103871398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9828" calcext:value-type="float">
            <text:p>89828</text:p>
          </table:table-cell>
          <table:table-cell office:value-type="float" office:value="1572" calcext:value-type="float">
            <text:p>1572</text:p>
          </table:table-cell>
          <table:table-cell office:value-type="float" office:value="1520268" calcext:value-type="float">
            <text:p>15202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32989" calcext:value-type="float">
            <text:p>14632989</text:p>
          </table:table-cell>
          <table:table-cell office:value-type="float" office:value="513669" calcext:value-type="float">
            <text:p>513669</text:p>
          </table:table-cell>
          <table:table-cell office:value-type="float" office:value="14119320" calcext:value-type="float">
            <text:p>141193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333" calcext:value-type="float">
            <text:p>71333</text:p>
          </table:table-cell>
          <table:table-cell office:value-type="float" office:value="649" calcext:value-type="float">
            <text:p>649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4091" calcext:value-type="float">
            <text:p>161103871409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8320" calcext:value-type="float">
            <text:p>88320</text:p>
          </table:table-cell>
          <table:table-cell office:value-type="float" office:value="1571" calcext:value-type="float">
            <text:p>1571</text:p>
          </table:table-cell>
          <table:table-cell office:value-type="float" office:value="1520396" calcext:value-type="float">
            <text:p>15203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25848" calcext:value-type="float">
            <text:p>15225848</text:p>
          </table:table-cell>
          <table:table-cell office:value-type="float" office:value="0" calcext:value-type="float">
            <text:p>0</text:p>
          </table:table-cell>
          <table:table-cell office:value-type="float" office:value="15225848" calcext:value-type="float">
            <text:p>1522584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348" calcext:value-type="float">
            <text:p>71348</text:p>
          </table:table-cell>
          <table:table-cell office:value-type="float" office:value="679" calcext:value-type="float">
            <text:p>679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4195" calcext:value-type="float">
            <text:p>161103871419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8976" calcext:value-type="float">
            <text:p>88976</text:p>
          </table:table-cell>
          <table:table-cell office:value-type="float" office:value="1571" calcext:value-type="float">
            <text:p>1571</text:p>
          </table:table-cell>
          <table:table-cell office:value-type="float" office:value="1520460" calcext:value-type="float">
            <text:p>15204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32989" calcext:value-type="float">
            <text:p>14632989</text:p>
          </table:table-cell>
          <table:table-cell office:value-type="float" office:value="85037" calcext:value-type="float">
            <text:p>85037</text:p>
          </table:table-cell>
          <table:table-cell office:value-type="float" office:value="14547952" calcext:value-type="float">
            <text:p>145479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362" calcext:value-type="float">
            <text:p>71362</text:p>
          </table:table-cell>
          <table:table-cell office:value-type="float" office:value="734" calcext:value-type="float">
            <text:p>734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4298" calcext:value-type="float">
            <text:p>161103871429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8540" calcext:value-type="float">
            <text:p>88540</text:p>
          </table:table-cell>
          <table:table-cell office:value-type="float" office:value="1571" calcext:value-type="float">
            <text:p>1571</text:p>
          </table:table-cell>
          <table:table-cell office:value-type="float" office:value="1520892" calcext:value-type="float">
            <text:p>15208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32989" calcext:value-type="float">
            <text:p>14632989</text:p>
          </table:table-cell>
          <table:table-cell office:value-type="float" office:value="58133" calcext:value-type="float">
            <text:p>58133</text:p>
          </table:table-cell>
          <table:table-cell office:value-type="float" office:value="14574856" calcext:value-type="float">
            <text:p>1457485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377" calcext:value-type="float">
            <text:p>71377</text:p>
          </table:table-cell>
          <table:table-cell office:value-type="float" office:value="797" calcext:value-type="float">
            <text:p>797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4401" calcext:value-type="float">
            <text:p>16110387144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7828" calcext:value-type="float">
            <text:p>87828</text:p>
          </table:table-cell>
          <table:table-cell office:value-type="float" office:value="1571" calcext:value-type="float">
            <text:p>1571</text:p>
          </table:table-cell>
          <table:table-cell office:value-type="float" office:value="1520988" calcext:value-type="float">
            <text:p>15209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32989" calcext:value-type="float">
            <text:p>14632989</text:p>
          </table:table-cell>
          <table:table-cell office:value-type="float" office:value="31381" calcext:value-type="float">
            <text:p>31381</text:p>
          </table:table-cell>
          <table:table-cell office:value-type="float" office:value="14601608" calcext:value-type="float">
            <text:p>146016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393" calcext:value-type="float">
            <text:p>71393</text:p>
          </table:table-cell>
          <table:table-cell office:value-type="float" office:value="653" calcext:value-type="float">
            <text:p>653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4504" calcext:value-type="float">
            <text:p>161103871450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400" calcext:value-type="float">
            <text:p>90400</text:p>
          </table:table-cell>
          <table:table-cell office:value-type="float" office:value="1573" calcext:value-type="float">
            <text:p>1573</text:p>
          </table:table-cell>
          <table:table-cell office:value-type="float" office:value="1521116" calcext:value-type="float">
            <text:p>15211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32989" calcext:value-type="float">
            <text:p>14632989</text:p>
          </table:table-cell>
          <table:table-cell office:value-type="float" office:value="2438917" calcext:value-type="float">
            <text:p>2438917</text:p>
          </table:table-cell>
          <table:table-cell office:value-type="float" office:value="12194072" calcext:value-type="float">
            <text:p>1219407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409" calcext:value-type="float">
            <text:p>71409</text:p>
          </table:table-cell>
          <table:table-cell office:value-type="float" office:value="575" calcext:value-type="float">
            <text:p>575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4608" calcext:value-type="float">
            <text:p>161103871460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7640" calcext:value-type="float">
            <text:p>87640</text:p>
          </table:table-cell>
          <table:table-cell office:value-type="float" office:value="1571" calcext:value-type="float">
            <text:p>1571</text:p>
          </table:table-cell>
          <table:table-cell office:value-type="float" office:value="1521148" calcext:value-type="float">
            <text:p>15211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32989" calcext:value-type="float">
            <text:p>14632989</text:p>
          </table:table-cell>
          <table:table-cell office:value-type="float" office:value="137637" calcext:value-type="float">
            <text:p>137637</text:p>
          </table:table-cell>
          <table:table-cell office:value-type="float" office:value="14495352" calcext:value-type="float">
            <text:p>144953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424" calcext:value-type="float">
            <text:p>71424</text:p>
          </table:table-cell>
          <table:table-cell office:value-type="float" office:value="674" calcext:value-type="float">
            <text:p>674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4711" calcext:value-type="float">
            <text:p>161103871471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9028" calcext:value-type="float">
            <text:p>89028</text:p>
          </table:table-cell>
          <table:table-cell office:value-type="float" office:value="1572" calcext:value-type="float">
            <text:p>1572</text:p>
          </table:table-cell>
          <table:table-cell office:value-type="float" office:value="1521308" calcext:value-type="float">
            <text:p>1521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32989" calcext:value-type="float">
            <text:p>14632989</text:p>
          </table:table-cell>
          <table:table-cell office:value-type="float" office:value="974901" calcext:value-type="float">
            <text:p>974901</text:p>
          </table:table-cell>
          <table:table-cell office:value-type="float" office:value="13658088" calcext:value-type="float">
            <text:p>136580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442" calcext:value-type="float">
            <text:p>71442</text:p>
          </table:table-cell>
          <table:table-cell office:value-type="float" office:value="698" calcext:value-type="float">
            <text:p>698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4816" calcext:value-type="float">
            <text:p>161103871481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7912" calcext:value-type="float">
            <text:p>87912</text:p>
          </table:table-cell>
          <table:table-cell office:value-type="float" office:value="1570" calcext:value-type="float">
            <text:p>1570</text:p>
          </table:table-cell>
          <table:table-cell office:value-type="float" office:value="1521340" calcext:value-type="float">
            <text:p>15213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941224" calcext:value-type="float">
            <text:p>14941224</text:p>
          </table:table-cell>
          <table:table-cell office:value-type="float" office:value="0" calcext:value-type="float">
            <text:p>0</text:p>
          </table:table-cell>
          <table:table-cell office:value-type="float" office:value="14941224" calcext:value-type="float">
            <text:p>1494122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462" calcext:value-type="float">
            <text:p>71462</text:p>
          </table:table-cell>
          <table:table-cell office:value-type="float" office:value="718" calcext:value-type="float">
            <text:p>718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4921" calcext:value-type="float">
            <text:p>161103871492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332" calcext:value-type="float">
            <text:p>94332</text:p>
          </table:table-cell>
          <table:table-cell office:value-type="float" office:value="1577" calcext:value-type="float">
            <text:p>1577</text:p>
          </table:table-cell>
          <table:table-cell office:value-type="float" office:value="1521436" calcext:value-type="float">
            <text:p>15214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14127" calcext:value-type="float">
            <text:p>11514127</text:p>
          </table:table-cell>
          <table:table-cell office:value-type="float" office:value="4045759" calcext:value-type="float">
            <text:p>4045759</text:p>
          </table:table-cell>
          <table:table-cell office:value-type="float" office:value="7468368" calcext:value-type="float">
            <text:p>746836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477" calcext:value-type="float">
            <text:p>71477</text:p>
          </table:table-cell>
          <table:table-cell office:value-type="float" office:value="621" calcext:value-type="float">
            <text:p>621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5030" calcext:value-type="float">
            <text:p>161103871503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9484" calcext:value-type="float">
            <text:p>89484</text:p>
          </table:table-cell>
          <table:table-cell office:value-type="float" office:value="1573" calcext:value-type="float">
            <text:p>1573</text:p>
          </table:table-cell>
          <table:table-cell office:value-type="float" office:value="1521876" calcext:value-type="float">
            <text:p>15218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28184" calcext:value-type="float">
            <text:p>11828184</text:p>
          </table:table-cell>
          <table:table-cell office:value-type="float" office:value="0" calcext:value-type="float">
            <text:p>0</text:p>
          </table:table-cell>
          <table:table-cell office:value-type="float" office:value="11828184" calcext:value-type="float">
            <text:p>1182818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491" calcext:value-type="float">
            <text:p>71491</text:p>
          </table:table-cell>
          <table:table-cell office:value-type="float" office:value="633" calcext:value-type="float">
            <text:p>633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5133" calcext:value-type="float">
            <text:p>16110387151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048" calcext:value-type="float">
            <text:p>91048</text:p>
          </table:table-cell>
          <table:table-cell office:value-type="float" office:value="1575" calcext:value-type="float">
            <text:p>1575</text:p>
          </table:table-cell>
          <table:table-cell office:value-type="float" office:value="1521908" calcext:value-type="float">
            <text:p>15219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14127" calcext:value-type="float">
            <text:p>11514127</text:p>
          </table:table-cell>
          <table:table-cell office:value-type="float" office:value="1117831" calcext:value-type="float">
            <text:p>1117831</text:p>
          </table:table-cell>
          <table:table-cell office:value-type="float" office:value="10396296" calcext:value-type="float">
            <text:p>1039629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504" calcext:value-type="float">
            <text:p>71504</text:p>
          </table:table-cell>
          <table:table-cell office:value-type="float" office:value="639" calcext:value-type="float">
            <text:p>639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5237" calcext:value-type="float">
            <text:p>161103871523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124" calcext:value-type="float">
            <text:p>91124</text:p>
          </table:table-cell>
          <table:table-cell office:value-type="float" office:value="1575" calcext:value-type="float">
            <text:p>1575</text:p>
          </table:table-cell>
          <table:table-cell office:value-type="float" office:value="1521944" calcext:value-type="float">
            <text:p>15219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14127" calcext:value-type="float">
            <text:p>11514127</text:p>
          </table:table-cell>
          <table:table-cell office:value-type="float" office:value="3277095" calcext:value-type="float">
            <text:p>3277095</text:p>
          </table:table-cell>
          <table:table-cell office:value-type="float" office:value="8237032" calcext:value-type="float">
            <text:p>823703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518" calcext:value-type="float">
            <text:p>71518</text:p>
          </table:table-cell>
          <table:table-cell office:value-type="float" office:value="665" calcext:value-type="float">
            <text:p>665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5341" calcext:value-type="float">
            <text:p>161103871534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8476" calcext:value-type="float">
            <text:p>88476</text:p>
          </table:table-cell>
          <table:table-cell office:value-type="float" office:value="1572" calcext:value-type="float">
            <text:p>1572</text:p>
          </table:table-cell>
          <table:table-cell office:value-type="float" office:value="1521976" calcext:value-type="float">
            <text:p>15219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020848" calcext:value-type="float">
            <text:p>12020848</text:p>
          </table:table-cell>
          <table:table-cell office:value-type="float" office:value="0" calcext:value-type="float">
            <text:p>0</text:p>
          </table:table-cell>
          <table:table-cell office:value-type="float" office:value="12020848" calcext:value-type="float">
            <text:p>1202084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532" calcext:value-type="float">
            <text:p>71532</text:p>
          </table:table-cell>
          <table:table-cell office:value-type="float" office:value="607" calcext:value-type="float">
            <text:p>607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5444" calcext:value-type="float">
            <text:p>161103871544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8312" calcext:value-type="float">
            <text:p>88312</text:p>
          </table:table-cell>
          <table:table-cell office:value-type="float" office:value="1572" calcext:value-type="float">
            <text:p>1572</text:p>
          </table:table-cell>
          <table:table-cell office:value-type="float" office:value="1521976" calcext:value-type="float">
            <text:p>15219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14127" calcext:value-type="float">
            <text:p>11514127</text:p>
          </table:table-cell>
          <table:table-cell office:value-type="float" office:value="181167" calcext:value-type="float">
            <text:p>181167</text:p>
          </table:table-cell>
          <table:table-cell office:value-type="float" office:value="11332960" calcext:value-type="float">
            <text:p>1133296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546" calcext:value-type="float">
            <text:p>71546</text:p>
          </table:table-cell>
          <table:table-cell office:value-type="float" office:value="592" calcext:value-type="float">
            <text:p>592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5551" calcext:value-type="float">
            <text:p>161103871555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9536" calcext:value-type="float">
            <text:p>89536</text:p>
          </table:table-cell>
          <table:table-cell office:value-type="float" office:value="1573" calcext:value-type="float">
            <text:p>1573</text:p>
          </table:table-cell>
          <table:table-cell office:value-type="float" office:value="1521976" calcext:value-type="float">
            <text:p>15219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14127" calcext:value-type="float">
            <text:p>11514127</text:p>
          </table:table-cell>
          <table:table-cell office:value-type="float" office:value="1322671" calcext:value-type="float">
            <text:p>1322671</text:p>
          </table:table-cell>
          <table:table-cell office:value-type="float" office:value="10191456" calcext:value-type="float">
            <text:p>1019145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560" calcext:value-type="float">
            <text:p>71560</text:p>
          </table:table-cell>
          <table:table-cell office:value-type="float" office:value="645" calcext:value-type="float">
            <text:p>645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5654" calcext:value-type="float">
            <text:p>161103871565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472" calcext:value-type="float">
            <text:p>91472</text:p>
          </table:table-cell>
          <table:table-cell office:value-type="float" office:value="1575" calcext:value-type="float">
            <text:p>1575</text:p>
          </table:table-cell>
          <table:table-cell office:value-type="float" office:value="1522008" calcext:value-type="float">
            <text:p>15220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14127" calcext:value-type="float">
            <text:p>11514127</text:p>
          </table:table-cell>
          <table:table-cell office:value-type="float" office:value="2632223" calcext:value-type="float">
            <text:p>2632223</text:p>
          </table:table-cell>
          <table:table-cell office:value-type="float" office:value="8881904" calcext:value-type="float">
            <text:p>88819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573" calcext:value-type="float">
            <text:p>71573</text:p>
          </table:table-cell>
          <table:table-cell office:value-type="float" office:value="627" calcext:value-type="float">
            <text:p>627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5759" calcext:value-type="float">
            <text:p>161103871575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8112" calcext:value-type="float">
            <text:p>88112</text:p>
          </table:table-cell>
          <table:table-cell office:value-type="float" office:value="1572" calcext:value-type="float">
            <text:p>1572</text:p>
          </table:table-cell>
          <table:table-cell office:value-type="float" office:value="1522060" calcext:value-type="float">
            <text:p>15220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14127" calcext:value-type="float">
            <text:p>11514127</text:p>
          </table:table-cell>
          <table:table-cell office:value-type="float" office:value="367431" calcext:value-type="float">
            <text:p>367431</text:p>
          </table:table-cell>
          <table:table-cell office:value-type="float" office:value="11146696" calcext:value-type="float">
            <text:p>1114669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587" calcext:value-type="float">
            <text:p>71587</text:p>
          </table:table-cell>
          <table:table-cell office:value-type="float" office:value="715" calcext:value-type="float">
            <text:p>715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5862" calcext:value-type="float">
            <text:p>161103871586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352" calcext:value-type="float">
            <text:p>90352</text:p>
          </table:table-cell>
          <table:table-cell office:value-type="float" office:value="1574" calcext:value-type="float">
            <text:p>1574</text:p>
          </table:table-cell>
          <table:table-cell office:value-type="float" office:value="1522060" calcext:value-type="float">
            <text:p>15220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14127" calcext:value-type="float">
            <text:p>11514127</text:p>
          </table:table-cell>
          <table:table-cell office:value-type="float" office:value="2671271" calcext:value-type="float">
            <text:p>2671271</text:p>
          </table:table-cell>
          <table:table-cell office:value-type="float" office:value="8842856" calcext:value-type="float">
            <text:p>884285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600" calcext:value-type="float">
            <text:p>71600</text:p>
          </table:table-cell>
          <table:table-cell office:value-type="float" office:value="599" calcext:value-type="float">
            <text:p>599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5966" calcext:value-type="float">
            <text:p>161103871596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000" calcext:value-type="float">
            <text:p>90000</text:p>
          </table:table-cell>
          <table:table-cell office:value-type="float" office:value="1574" calcext:value-type="float">
            <text:p>1574</text:p>
          </table:table-cell>
          <table:table-cell office:value-type="float" office:value="1522252" calcext:value-type="float">
            <text:p>15222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14127" calcext:value-type="float">
            <text:p>11514127</text:p>
          </table:table-cell>
          <table:table-cell office:value-type="float" office:value="2015343" calcext:value-type="float">
            <text:p>2015343</text:p>
          </table:table-cell>
          <table:table-cell office:value-type="float" office:value="9498784" calcext:value-type="float">
            <text:p>949878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613" calcext:value-type="float">
            <text:p>71613</text:p>
          </table:table-cell>
          <table:table-cell office:value-type="float" office:value="589" calcext:value-type="float">
            <text:p>589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6070" calcext:value-type="float">
            <text:p>161103871607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8100" calcext:value-type="float">
            <text:p>88100</text:p>
          </table:table-cell>
          <table:table-cell office:value-type="float" office:value="1572" calcext:value-type="float">
            <text:p>1572</text:p>
          </table:table-cell>
          <table:table-cell office:value-type="float" office:value="1522316" calcext:value-type="float">
            <text:p>15223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14127" calcext:value-type="float">
            <text:p>11514127</text:p>
          </table:table-cell>
          <table:table-cell office:value-type="float" office:value="138687" calcext:value-type="float">
            <text:p>138687</text:p>
          </table:table-cell>
          <table:table-cell office:value-type="float" office:value="11375440" calcext:value-type="float">
            <text:p>113754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626" calcext:value-type="float">
            <text:p>71626</text:p>
          </table:table-cell>
          <table:table-cell office:value-type="float" office:value="621" calcext:value-type="float">
            <text:p>621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6173" calcext:value-type="float">
            <text:p>161103871617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7876" calcext:value-type="float">
            <text:p>87876</text:p>
          </table:table-cell>
          <table:table-cell office:value-type="float" office:value="1572" calcext:value-type="float">
            <text:p>1572</text:p>
          </table:table-cell>
          <table:table-cell office:value-type="float" office:value="1522348" calcext:value-type="float">
            <text:p>15223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14127" calcext:value-type="float">
            <text:p>11514127</text:p>
          </table:table-cell>
          <table:table-cell office:value-type="float" office:value="97007" calcext:value-type="float">
            <text:p>97007</text:p>
          </table:table-cell>
          <table:table-cell office:value-type="float" office:value="11417120" calcext:value-type="float">
            <text:p>114171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638" calcext:value-type="float">
            <text:p>71638</text:p>
          </table:table-cell>
          <table:table-cell office:value-type="float" office:value="654" calcext:value-type="float">
            <text:p>654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6277" calcext:value-type="float">
            <text:p>161103871627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9976" calcext:value-type="float">
            <text:p>89976</text:p>
          </table:table-cell>
          <table:table-cell office:value-type="float" office:value="1574" calcext:value-type="float">
            <text:p>1574</text:p>
          </table:table-cell>
          <table:table-cell office:value-type="float" office:value="1522380" calcext:value-type="float">
            <text:p>15223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14127" calcext:value-type="float">
            <text:p>11514127</text:p>
          </table:table-cell>
          <table:table-cell office:value-type="float" office:value="1908719" calcext:value-type="float">
            <text:p>1908719</text:p>
          </table:table-cell>
          <table:table-cell office:value-type="float" office:value="9605408" calcext:value-type="float">
            <text:p>96054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649" calcext:value-type="float">
            <text:p>71649</text:p>
          </table:table-cell>
          <table:table-cell office:value-type="float" office:value="586" calcext:value-type="float">
            <text:p>586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6380" calcext:value-type="float">
            <text:p>161103871638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592" calcext:value-type="float">
            <text:p>90592</text:p>
          </table:table-cell>
          <table:table-cell office:value-type="float" office:value="1575" calcext:value-type="float">
            <text:p>1575</text:p>
          </table:table-cell>
          <table:table-cell office:value-type="float" office:value="1522380" calcext:value-type="float">
            <text:p>15223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14127" calcext:value-type="float">
            <text:p>11514127</text:p>
          </table:table-cell>
          <table:table-cell office:value-type="float" office:value="2785383" calcext:value-type="float">
            <text:p>2785383</text:p>
          </table:table-cell>
          <table:table-cell office:value-type="float" office:value="8728744" calcext:value-type="float">
            <text:p>872874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662" calcext:value-type="float">
            <text:p>71662</text:p>
          </table:table-cell>
          <table:table-cell office:value-type="float" office:value="627" calcext:value-type="float">
            <text:p>627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6484" calcext:value-type="float">
            <text:p>161103871648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128" calcext:value-type="float">
            <text:p>90128</text:p>
          </table:table-cell>
          <table:table-cell office:value-type="float" office:value="1574" calcext:value-type="float">
            <text:p>1574</text:p>
          </table:table-cell>
          <table:table-cell office:value-type="float" office:value="1522380" calcext:value-type="float">
            <text:p>15223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14127" calcext:value-type="float">
            <text:p>11514127</text:p>
          </table:table-cell>
          <table:table-cell office:value-type="float" office:value="2072679" calcext:value-type="float">
            <text:p>2072679</text:p>
          </table:table-cell>
          <table:table-cell office:value-type="float" office:value="9441448" calcext:value-type="float">
            <text:p>944144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1672" calcext:value-type="float">
            <text:p>71672</text:p>
          </table:table-cell>
          <table:table-cell office:value-type="float" office:value="573" calcext:value-type="float">
            <text:p>573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16588" calcext:value-type="float">
            <text:p>1611038716588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0692" calcext:value-type="float">
            <text:p>110692</text:p>
          </table:table-cell>
          <table:table-cell office:value-type="float" office:value="1571" calcext:value-type="float">
            <text:p>1571</text:p>
          </table:table-cell>
          <table:table-cell office:value-type="float" office:value="1498652" calcext:value-type="float">
            <text:p>14986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84493" calcext:value-type="float">
            <text:p>10784493</text:p>
          </table:table-cell>
          <table:table-cell office:value-type="float" office:value="1297117" calcext:value-type="float">
            <text:p>1297117</text:p>
          </table:table-cell>
          <table:table-cell office:value-type="float" office:value="9487376" calcext:value-type="float">
            <text:p>94873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534" calcext:value-type="float">
            <text:p>75534</text:p>
          </table:table-cell>
          <table:table-cell office:value-type="float" office:value="579" calcext:value-type="float">
            <text:p>579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3997" calcext:value-type="float">
            <text:p>1611038743997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0048" calcext:value-type="float">
            <text:p>110048</text:p>
          </table:table-cell>
          <table:table-cell office:value-type="float" office:value="1570" calcext:value-type="float">
            <text:p>1570</text:p>
          </table:table-cell>
          <table:table-cell office:value-type="float" office:value="1498808" calcext:value-type="float">
            <text:p>14988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84493" calcext:value-type="float">
            <text:p>10784493</text:p>
          </table:table-cell>
          <table:table-cell office:value-type="float" office:value="481277" calcext:value-type="float">
            <text:p>481277</text:p>
          </table:table-cell>
          <table:table-cell office:value-type="float" office:value="10303216" calcext:value-type="float">
            <text:p>103032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552" calcext:value-type="float">
            <text:p>75552</text:p>
          </table:table-cell>
          <table:table-cell office:value-type="float" office:value="648" calcext:value-type="float">
            <text:p>648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4101" calcext:value-type="float">
            <text:p>1611038744101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9804" calcext:value-type="float">
            <text:p>109804</text:p>
          </table:table-cell>
          <table:table-cell office:value-type="float" office:value="1570" calcext:value-type="float">
            <text:p>1570</text:p>
          </table:table-cell>
          <table:table-cell office:value-type="float" office:value="1498840" calcext:value-type="float">
            <text:p>14988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84493" calcext:value-type="float">
            <text:p>10784493</text:p>
          </table:table-cell>
          <table:table-cell office:value-type="float" office:value="199357" calcext:value-type="float">
            <text:p>199357</text:p>
          </table:table-cell>
          <table:table-cell office:value-type="float" office:value="10585136" calcext:value-type="float">
            <text:p>1058513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571" calcext:value-type="float">
            <text:p>75571</text:p>
          </table:table-cell>
          <table:table-cell office:value-type="float" office:value="661" calcext:value-type="float">
            <text:p>661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4205" calcext:value-type="float">
            <text:p>1611038744205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9440" calcext:value-type="float">
            <text:p>109440</text:p>
          </table:table-cell>
          <table:table-cell office:value-type="float" office:value="1570" calcext:value-type="float">
            <text:p>1570</text:p>
          </table:table-cell>
          <table:table-cell office:value-type="float" office:value="1498840" calcext:value-type="float">
            <text:p>14988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18408" calcext:value-type="float">
            <text:p>10918408</text:p>
          </table:table-cell>
          <table:table-cell office:value-type="float" office:value="0" calcext:value-type="float">
            <text:p>0</text:p>
          </table:table-cell>
          <table:table-cell office:value-type="float" office:value="10918408" calcext:value-type="float">
            <text:p>1091840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589" calcext:value-type="float">
            <text:p>75589</text:p>
          </table:table-cell>
          <table:table-cell office:value-type="float" office:value="673" calcext:value-type="float">
            <text:p>673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4309" calcext:value-type="float">
            <text:p>1611038744309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4976" calcext:value-type="float">
            <text:p>104976</text:p>
          </table:table-cell>
          <table:table-cell office:value-type="float" office:value="1565" calcext:value-type="float">
            <text:p>1565</text:p>
          </table:table-cell>
          <table:table-cell office:value-type="float" office:value="1498872" calcext:value-type="float">
            <text:p>14988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45920" calcext:value-type="float">
            <text:p>15245920</text:p>
          </table:table-cell>
          <table:table-cell office:value-type="float" office:value="0" calcext:value-type="float">
            <text:p>0</text:p>
          </table:table-cell>
          <table:table-cell office:value-type="float" office:value="15245920" calcext:value-type="float">
            <text:p>152459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605" calcext:value-type="float">
            <text:p>75605</text:p>
          </table:table-cell>
          <table:table-cell office:value-type="float" office:value="606" calcext:value-type="float">
            <text:p>606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4413" calcext:value-type="float">
            <text:p>1611038744413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9692" calcext:value-type="float">
            <text:p>109692</text:p>
          </table:table-cell>
          <table:table-cell office:value-type="float" office:value="1570" calcext:value-type="float">
            <text:p>1570</text:p>
          </table:table-cell>
          <table:table-cell office:value-type="float" office:value="1498872" calcext:value-type="float">
            <text:p>14988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27887" calcext:value-type="float">
            <text:p>15227887</text:p>
          </table:table-cell>
          <table:table-cell office:value-type="float" office:value="4804311" calcext:value-type="float">
            <text:p>4804311</text:p>
          </table:table-cell>
          <table:table-cell office:value-type="float" office:value="10423576" calcext:value-type="float">
            <text:p>104235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619" calcext:value-type="float">
            <text:p>75619</text:p>
          </table:table-cell>
          <table:table-cell office:value-type="float" office:value="617" calcext:value-type="float">
            <text:p>617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4516" calcext:value-type="float">
            <text:p>1611038744516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1804" calcext:value-type="float">
            <text:p>111804</text:p>
          </table:table-cell>
          <table:table-cell office:value-type="float" office:value="1572" calcext:value-type="float">
            <text:p>1572</text:p>
          </table:table-cell>
          <table:table-cell office:value-type="float" office:value="1498872" calcext:value-type="float">
            <text:p>14988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27887" calcext:value-type="float">
            <text:p>15227887</text:p>
          </table:table-cell>
          <table:table-cell office:value-type="float" office:value="7342639" calcext:value-type="float">
            <text:p>7342639</text:p>
          </table:table-cell>
          <table:table-cell office:value-type="float" office:value="7885248" calcext:value-type="float">
            <text:p>788524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634" calcext:value-type="float">
            <text:p>75634</text:p>
          </table:table-cell>
          <table:table-cell office:value-type="float" office:value="585" calcext:value-type="float">
            <text:p>585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4621" calcext:value-type="float">
            <text:p>1611038744621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7440" calcext:value-type="float">
            <text:p>107440</text:p>
          </table:table-cell>
          <table:table-cell office:value-type="float" office:value="1571" calcext:value-type="float">
            <text:p>1571</text:p>
          </table:table-cell>
          <table:table-cell office:value-type="float" office:value="1498872" calcext:value-type="float">
            <text:p>14988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072688" calcext:value-type="float">
            <text:p>17072688</text:p>
          </table:table-cell>
          <table:table-cell office:value-type="float" office:value="0" calcext:value-type="float">
            <text:p>0</text:p>
          </table:table-cell>
          <table:table-cell office:value-type="float" office:value="17072688" calcext:value-type="float">
            <text:p>170726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650" calcext:value-type="float">
            <text:p>75650</text:p>
          </table:table-cell>
          <table:table-cell office:value-type="float" office:value="640" calcext:value-type="float">
            <text:p>640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4726" calcext:value-type="float">
            <text:p>1611038744726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3248" calcext:value-type="float">
            <text:p>103248</text:p>
          </table:table-cell>
          <table:table-cell office:value-type="float" office:value="1564" calcext:value-type="float">
            <text:p>1564</text:p>
          </table:table-cell>
          <table:table-cell office:value-type="float" office:value="1498872" calcext:value-type="float">
            <text:p>14988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869480" calcext:value-type="float">
            <text:p>15869480</text:p>
          </table:table-cell>
          <table:table-cell office:value-type="float" office:value="0" calcext:value-type="float">
            <text:p>0</text:p>
          </table:table-cell>
          <table:table-cell office:value-type="float" office:value="15869480" calcext:value-type="float">
            <text:p>1586948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664" calcext:value-type="float">
            <text:p>75664</text:p>
          </table:table-cell>
          <table:table-cell office:value-type="float" office:value="591" calcext:value-type="float">
            <text:p>591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4830" calcext:value-type="float">
            <text:p>1611038744830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9916" calcext:value-type="float">
            <text:p>99916</text:p>
          </table:table-cell>
          <table:table-cell office:value-type="float" office:value="1561" calcext:value-type="float">
            <text:p>1561</text:p>
          </table:table-cell>
          <table:table-cell office:value-type="float" office:value="1498904" calcext:value-type="float">
            <text:p>14989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481992" calcext:value-type="float">
            <text:p>18481992</text:p>
          </table:table-cell>
          <table:table-cell office:value-type="float" office:value="0" calcext:value-type="float">
            <text:p>0</text:p>
          </table:table-cell>
          <table:table-cell office:value-type="float" office:value="18481992" calcext:value-type="float">
            <text:p>184819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680" calcext:value-type="float">
            <text:p>75680</text:p>
          </table:table-cell>
          <table:table-cell office:value-type="float" office:value="667" calcext:value-type="float">
            <text:p>667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4935" calcext:value-type="float">
            <text:p>1611038744935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124" calcext:value-type="float">
            <text:p>102124</text:p>
          </table:table-cell>
          <table:table-cell office:value-type="float" office:value="1563" calcext:value-type="float">
            <text:p>1563</text:p>
          </table:table-cell>
          <table:table-cell office:value-type="float" office:value="1498920" calcext:value-type="float">
            <text:p>14989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27887" calcext:value-type="float">
            <text:p>15227887</text:p>
          </table:table-cell>
          <table:table-cell office:value-type="float" office:value="2993663" calcext:value-type="float">
            <text:p>2993663</text:p>
          </table:table-cell>
          <table:table-cell office:value-type="float" office:value="12234224" calcext:value-type="float">
            <text:p>1223422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696" calcext:value-type="float">
            <text:p>75696</text:p>
          </table:table-cell>
          <table:table-cell office:value-type="float" office:value="692" calcext:value-type="float">
            <text:p>692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5039" calcext:value-type="float">
            <text:p>1611038745039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736" calcext:value-type="float">
            <text:p>95736</text:p>
          </table:table-cell>
          <table:table-cell office:value-type="float" office:value="1563" calcext:value-type="float">
            <text:p>1563</text:p>
          </table:table-cell>
          <table:table-cell office:value-type="float" office:value="1506044" calcext:value-type="float">
            <text:p>15060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27887" calcext:value-type="float">
            <text:p>15227887</text:p>
          </table:table-cell>
          <table:table-cell office:value-type="float" office:value="5036935" calcext:value-type="float">
            <text:p>5036935</text:p>
          </table:table-cell>
          <table:table-cell office:value-type="float" office:value="10190952" calcext:value-type="float">
            <text:p>101909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711" calcext:value-type="float">
            <text:p>75711</text:p>
          </table:table-cell>
          <table:table-cell office:value-type="float" office:value="804" calcext:value-type="float">
            <text:p>804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5143" calcext:value-type="float">
            <text:p>1611038745143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4940" calcext:value-type="float">
            <text:p>74940</text:p>
          </table:table-cell>
          <table:table-cell office:value-type="float" office:value="1555" calcext:value-type="float">
            <text:p>1555</text:p>
          </table:table-cell>
          <table:table-cell office:value-type="float" office:value="1518140" calcext:value-type="float">
            <text:p>15181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27887" calcext:value-type="float">
            <text:p>15227887</text:p>
          </table:table-cell>
          <table:table-cell office:value-type="float" office:value="5403807" calcext:value-type="float">
            <text:p>5403807</text:p>
          </table:table-cell>
          <table:table-cell office:value-type="float" office:value="9824080" calcext:value-type="float">
            <text:p>982408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726" calcext:value-type="float">
            <text:p>75726</text:p>
          </table:table-cell>
          <table:table-cell office:value-type="float" office:value="877" calcext:value-type="float">
            <text:p>877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5247" calcext:value-type="float">
            <text:p>1611038745247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3232" calcext:value-type="float">
            <text:p>73232</text:p>
          </table:table-cell>
          <table:table-cell office:value-type="float" office:value="1555" calcext:value-type="float">
            <text:p>1555</text:p>
          </table:table-cell>
          <table:table-cell office:value-type="float" office:value="1520032" calcext:value-type="float">
            <text:p>15200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27887" calcext:value-type="float">
            <text:p>15227887</text:p>
          </table:table-cell>
          <table:table-cell office:value-type="float" office:value="5096023" calcext:value-type="float">
            <text:p>5096023</text:p>
          </table:table-cell>
          <table:table-cell office:value-type="float" office:value="10131864" calcext:value-type="float">
            <text:p>1013186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740" calcext:value-type="float">
            <text:p>75740</text:p>
          </table:table-cell>
          <table:table-cell office:value-type="float" office:value="722" calcext:value-type="float">
            <text:p>722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5351" calcext:value-type="float">
            <text:p>1611038745351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604" calcext:value-type="float">
            <text:p>67604</text:p>
          </table:table-cell>
          <table:table-cell office:value-type="float" office:value="1552" calcext:value-type="float">
            <text:p>1552</text:p>
          </table:table-cell>
          <table:table-cell office:value-type="float" office:value="1522532" calcext:value-type="float">
            <text:p>15225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27887" calcext:value-type="float">
            <text:p>15227887</text:p>
          </table:table-cell>
          <table:table-cell office:value-type="float" office:value="1887583" calcext:value-type="float">
            <text:p>1887583</text:p>
          </table:table-cell>
          <table:table-cell office:value-type="float" office:value="13340304" calcext:value-type="float">
            <text:p>133403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755" calcext:value-type="float">
            <text:p>75755</text:p>
          </table:table-cell>
          <table:table-cell office:value-type="float" office:value="706" calcext:value-type="float">
            <text:p>706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5454" calcext:value-type="float">
            <text:p>1611038745454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688" calcext:value-type="float">
            <text:p>62688</text:p>
          </table:table-cell>
          <table:table-cell office:value-type="float" office:value="1549" calcext:value-type="float">
            <text:p>1549</text:p>
          </table:table-cell>
          <table:table-cell office:value-type="float" office:value="1524904" calcext:value-type="float">
            <text:p>15249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436600" calcext:value-type="float">
            <text:p>15436600</text:p>
          </table:table-cell>
          <table:table-cell office:value-type="float" office:value="0" calcext:value-type="float">
            <text:p>0</text:p>
          </table:table-cell>
          <table:table-cell office:value-type="float" office:value="15436600" calcext:value-type="float">
            <text:p>154366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770" calcext:value-type="float">
            <text:p>75770</text:p>
          </table:table-cell>
          <table:table-cell office:value-type="float" office:value="782" calcext:value-type="float">
            <text:p>782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5557" calcext:value-type="float">
            <text:p>1611038745557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9624" calcext:value-type="float">
            <text:p>59624</text:p>
          </table:table-cell>
          <table:table-cell office:value-type="float" office:value="1548" calcext:value-type="float">
            <text:p>1548</text:p>
          </table:table-cell>
          <table:table-cell office:value-type="float" office:value="1526804" calcext:value-type="float">
            <text:p>15268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993616" calcext:value-type="float">
            <text:p>15993616</text:p>
          </table:table-cell>
          <table:table-cell office:value-type="float" office:value="0" calcext:value-type="float">
            <text:p>0</text:p>
          </table:table-cell>
          <table:table-cell office:value-type="float" office:value="15993616" calcext:value-type="float">
            <text:p>159936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785" calcext:value-type="float">
            <text:p>75785</text:p>
          </table:table-cell>
          <table:table-cell office:value-type="float" office:value="695" calcext:value-type="float">
            <text:p>695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5660" calcext:value-type="float">
            <text:p>1611038745660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3676" calcext:value-type="float">
            <text:p>63676</text:p>
          </table:table-cell>
          <table:table-cell office:value-type="float" office:value="1556" calcext:value-type="float">
            <text:p>1556</text:p>
          </table:table-cell>
          <table:table-cell office:value-type="float" office:value="1529892" calcext:value-type="float">
            <text:p>15298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27887" calcext:value-type="float">
            <text:p>15227887</text:p>
          </table:table-cell>
          <table:table-cell office:value-type="float" office:value="3077407" calcext:value-type="float">
            <text:p>3077407</text:p>
          </table:table-cell>
          <table:table-cell office:value-type="float" office:value="12150480" calcext:value-type="float">
            <text:p>1215048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801" calcext:value-type="float">
            <text:p>75801</text:p>
          </table:table-cell>
          <table:table-cell office:value-type="float" office:value="717" calcext:value-type="float">
            <text:p>717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5764" calcext:value-type="float">
            <text:p>1611038745764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192" calcext:value-type="float">
            <text:p>62192</text:p>
          </table:table-cell>
          <table:table-cell office:value-type="float" office:value="1554" calcext:value-type="float">
            <text:p>1554</text:p>
          </table:table-cell>
          <table:table-cell office:value-type="float" office:value="1529700" calcext:value-type="float">
            <text:p>15297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716728" calcext:value-type="float">
            <text:p>15716728</text:p>
          </table:table-cell>
          <table:table-cell office:value-type="float" office:value="0" calcext:value-type="float">
            <text:p>0</text:p>
          </table:table-cell>
          <table:table-cell office:value-type="float" office:value="15716728" calcext:value-type="float">
            <text:p>157167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816" calcext:value-type="float">
            <text:p>75816</text:p>
          </table:table-cell>
          <table:table-cell office:value-type="float" office:value="817" calcext:value-type="float">
            <text:p>817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5867" calcext:value-type="float">
            <text:p>1611038745867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668" calcext:value-type="float">
            <text:p>69668</text:p>
          </table:table-cell>
          <table:table-cell office:value-type="float" office:value="1556" calcext:value-type="float">
            <text:p>1556</text:p>
          </table:table-cell>
          <table:table-cell office:value-type="float" office:value="1523804" calcext:value-type="float">
            <text:p>15238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27887" calcext:value-type="float">
            <text:p>15227887</text:p>
          </table:table-cell>
          <table:table-cell office:value-type="float" office:value="2334983" calcext:value-type="float">
            <text:p>2334983</text:p>
          </table:table-cell>
          <table:table-cell office:value-type="float" office:value="12892904" calcext:value-type="float">
            <text:p>128929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831" calcext:value-type="float">
            <text:p>75831</text:p>
          </table:table-cell>
          <table:table-cell office:value-type="float" office:value="773" calcext:value-type="float">
            <text:p>773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5971" calcext:value-type="float">
            <text:p>1611038745971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284" calcext:value-type="float">
            <text:p>65284</text:p>
          </table:table-cell>
          <table:table-cell office:value-type="float" office:value="1552" calcext:value-type="float">
            <text:p>1552</text:p>
          </table:table-cell>
          <table:table-cell office:value-type="float" office:value="1524504" calcext:value-type="float">
            <text:p>15245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27887" calcext:value-type="float">
            <text:p>15227887</text:p>
          </table:table-cell>
          <table:table-cell office:value-type="float" office:value="2361255" calcext:value-type="float">
            <text:p>2361255</text:p>
          </table:table-cell>
          <table:table-cell office:value-type="float" office:value="12866632" calcext:value-type="float">
            <text:p>1286663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848" calcext:value-type="float">
            <text:p>75848</text:p>
          </table:table-cell>
          <table:table-cell office:value-type="float" office:value="804" calcext:value-type="float">
            <text:p>804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6075" calcext:value-type="float">
            <text:p>1611038746075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3692" calcext:value-type="float">
            <text:p>73692</text:p>
          </table:table-cell>
          <table:table-cell office:value-type="float" office:value="1555" calcext:value-type="float">
            <text:p>1555</text:p>
          </table:table-cell>
          <table:table-cell office:value-type="float" office:value="1518900" calcext:value-type="float">
            <text:p>15189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27887" calcext:value-type="float">
            <text:p>15227887</text:p>
          </table:table-cell>
          <table:table-cell office:value-type="float" office:value="193527" calcext:value-type="float">
            <text:p>193527</text:p>
          </table:table-cell>
          <table:table-cell office:value-type="float" office:value="15034360" calcext:value-type="float">
            <text:p>1503436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863" calcext:value-type="float">
            <text:p>75863</text:p>
          </table:table-cell>
          <table:table-cell office:value-type="float" office:value="927" calcext:value-type="float">
            <text:p>927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6179" calcext:value-type="float">
            <text:p>1611038746179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5192" calcext:value-type="float">
            <text:p>65192</text:p>
          </table:table-cell>
          <table:table-cell office:value-type="float" office:value="1551" calcext:value-type="float">
            <text:p>1551</text:p>
          </table:table-cell>
          <table:table-cell office:value-type="float" office:value="1524440" calcext:value-type="float">
            <text:p>15244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27887" calcext:value-type="float">
            <text:p>15227887</text:p>
          </table:table-cell>
          <table:table-cell office:value-type="float" office:value="303311" calcext:value-type="float">
            <text:p>303311</text:p>
          </table:table-cell>
          <table:table-cell office:value-type="float" office:value="14924576" calcext:value-type="float">
            <text:p>149245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880" calcext:value-type="float">
            <text:p>75880</text:p>
          </table:table-cell>
          <table:table-cell office:value-type="float" office:value="884" calcext:value-type="float">
            <text:p>884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6283" calcext:value-type="float">
            <text:p>1611038746283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000" calcext:value-type="float">
            <text:p>70000</text:p>
          </table:table-cell>
          <table:table-cell office:value-type="float" office:value="1557" calcext:value-type="float">
            <text:p>1557</text:p>
          </table:table-cell>
          <table:table-cell office:value-type="float" office:value="1525016" calcext:value-type="float">
            <text:p>15250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28463" calcext:value-type="float">
            <text:p>14628463</text:p>
          </table:table-cell>
          <table:table-cell office:value-type="float" office:value="4786999" calcext:value-type="float">
            <text:p>4786999</text:p>
          </table:table-cell>
          <table:table-cell office:value-type="float" office:value="9841464" calcext:value-type="float">
            <text:p>984146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897" calcext:value-type="float">
            <text:p>75897</text:p>
          </table:table-cell>
          <table:table-cell office:value-type="float" office:value="929" calcext:value-type="float">
            <text:p>929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6386" calcext:value-type="float">
            <text:p>1611038746386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960" calcext:value-type="float">
            <text:p>64960</text:p>
          </table:table-cell>
          <table:table-cell office:value-type="float" office:value="1553" calcext:value-type="float">
            <text:p>1553</text:p>
          </table:table-cell>
          <table:table-cell office:value-type="float" office:value="1526236" calcext:value-type="float">
            <text:p>1526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28463" calcext:value-type="float">
            <text:p>14628463</text:p>
          </table:table-cell>
          <table:table-cell office:value-type="float" office:value="471759" calcext:value-type="float">
            <text:p>471759</text:p>
          </table:table-cell>
          <table:table-cell office:value-type="float" office:value="14156704" calcext:value-type="float">
            <text:p>141567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910" calcext:value-type="float">
            <text:p>75910</text:p>
          </table:table-cell>
          <table:table-cell office:value-type="float" office:value="1046" calcext:value-type="float">
            <text:p>1046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6490" calcext:value-type="float">
            <text:p>1611038746490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6552" calcext:value-type="float">
            <text:p>66552</text:p>
          </table:table-cell>
          <table:table-cell office:value-type="float" office:value="1560" calcext:value-type="float">
            <text:p>1560</text:p>
          </table:table-cell>
          <table:table-cell office:value-type="float" office:value="1531480" calcext:value-type="float">
            <text:p>15314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28463" calcext:value-type="float">
            <text:p>14628463</text:p>
          </table:table-cell>
          <table:table-cell office:value-type="float" office:value="8075935" calcext:value-type="float">
            <text:p>8075935</text:p>
          </table:table-cell>
          <table:table-cell office:value-type="float" office:value="6552528" calcext:value-type="float">
            <text:p>65525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925" calcext:value-type="float">
            <text:p>75925</text:p>
          </table:table-cell>
          <table:table-cell office:value-type="float" office:value="958" calcext:value-type="float">
            <text:p>958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6593" calcext:value-type="float">
            <text:p>1611038746593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6056" calcext:value-type="float">
            <text:p>86056</text:p>
          </table:table-cell>
          <table:table-cell office:value-type="float" office:value="1565" calcext:value-type="float">
            <text:p>1565</text:p>
          </table:table-cell>
          <table:table-cell office:value-type="float" office:value="1516992" calcext:value-type="float">
            <text:p>1516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28463" calcext:value-type="float">
            <text:p>14628463</text:p>
          </table:table-cell>
          <table:table-cell office:value-type="float" office:value="3023159" calcext:value-type="float">
            <text:p>3023159</text:p>
          </table:table-cell>
          <table:table-cell office:value-type="float" office:value="11605304" calcext:value-type="float">
            <text:p>116053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939" calcext:value-type="float">
            <text:p>75939</text:p>
          </table:table-cell>
          <table:table-cell office:value-type="float" office:value="781" calcext:value-type="float">
            <text:p>781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6698" calcext:value-type="float">
            <text:p>1611038746698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9764" calcext:value-type="float">
            <text:p>79764</text:p>
          </table:table-cell>
          <table:table-cell office:value-type="float" office:value="1560" calcext:value-type="float">
            <text:p>1560</text:p>
          </table:table-cell>
          <table:table-cell office:value-type="float" office:value="1518124" calcext:value-type="float">
            <text:p>15181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28463" calcext:value-type="float">
            <text:p>14628463</text:p>
          </table:table-cell>
          <table:table-cell office:value-type="float" office:value="204975" calcext:value-type="float">
            <text:p>204975</text:p>
          </table:table-cell>
          <table:table-cell office:value-type="float" office:value="14423488" calcext:value-type="float">
            <text:p>144234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953" calcext:value-type="float">
            <text:p>75953</text:p>
          </table:table-cell>
          <table:table-cell office:value-type="float" office:value="901" calcext:value-type="float">
            <text:p>901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6801" calcext:value-type="float">
            <text:p>1611038746801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668" calcext:value-type="float">
            <text:p>80668</text:p>
          </table:table-cell>
          <table:table-cell office:value-type="float" office:value="1562" calcext:value-type="float">
            <text:p>1562</text:p>
          </table:table-cell>
          <table:table-cell office:value-type="float" office:value="1519228" calcext:value-type="float">
            <text:p>1519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28463" calcext:value-type="float">
            <text:p>14628463</text:p>
          </table:table-cell>
          <table:table-cell office:value-type="float" office:value="4757343" calcext:value-type="float">
            <text:p>4757343</text:p>
          </table:table-cell>
          <table:table-cell office:value-type="float" office:value="9871120" calcext:value-type="float">
            <text:p>98711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968" calcext:value-type="float">
            <text:p>75968</text:p>
          </table:table-cell>
          <table:table-cell office:value-type="float" office:value="1030" calcext:value-type="float">
            <text:p>1030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6905" calcext:value-type="float">
            <text:p>1611038746905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168" calcext:value-type="float">
            <text:p>70168</text:p>
          </table:table-cell>
          <table:table-cell office:value-type="float" office:value="1557" calcext:value-type="float">
            <text:p>1557</text:p>
          </table:table-cell>
          <table:table-cell office:value-type="float" office:value="1525452" calcext:value-type="float">
            <text:p>15254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28463" calcext:value-type="float">
            <text:p>14628463</text:p>
          </table:table-cell>
          <table:table-cell office:value-type="float" office:value="5977711" calcext:value-type="float">
            <text:p>5977711</text:p>
          </table:table-cell>
          <table:table-cell office:value-type="float" office:value="8650752" calcext:value-type="float">
            <text:p>86507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982" calcext:value-type="float">
            <text:p>75982</text:p>
          </table:table-cell>
          <table:table-cell office:value-type="float" office:value="983" calcext:value-type="float">
            <text:p>983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7008" calcext:value-type="float">
            <text:p>1611038747008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7488" calcext:value-type="float">
            <text:p>57488</text:p>
          </table:table-cell>
          <table:table-cell office:value-type="float" office:value="1550" calcext:value-type="float">
            <text:p>1550</text:p>
          </table:table-cell>
          <table:table-cell office:value-type="float" office:value="1530748" calcext:value-type="float">
            <text:p>15307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804584" calcext:value-type="float">
            <text:p>15804584</text:p>
          </table:table-cell>
          <table:table-cell office:value-type="float" office:value="0" calcext:value-type="float">
            <text:p>0</text:p>
          </table:table-cell>
          <table:table-cell office:value-type="float" office:value="15804584" calcext:value-type="float">
            <text:p>1580458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5997" calcext:value-type="float">
            <text:p>75997</text:p>
          </table:table-cell>
          <table:table-cell office:value-type="float" office:value="952" calcext:value-type="float">
            <text:p>952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7113" calcext:value-type="float">
            <text:p>1611038747113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7816" calcext:value-type="float">
            <text:p>77816</text:p>
          </table:table-cell>
          <table:table-cell office:value-type="float" office:value="1573" calcext:value-type="float">
            <text:p>1573</text:p>
          </table:table-cell>
          <table:table-cell office:value-type="float" office:value="1533884" calcext:value-type="float">
            <text:p>15338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28463" calcext:value-type="float">
            <text:p>14628463</text:p>
          </table:table-cell>
          <table:table-cell office:value-type="float" office:value="235623" calcext:value-type="float">
            <text:p>235623</text:p>
          </table:table-cell>
          <table:table-cell office:value-type="float" office:value="14392840" calcext:value-type="float">
            <text:p>1439284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010" calcext:value-type="float">
            <text:p>76010</text:p>
          </table:table-cell>
          <table:table-cell office:value-type="float" office:value="838" calcext:value-type="float">
            <text:p>838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7217" calcext:value-type="float">
            <text:p>1611038747217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2572" calcext:value-type="float">
            <text:p>62572</text:p>
          </table:table-cell>
          <table:table-cell office:value-type="float" office:value="1564" calcext:value-type="float">
            <text:p>1564</text:p>
          </table:table-cell>
          <table:table-cell office:value-type="float" office:value="1539468" calcext:value-type="float">
            <text:p>15394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319328" calcext:value-type="float">
            <text:p>19319328</text:p>
          </table:table-cell>
          <table:table-cell office:value-type="float" office:value="0" calcext:value-type="float">
            <text:p>0</text:p>
          </table:table-cell>
          <table:table-cell office:value-type="float" office:value="19319328" calcext:value-type="float">
            <text:p>193193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026" calcext:value-type="float">
            <text:p>76026</text:p>
          </table:table-cell>
          <table:table-cell office:value-type="float" office:value="1007" calcext:value-type="float">
            <text:p>1007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7332" calcext:value-type="float">
            <text:p>1611038747332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1288" calcext:value-type="float">
            <text:p>61288</text:p>
          </table:table-cell>
          <table:table-cell office:value-type="float" office:value="1566" calcext:value-type="float">
            <text:p>1566</text:p>
          </table:table-cell>
          <table:table-cell office:value-type="float" office:value="1542468" calcext:value-type="float">
            <text:p>15424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28463" calcext:value-type="float">
            <text:p>14628463</text:p>
          </table:table-cell>
          <table:table-cell office:value-type="float" office:value="1863775" calcext:value-type="float">
            <text:p>1863775</text:p>
          </table:table-cell>
          <table:table-cell office:value-type="float" office:value="12764688" calcext:value-type="float">
            <text:p>127646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040" calcext:value-type="float">
            <text:p>76040</text:p>
          </table:table-cell>
          <table:table-cell office:value-type="float" office:value="854" calcext:value-type="float">
            <text:p>854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7436" calcext:value-type="float">
            <text:p>1611038747436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536" calcext:value-type="float">
            <text:p>69536</text:p>
          </table:table-cell>
          <table:table-cell office:value-type="float" office:value="1573" calcext:value-type="float">
            <text:p>1573</text:p>
          </table:table-cell>
          <table:table-cell office:value-type="float" office:value="1541324" calcext:value-type="float">
            <text:p>15413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28463" calcext:value-type="float">
            <text:p>14628463</text:p>
          </table:table-cell>
          <table:table-cell office:value-type="float" office:value="4324031" calcext:value-type="float">
            <text:p>4324031</text:p>
          </table:table-cell>
          <table:table-cell office:value-type="float" office:value="10304432" calcext:value-type="float">
            <text:p>1030443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055" calcext:value-type="float">
            <text:p>76055</text:p>
          </table:table-cell>
          <table:table-cell office:value-type="float" office:value="1024" calcext:value-type="float">
            <text:p>1024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7540" calcext:value-type="float">
            <text:p>1611038747540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8672" calcext:value-type="float">
            <text:p>58672</text:p>
          </table:table-cell>
          <table:table-cell office:value-type="float" office:value="1567" calcext:value-type="float">
            <text:p>1567</text:p>
          </table:table-cell>
          <table:table-cell office:value-type="float" office:value="1546736" calcext:value-type="float">
            <text:p>15467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28463" calcext:value-type="float">
            <text:p>14628463</text:p>
          </table:table-cell>
          <table:table-cell office:value-type="float" office:value="939135" calcext:value-type="float">
            <text:p>939135</text:p>
          </table:table-cell>
          <table:table-cell office:value-type="float" office:value="13689328" calcext:value-type="float">
            <text:p>136893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069" calcext:value-type="float">
            <text:p>76069</text:p>
          </table:table-cell>
          <table:table-cell office:value-type="float" office:value="859" calcext:value-type="float">
            <text:p>859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7644" calcext:value-type="float">
            <text:p>1611038747644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1744" calcext:value-type="float">
            <text:p>71744</text:p>
          </table:table-cell>
          <table:table-cell office:value-type="float" office:value="1568" calcext:value-type="float">
            <text:p>1568</text:p>
          </table:table-cell>
          <table:table-cell office:value-type="float" office:value="1533948" calcext:value-type="float">
            <text:p>15339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28463" calcext:value-type="float">
            <text:p>14628463</text:p>
          </table:table-cell>
          <table:table-cell office:value-type="float" office:value="782735" calcext:value-type="float">
            <text:p>782735</text:p>
          </table:table-cell>
          <table:table-cell office:value-type="float" office:value="13845728" calcext:value-type="float">
            <text:p>138457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084" calcext:value-type="float">
            <text:p>76084</text:p>
          </table:table-cell>
          <table:table-cell office:value-type="float" office:value="957" calcext:value-type="float">
            <text:p>957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7748" calcext:value-type="float">
            <text:p>1611038747748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1132" calcext:value-type="float">
            <text:p>71132</text:p>
          </table:table-cell>
          <table:table-cell office:value-type="float" office:value="1569" calcext:value-type="float">
            <text:p>1569</text:p>
          </table:table-cell>
          <table:table-cell office:value-type="float" office:value="1535732" calcext:value-type="float">
            <text:p>15357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28463" calcext:value-type="float">
            <text:p>14628463</text:p>
          </table:table-cell>
          <table:table-cell office:value-type="float" office:value="1979031" calcext:value-type="float">
            <text:p>1979031</text:p>
          </table:table-cell>
          <table:table-cell office:value-type="float" office:value="12649432" calcext:value-type="float">
            <text:p>1264943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099" calcext:value-type="float">
            <text:p>76099</text:p>
          </table:table-cell>
          <table:table-cell office:value-type="float" office:value="830" calcext:value-type="float">
            <text:p>830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7852" calcext:value-type="float">
            <text:p>1611038747852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448" calcext:value-type="float">
            <text:p>70448</text:p>
          </table:table-cell>
          <table:table-cell office:value-type="float" office:value="1568" calcext:value-type="float">
            <text:p>1568</text:p>
          </table:table-cell>
          <table:table-cell office:value-type="float" office:value="1535728" calcext:value-type="float">
            <text:p>15357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28463" calcext:value-type="float">
            <text:p>14628463</text:p>
          </table:table-cell>
          <table:table-cell office:value-type="float" office:value="1055263" calcext:value-type="float">
            <text:p>1055263</text:p>
          </table:table-cell>
          <table:table-cell office:value-type="float" office:value="13573200" calcext:value-type="float">
            <text:p>135732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114" calcext:value-type="float">
            <text:p>76114</text:p>
          </table:table-cell>
          <table:table-cell office:value-type="float" office:value="692" calcext:value-type="float">
            <text:p>692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7956" calcext:value-type="float">
            <text:p>1611038747956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012" calcext:value-type="float">
            <text:p>69012</text:p>
          </table:table-cell>
          <table:table-cell office:value-type="float" office:value="1567" calcext:value-type="float">
            <text:p>1567</text:p>
          </table:table-cell>
          <table:table-cell office:value-type="float" office:value="1536092" calcext:value-type="float">
            <text:p>1536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28463" calcext:value-type="float">
            <text:p>14628463</text:p>
          </table:table-cell>
          <table:table-cell office:value-type="float" office:value="313495" calcext:value-type="float">
            <text:p>313495</text:p>
          </table:table-cell>
          <table:table-cell office:value-type="float" office:value="14314968" calcext:value-type="float">
            <text:p>1431496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129" calcext:value-type="float">
            <text:p>76129</text:p>
          </table:table-cell>
          <table:table-cell office:value-type="float" office:value="748" calcext:value-type="float">
            <text:p>748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8060" calcext:value-type="float">
            <text:p>1611038748060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9696" calcext:value-type="float">
            <text:p>69696</text:p>
          </table:table-cell>
          <table:table-cell office:value-type="float" office:value="1568" calcext:value-type="float">
            <text:p>1568</text:p>
          </table:table-cell>
          <table:table-cell office:value-type="float" office:value="1536120" calcext:value-type="float">
            <text:p>15361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28463" calcext:value-type="float">
            <text:p>14628463</text:p>
          </table:table-cell>
          <table:table-cell office:value-type="float" office:value="79767" calcext:value-type="float">
            <text:p>79767</text:p>
          </table:table-cell>
          <table:table-cell office:value-type="float" office:value="14548696" calcext:value-type="float">
            <text:p>1454869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145" calcext:value-type="float">
            <text:p>76145</text:p>
          </table:table-cell>
          <table:table-cell office:value-type="float" office:value="770" calcext:value-type="float">
            <text:p>770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8163" calcext:value-type="float">
            <text:p>1611038748163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396" calcext:value-type="float">
            <text:p>70396</text:p>
          </table:table-cell>
          <table:table-cell office:value-type="float" office:value="1568" calcext:value-type="float">
            <text:p>1568</text:p>
          </table:table-cell>
          <table:table-cell office:value-type="float" office:value="1536120" calcext:value-type="float">
            <text:p>15361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28463" calcext:value-type="float">
            <text:p>14628463</text:p>
          </table:table-cell>
          <table:table-cell office:value-type="float" office:value="965191" calcext:value-type="float">
            <text:p>965191</text:p>
          </table:table-cell>
          <table:table-cell office:value-type="float" office:value="13663272" calcext:value-type="float">
            <text:p>1366327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162" calcext:value-type="float">
            <text:p>76162</text:p>
          </table:table-cell>
          <table:table-cell office:value-type="float" office:value="702" calcext:value-type="float">
            <text:p>702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8269" calcext:value-type="float">
            <text:p>1611038748269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3960" calcext:value-type="float">
            <text:p>73960</text:p>
          </table:table-cell>
          <table:table-cell office:value-type="float" office:value="1572" calcext:value-type="float">
            <text:p>1572</text:p>
          </table:table-cell>
          <table:table-cell office:value-type="float" office:value="1536152" calcext:value-type="float">
            <text:p>15361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31133" calcext:value-type="float">
            <text:p>10631133</text:p>
          </table:table-cell>
          <table:table-cell office:value-type="float" office:value="1117165" calcext:value-type="float">
            <text:p>1117165</text:p>
          </table:table-cell>
          <table:table-cell office:value-type="float" office:value="9513968" calcext:value-type="float">
            <text:p>951396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180" calcext:value-type="float">
            <text:p>76180</text:p>
          </table:table-cell>
          <table:table-cell office:value-type="float" office:value="796" calcext:value-type="float">
            <text:p>796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8375" calcext:value-type="float">
            <text:p>1611038748375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8092" calcext:value-type="float">
            <text:p>58092</text:p>
          </table:table-cell>
          <table:table-cell office:value-type="float" office:value="1558" calcext:value-type="float">
            <text:p>1558</text:p>
          </table:table-cell>
          <table:table-cell office:value-type="float" office:value="1537544" calcext:value-type="float">
            <text:p>15375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247224" calcext:value-type="float">
            <text:p>11247224</text:p>
          </table:table-cell>
          <table:table-cell office:value-type="float" office:value="0" calcext:value-type="float">
            <text:p>0</text:p>
          </table:table-cell>
          <table:table-cell office:value-type="float" office:value="11247224" calcext:value-type="float">
            <text:p>1124722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194" calcext:value-type="float">
            <text:p>76194</text:p>
          </table:table-cell>
          <table:table-cell office:value-type="float" office:value="941" calcext:value-type="float">
            <text:p>941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8479" calcext:value-type="float">
            <text:p>1611038748479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732" calcext:value-type="float">
            <text:p>96732</text:p>
          </table:table-cell>
          <table:table-cell office:value-type="float" office:value="1564" calcext:value-type="float">
            <text:p>1564</text:p>
          </table:table-cell>
          <table:table-cell office:value-type="float" office:value="1505896" calcext:value-type="float">
            <text:p>15058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188416" calcext:value-type="float">
            <text:p>9188416</text:p>
          </table:table-cell>
          <table:table-cell office:value-type="float" office:value="0" calcext:value-type="float">
            <text:p>0</text:p>
          </table:table-cell>
          <table:table-cell office:value-type="float" office:value="9188416" calcext:value-type="float">
            <text:p>91884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208" calcext:value-type="float">
            <text:p>76208</text:p>
          </table:table-cell>
          <table:table-cell office:value-type="float" office:value="846" calcext:value-type="float">
            <text:p>846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8583" calcext:value-type="float">
            <text:p>1611038748583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6424" calcext:value-type="float">
            <text:p>116424</text:p>
          </table:table-cell>
          <table:table-cell office:value-type="float" office:value="1578" calcext:value-type="float">
            <text:p>1578</text:p>
          </table:table-cell>
          <table:table-cell office:value-type="float" office:value="1499948" calcext:value-type="float">
            <text:p>14999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015823" calcext:value-type="float">
            <text:p>9015823</text:p>
          </table:table-cell>
          <table:table-cell office:value-type="float" office:value="654743" calcext:value-type="float">
            <text:p>654743</text:p>
          </table:table-cell>
          <table:table-cell office:value-type="float" office:value="8361080" calcext:value-type="float">
            <text:p>836108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222" calcext:value-type="float">
            <text:p>76222</text:p>
          </table:table-cell>
          <table:table-cell office:value-type="float" office:value="792" calcext:value-type="float">
            <text:p>792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8687" calcext:value-type="float">
            <text:p>1611038748687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3848" calcext:value-type="float">
            <text:p>113848</text:p>
          </table:table-cell>
          <table:table-cell office:value-type="float" office:value="1576" calcext:value-type="float">
            <text:p>1576</text:p>
          </table:table-cell>
          <table:table-cell office:value-type="float" office:value="1499980" calcext:value-type="float">
            <text:p>1499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060648" calcext:value-type="float">
            <text:p>9060648</text:p>
          </table:table-cell>
          <table:table-cell office:value-type="float" office:value="0" calcext:value-type="float">
            <text:p>0</text:p>
          </table:table-cell>
          <table:table-cell office:value-type="float" office:value="9060648" calcext:value-type="float">
            <text:p>906064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238" calcext:value-type="float">
            <text:p>76238</text:p>
          </table:table-cell>
          <table:table-cell office:value-type="float" office:value="786" calcext:value-type="float">
            <text:p>786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8791" calcext:value-type="float">
            <text:p>1611038748791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35576" calcext:value-type="float">
            <text:p>135576</text:p>
          </table:table-cell>
          <table:table-cell office:value-type="float" office:value="1596" calcext:value-type="float">
            <text:p>1596</text:p>
          </table:table-cell>
          <table:table-cell office:value-type="float" office:value="1499980" calcext:value-type="float">
            <text:p>1499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96536" calcext:value-type="float">
            <text:p>11196536</text:p>
          </table:table-cell>
          <table:table-cell office:value-type="float" office:value="0" calcext:value-type="float">
            <text:p>0</text:p>
          </table:table-cell>
          <table:table-cell office:value-type="float" office:value="11196536" calcext:value-type="float">
            <text:p>1119653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255" calcext:value-type="float">
            <text:p>76255</text:p>
          </table:table-cell>
          <table:table-cell office:value-type="float" office:value="757" calcext:value-type="float">
            <text:p>757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8902" calcext:value-type="float">
            <text:p>1611038748902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29364" calcext:value-type="float">
            <text:p>129364</text:p>
          </table:table-cell>
          <table:table-cell office:value-type="float" office:value="1590" calcext:value-type="float">
            <text:p>1590</text:p>
          </table:table-cell>
          <table:table-cell office:value-type="float" office:value="1500044" calcext:value-type="float">
            <text:p>15000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01149" calcext:value-type="float">
            <text:p>11101149</text:p>
          </table:table-cell>
          <table:table-cell office:value-type="float" office:value="3560277" calcext:value-type="float">
            <text:p>3560277</text:p>
          </table:table-cell>
          <table:table-cell office:value-type="float" office:value="7540872" calcext:value-type="float">
            <text:p>754087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269" calcext:value-type="float">
            <text:p>76269</text:p>
          </table:table-cell>
          <table:table-cell office:value-type="float" office:value="942" calcext:value-type="float">
            <text:p>942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9011" calcext:value-type="float">
            <text:p>1611038749011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7212" calcext:value-type="float">
            <text:p>77212</text:p>
          </table:table-cell>
          <table:table-cell office:value-type="float" office:value="1538" calcext:value-type="float">
            <text:p>1538</text:p>
          </table:table-cell>
          <table:table-cell office:value-type="float" office:value="1500072" calcext:value-type="float">
            <text:p>15000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00752" calcext:value-type="float">
            <text:p>11500752</text:p>
          </table:table-cell>
          <table:table-cell office:value-type="float" office:value="0" calcext:value-type="float">
            <text:p>0</text:p>
          </table:table-cell>
          <table:table-cell office:value-type="float" office:value="11500752" calcext:value-type="float">
            <text:p>115007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281" calcext:value-type="float">
            <text:p>76281</text:p>
          </table:table-cell>
          <table:table-cell office:value-type="float" office:value="800" calcext:value-type="float">
            <text:p>800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9119" calcext:value-type="float">
            <text:p>1611038749119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8240" calcext:value-type="float">
            <text:p>78240</text:p>
          </table:table-cell>
          <table:table-cell office:value-type="float" office:value="1525" calcext:value-type="float">
            <text:p>1525</text:p>
          </table:table-cell>
          <table:table-cell office:value-type="float" office:value="1480812" calcext:value-type="float">
            <text:p>14808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01149" calcext:value-type="float">
            <text:p>11101149</text:p>
          </table:table-cell>
          <table:table-cell office:value-type="float" office:value="4542637" calcext:value-type="float">
            <text:p>4542637</text:p>
          </table:table-cell>
          <table:table-cell office:value-type="float" office:value="6558512" calcext:value-type="float">
            <text:p>655851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296" calcext:value-type="float">
            <text:p>76296</text:p>
          </table:table-cell>
          <table:table-cell office:value-type="float" office:value="993" calcext:value-type="float">
            <text:p>993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9224" calcext:value-type="float">
            <text:p>1611038749224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6584" calcext:value-type="float">
            <text:p>86584</text:p>
          </table:table-cell>
          <table:table-cell office:value-type="float" office:value="1529" calcext:value-type="float">
            <text:p>1529</text:p>
          </table:table-cell>
          <table:table-cell office:value-type="float" office:value="1480116" calcext:value-type="float">
            <text:p>14801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01149" calcext:value-type="float">
            <text:p>11101149</text:p>
          </table:table-cell>
          <table:table-cell office:value-type="float" office:value="3692261" calcext:value-type="float">
            <text:p>3692261</text:p>
          </table:table-cell>
          <table:table-cell office:value-type="float" office:value="7408888" calcext:value-type="float">
            <text:p>74088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309" calcext:value-type="float">
            <text:p>76309</text:p>
          </table:table-cell>
          <table:table-cell office:value-type="float" office:value="1124" calcext:value-type="float">
            <text:p>1124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9338" calcext:value-type="float">
            <text:p>1611038749338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5992" calcext:value-type="float">
            <text:p>85992</text:p>
          </table:table-cell>
          <table:table-cell office:value-type="float" office:value="1529" calcext:value-type="float">
            <text:p>1529</text:p>
          </table:table-cell>
          <table:table-cell office:value-type="float" office:value="1480136" calcext:value-type="float">
            <text:p>14801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01149" calcext:value-type="float">
            <text:p>11101149</text:p>
          </table:table-cell>
          <table:table-cell office:value-type="float" office:value="4731949" calcext:value-type="float">
            <text:p>4731949</text:p>
          </table:table-cell>
          <table:table-cell office:value-type="float" office:value="6369200" calcext:value-type="float">
            <text:p>63692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321" calcext:value-type="float">
            <text:p>76321</text:p>
          </table:table-cell>
          <table:table-cell office:value-type="float" office:value="1019" calcext:value-type="float">
            <text:p>1019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9445" calcext:value-type="float">
            <text:p>1611038749445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412" calcext:value-type="float">
            <text:p>80412</text:p>
          </table:table-cell>
          <table:table-cell office:value-type="float" office:value="1524" calcext:value-type="float">
            <text:p>1524</text:p>
          </table:table-cell>
          <table:table-cell office:value-type="float" office:value="1480180" calcext:value-type="float">
            <text:p>14801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01149" calcext:value-type="float">
            <text:p>11101149</text:p>
          </table:table-cell>
          <table:table-cell office:value-type="float" office:value="726061" calcext:value-type="float">
            <text:p>726061</text:p>
          </table:table-cell>
          <table:table-cell office:value-type="float" office:value="10375088" calcext:value-type="float">
            <text:p>103750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332" calcext:value-type="float">
            <text:p>76332</text:p>
          </table:table-cell>
          <table:table-cell office:value-type="float" office:value="1001" calcext:value-type="float">
            <text:p>1001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9553" calcext:value-type="float">
            <text:p>1611038749553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0660" calcext:value-type="float">
            <text:p>100660</text:p>
          </table:table-cell>
          <table:table-cell office:value-type="float" office:value="1544" calcext:value-type="float">
            <text:p>1544</text:p>
          </table:table-cell>
          <table:table-cell office:value-type="float" office:value="1480828" calcext:value-type="float">
            <text:p>14808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01149" calcext:value-type="float">
            <text:p>11101149</text:p>
          </table:table-cell>
          <table:table-cell office:value-type="float" office:value="4760733" calcext:value-type="float">
            <text:p>4760733</text:p>
          </table:table-cell>
          <table:table-cell office:value-type="float" office:value="6340416" calcext:value-type="float">
            <text:p>63404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345" calcext:value-type="float">
            <text:p>76345</text:p>
          </table:table-cell>
          <table:table-cell office:value-type="float" office:value="1072" calcext:value-type="float">
            <text:p>1072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9658" calcext:value-type="float">
            <text:p>1611038749658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0900" calcext:value-type="float">
            <text:p>110900</text:p>
          </table:table-cell>
          <table:table-cell office:value-type="float" office:value="1554" calcext:value-type="float">
            <text:p>1554</text:p>
          </table:table-cell>
          <table:table-cell office:value-type="float" office:value="1481180" calcext:value-type="float">
            <text:p>14811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01149" calcext:value-type="float">
            <text:p>11101149</text:p>
          </table:table-cell>
          <table:table-cell office:value-type="float" office:value="4261021" calcext:value-type="float">
            <text:p>4261021</text:p>
          </table:table-cell>
          <table:table-cell office:value-type="float" office:value="6840128" calcext:value-type="float">
            <text:p>68401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357" calcext:value-type="float">
            <text:p>76357</text:p>
          </table:table-cell>
          <table:table-cell office:value-type="float" office:value="617" calcext:value-type="float">
            <text:p>617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9807" calcext:value-type="float">
            <text:p>1611038749807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0960" calcext:value-type="float">
            <text:p>110960</text:p>
          </table:table-cell>
          <table:table-cell office:value-type="float" office:value="1554" calcext:value-type="float">
            <text:p>1554</text:p>
          </table:table-cell>
          <table:table-cell office:value-type="float" office:value="1481460" calcext:value-type="float">
            <text:p>14814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01149" calcext:value-type="float">
            <text:p>11101149</text:p>
          </table:table-cell>
          <table:table-cell office:value-type="float" office:value="3826845" calcext:value-type="float">
            <text:p>3826845</text:p>
          </table:table-cell>
          <table:table-cell office:value-type="float" office:value="7274304" calcext:value-type="float">
            <text:p>72743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367" calcext:value-type="float">
            <text:p>76367</text:p>
          </table:table-cell>
          <table:table-cell office:value-type="float" office:value="355" calcext:value-type="float">
            <text:p>355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49922" calcext:value-type="float">
            <text:p>1611038749922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9812" calcext:value-type="float">
            <text:p>109812</text:p>
          </table:table-cell>
          <table:table-cell office:value-type="float" office:value="1554" calcext:value-type="float">
            <text:p>1554</text:p>
          </table:table-cell>
          <table:table-cell office:value-type="float" office:value="1481664" calcext:value-type="float">
            <text:p>14816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01149" calcext:value-type="float">
            <text:p>11101149</text:p>
          </table:table-cell>
          <table:table-cell office:value-type="float" office:value="3392669" calcext:value-type="float">
            <text:p>3392669</text:p>
          </table:table-cell>
          <table:table-cell office:value-type="float" office:value="7708480" calcext:value-type="float">
            <text:p>770848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379" calcext:value-type="float">
            <text:p>76379</text:p>
          </table:table-cell>
          <table:table-cell office:value-type="float" office:value="680" calcext:value-type="float">
            <text:p>680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50040" calcext:value-type="float">
            <text:p>1611038750040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9812" calcext:value-type="float">
            <text:p>109812</text:p>
          </table:table-cell>
          <table:table-cell office:value-type="float" office:value="1554" calcext:value-type="float">
            <text:p>1554</text:p>
          </table:table-cell>
          <table:table-cell office:value-type="float" office:value="1481944" calcext:value-type="float">
            <text:p>14819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01149" calcext:value-type="float">
            <text:p>11101149</text:p>
          </table:table-cell>
          <table:table-cell office:value-type="float" office:value="3056797" calcext:value-type="float">
            <text:p>3056797</text:p>
          </table:table-cell>
          <table:table-cell office:value-type="float" office:value="8044352" calcext:value-type="float">
            <text:p>80443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393" calcext:value-type="float">
            <text:p>76393</text:p>
          </table:table-cell>
          <table:table-cell office:value-type="float" office:value="905" calcext:value-type="float">
            <text:p>905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50187" calcext:value-type="float">
            <text:p>1611038750187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6088" calcext:value-type="float">
            <text:p>76088</text:p>
          </table:table-cell>
          <table:table-cell office:value-type="float" office:value="1521" calcext:value-type="float">
            <text:p>1521</text:p>
          </table:table-cell>
          <table:table-cell office:value-type="float" office:value="1481944" calcext:value-type="float">
            <text:p>14819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01149" calcext:value-type="float">
            <text:p>11101149</text:p>
          </table:table-cell>
          <table:table-cell office:value-type="float" office:value="2835613" calcext:value-type="float">
            <text:p>2835613</text:p>
          </table:table-cell>
          <table:table-cell office:value-type="float" office:value="8265536" calcext:value-type="float">
            <text:p>826553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408" calcext:value-type="float">
            <text:p>76408</text:p>
          </table:table-cell>
          <table:table-cell office:value-type="float" office:value="1231" calcext:value-type="float">
            <text:p>1231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50326" calcext:value-type="float">
            <text:p>1611038750326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5304" calcext:value-type="float">
            <text:p>75304</text:p>
          </table:table-cell>
          <table:table-cell office:value-type="float" office:value="1521" calcext:value-type="float">
            <text:p>1521</text:p>
          </table:table-cell>
          <table:table-cell office:value-type="float" office:value="1482680" calcext:value-type="float">
            <text:p>14826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01149" calcext:value-type="float">
            <text:p>11101149</text:p>
          </table:table-cell>
          <table:table-cell office:value-type="float" office:value="2614429" calcext:value-type="float">
            <text:p>2614429</text:p>
          </table:table-cell>
          <table:table-cell office:value-type="float" office:value="8486720" calcext:value-type="float">
            <text:p>848672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76419" calcext:value-type="float">
            <text:p>76419</text:p>
          </table:table-cell>
          <table:table-cell office:value-type="float" office:value="847" calcext:value-type="float">
            <text:p>847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50485" calcext:value-type="float">
            <text:p>1611038750485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4868" calcext:value-type="float">
            <text:p>74868</text:p>
          </table:table-cell>
          <table:table-cell office:value-type="float" office:value="1521" calcext:value-type="float">
            <text:p>1521</text:p>
          </table:table-cell>
          <table:table-cell office:value-type="float" office:value="1482744" calcext:value-type="float">
            <text:p>14827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01149" calcext:value-type="float">
            <text:p>11101149</text:p>
          </table:table-cell>
          <table:table-cell office:value-type="float" office:value="2426013" calcext:value-type="float">
            <text:p>2426013</text:p>
          </table:table-cell>
          <table:table-cell office:value-type="float" office:value="8675136" calcext:value-type="float">
            <text:p>86751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6430" calcext:value-type="float">
            <text:p>76430</text:p>
          </table:table-cell>
          <table:table-cell office:value-type="float" office:value="974" calcext:value-type="float">
            <text:p>974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50597" calcext:value-type="float">
            <text:p>1611038750597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3732" calcext:value-type="float">
            <text:p>73732</text:p>
          </table:table-cell>
          <table:table-cell office:value-type="float" office:value="1520" calcext:value-type="float">
            <text:p>1520</text:p>
          </table:table-cell>
          <table:table-cell office:value-type="float" office:value="1483068" calcext:value-type="float">
            <text:p>14830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01149" calcext:value-type="float">
            <text:p>11101149</text:p>
          </table:table-cell>
          <table:table-cell office:value-type="float" office:value="2237597" calcext:value-type="float">
            <text:p>2237597</text:p>
          </table:table-cell>
          <table:table-cell office:value-type="float" office:value="8863552" calcext:value-type="float">
            <text:p>88635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6443" calcext:value-type="float">
            <text:p>76443</text:p>
          </table:table-cell>
          <table:table-cell office:value-type="float" office:value="536" calcext:value-type="float">
            <text:p>536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50736" calcext:value-type="float">
            <text:p>1611038750736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2360" calcext:value-type="float">
            <text:p>72360</text:p>
          </table:table-cell>
          <table:table-cell office:value-type="float" office:value="1518" calcext:value-type="float">
            <text:p>1518</text:p>
          </table:table-cell>
          <table:table-cell office:value-type="float" office:value="1483040" calcext:value-type="float">
            <text:p>1483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01149" calcext:value-type="float">
            <text:p>11101149</text:p>
          </table:table-cell>
          <table:table-cell office:value-type="float" office:value="2098333" calcext:value-type="float">
            <text:p>2098333</text:p>
          </table:table-cell>
          <table:table-cell office:value-type="float" office:value="9002816" calcext:value-type="float">
            <text:p>90028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6456" calcext:value-type="float">
            <text:p>76456</text:p>
          </table:table-cell>
          <table:table-cell office:value-type="float" office:value="360" calcext:value-type="float">
            <text:p>360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50852" calcext:value-type="float">
            <text:p>161103875085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1832" calcext:value-type="float">
            <text:p>71832</text:p>
          </table:table-cell>
          <table:table-cell office:value-type="float" office:value="1518" calcext:value-type="float">
            <text:p>1518</text:p>
          </table:table-cell>
          <table:table-cell office:value-type="float" office:value="1483040" calcext:value-type="float">
            <text:p>1483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01149" calcext:value-type="float">
            <text:p>11101149</text:p>
          </table:table-cell>
          <table:table-cell office:value-type="float" office:value="1959069" calcext:value-type="float">
            <text:p>1959069</text:p>
          </table:table-cell>
          <table:table-cell office:value-type="float" office:value="9142080" calcext:value-type="float">
            <text:p>9142080</text:p>
          </table:table-cell>
          <table:table-cell office:value-type="float" office:value="8" calcext:value-type="float">
            <text:p>8</text:p>
          </table:table-cell>
          <table:table-cell office:value-type="float" office:value="1996800" calcext:value-type="float">
            <text:p>1996800</text:p>
          </table:table-cell>
          <table:table-cell office:value-type="float" office:value="76471" calcext:value-type="float">
            <text:p>76471</text:p>
          </table:table-cell>
          <table:table-cell office:value-type="float" office:value="353" calcext:value-type="float">
            <text:p>353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51001" calcext:value-type="float">
            <text:p>161103875100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928" calcext:value-type="float">
            <text:p>70928</text:p>
          </table:table-cell>
          <table:table-cell office:value-type="float" office:value="1518" calcext:value-type="float">
            <text:p>1518</text:p>
          </table:table-cell>
          <table:table-cell office:value-type="float" office:value="1483588" calcext:value-type="float">
            <text:p>14835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01149" calcext:value-type="float">
            <text:p>11101149</text:p>
          </table:table-cell>
          <table:table-cell office:value-type="float" office:value="1836189" calcext:value-type="float">
            <text:p>1836189</text:p>
          </table:table-cell>
          <table:table-cell office:value-type="float" office:value="9264960" calcext:value-type="float">
            <text:p>92649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6483" calcext:value-type="float">
            <text:p>76483</text:p>
          </table:table-cell>
          <table:table-cell office:value-type="float" office:value="353" calcext:value-type="float">
            <text:p>353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51120" calcext:value-type="float">
            <text:p>161103875112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800" calcext:value-type="float">
            <text:p>70800</text:p>
          </table:table-cell>
          <table:table-cell office:value-type="float" office:value="1518" calcext:value-type="float">
            <text:p>1518</text:p>
          </table:table-cell>
          <table:table-cell office:value-type="float" office:value="1483652" calcext:value-type="float">
            <text:p>14836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01149" calcext:value-type="float">
            <text:p>11101149</text:p>
          </table:table-cell>
          <table:table-cell office:value-type="float" office:value="1746077" calcext:value-type="float">
            <text:p>1746077</text:p>
          </table:table-cell>
          <table:table-cell office:value-type="float" office:value="9355072" calcext:value-type="float">
            <text:p>93550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76496" calcext:value-type="float">
            <text:p>76496</text:p>
          </table:table-cell>
          <table:table-cell office:value-type="float" office:value="354" calcext:value-type="float">
            <text:p>354</text:p>
          </table:table-cell>
          <table:table-cell office:value-type="float" office:value="3873" calcext:value-type="float">
            <text:p>3873</text:p>
          </table:table-cell>
          <table:table-cell office:value-type="float" office:value="1611038751239" calcext:value-type="float">
            <text:p>161103875123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3752" calcext:value-type="float">
            <text:p>103752</text:p>
          </table:table-cell>
          <table:table-cell office:value-type="float" office:value="1376" calcext:value-type="float">
            <text:p>1376</text:p>
          </table:table-cell>
          <table:table-cell office:value-type="float" office:value="1306252" calcext:value-type="float">
            <text:p>13062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37791" calcext:value-type="float">
            <text:p>6937791</text:p>
          </table:table-cell>
          <table:table-cell office:value-type="float" office:value="763631" calcext:value-type="float">
            <text:p>763631</text:p>
          </table:table-cell>
          <table:table-cell office:value-type="float" office:value="6174160" calcext:value-type="float">
            <text:p>61741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457" calcext:value-type="float">
            <text:p>94457</text:p>
          </table:table-cell>
          <table:table-cell office:value-type="float" office:value="427" calcext:value-type="float">
            <text:p>427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68859" calcext:value-type="float">
            <text:p>161103886885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3948" calcext:value-type="float">
            <text:p>103948</text:p>
          </table:table-cell>
          <table:table-cell office:value-type="float" office:value="1376" calcext:value-type="float">
            <text:p>1376</text:p>
          </table:table-cell>
          <table:table-cell office:value-type="float" office:value="1306284" calcext:value-type="float">
            <text:p>1306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36490" calcext:value-type="float">
            <text:p>10136490</text:p>
          </table:table-cell>
          <table:table-cell office:value-type="float" office:value="4114418" calcext:value-type="float">
            <text:p>4114418</text:p>
          </table:table-cell>
          <table:table-cell office:value-type="float" office:value="6022072" calcext:value-type="float">
            <text:p>60220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477" calcext:value-type="float">
            <text:p>94477</text:p>
          </table:table-cell>
          <table:table-cell office:value-type="float" office:value="470" calcext:value-type="float">
            <text:p>470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68977" calcext:value-type="float">
            <text:p>161103886897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4248" calcext:value-type="float">
            <text:p>104248</text:p>
          </table:table-cell>
          <table:table-cell office:value-type="float" office:value="1377" calcext:value-type="float">
            <text:p>1377</text:p>
          </table:table-cell>
          <table:table-cell office:value-type="float" office:value="1306316" calcext:value-type="float">
            <text:p>13063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36490" calcext:value-type="float">
            <text:p>10136490</text:p>
          </table:table-cell>
          <table:table-cell office:value-type="float" office:value="4633394" calcext:value-type="float">
            <text:p>4633394</text:p>
          </table:table-cell>
          <table:table-cell office:value-type="float" office:value="5503096" calcext:value-type="float">
            <text:p>55030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500" calcext:value-type="float">
            <text:p>94500</text:p>
          </table:table-cell>
          <table:table-cell office:value-type="float" office:value="400" calcext:value-type="float">
            <text:p>400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69128" calcext:value-type="float">
            <text:p>161103886912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9040" calcext:value-type="float">
            <text:p>99040</text:p>
          </table:table-cell>
          <table:table-cell office:value-type="float" office:value="1377" calcext:value-type="float">
            <text:p>1377</text:p>
          </table:table-cell>
          <table:table-cell office:value-type="float" office:value="1306316" calcext:value-type="float">
            <text:p>13063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48232" calcext:value-type="float">
            <text:p>11348232</text:p>
          </table:table-cell>
          <table:table-cell office:value-type="float" office:value="0" calcext:value-type="float">
            <text:p>0</text:p>
          </table:table-cell>
          <table:table-cell office:value-type="float" office:value="11348232" calcext:value-type="float">
            <text:p>113482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519" calcext:value-type="float">
            <text:p>94519</text:p>
          </table:table-cell>
          <table:table-cell office:value-type="float" office:value="386" calcext:value-type="float">
            <text:p>386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69249" calcext:value-type="float">
            <text:p>161103886924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0744" calcext:value-type="float">
            <text:p>100744</text:p>
          </table:table-cell>
          <table:table-cell office:value-type="float" office:value="1373" calcext:value-type="float">
            <text:p>1373</text:p>
          </table:table-cell>
          <table:table-cell office:value-type="float" office:value="1306384" calcext:value-type="float">
            <text:p>13063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36490" calcext:value-type="float">
            <text:p>10136490</text:p>
          </table:table-cell>
          <table:table-cell office:value-type="float" office:value="671602" calcext:value-type="float">
            <text:p>671602</text:p>
          </table:table-cell>
          <table:table-cell office:value-type="float" office:value="9464888" calcext:value-type="float">
            <text:p>94648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541" calcext:value-type="float">
            <text:p>94541</text:p>
          </table:table-cell>
          <table:table-cell office:value-type="float" office:value="393" calcext:value-type="float">
            <text:p>393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69398" calcext:value-type="float">
            <text:p>161103886939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3992" calcext:value-type="float">
            <text:p>103992</text:p>
          </table:table-cell>
          <table:table-cell office:value-type="float" office:value="1377" calcext:value-type="float">
            <text:p>1377</text:p>
          </table:table-cell>
          <table:table-cell office:value-type="float" office:value="1306416" calcext:value-type="float">
            <text:p>13064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36490" calcext:value-type="float">
            <text:p>10136490</text:p>
          </table:table-cell>
          <table:table-cell office:value-type="float" office:value="4329674" calcext:value-type="float">
            <text:p>4329674</text:p>
          </table:table-cell>
          <table:table-cell office:value-type="float" office:value="5806816" calcext:value-type="float">
            <text:p>58068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563" calcext:value-type="float">
            <text:p>94563</text:p>
          </table:table-cell>
          <table:table-cell office:value-type="float" office:value="408" calcext:value-type="float">
            <text:p>408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69545" calcext:value-type="float">
            <text:p>1611038869545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3740" calcext:value-type="float">
            <text:p>103740</text:p>
          </table:table-cell>
          <table:table-cell office:value-type="float" office:value="1376" calcext:value-type="float">
            <text:p>1376</text:p>
          </table:table-cell>
          <table:table-cell office:value-type="float" office:value="1306416" calcext:value-type="float">
            <text:p>13064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36490" calcext:value-type="float">
            <text:p>10136490</text:p>
          </table:table-cell>
          <table:table-cell office:value-type="float" office:value="1453682" calcext:value-type="float">
            <text:p>1453682</text:p>
          </table:table-cell>
          <table:table-cell office:value-type="float" office:value="8682808" calcext:value-type="float">
            <text:p>86828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583" calcext:value-type="float">
            <text:p>94583</text:p>
          </table:table-cell>
          <table:table-cell office:value-type="float" office:value="391" calcext:value-type="float">
            <text:p>39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69682" calcext:value-type="float">
            <text:p>1611038869682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5736" calcext:value-type="float">
            <text:p>105736</text:p>
          </table:table-cell>
          <table:table-cell office:value-type="float" office:value="1378" calcext:value-type="float">
            <text:p>1378</text:p>
          </table:table-cell>
          <table:table-cell office:value-type="float" office:value="1306448" calcext:value-type="float">
            <text:p>13064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36490" calcext:value-type="float">
            <text:p>10136490</text:p>
          </table:table-cell>
          <table:table-cell office:value-type="float" office:value="3255658" calcext:value-type="float">
            <text:p>3255658</text:p>
          </table:table-cell>
          <table:table-cell office:value-type="float" office:value="6880832" calcext:value-type="float">
            <text:p>68808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601" calcext:value-type="float">
            <text:p>94601</text:p>
          </table:table-cell>
          <table:table-cell office:value-type="float" office:value="349" calcext:value-type="float">
            <text:p>349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69801" calcext:value-type="float">
            <text:p>1611038869801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3420" calcext:value-type="float">
            <text:p>103420</text:p>
          </table:table-cell>
          <table:table-cell office:value-type="float" office:value="1376" calcext:value-type="float">
            <text:p>1376</text:p>
          </table:table-cell>
          <table:table-cell office:value-type="float" office:value="1306512" calcext:value-type="float">
            <text:p>13065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36490" calcext:value-type="float">
            <text:p>10136490</text:p>
          </table:table-cell>
          <table:table-cell office:value-type="float" office:value="1837570" calcext:value-type="float">
            <text:p>1837570</text:p>
          </table:table-cell>
          <table:table-cell office:value-type="float" office:value="8298920" calcext:value-type="float">
            <text:p>82989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620" calcext:value-type="float">
            <text:p>94620</text:p>
          </table:table-cell>
          <table:table-cell office:value-type="float" office:value="397" calcext:value-type="float">
            <text:p>397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69935" calcext:value-type="float">
            <text:p>1611038869935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4652" calcext:value-type="float">
            <text:p>104652</text:p>
          </table:table-cell>
          <table:table-cell office:value-type="float" office:value="1377" calcext:value-type="float">
            <text:p>1377</text:p>
          </table:table-cell>
          <table:table-cell office:value-type="float" office:value="1306544" calcext:value-type="float">
            <text:p>13065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36490" calcext:value-type="float">
            <text:p>10136490</text:p>
          </table:table-cell>
          <table:table-cell office:value-type="float" office:value="3016186" calcext:value-type="float">
            <text:p>3016186</text:p>
          </table:table-cell>
          <table:table-cell office:value-type="float" office:value="7120304" calcext:value-type="float">
            <text:p>71203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639" calcext:value-type="float">
            <text:p>94639</text:p>
          </table:table-cell>
          <table:table-cell office:value-type="float" office:value="380" calcext:value-type="float">
            <text:p>380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0058" calcext:value-type="float">
            <text:p>161103887005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2072" calcext:value-type="float">
            <text:p>102072</text:p>
          </table:table-cell>
          <table:table-cell office:value-type="float" office:value="1375" calcext:value-type="float">
            <text:p>1375</text:p>
          </table:table-cell>
          <table:table-cell office:value-type="float" office:value="1306768" calcext:value-type="float">
            <text:p>13067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36490" calcext:value-type="float">
            <text:p>10136490</text:p>
          </table:table-cell>
          <table:table-cell office:value-type="float" office:value="59106" calcext:value-type="float">
            <text:p>59106</text:p>
          </table:table-cell>
          <table:table-cell office:value-type="float" office:value="10077384" calcext:value-type="float">
            <text:p>100773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660" calcext:value-type="float">
            <text:p>94660</text:p>
          </table:table-cell>
          <table:table-cell office:value-type="float" office:value="383" calcext:value-type="float">
            <text:p>383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0206" calcext:value-type="float">
            <text:p>161103887020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760" calcext:value-type="float">
            <text:p>101760</text:p>
          </table:table-cell>
          <table:table-cell office:value-type="float" office:value="1375" calcext:value-type="float">
            <text:p>1375</text:p>
          </table:table-cell>
          <table:table-cell office:value-type="float" office:value="1306864" calcext:value-type="float">
            <text:p>13068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36490" calcext:value-type="float">
            <text:p>10136490</text:p>
          </table:table-cell>
          <table:table-cell office:value-type="float" office:value="157354" calcext:value-type="float">
            <text:p>157354</text:p>
          </table:table-cell>
          <table:table-cell office:value-type="float" office:value="9979136" calcext:value-type="float">
            <text:p>99791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680" calcext:value-type="float">
            <text:p>94680</text:p>
          </table:table-cell>
          <table:table-cell office:value-type="float" office:value="390" calcext:value-type="float">
            <text:p>390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0333" calcext:value-type="float">
            <text:p>1611038870333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8036" calcext:value-type="float">
            <text:p>98036</text:p>
          </table:table-cell>
          <table:table-cell office:value-type="float" office:value="1371" calcext:value-type="float">
            <text:p>1371</text:p>
          </table:table-cell>
          <table:table-cell office:value-type="float" office:value="1306928" calcext:value-type="float">
            <text:p>13069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36490" calcext:value-type="float">
            <text:p>10136490</text:p>
          </table:table-cell>
          <table:table-cell office:value-type="float" office:value="2861626" calcext:value-type="float">
            <text:p>2861626</text:p>
          </table:table-cell>
          <table:table-cell office:value-type="float" office:value="7274864" calcext:value-type="float">
            <text:p>72748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702" calcext:value-type="float">
            <text:p>94702</text:p>
          </table:table-cell>
          <table:table-cell office:value-type="float" office:value="823" calcext:value-type="float">
            <text:p>823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0481" calcext:value-type="float">
            <text:p>1611038870481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648" calcext:value-type="float">
            <text:p>95648</text:p>
          </table:table-cell>
          <table:table-cell office:value-type="float" office:value="1369" calcext:value-type="float">
            <text:p>1369</text:p>
          </table:table-cell>
          <table:table-cell office:value-type="float" office:value="1306964" calcext:value-type="float">
            <text:p>13069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304680" calcext:value-type="float">
            <text:p>10304680</text:p>
          </table:table-cell>
          <table:table-cell office:value-type="float" office:value="0" calcext:value-type="float">
            <text:p>0</text:p>
          </table:table-cell>
          <table:table-cell office:value-type="float" office:value="10304680" calcext:value-type="float">
            <text:p>103046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725" calcext:value-type="float">
            <text:p>94725</text:p>
          </table:table-cell>
          <table:table-cell office:value-type="float" office:value="472" calcext:value-type="float">
            <text:p>472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0631" calcext:value-type="float">
            <text:p>1611038870631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7848" calcext:value-type="float">
            <text:p>97848</text:p>
          </table:table-cell>
          <table:table-cell office:value-type="float" office:value="1371" calcext:value-type="float">
            <text:p>1371</text:p>
          </table:table-cell>
          <table:table-cell office:value-type="float" office:value="1307028" calcext:value-type="float">
            <text:p>1307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36490" calcext:value-type="float">
            <text:p>10136490</text:p>
          </table:table-cell>
          <table:table-cell office:value-type="float" office:value="2500450" calcext:value-type="float">
            <text:p>2500450</text:p>
          </table:table-cell>
          <table:table-cell office:value-type="float" office:value="7636040" calcext:value-type="float">
            <text:p>76360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746" calcext:value-type="float">
            <text:p>94746</text:p>
          </table:table-cell>
          <table:table-cell office:value-type="float" office:value="373" calcext:value-type="float">
            <text:p>373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0773" calcext:value-type="float">
            <text:p>1611038870773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700" calcext:value-type="float">
            <text:p>96700</text:p>
          </table:table-cell>
          <table:table-cell office:value-type="float" office:value="1370" calcext:value-type="float">
            <text:p>1370</text:p>
          </table:table-cell>
          <table:table-cell office:value-type="float" office:value="1307060" calcext:value-type="float">
            <text:p>13070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36490" calcext:value-type="float">
            <text:p>10136490</text:p>
          </table:table-cell>
          <table:table-cell office:value-type="float" office:value="1980378" calcext:value-type="float">
            <text:p>1980378</text:p>
          </table:table-cell>
          <table:table-cell office:value-type="float" office:value="8156112" calcext:value-type="float">
            <text:p>81561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764" calcext:value-type="float">
            <text:p>94764</text:p>
          </table:table-cell>
          <table:table-cell office:value-type="float" office:value="325" calcext:value-type="float">
            <text:p>32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0898" calcext:value-type="float">
            <text:p>161103887089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7172" calcext:value-type="float">
            <text:p>87172</text:p>
          </table:table-cell>
          <table:table-cell office:value-type="float" office:value="1361" calcext:value-type="float">
            <text:p>1361</text:p>
          </table:table-cell>
          <table:table-cell office:value-type="float" office:value="1307384" calcext:value-type="float">
            <text:p>13073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36490" calcext:value-type="float">
            <text:p>10136490</text:p>
          </table:table-cell>
          <table:table-cell office:value-type="float" office:value="2504962" calcext:value-type="float">
            <text:p>2504962</text:p>
          </table:table-cell>
          <table:table-cell office:value-type="float" office:value="7631528" calcext:value-type="float">
            <text:p>76315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4783" calcext:value-type="float">
            <text:p>94783</text:p>
          </table:table-cell>
          <table:table-cell office:value-type="float" office:value="394" calcext:value-type="float">
            <text:p>394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1013" calcext:value-type="float">
            <text:p>1611038871013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3352" calcext:value-type="float">
            <text:p>83352</text:p>
          </table:table-cell>
          <table:table-cell office:value-type="float" office:value="1357" calcext:value-type="float">
            <text:p>1357</text:p>
          </table:table-cell>
          <table:table-cell office:value-type="float" office:value="1307396" calcext:value-type="float">
            <text:p>13073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36490" calcext:value-type="float">
            <text:p>10136490</text:p>
          </table:table-cell>
          <table:table-cell office:value-type="float" office:value="1877002" calcext:value-type="float">
            <text:p>1877002</text:p>
          </table:table-cell>
          <table:table-cell office:value-type="float" office:value="8259488" calcext:value-type="float">
            <text:p>82594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801" calcext:value-type="float">
            <text:p>94801</text:p>
          </table:table-cell>
          <table:table-cell office:value-type="float" office:value="339" calcext:value-type="float">
            <text:p>339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1132" calcext:value-type="float">
            <text:p>1611038871132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3724" calcext:value-type="float">
            <text:p>83724</text:p>
          </table:table-cell>
          <table:table-cell office:value-type="float" office:value="1358" calcext:value-type="float">
            <text:p>1358</text:p>
          </table:table-cell>
          <table:table-cell office:value-type="float" office:value="1307396" calcext:value-type="float">
            <text:p>13073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36490" calcext:value-type="float">
            <text:p>10136490</text:p>
          </table:table-cell>
          <table:table-cell office:value-type="float" office:value="1309570" calcext:value-type="float">
            <text:p>1309570</text:p>
          </table:table-cell>
          <table:table-cell office:value-type="float" office:value="8826920" calcext:value-type="float">
            <text:p>88269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819" calcext:value-type="float">
            <text:p>94819</text:p>
          </table:table-cell>
          <table:table-cell office:value-type="float" office:value="295" calcext:value-type="float">
            <text:p>29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1251" calcext:value-type="float">
            <text:p>1611038871251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9600" calcext:value-type="float">
            <text:p>79600</text:p>
          </table:table-cell>
          <table:table-cell office:value-type="float" office:value="1354" calcext:value-type="float">
            <text:p>1354</text:p>
          </table:table-cell>
          <table:table-cell office:value-type="float" office:value="1307428" calcext:value-type="float">
            <text:p>13074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24528" calcext:value-type="float">
            <text:p>12724528</text:p>
          </table:table-cell>
          <table:table-cell office:value-type="float" office:value="0" calcext:value-type="float">
            <text:p>0</text:p>
          </table:table-cell>
          <table:table-cell office:value-type="float" office:value="12724528" calcext:value-type="float">
            <text:p>127245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843" calcext:value-type="float">
            <text:p>94843</text:p>
          </table:table-cell>
          <table:table-cell office:value-type="float" office:value="412" calcext:value-type="float">
            <text:p>412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1398" calcext:value-type="float">
            <text:p>161103887139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6420" calcext:value-type="float">
            <text:p>86420</text:p>
          </table:table-cell>
          <table:table-cell office:value-type="float" office:value="1361" calcext:value-type="float">
            <text:p>1361</text:p>
          </table:table-cell>
          <table:table-cell office:value-type="float" office:value="1307492" calcext:value-type="float">
            <text:p>13074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005365" calcext:value-type="float">
            <text:p>9005365</text:p>
          </table:table-cell>
          <table:table-cell office:value-type="float" office:value="3576133" calcext:value-type="float">
            <text:p>3576133</text:p>
          </table:table-cell>
          <table:table-cell office:value-type="float" office:value="5429232" calcext:value-type="float">
            <text:p>54292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868" calcext:value-type="float">
            <text:p>94868</text:p>
          </table:table-cell>
          <table:table-cell office:value-type="float" office:value="411" calcext:value-type="float">
            <text:p>41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1547" calcext:value-type="float">
            <text:p>161103887154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5396" calcext:value-type="float">
            <text:p>85396</text:p>
          </table:table-cell>
          <table:table-cell office:value-type="float" office:value="1359" calcext:value-type="float">
            <text:p>1359</text:p>
          </table:table-cell>
          <table:table-cell office:value-type="float" office:value="1307524" calcext:value-type="float">
            <text:p>13075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005365" calcext:value-type="float">
            <text:p>9005365</text:p>
          </table:table-cell>
          <table:table-cell office:value-type="float" office:value="2204589" calcext:value-type="float">
            <text:p>2204589</text:p>
          </table:table-cell>
          <table:table-cell office:value-type="float" office:value="6800776" calcext:value-type="float">
            <text:p>68007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886" calcext:value-type="float">
            <text:p>94886</text:p>
          </table:table-cell>
          <table:table-cell office:value-type="float" office:value="388" calcext:value-type="float">
            <text:p>388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1677" calcext:value-type="float">
            <text:p>161103887167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5444" calcext:value-type="float">
            <text:p>85444</text:p>
          </table:table-cell>
          <table:table-cell office:value-type="float" office:value="1360" calcext:value-type="float">
            <text:p>1360</text:p>
          </table:table-cell>
          <table:table-cell office:value-type="float" office:value="1307556" calcext:value-type="float">
            <text:p>13075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005365" calcext:value-type="float">
            <text:p>9005365</text:p>
          </table:table-cell>
          <table:table-cell office:value-type="float" office:value="3252341" calcext:value-type="float">
            <text:p>3252341</text:p>
          </table:table-cell>
          <table:table-cell office:value-type="float" office:value="5753024" calcext:value-type="float">
            <text:p>57530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905" calcext:value-type="float">
            <text:p>94905</text:p>
          </table:table-cell>
          <table:table-cell office:value-type="float" office:value="494" calcext:value-type="float">
            <text:p>494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1795" calcext:value-type="float">
            <text:p>1611038871795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3536" calcext:value-type="float">
            <text:p>83536</text:p>
          </table:table-cell>
          <table:table-cell office:value-type="float" office:value="1358" calcext:value-type="float">
            <text:p>1358</text:p>
          </table:table-cell>
          <table:table-cell office:value-type="float" office:value="1307556" calcext:value-type="float">
            <text:p>13075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005365" calcext:value-type="float">
            <text:p>9005365</text:p>
          </table:table-cell>
          <table:table-cell office:value-type="float" office:value="446333" calcext:value-type="float">
            <text:p>446333</text:p>
          </table:table-cell>
          <table:table-cell office:value-type="float" office:value="8559032" calcext:value-type="float">
            <text:p>85590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926" calcext:value-type="float">
            <text:p>94926</text:p>
          </table:table-cell>
          <table:table-cell office:value-type="float" office:value="433" calcext:value-type="float">
            <text:p>433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1931" calcext:value-type="float">
            <text:p>1611038871931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772" calcext:value-type="float">
            <text:p>92772</text:p>
          </table:table-cell>
          <table:table-cell office:value-type="float" office:value="1369" calcext:value-type="float">
            <text:p>1369</text:p>
          </table:table-cell>
          <table:table-cell office:value-type="float" office:value="1307588" calcext:value-type="float">
            <text:p>13075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583152" calcext:value-type="float">
            <text:p>9583152</text:p>
          </table:table-cell>
          <table:table-cell office:value-type="float" office:value="0" calcext:value-type="float">
            <text:p>0</text:p>
          </table:table-cell>
          <table:table-cell office:value-type="float" office:value="9583152" calcext:value-type="float">
            <text:p>95831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947" calcext:value-type="float">
            <text:p>94947</text:p>
          </table:table-cell>
          <table:table-cell office:value-type="float" office:value="751" calcext:value-type="float">
            <text:p>75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2048" calcext:value-type="float">
            <text:p>161103887204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864" calcext:value-type="float">
            <text:p>92864</text:p>
          </table:table-cell>
          <table:table-cell office:value-type="float" office:value="1367" calcext:value-type="float">
            <text:p>1367</text:p>
          </table:table-cell>
          <table:table-cell office:value-type="float" office:value="1307652" calcext:value-type="float">
            <text:p>13076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972328" calcext:value-type="float">
            <text:p>8972328</text:p>
          </table:table-cell>
          <table:table-cell office:value-type="float" office:value="0" calcext:value-type="float">
            <text:p>0</text:p>
          </table:table-cell>
          <table:table-cell office:value-type="float" office:value="8972328" calcext:value-type="float">
            <text:p>89723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963" calcext:value-type="float">
            <text:p>94963</text:p>
          </table:table-cell>
          <table:table-cell office:value-type="float" office:value="322" calcext:value-type="float">
            <text:p>322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2161" calcext:value-type="float">
            <text:p>1611038872161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584" calcext:value-type="float">
            <text:p>92584</text:p>
          </table:table-cell>
          <table:table-cell office:value-type="float" office:value="1367" calcext:value-type="float">
            <text:p>1367</text:p>
          </table:table-cell>
          <table:table-cell office:value-type="float" office:value="1307684" calcext:value-type="float">
            <text:p>13076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972752" calcext:value-type="float">
            <text:p>8972752</text:p>
          </table:table-cell>
          <table:table-cell office:value-type="float" office:value="0" calcext:value-type="float">
            <text:p>0</text:p>
          </table:table-cell>
          <table:table-cell office:value-type="float" office:value="8972752" calcext:value-type="float">
            <text:p>89727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983" calcext:value-type="float">
            <text:p>94983</text:p>
          </table:table-cell>
          <table:table-cell office:value-type="float" office:value="305" calcext:value-type="float">
            <text:p>30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2282" calcext:value-type="float">
            <text:p>1611038872282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584" calcext:value-type="float">
            <text:p>92584</text:p>
          </table:table-cell>
          <table:table-cell office:value-type="float" office:value="1367" calcext:value-type="float">
            <text:p>1367</text:p>
          </table:table-cell>
          <table:table-cell office:value-type="float" office:value="1307716" calcext:value-type="float">
            <text:p>13077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927295" calcext:value-type="float">
            <text:p>8927295</text:p>
          </table:table-cell>
          <table:table-cell office:value-type="float" office:value="178775" calcext:value-type="float">
            <text:p>178775</text:p>
          </table:table-cell>
          <table:table-cell office:value-type="float" office:value="8748520" calcext:value-type="float">
            <text:p>87485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4999" calcext:value-type="float">
            <text:p>94999</text:p>
          </table:table-cell>
          <table:table-cell office:value-type="float" office:value="383" calcext:value-type="float">
            <text:p>383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2397" calcext:value-type="float">
            <text:p>161103887239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504" calcext:value-type="float">
            <text:p>92504</text:p>
          </table:table-cell>
          <table:table-cell office:value-type="float" office:value="1367" calcext:value-type="float">
            <text:p>1367</text:p>
          </table:table-cell>
          <table:table-cell office:value-type="float" office:value="1307716" calcext:value-type="float">
            <text:p>13077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927295" calcext:value-type="float">
            <text:p>8927295</text:p>
          </table:table-cell>
          <table:table-cell office:value-type="float" office:value="596319" calcext:value-type="float">
            <text:p>596319</text:p>
          </table:table-cell>
          <table:table-cell office:value-type="float" office:value="8330976" calcext:value-type="float">
            <text:p>83309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017" calcext:value-type="float">
            <text:p>95017</text:p>
          </table:table-cell>
          <table:table-cell office:value-type="float" office:value="395" calcext:value-type="float">
            <text:p>39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2510" calcext:value-type="float">
            <text:p>1611038872510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472" calcext:value-type="float">
            <text:p>93472</text:p>
          </table:table-cell>
          <table:table-cell office:value-type="float" office:value="1368" calcext:value-type="float">
            <text:p>1368</text:p>
          </table:table-cell>
          <table:table-cell office:value-type="float" office:value="1307716" calcext:value-type="float">
            <text:p>13077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04575" calcext:value-type="float">
            <text:p>8504575</text:p>
          </table:table-cell>
          <table:table-cell office:value-type="float" office:value="926015" calcext:value-type="float">
            <text:p>926015</text:p>
          </table:table-cell>
          <table:table-cell office:value-type="float" office:value="7578560" calcext:value-type="float">
            <text:p>75785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041" calcext:value-type="float">
            <text:p>95041</text:p>
          </table:table-cell>
          <table:table-cell office:value-type="float" office:value="394" calcext:value-type="float">
            <text:p>394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2646" calcext:value-type="float">
            <text:p>161103887264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0864" calcext:value-type="float">
            <text:p>100864</text:p>
          </table:table-cell>
          <table:table-cell office:value-type="float" office:value="1374" calcext:value-type="float">
            <text:p>1374</text:p>
          </table:table-cell>
          <table:table-cell office:value-type="float" office:value="1307716" calcext:value-type="float">
            <text:p>13077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04575" calcext:value-type="float">
            <text:p>8504575</text:p>
          </table:table-cell>
          <table:table-cell office:value-type="float" office:value="2341599" calcext:value-type="float">
            <text:p>2341599</text:p>
          </table:table-cell>
          <table:table-cell office:value-type="float" office:value="6162976" calcext:value-type="float">
            <text:p>61629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5058" calcext:value-type="float">
            <text:p>95058</text:p>
          </table:table-cell>
          <table:table-cell office:value-type="float" office:value="379" calcext:value-type="float">
            <text:p>379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2760" calcext:value-type="float">
            <text:p>1611038872760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920" calcext:value-type="float">
            <text:p>93920</text:p>
          </table:table-cell>
          <table:table-cell office:value-type="float" office:value="1368" calcext:value-type="float">
            <text:p>1368</text:p>
          </table:table-cell>
          <table:table-cell office:value-type="float" office:value="1307748" calcext:value-type="float">
            <text:p>13077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04575" calcext:value-type="float">
            <text:p>8504575</text:p>
          </table:table-cell>
          <table:table-cell office:value-type="float" office:value="878343" calcext:value-type="float">
            <text:p>878343</text:p>
          </table:table-cell>
          <table:table-cell office:value-type="float" office:value="7626232" calcext:value-type="float">
            <text:p>76262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077" calcext:value-type="float">
            <text:p>95077</text:p>
          </table:table-cell>
          <table:table-cell office:value-type="float" office:value="491" calcext:value-type="float">
            <text:p>49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2882" calcext:value-type="float">
            <text:p>1611038872882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164" calcext:value-type="float">
            <text:p>90164</text:p>
          </table:table-cell>
          <table:table-cell office:value-type="float" office:value="1364" calcext:value-type="float">
            <text:p>1364</text:p>
          </table:table-cell>
          <table:table-cell office:value-type="float" office:value="1307748" calcext:value-type="float">
            <text:p>13077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18224" calcext:value-type="float">
            <text:p>10618224</text:p>
          </table:table-cell>
          <table:table-cell office:value-type="float" office:value="0" calcext:value-type="float">
            <text:p>0</text:p>
          </table:table-cell>
          <table:table-cell office:value-type="float" office:value="10618224" calcext:value-type="float">
            <text:p>106182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097" calcext:value-type="float">
            <text:p>95097</text:p>
          </table:table-cell>
          <table:table-cell office:value-type="float" office:value="323" calcext:value-type="float">
            <text:p>323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3012" calcext:value-type="float">
            <text:p>1611038873012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160" calcext:value-type="float">
            <text:p>91160</text:p>
          </table:table-cell>
          <table:table-cell office:value-type="float" office:value="1366" calcext:value-type="float">
            <text:p>1366</text:p>
          </table:table-cell>
          <table:table-cell office:value-type="float" office:value="1307908" calcext:value-type="float">
            <text:p>13079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732312" calcext:value-type="float">
            <text:p>8732312</text:p>
          </table:table-cell>
          <table:table-cell office:value-type="float" office:value="0" calcext:value-type="float">
            <text:p>0</text:p>
          </table:table-cell>
          <table:table-cell office:value-type="float" office:value="8732312" calcext:value-type="float">
            <text:p>87323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121" calcext:value-type="float">
            <text:p>95121</text:p>
          </table:table-cell>
          <table:table-cell office:value-type="float" office:value="371" calcext:value-type="float">
            <text:p>37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3157" calcext:value-type="float">
            <text:p>161103887315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640" calcext:value-type="float">
            <text:p>94640</text:p>
          </table:table-cell>
          <table:table-cell office:value-type="float" office:value="1369" calcext:value-type="float">
            <text:p>1369</text:p>
          </table:table-cell>
          <table:table-cell office:value-type="float" office:value="1307908" calcext:value-type="float">
            <text:p>13079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666079" calcext:value-type="float">
            <text:p>8666079</text:p>
          </table:table-cell>
          <table:table-cell office:value-type="float" office:value="3216631" calcext:value-type="float">
            <text:p>3216631</text:p>
          </table:table-cell>
          <table:table-cell office:value-type="float" office:value="5449448" calcext:value-type="float">
            <text:p>54494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143" calcext:value-type="float">
            <text:p>95143</text:p>
          </table:table-cell>
          <table:table-cell office:value-type="float" office:value="411" calcext:value-type="float">
            <text:p>41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3289" calcext:value-type="float">
            <text:p>161103887328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284" calcext:value-type="float">
            <text:p>92284</text:p>
          </table:table-cell>
          <table:table-cell office:value-type="float" office:value="1367" calcext:value-type="float">
            <text:p>1367</text:p>
          </table:table-cell>
          <table:table-cell office:value-type="float" office:value="1307908" calcext:value-type="float">
            <text:p>13079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60368" calcext:value-type="float">
            <text:p>8560368</text:p>
          </table:table-cell>
          <table:table-cell office:value-type="float" office:value="0" calcext:value-type="float">
            <text:p>0</text:p>
          </table:table-cell>
          <table:table-cell office:value-type="float" office:value="8560368" calcext:value-type="float">
            <text:p>85603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161" calcext:value-type="float">
            <text:p>95161</text:p>
          </table:table-cell>
          <table:table-cell office:value-type="float" office:value="435" calcext:value-type="float">
            <text:p>43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3416" calcext:value-type="float">
            <text:p>161103887341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732" calcext:value-type="float">
            <text:p>94732</text:p>
          </table:table-cell>
          <table:table-cell office:value-type="float" office:value="1369" calcext:value-type="float">
            <text:p>1369</text:p>
          </table:table-cell>
          <table:table-cell office:value-type="float" office:value="1308004" calcext:value-type="float">
            <text:p>1308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46623" calcext:value-type="float">
            <text:p>8546623</text:p>
          </table:table-cell>
          <table:table-cell office:value-type="float" office:value="3311343" calcext:value-type="float">
            <text:p>3311343</text:p>
          </table:table-cell>
          <table:table-cell office:value-type="float" office:value="5235280" calcext:value-type="float">
            <text:p>52352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185" calcext:value-type="float">
            <text:p>95185</text:p>
          </table:table-cell>
          <table:table-cell office:value-type="float" office:value="418" calcext:value-type="float">
            <text:p>418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3557" calcext:value-type="float">
            <text:p>161103887355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448" calcext:value-type="float">
            <text:p>91448</text:p>
          </table:table-cell>
          <table:table-cell office:value-type="float" office:value="1369" calcext:value-type="float">
            <text:p>1369</text:p>
          </table:table-cell>
          <table:table-cell office:value-type="float" office:value="1308036" calcext:value-type="float">
            <text:p>13080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295008" calcext:value-type="float">
            <text:p>9295008</text:p>
          </table:table-cell>
          <table:table-cell office:value-type="float" office:value="0" calcext:value-type="float">
            <text:p>0</text:p>
          </table:table-cell>
          <table:table-cell office:value-type="float" office:value="9295008" calcext:value-type="float">
            <text:p>92950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203" calcext:value-type="float">
            <text:p>95203</text:p>
          </table:table-cell>
          <table:table-cell office:value-type="float" office:value="466" calcext:value-type="float">
            <text:p>466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3669" calcext:value-type="float">
            <text:p>161103887366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432" calcext:value-type="float">
            <text:p>93432</text:p>
          </table:table-cell>
          <table:table-cell office:value-type="float" office:value="1368" calcext:value-type="float">
            <text:p>1368</text:p>
          </table:table-cell>
          <table:table-cell office:value-type="float" office:value="1308100" calcext:value-type="float">
            <text:p>13081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468757" calcext:value-type="float">
            <text:p>8468757</text:p>
          </table:table-cell>
          <table:table-cell office:value-type="float" office:value="2950141" calcext:value-type="float">
            <text:p>2950141</text:p>
          </table:table-cell>
          <table:table-cell office:value-type="float" office:value="5518616" calcext:value-type="float">
            <text:p>55186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227" calcext:value-type="float">
            <text:p>95227</text:p>
          </table:table-cell>
          <table:table-cell office:value-type="float" office:value="376" calcext:value-type="float">
            <text:p>376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3818" calcext:value-type="float">
            <text:p>161103887381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956" calcext:value-type="float">
            <text:p>92956</text:p>
          </table:table-cell>
          <table:table-cell office:value-type="float" office:value="1368" calcext:value-type="float">
            <text:p>1368</text:p>
          </table:table-cell>
          <table:table-cell office:value-type="float" office:value="1308132" calcext:value-type="float">
            <text:p>13081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497695" calcext:value-type="float">
            <text:p>8497695</text:p>
          </table:table-cell>
          <table:table-cell office:value-type="float" office:value="2431903" calcext:value-type="float">
            <text:p>2431903</text:p>
          </table:table-cell>
          <table:table-cell office:value-type="float" office:value="6065792" calcext:value-type="float">
            <text:p>60657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5245" calcext:value-type="float">
            <text:p>95245</text:p>
          </table:table-cell>
          <table:table-cell office:value-type="float" office:value="408" calcext:value-type="float">
            <text:p>408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3929" calcext:value-type="float">
            <text:p>161103887392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9576" calcext:value-type="float">
            <text:p>89576</text:p>
          </table:table-cell>
          <table:table-cell office:value-type="float" office:value="1364" calcext:value-type="float">
            <text:p>1364</text:p>
          </table:table-cell>
          <table:table-cell office:value-type="float" office:value="1308236" calcext:value-type="float">
            <text:p>1308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115496" calcext:value-type="float">
            <text:p>9115496</text:p>
          </table:table-cell>
          <table:table-cell office:value-type="float" office:value="0" calcext:value-type="float">
            <text:p>0</text:p>
          </table:table-cell>
          <table:table-cell office:value-type="float" office:value="9115496" calcext:value-type="float">
            <text:p>91154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268" calcext:value-type="float">
            <text:p>95268</text:p>
          </table:table-cell>
          <table:table-cell office:value-type="float" office:value="410" calcext:value-type="float">
            <text:p>410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4078" calcext:value-type="float">
            <text:p>161103887407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024" calcext:value-type="float">
            <text:p>92024</text:p>
          </table:table-cell>
          <table:table-cell office:value-type="float" office:value="1367" calcext:value-type="float">
            <text:p>1367</text:p>
          </table:table-cell>
          <table:table-cell office:value-type="float" office:value="1308524" calcext:value-type="float">
            <text:p>13085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307338" calcext:value-type="float">
            <text:p>8307338</text:p>
          </table:table-cell>
          <table:table-cell office:value-type="float" office:value="875674" calcext:value-type="float">
            <text:p>875674</text:p>
          </table:table-cell>
          <table:table-cell office:value-type="float" office:value="7431664" calcext:value-type="float">
            <text:p>74316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289" calcext:value-type="float">
            <text:p>95289</text:p>
          </table:table-cell>
          <table:table-cell office:value-type="float" office:value="488" calcext:value-type="float">
            <text:p>488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4211" calcext:value-type="float">
            <text:p>1611038874211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024" calcext:value-type="float">
            <text:p>92024</text:p>
          </table:table-cell>
          <table:table-cell office:value-type="float" office:value="1367" calcext:value-type="float">
            <text:p>1367</text:p>
          </table:table-cell>
          <table:table-cell office:value-type="float" office:value="1308556" calcext:value-type="float">
            <text:p>13085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220095" calcext:value-type="float">
            <text:p>8220095</text:p>
          </table:table-cell>
          <table:table-cell office:value-type="float" office:value="265071" calcext:value-type="float">
            <text:p>265071</text:p>
          </table:table-cell>
          <table:table-cell office:value-type="float" office:value="7955024" calcext:value-type="float">
            <text:p>79550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309" calcext:value-type="float">
            <text:p>95309</text:p>
          </table:table-cell>
          <table:table-cell office:value-type="float" office:value="429" calcext:value-type="float">
            <text:p>429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4326" calcext:value-type="float">
            <text:p>161103887432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4432" calcext:value-type="float">
            <text:p>104432</text:p>
          </table:table-cell>
          <table:table-cell office:value-type="float" office:value="1365" calcext:value-type="float">
            <text:p>1365</text:p>
          </table:table-cell>
          <table:table-cell office:value-type="float" office:value="1293932" calcext:value-type="float">
            <text:p>12939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680266" calcext:value-type="float">
            <text:p>7680266</text:p>
          </table:table-cell>
          <table:table-cell office:value-type="float" office:value="1912698" calcext:value-type="float">
            <text:p>1912698</text:p>
          </table:table-cell>
          <table:table-cell office:value-type="float" office:value="5767568" calcext:value-type="float">
            <text:p>5767568</text:p>
          </table:table-cell>
          <table:table-cell office:value-type="float" office:value="8" calcext:value-type="float">
            <text:p>8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95328" calcext:value-type="float">
            <text:p>95328</text:p>
          </table:table-cell>
          <table:table-cell office:value-type="float" office:value="519" calcext:value-type="float">
            <text:p>519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4448" calcext:value-type="float">
            <text:p>161103887444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3572" calcext:value-type="float">
            <text:p>103572</text:p>
          </table:table-cell>
          <table:table-cell office:value-type="float" office:value="1364" calcext:value-type="float">
            <text:p>1364</text:p>
          </table:table-cell>
          <table:table-cell office:value-type="float" office:value="1293996" calcext:value-type="float">
            <text:p>12939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447295" calcext:value-type="float">
            <text:p>8447295</text:p>
          </table:table-cell>
          <table:table-cell office:value-type="float" office:value="1573759" calcext:value-type="float">
            <text:p>1573759</text:p>
          </table:table-cell>
          <table:table-cell office:value-type="float" office:value="6873536" calcext:value-type="float">
            <text:p>68735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351" calcext:value-type="float">
            <text:p>95351</text:p>
          </table:table-cell>
          <table:table-cell office:value-type="float" office:value="368" calcext:value-type="float">
            <text:p>368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4598" calcext:value-type="float">
            <text:p>161103887459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3668" calcext:value-type="float">
            <text:p>103668</text:p>
          </table:table-cell>
          <table:table-cell office:value-type="float" office:value="1364" calcext:value-type="float">
            <text:p>1364</text:p>
          </table:table-cell>
          <table:table-cell office:value-type="float" office:value="1294028" calcext:value-type="float">
            <text:p>1294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254858" calcext:value-type="float">
            <text:p>8254858</text:p>
          </table:table-cell>
          <table:table-cell office:value-type="float" office:value="939210" calcext:value-type="float">
            <text:p>939210</text:p>
          </table:table-cell>
          <table:table-cell office:value-type="float" office:value="7315648" calcext:value-type="float">
            <text:p>73156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372" calcext:value-type="float">
            <text:p>95372</text:p>
          </table:table-cell>
          <table:table-cell office:value-type="float" office:value="484" calcext:value-type="float">
            <text:p>484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4710" calcext:value-type="float">
            <text:p>1611038874710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3792" calcext:value-type="float">
            <text:p>103792</text:p>
          </table:table-cell>
          <table:table-cell office:value-type="float" office:value="1365" calcext:value-type="float">
            <text:p>1365</text:p>
          </table:table-cell>
          <table:table-cell office:value-type="float" office:value="1294028" calcext:value-type="float">
            <text:p>1294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254858" calcext:value-type="float">
            <text:p>8254858</text:p>
          </table:table-cell>
          <table:table-cell office:value-type="float" office:value="1347802" calcext:value-type="float">
            <text:p>1347802</text:p>
          </table:table-cell>
          <table:table-cell office:value-type="float" office:value="6907056" calcext:value-type="float">
            <text:p>69070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390" calcext:value-type="float">
            <text:p>95390</text:p>
          </table:table-cell>
          <table:table-cell office:value-type="float" office:value="420" calcext:value-type="float">
            <text:p>420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4831" calcext:value-type="float">
            <text:p>1611038874831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9916" calcext:value-type="float">
            <text:p>99916</text:p>
          </table:table-cell>
          <table:table-cell office:value-type="float" office:value="1361" calcext:value-type="float">
            <text:p>1361</text:p>
          </table:table-cell>
          <table:table-cell office:value-type="float" office:value="1294056" calcext:value-type="float">
            <text:p>12940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319688" calcext:value-type="float">
            <text:p>10319688</text:p>
          </table:table-cell>
          <table:table-cell office:value-type="float" office:value="0" calcext:value-type="float">
            <text:p>0</text:p>
          </table:table-cell>
          <table:table-cell office:value-type="float" office:value="10319688" calcext:value-type="float">
            <text:p>103196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415" calcext:value-type="float">
            <text:p>95415</text:p>
          </table:table-cell>
          <table:table-cell office:value-type="float" office:value="455" calcext:value-type="float">
            <text:p>45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4978" calcext:value-type="float">
            <text:p>161103887497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992" calcext:value-type="float">
            <text:p>101992</text:p>
          </table:table-cell>
          <table:table-cell office:value-type="float" office:value="1362" calcext:value-type="float">
            <text:p>1362</text:p>
          </table:table-cell>
          <table:table-cell office:value-type="float" office:value="1294056" calcext:value-type="float">
            <text:p>12940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29215" calcext:value-type="float">
            <text:p>8129215</text:p>
          </table:table-cell>
          <table:table-cell office:value-type="float" office:value="209583" calcext:value-type="float">
            <text:p>209583</text:p>
          </table:table-cell>
          <table:table-cell office:value-type="float" office:value="7919632" calcext:value-type="float">
            <text:p>791963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5439" calcext:value-type="float">
            <text:p>95439</text:p>
          </table:table-cell>
          <table:table-cell office:value-type="float" office:value="434" calcext:value-type="float">
            <text:p>434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5121" calcext:value-type="float">
            <text:p>1611038875121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060" calcext:value-type="float">
            <text:p>96060</text:p>
          </table:table-cell>
          <table:table-cell office:value-type="float" office:value="1357" calcext:value-type="float">
            <text:p>1357</text:p>
          </table:table-cell>
          <table:table-cell office:value-type="float" office:value="1294188" calcext:value-type="float">
            <text:p>12941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29215" calcext:value-type="float">
            <text:p>8129215</text:p>
          </table:table-cell>
          <table:table-cell office:value-type="float" office:value="1325319" calcext:value-type="float">
            <text:p>1325319</text:p>
          </table:table-cell>
          <table:table-cell office:value-type="float" office:value="6803896" calcext:value-type="float">
            <text:p>68038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455" calcext:value-type="float">
            <text:p>95455</text:p>
          </table:table-cell>
          <table:table-cell office:value-type="float" office:value="526" calcext:value-type="float">
            <text:p>526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5231" calcext:value-type="float">
            <text:p>1611038875231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700" calcext:value-type="float">
            <text:p>92700</text:p>
          </table:table-cell>
          <table:table-cell office:value-type="float" office:value="1353" calcext:value-type="float">
            <text:p>1353</text:p>
          </table:table-cell>
          <table:table-cell office:value-type="float" office:value="1294072" calcext:value-type="float">
            <text:p>12940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76536" calcext:value-type="float">
            <text:p>11376536</text:p>
          </table:table-cell>
          <table:table-cell office:value-type="float" office:value="0" calcext:value-type="float">
            <text:p>0</text:p>
          </table:table-cell>
          <table:table-cell office:value-type="float" office:value="11376536" calcext:value-type="float">
            <text:p>113765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481" calcext:value-type="float">
            <text:p>95481</text:p>
          </table:table-cell>
          <table:table-cell office:value-type="float" office:value="351" calcext:value-type="float">
            <text:p>35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5378" calcext:value-type="float">
            <text:p>161103887537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312" calcext:value-type="float">
            <text:p>94312</text:p>
          </table:table-cell>
          <table:table-cell office:value-type="float" office:value="1355" calcext:value-type="float">
            <text:p>1355</text:p>
          </table:table-cell>
          <table:table-cell office:value-type="float" office:value="1294072" calcext:value-type="float">
            <text:p>12940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620976" calcext:value-type="float">
            <text:p>9620976</text:p>
          </table:table-cell>
          <table:table-cell office:value-type="float" office:value="0" calcext:value-type="float">
            <text:p>0</text:p>
          </table:table-cell>
          <table:table-cell office:value-type="float" office:value="9620976" calcext:value-type="float">
            <text:p>96209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502" calcext:value-type="float">
            <text:p>95502</text:p>
          </table:table-cell>
          <table:table-cell office:value-type="float" office:value="394" calcext:value-type="float">
            <text:p>394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5502" calcext:value-type="float">
            <text:p>1611038875502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7168" calcext:value-type="float">
            <text:p>97168</text:p>
          </table:table-cell>
          <table:table-cell office:value-type="float" office:value="1358" calcext:value-type="float">
            <text:p>1358</text:p>
          </table:table-cell>
          <table:table-cell office:value-type="float" office:value="1294076" calcext:value-type="float">
            <text:p>12940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311722" calcext:value-type="float">
            <text:p>8311722</text:p>
          </table:table-cell>
          <table:table-cell office:value-type="float" office:value="707034" calcext:value-type="float">
            <text:p>707034</text:p>
          </table:table-cell>
          <table:table-cell office:value-type="float" office:value="7604688" calcext:value-type="float">
            <text:p>76046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520" calcext:value-type="float">
            <text:p>95520</text:p>
          </table:table-cell>
          <table:table-cell office:value-type="float" office:value="444" calcext:value-type="float">
            <text:p>444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5631" calcext:value-type="float">
            <text:p>1611038875631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8564" calcext:value-type="float">
            <text:p>98564</text:p>
          </table:table-cell>
          <table:table-cell office:value-type="float" office:value="1359" calcext:value-type="float">
            <text:p>1359</text:p>
          </table:table-cell>
          <table:table-cell office:value-type="float" office:value="1294108" calcext:value-type="float">
            <text:p>12941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212159" calcext:value-type="float">
            <text:p>8212159</text:p>
          </table:table-cell>
          <table:table-cell office:value-type="float" office:value="1199559" calcext:value-type="float">
            <text:p>1199559</text:p>
          </table:table-cell>
          <table:table-cell office:value-type="float" office:value="7012600" calcext:value-type="float">
            <text:p>70126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544" calcext:value-type="float">
            <text:p>95544</text:p>
          </table:table-cell>
          <table:table-cell office:value-type="float" office:value="441" calcext:value-type="float">
            <text:p>44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5778" calcext:value-type="float">
            <text:p>161103887577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8316" calcext:value-type="float">
            <text:p>98316</text:p>
          </table:table-cell>
          <table:table-cell office:value-type="float" office:value="1359" calcext:value-type="float">
            <text:p>1359</text:p>
          </table:table-cell>
          <table:table-cell office:value-type="float" office:value="1294140" calcext:value-type="float">
            <text:p>12941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85482" calcext:value-type="float">
            <text:p>7885482</text:p>
          </table:table-cell>
          <table:table-cell office:value-type="float" office:value="1231634" calcext:value-type="float">
            <text:p>1231634</text:p>
          </table:table-cell>
          <table:table-cell office:value-type="float" office:value="6653848" calcext:value-type="float">
            <text:p>66538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568" calcext:value-type="float">
            <text:p>95568</text:p>
          </table:table-cell>
          <table:table-cell office:value-type="float" office:value="383" calcext:value-type="float">
            <text:p>383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5927" calcext:value-type="float">
            <text:p>161103887592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7696" calcext:value-type="float">
            <text:p>97696</text:p>
          </table:table-cell>
          <table:table-cell office:value-type="float" office:value="1359" calcext:value-type="float">
            <text:p>1359</text:p>
          </table:table-cell>
          <table:table-cell office:value-type="float" office:value="1294172" calcext:value-type="float">
            <text:p>1294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92234" calcext:value-type="float">
            <text:p>7892234</text:p>
          </table:table-cell>
          <table:table-cell office:value-type="float" office:value="397034" calcext:value-type="float">
            <text:p>397034</text:p>
          </table:table-cell>
          <table:table-cell office:value-type="float" office:value="7495200" calcext:value-type="float">
            <text:p>74952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588" calcext:value-type="float">
            <text:p>95588</text:p>
          </table:table-cell>
          <table:table-cell office:value-type="float" office:value="365" calcext:value-type="float">
            <text:p>36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6040" calcext:value-type="float">
            <text:p>1611038876040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588" calcext:value-type="float">
            <text:p>94588</text:p>
          </table:table-cell>
          <table:table-cell office:value-type="float" office:value="1356" calcext:value-type="float">
            <text:p>1356</text:p>
          </table:table-cell>
          <table:table-cell office:value-type="float" office:value="1294332" calcext:value-type="float">
            <text:p>12943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003263" calcext:value-type="float">
            <text:p>8003263</text:p>
          </table:table-cell>
          <table:table-cell office:value-type="float" office:value="227103" calcext:value-type="float">
            <text:p>227103</text:p>
          </table:table-cell>
          <table:table-cell office:value-type="float" office:value="7776160" calcext:value-type="float">
            <text:p>77761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610" calcext:value-type="float">
            <text:p>95610</text:p>
          </table:table-cell>
          <table:table-cell office:value-type="float" office:value="696" calcext:value-type="float">
            <text:p>696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6187" calcext:value-type="float">
            <text:p>161103887618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892" calcext:value-type="float">
            <text:p>95892</text:p>
          </table:table-cell>
          <table:table-cell office:value-type="float" office:value="1357" calcext:value-type="float">
            <text:p>1357</text:p>
          </table:table-cell>
          <table:table-cell office:value-type="float" office:value="1294216" calcext:value-type="float">
            <text:p>12942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244789" calcext:value-type="float">
            <text:p>8244789</text:p>
          </table:table-cell>
          <table:table-cell office:value-type="float" office:value="713613" calcext:value-type="float">
            <text:p>713613</text:p>
          </table:table-cell>
          <table:table-cell office:value-type="float" office:value="7531176" calcext:value-type="float">
            <text:p>75311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634" calcext:value-type="float">
            <text:p>95634</text:p>
          </table:table-cell>
          <table:table-cell office:value-type="float" office:value="407" calcext:value-type="float">
            <text:p>407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6322" calcext:value-type="float">
            <text:p>1611038876322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148" calcext:value-type="float">
            <text:p>95148</text:p>
          </table:table-cell>
          <table:table-cell office:value-type="float" office:value="1356" calcext:value-type="float">
            <text:p>1356</text:p>
          </table:table-cell>
          <table:table-cell office:value-type="float" office:value="1294248" calcext:value-type="float">
            <text:p>12942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95136" calcext:value-type="float">
            <text:p>7895136</text:p>
          </table:table-cell>
          <table:table-cell office:value-type="float" office:value="0" calcext:value-type="float">
            <text:p>0</text:p>
          </table:table-cell>
          <table:table-cell office:value-type="float" office:value="7895136" calcext:value-type="float">
            <text:p>78951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654" calcext:value-type="float">
            <text:p>95654</text:p>
          </table:table-cell>
          <table:table-cell office:value-type="float" office:value="328" calcext:value-type="float">
            <text:p>328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6442" calcext:value-type="float">
            <text:p>1611038876442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660" calcext:value-type="float">
            <text:p>93660</text:p>
          </table:table-cell>
          <table:table-cell office:value-type="float" office:value="1355" calcext:value-type="float">
            <text:p>1355</text:p>
          </table:table-cell>
          <table:table-cell office:value-type="float" office:value="1294280" calcext:value-type="float">
            <text:p>12942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507648" calcext:value-type="float">
            <text:p>9507648</text:p>
          </table:table-cell>
          <table:table-cell office:value-type="float" office:value="0" calcext:value-type="float">
            <text:p>0</text:p>
          </table:table-cell>
          <table:table-cell office:value-type="float" office:value="9507648" calcext:value-type="float">
            <text:p>95076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680" calcext:value-type="float">
            <text:p>95680</text:p>
          </table:table-cell>
          <table:table-cell office:value-type="float" office:value="387" calcext:value-type="float">
            <text:p>387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6592" calcext:value-type="float">
            <text:p>1611038876592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428" calcext:value-type="float">
            <text:p>91428</text:p>
          </table:table-cell>
          <table:table-cell office:value-type="float" office:value="1352" calcext:value-type="float">
            <text:p>1352</text:p>
          </table:table-cell>
          <table:table-cell office:value-type="float" office:value="1294280" calcext:value-type="float">
            <text:p>12942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98696" calcext:value-type="float">
            <text:p>11198696</text:p>
          </table:table-cell>
          <table:table-cell office:value-type="float" office:value="0" calcext:value-type="float">
            <text:p>0</text:p>
          </table:table-cell>
          <table:table-cell office:value-type="float" office:value="11198696" calcext:value-type="float">
            <text:p>111986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702" calcext:value-type="float">
            <text:p>95702</text:p>
          </table:table-cell>
          <table:table-cell office:value-type="float" office:value="322" calcext:value-type="float">
            <text:p>322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6719" calcext:value-type="float">
            <text:p>161103887671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4236" calcext:value-type="float">
            <text:p>84236</text:p>
          </table:table-cell>
          <table:table-cell office:value-type="float" office:value="1345" calcext:value-type="float">
            <text:p>1345</text:p>
          </table:table-cell>
          <table:table-cell office:value-type="float" office:value="1294280" calcext:value-type="float">
            <text:p>12942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58968" calcext:value-type="float">
            <text:p>10758968</text:p>
          </table:table-cell>
          <table:table-cell office:value-type="float" office:value="0" calcext:value-type="float">
            <text:p>0</text:p>
          </table:table-cell>
          <table:table-cell office:value-type="float" office:value="10758968" calcext:value-type="float">
            <text:p>1075896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5720" calcext:value-type="float">
            <text:p>95720</text:p>
          </table:table-cell>
          <table:table-cell office:value-type="float" office:value="358" calcext:value-type="float">
            <text:p>358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6833" calcext:value-type="float">
            <text:p>1611038876833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0052" calcext:value-type="float">
            <text:p>80052</text:p>
          </table:table-cell>
          <table:table-cell office:value-type="float" office:value="1341" calcext:value-type="float">
            <text:p>1341</text:p>
          </table:table-cell>
          <table:table-cell office:value-type="float" office:value="1294284" calcext:value-type="float">
            <text:p>1294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45301" calcext:value-type="float">
            <text:p>7145301</text:p>
          </table:table-cell>
          <table:table-cell office:value-type="float" office:value="1503701" calcext:value-type="float">
            <text:p>1503701</text:p>
          </table:table-cell>
          <table:table-cell office:value-type="float" office:value="5641600" calcext:value-type="float">
            <text:p>56416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5739" calcext:value-type="float">
            <text:p>95739</text:p>
          </table:table-cell>
          <table:table-cell office:value-type="float" office:value="666" calcext:value-type="float">
            <text:p>666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6955" calcext:value-type="float">
            <text:p>1611038876955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4912" calcext:value-type="float">
            <text:p>74912</text:p>
          </table:table-cell>
          <table:table-cell office:value-type="float" office:value="1337" calcext:value-type="float">
            <text:p>1337</text:p>
          </table:table-cell>
          <table:table-cell office:value-type="float" office:value="1294480" calcext:value-type="float">
            <text:p>12944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26888" calcext:value-type="float">
            <text:p>8526888</text:p>
          </table:table-cell>
          <table:table-cell office:value-type="float" office:value="0" calcext:value-type="float">
            <text:p>0</text:p>
          </table:table-cell>
          <table:table-cell office:value-type="float" office:value="8526888" calcext:value-type="float">
            <text:p>852688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5761" calcext:value-type="float">
            <text:p>95761</text:p>
          </table:table-cell>
          <table:table-cell office:value-type="float" office:value="838" calcext:value-type="float">
            <text:p>838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7083" calcext:value-type="float">
            <text:p>1611038877083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7300" calcext:value-type="float">
            <text:p>77300</text:p>
          </table:table-cell>
          <table:table-cell office:value-type="float" office:value="1339" calcext:value-type="float">
            <text:p>1339</text:p>
          </table:table-cell>
          <table:table-cell office:value-type="float" office:value="1294512" calcext:value-type="float">
            <text:p>12945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29557" calcext:value-type="float">
            <text:p>7129557</text:p>
          </table:table-cell>
          <table:table-cell office:value-type="float" office:value="1122933" calcext:value-type="float">
            <text:p>1122933</text:p>
          </table:table-cell>
          <table:table-cell office:value-type="float" office:value="6006624" calcext:value-type="float">
            <text:p>600662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5780" calcext:value-type="float">
            <text:p>95780</text:p>
          </table:table-cell>
          <table:table-cell office:value-type="float" office:value="612" calcext:value-type="float">
            <text:p>612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7222" calcext:value-type="float">
            <text:p>1611038877222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8752" calcext:value-type="float">
            <text:p>98752</text:p>
          </table:table-cell>
          <table:table-cell office:value-type="float" office:value="1360" calcext:value-type="float">
            <text:p>1360</text:p>
          </table:table-cell>
          <table:table-cell office:value-type="float" office:value="1294544" calcext:value-type="float">
            <text:p>12945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96458" calcext:value-type="float">
            <text:p>7896458</text:p>
          </table:table-cell>
          <table:table-cell office:value-type="float" office:value="1995226" calcext:value-type="float">
            <text:p>1995226</text:p>
          </table:table-cell>
          <table:table-cell office:value-type="float" office:value="5901232" calcext:value-type="float">
            <text:p>59012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803" calcext:value-type="float">
            <text:p>95803</text:p>
          </table:table-cell>
          <table:table-cell office:value-type="float" office:value="525" calcext:value-type="float">
            <text:p>52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7366" calcext:value-type="float">
            <text:p>161103887736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7976" calcext:value-type="float">
            <text:p>97976</text:p>
          </table:table-cell>
          <table:table-cell office:value-type="float" office:value="1359" calcext:value-type="float">
            <text:p>1359</text:p>
          </table:table-cell>
          <table:table-cell office:value-type="float" office:value="1294640" calcext:value-type="float">
            <text:p>12946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77941" calcext:value-type="float">
            <text:p>7177941</text:p>
          </table:table-cell>
          <table:table-cell office:value-type="float" office:value="201141" calcext:value-type="float">
            <text:p>201141</text:p>
          </table:table-cell>
          <table:table-cell office:value-type="float" office:value="6976800" calcext:value-type="float">
            <text:p>69768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823" calcext:value-type="float">
            <text:p>95823</text:p>
          </table:table-cell>
          <table:table-cell office:value-type="float" office:value="402" calcext:value-type="float">
            <text:p>402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7497" calcext:value-type="float">
            <text:p>161103887749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9868" calcext:value-type="float">
            <text:p>99868</text:p>
          </table:table-cell>
          <table:table-cell office:value-type="float" office:value="1361" calcext:value-type="float">
            <text:p>1361</text:p>
          </table:table-cell>
          <table:table-cell office:value-type="float" office:value="1294736" calcext:value-type="float">
            <text:p>12947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905055" calcext:value-type="float">
            <text:p>7905055</text:p>
          </table:table-cell>
          <table:table-cell office:value-type="float" office:value="2783359" calcext:value-type="float">
            <text:p>2783359</text:p>
          </table:table-cell>
          <table:table-cell office:value-type="float" office:value="5121696" calcext:value-type="float">
            <text:p>51216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845" calcext:value-type="float">
            <text:p>95845</text:p>
          </table:table-cell>
          <table:table-cell office:value-type="float" office:value="359" calcext:value-type="float">
            <text:p>359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7618" calcext:value-type="float">
            <text:p>161103887761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7232" calcext:value-type="float">
            <text:p>97232</text:p>
          </table:table-cell>
          <table:table-cell office:value-type="float" office:value="1359" calcext:value-type="float">
            <text:p>1359</text:p>
          </table:table-cell>
          <table:table-cell office:value-type="float" office:value="1294772" calcext:value-type="float">
            <text:p>12947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76191" calcext:value-type="float">
            <text:p>7776191</text:p>
          </table:table-cell>
          <table:table-cell office:value-type="float" office:value="375143" calcext:value-type="float">
            <text:p>375143</text:p>
          </table:table-cell>
          <table:table-cell office:value-type="float" office:value="7401048" calcext:value-type="float">
            <text:p>74010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865" calcext:value-type="float">
            <text:p>95865</text:p>
          </table:table-cell>
          <table:table-cell office:value-type="float" office:value="371" calcext:value-type="float">
            <text:p>37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7742" calcext:value-type="float">
            <text:p>1611038877742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992" calcext:value-type="float">
            <text:p>94992</text:p>
          </table:table-cell>
          <table:table-cell office:value-type="float" office:value="1356" calcext:value-type="float">
            <text:p>1356</text:p>
          </table:table-cell>
          <table:table-cell office:value-type="float" office:value="1294720" calcext:value-type="float">
            <text:p>12947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238448" calcext:value-type="float">
            <text:p>10238448</text:p>
          </table:table-cell>
          <table:table-cell office:value-type="float" office:value="0" calcext:value-type="float">
            <text:p>0</text:p>
          </table:table-cell>
          <table:table-cell office:value-type="float" office:value="10238448" calcext:value-type="float">
            <text:p>102384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890" calcext:value-type="float">
            <text:p>95890</text:p>
          </table:table-cell>
          <table:table-cell office:value-type="float" office:value="334" calcext:value-type="float">
            <text:p>334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7887" calcext:value-type="float">
            <text:p>161103887788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9424" calcext:value-type="float">
            <text:p>99424</text:p>
          </table:table-cell>
          <table:table-cell office:value-type="float" office:value="1361" calcext:value-type="float">
            <text:p>1361</text:p>
          </table:table-cell>
          <table:table-cell office:value-type="float" office:value="1294784" calcext:value-type="float">
            <text:p>12947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34357" calcext:value-type="float">
            <text:p>7734357</text:p>
          </table:table-cell>
          <table:table-cell office:value-type="float" office:value="1650965" calcext:value-type="float">
            <text:p>1650965</text:p>
          </table:table-cell>
          <table:table-cell office:value-type="float" office:value="6083392" calcext:value-type="float">
            <text:p>60833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911" calcext:value-type="float">
            <text:p>95911</text:p>
          </table:table-cell>
          <table:table-cell office:value-type="float" office:value="333" calcext:value-type="float">
            <text:p>333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8005" calcext:value-type="float">
            <text:p>1611038878005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0820" calcext:value-type="float">
            <text:p>100820</text:p>
          </table:table-cell>
          <table:table-cell office:value-type="float" office:value="1362" calcext:value-type="float">
            <text:p>1362</text:p>
          </table:table-cell>
          <table:table-cell office:value-type="float" office:value="1294848" calcext:value-type="float">
            <text:p>12948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18453" calcext:value-type="float">
            <text:p>7518453</text:p>
          </table:table-cell>
          <table:table-cell office:value-type="float" office:value="2306997" calcext:value-type="float">
            <text:p>2306997</text:p>
          </table:table-cell>
          <table:table-cell office:value-type="float" office:value="5211456" calcext:value-type="float">
            <text:p>52114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934" calcext:value-type="float">
            <text:p>95934</text:p>
          </table:table-cell>
          <table:table-cell office:value-type="float" office:value="349" calcext:value-type="float">
            <text:p>349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8152" calcext:value-type="float">
            <text:p>1611038878152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076" calcext:value-type="float">
            <text:p>94076</text:p>
          </table:table-cell>
          <table:table-cell office:value-type="float" office:value="1356" calcext:value-type="float">
            <text:p>1356</text:p>
          </table:table-cell>
          <table:table-cell office:value-type="float" office:value="1294848" calcext:value-type="float">
            <text:p>12948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49845" calcext:value-type="float">
            <text:p>7349845</text:p>
          </table:table-cell>
          <table:table-cell office:value-type="float" office:value="594141" calcext:value-type="float">
            <text:p>594141</text:p>
          </table:table-cell>
          <table:table-cell office:value-type="float" office:value="6755704" calcext:value-type="float">
            <text:p>67557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5954" calcext:value-type="float">
            <text:p>95954</text:p>
          </table:table-cell>
          <table:table-cell office:value-type="float" office:value="523" calcext:value-type="float">
            <text:p>523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8279" calcext:value-type="float">
            <text:p>161103887827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076" calcext:value-type="float">
            <text:p>90076</text:p>
          </table:table-cell>
          <table:table-cell office:value-type="float" office:value="1352" calcext:value-type="float">
            <text:p>1352</text:p>
          </table:table-cell>
          <table:table-cell office:value-type="float" office:value="1294880" calcext:value-type="float">
            <text:p>12948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773088" calcext:value-type="float">
            <text:p>9773088</text:p>
          </table:table-cell>
          <table:table-cell office:value-type="float" office:value="0" calcext:value-type="float">
            <text:p>0</text:p>
          </table:table-cell>
          <table:table-cell office:value-type="float" office:value="9773088" calcext:value-type="float">
            <text:p>97730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5981" calcext:value-type="float">
            <text:p>95981</text:p>
          </table:table-cell>
          <table:table-cell office:value-type="float" office:value="456" calcext:value-type="float">
            <text:p>456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8427" calcext:value-type="float">
            <text:p>161103887842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512" calcext:value-type="float">
            <text:p>93512</text:p>
          </table:table-cell>
          <table:table-cell office:value-type="float" office:value="1355" calcext:value-type="float">
            <text:p>1355</text:p>
          </table:table-cell>
          <table:table-cell office:value-type="float" office:value="1294880" calcext:value-type="float">
            <text:p>12948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73589" calcext:value-type="float">
            <text:p>7573589</text:p>
          </table:table-cell>
          <table:table-cell office:value-type="float" office:value="988181" calcext:value-type="float">
            <text:p>988181</text:p>
          </table:table-cell>
          <table:table-cell office:value-type="float" office:value="6585408" calcext:value-type="float">
            <text:p>65854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001" calcext:value-type="float">
            <text:p>96001</text:p>
          </table:table-cell>
          <table:table-cell office:value-type="float" office:value="408" calcext:value-type="float">
            <text:p>408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8560" calcext:value-type="float">
            <text:p>1611038878560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260" calcext:value-type="float">
            <text:p>95260</text:p>
          </table:table-cell>
          <table:table-cell office:value-type="float" office:value="1357" calcext:value-type="float">
            <text:p>1357</text:p>
          </table:table-cell>
          <table:table-cell office:value-type="float" office:value="1294880" calcext:value-type="float">
            <text:p>12948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10047" calcext:value-type="float">
            <text:p>7310047</text:p>
          </table:table-cell>
          <table:table-cell office:value-type="float" office:value="1582335" calcext:value-type="float">
            <text:p>1582335</text:p>
          </table:table-cell>
          <table:table-cell office:value-type="float" office:value="5727712" calcext:value-type="float">
            <text:p>57277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025" calcext:value-type="float">
            <text:p>96025</text:p>
          </table:table-cell>
          <table:table-cell office:value-type="float" office:value="397" calcext:value-type="float">
            <text:p>397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8706" calcext:value-type="float">
            <text:p>161103887870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308" calcext:value-type="float">
            <text:p>93308</text:p>
          </table:table-cell>
          <table:table-cell office:value-type="float" office:value="1355" calcext:value-type="float">
            <text:p>1355</text:p>
          </table:table-cell>
          <table:table-cell office:value-type="float" office:value="1294912" calcext:value-type="float">
            <text:p>12949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16373" calcext:value-type="float">
            <text:p>7316373</text:p>
          </table:table-cell>
          <table:table-cell office:value-type="float" office:value="256653" calcext:value-type="float">
            <text:p>256653</text:p>
          </table:table-cell>
          <table:table-cell office:value-type="float" office:value="7059720" calcext:value-type="float">
            <text:p>70597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045" calcext:value-type="float">
            <text:p>96045</text:p>
          </table:table-cell>
          <table:table-cell office:value-type="float" office:value="392" calcext:value-type="float">
            <text:p>392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8819" calcext:value-type="float">
            <text:p>161103887881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848" calcext:value-type="float">
            <text:p>90848</text:p>
          </table:table-cell>
          <table:table-cell office:value-type="float" office:value="1356" calcext:value-type="float">
            <text:p>1356</text:p>
          </table:table-cell>
          <table:table-cell office:value-type="float" office:value="1294912" calcext:value-type="float">
            <text:p>12949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49072" calcext:value-type="float">
            <text:p>10749072</text:p>
          </table:table-cell>
          <table:table-cell office:value-type="float" office:value="0" calcext:value-type="float">
            <text:p>0</text:p>
          </table:table-cell>
          <table:table-cell office:value-type="float" office:value="10749072" calcext:value-type="float">
            <text:p>107490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072" calcext:value-type="float">
            <text:p>96072</text:p>
          </table:table-cell>
          <table:table-cell office:value-type="float" office:value="325" calcext:value-type="float">
            <text:p>32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8969" calcext:value-type="float">
            <text:p>161103887896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868" calcext:value-type="float">
            <text:p>93868</text:p>
          </table:table-cell>
          <table:table-cell office:value-type="float" office:value="1356" calcext:value-type="float">
            <text:p>1356</text:p>
          </table:table-cell>
          <table:table-cell office:value-type="float" office:value="1294912" calcext:value-type="float">
            <text:p>12949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33546" calcext:value-type="float">
            <text:p>7733546</text:p>
          </table:table-cell>
          <table:table-cell office:value-type="float" office:value="946250" calcext:value-type="float">
            <text:p>946250</text:p>
          </table:table-cell>
          <table:table-cell office:value-type="float" office:value="6787296" calcext:value-type="float">
            <text:p>67872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091" calcext:value-type="float">
            <text:p>96091</text:p>
          </table:table-cell>
          <table:table-cell office:value-type="float" office:value="343" calcext:value-type="float">
            <text:p>343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9091" calcext:value-type="float">
            <text:p>1611038879091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380" calcext:value-type="float">
            <text:p>95380</text:p>
          </table:table-cell>
          <table:table-cell office:value-type="float" office:value="1357" calcext:value-type="float">
            <text:p>1357</text:p>
          </table:table-cell>
          <table:table-cell office:value-type="float" office:value="1295200" calcext:value-type="float">
            <text:p>12952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73589" calcext:value-type="float">
            <text:p>7473589</text:p>
          </table:table-cell>
          <table:table-cell office:value-type="float" office:value="1802693" calcext:value-type="float">
            <text:p>1802693</text:p>
          </table:table-cell>
          <table:table-cell office:value-type="float" office:value="5670896" calcext:value-type="float">
            <text:p>56708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115" calcext:value-type="float">
            <text:p>96115</text:p>
          </table:table-cell>
          <table:table-cell office:value-type="float" office:value="313" calcext:value-type="float">
            <text:p>313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9235" calcext:value-type="float">
            <text:p>1611038879235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540" calcext:value-type="float">
            <text:p>91540</text:p>
          </table:table-cell>
          <table:table-cell office:value-type="float" office:value="1354" calcext:value-type="float">
            <text:p>1354</text:p>
          </table:table-cell>
          <table:table-cell office:value-type="float" office:value="1295192" calcext:value-type="float">
            <text:p>12951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362568" calcext:value-type="float">
            <text:p>9362568</text:p>
          </table:table-cell>
          <table:table-cell office:value-type="float" office:value="0" calcext:value-type="float">
            <text:p>0</text:p>
          </table:table-cell>
          <table:table-cell office:value-type="float" office:value="9362568" calcext:value-type="float">
            <text:p>93625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139" calcext:value-type="float">
            <text:p>96139</text:p>
          </table:table-cell>
          <table:table-cell office:value-type="float" office:value="333" calcext:value-type="float">
            <text:p>333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9375" calcext:value-type="float">
            <text:p>1611038879375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560" calcext:value-type="float">
            <text:p>91560</text:p>
          </table:table-cell>
          <table:table-cell office:value-type="float" office:value="1354" calcext:value-type="float">
            <text:p>1354</text:p>
          </table:table-cell>
          <table:table-cell office:value-type="float" office:value="1295224" calcext:value-type="float">
            <text:p>12952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167472" calcext:value-type="float">
            <text:p>9167472</text:p>
          </table:table-cell>
          <table:table-cell office:value-type="float" office:value="0" calcext:value-type="float">
            <text:p>0</text:p>
          </table:table-cell>
          <table:table-cell office:value-type="float" office:value="9167472" calcext:value-type="float">
            <text:p>91674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157" calcext:value-type="float">
            <text:p>96157</text:p>
          </table:table-cell>
          <table:table-cell office:value-type="float" office:value="348" calcext:value-type="float">
            <text:p>348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9486" calcext:value-type="float">
            <text:p>161103887948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444" calcext:value-type="float">
            <text:p>91444</text:p>
          </table:table-cell>
          <table:table-cell office:value-type="float" office:value="1354" calcext:value-type="float">
            <text:p>1354</text:p>
          </table:table-cell>
          <table:table-cell office:value-type="float" office:value="1295256" calcext:value-type="float">
            <text:p>12952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268496" calcext:value-type="float">
            <text:p>9268496</text:p>
          </table:table-cell>
          <table:table-cell office:value-type="float" office:value="0" calcext:value-type="float">
            <text:p>0</text:p>
          </table:table-cell>
          <table:table-cell office:value-type="float" office:value="9268496" calcext:value-type="float">
            <text:p>92684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178" calcext:value-type="float">
            <text:p>96178</text:p>
          </table:table-cell>
          <table:table-cell office:value-type="float" office:value="308" calcext:value-type="float">
            <text:p>308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9606" calcext:value-type="float">
            <text:p>161103887960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124" calcext:value-type="float">
            <text:p>93124</text:p>
          </table:table-cell>
          <table:table-cell office:value-type="float" office:value="1357" calcext:value-type="float">
            <text:p>1357</text:p>
          </table:table-cell>
          <table:table-cell office:value-type="float" office:value="1295288" calcext:value-type="float">
            <text:p>12952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778392" calcext:value-type="float">
            <text:p>9778392</text:p>
          </table:table-cell>
          <table:table-cell office:value-type="float" office:value="0" calcext:value-type="float">
            <text:p>0</text:p>
          </table:table-cell>
          <table:table-cell office:value-type="float" office:value="9778392" calcext:value-type="float">
            <text:p>97783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199" calcext:value-type="float">
            <text:p>96199</text:p>
          </table:table-cell>
          <table:table-cell office:value-type="float" office:value="371" calcext:value-type="float">
            <text:p>37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9725" calcext:value-type="float">
            <text:p>1611038879725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032" calcext:value-type="float">
            <text:p>96032</text:p>
          </table:table-cell>
          <table:table-cell office:value-type="float" office:value="1358" calcext:value-type="float">
            <text:p>1358</text:p>
          </table:table-cell>
          <table:table-cell office:value-type="float" office:value="1295172" calcext:value-type="float">
            <text:p>1295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74954" calcext:value-type="float">
            <text:p>7074954</text:p>
          </table:table-cell>
          <table:table-cell office:value-type="float" office:value="1586858" calcext:value-type="float">
            <text:p>1586858</text:p>
          </table:table-cell>
          <table:table-cell office:value-type="float" office:value="5488096" calcext:value-type="float">
            <text:p>54880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217" calcext:value-type="float">
            <text:p>96217</text:p>
          </table:table-cell>
          <table:table-cell office:value-type="float" office:value="471" calcext:value-type="float">
            <text:p>47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9840" calcext:value-type="float">
            <text:p>1611038879840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680" calcext:value-type="float">
            <text:p>93680</text:p>
          </table:table-cell>
          <table:table-cell office:value-type="float" office:value="1357" calcext:value-type="float">
            <text:p>1357</text:p>
          </table:table-cell>
          <table:table-cell office:value-type="float" office:value="1295236" calcext:value-type="float">
            <text:p>1295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864808" calcext:value-type="float">
            <text:p>7864808</text:p>
          </table:table-cell>
          <table:table-cell office:value-type="float" office:value="0" calcext:value-type="float">
            <text:p>0</text:p>
          </table:table-cell>
          <table:table-cell office:value-type="float" office:value="7864808" calcext:value-type="float">
            <text:p>78648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243" calcext:value-type="float">
            <text:p>96243</text:p>
          </table:table-cell>
          <table:table-cell office:value-type="float" office:value="412" calcext:value-type="float">
            <text:p>412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79987" calcext:value-type="float">
            <text:p>161103887998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928" calcext:value-type="float">
            <text:p>95928</text:p>
          </table:table-cell>
          <table:table-cell office:value-type="float" office:value="1357" calcext:value-type="float">
            <text:p>1357</text:p>
          </table:table-cell>
          <table:table-cell office:value-type="float" office:value="1295152" calcext:value-type="float">
            <text:p>12951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35498" calcext:value-type="float">
            <text:p>7035498</text:p>
          </table:table-cell>
          <table:table-cell office:value-type="float" office:value="609250" calcext:value-type="float">
            <text:p>609250</text:p>
          </table:table-cell>
          <table:table-cell office:value-type="float" office:value="6426248" calcext:value-type="float">
            <text:p>64262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262" calcext:value-type="float">
            <text:p>96262</text:p>
          </table:table-cell>
          <table:table-cell office:value-type="float" office:value="458" calcext:value-type="float">
            <text:p>458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0118" calcext:value-type="float">
            <text:p>161103888011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764" calcext:value-type="float">
            <text:p>91764</text:p>
          </table:table-cell>
          <table:table-cell office:value-type="float" office:value="1358" calcext:value-type="float">
            <text:p>1358</text:p>
          </table:table-cell>
          <table:table-cell office:value-type="float" office:value="1295216" calcext:value-type="float">
            <text:p>12952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984160" calcext:value-type="float">
            <text:p>9984160</text:p>
          </table:table-cell>
          <table:table-cell office:value-type="float" office:value="0" calcext:value-type="float">
            <text:p>0</text:p>
          </table:table-cell>
          <table:table-cell office:value-type="float" office:value="9984160" calcext:value-type="float">
            <text:p>99841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289" calcext:value-type="float">
            <text:p>96289</text:p>
          </table:table-cell>
          <table:table-cell office:value-type="float" office:value="295" calcext:value-type="float">
            <text:p>29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0267" calcext:value-type="float">
            <text:p>161103888026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456" calcext:value-type="float">
            <text:p>96456</text:p>
          </table:table-cell>
          <table:table-cell office:value-type="float" office:value="1358" calcext:value-type="float">
            <text:p>1358</text:p>
          </table:table-cell>
          <table:table-cell office:value-type="float" office:value="1295256" calcext:value-type="float">
            <text:p>12952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67978" calcext:value-type="float">
            <text:p>7167978</text:p>
          </table:table-cell>
          <table:table-cell office:value-type="float" office:value="1558522" calcext:value-type="float">
            <text:p>1558522</text:p>
          </table:table-cell>
          <table:table-cell office:value-type="float" office:value="5609456" calcext:value-type="float">
            <text:p>56094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308" calcext:value-type="float">
            <text:p>96308</text:p>
          </table:table-cell>
          <table:table-cell office:value-type="float" office:value="325" calcext:value-type="float">
            <text:p>32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0382" calcext:value-type="float">
            <text:p>1611038880382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024" calcext:value-type="float">
            <text:p>96024</text:p>
          </table:table-cell>
          <table:table-cell office:value-type="float" office:value="1358" calcext:value-type="float">
            <text:p>1358</text:p>
          </table:table-cell>
          <table:table-cell office:value-type="float" office:value="1295336" calcext:value-type="float">
            <text:p>12953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39989" calcext:value-type="float">
            <text:p>7039989</text:p>
          </table:table-cell>
          <table:table-cell office:value-type="float" office:value="1854917" calcext:value-type="float">
            <text:p>1854917</text:p>
          </table:table-cell>
          <table:table-cell office:value-type="float" office:value="5185072" calcext:value-type="float">
            <text:p>51850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331" calcext:value-type="float">
            <text:p>96331</text:p>
          </table:table-cell>
          <table:table-cell office:value-type="float" office:value="325" calcext:value-type="float">
            <text:p>32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0527" calcext:value-type="float">
            <text:p>161103888052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484" calcext:value-type="float">
            <text:p>93484</text:p>
          </table:table-cell>
          <table:table-cell office:value-type="float" office:value="1356" calcext:value-type="float">
            <text:p>1356</text:p>
          </table:table-cell>
          <table:table-cell office:value-type="float" office:value="1295336" calcext:value-type="float">
            <text:p>12953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53912" calcext:value-type="float">
            <text:p>8153912</text:p>
          </table:table-cell>
          <table:table-cell office:value-type="float" office:value="0" calcext:value-type="float">
            <text:p>0</text:p>
          </table:table-cell>
          <table:table-cell office:value-type="float" office:value="8153912" calcext:value-type="float">
            <text:p>81539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354" calcext:value-type="float">
            <text:p>96354</text:p>
          </table:table-cell>
          <table:table-cell office:value-type="float" office:value="319" calcext:value-type="float">
            <text:p>319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0667" calcext:value-type="float">
            <text:p>161103888066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764" calcext:value-type="float">
            <text:p>94764</text:p>
          </table:table-cell>
          <table:table-cell office:value-type="float" office:value="1357" calcext:value-type="float">
            <text:p>1357</text:p>
          </table:table-cell>
          <table:table-cell office:value-type="float" office:value="1295372" calcext:value-type="float">
            <text:p>12953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58111" calcext:value-type="float">
            <text:p>7358111</text:p>
          </table:table-cell>
          <table:table-cell office:value-type="float" office:value="1806759" calcext:value-type="float">
            <text:p>1806759</text:p>
          </table:table-cell>
          <table:table-cell office:value-type="float" office:value="5551352" calcext:value-type="float">
            <text:p>55513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378" calcext:value-type="float">
            <text:p>96378</text:p>
          </table:table-cell>
          <table:table-cell office:value-type="float" office:value="325" calcext:value-type="float">
            <text:p>32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0802" calcext:value-type="float">
            <text:p>1611038880802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508" calcext:value-type="float">
            <text:p>94508</text:p>
          </table:table-cell>
          <table:table-cell office:value-type="float" office:value="1357" calcext:value-type="float">
            <text:p>1357</text:p>
          </table:table-cell>
          <table:table-cell office:value-type="float" office:value="1295404" calcext:value-type="float">
            <text:p>1295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37749" calcext:value-type="float">
            <text:p>6937749</text:p>
          </table:table-cell>
          <table:table-cell office:value-type="float" office:value="321317" calcext:value-type="float">
            <text:p>321317</text:p>
          </table:table-cell>
          <table:table-cell office:value-type="float" office:value="6616432" calcext:value-type="float">
            <text:p>66164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399" calcext:value-type="float">
            <text:p>96399</text:p>
          </table:table-cell>
          <table:table-cell office:value-type="float" office:value="467" calcext:value-type="float">
            <text:p>467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0930" calcext:value-type="float">
            <text:p>1611038880930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996" calcext:value-type="float">
            <text:p>95996</text:p>
          </table:table-cell>
          <table:table-cell office:value-type="float" office:value="1358" calcext:value-type="float">
            <text:p>1358</text:p>
          </table:table-cell>
          <table:table-cell office:value-type="float" office:value="1295404" calcext:value-type="float">
            <text:p>1295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74719" calcext:value-type="float">
            <text:p>7074719</text:p>
          </table:table-cell>
          <table:table-cell office:value-type="float" office:value="1699503" calcext:value-type="float">
            <text:p>1699503</text:p>
          </table:table-cell>
          <table:table-cell office:value-type="float" office:value="5375216" calcext:value-type="float">
            <text:p>53752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423" calcext:value-type="float">
            <text:p>96423</text:p>
          </table:table-cell>
          <table:table-cell office:value-type="float" office:value="432" calcext:value-type="float">
            <text:p>432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1074" calcext:value-type="float">
            <text:p>1611038881074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088" calcext:value-type="float">
            <text:p>96088</text:p>
          </table:table-cell>
          <table:table-cell office:value-type="float" office:value="1358" calcext:value-type="float">
            <text:p>1358</text:p>
          </table:table-cell>
          <table:table-cell office:value-type="float" office:value="1295436" calcext:value-type="float">
            <text:p>12954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26111" calcext:value-type="float">
            <text:p>7426111</text:p>
          </table:table-cell>
          <table:table-cell office:value-type="float" office:value="2638247" calcext:value-type="float">
            <text:p>2638247</text:p>
          </table:table-cell>
          <table:table-cell office:value-type="float" office:value="4787864" calcext:value-type="float">
            <text:p>47878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443" calcext:value-type="float">
            <text:p>96443</text:p>
          </table:table-cell>
          <table:table-cell office:value-type="float" office:value="433" calcext:value-type="float">
            <text:p>433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1199" calcext:value-type="float">
            <text:p>161103888119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088" calcext:value-type="float">
            <text:p>96088</text:p>
          </table:table-cell>
          <table:table-cell office:value-type="float" office:value="1358" calcext:value-type="float">
            <text:p>1358</text:p>
          </table:table-cell>
          <table:table-cell office:value-type="float" office:value="1295468" calcext:value-type="float">
            <text:p>12954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16458" calcext:value-type="float">
            <text:p>6816458</text:p>
          </table:table-cell>
          <table:table-cell office:value-type="float" office:value="1813850" calcext:value-type="float">
            <text:p>1813850</text:p>
          </table:table-cell>
          <table:table-cell office:value-type="float" office:value="5002608" calcext:value-type="float">
            <text:p>50026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462" calcext:value-type="float">
            <text:p>96462</text:p>
          </table:table-cell>
          <table:table-cell office:value-type="float" office:value="360" calcext:value-type="float">
            <text:p>360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1322" calcext:value-type="float">
            <text:p>1611038881322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296" calcext:value-type="float">
            <text:p>93296</text:p>
          </table:table-cell>
          <table:table-cell office:value-type="float" office:value="1356" calcext:value-type="float">
            <text:p>1356</text:p>
          </table:table-cell>
          <table:table-cell office:value-type="float" office:value="1295500" calcext:value-type="float">
            <text:p>12955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90248" calcext:value-type="float">
            <text:p>7790248</text:p>
          </table:table-cell>
          <table:table-cell office:value-type="float" office:value="0" calcext:value-type="float">
            <text:p>0</text:p>
          </table:table-cell>
          <table:table-cell office:value-type="float" office:value="7790248" calcext:value-type="float">
            <text:p>77902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485" calcext:value-type="float">
            <text:p>96485</text:p>
          </table:table-cell>
          <table:table-cell office:value-type="float" office:value="395" calcext:value-type="float">
            <text:p>39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1467" calcext:value-type="float">
            <text:p>161103888146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472" calcext:value-type="float">
            <text:p>91472</text:p>
          </table:table-cell>
          <table:table-cell office:value-type="float" office:value="1355" calcext:value-type="float">
            <text:p>1355</text:p>
          </table:table-cell>
          <table:table-cell office:value-type="float" office:value="1295528" calcext:value-type="float">
            <text:p>12955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422216" calcext:value-type="float">
            <text:p>9422216</text:p>
          </table:table-cell>
          <table:table-cell office:value-type="float" office:value="0" calcext:value-type="float">
            <text:p>0</text:p>
          </table:table-cell>
          <table:table-cell office:value-type="float" office:value="9422216" calcext:value-type="float">
            <text:p>942221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511" calcext:value-type="float">
            <text:p>96511</text:p>
          </table:table-cell>
          <table:table-cell office:value-type="float" office:value="330" calcext:value-type="float">
            <text:p>330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1609" calcext:value-type="float">
            <text:p>161103888160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284" calcext:value-type="float">
            <text:p>95284</text:p>
          </table:table-cell>
          <table:table-cell office:value-type="float" office:value="1358" calcext:value-type="float">
            <text:p>1358</text:p>
          </table:table-cell>
          <table:table-cell office:value-type="float" office:value="1295560" calcext:value-type="float">
            <text:p>1295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16981" calcext:value-type="float">
            <text:p>7016981</text:p>
          </table:table-cell>
          <table:table-cell office:value-type="float" office:value="1078405" calcext:value-type="float">
            <text:p>1078405</text:p>
          </table:table-cell>
          <table:table-cell office:value-type="float" office:value="5938576" calcext:value-type="float">
            <text:p>59385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530" calcext:value-type="float">
            <text:p>96530</text:p>
          </table:table-cell>
          <table:table-cell office:value-type="float" office:value="384" calcext:value-type="float">
            <text:p>384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1725" calcext:value-type="float">
            <text:p>1611038881725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804" calcext:value-type="float">
            <text:p>95804</text:p>
          </table:table-cell>
          <table:table-cell office:value-type="float" office:value="1358" calcext:value-type="float">
            <text:p>1358</text:p>
          </table:table-cell>
          <table:table-cell office:value-type="float" office:value="1295660" calcext:value-type="float">
            <text:p>12956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31231" calcext:value-type="float">
            <text:p>6931231</text:p>
          </table:table-cell>
          <table:table-cell office:value-type="float" office:value="2348607" calcext:value-type="float">
            <text:p>2348607</text:p>
          </table:table-cell>
          <table:table-cell office:value-type="float" office:value="4582624" calcext:value-type="float">
            <text:p>45826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554" calcext:value-type="float">
            <text:p>96554</text:p>
          </table:table-cell>
          <table:table-cell office:value-type="float" office:value="364" calcext:value-type="float">
            <text:p>364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1864" calcext:value-type="float">
            <text:p>1611038881864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764" calcext:value-type="float">
            <text:p>95764</text:p>
          </table:table-cell>
          <table:table-cell office:value-type="float" office:value="1358" calcext:value-type="float">
            <text:p>1358</text:p>
          </table:table-cell>
          <table:table-cell office:value-type="float" office:value="1295692" calcext:value-type="float">
            <text:p>12956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36895" calcext:value-type="float">
            <text:p>7136895</text:p>
          </table:table-cell>
          <table:table-cell office:value-type="float" office:value="2484167" calcext:value-type="float">
            <text:p>2484167</text:p>
          </table:table-cell>
          <table:table-cell office:value-type="float" office:value="4652728" calcext:value-type="float">
            <text:p>46527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573" calcext:value-type="float">
            <text:p>96573</text:p>
          </table:table-cell>
          <table:table-cell office:value-type="float" office:value="310" calcext:value-type="float">
            <text:p>310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1978" calcext:value-type="float">
            <text:p>161103888197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148" calcext:value-type="float">
            <text:p>95148</text:p>
          </table:table-cell>
          <table:table-cell office:value-type="float" office:value="1358" calcext:value-type="float">
            <text:p>1358</text:p>
          </table:table-cell>
          <table:table-cell office:value-type="float" office:value="1295724" calcext:value-type="float">
            <text:p>12957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58282" calcext:value-type="float">
            <text:p>7158282</text:p>
          </table:table-cell>
          <table:table-cell office:value-type="float" office:value="1603994" calcext:value-type="float">
            <text:p>1603994</text:p>
          </table:table-cell>
          <table:table-cell office:value-type="float" office:value="5554288" calcext:value-type="float">
            <text:p>55542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593" calcext:value-type="float">
            <text:p>96593</text:p>
          </table:table-cell>
          <table:table-cell office:value-type="float" office:value="339" calcext:value-type="float">
            <text:p>339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2100" calcext:value-type="float">
            <text:p>1611038882100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024" calcext:value-type="float">
            <text:p>95024</text:p>
          </table:table-cell>
          <table:table-cell office:value-type="float" office:value="1358" calcext:value-type="float">
            <text:p>1358</text:p>
          </table:table-cell>
          <table:table-cell office:value-type="float" office:value="1295948" calcext:value-type="float">
            <text:p>12959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09599" calcext:value-type="float">
            <text:p>7009599</text:p>
          </table:table-cell>
          <table:table-cell office:value-type="float" office:value="1634119" calcext:value-type="float">
            <text:p>1634119</text:p>
          </table:table-cell>
          <table:table-cell office:value-type="float" office:value="5375480" calcext:value-type="float">
            <text:p>53754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611" calcext:value-type="float">
            <text:p>96611</text:p>
          </table:table-cell>
          <table:table-cell office:value-type="float" office:value="357" calcext:value-type="float">
            <text:p>357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2214" calcext:value-type="float">
            <text:p>1611038882214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880" calcext:value-type="float">
            <text:p>93880</text:p>
          </table:table-cell>
          <table:table-cell office:value-type="float" office:value="1357" calcext:value-type="float">
            <text:p>1357</text:p>
          </table:table-cell>
          <table:table-cell office:value-type="float" office:value="1295980" calcext:value-type="float">
            <text:p>12959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769098" calcext:value-type="float">
            <text:p>6769098</text:p>
          </table:table-cell>
          <table:table-cell office:value-type="float" office:value="739466" calcext:value-type="float">
            <text:p>739466</text:p>
          </table:table-cell>
          <table:table-cell office:value-type="float" office:value="6029632" calcext:value-type="float">
            <text:p>60296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632" calcext:value-type="float">
            <text:p>96632</text:p>
          </table:table-cell>
          <table:table-cell office:value-type="float" office:value="547" calcext:value-type="float">
            <text:p>547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2347" calcext:value-type="float">
            <text:p>161103888234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996" calcext:value-type="float">
            <text:p>94996</text:p>
          </table:table-cell>
          <table:table-cell office:value-type="float" office:value="1358" calcext:value-type="float">
            <text:p>1358</text:p>
          </table:table-cell>
          <table:table-cell office:value-type="float" office:value="1296012" calcext:value-type="float">
            <text:p>1296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618005" calcext:value-type="float">
            <text:p>6618005</text:p>
          </table:table-cell>
          <table:table-cell office:value-type="float" office:value="1488637" calcext:value-type="float">
            <text:p>1488637</text:p>
          </table:table-cell>
          <table:table-cell office:value-type="float" office:value="5129368" calcext:value-type="float">
            <text:p>51293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650" calcext:value-type="float">
            <text:p>96650</text:p>
          </table:table-cell>
          <table:table-cell office:value-type="float" office:value="459" calcext:value-type="float">
            <text:p>459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2458" calcext:value-type="float">
            <text:p>161103888245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840" calcext:value-type="float">
            <text:p>94840</text:p>
          </table:table-cell>
          <table:table-cell office:value-type="float" office:value="1358" calcext:value-type="float">
            <text:p>1358</text:p>
          </table:table-cell>
          <table:table-cell office:value-type="float" office:value="1296108" calcext:value-type="float">
            <text:p>12961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794485" calcext:value-type="float">
            <text:p>6794485</text:p>
          </table:table-cell>
          <table:table-cell office:value-type="float" office:value="1778085" calcext:value-type="float">
            <text:p>1778085</text:p>
          </table:table-cell>
          <table:table-cell office:value-type="float" office:value="5016400" calcext:value-type="float">
            <text:p>50164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669" calcext:value-type="float">
            <text:p>96669</text:p>
          </table:table-cell>
          <table:table-cell office:value-type="float" office:value="372" calcext:value-type="float">
            <text:p>372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2578" calcext:value-type="float">
            <text:p>161103888257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472" calcext:value-type="float">
            <text:p>94472</text:p>
          </table:table-cell>
          <table:table-cell office:value-type="float" office:value="1357" calcext:value-type="float">
            <text:p>1357</text:p>
          </table:table-cell>
          <table:table-cell office:value-type="float" office:value="1296108" calcext:value-type="float">
            <text:p>12961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02858" calcext:value-type="float">
            <text:p>6402858</text:p>
          </table:table-cell>
          <table:table-cell office:value-type="float" office:value="1483730" calcext:value-type="float">
            <text:p>1483730</text:p>
          </table:table-cell>
          <table:table-cell office:value-type="float" office:value="4919128" calcext:value-type="float">
            <text:p>49191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688" calcext:value-type="float">
            <text:p>96688</text:p>
          </table:table-cell>
          <table:table-cell office:value-type="float" office:value="372" calcext:value-type="float">
            <text:p>372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2699" calcext:value-type="float">
            <text:p>161103888269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140" calcext:value-type="float">
            <text:p>93140</text:p>
          </table:table-cell>
          <table:table-cell office:value-type="float" office:value="1356" calcext:value-type="float">
            <text:p>1356</text:p>
          </table:table-cell>
          <table:table-cell office:value-type="float" office:value="1296108" calcext:value-type="float">
            <text:p>12961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30335" calcext:value-type="float">
            <text:p>6930335</text:p>
          </table:table-cell>
          <table:table-cell office:value-type="float" office:value="385983" calcext:value-type="float">
            <text:p>385983</text:p>
          </table:table-cell>
          <table:table-cell office:value-type="float" office:value="6544352" calcext:value-type="float">
            <text:p>654435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711" calcext:value-type="float">
            <text:p>96711</text:p>
          </table:table-cell>
          <table:table-cell office:value-type="float" office:value="369" calcext:value-type="float">
            <text:p>369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2837" calcext:value-type="float">
            <text:p>161103888283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396" calcext:value-type="float">
            <text:p>92396</text:p>
          </table:table-cell>
          <table:table-cell office:value-type="float" office:value="1355" calcext:value-type="float">
            <text:p>1355</text:p>
          </table:table-cell>
          <table:table-cell office:value-type="float" office:value="1296140" calcext:value-type="float">
            <text:p>12961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10456" calcext:value-type="float">
            <text:p>7510456</text:p>
          </table:table-cell>
          <table:table-cell office:value-type="float" office:value="0" calcext:value-type="float">
            <text:p>0</text:p>
          </table:table-cell>
          <table:table-cell office:value-type="float" office:value="7510456" calcext:value-type="float">
            <text:p>75104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735" calcext:value-type="float">
            <text:p>96735</text:p>
          </table:table-cell>
          <table:table-cell office:value-type="float" office:value="400" calcext:value-type="float">
            <text:p>400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2987" calcext:value-type="float">
            <text:p>161103888298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620" calcext:value-type="float">
            <text:p>94620</text:p>
          </table:table-cell>
          <table:table-cell office:value-type="float" office:value="1358" calcext:value-type="float">
            <text:p>1358</text:p>
          </table:table-cell>
          <table:table-cell office:value-type="float" office:value="1296332" calcext:value-type="float">
            <text:p>12963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46986" calcext:value-type="float">
            <text:p>6846986</text:p>
          </table:table-cell>
          <table:table-cell office:value-type="float" office:value="1662594" calcext:value-type="float">
            <text:p>1662594</text:p>
          </table:table-cell>
          <table:table-cell office:value-type="float" office:value="5184392" calcext:value-type="float">
            <text:p>51843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757" calcext:value-type="float">
            <text:p>96757</text:p>
          </table:table-cell>
          <table:table-cell office:value-type="float" office:value="436" calcext:value-type="float">
            <text:p>436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3117" calcext:value-type="float">
            <text:p>161103888311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060" calcext:value-type="float">
            <text:p>91060</text:p>
          </table:table-cell>
          <table:table-cell office:value-type="float" office:value="1355" calcext:value-type="float">
            <text:p>1355</text:p>
          </table:table-cell>
          <table:table-cell office:value-type="float" office:value="1296364" calcext:value-type="float">
            <text:p>12963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398608" calcext:value-type="float">
            <text:p>8398608</text:p>
          </table:table-cell>
          <table:table-cell office:value-type="float" office:value="0" calcext:value-type="float">
            <text:p>0</text:p>
          </table:table-cell>
          <table:table-cell office:value-type="float" office:value="8398608" calcext:value-type="float">
            <text:p>83986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775" calcext:value-type="float">
            <text:p>96775</text:p>
          </table:table-cell>
          <table:table-cell office:value-type="float" office:value="429" calcext:value-type="float">
            <text:p>429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3230" calcext:value-type="float">
            <text:p>1611038883230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500" calcext:value-type="float">
            <text:p>94500</text:p>
          </table:table-cell>
          <table:table-cell office:value-type="float" office:value="1358" calcext:value-type="float">
            <text:p>1358</text:p>
          </table:table-cell>
          <table:table-cell office:value-type="float" office:value="1296396" calcext:value-type="float">
            <text:p>12963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87829" calcext:value-type="float">
            <text:p>6387829</text:p>
          </table:table-cell>
          <table:table-cell office:value-type="float" office:value="773661" calcext:value-type="float">
            <text:p>773661</text:p>
          </table:table-cell>
          <table:table-cell office:value-type="float" office:value="5614168" calcext:value-type="float">
            <text:p>56141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797" calcext:value-type="float">
            <text:p>96797</text:p>
          </table:table-cell>
          <table:table-cell office:value-type="float" office:value="375" calcext:value-type="float">
            <text:p>37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3376" calcext:value-type="float">
            <text:p>161103888337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220" calcext:value-type="float">
            <text:p>94220</text:p>
          </table:table-cell>
          <table:table-cell office:value-type="float" office:value="1358" calcext:value-type="float">
            <text:p>1358</text:p>
          </table:table-cell>
          <table:table-cell office:value-type="float" office:value="1297176" calcext:value-type="float">
            <text:p>1297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26645" calcext:value-type="float">
            <text:p>6826645</text:p>
          </table:table-cell>
          <table:table-cell office:value-type="float" office:value="2065965" calcext:value-type="float">
            <text:p>2065965</text:p>
          </table:table-cell>
          <table:table-cell office:value-type="float" office:value="4760680" calcext:value-type="float">
            <text:p>47606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819" calcext:value-type="float">
            <text:p>96819</text:p>
          </table:table-cell>
          <table:table-cell office:value-type="float" office:value="363" calcext:value-type="float">
            <text:p>363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3516" calcext:value-type="float">
            <text:p>161103888351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832" calcext:value-type="float">
            <text:p>91832</text:p>
          </table:table-cell>
          <table:table-cell office:value-type="float" office:value="1356" calcext:value-type="float">
            <text:p>1356</text:p>
          </table:table-cell>
          <table:table-cell office:value-type="float" office:value="1297176" calcext:value-type="float">
            <text:p>1297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75888" calcext:value-type="float">
            <text:p>6975888</text:p>
          </table:table-cell>
          <table:table-cell office:value-type="float" office:value="0" calcext:value-type="float">
            <text:p>0</text:p>
          </table:table-cell>
          <table:table-cell office:value-type="float" office:value="6975888" calcext:value-type="float">
            <text:p>69758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839" calcext:value-type="float">
            <text:p>96839</text:p>
          </table:table-cell>
          <table:table-cell office:value-type="float" office:value="368" calcext:value-type="float">
            <text:p>368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3647" calcext:value-type="float">
            <text:p>161103888364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916" calcext:value-type="float">
            <text:p>90916</text:p>
          </table:table-cell>
          <table:table-cell office:value-type="float" office:value="1355" calcext:value-type="float">
            <text:p>1355</text:p>
          </table:table-cell>
          <table:table-cell office:value-type="float" office:value="1297208" calcext:value-type="float">
            <text:p>129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36408" calcext:value-type="float">
            <text:p>7736408</text:p>
          </table:table-cell>
          <table:table-cell office:value-type="float" office:value="0" calcext:value-type="float">
            <text:p>0</text:p>
          </table:table-cell>
          <table:table-cell office:value-type="float" office:value="7736408" calcext:value-type="float">
            <text:p>77364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863" calcext:value-type="float">
            <text:p>96863</text:p>
          </table:table-cell>
          <table:table-cell office:value-type="float" office:value="348" calcext:value-type="float">
            <text:p>348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3781" calcext:value-type="float">
            <text:p>1611038883781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412" calcext:value-type="float">
            <text:p>93412</text:p>
          </table:table-cell>
          <table:table-cell office:value-type="float" office:value="1358" calcext:value-type="float">
            <text:p>1358</text:p>
          </table:table-cell>
          <table:table-cell office:value-type="float" office:value="1297240" calcext:value-type="float">
            <text:p>12972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48298" calcext:value-type="float">
            <text:p>6548298</text:p>
          </table:table-cell>
          <table:table-cell office:value-type="float" office:value="1125074" calcext:value-type="float">
            <text:p>1125074</text:p>
          </table:table-cell>
          <table:table-cell office:value-type="float" office:value="5423224" calcext:value-type="float">
            <text:p>54232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884" calcext:value-type="float">
            <text:p>96884</text:p>
          </table:table-cell>
          <table:table-cell office:value-type="float" office:value="435" calcext:value-type="float">
            <text:p>43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3914" calcext:value-type="float">
            <text:p>1611038883914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628" calcext:value-type="float">
            <text:p>93628</text:p>
          </table:table-cell>
          <table:table-cell office:value-type="float" office:value="1358" calcext:value-type="float">
            <text:p>1358</text:p>
          </table:table-cell>
          <table:table-cell office:value-type="float" office:value="1297240" calcext:value-type="float">
            <text:p>12972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73098" calcext:value-type="float">
            <text:p>6573098</text:p>
          </table:table-cell>
          <table:table-cell office:value-type="float" office:value="1627618" calcext:value-type="float">
            <text:p>1627618</text:p>
          </table:table-cell>
          <table:table-cell office:value-type="float" office:value="4945480" calcext:value-type="float">
            <text:p>49454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908" calcext:value-type="float">
            <text:p>96908</text:p>
          </table:table-cell>
          <table:table-cell office:value-type="float" office:value="399" calcext:value-type="float">
            <text:p>399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4061" calcext:value-type="float">
            <text:p>1611038884061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240" calcext:value-type="float">
            <text:p>91240</text:p>
          </table:table-cell>
          <table:table-cell office:value-type="float" office:value="1356" calcext:value-type="float">
            <text:p>1356</text:p>
          </table:table-cell>
          <table:table-cell office:value-type="float" office:value="1297496" calcext:value-type="float">
            <text:p>12974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28160" calcext:value-type="float">
            <text:p>7028160</text:p>
          </table:table-cell>
          <table:table-cell office:value-type="float" office:value="0" calcext:value-type="float">
            <text:p>0</text:p>
          </table:table-cell>
          <table:table-cell office:value-type="float" office:value="7028160" calcext:value-type="float">
            <text:p>702816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931" calcext:value-type="float">
            <text:p>96931</text:p>
          </table:table-cell>
          <table:table-cell office:value-type="float" office:value="422" calcext:value-type="float">
            <text:p>422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4206" calcext:value-type="float">
            <text:p>161103888420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364" calcext:value-type="float">
            <text:p>91364</text:p>
          </table:table-cell>
          <table:table-cell office:value-type="float" office:value="1356" calcext:value-type="float">
            <text:p>1356</text:p>
          </table:table-cell>
          <table:table-cell office:value-type="float" office:value="1297528" calcext:value-type="float">
            <text:p>12975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50296" calcext:value-type="float">
            <text:p>6950296</text:p>
          </table:table-cell>
          <table:table-cell office:value-type="float" office:value="0" calcext:value-type="float">
            <text:p>0</text:p>
          </table:table-cell>
          <table:table-cell office:value-type="float" office:value="6950296" calcext:value-type="float">
            <text:p>69502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950" calcext:value-type="float">
            <text:p>96950</text:p>
          </table:table-cell>
          <table:table-cell office:value-type="float" office:value="382" calcext:value-type="float">
            <text:p>382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4321" calcext:value-type="float">
            <text:p>1611038884321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716" calcext:value-type="float">
            <text:p>90716</text:p>
          </table:table-cell>
          <table:table-cell office:value-type="float" office:value="1355" calcext:value-type="float">
            <text:p>1355</text:p>
          </table:table-cell>
          <table:table-cell office:value-type="float" office:value="1297560" calcext:value-type="float">
            <text:p>1297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96600" calcext:value-type="float">
            <text:p>7196600</text:p>
          </table:table-cell>
          <table:table-cell office:value-type="float" office:value="0" calcext:value-type="float">
            <text:p>0</text:p>
          </table:table-cell>
          <table:table-cell office:value-type="float" office:value="7196600" calcext:value-type="float">
            <text:p>719660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967" calcext:value-type="float">
            <text:p>96967</text:p>
          </table:table-cell>
          <table:table-cell office:value-type="float" office:value="421" calcext:value-type="float">
            <text:p>42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4438" calcext:value-type="float">
            <text:p>161103888443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556" calcext:value-type="float">
            <text:p>90556</text:p>
          </table:table-cell>
          <table:table-cell office:value-type="float" office:value="1355" calcext:value-type="float">
            <text:p>1355</text:p>
          </table:table-cell>
          <table:table-cell office:value-type="float" office:value="1297592" calcext:value-type="float">
            <text:p>12975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443808" calcext:value-type="float">
            <text:p>7443808</text:p>
          </table:table-cell>
          <table:table-cell office:value-type="float" office:value="0" calcext:value-type="float">
            <text:p>0</text:p>
          </table:table-cell>
          <table:table-cell office:value-type="float" office:value="7443808" calcext:value-type="float">
            <text:p>74438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6988" calcext:value-type="float">
            <text:p>96988</text:p>
          </table:table-cell>
          <table:table-cell office:value-type="float" office:value="379" calcext:value-type="float">
            <text:p>379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4551" calcext:value-type="float">
            <text:p>1611038884551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088" calcext:value-type="float">
            <text:p>93088</text:p>
          </table:table-cell>
          <table:table-cell office:value-type="float" office:value="1358" calcext:value-type="float">
            <text:p>1358</text:p>
          </table:table-cell>
          <table:table-cell office:value-type="float" office:value="1297664" calcext:value-type="float">
            <text:p>12976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29813" calcext:value-type="float">
            <text:p>6429813</text:p>
          </table:table-cell>
          <table:table-cell office:value-type="float" office:value="980765" calcext:value-type="float">
            <text:p>980765</text:p>
          </table:table-cell>
          <table:table-cell office:value-type="float" office:value="5449048" calcext:value-type="float">
            <text:p>54490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009" calcext:value-type="float">
            <text:p>97009</text:p>
          </table:table-cell>
          <table:table-cell office:value-type="float" office:value="351" calcext:value-type="float">
            <text:p>35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4688" calcext:value-type="float">
            <text:p>161103888468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848" calcext:value-type="float">
            <text:p>92848</text:p>
          </table:table-cell>
          <table:table-cell office:value-type="float" office:value="1357" calcext:value-type="float">
            <text:p>1357</text:p>
          </table:table-cell>
          <table:table-cell office:value-type="float" office:value="1297696" calcext:value-type="float">
            <text:p>12976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97813" calcext:value-type="float">
            <text:p>6497813</text:p>
          </table:table-cell>
          <table:table-cell office:value-type="float" office:value="1937773" calcext:value-type="float">
            <text:p>1937773</text:p>
          </table:table-cell>
          <table:table-cell office:value-type="float" office:value="4560040" calcext:value-type="float">
            <text:p>45600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032" calcext:value-type="float">
            <text:p>97032</text:p>
          </table:table-cell>
          <table:table-cell office:value-type="float" office:value="398" calcext:value-type="float">
            <text:p>398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4827" calcext:value-type="float">
            <text:p>161103888482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692" calcext:value-type="float">
            <text:p>92692</text:p>
          </table:table-cell>
          <table:table-cell office:value-type="float" office:value="1357" calcext:value-type="float">
            <text:p>1357</text:p>
          </table:table-cell>
          <table:table-cell office:value-type="float" office:value="1297728" calcext:value-type="float">
            <text:p>12977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02965" calcext:value-type="float">
            <text:p>6502965</text:p>
          </table:table-cell>
          <table:table-cell office:value-type="float" office:value="1660437" calcext:value-type="float">
            <text:p>1660437</text:p>
          </table:table-cell>
          <table:table-cell office:value-type="float" office:value="4842528" calcext:value-type="float">
            <text:p>484252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051" calcext:value-type="float">
            <text:p>97051</text:p>
          </table:table-cell>
          <table:table-cell office:value-type="float" office:value="328" calcext:value-type="float">
            <text:p>328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4939" calcext:value-type="float">
            <text:p>161103888493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688" calcext:value-type="float">
            <text:p>92688</text:p>
          </table:table-cell>
          <table:table-cell office:value-type="float" office:value="1357" calcext:value-type="float">
            <text:p>1357</text:p>
          </table:table-cell>
          <table:table-cell office:value-type="float" office:value="1297792" calcext:value-type="float">
            <text:p>12977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42773" calcext:value-type="float">
            <text:p>6442773</text:p>
          </table:table-cell>
          <table:table-cell office:value-type="float" office:value="894509" calcext:value-type="float">
            <text:p>894509</text:p>
          </table:table-cell>
          <table:table-cell office:value-type="float" office:value="5548264" calcext:value-type="float">
            <text:p>55482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068" calcext:value-type="float">
            <text:p>97068</text:p>
          </table:table-cell>
          <table:table-cell office:value-type="float" office:value="354" calcext:value-type="float">
            <text:p>354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5055" calcext:value-type="float">
            <text:p>1611038885055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924" calcext:value-type="float">
            <text:p>90924</text:p>
          </table:table-cell>
          <table:table-cell office:value-type="float" office:value="1356" calcext:value-type="float">
            <text:p>1356</text:p>
          </table:table-cell>
          <table:table-cell office:value-type="float" office:value="1297824" calcext:value-type="float">
            <text:p>12978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44608" calcext:value-type="float">
            <text:p>6844608</text:p>
          </table:table-cell>
          <table:table-cell office:value-type="float" office:value="0" calcext:value-type="float">
            <text:p>0</text:p>
          </table:table-cell>
          <table:table-cell office:value-type="float" office:value="6844608" calcext:value-type="float">
            <text:p>68446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090" calcext:value-type="float">
            <text:p>97090</text:p>
          </table:table-cell>
          <table:table-cell office:value-type="float" office:value="434" calcext:value-type="float">
            <text:p>434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5196" calcext:value-type="float">
            <text:p>161103888519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9528" calcext:value-type="float">
            <text:p>89528</text:p>
          </table:table-cell>
          <table:table-cell office:value-type="float" office:value="1356" calcext:value-type="float">
            <text:p>1356</text:p>
          </table:table-cell>
          <table:table-cell office:value-type="float" office:value="1297856" calcext:value-type="float">
            <text:p>12978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47088" calcext:value-type="float">
            <text:p>7547088</text:p>
          </table:table-cell>
          <table:table-cell office:value-type="float" office:value="0" calcext:value-type="float">
            <text:p>0</text:p>
          </table:table-cell>
          <table:table-cell office:value-type="float" office:value="7547088" calcext:value-type="float">
            <text:p>754708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115" calcext:value-type="float">
            <text:p>97115</text:p>
          </table:table-cell>
          <table:table-cell office:value-type="float" office:value="456" calcext:value-type="float">
            <text:p>456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5336" calcext:value-type="float">
            <text:p>161103888533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116" calcext:value-type="float">
            <text:p>90116</text:p>
          </table:table-cell>
          <table:table-cell office:value-type="float" office:value="1355" calcext:value-type="float">
            <text:p>1355</text:p>
          </table:table-cell>
          <table:table-cell office:value-type="float" office:value="1297856" calcext:value-type="float">
            <text:p>12978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87112" calcext:value-type="float">
            <text:p>7187112</text:p>
          </table:table-cell>
          <table:table-cell office:value-type="float" office:value="0" calcext:value-type="float">
            <text:p>0</text:p>
          </table:table-cell>
          <table:table-cell office:value-type="float" office:value="7187112" calcext:value-type="float">
            <text:p>71871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132" calcext:value-type="float">
            <text:p>97132</text:p>
          </table:table-cell>
          <table:table-cell office:value-type="float" office:value="415" calcext:value-type="float">
            <text:p>41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5447" calcext:value-type="float">
            <text:p>161103888544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348" calcext:value-type="float">
            <text:p>92348</text:p>
          </table:table-cell>
          <table:table-cell office:value-type="float" office:value="1357" calcext:value-type="float">
            <text:p>1357</text:p>
          </table:table-cell>
          <table:table-cell office:value-type="float" office:value="1297888" calcext:value-type="float">
            <text:p>12978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71850" calcext:value-type="float">
            <text:p>6071850</text:p>
          </table:table-cell>
          <table:table-cell office:value-type="float" office:value="252266" calcext:value-type="float">
            <text:p>252266</text:p>
          </table:table-cell>
          <table:table-cell office:value-type="float" office:value="5819584" calcext:value-type="float">
            <text:p>58195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156" calcext:value-type="float">
            <text:p>97156</text:p>
          </table:table-cell>
          <table:table-cell office:value-type="float" office:value="356" calcext:value-type="float">
            <text:p>356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5598" calcext:value-type="float">
            <text:p>161103888559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976" calcext:value-type="float">
            <text:p>91976</text:p>
          </table:table-cell>
          <table:table-cell office:value-type="float" office:value="1357" calcext:value-type="float">
            <text:p>1357</text:p>
          </table:table-cell>
          <table:table-cell office:value-type="float" office:value="1297920" calcext:value-type="float">
            <text:p>12979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65450" calcext:value-type="float">
            <text:p>6165450</text:p>
          </table:table-cell>
          <table:table-cell office:value-type="float" office:value="177394" calcext:value-type="float">
            <text:p>177394</text:p>
          </table:table-cell>
          <table:table-cell office:value-type="float" office:value="5988056" calcext:value-type="float">
            <text:p>59880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175" calcext:value-type="float">
            <text:p>97175</text:p>
          </table:table-cell>
          <table:table-cell office:value-type="float" office:value="350" calcext:value-type="float">
            <text:p>350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5713" calcext:value-type="float">
            <text:p>1611038885713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224" calcext:value-type="float">
            <text:p>92224</text:p>
          </table:table-cell>
          <table:table-cell office:value-type="float" office:value="1357" calcext:value-type="float">
            <text:p>1357</text:p>
          </table:table-cell>
          <table:table-cell office:value-type="float" office:value="1297984" calcext:value-type="float">
            <text:p>129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02357" calcext:value-type="float">
            <text:p>6102357</text:p>
          </table:table-cell>
          <table:table-cell office:value-type="float" office:value="1336173" calcext:value-type="float">
            <text:p>1336173</text:p>
          </table:table-cell>
          <table:table-cell office:value-type="float" office:value="4766184" calcext:value-type="float">
            <text:p>476618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195" calcext:value-type="float">
            <text:p>97195</text:p>
          </table:table-cell>
          <table:table-cell office:value-type="float" office:value="412" calcext:value-type="float">
            <text:p>412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5847" calcext:value-type="float">
            <text:p>161103888584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844" calcext:value-type="float">
            <text:p>92844</text:p>
          </table:table-cell>
          <table:table-cell office:value-type="float" office:value="1358" calcext:value-type="float">
            <text:p>1358</text:p>
          </table:table-cell>
          <table:table-cell office:value-type="float" office:value="1297984" calcext:value-type="float">
            <text:p>12979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04287" calcext:value-type="float">
            <text:p>6104287</text:p>
          </table:table-cell>
          <table:table-cell office:value-type="float" office:value="1420431" calcext:value-type="float">
            <text:p>1420431</text:p>
          </table:table-cell>
          <table:table-cell office:value-type="float" office:value="4683856" calcext:value-type="float">
            <text:p>46838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212" calcext:value-type="float">
            <text:p>97212</text:p>
          </table:table-cell>
          <table:table-cell office:value-type="float" office:value="406" calcext:value-type="float">
            <text:p>406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5959" calcext:value-type="float">
            <text:p>161103888595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440" calcext:value-type="float">
            <text:p>92440</text:p>
          </table:table-cell>
          <table:table-cell office:value-type="float" office:value="1357" calcext:value-type="float">
            <text:p>1357</text:p>
          </table:table-cell>
          <table:table-cell office:value-type="float" office:value="1298016" calcext:value-type="float">
            <text:p>12980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71135" calcext:value-type="float">
            <text:p>6171135</text:p>
          </table:table-cell>
          <table:table-cell office:value-type="float" office:value="1125463" calcext:value-type="float">
            <text:p>1125463</text:p>
          </table:table-cell>
          <table:table-cell office:value-type="float" office:value="5045672" calcext:value-type="float">
            <text:p>50456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230" calcext:value-type="float">
            <text:p>97230</text:p>
          </table:table-cell>
          <table:table-cell office:value-type="float" office:value="410" calcext:value-type="float">
            <text:p>410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6069" calcext:value-type="float">
            <text:p>161103888606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188" calcext:value-type="float">
            <text:p>92188</text:p>
          </table:table-cell>
          <table:table-cell office:value-type="float" office:value="1357" calcext:value-type="float">
            <text:p>1357</text:p>
          </table:table-cell>
          <table:table-cell office:value-type="float" office:value="1298144" calcext:value-type="float">
            <text:p>12981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53461" calcext:value-type="float">
            <text:p>6153461</text:p>
          </table:table-cell>
          <table:table-cell office:value-type="float" office:value="1218885" calcext:value-type="float">
            <text:p>1218885</text:p>
          </table:table-cell>
          <table:table-cell office:value-type="float" office:value="4934576" calcext:value-type="float">
            <text:p>49345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249" calcext:value-type="float">
            <text:p>97249</text:p>
          </table:table-cell>
          <table:table-cell office:value-type="float" office:value="445" calcext:value-type="float">
            <text:p>44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6181" calcext:value-type="float">
            <text:p>1611038886181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348" calcext:value-type="float">
            <text:p>91348</text:p>
          </table:table-cell>
          <table:table-cell office:value-type="float" office:value="1357" calcext:value-type="float">
            <text:p>1357</text:p>
          </table:table-cell>
          <table:table-cell office:value-type="float" office:value="1298512" calcext:value-type="float">
            <text:p>12985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29066" calcext:value-type="float">
            <text:p>6329066</text:p>
          </table:table-cell>
          <table:table-cell office:value-type="float" office:value="1213634" calcext:value-type="float">
            <text:p>1213634</text:p>
          </table:table-cell>
          <table:table-cell office:value-type="float" office:value="5115432" calcext:value-type="float">
            <text:p>51154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267" calcext:value-type="float">
            <text:p>97267</text:p>
          </table:table-cell>
          <table:table-cell office:value-type="float" office:value="484" calcext:value-type="float">
            <text:p>484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6294" calcext:value-type="float">
            <text:p>1611038886294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220" calcext:value-type="float">
            <text:p>91220</text:p>
          </table:table-cell>
          <table:table-cell office:value-type="float" office:value="1357" calcext:value-type="float">
            <text:p>1357</text:p>
          </table:table-cell>
          <table:table-cell office:value-type="float" office:value="1298644" calcext:value-type="float">
            <text:p>12986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43914" calcext:value-type="float">
            <text:p>6243914</text:p>
          </table:table-cell>
          <table:table-cell office:value-type="float" office:value="1161722" calcext:value-type="float">
            <text:p>1161722</text:p>
          </table:table-cell>
          <table:table-cell office:value-type="float" office:value="5082192" calcext:value-type="float">
            <text:p>50821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284" calcext:value-type="float">
            <text:p>97284</text:p>
          </table:table-cell>
          <table:table-cell office:value-type="float" office:value="354" calcext:value-type="float">
            <text:p>354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6404" calcext:value-type="float">
            <text:p>1611038886404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220" calcext:value-type="float">
            <text:p>91220</text:p>
          </table:table-cell>
          <table:table-cell office:value-type="float" office:value="1357" calcext:value-type="float">
            <text:p>1357</text:p>
          </table:table-cell>
          <table:table-cell office:value-type="float" office:value="1298772" calcext:value-type="float">
            <text:p>12987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02602" calcext:value-type="float">
            <text:p>6002602</text:p>
          </table:table-cell>
          <table:table-cell office:value-type="float" office:value="1119762" calcext:value-type="float">
            <text:p>1119762</text:p>
          </table:table-cell>
          <table:table-cell office:value-type="float" office:value="4882840" calcext:value-type="float">
            <text:p>488284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304" calcext:value-type="float">
            <text:p>97304</text:p>
          </table:table-cell>
          <table:table-cell office:value-type="float" office:value="412" calcext:value-type="float">
            <text:p>412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6518" calcext:value-type="float">
            <text:p>161103888651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592" calcext:value-type="float">
            <text:p>91592</text:p>
          </table:table-cell>
          <table:table-cell office:value-type="float" office:value="1357" calcext:value-type="float">
            <text:p>1357</text:p>
          </table:table-cell>
          <table:table-cell office:value-type="float" office:value="1298900" calcext:value-type="float">
            <text:p>12989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16874" calcext:value-type="float">
            <text:p>5916874</text:p>
          </table:table-cell>
          <table:table-cell office:value-type="float" office:value="1179978" calcext:value-type="float">
            <text:p>1179978</text:p>
          </table:table-cell>
          <table:table-cell office:value-type="float" office:value="4736896" calcext:value-type="float">
            <text:p>47368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320" calcext:value-type="float">
            <text:p>97320</text:p>
          </table:table-cell>
          <table:table-cell office:value-type="float" office:value="421" calcext:value-type="float">
            <text:p>42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6626" calcext:value-type="float">
            <text:p>161103888662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1064" calcext:value-type="float">
            <text:p>91064</text:p>
          </table:table-cell>
          <table:table-cell office:value-type="float" office:value="1357" calcext:value-type="float">
            <text:p>1357</text:p>
          </table:table-cell>
          <table:table-cell office:value-type="float" office:value="1298964" calcext:value-type="float">
            <text:p>12989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76650" calcext:value-type="float">
            <text:p>6076650</text:p>
          </table:table-cell>
          <table:table-cell office:value-type="float" office:value="1088338" calcext:value-type="float">
            <text:p>1088338</text:p>
          </table:table-cell>
          <table:table-cell office:value-type="float" office:value="4988312" calcext:value-type="float">
            <text:p>49883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339" calcext:value-type="float">
            <text:p>97339</text:p>
          </table:table-cell>
          <table:table-cell office:value-type="float" office:value="345" calcext:value-type="float">
            <text:p>34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6741" calcext:value-type="float">
            <text:p>1611038886741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940" calcext:value-type="float">
            <text:p>90940</text:p>
          </table:table-cell>
          <table:table-cell office:value-type="float" office:value="1357" calcext:value-type="float">
            <text:p>1357</text:p>
          </table:table-cell>
          <table:table-cell office:value-type="float" office:value="1299124" calcext:value-type="float">
            <text:p>12991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86677" calcext:value-type="float">
            <text:p>5986677</text:p>
          </table:table-cell>
          <table:table-cell office:value-type="float" office:value="1608309" calcext:value-type="float">
            <text:p>1608309</text:p>
          </table:table-cell>
          <table:table-cell office:value-type="float" office:value="4378368" calcext:value-type="float">
            <text:p>43783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356" calcext:value-type="float">
            <text:p>97356</text:p>
          </table:table-cell>
          <table:table-cell office:value-type="float" office:value="349" calcext:value-type="float">
            <text:p>349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6849" calcext:value-type="float">
            <text:p>161103888684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7672" calcext:value-type="float">
            <text:p>77672</text:p>
          </table:table-cell>
          <table:table-cell office:value-type="float" office:value="1344" calcext:value-type="float">
            <text:p>1344</text:p>
          </table:table-cell>
          <table:table-cell office:value-type="float" office:value="1299220" calcext:value-type="float">
            <text:p>12992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78015" calcext:value-type="float">
            <text:p>5878015</text:p>
          </table:table-cell>
          <table:table-cell office:value-type="float" office:value="1338439" calcext:value-type="float">
            <text:p>1338439</text:p>
          </table:table-cell>
          <table:table-cell office:value-type="float" office:value="4539576" calcext:value-type="float">
            <text:p>453957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377" calcext:value-type="float">
            <text:p>97377</text:p>
          </table:table-cell>
          <table:table-cell office:value-type="float" office:value="530" calcext:value-type="float">
            <text:p>530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6989" calcext:value-type="float">
            <text:p>161103888698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7696" calcext:value-type="float">
            <text:p>77696</text:p>
          </table:table-cell>
          <table:table-cell office:value-type="float" office:value="1344" calcext:value-type="float">
            <text:p>1344</text:p>
          </table:table-cell>
          <table:table-cell office:value-type="float" office:value="1299348" calcext:value-type="float">
            <text:p>12993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46506" calcext:value-type="float">
            <text:p>5946506</text:p>
          </table:table-cell>
          <table:table-cell office:value-type="float" office:value="1732602" calcext:value-type="float">
            <text:p>1732602</text:p>
          </table:table-cell>
          <table:table-cell office:value-type="float" office:value="4213904" calcext:value-type="float">
            <text:p>421390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397" calcext:value-type="float">
            <text:p>97397</text:p>
          </table:table-cell>
          <table:table-cell office:value-type="float" office:value="433" calcext:value-type="float">
            <text:p>433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7115" calcext:value-type="float">
            <text:p>1611038887115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8908" calcext:value-type="float">
            <text:p>78908</text:p>
          </table:table-cell>
          <table:table-cell office:value-type="float" office:value="1345" calcext:value-type="float">
            <text:p>1345</text:p>
          </table:table-cell>
          <table:table-cell office:value-type="float" office:value="1299412" calcext:value-type="float">
            <text:p>12994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61034" calcext:value-type="float">
            <text:p>5861034</text:p>
          </table:table-cell>
          <table:table-cell office:value-type="float" office:value="1351010" calcext:value-type="float">
            <text:p>1351010</text:p>
          </table:table-cell>
          <table:table-cell office:value-type="float" office:value="4510024" calcext:value-type="float">
            <text:p>451002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417" calcext:value-type="float">
            <text:p>97417</text:p>
          </table:table-cell>
          <table:table-cell office:value-type="float" office:value="420" calcext:value-type="float">
            <text:p>420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7254" calcext:value-type="float">
            <text:p>1611038887254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7508" calcext:value-type="float">
            <text:p>77508</text:p>
          </table:table-cell>
          <table:table-cell office:value-type="float" office:value="1344" calcext:value-type="float">
            <text:p>1344</text:p>
          </table:table-cell>
          <table:table-cell office:value-type="float" office:value="1299476" calcext:value-type="float">
            <text:p>12994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07189" calcext:value-type="float">
            <text:p>5907189</text:p>
          </table:table-cell>
          <table:table-cell office:value-type="float" office:value="1331541" calcext:value-type="float">
            <text:p>1331541</text:p>
          </table:table-cell>
          <table:table-cell office:value-type="float" office:value="4575648" calcext:value-type="float">
            <text:p>45756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438" calcext:value-type="float">
            <text:p>97438</text:p>
          </table:table-cell>
          <table:table-cell office:value-type="float" office:value="354" calcext:value-type="float">
            <text:p>354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7389" calcext:value-type="float">
            <text:p>161103888738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7512" calcext:value-type="float">
            <text:p>77512</text:p>
          </table:table-cell>
          <table:table-cell office:value-type="float" office:value="1344" calcext:value-type="float">
            <text:p>1344</text:p>
          </table:table-cell>
          <table:table-cell office:value-type="float" office:value="1299508" calcext:value-type="float">
            <text:p>12995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02986" calcext:value-type="float">
            <text:p>6002986</text:p>
          </table:table-cell>
          <table:table-cell office:value-type="float" office:value="373954" calcext:value-type="float">
            <text:p>373954</text:p>
          </table:table-cell>
          <table:table-cell office:value-type="float" office:value="5629032" calcext:value-type="float">
            <text:p>562903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460" calcext:value-type="float">
            <text:p>97460</text:p>
          </table:table-cell>
          <table:table-cell office:value-type="float" office:value="352" calcext:value-type="float">
            <text:p>352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7536" calcext:value-type="float">
            <text:p>161103888753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6332" calcext:value-type="float">
            <text:p>76332</text:p>
          </table:table-cell>
          <table:table-cell office:value-type="float" office:value="1343" calcext:value-type="float">
            <text:p>1343</text:p>
          </table:table-cell>
          <table:table-cell office:value-type="float" office:value="1299540" calcext:value-type="float">
            <text:p>12995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219648" calcext:value-type="float">
            <text:p>6219648</text:p>
          </table:table-cell>
          <table:table-cell office:value-type="float" office:value="0" calcext:value-type="float">
            <text:p>0</text:p>
          </table:table-cell>
          <table:table-cell office:value-type="float" office:value="6219648" calcext:value-type="float">
            <text:p>621964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482" calcext:value-type="float">
            <text:p>97482</text:p>
          </table:table-cell>
          <table:table-cell office:value-type="float" office:value="332" calcext:value-type="float">
            <text:p>332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7676" calcext:value-type="float">
            <text:p>161103888767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6216" calcext:value-type="float">
            <text:p>76216</text:p>
          </table:table-cell>
          <table:table-cell office:value-type="float" office:value="1343" calcext:value-type="float">
            <text:p>1343</text:p>
          </table:table-cell>
          <table:table-cell office:value-type="float" office:value="1299572" calcext:value-type="float">
            <text:p>12995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658896" calcext:value-type="float">
            <text:p>6658896</text:p>
          </table:table-cell>
          <table:table-cell office:value-type="float" office:value="0" calcext:value-type="float">
            <text:p>0</text:p>
          </table:table-cell>
          <table:table-cell office:value-type="float" office:value="6658896" calcext:value-type="float">
            <text:p>665889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506" calcext:value-type="float">
            <text:p>97506</text:p>
          </table:table-cell>
          <table:table-cell office:value-type="float" office:value="341" calcext:value-type="float">
            <text:p>34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7820" calcext:value-type="float">
            <text:p>1611038887820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8196" calcext:value-type="float">
            <text:p>78196</text:p>
          </table:table-cell>
          <table:table-cell office:value-type="float" office:value="1345" calcext:value-type="float">
            <text:p>1345</text:p>
          </table:table-cell>
          <table:table-cell office:value-type="float" office:value="1299636" calcext:value-type="float">
            <text:p>12996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64522" calcext:value-type="float">
            <text:p>5864522</text:p>
          </table:table-cell>
          <table:table-cell office:value-type="float" office:value="823058" calcext:value-type="float">
            <text:p>823058</text:p>
          </table:table-cell>
          <table:table-cell office:value-type="float" office:value="5041464" calcext:value-type="float">
            <text:p>504146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528" calcext:value-type="float">
            <text:p>97528</text:p>
          </table:table-cell>
          <table:table-cell office:value-type="float" office:value="346" calcext:value-type="float">
            <text:p>346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7966" calcext:value-type="float">
            <text:p>161103888796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7792" calcext:value-type="float">
            <text:p>77792</text:p>
          </table:table-cell>
          <table:table-cell office:value-type="float" office:value="1344" calcext:value-type="float">
            <text:p>1344</text:p>
          </table:table-cell>
          <table:table-cell office:value-type="float" office:value="1299668" calcext:value-type="float">
            <text:p>12996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91690" calcext:value-type="float">
            <text:p>5691690</text:p>
          </table:table-cell>
          <table:table-cell office:value-type="float" office:value="1156682" calcext:value-type="float">
            <text:p>1156682</text:p>
          </table:table-cell>
          <table:table-cell office:value-type="float" office:value="4535008" calcext:value-type="float">
            <text:p>45350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547" calcext:value-type="float">
            <text:p>97547</text:p>
          </table:table-cell>
          <table:table-cell office:value-type="float" office:value="371" calcext:value-type="float">
            <text:p>37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8090" calcext:value-type="float">
            <text:p>1611038888090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3376" calcext:value-type="float">
            <text:p>83376</text:p>
          </table:table-cell>
          <table:table-cell office:value-type="float" office:value="1351" calcext:value-type="float">
            <text:p>1351</text:p>
          </table:table-cell>
          <table:table-cell office:value-type="float" office:value="1300376" calcext:value-type="float">
            <text:p>13003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49704" calcext:value-type="float">
            <text:p>5849704</text:p>
          </table:table-cell>
          <table:table-cell office:value-type="float" office:value="0" calcext:value-type="float">
            <text:p>0</text:p>
          </table:table-cell>
          <table:table-cell office:value-type="float" office:value="5849704" calcext:value-type="float">
            <text:p>58497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7566" calcext:value-type="float">
            <text:p>97566</text:p>
          </table:table-cell>
          <table:table-cell office:value-type="float" office:value="900" calcext:value-type="float">
            <text:p>900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8247" calcext:value-type="float">
            <text:p>161103888824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6432" calcext:value-type="float">
            <text:p>76432</text:p>
          </table:table-cell>
          <table:table-cell office:value-type="float" office:value="1345" calcext:value-type="float">
            <text:p>1345</text:p>
          </table:table-cell>
          <table:table-cell office:value-type="float" office:value="1300896" calcext:value-type="float">
            <text:p>13008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25791" calcext:value-type="float">
            <text:p>5725791</text:p>
          </table:table-cell>
          <table:table-cell office:value-type="float" office:value="1156063" calcext:value-type="float">
            <text:p>1156063</text:p>
          </table:table-cell>
          <table:table-cell office:value-type="float" office:value="4569728" calcext:value-type="float">
            <text:p>456972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7583" calcext:value-type="float">
            <text:p>97583</text:p>
          </table:table-cell>
          <table:table-cell office:value-type="float" office:value="895" calcext:value-type="float">
            <text:p>89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8370" calcext:value-type="float">
            <text:p>1611038888370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480" calcext:value-type="float">
            <text:p>70480</text:p>
          </table:table-cell>
          <table:table-cell office:value-type="float" office:value="1339" calcext:value-type="float">
            <text:p>1339</text:p>
          </table:table-cell>
          <table:table-cell office:value-type="float" office:value="1300996" calcext:value-type="float">
            <text:p>13009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62591" calcext:value-type="float">
            <text:p>5562591</text:p>
          </table:table-cell>
          <table:table-cell office:value-type="float" office:value="1062799" calcext:value-type="float">
            <text:p>1062799</text:p>
          </table:table-cell>
          <table:table-cell office:value-type="float" office:value="4499792" calcext:value-type="float">
            <text:p>449979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603" calcext:value-type="float">
            <text:p>97603</text:p>
          </table:table-cell>
          <table:table-cell office:value-type="float" office:value="560" calcext:value-type="float">
            <text:p>560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8516" calcext:value-type="float">
            <text:p>161103888851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408" calcext:value-type="float">
            <text:p>70408</text:p>
          </table:table-cell>
          <table:table-cell office:value-type="float" office:value="1339" calcext:value-type="float">
            <text:p>1339</text:p>
          </table:table-cell>
          <table:table-cell office:value-type="float" office:value="1301028" calcext:value-type="float">
            <text:p>1301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52479" calcext:value-type="float">
            <text:p>5652479</text:p>
          </table:table-cell>
          <table:table-cell office:value-type="float" office:value="442367" calcext:value-type="float">
            <text:p>442367</text:p>
          </table:table-cell>
          <table:table-cell office:value-type="float" office:value="5210112" calcext:value-type="float">
            <text:p>521011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621" calcext:value-type="float">
            <text:p>97621</text:p>
          </table:table-cell>
          <table:table-cell office:value-type="float" office:value="366" calcext:value-type="float">
            <text:p>366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8639" calcext:value-type="float">
            <text:p>161103888863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0212" calcext:value-type="float">
            <text:p>70212</text:p>
          </table:table-cell>
          <table:table-cell office:value-type="float" office:value="1339" calcext:value-type="float">
            <text:p>1339</text:p>
          </table:table-cell>
          <table:table-cell office:value-type="float" office:value="1301060" calcext:value-type="float">
            <text:p>13010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45301" calcext:value-type="float">
            <text:p>5645301</text:p>
          </table:table-cell>
          <table:table-cell office:value-type="float" office:value="588029" calcext:value-type="float">
            <text:p>588029</text:p>
          </table:table-cell>
          <table:table-cell office:value-type="float" office:value="5057272" calcext:value-type="float">
            <text:p>5057272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641" calcext:value-type="float">
            <text:p>97641</text:p>
          </table:table-cell>
          <table:table-cell office:value-type="float" office:value="361" calcext:value-type="float">
            <text:p>36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8775" calcext:value-type="float">
            <text:p>1611038888775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552" calcext:value-type="float">
            <text:p>68552</text:p>
          </table:table-cell>
          <table:table-cell office:value-type="float" office:value="1337" calcext:value-type="float">
            <text:p>1337</text:p>
          </table:table-cell>
          <table:table-cell office:value-type="float" office:value="1301064" calcext:value-type="float">
            <text:p>13010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75552" calcext:value-type="float">
            <text:p>5875552</text:p>
          </table:table-cell>
          <table:table-cell office:value-type="float" office:value="0" calcext:value-type="float">
            <text:p>0</text:p>
          </table:table-cell>
          <table:table-cell office:value-type="float" office:value="5875552" calcext:value-type="float">
            <text:p>587555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7659" calcext:value-type="float">
            <text:p>97659</text:p>
          </table:table-cell>
          <table:table-cell office:value-type="float" office:value="396" calcext:value-type="float">
            <text:p>396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8916" calcext:value-type="float">
            <text:p>161103888891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560" calcext:value-type="float">
            <text:p>68560</text:p>
          </table:table-cell>
          <table:table-cell office:value-type="float" office:value="1337" calcext:value-type="float">
            <text:p>1337</text:p>
          </table:table-cell>
          <table:table-cell office:value-type="float" office:value="1301156" calcext:value-type="float">
            <text:p>13011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54527" calcext:value-type="float">
            <text:p>5654527</text:p>
          </table:table-cell>
          <table:table-cell office:value-type="float" office:value="390359" calcext:value-type="float">
            <text:p>390359</text:p>
          </table:table-cell>
          <table:table-cell office:value-type="float" office:value="5264168" calcext:value-type="float">
            <text:p>526416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7676" calcext:value-type="float">
            <text:p>97676</text:p>
          </table:table-cell>
          <table:table-cell office:value-type="float" office:value="437" calcext:value-type="float">
            <text:p>437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9056" calcext:value-type="float">
            <text:p>161103888905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288" calcext:value-type="float">
            <text:p>67288</text:p>
          </table:table-cell>
          <table:table-cell office:value-type="float" office:value="1336" calcext:value-type="float">
            <text:p>1336</text:p>
          </table:table-cell>
          <table:table-cell office:value-type="float" office:value="1301680" calcext:value-type="float">
            <text:p>13016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53375" calcext:value-type="float">
            <text:p>5453375</text:p>
          </table:table-cell>
          <table:table-cell office:value-type="float" office:value="1189527" calcext:value-type="float">
            <text:p>1189527</text:p>
          </table:table-cell>
          <table:table-cell office:value-type="float" office:value="4263848" calcext:value-type="float">
            <text:p>4263848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7697" calcext:value-type="float">
            <text:p>97697</text:p>
          </table:table-cell>
          <table:table-cell office:value-type="float" office:value="581" calcext:value-type="float">
            <text:p>58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9196" calcext:value-type="float">
            <text:p>161103888919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4596" calcext:value-type="float">
            <text:p>64596</text:p>
          </table:table-cell>
          <table:table-cell office:value-type="float" office:value="1318" calcext:value-type="float">
            <text:p>1318</text:p>
          </table:table-cell>
          <table:table-cell office:value-type="float" office:value="1285828" calcext:value-type="float">
            <text:p>12858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60874" calcext:value-type="float">
            <text:p>5460874</text:p>
          </table:table-cell>
          <table:table-cell office:value-type="float" office:value="1082594" calcext:value-type="float">
            <text:p>1082594</text:p>
          </table:table-cell>
          <table:table-cell office:value-type="float" office:value="4378280" calcext:value-type="float">
            <text:p>437828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7716" calcext:value-type="float">
            <text:p>97716</text:p>
          </table:table-cell>
          <table:table-cell office:value-type="float" office:value="769" calcext:value-type="float">
            <text:p>769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9353" calcext:value-type="float">
            <text:p>1611038889353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10428" calcext:value-type="float">
            <text:p>110428</text:p>
          </table:table-cell>
          <table:table-cell office:value-type="float" office:value="1325" calcext:value-type="float">
            <text:p>1325</text:p>
          </table:table-cell>
          <table:table-cell office:value-type="float" office:value="1247208" calcext:value-type="float">
            <text:p>1247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60874" calcext:value-type="float">
            <text:p>5460874</text:p>
          </table:table-cell>
          <table:table-cell office:value-type="float" office:value="748474" calcext:value-type="float">
            <text:p>748474</text:p>
          </table:table-cell>
          <table:table-cell office:value-type="float" office:value="4712400" calcext:value-type="float">
            <text:p>471240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7732" calcext:value-type="float">
            <text:p>97732</text:p>
          </table:table-cell>
          <table:table-cell office:value-type="float" office:value="945" calcext:value-type="float">
            <text:p>94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9496" calcext:value-type="float">
            <text:p>161103888949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101268" calcext:value-type="float">
            <text:p>101268</text:p>
          </table:table-cell>
          <table:table-cell office:value-type="float" office:value="1318" calcext:value-type="float">
            <text:p>1318</text:p>
          </table:table-cell>
          <table:table-cell office:value-type="float" office:value="1249420" calcext:value-type="float">
            <text:p>12494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53728" calcext:value-type="float">
            <text:p>6053728</text:p>
          </table:table-cell>
          <table:table-cell office:value-type="float" office:value="0" calcext:value-type="float">
            <text:p>0</text:p>
          </table:table-cell>
          <table:table-cell office:value-type="float" office:value="6053728" calcext:value-type="float">
            <text:p>6053728</text:p>
          </table:table-cell>
          <table:table-cell office:value-type="float" office:value="8" calcext:value-type="float">
            <text:p>8</text:p>
          </table:table-cell>
          <table:table-cell office:value-type="float" office:value="2112000" calcext:value-type="float">
            <text:p>2112000</text:p>
          </table:table-cell>
          <table:table-cell office:value-type="float" office:value="97747" calcext:value-type="float">
            <text:p>97747</text:p>
          </table:table-cell>
          <table:table-cell office:value-type="float" office:value="944" calcext:value-type="float">
            <text:p>944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9652" calcext:value-type="float">
            <text:p>1611038889652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188" calcext:value-type="float">
            <text:p>96188</text:p>
          </table:table-cell>
          <table:table-cell office:value-type="float" office:value="1316" calcext:value-type="float">
            <text:p>1316</text:p>
          </table:table-cell>
          <table:table-cell office:value-type="float" office:value="1251692" calcext:value-type="float">
            <text:p>12516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69258" calcext:value-type="float">
            <text:p>5869258</text:p>
          </table:table-cell>
          <table:table-cell office:value-type="float" office:value="545714" calcext:value-type="float">
            <text:p>545714</text:p>
          </table:table-cell>
          <table:table-cell office:value-type="float" office:value="5323544" calcext:value-type="float">
            <text:p>53235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758" calcext:value-type="float">
            <text:p>97758</text:p>
          </table:table-cell>
          <table:table-cell office:value-type="float" office:value="692" calcext:value-type="float">
            <text:p>692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9795" calcext:value-type="float">
            <text:p>1611038889795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336" calcext:value-type="float">
            <text:p>96336</text:p>
          </table:table-cell>
          <table:table-cell office:value-type="float" office:value="1317" calcext:value-type="float">
            <text:p>1317</text:p>
          </table:table-cell>
          <table:table-cell office:value-type="float" office:value="1253580" calcext:value-type="float">
            <text:p>12535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69258" calcext:value-type="float">
            <text:p>5869258</text:p>
          </table:table-cell>
          <table:table-cell office:value-type="float" office:value="1153074" calcext:value-type="float">
            <text:p>1153074</text:p>
          </table:table-cell>
          <table:table-cell office:value-type="float" office:value="4716184" calcext:value-type="float">
            <text:p>471618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7770" calcext:value-type="float">
            <text:p>97770</text:p>
          </table:table-cell>
          <table:table-cell office:value-type="float" office:value="748" calcext:value-type="float">
            <text:p>748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89948" calcext:value-type="float">
            <text:p>161103888994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0112" calcext:value-type="float">
            <text:p>90112</text:p>
          </table:table-cell>
          <table:table-cell office:value-type="float" office:value="1314" calcext:value-type="float">
            <text:p>1314</text:p>
          </table:table-cell>
          <table:table-cell office:value-type="float" office:value="1256276" calcext:value-type="float">
            <text:p>12562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25290" calcext:value-type="float">
            <text:p>5525290</text:p>
          </table:table-cell>
          <table:table-cell office:value-type="float" office:value="1278922" calcext:value-type="float">
            <text:p>1278922</text:p>
          </table:table-cell>
          <table:table-cell office:value-type="float" office:value="4246368" calcext:value-type="float">
            <text:p>424636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786" calcext:value-type="float">
            <text:p>97786</text:p>
          </table:table-cell>
          <table:table-cell office:value-type="float" office:value="614" calcext:value-type="float">
            <text:p>614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90103" calcext:value-type="float">
            <text:p>1611038890103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356" calcext:value-type="float">
            <text:p>95356</text:p>
          </table:table-cell>
          <table:table-cell office:value-type="float" office:value="1320" calcext:value-type="float">
            <text:p>1320</text:p>
          </table:table-cell>
          <table:table-cell office:value-type="float" office:value="1256412" calcext:value-type="float">
            <text:p>12564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25290" calcext:value-type="float">
            <text:p>5525290</text:p>
          </table:table-cell>
          <table:table-cell office:value-type="float" office:value="524834" calcext:value-type="float">
            <text:p>524834</text:p>
          </table:table-cell>
          <table:table-cell office:value-type="float" office:value="5000456" calcext:value-type="float">
            <text:p>500045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803" calcext:value-type="float">
            <text:p>97803</text:p>
          </table:table-cell>
          <table:table-cell office:value-type="float" office:value="449" calcext:value-type="float">
            <text:p>449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90252" calcext:value-type="float">
            <text:p>1611038890252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5600" calcext:value-type="float">
            <text:p>95600</text:p>
          </table:table-cell>
          <table:table-cell office:value-type="float" office:value="1320" calcext:value-type="float">
            <text:p>1320</text:p>
          </table:table-cell>
          <table:table-cell office:value-type="float" office:value="1256444" calcext:value-type="float">
            <text:p>12564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39935" calcext:value-type="float">
            <text:p>5439935</text:p>
          </table:table-cell>
          <table:table-cell office:value-type="float" office:value="634991" calcext:value-type="float">
            <text:p>634991</text:p>
          </table:table-cell>
          <table:table-cell office:value-type="float" office:value="4804944" calcext:value-type="float">
            <text:p>4804944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821" calcext:value-type="float">
            <text:p>97821</text:p>
          </table:table-cell>
          <table:table-cell office:value-type="float" office:value="671" calcext:value-type="float">
            <text:p>67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90379" calcext:value-type="float">
            <text:p>161103889037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356" calcext:value-type="float">
            <text:p>94356</text:p>
          </table:table-cell>
          <table:table-cell office:value-type="float" office:value="1319" calcext:value-type="float">
            <text:p>1319</text:p>
          </table:table-cell>
          <table:table-cell office:value-type="float" office:value="1256572" calcext:value-type="float">
            <text:p>12565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89720" calcext:value-type="float">
            <text:p>5489720</text:p>
          </table:table-cell>
          <table:table-cell office:value-type="float" office:value="0" calcext:value-type="float">
            <text:p>0</text:p>
          </table:table-cell>
          <table:table-cell office:value-type="float" office:value="5489720" calcext:value-type="float">
            <text:p>548972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839" calcext:value-type="float">
            <text:p>97839</text:p>
          </table:table-cell>
          <table:table-cell office:value-type="float" office:value="451" calcext:value-type="float">
            <text:p>45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90526" calcext:value-type="float">
            <text:p>161103889052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4972" calcext:value-type="float">
            <text:p>94972</text:p>
          </table:table-cell>
          <table:table-cell office:value-type="float" office:value="1319" calcext:value-type="float">
            <text:p>1319</text:p>
          </table:table-cell>
          <table:table-cell office:value-type="float" office:value="1256604" calcext:value-type="float">
            <text:p>12566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35178" calcext:value-type="float">
            <text:p>5435178</text:p>
          </table:table-cell>
          <table:table-cell office:value-type="float" office:value="1285842" calcext:value-type="float">
            <text:p>1285842</text:p>
          </table:table-cell>
          <table:table-cell office:value-type="float" office:value="4149336" calcext:value-type="float">
            <text:p>4149336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857" calcext:value-type="float">
            <text:p>97857</text:p>
          </table:table-cell>
          <table:table-cell office:value-type="float" office:value="406" calcext:value-type="float">
            <text:p>406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90657" calcext:value-type="float">
            <text:p>161103889065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2892" calcext:value-type="float">
            <text:p>92892</text:p>
          </table:table-cell>
          <table:table-cell office:value-type="float" office:value="1319" calcext:value-type="float">
            <text:p>1319</text:p>
          </table:table-cell>
          <table:table-cell office:value-type="float" office:value="1257004" calcext:value-type="float">
            <text:p>1257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14008" calcext:value-type="float">
            <text:p>5714008</text:p>
          </table:table-cell>
          <table:table-cell office:value-type="float" office:value="0" calcext:value-type="float">
            <text:p>0</text:p>
          </table:table-cell>
          <table:table-cell office:value-type="float" office:value="5714008" calcext:value-type="float">
            <text:p>5714008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877" calcext:value-type="float">
            <text:p>97877</text:p>
          </table:table-cell>
          <table:table-cell office:value-type="float" office:value="691" calcext:value-type="float">
            <text:p>69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90806" calcext:value-type="float">
            <text:p>161103889080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3632" calcext:value-type="float">
            <text:p>93632</text:p>
          </table:table-cell>
          <table:table-cell office:value-type="float" office:value="1319" calcext:value-type="float">
            <text:p>1319</text:p>
          </table:table-cell>
          <table:table-cell office:value-type="float" office:value="1257788" calcext:value-type="float">
            <text:p>12577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28415" calcext:value-type="float">
            <text:p>5428415</text:p>
          </table:table-cell>
          <table:table-cell office:value-type="float" office:value="1436535" calcext:value-type="float">
            <text:p>1436535</text:p>
          </table:table-cell>
          <table:table-cell office:value-type="float" office:value="3991880" calcext:value-type="float">
            <text:p>3991880</text:p>
          </table:table-cell>
          <table:table-cell office:value-type="float" office:value="8" calcext:value-type="float">
            <text:p>8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97891" calcext:value-type="float">
            <text:p>97891</text:p>
          </table:table-cell>
          <table:table-cell office:value-type="float" office:value="362" calcext:value-type="float">
            <text:p>362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90923" calcext:value-type="float">
            <text:p>1611038890923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1948" calcext:value-type="float">
            <text:p>81948</text:p>
          </table:table-cell>
          <table:table-cell office:value-type="float" office:value="1308" calcext:value-type="float">
            <text:p>1308</text:p>
          </table:table-cell>
          <table:table-cell office:value-type="float" office:value="1258320" calcext:value-type="float">
            <text:p>12583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28415" calcext:value-type="float">
            <text:p>5428415</text:p>
          </table:table-cell>
          <table:table-cell office:value-type="float" office:value="494455" calcext:value-type="float">
            <text:p>494455</text:p>
          </table:table-cell>
          <table:table-cell office:value-type="float" office:value="4933960" calcext:value-type="float">
            <text:p>493396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7905" calcext:value-type="float">
            <text:p>97905</text:p>
          </table:table-cell>
          <table:table-cell office:value-type="float" office:value="413" calcext:value-type="float">
            <text:p>413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91046" calcext:value-type="float">
            <text:p>161103889104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8368" calcext:value-type="float">
            <text:p>68368</text:p>
          </table:table-cell>
          <table:table-cell office:value-type="float" office:value="1291" calcext:value-type="float">
            <text:p>1291</text:p>
          </table:table-cell>
          <table:table-cell office:value-type="float" office:value="1249764" calcext:value-type="float">
            <text:p>12497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33023" calcext:value-type="float">
            <text:p>5233023</text:p>
          </table:table-cell>
          <table:table-cell office:value-type="float" office:value="1255007" calcext:value-type="float">
            <text:p>1255007</text:p>
          </table:table-cell>
          <table:table-cell office:value-type="float" office:value="3978016" calcext:value-type="float">
            <text:p>397801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7924" calcext:value-type="float">
            <text:p>97924</text:p>
          </table:table-cell>
          <table:table-cell office:value-type="float" office:value="969" calcext:value-type="float">
            <text:p>969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91210" calcext:value-type="float">
            <text:p>1611038891210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96004" calcext:value-type="float">
            <text:p>96004</text:p>
          </table:table-cell>
          <table:table-cell office:value-type="float" office:value="1308" calcext:value-type="float">
            <text:p>1308</text:p>
          </table:table-cell>
          <table:table-cell office:value-type="float" office:value="1243748" calcext:value-type="float">
            <text:p>12437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33023" calcext:value-type="float">
            <text:p>5233023</text:p>
          </table:table-cell>
          <table:table-cell office:value-type="float" office:value="771679" calcext:value-type="float">
            <text:p>771679</text:p>
          </table:table-cell>
          <table:table-cell office:value-type="float" office:value="4461344" calcext:value-type="float">
            <text:p>446134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7935" calcext:value-type="float">
            <text:p>97935</text:p>
          </table:table-cell>
          <table:table-cell office:value-type="float" office:value="1073" calcext:value-type="float">
            <text:p>1073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91340" calcext:value-type="float">
            <text:p>1611038891340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2244" calcext:value-type="float">
            <text:p>82244</text:p>
          </table:table-cell>
          <table:table-cell office:value-type="float" office:value="1306" calcext:value-type="float">
            <text:p>1306</text:p>
          </table:table-cell>
          <table:table-cell office:value-type="float" office:value="1255904" calcext:value-type="float">
            <text:p>12559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33023" calcext:value-type="float">
            <text:p>5233023</text:p>
          </table:table-cell>
          <table:table-cell office:value-type="float" office:value="190047" calcext:value-type="float">
            <text:p>190047</text:p>
          </table:table-cell>
          <table:table-cell office:value-type="float" office:value="5042976" calcext:value-type="float">
            <text:p>50429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7949" calcext:value-type="float">
            <text:p>97949</text:p>
          </table:table-cell>
          <table:table-cell office:value-type="float" office:value="755" calcext:value-type="float">
            <text:p>75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91480" calcext:value-type="float">
            <text:p>1611038891480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1584" calcext:value-type="float">
            <text:p>71584</text:p>
          </table:table-cell>
          <table:table-cell office:value-type="float" office:value="1303" calcext:value-type="float">
            <text:p>1303</text:p>
          </table:table-cell>
          <table:table-cell office:value-type="float" office:value="1263536" calcext:value-type="float">
            <text:p>12635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33023" calcext:value-type="float">
            <text:p>5233023</text:p>
          </table:table-cell>
          <table:table-cell office:value-type="float" office:value="929247" calcext:value-type="float">
            <text:p>929247</text:p>
          </table:table-cell>
          <table:table-cell office:value-type="float" office:value="4303776" calcext:value-type="float">
            <text:p>430377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7962" calcext:value-type="float">
            <text:p>97962</text:p>
          </table:table-cell>
          <table:table-cell office:value-type="float" office:value="811" calcext:value-type="float">
            <text:p>811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91593" calcext:value-type="float">
            <text:p>1611038891593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0176" calcext:value-type="float">
            <text:p>60176</text:p>
          </table:table-cell>
          <table:table-cell office:value-type="float" office:value="1300" calcext:value-type="float">
            <text:p>1300</text:p>
          </table:table-cell>
          <table:table-cell office:value-type="float" office:value="1271836" calcext:value-type="float">
            <text:p>12718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33023" calcext:value-type="float">
            <text:p>5233023</text:p>
          </table:table-cell>
          <table:table-cell office:value-type="float" office:value="576991" calcext:value-type="float">
            <text:p>576991</text:p>
          </table:table-cell>
          <table:table-cell office:value-type="float" office:value="4656032" calcext:value-type="float">
            <text:p>465603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7975" calcext:value-type="float">
            <text:p>97975</text:p>
          </table:table-cell>
          <table:table-cell office:value-type="float" office:value="840" calcext:value-type="float">
            <text:p>840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91736" calcext:value-type="float">
            <text:p>161103889173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3456" calcext:value-type="float">
            <text:p>73456</text:p>
          </table:table-cell>
          <table:table-cell office:value-type="float" office:value="1306" calcext:value-type="float">
            <text:p>1306</text:p>
          </table:table-cell>
          <table:table-cell office:value-type="float" office:value="1264800" calcext:value-type="float">
            <text:p>12648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33023" calcext:value-type="float">
            <text:p>5233023</text:p>
          </table:table-cell>
          <table:table-cell office:value-type="float" office:value="273887" calcext:value-type="float">
            <text:p>273887</text:p>
          </table:table-cell>
          <table:table-cell office:value-type="float" office:value="4959136" calcext:value-type="float">
            <text:p>4959136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7989" calcext:value-type="float">
            <text:p>97989</text:p>
          </table:table-cell>
          <table:table-cell office:value-type="float" office:value="705" calcext:value-type="float">
            <text:p>705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91869" calcext:value-type="float">
            <text:p>1611038891869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58912" calcext:value-type="float">
            <text:p>58912</text:p>
          </table:table-cell>
          <table:table-cell office:value-type="float" office:value="1295" calcext:value-type="float">
            <text:p>1295</text:p>
          </table:table-cell>
          <table:table-cell office:value-type="float" office:value="1267780" calcext:value-type="float">
            <text:p>12677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54858" calcext:value-type="float">
            <text:p>5154858</text:p>
          </table:table-cell>
          <table:table-cell office:value-type="float" office:value="1235466" calcext:value-type="float">
            <text:p>1235466</text:p>
          </table:table-cell>
          <table:table-cell office:value-type="float" office:value="3919392" calcext:value-type="float">
            <text:p>3919392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8008" calcext:value-type="float">
            <text:p>98008</text:p>
          </table:table-cell>
          <table:table-cell office:value-type="float" office:value="664" calcext:value-type="float">
            <text:p>664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92006" calcext:value-type="float">
            <text:p>161103889200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86752" calcext:value-type="float">
            <text:p>86752</text:p>
          </table:table-cell>
          <table:table-cell office:value-type="float" office:value="1310" calcext:value-type="float">
            <text:p>1310</text:p>
          </table:table-cell>
          <table:table-cell office:value-type="float" office:value="1255452" calcext:value-type="float">
            <text:p>12554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54858" calcext:value-type="float">
            <text:p>5154858</text:p>
          </table:table-cell>
          <table:table-cell office:value-type="float" office:value="997898" calcext:value-type="float">
            <text:p>997898</text:p>
          </table:table-cell>
          <table:table-cell office:value-type="float" office:value="4156960" calcext:value-type="float">
            <text:p>4156960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8023" calcext:value-type="float">
            <text:p>98023</text:p>
          </table:table-cell>
          <table:table-cell office:value-type="float" office:value="793" calcext:value-type="float">
            <text:p>793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92155" calcext:value-type="float">
            <text:p>1611038892155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72524" calcext:value-type="float">
            <text:p>72524</text:p>
          </table:table-cell>
          <table:table-cell office:value-type="float" office:value="1301" calcext:value-type="float">
            <text:p>1301</text:p>
          </table:table-cell>
          <table:table-cell office:value-type="float" office:value="1259868" calcext:value-type="float">
            <text:p>12598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54858" calcext:value-type="float">
            <text:p>5154858</text:p>
          </table:table-cell>
          <table:table-cell office:value-type="float" office:value="858634" calcext:value-type="float">
            <text:p>858634</text:p>
          </table:table-cell>
          <table:table-cell office:value-type="float" office:value="4296224" calcext:value-type="float">
            <text:p>429622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8036" calcext:value-type="float">
            <text:p>98036</text:p>
          </table:table-cell>
          <table:table-cell office:value-type="float" office:value="1029" calcext:value-type="float">
            <text:p>1029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92288" calcext:value-type="float">
            <text:p>161103889228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716056" calcext:value-type="float">
            <text:p>5716056</text:p>
          </table:table-cell>
          <table:table-cell office:value-type="float" office:value="67848" calcext:value-type="float">
            <text:p>67848</text:p>
          </table:table-cell>
          <table:table-cell office:value-type="float" office:value="1298" calcext:value-type="float">
            <text:p>1298</text:p>
          </table:table-cell>
          <table:table-cell office:value-type="float" office:value="1262112" calcext:value-type="float">
            <text:p>12621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154858" calcext:value-type="float">
            <text:p>5154858</text:p>
          </table:table-cell>
          <table:table-cell office:value-type="float" office:value="735754" calcext:value-type="float">
            <text:p>735754</text:p>
          </table:table-cell>
          <table:table-cell office:value-type="float" office:value="4419104" calcext:value-type="float">
            <text:p>4419104</text:p>
          </table:table-cell>
          <table:table-cell office:value-type="float" office:value="8" calcext:value-type="float">
            <text:p>8</text:p>
          </table:table-cell>
          <table:table-cell office:value-type="float" office:value="2323200" calcext:value-type="float">
            <text:p>2323200</text:p>
          </table:table-cell>
          <table:table-cell office:value-type="float" office:value="98049" calcext:value-type="float">
            <text:p>98049</text:p>
          </table:table-cell>
          <table:table-cell office:value-type="float" office:value="960" calcext:value-type="float">
            <text:p>960</text:p>
          </table:table-cell>
          <table:table-cell office:value-type="float" office:value="3845" calcext:value-type="float">
            <text:p>3845</text:p>
          </table:table-cell>
          <table:table-cell office:value-type="float" office:value="1611038892402" calcext:value-type="float">
            <text:p>1611038892402</text:p>
          </table:table-cell>
          <table:table-cell table:number-columns-repeated="3"/>
        </table:table-row>
      </table:table>
      <table:table table:name="filter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total_memory</text:p>
          </table:table-cell>
          <table:table-cell office:value-type="string" calcext:value-type="string">
            <text:p>free_memory</text:p>
          </table:table-cell>
          <table:table-cell office:value-type="string" calcext:value-type="string">
            <text:p>available_memory</text:p>
          </table:table-cell>
          <table:table-cell office:value-type="string" calcext:value-type="string">
            <text:p>cache_memory</text:p>
          </table:table-cell>
          <table:table-cell office:value-type="string" calcext:value-type="string">
            <text:p>swap_total_memory</text:p>
          </table:table-cell>
          <table:table-cell office:value-type="string" calcext:value-type="string">
            <text:p>app_total_memory</text:p>
          </table:table-cell>
          <table:table-cell office:value-type="string" calcext:value-type="string">
            <text:p>app_free_memory</text:p>
          </table:table-cell>
          <table:table-cell office:value-type="string" calcext:value-type="string">
            <text:p>app_used_memory</text:p>
          </table:table-cell>
          <table:table-cell office:value-type="string" calcext:value-type="string">
            <text:p>no_of_processor</text:p>
          </table:table-cell>
          <table:table-cell office:value-type="string" calcext:value-type="string">
            <text:p>max_cpu_frequency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table:formula="of:=AVERAGE([$devicedata.B1:.B205])" office:value-type="float" office:value="5716056" calcext:value-type="float">
            <text:p>5716056</text:p>
          </table:table-cell>
          <table:table-cell table:formula="of:=AVERAGE([$devicedata.C1:.C205])" office:value-type="float" office:value="78493.5804878049" calcext:value-type="float">
            <text:p>78493.5804878049</text:p>
          </table:table-cell>
          <table:table-cell table:formula="of:=AVERAGE([$devicedata.D1:.D205])" office:value-type="float" office:value="1191.29268292683" calcext:value-type="float">
            <text:p>1191.29268292683</text:p>
          </table:table-cell>
          <table:table-cell table:formula="of:=AVERAGE([$devicedata.E1:.E205])" office:value-type="float" office:value="1141719.64878049" calcext:value-type="float">
            <text:p>1141719.64878049</text:p>
          </table:table-cell>
          <table:table-cell table:formula="of:=AVERAGE([$devicedata.F1:.F205])" office:value-type="float" office:value="2621436" calcext:value-type="float">
            <text:p>2621436</text:p>
          </table:table-cell>
          <table:table-cell table:formula="of:=AVERAGE([$devicedata.G1:.G205])" office:value-type="float" office:value="9174787.23902439" calcext:value-type="float">
            <text:p>9174787.23902439</text:p>
          </table:table-cell>
          <table:table-cell table:formula="of:=AVERAGE([$devicedata.H1:.H205])" office:value-type="float" office:value="801283.395121951" calcext:value-type="float">
            <text:p>801283.395121951</text:p>
          </table:table-cell>
          <table:table-cell table:formula="of:=AVERAGE([$devicedata.I1:.I205])" office:value-type="float" office:value="8373503.84390244" calcext:value-type="float">
            <text:p>8373503.84390244</text:p>
          </table:table-cell>
          <table:table-cell table:formula="of:=AVERAGE([$devicedata.J1:.J205])" office:value-type="float" office:value="8" calcext:value-type="float">
            <text:p>8</text:p>
          </table:table-cell>
          <table:table-cell table:formula="of:=AVERAGE([$devicedata.K1:.K205])" office:value-type="float" office:value="2134197.07317073" calcext:value-type="float">
            <text:p>2134197.07317073</text:p>
          </table:table-cell>
          <table:table-cell table:formula="of:=AVERAGE([$devicedata.L1:.L205])" office:value-type="float" office:value="18808.2195121951" calcext:value-type="float">
            <text:p>18808.2195121951</text:p>
          </table:table-cell>
          <table:table-cell table:formula="of:=AVERAGE([$devicedata.M1:.M205])" office:value-type="float" office:value="748.956097560976" calcext:value-type="float">
            <text:p>748.956097560976</text:p>
          </table:table-cell>
          <table:table-cell table:formula="of:=AVERAGE([$devicedata.N1:.N205])" office:value-type="float" office:value="3913" calcext:value-type="float">
            <text:p>3913</text:p>
          </table:table-cell>
          <table:table-cell office:value-type="float" office:value="20" calcext:value-type="float">
            <text:p>20</text:p>
          </table:table-cell>
          <table:table-cell office:value-type="float" office:value="12536" calcext:value-type="float">
            <text:p>12536</text:p>
          </table:table-cell>
          <table:table-cell table:formula="of:=([.L2]*[.M2]*(1)*[.O2])/(1000000)" office:value-type="float" office:value="36738.8190695024" calcext:value-type="float">
            <text:p>36738.8190695024</text:p>
          </table:table-cell>
          <table:table-cell/>
        </table:table-row>
        <table:table-row table:style-name="ro1">
          <table:table-cell table:formula="of:=AVERAGE([$devicedata.B206:.B369])" office:value-type="float" office:value="5716056" calcext:value-type="float">
            <text:p>5716056</text:p>
          </table:table-cell>
          <table:table-cell table:formula="of:=AVERAGE([$devicedata.C206:.C369])" office:value-type="float" office:value="108347.146341463" calcext:value-type="float">
            <text:p>108347.146341463</text:p>
          </table:table-cell>
          <table:table-cell table:formula="of:=AVERAGE([$devicedata.D206:.D369])" office:value-type="float" office:value="1261.06707317073" calcext:value-type="float">
            <text:p>1261.06707317073</text:p>
          </table:table-cell>
          <table:table-cell table:formula="of:=AVERAGE([$devicedata.E206:.E369])" office:value-type="float" office:value="1183518.29268293" calcext:value-type="float">
            <text:p>1183518.29268293</text:p>
          </table:table-cell>
          <table:table-cell table:formula="of:=AVERAGE([$devicedata.F206:.F369])" office:value-type="float" office:value="2621436" calcext:value-type="float">
            <text:p>2621436</text:p>
          </table:table-cell>
          <table:table-cell table:formula="of:=AVERAGE([$devicedata.G206:.G369])" office:value-type="float" office:value="7700061.68292683" calcext:value-type="float">
            <text:p>7700061.68292683</text:p>
          </table:table-cell>
          <table:table-cell table:formula="of:=AVERAGE([$devicedata.H206:.H369])" office:value-type="float" office:value="890618.317073171" calcext:value-type="float">
            <text:p>890618.317073171</text:p>
          </table:table-cell>
          <table:table-cell table:formula="of:=AVERAGE([$devicedata.I206:.I369])" office:value-type="float" office:value="6809443.36585366" calcext:value-type="float">
            <text:p>6809443.36585366</text:p>
          </table:table-cell>
          <table:table-cell table:formula="of:=AVERAGE([$devicedata.J206:.J369])" office:value-type="float" office:value="8" calcext:value-type="float">
            <text:p>8</text:p>
          </table:table-cell>
          <table:table-cell table:formula="of:=AVERAGE([$devicedata.K206:.K369])" office:value-type="float" office:value="1826926.82926829" calcext:value-type="float">
            <text:p>1826926.82926829</text:p>
          </table:table-cell>
          <table:table-cell table:formula="of:=AVERAGE([$devicedata.L206:.L369])" office:value-type="float" office:value="25669.4146341463" calcext:value-type="float">
            <text:p>25669.4146341463</text:p>
          </table:table-cell>
          <table:table-cell table:formula="of:=AVERAGE([$devicedata.M206:.M369])" office:value-type="float" office:value="375.036585365854" calcext:value-type="float">
            <text:p>375.036585365854</text:p>
          </table:table-cell>
          <table:table-cell table:formula="of:=AVERAGE([$devicedata.N206:.N369])" office:value-type="float" office:value="3836" calcext:value-type="float">
            <text:p>3836</text:p>
          </table:table-cell>
          <table:table-cell office:value-type="float" office:value="20" calcext:value-type="float">
            <text:p>20</text:p>
          </table:table-cell>
          <table:table-cell office:value-type="float" office:value="17325" calcext:value-type="float">
            <text:p>17325</text:p>
          </table:table-cell>
          <table:table-cell table:formula="of:=([.L3]*[.M3]*(1)*[.O3])/(1000000)" office:value-type="float" office:value="24924.4439158537" calcext:value-type="float">
            <text:p>24924.4439158537</text:p>
          </table:table-cell>
          <table:table-cell/>
        </table:table-row>
        <table:table-row table:style-name="ro1">
          <table:table-cell table:formula="of:=AVERAGE([$devicedata.B370:.B420])" office:value-type="float" office:value="5716056" calcext:value-type="float">
            <text:p>5716056</text:p>
          </table:table-cell>
          <table:table-cell table:formula="of:=AVERAGE([$devicedata.C370:.C420])" office:value-type="float" office:value="84884" calcext:value-type="float">
            <text:p>84884</text:p>
          </table:table-cell>
          <table:table-cell table:formula="of:=AVERAGE([$devicedata.D370:.D420])" office:value-type="float" office:value="1293.92156862745" calcext:value-type="float">
            <text:p>1293.92156862745</text:p>
          </table:table-cell>
          <table:table-cell table:formula="of:=AVERAGE([$devicedata.E370:.E420])" office:value-type="float" office:value="1240714.11764706" calcext:value-type="float">
            <text:p>1240714.11764706</text:p>
          </table:table-cell>
          <table:table-cell table:formula="of:=AVERAGE([$devicedata.F370:.F420])" office:value-type="float" office:value="2621436" calcext:value-type="float">
            <text:p>2621436</text:p>
          </table:table-cell>
          <table:table-cell table:formula="of:=AVERAGE([$devicedata.G370:.G420])" office:value-type="float" office:value="13629315.745098" calcext:value-type="float">
            <text:p>13629315.745098</text:p>
          </table:table-cell>
          <table:table-cell table:formula="of:=AVERAGE([$devicedata.H370:.H420])" office:value-type="float" office:value="1906474.49019608" calcext:value-type="float">
            <text:p>1906474.49019608</text:p>
          </table:table-cell>
          <table:table-cell table:formula="of:=AVERAGE([$devicedata.I370:.I420])" office:value-type="float" office:value="11722841.254902" calcext:value-type="float">
            <text:p>11722841.254902</text:p>
          </table:table-cell>
          <table:table-cell table:formula="of:=AVERAGE([$devicedata.J370:.J420])" office:value-type="float" office:value="8" calcext:value-type="float">
            <text:p>8</text:p>
          </table:table-cell>
          <table:table-cell table:formula="of:=AVERAGE([$devicedata.K370:.K420])" office:value-type="float" office:value="2323200" calcext:value-type="float">
            <text:p>2323200</text:p>
          </table:table-cell>
          <table:table-cell table:formula="of:=AVERAGE([$devicedata.L370:.L420])" office:value-type="float" office:value="30759.0588235294" calcext:value-type="float">
            <text:p>30759.0588235294</text:p>
          </table:table-cell>
          <table:table-cell table:formula="of:=AVERAGE([$devicedata.M370:.M420])" office:value-type="float" office:value="668.078431372549" calcext:value-type="float">
            <text:p>668.078431372549</text:p>
          </table:table-cell>
          <table:table-cell table:formula="of:=AVERAGE([$devicedata.N370:.N420])" office:value-type="float" office:value="3831" calcext:value-type="float">
            <text:p>3831</text:p>
          </table:table-cell>
          <table:table-cell office:value-type="float" office:value="20" calcext:value-type="float">
            <text:p>20</text:p>
          </table:table-cell>
          <table:table-cell office:value-type="float" office:value="24547" calcext:value-type="float">
            <text:p>24547</text:p>
          </table:table-cell>
          <table:table-cell table:formula="of:=([.L4]*[.M4]*(1)*[.O4])/(1000000)" office:value-type="float" office:value="62825.7997275294" calcext:value-type="float">
            <text:p>62825.7997275294</text:p>
          </table:table-cell>
          <table:table-cell/>
        </table:table-row>
        <table:table-row table:style-name="ro1">
          <table:table-cell table:formula="of:=AVERAGE([$devicedata.B421:.B556])" office:value-type="float" office:value="5716056" calcext:value-type="float">
            <text:p>5716056</text:p>
          </table:table-cell>
          <table:table-cell table:formula="of:=AVERAGE([$devicedata.C421:.C556])" office:value-type="float" office:value="102946.294117647" calcext:value-type="float">
            <text:p>102946.294117647</text:p>
          </table:table-cell>
          <table:table-cell table:formula="of:=AVERAGE([$devicedata.D421:.D556])" office:value-type="float" office:value="1272.24264705882" calcext:value-type="float">
            <text:p>1272.24264705882</text:p>
          </table:table-cell>
          <table:table-cell table:formula="of:=AVERAGE([$devicedata.E421:.E556])" office:value-type="float" office:value="1200467.58823529" calcext:value-type="float">
            <text:p>1200467.58823529</text:p>
          </table:table-cell>
          <table:table-cell table:formula="of:=AVERAGE([$devicedata.F421:.F556])" office:value-type="float" office:value="2621436" calcext:value-type="float">
            <text:p>2621436</text:p>
          </table:table-cell>
          <table:table-cell table:formula="of:=AVERAGE([$devicedata.G421:.G556])" office:value-type="float" office:value="8948616.41176471" calcext:value-type="float">
            <text:p>8948616.41176471</text:p>
          </table:table-cell>
          <table:table-cell table:formula="of:=AVERAGE([$devicedata.H421:.H556])" office:value-type="float" office:value="1259609.29411765" calcext:value-type="float">
            <text:p>1259609.29411765</text:p>
          </table:table-cell>
          <table:table-cell table:formula="of:=AVERAGE([$devicedata.I421:.I556])" office:value-type="float" office:value="7689007.11764706" calcext:value-type="float">
            <text:p>7689007.11764706</text:p>
          </table:table-cell>
          <table:table-cell table:formula="of:=AVERAGE([$devicedata.J421:.J556])" office:value-type="float" office:value="8" calcext:value-type="float">
            <text:p>8</text:p>
          </table:table-cell>
          <table:table-cell table:formula="of:=AVERAGE([$devicedata.K421:.K556])" office:value-type="float" office:value="2220564.70588235" calcext:value-type="float">
            <text:p>2220564.70588235</text:p>
          </table:table-cell>
          <table:table-cell table:formula="of:=AVERAGE([$devicedata.L421:.L556])" office:value-type="float" office:value="34107.4117647059" calcext:value-type="float">
            <text:p>34107.4117647059</text:p>
          </table:table-cell>
          <table:table-cell table:formula="of:=AVERAGE([$devicedata.M421:.M556])" office:value-type="float" office:value="685.102941176471" calcext:value-type="float">
            <text:p>685.102941176471</text:p>
          </table:table-cell>
          <table:table-cell table:formula="of:=AVERAGE([$devicedata.N421:.N556])" office:value-type="float" office:value="3831" calcext:value-type="float">
            <text:p>3831</text:p>
          </table:table-cell>
          <table:table-cell office:value-type="float" office:value="20" calcext:value-type="float">
            <text:p>20</text:p>
          </table:table-cell>
          <table:table-cell office:value-type="float" office:value="13604" calcext:value-type="float">
            <text:p>13604</text:p>
          </table:table-cell>
          <table:table-cell table:formula="of:=([.L5]*[.M5]*(1)*[.O5])/(1000000)" office:value-type="float" office:value="35705.4579174706" calcext:value-type="float">
            <text:p>35705.4579174706</text:p>
          </table:table-cell>
          <table:table-cell/>
        </table:table-row>
        <table:table-row table:style-name="ro1">
          <table:table-cell table:formula="of:=AVERAGE([$devicedata.B557:.B719])" office:value-type="float" office:value="5716056" calcext:value-type="float">
            <text:p>5716056</text:p>
          </table:table-cell>
          <table:table-cell table:formula="of:=AVERAGE([$devicedata.C557:.C719])" office:value-type="float" office:value="90835.8527607362" calcext:value-type="float">
            <text:p>90835.8527607362</text:p>
          </table:table-cell>
          <table:table-cell table:formula="of:=AVERAGE([$devicedata.D557:.D719])" office:value-type="float" office:value="1229.79754601227" calcext:value-type="float">
            <text:p>1229.79754601227</text:p>
          </table:table-cell>
          <table:table-cell table:formula="of:=AVERAGE([$devicedata.E557:.E719])" office:value-type="float" office:value="1168983.41104294" calcext:value-type="float">
            <text:p>1168983.41104294</text:p>
          </table:table-cell>
          <table:table-cell table:formula="of:=AVERAGE([$devicedata.F557:.F719])" office:value-type="float" office:value="2621436" calcext:value-type="float">
            <text:p>2621436</text:p>
          </table:table-cell>
          <table:table-cell table:formula="of:=AVERAGE([$devicedata.G557:.G719])" office:value-type="float" office:value="7561919.52147239" calcext:value-type="float">
            <text:p>7561919.52147239</text:p>
          </table:table-cell>
          <table:table-cell table:formula="of:=AVERAGE([$devicedata.H557:.H719])" office:value-type="float" office:value="842362.024539877" calcext:value-type="float">
            <text:p>842362.024539877</text:p>
          </table:table-cell>
          <table:table-cell table:formula="of:=AVERAGE([$devicedata.I557:.I719])" office:value-type="float" office:value="6719557.49693252" calcext:value-type="float">
            <text:p>6719557.49693252</text:p>
          </table:table-cell>
          <table:table-cell table:formula="of:=AVERAGE([$devicedata.J557:.J719])" office:value-type="float" office:value="8" calcext:value-type="float">
            <text:p>8</text:p>
          </table:table-cell>
          <table:table-cell table:formula="of:=AVERAGE([$devicedata.K557:.K719])" office:value-type="float" office:value="1804800" calcext:value-type="float">
            <text:p>1804800</text:p>
          </table:table-cell>
          <table:table-cell table:formula="of:=AVERAGE([$devicedata.L557:.L719])" office:value-type="float" office:value="42571.1533742331" calcext:value-type="float">
            <text:p>42571.1533742331</text:p>
          </table:table-cell>
          <table:table-cell table:formula="of:=AVERAGE([$devicedata.M557:.M719])" office:value-type="float" office:value="348.165644171779" calcext:value-type="float">
            <text:p>348.165644171779</text:p>
          </table:table-cell>
          <table:table-cell table:formula="of:=AVERAGE([$devicedata.N557:.N719])" office:value-type="float" office:value="3831" calcext:value-type="float">
            <text:p>3831</text:p>
          </table:table-cell>
          <table:table-cell office:value-type="float" office:value="20" calcext:value-type="float">
            <text:p>20</text:p>
          </table:table-cell>
          <table:table-cell office:value-type="float" office:value="22157" calcext:value-type="float">
            <text:p>22157</text:p>
          </table:table-cell>
          <table:table-cell table:formula="of:=([.L6]*[.M6]*(1)*[.O6])/(1000000)" office:value-type="float" office:value="29553.506967589" calcext:value-type="float">
            <text:p>29553.506967589</text:p>
          </table:table-cell>
          <table:table-cell/>
        </table:table-row>
        <table:table-row table:style-name="ro1">
          <table:table-cell table:formula="of:=AVERAGE([$devicedata.B720:.B876])" office:value-type="float" office:value="5716056" calcext:value-type="float">
            <text:p>5716056</text:p>
          </table:table-cell>
          <table:table-cell table:formula="of:=AVERAGE([$devicedata.C720:.C876])" office:value-type="float" office:value="66787.974522293" calcext:value-type="float">
            <text:p>66787.974522293</text:p>
          </table:table-cell>
          <table:table-cell table:formula="of:=AVERAGE([$devicedata.D720:.D876])" office:value-type="float" office:value="1245" calcext:value-type="float">
            <text:p>1245</text:p>
          </table:table-cell>
          <table:table-cell table:formula="of:=AVERAGE([$devicedata.E720:.E876])" office:value-type="float" office:value="1208672.22929936" calcext:value-type="float">
            <text:p>1208672.22929936</text:p>
          </table:table-cell>
          <table:table-cell table:formula="of:=AVERAGE([$devicedata.F720:.F876])" office:value-type="float" office:value="2621436" calcext:value-type="float">
            <text:p>2621436</text:p>
          </table:table-cell>
          <table:table-cell table:formula="of:=AVERAGE([$devicedata.G720:.G876])" office:value-type="float" office:value="7744903.87898089" calcext:value-type="float">
            <text:p>7744903.87898089</text:p>
          </table:table-cell>
          <table:table-cell table:formula="of:=AVERAGE([$devicedata.H720:.H876])" office:value-type="float" office:value="919809.917197452" calcext:value-type="float">
            <text:p>919809.917197452</text:p>
          </table:table-cell>
          <table:table-cell table:formula="of:=AVERAGE([$devicedata.I720:.I876])" office:value-type="float" office:value="6825093.96178344" calcext:value-type="float">
            <text:p>6825093.96178344</text:p>
          </table:table-cell>
          <table:table-cell table:formula="of:=AVERAGE([$devicedata.J720:.J876])" office:value-type="float" office:value="8" calcext:value-type="float">
            <text:p>8</text:p>
          </table:table-cell>
          <table:table-cell table:formula="of:=AVERAGE([$devicedata.K720:.K876])" office:value-type="float" office:value="1808101.91082803" calcext:value-type="float">
            <text:p>1808101.91082803</text:p>
          </table:table-cell>
          <table:table-cell table:formula="of:=AVERAGE([$devicedata.L720:.L876])" office:value-type="float" office:value="56396.7197452229" calcext:value-type="float">
            <text:p>56396.7197452229</text:p>
          </table:table-cell>
          <table:table-cell table:formula="of:=AVERAGE([$devicedata.M720:.M876])" office:value-type="float" office:value="343.305732484076" calcext:value-type="float">
            <text:p>343.305732484076</text:p>
          </table:table-cell>
          <table:table-cell table:formula="of:=AVERAGE([$devicedata.N720:.N876])" office:value-type="float" office:value="3831" calcext:value-type="float">
            <text:p>3831</text:p>
          </table:table-cell>
          <table:table-cell office:value-type="float" office:value="20" calcext:value-type="float">
            <text:p>20</text:p>
          </table:table-cell>
          <table:table-cell office:value-type="float" office:value="21967" calcext:value-type="float">
            <text:p>21967</text:p>
          </table:table-cell>
          <table:table-cell table:formula="of:=([.L7]*[.M7]*(1)*[.O7])/(1000000)" office:value-type="float" office:value="28891.0920046051" calcext:value-type="float">
            <text:p>28891.0920046051</text:p>
          </table:table-cell>
          <table:table-cell/>
        </table:table-row>
        <table:table-row table:style-name="ro1">
          <table:table-cell table:formula="of:=AVERAGE([$devicedata.B877:.B930])" office:value-type="float" office:value="5716056" calcext:value-type="float">
            <text:p>5716056</text:p>
          </table:table-cell>
          <table:table-cell table:formula="of:=AVERAGE([$devicedata.C877:.C930])" office:value-type="float" office:value="84287.7037037037" calcext:value-type="float">
            <text:p>84287.7037037037</text:p>
          </table:table-cell>
          <table:table-cell table:formula="of:=AVERAGE([$devicedata.D877:.D930])" office:value-type="float" office:value="1553.16666666667" calcext:value-type="float">
            <text:p>1553.16666666667</text:p>
          </table:table-cell>
          <table:table-cell table:formula="of:=AVERAGE([$devicedata.E877:.E930])" office:value-type="float" office:value="1506851.92592593" calcext:value-type="float">
            <text:p>1506851.92592593</text:p>
          </table:table-cell>
          <table:table-cell table:formula="of:=AVERAGE([$devicedata.F877:.F930])" office:value-type="float" office:value="2621436" calcext:value-type="float">
            <text:p>2621436</text:p>
          </table:table-cell>
          <table:table-cell table:formula="of:=AVERAGE([$devicedata.G877:.G930])" office:value-type="float" office:value="13514919.0740741" calcext:value-type="float">
            <text:p>13514919.0740741</text:p>
          </table:table-cell>
          <table:table-cell table:formula="of:=AVERAGE([$devicedata.H877:.H930])" office:value-type="float" office:value="1783150.03703704" calcext:value-type="float">
            <text:p>1783150.03703704</text:p>
          </table:table-cell>
          <table:table-cell table:formula="of:=AVERAGE([$devicedata.I877:.I930])" office:value-type="float" office:value="11731769.037037" calcext:value-type="float">
            <text:p>11731769.037037</text:p>
          </table:table-cell>
          <table:table-cell table:formula="of:=AVERAGE([$devicedata.J877:.J930])" office:value-type="float" office:value="8" calcext:value-type="float">
            <text:p>8</text:p>
          </table:table-cell>
          <table:table-cell table:formula="of:=AVERAGE([$devicedata.K877:.K930])" office:value-type="float" office:value="2323200" calcext:value-type="float">
            <text:p>2323200</text:p>
          </table:table-cell>
          <table:table-cell table:formula="of:=AVERAGE([$devicedata.L877:.L930])" office:value-type="float" office:value="67219.037037037" calcext:value-type="float">
            <text:p>67219.037037037</text:p>
          </table:table-cell>
          <table:table-cell table:formula="of:=AVERAGE([$devicedata.M877:.M930])" office:value-type="float" office:value="644.703703703704" calcext:value-type="float">
            <text:p>644.703703703704</text:p>
          </table:table-cell>
          <table:table-cell table:formula="of:=AVERAGE([$devicedata.N877:.N930])" office:value-type="float" office:value="3831" calcext:value-type="float">
            <text:p>3831</text:p>
          </table:table-cell>
          <table:table-cell office:value-type="float" office:value="20" calcext:value-type="float">
            <text:p>20</text:p>
          </table:table-cell>
          <table:table-cell office:value-type="float" office:value="21609" calcext:value-type="float">
            <text:p>21609</text:p>
          </table:table-cell>
          <table:table-cell table:formula="of:=([.L8]*[.M8]*(1)*[.O8])/(1000000)" office:value-type="float" office:value="53371.202339" calcext:value-type="float">
            <text:p>53371.202339</text:p>
          </table:table-cell>
          <table:table-cell/>
        </table:table-row>
        <table:table-row table:style-name="ro1">
          <table:table-cell table:formula="of:=AVERAGE([$devicedata.B931:.B985])" office:value-type="float" office:value="5716056" calcext:value-type="float">
            <text:p>5716056</text:p>
          </table:table-cell>
          <table:table-cell table:formula="of:=AVERAGE([$devicedata.C931:.C985])" office:value-type="float" office:value="88280.2909090909" calcext:value-type="float">
            <text:p>88280.2909090909</text:p>
          </table:table-cell>
          <table:table-cell table:formula="of:=AVERAGE([$devicedata.D931:.D985])" office:value-type="float" office:value="1570.81818181818" calcext:value-type="float">
            <text:p>1570.81818181818</text:p>
          </table:table-cell>
          <table:table-cell table:formula="of:=AVERAGE([$devicedata.E931:.E985])" office:value-type="float" office:value="1520779.27272727" calcext:value-type="float">
            <text:p>1520779.27272727</text:p>
          </table:table-cell>
          <table:table-cell table:formula="of:=AVERAGE([$devicedata.F931:.F985])" office:value-type="float" office:value="2621436" calcext:value-type="float">
            <text:p>2621436</text:p>
          </table:table-cell>
          <table:table-cell table:formula="of:=AVERAGE([$devicedata.G931:.G985])" office:value-type="float" office:value="12911551.2181818" calcext:value-type="float">
            <text:p>12911551.2181818</text:p>
          </table:table-cell>
          <table:table-cell table:formula="of:=AVERAGE([$devicedata.H931:.H985])" office:value-type="float" office:value="1403962.27272727" calcext:value-type="float">
            <text:p>1403962.27272727</text:p>
          </table:table-cell>
          <table:table-cell table:formula="of:=AVERAGE([$devicedata.I931:.I985])" office:value-type="float" office:value="11507588.9454545" calcext:value-type="float">
            <text:p>11507588.9454545</text:p>
          </table:table-cell>
          <table:table-cell table:formula="of:=AVERAGE([$devicedata.J931:.J985])" office:value-type="float" office:value="8" calcext:value-type="float">
            <text:p>8</text:p>
          </table:table-cell>
          <table:table-cell table:formula="of:=AVERAGE([$devicedata.K931:.K985])" office:value-type="float" office:value="2305745.45454545" calcext:value-type="float">
            <text:p>2305745.45454545</text:p>
          </table:table-cell>
          <table:table-cell table:formula="of:=AVERAGE([$devicedata.L931:.L985])" office:value-type="float" office:value="71283.7090909091" calcext:value-type="float">
            <text:p>71283.7090909091</text:p>
          </table:table-cell>
          <table:table-cell table:formula="of:=AVERAGE([$devicedata.M931:.M985])" office:value-type="float" office:value="675.654545454545" calcext:value-type="float">
            <text:p>675.654545454545</text:p>
          </table:table-cell>
          <table:table-cell table:formula="of:=AVERAGE([$devicedata.N931:.N985])" office:value-type="float" office:value="3873" calcext:value-type="float">
            <text:p>3873</text:p>
          </table:table-cell>
          <table:table-cell office:value-type="float" office:value="20" calcext:value-type="float">
            <text:p>20</text:p>
          </table:table-cell>
          <table:table-cell office:value-type="float" office:value="21469" calcext:value-type="float">
            <text:p>21469</text:p>
          </table:table-cell>
          <table:table-cell table:formula="of:=([.L9]*[.M9]*(1)*[.O9])/(1000000)" office:value-type="float" office:value="56180.2950610364" calcext:value-type="float">
            <text:p>56180.2950610364</text:p>
          </table:table-cell>
          <table:table-cell/>
        </table:table-row>
        <table:table-row table:style-name="ro1">
          <table:table-cell table:formula="of:=AVERAGE([$devicedata.B986:.B1052])" office:value-type="float" office:value="5716056" calcext:value-type="float">
            <text:p>5716056</text:p>
          </table:table-cell>
          <table:table-cell table:formula="of:=AVERAGE([$devicedata.C986:.C1052])" office:value-type="float" office:value="83599.5820895522" calcext:value-type="float">
            <text:p>83599.5820895522</text:p>
          </table:table-cell>
          <table:table-cell table:formula="of:=AVERAGE([$devicedata.D986:.D1052])" office:value-type="float" office:value="1555.25373134328" calcext:value-type="float">
            <text:p>1555.25373134328</text:p>
          </table:table-cell>
          <table:table-cell table:formula="of:=AVERAGE([$devicedata.E986:.E1052])" office:value-type="float" office:value="1509546.3880597" calcext:value-type="float">
            <text:p>1509546.3880597</text:p>
          </table:table-cell>
          <table:table-cell table:formula="of:=AVERAGE([$devicedata.F986:.F1052])" office:value-type="float" office:value="2621436" calcext:value-type="float">
            <text:p>2621436</text:p>
          </table:table-cell>
          <table:table-cell table:formula="of:=AVERAGE([$devicedata.G986:.G1052])" office:value-type="float" office:value="13362575.4029851" calcext:value-type="float">
            <text:p>13362575.4029851</text:p>
          </table:table-cell>
          <table:table-cell table:formula="of:=AVERAGE([$devicedata.H986:.H1052])" office:value-type="float" office:value="2070531.34328358" calcext:value-type="float">
            <text:p>2070531.34328358</text:p>
          </table:table-cell>
          <table:table-cell table:formula="of:=AVERAGE([$devicedata.I986:.I1052])" office:value-type="float" office:value="11292044.0597015" calcext:value-type="float">
            <text:p>11292044.0597015</text:p>
          </table:table-cell>
          <table:table-cell table:formula="of:=AVERAGE([$devicedata.J986:.J1052])" office:value-type="float" office:value="8" calcext:value-type="float">
            <text:p>8</text:p>
          </table:table-cell>
          <table:table-cell table:formula="of:=AVERAGE([$devicedata.K986:.K1052])" office:value-type="float" office:value="2279641.79104478" calcext:value-type="float">
            <text:p>2279641.79104478</text:p>
          </table:table-cell>
          <table:table-cell table:formula="of:=AVERAGE([$devicedata.L986:.L1052])" office:value-type="float" office:value="76035.4626865672" calcext:value-type="float">
            <text:p>76035.4626865672</text:p>
          </table:table-cell>
          <table:table-cell table:formula="of:=AVERAGE([$devicedata.M986:.M1052])" office:value-type="float" office:value="787.492537313433" calcext:value-type="float">
            <text:p>787.492537313433</text:p>
          </table:table-cell>
          <table:table-cell table:formula="of:=AVERAGE([$devicedata.N986:.N1052])" office:value-type="float" office:value="3873" calcext:value-type="float">
            <text:p>3873</text:p>
          </table:table-cell>
          <table:table-cell office:value-type="float" office:value="20" calcext:value-type="float">
            <text:p>20</text:p>
          </table:table-cell>
          <table:table-cell office:value-type="float" office:value="20708" calcext:value-type="float">
            <text:p>20708</text:p>
          </table:table-cell>
          <table:table-cell table:formula="of:=([.L10]*[.M10]*(1)*[.O10])/(1000000)" office:value-type="float" office:value="63158.5426269851" calcext:value-type="float">
            <text:p>63158.5426269851</text:p>
          </table:table-cell>
          <table:table-cell/>
        </table:table-row>
        <table:table-row table:style-name="ro1">
          <table:table-cell table:formula="of:=AVERAGE([$devicedata.B1053:.B1232])" office:value-type="float" office:value="5716056" calcext:value-type="float">
            <text:p>5716056</text:p>
          </table:table-cell>
          <table:table-cell table:formula="of:=AVERAGE([$devicedata.C1053:.C1232])" office:value-type="float" office:value="91026.7777777778" calcext:value-type="float">
            <text:p>91026.7777777778</text:p>
          </table:table-cell>
          <table:table-cell table:formula="of:=AVERAGE([$devicedata.D1053:.D1232])" office:value-type="float" office:value="1352.26111111111" calcext:value-type="float">
            <text:p>1352.26111111111</text:p>
          </table:table-cell>
          <table:table-cell table:formula="of:=AVERAGE([$devicedata.E1053:.E1232])" office:value-type="float" office:value="1294183.93333333" calcext:value-type="float">
            <text:p>1294183.93333333</text:p>
          </table:table-cell>
          <table:table-cell table:formula="of:=AVERAGE([$devicedata.F1053:.F1232])" office:value-type="float" office:value="2621436" calcext:value-type="float">
            <text:p>2621436</text:p>
          </table:table-cell>
          <table:table-cell table:formula="of:=AVERAGE([$devicedata.G1053:.G1232])" office:value-type="float" office:value="7615303.76111111" calcext:value-type="float">
            <text:p>7615303.76111111</text:p>
          </table:table-cell>
          <table:table-cell table:formula="of:=AVERAGE([$devicedata.H1053:.H1232])" office:value-type="float" office:value="995351.005555556" calcext:value-type="float">
            <text:p>995351.005555556</text:p>
          </table:table-cell>
          <table:table-cell table:formula="of:=AVERAGE([$devicedata.I1053:.I1232])" office:value-type="float" office:value="6619952.75555556" calcext:value-type="float">
            <text:p>6619952.75555556</text:p>
          </table:table-cell>
          <table:table-cell table:formula="of:=AVERAGE([$devicedata.J1053:.J1232])" office:value-type="float" office:value="8" calcext:value-type="float">
            <text:p>8</text:p>
          </table:table-cell>
          <table:table-cell table:formula="of:=AVERAGE([$devicedata.K1053:.K1232])" office:value-type="float" office:value="1887360" calcext:value-type="float">
            <text:p>1887360</text:p>
          </table:table-cell>
          <table:table-cell table:formula="of:=AVERAGE([$devicedata.L1053:.L1232])" office:value-type="float" office:value="96315.9166666667" calcext:value-type="float">
            <text:p>96315.9166666667</text:p>
          </table:table-cell>
          <table:table-cell table:formula="of:=AVERAGE([$devicedata.M1053:.M1232])" office:value-type="float" office:value="454.788888888889" calcext:value-type="float">
            <text:p>454.788888888889</text:p>
          </table:table-cell>
          <table:table-cell table:formula="of:=AVERAGE([$devicedata.N1053:.N1232])" office:value-type="float" office:value="3845" calcext:value-type="float">
            <text:p>3845</text:p>
          </table:table-cell>
          <table:table-cell office:value-type="float" office:value="20" calcext:value-type="float">
            <text:p>20</text:p>
          </table:table-cell>
          <table:table-cell office:value-type="float" office:value="23182" calcext:value-type="float">
            <text:p>23182</text:p>
          </table:table-cell>
          <table:table-cell table:formula="of:=([.L11]*[.M11]*(1)*[.O11])/(1000000)" office:value-type="float" office:value="40537.5121054444" calcext:value-type="float">
            <text:p>40537.51210544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5:51:23.751983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3:59:27.950820296</meta:creation-date>
    <dc:date>2021-01-21T15:57:58.164223240</dc:date>
    <meta:editing-duration>PT10M24S</meta:editing-duration>
    <meta:editing-cycles>3</meta:editing-cycles>
    <meta:generator>LibreOffice/6.0.7.3$Linux_X86_64 LibreOffice_project/00m0$Build-3</meta:generator>
    <meta:document-statistic meta:table-count="2" meta:cell-count="18658" meta:object-count="0"/>
  </office:meta>
</office:document-meta>
</file>